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1mm"/>
    </style:style>
    <style:style style:name="co2" style:family="table-column">
      <style:table-column-properties fo:break-before="auto" style:column-width="26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спектр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234579644" calcext:value-type="float">
            <text:p>0,0234579644</text:p>
          </table:table-cell>
          <table:table-cell office:value-type="float" office:value="0.0835755083" calcext:value-type="float">
            <text:p>0,0835755083</text:p>
          </table:table-cell>
        </table:table-row>
        <table:table-row table:style-name="ro1">
          <table:table-cell office:value-type="float" office:value="1500.2" calcext:value-type="float">
            <text:p>1500,2</text:p>
          </table:table-cell>
          <table:table-cell office:value-type="float" office:value="0.0290775278" calcext:value-type="float">
            <text:p>0,0290775278</text:p>
          </table:table-cell>
          <table:table-cell office:value-type="float" office:value="0.0821464263" calcext:value-type="float">
            <text:p>0,0821464263</text:p>
          </table:table-cell>
        </table:table-row>
        <table:table-row table:style-name="ro1">
          <table:table-cell office:value-type="float" office:value="1500.4" calcext:value-type="float">
            <text:p>1500,4</text:p>
          </table:table-cell>
          <table:table-cell office:value-type="float" office:value="0.0230458568" calcext:value-type="float">
            <text:p>0,0230458568</text:p>
          </table:table-cell>
          <table:table-cell office:value-type="float" office:value="0.0829434753" calcext:value-type="float">
            <text:p>0,0829434753</text:p>
          </table:table-cell>
        </table:table-row>
        <table:table-row table:style-name="ro1">
          <table:table-cell office:value-type="float" office:value="1500.6" calcext:value-type="float">
            <text:p>1500,6</text:p>
          </table:table-cell>
          <table:table-cell office:value-type="float" office:value="0.0198037907" calcext:value-type="float">
            <text:p>0,0198037907</text:p>
          </table:table-cell>
          <table:table-cell office:value-type="float" office:value="0.08327382" calcext:value-type="float">
            <text:p>0,08327382</text:p>
          </table:table-cell>
        </table:table-row>
        <table:table-row table:style-name="ro1">
          <table:table-cell office:value-type="float" office:value="1500.8" calcext:value-type="float">
            <text:p>1500,8</text:p>
          </table:table-cell>
          <table:table-cell office:value-type="float" office:value="0.0139296025" calcext:value-type="float">
            <text:p>0,0139296025</text:p>
          </table:table-cell>
          <table:table-cell office:value-type="float" office:value="0.0692393693" calcext:value-type="float">
            <text:p>0,069239369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0103708173" calcext:value-type="float">
            <text:p>0,0103708173</text:p>
          </table:table-cell>
          <table:table-cell office:value-type="float" office:value="0.0755841704" calcext:value-type="float">
            <text:p>0,0755841704</text:p>
          </table:table-cell>
        </table:table-row>
        <table:table-row table:style-name="ro1">
          <table:table-cell office:value-type="float" office:value="1501.2" calcext:value-type="float">
            <text:p>1501,2</text:p>
          </table:table-cell>
          <table:table-cell office:value-type="float" office:value="0.005993452" calcext:value-type="float">
            <text:p>0,005993452</text:p>
          </table:table-cell>
          <table:table-cell office:value-type="float" office:value="0.0688651603" calcext:value-type="float">
            <text:p>0,0688651603</text:p>
          </table:table-cell>
        </table:table-row>
        <table:table-row table:style-name="ro1">
          <table:table-cell office:value-type="float" office:value="1501.4" calcext:value-type="float">
            <text:p>1501,4</text:p>
          </table:table-cell>
          <table:table-cell office:value-type="float" office:value="0.012318958" calcext:value-type="float">
            <text:p>0,012318958</text:p>
          </table:table-cell>
          <table:table-cell office:value-type="float" office:value="0.0617378809" calcext:value-type="float">
            <text:p>0,0617378809</text:p>
          </table:table-cell>
        </table:table-row>
        <table:table-row table:style-name="ro1">
          <table:table-cell office:value-type="float" office:value="1501.6" calcext:value-type="float">
            <text:p>1501,6</text:p>
          </table:table-cell>
          <table:table-cell office:value-type="float" office:value="0" calcext:value-type="float">
            <text:p>0</text:p>
          </table:table-cell>
          <table:table-cell office:value-type="float" office:value="0.0684940589" calcext:value-type="float">
            <text:p>0,0684940589</text:p>
          </table:table-cell>
        </table:table-row>
        <table:table-row table:style-name="ro1">
          <table:table-cell office:value-type="float" office:value="1501.8" calcext:value-type="float">
            <text:p>1501,8</text:p>
          </table:table-cell>
          <table:table-cell office:value-type="float" office:value="0.0039057462" calcext:value-type="float">
            <text:p>0,0039057462</text:p>
          </table:table-cell>
          <table:table-cell office:value-type="float" office:value="0.0567570955" calcext:value-type="float">
            <text:p>0,0567570955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0264163979" calcext:value-type="float">
            <text:p>0,0264163979</text:p>
          </table:table-cell>
          <table:table-cell office:value-type="float" office:value="0.0658259115" calcext:value-type="float">
            <text:p>0,0658259115</text:p>
          </table:table-cell>
        </table:table-row>
        <table:table-row table:style-name="ro1">
          <table:table-cell office:value-type="float" office:value="1502.2" calcext:value-type="float">
            <text:p>1502,2</text:p>
          </table:table-cell>
          <table:table-cell office:value-type="float" office:value="0.0440929853" calcext:value-type="float">
            <text:p>0,0440929853</text:p>
          </table:table-cell>
          <table:table-cell office:value-type="float" office:value="0.0779154456" calcext:value-type="float">
            <text:p>0,0779154456</text:p>
          </table:table-cell>
        </table:table-row>
        <table:table-row table:style-name="ro1">
          <table:table-cell office:value-type="float" office:value="1502.4" calcext:value-type="float">
            <text:p>1502,4</text:p>
          </table:table-cell>
          <table:table-cell office:value-type="float" office:value="0.0318815813" calcext:value-type="float">
            <text:p>0,0318815813</text:p>
          </table:table-cell>
          <table:table-cell office:value-type="float" office:value="0.0679185662" calcext:value-type="float">
            <text:p>0,0679185662</text:p>
          </table:table-cell>
        </table:table-row>
        <table:table-row table:style-name="ro1">
          <table:table-cell office:value-type="float" office:value="1502.6" calcext:value-type="float">
            <text:p>1502,6</text:p>
          </table:table-cell>
          <table:table-cell office:value-type="float" office:value="0.0387627948" calcext:value-type="float">
            <text:p>0,0387627948</text:p>
          </table:table-cell>
          <table:table-cell office:value-type="float" office:value="0.0796998927" calcext:value-type="float">
            <text:p>0,0796998927</text:p>
          </table:table-cell>
        </table:table-row>
        <table:table-row table:style-name="ro1">
          <table:table-cell office:value-type="float" office:value="1502.8" calcext:value-type="float">
            <text:p>1502,8</text:p>
          </table:table-cell>
          <table:table-cell office:value-type="float" office:value="0.0354368064" calcext:value-type="float">
            <text:p>0,0354368064</text:p>
          </table:table-cell>
          <table:table-cell office:value-type="float" office:value="0.0791826164" calcext:value-type="float">
            <text:p>0,079182616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0386033849" calcext:value-type="float">
            <text:p>0,0386033849</text:p>
          </table:table-cell>
          <table:table-cell office:value-type="float" office:value="0.0919603391" calcext:value-type="float">
            <text:p>0,0919603391</text:p>
          </table:table-cell>
        </table:table-row>
        <table:table-row table:style-name="ro1">
          <table:table-cell office:value-type="float" office:value="1503.2" calcext:value-type="float">
            <text:p>1503,2</text:p>
          </table:table-cell>
          <table:table-cell office:value-type="float" office:value="0.0493011049" calcext:value-type="float">
            <text:p>0,0493011049</text:p>
          </table:table-cell>
          <table:table-cell office:value-type="float" office:value="0.0996601364" calcext:value-type="float">
            <text:p>0,0996601364</text:p>
          </table:table-cell>
        </table:table-row>
        <table:table-row table:style-name="ro1">
          <table:table-cell office:value-type="float" office:value="1503.4" calcext:value-type="float">
            <text:p>1503,4</text:p>
          </table:table-cell>
          <table:table-cell office:value-type="float" office:value="0.0465929118" calcext:value-type="float">
            <text:p>0,0465929118</text:p>
          </table:table-cell>
          <table:table-cell office:value-type="float" office:value="0.0877439025" calcext:value-type="float">
            <text:p>0,0877439025</text:p>
          </table:table-cell>
        </table:table-row>
        <table:table-row table:style-name="ro1">
          <table:table-cell office:value-type="float" office:value="1503.6" calcext:value-type="float">
            <text:p>1503,6</text:p>
          </table:table-cell>
          <table:table-cell office:value-type="float" office:value="0.0444447668" calcext:value-type="float">
            <text:p>0,0444447668</text:p>
          </table:table-cell>
          <table:table-cell office:value-type="float" office:value="0.081100378" calcext:value-type="float">
            <text:p>0,081100378</text:p>
          </table:table-cell>
        </table:table-row>
        <table:table-row table:style-name="ro1">
          <table:table-cell office:value-type="float" office:value="1503.8" calcext:value-type="float">
            <text:p>1503,8</text:p>
          </table:table-cell>
          <table:table-cell office:value-type="float" office:value="0.0503070988" calcext:value-type="float">
            <text:p>0,0503070988</text:p>
          </table:table-cell>
          <table:table-cell office:value-type="float" office:value="0.0938818545" calcext:value-type="float">
            <text:p>0,0938818545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0423754398" calcext:value-type="float">
            <text:p>0,0423754398</text:p>
          </table:table-cell>
          <table:table-cell office:value-type="float" office:value="0.0889620916" calcext:value-type="float">
            <text:p>0,0889620916</text:p>
          </table:table-cell>
        </table:table-row>
        <table:table-row table:style-name="ro1">
          <table:table-cell office:value-type="float" office:value="1504.2" calcext:value-type="float">
            <text:p>1504,2</text:p>
          </table:table-cell>
          <table:table-cell office:value-type="float" office:value="0.0368966884" calcext:value-type="float">
            <text:p>0,0368966884</text:p>
          </table:table-cell>
          <table:table-cell office:value-type="float" office:value="0.0857057064" calcext:value-type="float">
            <text:p>0,0857057064</text:p>
          </table:table-cell>
        </table:table-row>
        <table:table-row table:style-name="ro1">
          <table:table-cell office:value-type="float" office:value="1504.4" calcext:value-type="float">
            <text:p>1504,4</text:p>
          </table:table-cell>
          <table:table-cell office:value-type="float" office:value="0.0430347257" calcext:value-type="float">
            <text:p>0,0430347257</text:p>
          </table:table-cell>
          <table:table-cell office:value-type="float" office:value="0.0659563021" calcext:value-type="float">
            <text:p>0,0659563021</text:p>
          </table:table-cell>
        </table:table-row>
        <table:table-row table:style-name="ro1">
          <table:table-cell office:value-type="float" office:value="1504.6" calcext:value-type="float">
            <text:p>1504,6</text:p>
          </table:table-cell>
          <table:table-cell office:value-type="float" office:value="0.0665722548" calcext:value-type="float">
            <text:p>0,0665722548</text:p>
          </table:table-cell>
          <table:table-cell office:value-type="float" office:value="0.0808071649" calcext:value-type="float">
            <text:p>0,0808071649</text:p>
          </table:table-cell>
        </table:table-row>
        <table:table-row table:style-name="ro1">
          <table:table-cell office:value-type="float" office:value="1504.8" calcext:value-type="float">
            <text:p>1504,8</text:p>
          </table:table-cell>
          <table:table-cell office:value-type="float" office:value="0.0737055339" calcext:value-type="float">
            <text:p>0,0737055339</text:p>
          </table:table-cell>
          <table:table-cell office:value-type="float" office:value="0.0974564126" calcext:value-type="float">
            <text:p>0,097456412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065939738" calcext:value-type="float">
            <text:p>0,065939738</text:p>
          </table:table-cell>
          <table:table-cell office:value-type="float" office:value="0.0917773198" calcext:value-type="float">
            <text:p>0,0917773198</text:p>
          </table:table-cell>
        </table:table-row>
        <table:table-row table:style-name="ro1">
          <table:table-cell office:value-type="float" office:value="1505.2" calcext:value-type="float">
            <text:p>1505,2</text:p>
          </table:table-cell>
          <table:table-cell office:value-type="float" office:value="0.0660822021" calcext:value-type="float">
            <text:p>0,0660822021</text:p>
          </table:table-cell>
          <table:table-cell office:value-type="float" office:value="0.0937575321" calcext:value-type="float">
            <text:p>0,0937575321</text:p>
          </table:table-cell>
        </table:table-row>
        <table:table-row table:style-name="ro1">
          <table:table-cell office:value-type="float" office:value="1505.4" calcext:value-type="float">
            <text:p>1505,4</text:p>
          </table:table-cell>
          <table:table-cell office:value-type="float" office:value="0.0679753913" calcext:value-type="float">
            <text:p>0,0679753913</text:p>
          </table:table-cell>
          <table:table-cell office:value-type="float" office:value="0.0981206394" calcext:value-type="float">
            <text:p>0,0981206394</text:p>
          </table:table-cell>
        </table:table-row>
        <table:table-row table:style-name="ro1">
          <table:table-cell office:value-type="float" office:value="1505.6" calcext:value-type="float">
            <text:p>1505,6</text:p>
          </table:table-cell>
          <table:table-cell office:value-type="float" office:value="0.0715296311" calcext:value-type="float">
            <text:p>0,0715296311</text:p>
          </table:table-cell>
          <table:table-cell office:value-type="float" office:value="0.0827587149" calcext:value-type="float">
            <text:p>0,0827587149</text:p>
          </table:table-cell>
        </table:table-row>
        <table:table-row table:style-name="ro1">
          <table:table-cell office:value-type="float" office:value="1505.8" calcext:value-type="float">
            <text:p>1505,8</text:p>
          </table:table-cell>
          <table:table-cell office:value-type="float" office:value="0.0534552801" calcext:value-type="float">
            <text:p>0,0534552801</text:p>
          </table:table-cell>
          <table:table-cell office:value-type="float" office:value="0.0793292683" calcext:value-type="float">
            <text:p>0,079329268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0529058247" calcext:value-type="float">
            <text:p>0,0529058247</text:p>
          </table:table-cell>
          <table:table-cell office:value-type="float" office:value="0.0920700919" calcext:value-type="float">
            <text:p>0,0920700919</text:p>
          </table:table-cell>
        </table:table-row>
        <table:table-row table:style-name="ro1">
          <table:table-cell office:value-type="float" office:value="1506.2" calcext:value-type="float">
            <text:p>1506,2</text:p>
          </table:table-cell>
          <table:table-cell office:value-type="float" office:value="0.0503420124" calcext:value-type="float">
            <text:p>0,0503420124</text:p>
          </table:table-cell>
          <table:table-cell office:value-type="float" office:value="0.0778737574" calcext:value-type="float">
            <text:p>0,0778737574</text:p>
          </table:table-cell>
        </table:table-row>
        <table:table-row table:style-name="ro1">
          <table:table-cell office:value-type="float" office:value="1506.4" calcext:value-type="float">
            <text:p>1506,4</text:p>
          </table:table-cell>
          <table:table-cell office:value-type="float" office:value="0.0565330142" calcext:value-type="float">
            <text:p>0,0565330142</text:p>
          </table:table-cell>
          <table:table-cell office:value-type="float" office:value="0.1028485902" calcext:value-type="float">
            <text:p>0,1028485902</text:p>
          </table:table-cell>
        </table:table-row>
        <table:table-row table:style-name="ro1">
          <table:table-cell office:value-type="float" office:value="1506.6" calcext:value-type="float">
            <text:p>1506,6</text:p>
          </table:table-cell>
          <table:table-cell office:value-type="float" office:value="0.0730874434" calcext:value-type="float">
            <text:p>0,0730874434</text:p>
          </table:table-cell>
          <table:table-cell office:value-type="float" office:value="0.1089935393" calcext:value-type="float">
            <text:p>0,1089935393</text:p>
          </table:table-cell>
        </table:table-row>
        <table:table-row table:style-name="ro1">
          <table:table-cell office:value-type="float" office:value="1506.8" calcext:value-type="float">
            <text:p>1506,8</text:p>
          </table:table-cell>
          <table:table-cell office:value-type="float" office:value="0.0734725549" calcext:value-type="float">
            <text:p>0,0734725549</text:p>
          </table:table-cell>
          <table:table-cell office:value-type="float" office:value="0.1201260561" calcext:value-type="float">
            <text:p>0,1201260561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0743980841" calcext:value-type="float">
            <text:p>0,0743980841</text:p>
          </table:table-cell>
          <table:table-cell office:value-type="float" office:value="0.1187924618" calcext:value-type="float">
            <text:p>0,1187924618</text:p>
          </table:table-cell>
        </table:table-row>
        <table:table-row table:style-name="ro1">
          <table:table-cell office:value-type="float" office:value="1507.2" calcext:value-type="float">
            <text:p>1507,2</text:p>
          </table:table-cell>
          <table:table-cell office:value-type="float" office:value="0.0861746742" calcext:value-type="float">
            <text:p>0,0861746742</text:p>
          </table:table-cell>
          <table:table-cell office:value-type="float" office:value="0.1109452333" calcext:value-type="float">
            <text:p>0,1109452333</text:p>
          </table:table-cell>
        </table:table-row>
        <table:table-row table:style-name="ro1">
          <table:table-cell office:value-type="float" office:value="1507.4" calcext:value-type="float">
            <text:p>1507,4</text:p>
          </table:table-cell>
          <table:table-cell office:value-type="float" office:value="0.0975550228" calcext:value-type="float">
            <text:p>0,0975550228</text:p>
          </table:table-cell>
          <table:table-cell office:value-type="float" office:value="0.1115504694" calcext:value-type="float">
            <text:p>0,1115504694</text:p>
          </table:table-cell>
        </table:table-row>
        <table:table-row table:style-name="ro1">
          <table:table-cell office:value-type="float" office:value="1507.6" calcext:value-type="float">
            <text:p>1507,6</text:p>
          </table:table-cell>
          <table:table-cell office:value-type="float" office:value="0.097041321" calcext:value-type="float">
            <text:p>0,097041321</text:p>
          </table:table-cell>
          <table:table-cell office:value-type="float" office:value="0.1065467774" calcext:value-type="float">
            <text:p>0,1065467774</text:p>
          </table:table-cell>
        </table:table-row>
        <table:table-row table:style-name="ro1">
          <table:table-cell office:value-type="float" office:value="1507.8" calcext:value-type="float">
            <text:p>1507,8</text:p>
          </table:table-cell>
          <table:table-cell office:value-type="float" office:value="0.0772543723" calcext:value-type="float">
            <text:p>0,0772543723</text:p>
          </table:table-cell>
          <table:table-cell office:value-type="float" office:value="0.0989871827" calcext:value-type="float">
            <text:p>0,0989871827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061811435" calcext:value-type="float">
            <text:p>0,061811435</text:p>
          </table:table-cell>
          <table:table-cell office:value-type="float" office:value="0.0993350803" calcext:value-type="float">
            <text:p>0,0993350803</text:p>
          </table:table-cell>
        </table:table-row>
        <table:table-row table:style-name="ro1">
          <table:table-cell office:value-type="float" office:value="1508.2" calcext:value-type="float">
            <text:p>1508,2</text:p>
          </table:table-cell>
          <table:table-cell office:value-type="float" office:value="0.0531610679" calcext:value-type="float">
            <text:p>0,0531610679</text:p>
          </table:table-cell>
          <table:table-cell office:value-type="float" office:value="0.1084554309" calcext:value-type="float">
            <text:p>0,1084554309</text:p>
          </table:table-cell>
        </table:table-row>
        <table:table-row table:style-name="ro1">
          <table:table-cell office:value-type="float" office:value="1508.4" calcext:value-type="float">
            <text:p>1508,4</text:p>
          </table:table-cell>
          <table:table-cell office:value-type="float" office:value="0.0636485292" calcext:value-type="float">
            <text:p>0,0636485292</text:p>
          </table:table-cell>
          <table:table-cell office:value-type="float" office:value="0.0987114971" calcext:value-type="float">
            <text:p>0,0987114971</text:p>
          </table:table-cell>
        </table:table-row>
        <table:table-row table:style-name="ro1">
          <table:table-cell office:value-type="float" office:value="1508.6" calcext:value-type="float">
            <text:p>1508,6</text:p>
          </table:table-cell>
          <table:table-cell office:value-type="float" office:value="0.072397514" calcext:value-type="float">
            <text:p>0,072397514</text:p>
          </table:table-cell>
          <table:table-cell office:value-type="float" office:value="0.102761302" calcext:value-type="float">
            <text:p>0,102761302</text:p>
          </table:table-cell>
        </table:table-row>
        <table:table-row table:style-name="ro1">
          <table:table-cell office:value-type="float" office:value="1508.8" calcext:value-type="float">
            <text:p>1508,8</text:p>
          </table:table-cell>
          <table:table-cell office:value-type="float" office:value="0.0863830644" calcext:value-type="float">
            <text:p>0,0863830644</text:p>
          </table:table-cell>
          <table:table-cell office:value-type="float" office:value="0.0915631504" calcext:value-type="float">
            <text:p>0,0915631504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0755710572" calcext:value-type="float">
            <text:p>0,0755710572</text:p>
          </table:table-cell>
          <table:table-cell office:value-type="float" office:value="0.0985847296" calcext:value-type="float">
            <text:p>0,0985847296</text:p>
          </table:table-cell>
        </table:table-row>
        <table:table-row table:style-name="ro1">
          <table:table-cell office:value-type="float" office:value="1509.2" calcext:value-type="float">
            <text:p>1509,2</text:p>
          </table:table-cell>
          <table:table-cell office:value-type="float" office:value="0.0621335375" calcext:value-type="float">
            <text:p>0,0621335375</text:p>
          </table:table-cell>
          <table:table-cell office:value-type="float" office:value="0.0921064688" calcext:value-type="float">
            <text:p>0,0921064688</text:p>
          </table:table-cell>
        </table:table-row>
        <table:table-row table:style-name="ro1">
          <table:table-cell office:value-type="float" office:value="1509.4" calcext:value-type="float">
            <text:p>1509,4</text:p>
          </table:table-cell>
          <table:table-cell office:value-type="float" office:value="0.0743163476" calcext:value-type="float">
            <text:p>0,0743163476</text:p>
          </table:table-cell>
          <table:table-cell office:value-type="float" office:value="0.0975438902" calcext:value-type="float">
            <text:p>0,0975438902</text:p>
          </table:table-cell>
        </table:table-row>
        <table:table-row table:style-name="ro1">
          <table:table-cell office:value-type="float" office:value="1509.6" calcext:value-type="float">
            <text:p>1509,6</text:p>
          </table:table-cell>
          <table:table-cell office:value-type="float" office:value="0.0633749946" calcext:value-type="float">
            <text:p>0,0633749946</text:p>
          </table:table-cell>
          <table:table-cell office:value-type="float" office:value="0.0880783853" calcext:value-type="float">
            <text:p>0,0880783853</text:p>
          </table:table-cell>
        </table:table-row>
        <table:table-row table:style-name="ro1">
          <table:table-cell office:value-type="float" office:value="1509.8" calcext:value-type="float">
            <text:p>1509,8</text:p>
          </table:table-cell>
          <table:table-cell office:value-type="float" office:value="0.0635311708" calcext:value-type="float">
            <text:p>0,0635311708</text:p>
          </table:table-cell>
          <table:table-cell office:value-type="float" office:value="0.0916876758" calcext:value-type="float">
            <text:p>0,091687675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682617886" calcext:value-type="float">
            <text:p>0,0682617886</text:p>
          </table:table-cell>
          <table:table-cell office:value-type="float" office:value="0.0681991451" calcext:value-type="float">
            <text:p>0,0681991451</text:p>
          </table:table-cell>
        </table:table-row>
        <table:table-row table:style-name="ro1">
          <table:table-cell office:value-type="float" office:value="1510.2" calcext:value-type="float">
            <text:p>1510,2</text:p>
          </table:table-cell>
          <table:table-cell office:value-type="float" office:value="0.0582060128" calcext:value-type="float">
            <text:p>0,0582060128</text:p>
          </table:table-cell>
          <table:table-cell office:value-type="float" office:value="0.0740769897" calcext:value-type="float">
            <text:p>0,0740769897</text:p>
          </table:table-cell>
        </table:table-row>
        <table:table-row table:style-name="ro1">
          <table:table-cell office:value-type="float" office:value="1510.4" calcext:value-type="float">
            <text:p>1510,4</text:p>
          </table:table-cell>
          <table:table-cell office:value-type="float" office:value="0.0667256902" calcext:value-type="float">
            <text:p>0,0667256902</text:p>
          </table:table-cell>
          <table:table-cell office:value-type="float" office:value="0.0730584526" calcext:value-type="float">
            <text:p>0,0730584526</text:p>
          </table:table-cell>
        </table:table-row>
        <table:table-row table:style-name="ro1">
          <table:table-cell office:value-type="float" office:value="1510.6" calcext:value-type="float">
            <text:p>1510,6</text:p>
          </table:table-cell>
          <table:table-cell office:value-type="float" office:value="0.0740873686" calcext:value-type="float">
            <text:p>0,0740873686</text:p>
          </table:table-cell>
          <table:table-cell office:value-type="float" office:value="0.0664636508" calcext:value-type="float">
            <text:p>0,0664636508</text:p>
          </table:table-cell>
        </table:table-row>
        <table:table-row table:style-name="ro1">
          <table:table-cell office:value-type="float" office:value="1510.8" calcext:value-type="float">
            <text:p>1510,8</text:p>
          </table:table-cell>
          <table:table-cell office:value-type="float" office:value="0.0679259631" calcext:value-type="float">
            <text:p>0,0679259631</text:p>
          </table:table-cell>
          <table:table-cell office:value-type="float" office:value="0.0688430421" calcext:value-type="float">
            <text:p>0,068843042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0571365115" calcext:value-type="float">
            <text:p>0,0571365115</text:p>
          </table:table-cell>
          <table:table-cell office:value-type="float" office:value="0.0649824363" calcext:value-type="float">
            <text:p>0,0649824363</text:p>
          </table:table-cell>
        </table:table-row>
        <table:table-row table:style-name="ro1">
          <table:table-cell office:value-type="float" office:value="1511.2" calcext:value-type="float">
            <text:p>1511,2</text:p>
          </table:table-cell>
          <table:table-cell office:value-type="float" office:value="0.0567932458" calcext:value-type="float">
            <text:p>0,0567932458</text:p>
          </table:table-cell>
          <table:table-cell office:value-type="float" office:value="0.0594422203" calcext:value-type="float">
            <text:p>0,0594422203</text:p>
          </table:table-cell>
        </table:table-row>
        <table:table-row table:style-name="ro1">
          <table:table-cell office:value-type="float" office:value="1511.4" calcext:value-type="float">
            <text:p>1511,4</text:p>
          </table:table-cell>
          <table:table-cell office:value-type="float" office:value="0.0419556282" calcext:value-type="float">
            <text:p>0,0419556282</text:p>
          </table:table-cell>
          <table:table-cell office:value-type="float" office:value="0.0599295137" calcext:value-type="float">
            <text:p>0,0599295137</text:p>
          </table:table-cell>
        </table:table-row>
        <table:table-row table:style-name="ro1">
          <table:table-cell office:value-type="float" office:value="1511.6" calcext:value-type="float">
            <text:p>1511,6</text:p>
          </table:table-cell>
          <table:table-cell office:value-type="float" office:value="0.0380265801" calcext:value-type="float">
            <text:p>0,0380265801</text:p>
          </table:table-cell>
          <table:table-cell office:value-type="float" office:value="0.052633772" calcext:value-type="float">
            <text:p>0,052633772</text:p>
          </table:table-cell>
        </table:table-row>
        <table:table-row table:style-name="ro1">
          <table:table-cell office:value-type="float" office:value="1511.8" calcext:value-type="float">
            <text:p>1511,8</text:p>
          </table:table-cell>
          <table:table-cell office:value-type="float" office:value="0.0384448559" calcext:value-type="float">
            <text:p>0,0384448559</text:p>
          </table:table-cell>
          <table:table-cell office:value-type="float" office:value="0.0401747645" calcext:value-type="float">
            <text:p>0,040174764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0440234457" calcext:value-type="float">
            <text:p>0,0440234457</text:p>
          </table:table-cell>
          <table:table-cell office:value-type="float" office:value="0.0555832999" calcext:value-type="float">
            <text:p>0,0555832999</text:p>
          </table:table-cell>
        </table:table-row>
        <table:table-row table:style-name="ro1">
          <table:table-cell office:value-type="float" office:value="1512.2" calcext:value-type="float">
            <text:p>1512,2</text:p>
          </table:table-cell>
          <table:table-cell office:value-type="float" office:value="0.0292536729" calcext:value-type="float">
            <text:p>0,0292536729</text:p>
          </table:table-cell>
          <table:table-cell office:value-type="float" office:value="0.0688846523" calcext:value-type="float">
            <text:p>0,0688846523</text:p>
          </table:table-cell>
        </table:table-row>
        <table:table-row table:style-name="ro1">
          <table:table-cell office:value-type="float" office:value="1512.4" calcext:value-type="float">
            <text:p>1512,4</text:p>
          </table:table-cell>
          <table:table-cell office:value-type="float" office:value="0.0227932558" calcext:value-type="float">
            <text:p>0,0227932558</text:p>
          </table:table-cell>
          <table:table-cell office:value-type="float" office:value="0.0645802591" calcext:value-type="float">
            <text:p>0,0645802591</text:p>
          </table:table-cell>
        </table:table-row>
        <table:table-row table:style-name="ro1">
          <table:table-cell office:value-type="float" office:value="1512.6" calcext:value-type="float">
            <text:p>1512,6</text:p>
          </table:table-cell>
          <table:table-cell office:value-type="float" office:value="0.0342485582" calcext:value-type="float">
            <text:p>0,0342485582</text:p>
          </table:table-cell>
          <table:table-cell office:value-type="float" office:value="0.0600649008" calcext:value-type="float">
            <text:p>0,0600649008</text:p>
          </table:table-cell>
        </table:table-row>
        <table:table-row table:style-name="ro1">
          <table:table-cell office:value-type="float" office:value="1512.8" calcext:value-type="float">
            <text:p>1512,8</text:p>
          </table:table-cell>
          <table:table-cell office:value-type="float" office:value="0.0250864201" calcext:value-type="float">
            <text:p>0,0250864201</text:p>
          </table:table-cell>
          <table:table-cell office:value-type="float" office:value="0.052526463" calcext:value-type="float">
            <text:p>0,05252646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0324038571" calcext:value-type="float">
            <text:p>0,0324038571</text:p>
          </table:table-cell>
          <table:table-cell office:value-type="float" office:value="0.0502508334" calcext:value-type="float">
            <text:p>0,0502508334</text:p>
          </table:table-cell>
        </table:table-row>
        <table:table-row table:style-name="ro1">
          <table:table-cell office:value-type="float" office:value="1513.2" calcext:value-type="float">
            <text:p>1513,2</text:p>
          </table:table-cell>
          <table:table-cell office:value-type="float" office:value="0.0291480048" calcext:value-type="float">
            <text:p>0,0291480048</text:p>
          </table:table-cell>
          <table:table-cell office:value-type="float" office:value="0.0510034761" calcext:value-type="float">
            <text:p>0,0510034761</text:p>
          </table:table-cell>
        </table:table-row>
        <table:table-row table:style-name="ro1">
          <table:table-cell office:value-type="float" office:value="1513.4" calcext:value-type="float">
            <text:p>1513,4</text:p>
          </table:table-cell>
          <table:table-cell office:value-type="float" office:value="0.0355541655" calcext:value-type="float">
            <text:p>0,0355541655</text:p>
          </table:table-cell>
          <table:table-cell office:value-type="float" office:value="0.0517969064" calcext:value-type="float">
            <text:p>0,0517969064</text:p>
          </table:table-cell>
        </table:table-row>
        <table:table-row table:style-name="ro1">
          <table:table-cell office:value-type="float" office:value="1513.6" calcext:value-type="float">
            <text:p>1513,6</text:p>
          </table:table-cell>
          <table:table-cell office:value-type="float" office:value="0.035285948" calcext:value-type="float">
            <text:p>0,035285948</text:p>
          </table:table-cell>
          <table:table-cell office:value-type="float" office:value="0.0726904487" calcext:value-type="float">
            <text:p>0,0726904487</text:p>
          </table:table-cell>
        </table:table-row>
        <table:table-row table:style-name="ro1">
          <table:table-cell office:value-type="float" office:value="1513.8" calcext:value-type="float">
            <text:p>1513,8</text:p>
          </table:table-cell>
          <table:table-cell office:value-type="float" office:value="0.0305568107" calcext:value-type="float">
            <text:p>0,0305568107</text:p>
          </table:table-cell>
          <table:table-cell office:value-type="float" office:value="0.0701504165" calcext:value-type="float">
            <text:p>0,0701504165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0317940369" calcext:value-type="float">
            <text:p>0,0317940369</text:p>
          </table:table-cell>
          <table:table-cell office:value-type="float" office:value="0.0675945385" calcext:value-type="float">
            <text:p>0,0675945385</text:p>
          </table:table-cell>
        </table:table-row>
        <table:table-row table:style-name="ro1">
          <table:table-cell office:value-type="float" office:value="1514.2" calcext:value-type="float">
            <text:p>1514,2</text:p>
          </table:table-cell>
          <table:table-cell office:value-type="float" office:value="0.0313812867" calcext:value-type="float">
            <text:p>0,0313812867</text:p>
          </table:table-cell>
          <table:table-cell office:value-type="float" office:value="0.0647828454" calcext:value-type="float">
            <text:p>0,0647828454</text:p>
          </table:table-cell>
        </table:table-row>
        <table:table-row table:style-name="ro1">
          <table:table-cell office:value-type="float" office:value="1514.4" calcext:value-type="float">
            <text:p>1514,4</text:p>
          </table:table-cell>
          <table:table-cell office:value-type="float" office:value="0.0360245652" calcext:value-type="float">
            <text:p>0,0360245652</text:p>
          </table:table-cell>
          <table:table-cell office:value-type="float" office:value="0.0670325386" calcext:value-type="float">
            <text:p>0,0670325386</text:p>
          </table:table-cell>
        </table:table-row>
        <table:table-row table:style-name="ro1">
          <table:table-cell office:value-type="float" office:value="1514.6" calcext:value-type="float">
            <text:p>1514,6</text:p>
          </table:table-cell>
          <table:table-cell office:value-type="float" office:value="0.0316556288" calcext:value-type="float">
            <text:p>0,0316556288</text:p>
          </table:table-cell>
          <table:table-cell office:value-type="float" office:value="0.0901653996" calcext:value-type="float">
            <text:p>0,0901653996</text:p>
          </table:table-cell>
        </table:table-row>
        <table:table-row table:style-name="ro1">
          <table:table-cell office:value-type="float" office:value="1514.8" calcext:value-type="float">
            <text:p>1514,8</text:p>
          </table:table-cell>
          <table:table-cell office:value-type="float" office:value="0.025014384" calcext:value-type="float">
            <text:p>0,025014384</text:p>
          </table:table-cell>
          <table:table-cell office:value-type="float" office:value="0.0731897634" calcext:value-type="float">
            <text:p>0,0731897634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0363179615" calcext:value-type="float">
            <text:p>0,0363179615</text:p>
          </table:table-cell>
          <table:table-cell office:value-type="float" office:value="0.0699175526" calcext:value-type="float">
            <text:p>0,0699175526</text:p>
          </table:table-cell>
        </table:table-row>
        <table:table-row table:style-name="ro1">
          <table:table-cell office:value-type="float" office:value="1515.2" calcext:value-type="float">
            <text:p>1515,2</text:p>
          </table:table-cell>
          <table:table-cell office:value-type="float" office:value="0.0519202287" calcext:value-type="float">
            <text:p>0,0519202287</text:p>
          </table:table-cell>
          <table:table-cell office:value-type="float" office:value="0.0623477071" calcext:value-type="float">
            <text:p>0,0623477071</text:p>
          </table:table-cell>
        </table:table-row>
        <table:table-row table:style-name="ro1">
          <table:table-cell office:value-type="float" office:value="1515.4" calcext:value-type="float">
            <text:p>1515,4</text:p>
          </table:table-cell>
          <table:table-cell office:value-type="float" office:value="0.0579938078" calcext:value-type="float">
            <text:p>0,0579938078</text:p>
          </table:table-cell>
          <table:table-cell office:value-type="float" office:value="0.0568185841" calcext:value-type="float">
            <text:p>0,0568185841</text:p>
          </table:table-cell>
        </table:table-row>
        <table:table-row table:style-name="ro1">
          <table:table-cell office:value-type="float" office:value="1515.6" calcext:value-type="float">
            <text:p>1515,6</text:p>
          </table:table-cell>
          <table:table-cell office:value-type="float" office:value="0.0508467777" calcext:value-type="float">
            <text:p>0,0508467777</text:p>
          </table:table-cell>
          <table:table-cell office:value-type="float" office:value="0.0608529278" calcext:value-type="float">
            <text:p>0,0608529278</text:p>
          </table:table-cell>
        </table:table-row>
        <table:table-row table:style-name="ro1">
          <table:table-cell office:value-type="float" office:value="1515.8" calcext:value-type="float">
            <text:p>1515,8</text:p>
          </table:table-cell>
          <table:table-cell office:value-type="float" office:value="0.0636675741" calcext:value-type="float">
            <text:p>0,0636675741</text:p>
          </table:table-cell>
          <table:table-cell office:value-type="float" office:value="0.0713139082" calcext:value-type="float">
            <text:p>0,071313908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0591003384" calcext:value-type="float">
            <text:p>0,0591003384</text:p>
          </table:table-cell>
          <table:table-cell office:value-type="float" office:value="0.0710354795" calcext:value-type="float">
            <text:p>0,0710354795</text:p>
          </table:table-cell>
        </table:table-row>
        <table:table-row table:style-name="ro1">
          <table:table-cell office:value-type="float" office:value="1516.2" calcext:value-type="float">
            <text:p>1516,2</text:p>
          </table:table-cell>
          <table:table-cell office:value-type="float" office:value="0.0623378954" calcext:value-type="float">
            <text:p>0,0623378954</text:p>
          </table:table-cell>
          <table:table-cell office:value-type="float" office:value="0.0712347642" calcext:value-type="float">
            <text:p>0,0712347642</text:p>
          </table:table-cell>
        </table:table-row>
        <table:table-row table:style-name="ro1">
          <table:table-cell office:value-type="float" office:value="1516.4" calcext:value-type="float">
            <text:p>1516,4</text:p>
          </table:table-cell>
          <table:table-cell office:value-type="float" office:value="0.0601700092" calcext:value-type="float">
            <text:p>0,0601700092</text:p>
          </table:table-cell>
          <table:table-cell office:value-type="float" office:value="0.0792451919" calcext:value-type="float">
            <text:p>0,0792451919</text:p>
          </table:table-cell>
        </table:table-row>
        <table:table-row table:style-name="ro1">
          <table:table-cell office:value-type="float" office:value="1516.6" calcext:value-type="float">
            <text:p>1516,6</text:p>
          </table:table-cell>
          <table:table-cell office:value-type="float" office:value="0.0605539822" calcext:value-type="float">
            <text:p>0,0605539822</text:p>
          </table:table-cell>
          <table:table-cell office:value-type="float" office:value="0.077419153" calcext:value-type="float">
            <text:p>0,077419153</text:p>
          </table:table-cell>
        </table:table-row>
        <table:table-row table:style-name="ro1">
          <table:table-cell office:value-type="float" office:value="1516.8" calcext:value-type="float">
            <text:p>1516,8</text:p>
          </table:table-cell>
          <table:table-cell office:value-type="float" office:value="0.0685971522" calcext:value-type="float">
            <text:p>0,0685971522</text:p>
          </table:table-cell>
          <table:table-cell office:value-type="float" office:value="0.0961209088" calcext:value-type="float">
            <text:p>0,096120908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0646643831" calcext:value-type="float">
            <text:p>0,0646643831</text:p>
          </table:table-cell>
          <table:table-cell office:value-type="float" office:value="0.092802451" calcext:value-type="float">
            <text:p>0,092802451</text:p>
          </table:table-cell>
        </table:table-row>
        <table:table-row table:style-name="ro1">
          <table:table-cell office:value-type="float" office:value="1517.2" calcext:value-type="float">
            <text:p>1517,2</text:p>
          </table:table-cell>
          <table:table-cell office:value-type="float" office:value="0.0812085959" calcext:value-type="float">
            <text:p>0,0812085959</text:p>
          </table:table-cell>
          <table:table-cell office:value-type="float" office:value="0.0948348695" calcext:value-type="float">
            <text:p>0,0948348695</text:p>
          </table:table-cell>
        </table:table-row>
        <table:table-row table:style-name="ro1">
          <table:table-cell office:value-type="float" office:value="1517.4" calcext:value-type="float">
            <text:p>1517,4</text:p>
          </table:table-cell>
          <table:table-cell office:value-type="float" office:value="0.0591862195" calcext:value-type="float">
            <text:p>0,0591862195</text:p>
          </table:table-cell>
          <table:table-cell office:value-type="float" office:value="0.0825151695" calcext:value-type="float">
            <text:p>0,0825151695</text:p>
          </table:table-cell>
        </table:table-row>
        <table:table-row table:style-name="ro1">
          <table:table-cell office:value-type="float" office:value="1517.6" calcext:value-type="float">
            <text:p>1517,6</text:p>
          </table:table-cell>
          <table:table-cell office:value-type="float" office:value="0.060597852" calcext:value-type="float">
            <text:p>0,060597852</text:p>
          </table:table-cell>
          <table:table-cell office:value-type="float" office:value="0.0756476822" calcext:value-type="float">
            <text:p>0,0756476822</text:p>
          </table:table-cell>
        </table:table-row>
        <table:table-row table:style-name="ro1">
          <table:table-cell office:value-type="float" office:value="1517.8" calcext:value-type="float">
            <text:p>1517,8</text:p>
          </table:table-cell>
          <table:table-cell office:value-type="float" office:value="0.0592331635" calcext:value-type="float">
            <text:p>0,0592331635</text:p>
          </table:table-cell>
          <table:table-cell office:value-type="float" office:value="0.0934742153" calcext:value-type="float">
            <text:p>0,093474215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067396451" calcext:value-type="float">
            <text:p>0,067396451</text:p>
          </table:table-cell>
          <table:table-cell office:value-type="float" office:value="0.0957176715" calcext:value-type="float">
            <text:p>0,0957176715</text:p>
          </table:table-cell>
        </table:table-row>
        <table:table-row table:style-name="ro1">
          <table:table-cell office:value-type="float" office:value="1518.2" calcext:value-type="float">
            <text:p>1518,2</text:p>
          </table:table-cell>
          <table:table-cell office:value-type="float" office:value="0.0634002455" calcext:value-type="float">
            <text:p>0,0634002455</text:p>
          </table:table-cell>
          <table:table-cell office:value-type="float" office:value="0.089895445" calcext:value-type="float">
            <text:p>0,089895445</text:p>
          </table:table-cell>
        </table:table-row>
        <table:table-row table:style-name="ro1">
          <table:table-cell office:value-type="float" office:value="1518.4" calcext:value-type="float">
            <text:p>1518,4</text:p>
          </table:table-cell>
          <table:table-cell office:value-type="float" office:value="0.0674444007" calcext:value-type="float">
            <text:p>0,0674444007</text:p>
          </table:table-cell>
          <table:table-cell office:value-type="float" office:value="0.1016983062" calcext:value-type="float">
            <text:p>0,1016983062</text:p>
          </table:table-cell>
        </table:table-row>
        <table:table-row table:style-name="ro1">
          <table:table-cell office:value-type="float" office:value="1518.6" calcext:value-type="float">
            <text:p>1518,6</text:p>
          </table:table-cell>
          <table:table-cell office:value-type="float" office:value="0.0672023133" calcext:value-type="float">
            <text:p>0,0672023133</text:p>
          </table:table-cell>
          <table:table-cell office:value-type="float" office:value="0.0875582611" calcext:value-type="float">
            <text:p>0,0875582611</text:p>
          </table:table-cell>
        </table:table-row>
        <table:table-row table:style-name="ro1">
          <table:table-cell office:value-type="float" office:value="1518.8" calcext:value-type="float">
            <text:p>1518,8</text:p>
          </table:table-cell>
          <table:table-cell office:value-type="float" office:value="0.0604766701" calcext:value-type="float">
            <text:p>0,0604766701</text:p>
          </table:table-cell>
          <table:table-cell office:value-type="float" office:value="0.0880030928" calcext:value-type="float">
            <text:p>0,088003092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0607738176" calcext:value-type="float">
            <text:p>0,0607738176</text:p>
          </table:table-cell>
          <table:table-cell office:value-type="float" office:value="0.0927749308" calcext:value-type="float">
            <text:p>0,0927749308</text:p>
          </table:table-cell>
        </table:table-row>
        <table:table-row table:style-name="ro1">
          <table:table-cell office:value-type="float" office:value="1519.2" calcext:value-type="float">
            <text:p>1519,2</text:p>
          </table:table-cell>
          <table:table-cell office:value-type="float" office:value="0.0620625748" calcext:value-type="float">
            <text:p>0,0620625748</text:p>
          </table:table-cell>
          <table:table-cell office:value-type="float" office:value="0.0942671737" calcext:value-type="float">
            <text:p>0,0942671737</text:p>
          </table:table-cell>
        </table:table-row>
        <table:table-row table:style-name="ro1">
          <table:table-cell office:value-type="float" office:value="1519.4" calcext:value-type="float">
            <text:p>1519,4</text:p>
          </table:table-cell>
          <table:table-cell office:value-type="float" office:value="0.0648960709" calcext:value-type="float">
            <text:p>0,0648960709</text:p>
          </table:table-cell>
          <table:table-cell office:value-type="float" office:value="0.1020098548" calcext:value-type="float">
            <text:p>0,1020098548</text:p>
          </table:table-cell>
        </table:table-row>
        <table:table-row table:style-name="ro1">
          <table:table-cell office:value-type="float" office:value="1519.6" calcext:value-type="float">
            <text:p>1519,6</text:p>
          </table:table-cell>
          <table:table-cell office:value-type="float" office:value="0.0659484193" calcext:value-type="float">
            <text:p>0,0659484193</text:p>
          </table:table-cell>
          <table:table-cell office:value-type="float" office:value="0.1076097064" calcext:value-type="float">
            <text:p>0,1076097064</text:p>
          </table:table-cell>
        </table:table-row>
        <table:table-row table:style-name="ro1">
          <table:table-cell office:value-type="float" office:value="1519.8" calcext:value-type="float">
            <text:p>1519,8</text:p>
          </table:table-cell>
          <table:table-cell office:value-type="float" office:value="0.0762038437" calcext:value-type="float">
            <text:p>0,0762038437</text:p>
          </table:table-cell>
          <table:table-cell office:value-type="float" office:value="0.124801555" calcext:value-type="float">
            <text:p>0,12480155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0808337928" calcext:value-type="float">
            <text:p>0,0808337928</text:p>
          </table:table-cell>
          <table:table-cell office:value-type="float" office:value="0.120307434" calcext:value-type="float">
            <text:p>0,120307434</text:p>
          </table:table-cell>
        </table:table-row>
        <table:table-row table:style-name="ro1">
          <table:table-cell office:value-type="float" office:value="1520.2" calcext:value-type="float">
            <text:p>1520,2</text:p>
          </table:table-cell>
          <table:table-cell office:value-type="float" office:value="0.0783500399" calcext:value-type="float">
            <text:p>0,0783500399</text:p>
          </table:table-cell>
          <table:table-cell office:value-type="float" office:value="0.1159415717" calcext:value-type="float">
            <text:p>0,1159415717</text:p>
          </table:table-cell>
        </table:table-row>
        <table:table-row table:style-name="ro1">
          <table:table-cell office:value-type="float" office:value="1520.4" calcext:value-type="float">
            <text:p>1520,4</text:p>
          </table:table-cell>
          <table:table-cell office:value-type="float" office:value="0.068898164" calcext:value-type="float">
            <text:p>0,068898164</text:p>
          </table:table-cell>
          <table:table-cell office:value-type="float" office:value="0.1212692083" calcext:value-type="float">
            <text:p>0,1212692083</text:p>
          </table:table-cell>
        </table:table-row>
        <table:table-row table:style-name="ro1">
          <table:table-cell office:value-type="float" office:value="1520.6" calcext:value-type="float">
            <text:p>1520,6</text:p>
          </table:table-cell>
          <table:table-cell office:value-type="float" office:value="0.0739891407" calcext:value-type="float">
            <text:p>0,0739891407</text:p>
          </table:table-cell>
          <table:table-cell office:value-type="float" office:value="0.1398431632" calcext:value-type="float">
            <text:p>0,1398431632</text:p>
          </table:table-cell>
        </table:table-row>
        <table:table-row table:style-name="ro1">
          <table:table-cell office:value-type="float" office:value="1520.8" calcext:value-type="float">
            <text:p>1520,8</text:p>
          </table:table-cell>
          <table:table-cell office:value-type="float" office:value="0.0742200243" calcext:value-type="float">
            <text:p>0,0742200243</text:p>
          </table:table-cell>
          <table:table-cell office:value-type="float" office:value="0.1284510336" calcext:value-type="float">
            <text:p>0,128451033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0680715223" calcext:value-type="float">
            <text:p>0,0680715223</text:p>
          </table:table-cell>
          <table:table-cell office:value-type="float" office:value="0.1188802662" calcext:value-type="float">
            <text:p>0,1188802662</text:p>
          </table:table-cell>
        </table:table-row>
        <table:table-row table:style-name="ro1">
          <table:table-cell office:value-type="float" office:value="1521.2" calcext:value-type="float">
            <text:p>1521,2</text:p>
          </table:table-cell>
          <table:table-cell office:value-type="float" office:value="0.0797845704" calcext:value-type="float">
            <text:p>0,0797845704</text:p>
          </table:table-cell>
          <table:table-cell office:value-type="float" office:value="0.1244368644" calcext:value-type="float">
            <text:p>0,1244368644</text:p>
          </table:table-cell>
        </table:table-row>
        <table:table-row table:style-name="ro1">
          <table:table-cell office:value-type="float" office:value="1521.4" calcext:value-type="float">
            <text:p>1521,4</text:p>
          </table:table-cell>
          <table:table-cell office:value-type="float" office:value="0.0910750589" calcext:value-type="float">
            <text:p>0,0910750589</text:p>
          </table:table-cell>
          <table:table-cell office:value-type="float" office:value="0.117664769" calcext:value-type="float">
            <text:p>0,117664769</text:p>
          </table:table-cell>
        </table:table-row>
        <table:table-row table:style-name="ro1">
          <table:table-cell office:value-type="float" office:value="1521.6" calcext:value-type="float">
            <text:p>1521,6</text:p>
          </table:table-cell>
          <table:table-cell office:value-type="float" office:value="0.0896124561" calcext:value-type="float">
            <text:p>0,0896124561</text:p>
          </table:table-cell>
          <table:table-cell office:value-type="float" office:value="0.1379049765" calcext:value-type="float">
            <text:p>0,1379049765</text:p>
          </table:table-cell>
        </table:table-row>
        <table:table-row table:style-name="ro1">
          <table:table-cell office:value-type="float" office:value="1521.8" calcext:value-type="float">
            <text:p>1521,8</text:p>
          </table:table-cell>
          <table:table-cell office:value-type="float" office:value="0.0928778975" calcext:value-type="float">
            <text:p>0,0928778975</text:p>
          </table:table-cell>
          <table:table-cell office:value-type="float" office:value="0.1151272546" calcext:value-type="float">
            <text:p>0,115127254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0815430829" calcext:value-type="float">
            <text:p>0,0815430829</text:p>
          </table:table-cell>
          <table:table-cell office:value-type="float" office:value="0.1073696609" calcext:value-type="float">
            <text:p>0,1073696609</text:p>
          </table:table-cell>
        </table:table-row>
        <table:table-row table:style-name="ro1">
          <table:table-cell office:value-type="float" office:value="1522.2" calcext:value-type="float">
            <text:p>1522,2</text:p>
          </table:table-cell>
          <table:table-cell office:value-type="float" office:value="0.0780789445" calcext:value-type="float">
            <text:p>0,0780789445</text:p>
          </table:table-cell>
          <table:table-cell office:value-type="float" office:value="0.1158618902" calcext:value-type="float">
            <text:p>0,1158618902</text:p>
          </table:table-cell>
        </table:table-row>
        <table:table-row table:style-name="ro1">
          <table:table-cell office:value-type="float" office:value="1522.4" calcext:value-type="float">
            <text:p>1522,4</text:p>
          </table:table-cell>
          <table:table-cell office:value-type="float" office:value="0.0814380097" calcext:value-type="float">
            <text:p>0,0814380097</text:p>
          </table:table-cell>
          <table:table-cell office:value-type="float" office:value="0.1233954037" calcext:value-type="float">
            <text:p>0,1233954037</text:p>
          </table:table-cell>
        </table:table-row>
        <table:table-row table:style-name="ro1">
          <table:table-cell office:value-type="float" office:value="1522.6" calcext:value-type="float">
            <text:p>1522,6</text:p>
          </table:table-cell>
          <table:table-cell office:value-type="float" office:value="0.0798948592" calcext:value-type="float">
            <text:p>0,0798948592</text:p>
          </table:table-cell>
          <table:table-cell office:value-type="float" office:value="0.1172788251" calcext:value-type="float">
            <text:p>0,1172788251</text:p>
          </table:table-cell>
        </table:table-row>
        <table:table-row table:style-name="ro1">
          <table:table-cell office:value-type="float" office:value="1522.8" calcext:value-type="float">
            <text:p>1522,8</text:p>
          </table:table-cell>
          <table:table-cell office:value-type="float" office:value="0.0735239544" calcext:value-type="float">
            <text:p>0,0735239544</text:p>
          </table:table-cell>
          <table:table-cell office:value-type="float" office:value="0.12684389" calcext:value-type="float">
            <text:p>0,1268438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0774785627" calcext:value-type="float">
            <text:p>0,0774785627</text:p>
          </table:table-cell>
          <table:table-cell office:value-type="float" office:value="0.1179360525" calcext:value-type="float">
            <text:p>0,1179360525</text:p>
          </table:table-cell>
        </table:table-row>
        <table:table-row table:style-name="ro1">
          <table:table-cell office:value-type="float" office:value="1523.2" calcext:value-type="float">
            <text:p>1523,2</text:p>
          </table:table-cell>
          <table:table-cell office:value-type="float" office:value="0.0682637705" calcext:value-type="float">
            <text:p>0,0682637705</text:p>
          </table:table-cell>
          <table:table-cell office:value-type="float" office:value="0.1113696226" calcext:value-type="float">
            <text:p>0,1113696226</text:p>
          </table:table-cell>
        </table:table-row>
        <table:table-row table:style-name="ro1">
          <table:table-cell office:value-type="float" office:value="1523.4" calcext:value-type="float">
            <text:p>1523,4</text:p>
          </table:table-cell>
          <table:table-cell office:value-type="float" office:value="0.0952496354" calcext:value-type="float">
            <text:p>0,0952496354</text:p>
          </table:table-cell>
          <table:table-cell office:value-type="float" office:value="0.1088339232" calcext:value-type="float">
            <text:p>0,1088339232</text:p>
          </table:table-cell>
        </table:table-row>
        <table:table-row table:style-name="ro1">
          <table:table-cell office:value-type="float" office:value="1523.6" calcext:value-type="float">
            <text:p>1523,6</text:p>
          </table:table-cell>
          <table:table-cell office:value-type="float" office:value="0.0917977784" calcext:value-type="float">
            <text:p>0,0917977784</text:p>
          </table:table-cell>
          <table:table-cell office:value-type="float" office:value="0.1221359122" calcext:value-type="float">
            <text:p>0,1221359122</text:p>
          </table:table-cell>
        </table:table-row>
        <table:table-row table:style-name="ro1">
          <table:table-cell office:value-type="float" office:value="1523.8" calcext:value-type="float">
            <text:p>1523,8</text:p>
          </table:table-cell>
          <table:table-cell office:value-type="float" office:value="0.0906449298" calcext:value-type="float">
            <text:p>0,0906449298</text:p>
          </table:table-cell>
          <table:table-cell office:value-type="float" office:value="0.107780288" calcext:value-type="float">
            <text:p>0,107780288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0969814924" calcext:value-type="float">
            <text:p>0,0969814924</text:p>
          </table:table-cell>
          <table:table-cell office:value-type="float" office:value="0.09843631" calcext:value-type="float">
            <text:p>0,09843631</text:p>
          </table:table-cell>
        </table:table-row>
        <table:table-row table:style-name="ro1">
          <table:table-cell office:value-type="float" office:value="1524.2" calcext:value-type="float">
            <text:p>1524,2</text:p>
          </table:table-cell>
          <table:table-cell office:value-type="float" office:value="0.1040574025" calcext:value-type="float">
            <text:p>0,1040574025</text:p>
          </table:table-cell>
          <table:table-cell office:value-type="float" office:value="0.0982086306" calcext:value-type="float">
            <text:p>0,0982086306</text:p>
          </table:table-cell>
        </table:table-row>
        <table:table-row table:style-name="ro1">
          <table:table-cell office:value-type="float" office:value="1524.4" calcext:value-type="float">
            <text:p>1524,4</text:p>
          </table:table-cell>
          <table:table-cell office:value-type="float" office:value="0.1089773395" calcext:value-type="float">
            <text:p>0,1089773395</text:p>
          </table:table-cell>
          <table:table-cell office:value-type="float" office:value="0.1000943871" calcext:value-type="float">
            <text:p>0,1000943871</text:p>
          </table:table-cell>
        </table:table-row>
        <table:table-row table:style-name="ro1">
          <table:table-cell office:value-type="float" office:value="1524.6" calcext:value-type="float">
            <text:p>1524,6</text:p>
          </table:table-cell>
          <table:table-cell office:value-type="float" office:value="0.0791253311" calcext:value-type="float">
            <text:p>0,0791253311</text:p>
          </table:table-cell>
          <table:table-cell office:value-type="float" office:value="0.1088604887" calcext:value-type="float">
            <text:p>0,1088604887</text:p>
          </table:table-cell>
        </table:table-row>
        <table:table-row table:style-name="ro1">
          <table:table-cell office:value-type="float" office:value="1524.8" calcext:value-type="float">
            <text:p>1524,8</text:p>
          </table:table-cell>
          <table:table-cell office:value-type="float" office:value="0.0755014886" calcext:value-type="float">
            <text:p>0,0755014886</text:p>
          </table:table-cell>
          <table:table-cell office:value-type="float" office:value="0.1118241977" calcext:value-type="float">
            <text:p>0,1118241977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0736003872" calcext:value-type="float">
            <text:p>0,0736003872</text:p>
          </table:table-cell>
          <table:table-cell office:value-type="float" office:value="0.1086748393" calcext:value-type="float">
            <text:p>0,1086748393</text:p>
          </table:table-cell>
        </table:table-row>
        <table:table-row table:style-name="ro1">
          <table:table-cell office:value-type="float" office:value="1525.2" calcext:value-type="float">
            <text:p>1525,2</text:p>
          </table:table-cell>
          <table:table-cell office:value-type="float" office:value="0.0734979166" calcext:value-type="float">
            <text:p>0,0734979166</text:p>
          </table:table-cell>
          <table:table-cell office:value-type="float" office:value="0.1046801355" calcext:value-type="float">
            <text:p>0,1046801355</text:p>
          </table:table-cell>
        </table:table-row>
        <table:table-row table:style-name="ro1">
          <table:table-cell office:value-type="float" office:value="1525.4" calcext:value-type="float">
            <text:p>1525,4</text:p>
          </table:table-cell>
          <table:table-cell office:value-type="float" office:value="0.0603011442" calcext:value-type="float">
            <text:p>0,0603011442</text:p>
          </table:table-cell>
          <table:table-cell office:value-type="float" office:value="0.0984127268" calcext:value-type="float">
            <text:p>0,0984127268</text:p>
          </table:table-cell>
        </table:table-row>
        <table:table-row table:style-name="ro1">
          <table:table-cell office:value-type="float" office:value="1525.6" calcext:value-type="float">
            <text:p>1525,6</text:p>
          </table:table-cell>
          <table:table-cell office:value-type="float" office:value="0.063941742" calcext:value-type="float">
            <text:p>0,063941742</text:p>
          </table:table-cell>
          <table:table-cell office:value-type="float" office:value="0.0961463409" calcext:value-type="float">
            <text:p>0,0961463409</text:p>
          </table:table-cell>
        </table:table-row>
        <table:table-row table:style-name="ro1">
          <table:table-cell office:value-type="float" office:value="1525.8" calcext:value-type="float">
            <text:p>1525,8</text:p>
          </table:table-cell>
          <table:table-cell office:value-type="float" office:value="0.0469661362" calcext:value-type="float">
            <text:p>0,0469661362</text:p>
          </table:table-cell>
          <table:table-cell office:value-type="float" office:value="0.0913082035" calcext:value-type="float">
            <text:p>0,091308203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0378389581" calcext:value-type="float">
            <text:p>0,0378389581</text:p>
          </table:table-cell>
          <table:table-cell office:value-type="float" office:value="0.0902385701" calcext:value-type="float">
            <text:p>0,0902385701</text:p>
          </table:table-cell>
        </table:table-row>
        <table:table-row table:style-name="ro1">
          <table:table-cell office:value-type="float" office:value="1526.2" calcext:value-type="float">
            <text:p>1526,2</text:p>
          </table:table-cell>
          <table:table-cell office:value-type="float" office:value="0.0417550764" calcext:value-type="float">
            <text:p>0,0417550764</text:p>
          </table:table-cell>
          <table:table-cell office:value-type="float" office:value="0.0882848532" calcext:value-type="float">
            <text:p>0,0882848532</text:p>
          </table:table-cell>
        </table:table-row>
        <table:table-row table:style-name="ro1">
          <table:table-cell office:value-type="float" office:value="1526.4" calcext:value-type="float">
            <text:p>1526,4</text:p>
          </table:table-cell>
          <table:table-cell office:value-type="float" office:value="0.0362962243" calcext:value-type="float">
            <text:p>0,0362962243</text:p>
          </table:table-cell>
          <table:table-cell office:value-type="float" office:value="0.0749322193" calcext:value-type="float">
            <text:p>0,0749322193</text:p>
          </table:table-cell>
        </table:table-row>
        <table:table-row table:style-name="ro1">
          <table:table-cell office:value-type="float" office:value="1526.6" calcext:value-type="float">
            <text:p>1526,6</text:p>
          </table:table-cell>
          <table:table-cell office:value-type="float" office:value="0.0494606878" calcext:value-type="float">
            <text:p>0,0494606878</text:p>
          </table:table-cell>
          <table:table-cell office:value-type="float" office:value="0.0693958897" calcext:value-type="float">
            <text:p>0,0693958897</text:p>
          </table:table-cell>
        </table:table-row>
        <table:table-row table:style-name="ro1">
          <table:table-cell office:value-type="float" office:value="1526.8" calcext:value-type="float">
            <text:p>1526,8</text:p>
          </table:table-cell>
          <table:table-cell office:value-type="float" office:value="0.0370063657" calcext:value-type="float">
            <text:p>0,0370063657</text:p>
          </table:table-cell>
          <table:table-cell office:value-type="float" office:value="0.0865418505" calcext:value-type="float">
            <text:p>0,0865418505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0356141312" calcext:value-type="float">
            <text:p>0,0356141312</text:p>
          </table:table-cell>
          <table:table-cell office:value-type="float" office:value="0.0676178766" calcext:value-type="float">
            <text:p>0,0676178766</text:p>
          </table:table-cell>
        </table:table-row>
        <table:table-row table:style-name="ro1">
          <table:table-cell office:value-type="float" office:value="1527.2" calcext:value-type="float">
            <text:p>1527,2</text:p>
          </table:table-cell>
          <table:table-cell office:value-type="float" office:value="0.0427615924" calcext:value-type="float">
            <text:p>0,0427615924</text:p>
          </table:table-cell>
          <table:table-cell office:value-type="float" office:value="0.0541575001" calcext:value-type="float">
            <text:p>0,0541575001</text:p>
          </table:table-cell>
        </table:table-row>
        <table:table-row table:style-name="ro1">
          <table:table-cell office:value-type="float" office:value="1527.4" calcext:value-type="float">
            <text:p>1527,4</text:p>
          </table:table-cell>
          <table:table-cell office:value-type="float" office:value="0.0442703542" calcext:value-type="float">
            <text:p>0,0442703542</text:p>
          </table:table-cell>
          <table:table-cell office:value-type="float" office:value="0.0485489033" calcext:value-type="float">
            <text:p>0,0485489033</text:p>
          </table:table-cell>
        </table:table-row>
        <table:table-row table:style-name="ro1">
          <table:table-cell office:value-type="float" office:value="1527.6" calcext:value-type="float">
            <text:p>1527,6</text:p>
          </table:table-cell>
          <table:table-cell office:value-type="float" office:value="0.0461964317" calcext:value-type="float">
            <text:p>0,0461964317</text:p>
          </table:table-cell>
          <table:table-cell office:value-type="float" office:value="0.0767904652" calcext:value-type="float">
            <text:p>0,0767904652</text:p>
          </table:table-cell>
        </table:table-row>
        <table:table-row table:style-name="ro1">
          <table:table-cell office:value-type="float" office:value="1527.8" calcext:value-type="float">
            <text:p>1527,8</text:p>
          </table:table-cell>
          <table:table-cell office:value-type="float" office:value="0.0383186622" calcext:value-type="float">
            <text:p>0,0383186622</text:p>
          </table:table-cell>
          <table:table-cell office:value-type="float" office:value="0.0693185626" calcext:value-type="float">
            <text:p>0,0693185626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0407311109" calcext:value-type="float">
            <text:p>0,0407311109</text:p>
          </table:table-cell>
          <table:table-cell office:value-type="float" office:value="0.0753522395" calcext:value-type="float">
            <text:p>0,0753522395</text:p>
          </table:table-cell>
        </table:table-row>
        <table:table-row table:style-name="ro1">
          <table:table-cell office:value-type="float" office:value="1528.2" calcext:value-type="float">
            <text:p>1528,2</text:p>
          </table:table-cell>
          <table:table-cell office:value-type="float" office:value="0.0367126233" calcext:value-type="float">
            <text:p>0,0367126233</text:p>
          </table:table-cell>
          <table:table-cell office:value-type="float" office:value="0.08566834" calcext:value-type="float">
            <text:p>0,08566834</text:p>
          </table:table-cell>
        </table:table-row>
        <table:table-row table:style-name="ro1">
          <table:table-cell office:value-type="float" office:value="1528.4" calcext:value-type="float">
            <text:p>1528,4</text:p>
          </table:table-cell>
          <table:table-cell office:value-type="float" office:value="0.0363569593" calcext:value-type="float">
            <text:p>0,0363569593</text:p>
          </table:table-cell>
          <table:table-cell office:value-type="float" office:value="0.0946965442" calcext:value-type="float">
            <text:p>0,0946965442</text:p>
          </table:table-cell>
        </table:table-row>
        <table:table-row table:style-name="ro1">
          <table:table-cell office:value-type="float" office:value="1528.6" calcext:value-type="float">
            <text:p>1528,6</text:p>
          </table:table-cell>
          <table:table-cell office:value-type="float" office:value="0.0444098071" calcext:value-type="float">
            <text:p>0,0444098071</text:p>
          </table:table-cell>
          <table:table-cell office:value-type="float" office:value="0.0843068881" calcext:value-type="float">
            <text:p>0,0843068881</text:p>
          </table:table-cell>
        </table:table-row>
        <table:table-row table:style-name="ro1">
          <table:table-cell office:value-type="float" office:value="1528.8" calcext:value-type="float">
            <text:p>1528,8</text:p>
          </table:table-cell>
          <table:table-cell office:value-type="float" office:value="0.0436369796" calcext:value-type="float">
            <text:p>0,0436369796</text:p>
          </table:table-cell>
          <table:table-cell office:value-type="float" office:value="0.086582006" calcext:value-type="float">
            <text:p>0,08658200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0370677994" calcext:value-type="float">
            <text:p>0,0370677994</text:p>
          </table:table-cell>
          <table:table-cell office:value-type="float" office:value="0.0720825723" calcext:value-type="float">
            <text:p>0,0720825723</text:p>
          </table:table-cell>
        </table:table-row>
        <table:table-row table:style-name="ro1">
          <table:table-cell office:value-type="float" office:value="1529.2" calcext:value-type="float">
            <text:p>1529,2</text:p>
          </table:table-cell>
          <table:table-cell office:value-type="float" office:value="0.0396694452" calcext:value-type="float">
            <text:p>0,0396694452</text:p>
          </table:table-cell>
          <table:table-cell office:value-type="float" office:value="0.0632336673" calcext:value-type="float">
            <text:p>0,0632336673</text:p>
          </table:table-cell>
        </table:table-row>
        <table:table-row table:style-name="ro1">
          <table:table-cell office:value-type="float" office:value="1529.4" calcext:value-type="float">
            <text:p>1529,4</text:p>
          </table:table-cell>
          <table:table-cell office:value-type="float" office:value="0.0425448178" calcext:value-type="float">
            <text:p>0,0425448178</text:p>
          </table:table-cell>
          <table:table-cell office:value-type="float" office:value="0.0697053772" calcext:value-type="float">
            <text:p>0,0697053772</text:p>
          </table:table-cell>
        </table:table-row>
        <table:table-row table:style-name="ro1">
          <table:table-cell office:value-type="float" office:value="1529.6" calcext:value-type="float">
            <text:p>1529,6</text:p>
          </table:table-cell>
          <table:table-cell office:value-type="float" office:value="0.0528259666" calcext:value-type="float">
            <text:p>0,0528259666</text:p>
          </table:table-cell>
          <table:table-cell office:value-type="float" office:value="0.0864590352" calcext:value-type="float">
            <text:p>0,0864590352</text:p>
          </table:table-cell>
        </table:table-row>
        <table:table-row table:style-name="ro1">
          <table:table-cell office:value-type="float" office:value="1529.8" calcext:value-type="float">
            <text:p>1529,8</text:p>
          </table:table-cell>
          <table:table-cell office:value-type="float" office:value="0.0546828076" calcext:value-type="float">
            <text:p>0,0546828076</text:p>
          </table:table-cell>
          <table:table-cell office:value-type="float" office:value="0.0753216064" calcext:value-type="float">
            <text:p>0,075321606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0546828076" calcext:value-type="float">
            <text:p>0,0546828076</text:p>
          </table:table-cell>
          <table:table-cell office:value-type="float" office:value="0.074109583" calcext:value-type="float">
            <text:p>0,074109583</text:p>
          </table:table-cell>
        </table:table-row>
        <table:table-row table:style-name="ro1">
          <table:table-cell office:value-type="float" office:value="1530.2" calcext:value-type="float">
            <text:p>1530,2</text:p>
          </table:table-cell>
          <table:table-cell office:value-type="float" office:value="0.046169574" calcext:value-type="float">
            <text:p>0,046169574</text:p>
          </table:table-cell>
          <table:table-cell office:value-type="float" office:value="0.0719063796" calcext:value-type="float">
            <text:p>0,0719063796</text:p>
          </table:table-cell>
        </table:table-row>
        <table:table-row table:style-name="ro1">
          <table:table-cell office:value-type="float" office:value="1530.4" calcext:value-type="float">
            <text:p>1530,4</text:p>
          </table:table-cell>
          <table:table-cell office:value-type="float" office:value="0.0454306842" calcext:value-type="float">
            <text:p>0,0454306842</text:p>
          </table:table-cell>
          <table:table-cell office:value-type="float" office:value="0.0725769554" calcext:value-type="float">
            <text:p>0,0725769554</text:p>
          </table:table-cell>
        </table:table-row>
        <table:table-row table:style-name="ro1">
          <table:table-cell office:value-type="float" office:value="1530.6" calcext:value-type="float">
            <text:p>1530,6</text:p>
          </table:table-cell>
          <table:table-cell office:value-type="float" office:value="0.0549468356" calcext:value-type="float">
            <text:p>0,0549468356</text:p>
          </table:table-cell>
          <table:table-cell office:value-type="float" office:value="0.0812654319" calcext:value-type="float">
            <text:p>0,0812654319</text:p>
          </table:table-cell>
        </table:table-row>
        <table:table-row table:style-name="ro1">
          <table:table-cell office:value-type="float" office:value="1530.8" calcext:value-type="float">
            <text:p>1530,8</text:p>
          </table:table-cell>
          <table:table-cell office:value-type="float" office:value="0.0573050063" calcext:value-type="float">
            <text:p>0,0573050063</text:p>
          </table:table-cell>
          <table:table-cell office:value-type="float" office:value="0.0931773132" calcext:value-type="float">
            <text:p>0,0931773132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0547236761" calcext:value-type="float">
            <text:p>0,0547236761</text:p>
          </table:table-cell>
          <table:table-cell office:value-type="float" office:value="0.106219721" calcext:value-type="float">
            <text:p>0,106219721</text:p>
          </table:table-cell>
        </table:table-row>
        <table:table-row table:style-name="ro1">
          <table:table-cell office:value-type="float" office:value="1531.2" calcext:value-type="float">
            <text:p>1531,2</text:p>
          </table:table-cell>
          <table:table-cell office:value-type="float" office:value="0.0392483886" calcext:value-type="float">
            <text:p>0,0392483886</text:p>
          </table:table-cell>
          <table:table-cell office:value-type="float" office:value="0.0767357212" calcext:value-type="float">
            <text:p>0,0767357212</text:p>
          </table:table-cell>
        </table:table-row>
        <table:table-row table:style-name="ro1">
          <table:table-cell office:value-type="float" office:value="1531.4" calcext:value-type="float">
            <text:p>1531,4</text:p>
          </table:table-cell>
          <table:table-cell office:value-type="float" office:value="0.0466411515" calcext:value-type="float">
            <text:p>0,0466411515</text:p>
          </table:table-cell>
          <table:table-cell office:value-type="float" office:value="0.0757878012" calcext:value-type="float">
            <text:p>0,0757878012</text:p>
          </table:table-cell>
        </table:table-row>
        <table:table-row table:style-name="ro1">
          <table:table-cell office:value-type="float" office:value="1531.6" calcext:value-type="float">
            <text:p>1531,6</text:p>
          </table:table-cell>
          <table:table-cell office:value-type="float" office:value="0.0321354902" calcext:value-type="float">
            <text:p>0,0321354902</text:p>
          </table:table-cell>
          <table:table-cell office:value-type="float" office:value="0.0826788703" calcext:value-type="float">
            <text:p>0,0826788703</text:p>
          </table:table-cell>
        </table:table-row>
        <table:table-row table:style-name="ro1">
          <table:table-cell office:value-type="float" office:value="1531.8" calcext:value-type="float">
            <text:p>1531,8</text:p>
          </table:table-cell>
          <table:table-cell office:value-type="float" office:value="0.0297890817" calcext:value-type="float">
            <text:p>0,0297890817</text:p>
          </table:table-cell>
          <table:table-cell office:value-type="float" office:value="0.0733767802" calcext:value-type="float">
            <text:p>0,073376780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0329743966" calcext:value-type="float">
            <text:p>0,0329743966</text:p>
          </table:table-cell>
          <table:table-cell office:value-type="float" office:value="0.0872391586" calcext:value-type="float">
            <text:p>0,0872391586</text:p>
          </table:table-cell>
        </table:table-row>
        <table:table-row table:style-name="ro1">
          <table:table-cell office:value-type="float" office:value="1532.2" calcext:value-type="float">
            <text:p>1532,2</text:p>
          </table:table-cell>
          <table:table-cell office:value-type="float" office:value="0.0402899988" calcext:value-type="float">
            <text:p>0,0402899988</text:p>
          </table:table-cell>
          <table:table-cell office:value-type="float" office:value="0.0853877446" calcext:value-type="float">
            <text:p>0,0853877446</text:p>
          </table:table-cell>
        </table:table-row>
        <table:table-row table:style-name="ro1">
          <table:table-cell office:value-type="float" office:value="1532.4" calcext:value-type="float">
            <text:p>1532,4</text:p>
          </table:table-cell>
          <table:table-cell office:value-type="float" office:value="0.0422775627" calcext:value-type="float">
            <text:p>0,0422775627</text:p>
          </table:table-cell>
          <table:table-cell office:value-type="float" office:value="0.0910900681" calcext:value-type="float">
            <text:p>0,0910900681</text:p>
          </table:table-cell>
        </table:table-row>
        <table:table-row table:style-name="ro1">
          <table:table-cell office:value-type="float" office:value="1532.6" calcext:value-type="float">
            <text:p>1532,6</text:p>
          </table:table-cell>
          <table:table-cell office:value-type="float" office:value="0.0476432566" calcext:value-type="float">
            <text:p>0,0476432566</text:p>
          </table:table-cell>
          <table:table-cell office:value-type="float" office:value="0.0948758369" calcext:value-type="float">
            <text:p>0,0948758369</text:p>
          </table:table-cell>
        </table:table-row>
        <table:table-row table:style-name="ro1">
          <table:table-cell office:value-type="float" office:value="1532.8" calcext:value-type="float">
            <text:p>1532,8</text:p>
          </table:table-cell>
          <table:table-cell office:value-type="float" office:value="0.0546222548" calcext:value-type="float">
            <text:p>0,0546222548</text:p>
          </table:table-cell>
          <table:table-cell office:value-type="float" office:value="0.1130588597" calcext:value-type="float">
            <text:p>0,1130588597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0512731715" calcext:value-type="float">
            <text:p>0,0512731715</text:p>
          </table:table-cell>
          <table:table-cell office:value-type="float" office:value="0.1096190621" calcext:value-type="float">
            <text:p>0,1096190621</text:p>
          </table:table-cell>
        </table:table-row>
        <table:table-row table:style-name="ro1">
          <table:table-cell office:value-type="float" office:value="1533.2" calcext:value-type="float">
            <text:p>1533,2</text:p>
          </table:table-cell>
          <table:table-cell office:value-type="float" office:value="0.0508064686" calcext:value-type="float">
            <text:p>0,0508064686</text:p>
          </table:table-cell>
          <table:table-cell office:value-type="float" office:value="0.1103173477" calcext:value-type="float">
            <text:p>0,1103173477</text:p>
          </table:table-cell>
        </table:table-row>
        <table:table-row table:style-name="ro1">
          <table:table-cell office:value-type="float" office:value="1533.4" calcext:value-type="float">
            <text:p>1533,4</text:p>
          </table:table-cell>
          <table:table-cell office:value-type="float" office:value="0.0641377736" calcext:value-type="float">
            <text:p>0,0641377736</text:p>
          </table:table-cell>
          <table:table-cell office:value-type="float" office:value="0.1299328212" calcext:value-type="float">
            <text:p>0,1299328212</text:p>
          </table:table-cell>
        </table:table-row>
        <table:table-row table:style-name="ro1">
          <table:table-cell office:value-type="float" office:value="1533.6" calcext:value-type="float">
            <text:p>1533,6</text:p>
          </table:table-cell>
          <table:table-cell office:value-type="float" office:value="0.0620999012" calcext:value-type="float">
            <text:p>0,0620999012</text:p>
          </table:table-cell>
          <table:table-cell office:value-type="float" office:value="0.1148419297" calcext:value-type="float">
            <text:p>0,1148419297</text:p>
          </table:table-cell>
        </table:table-row>
        <table:table-row table:style-name="ro1">
          <table:table-cell office:value-type="float" office:value="1533.8" calcext:value-type="float">
            <text:p>1533,8</text:p>
          </table:table-cell>
          <table:table-cell office:value-type="float" office:value="0.0653047484" calcext:value-type="float">
            <text:p>0,0653047484</text:p>
          </table:table-cell>
          <table:table-cell office:value-type="float" office:value="0.1220508489" calcext:value-type="float">
            <text:p>0,122050848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0705005642" calcext:value-type="float">
            <text:p>0,0705005642</text:p>
          </table:table-cell>
          <table:table-cell office:value-type="float" office:value="0.1442009869" calcext:value-type="float">
            <text:p>0,1442009869</text:p>
          </table:table-cell>
        </table:table-row>
        <table:table-row table:style-name="ro1">
          <table:table-cell office:value-type="float" office:value="1534.2" calcext:value-type="float">
            <text:p>1534,2</text:p>
          </table:table-cell>
          <table:table-cell office:value-type="float" office:value="0.0867335647" calcext:value-type="float">
            <text:p>0,0867335647</text:p>
          </table:table-cell>
          <table:table-cell office:value-type="float" office:value="0.1287940349" calcext:value-type="float">
            <text:p>0,1287940349</text:p>
          </table:table-cell>
        </table:table-row>
        <table:table-row table:style-name="ro1">
          <table:table-cell office:value-type="float" office:value="1534.4" calcext:value-type="float">
            <text:p>1534,4</text:p>
          </table:table-cell>
          <table:table-cell office:value-type="float" office:value="0.0853335049" calcext:value-type="float">
            <text:p>0,0853335049</text:p>
          </table:table-cell>
          <table:table-cell office:value-type="float" office:value="0.1301025775" calcext:value-type="float">
            <text:p>0,1301025775</text:p>
          </table:table-cell>
        </table:table-row>
        <table:table-row table:style-name="ro1">
          <table:table-cell office:value-type="float" office:value="1534.6" calcext:value-type="float">
            <text:p>1534,6</text:p>
          </table:table-cell>
          <table:table-cell office:value-type="float" office:value="0.0842099645" calcext:value-type="float">
            <text:p>0,0842099645</text:p>
          </table:table-cell>
          <table:table-cell office:value-type="float" office:value="0.1371325083" calcext:value-type="float">
            <text:p>0,1371325083</text:p>
          </table:table-cell>
        </table:table-row>
        <table:table-row table:style-name="ro1">
          <table:table-cell office:value-type="float" office:value="1534.8" calcext:value-type="float">
            <text:p>1534,8</text:p>
          </table:table-cell>
          <table:table-cell office:value-type="float" office:value="0.095827683" calcext:value-type="float">
            <text:p>0,095827683</text:p>
          </table:table-cell>
          <table:table-cell office:value-type="float" office:value="0.1259403626" calcext:value-type="float">
            <text:p>0,1259403626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0766840343" calcext:value-type="float">
            <text:p>0,0766840343</text:p>
          </table:table-cell>
          <table:table-cell office:value-type="float" office:value="0.1209687668" calcext:value-type="float">
            <text:p>0,1209687668</text:p>
          </table:table-cell>
        </table:table-row>
        <table:table-row table:style-name="ro1">
          <table:table-cell office:value-type="float" office:value="1535.2" calcext:value-type="float">
            <text:p>1535,2</text:p>
          </table:table-cell>
          <table:table-cell office:value-type="float" office:value="0.0884063651" calcext:value-type="float">
            <text:p>0,0884063651</text:p>
          </table:table-cell>
          <table:table-cell office:value-type="float" office:value="0.1155984275" calcext:value-type="float">
            <text:p>0,1155984275</text:p>
          </table:table-cell>
        </table:table-row>
        <table:table-row table:style-name="ro1">
          <table:table-cell office:value-type="float" office:value="1535.4" calcext:value-type="float">
            <text:p>1535,4</text:p>
          </table:table-cell>
          <table:table-cell office:value-type="float" office:value="0.092596956" calcext:value-type="float">
            <text:p>0,092596956</text:p>
          </table:table-cell>
          <table:table-cell office:value-type="float" office:value="0.1368126253" calcext:value-type="float">
            <text:p>0,1368126253</text:p>
          </table:table-cell>
        </table:table-row>
        <table:table-row table:style-name="ro1">
          <table:table-cell office:value-type="float" office:value="1535.6" calcext:value-type="float">
            <text:p>1535,6</text:p>
          </table:table-cell>
          <table:table-cell office:value-type="float" office:value="0.0892435005" calcext:value-type="float">
            <text:p>0,0892435005</text:p>
          </table:table-cell>
          <table:table-cell office:value-type="float" office:value="0.1258511262" calcext:value-type="float">
            <text:p>0,1258511262</text:p>
          </table:table-cell>
        </table:table-row>
        <table:table-row table:style-name="ro1">
          <table:table-cell office:value-type="float" office:value="1535.8" calcext:value-type="float">
            <text:p>1535,8</text:p>
          </table:table-cell>
          <table:table-cell office:value-type="float" office:value="0.1001874753" calcext:value-type="float">
            <text:p>0,1001874753</text:p>
          </table:table-cell>
          <table:table-cell office:value-type="float" office:value="0.1122118009" calcext:value-type="float">
            <text:p>0,112211800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0968042377" calcext:value-type="float">
            <text:p>0,0968042377</text:p>
          </table:table-cell>
          <table:table-cell office:value-type="float" office:value="0.111168515" calcext:value-type="float">
            <text:p>0,111168515</text:p>
          </table:table-cell>
        </table:table-row>
        <table:table-row table:style-name="ro1">
          <table:table-cell office:value-type="float" office:value="1536.2" calcext:value-type="float">
            <text:p>1536,2</text:p>
          </table:table-cell>
          <table:table-cell office:value-type="float" office:value="0.0999692415" calcext:value-type="float">
            <text:p>0,0999692415</text:p>
          </table:table-cell>
          <table:table-cell office:value-type="float" office:value="0.1229382598" calcext:value-type="float">
            <text:p>0,1229382598</text:p>
          </table:table-cell>
        </table:table-row>
        <table:table-row table:style-name="ro1">
          <table:table-cell office:value-type="float" office:value="1536.4" calcext:value-type="float">
            <text:p>1536,4</text:p>
          </table:table-cell>
          <table:table-cell office:value-type="float" office:value="0.1021560187" calcext:value-type="float">
            <text:p>0,1021560187</text:p>
          </table:table-cell>
          <table:table-cell office:value-type="float" office:value="0.1343606177" calcext:value-type="float">
            <text:p>0,1343606177</text:p>
          </table:table-cell>
        </table:table-row>
        <table:table-row table:style-name="ro1">
          <table:table-cell office:value-type="float" office:value="1536.6" calcext:value-type="float">
            <text:p>1536,6</text:p>
          </table:table-cell>
          <table:table-cell office:value-type="float" office:value="0.118847867" calcext:value-type="float">
            <text:p>0,118847867</text:p>
          </table:table-cell>
          <table:table-cell office:value-type="float" office:value="0.1457508514" calcext:value-type="float">
            <text:p>0,1457508514</text:p>
          </table:table-cell>
        </table:table-row>
        <table:table-row table:style-name="ro1">
          <table:table-cell office:value-type="float" office:value="1536.8" calcext:value-type="float">
            <text:p>1536,8</text:p>
          </table:table-cell>
          <table:table-cell office:value-type="float" office:value="0.1115884286" calcext:value-type="float">
            <text:p>0,1115884286</text:p>
          </table:table-cell>
          <table:table-cell office:value-type="float" office:value="0.136393825" calcext:value-type="float">
            <text:p>0,136393825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1006091085" calcext:value-type="float">
            <text:p>0,1006091085</text:p>
          </table:table-cell>
          <table:table-cell office:value-type="float" office:value="0.1284035606" calcext:value-type="float">
            <text:p>0,1284035606</text:p>
          </table:table-cell>
        </table:table-row>
        <table:table-row table:style-name="ro1">
          <table:table-cell office:value-type="float" office:value="1537.2" calcext:value-type="float">
            <text:p>1537,2</text:p>
          </table:table-cell>
          <table:table-cell office:value-type="float" office:value="0.1099667795" calcext:value-type="float">
            <text:p>0,1099667795</text:p>
          </table:table-cell>
          <table:table-cell office:value-type="float" office:value="0.1178082056" calcext:value-type="float">
            <text:p>0,1178082056</text:p>
          </table:table-cell>
        </table:table-row>
        <table:table-row table:style-name="ro1">
          <table:table-cell office:value-type="float" office:value="1537.4" calcext:value-type="float">
            <text:p>1537,4</text:p>
          </table:table-cell>
          <table:table-cell office:value-type="float" office:value="0.0917712555" calcext:value-type="float">
            <text:p>0,0917712555</text:p>
          </table:table-cell>
          <table:table-cell office:value-type="float" office:value="0.1378353951" calcext:value-type="float">
            <text:p>0,1378353951</text:p>
          </table:table-cell>
        </table:table-row>
        <table:table-row table:style-name="ro1">
          <table:table-cell office:value-type="float" office:value="1537.6" calcext:value-type="float">
            <text:p>1537,6</text:p>
          </table:table-cell>
          <table:table-cell office:value-type="float" office:value="0.0801175319" calcext:value-type="float">
            <text:p>0,0801175319</text:p>
          </table:table-cell>
          <table:table-cell office:value-type="float" office:value="0.1354013311" calcext:value-type="float">
            <text:p>0,1354013311</text:p>
          </table:table-cell>
        </table:table-row>
        <table:table-row table:style-name="ro1">
          <table:table-cell office:value-type="float" office:value="1537.8" calcext:value-type="float">
            <text:p>1537,8</text:p>
          </table:table-cell>
          <table:table-cell office:value-type="float" office:value="0.09930118" calcext:value-type="float">
            <text:p>0,09930118</text:p>
          </table:table-cell>
          <table:table-cell office:value-type="float" office:value="0.1587698233" calcext:value-type="float">
            <text:p>0,158769823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1019969618" calcext:value-type="float">
            <text:p>0,1019969618</text:p>
          </table:table-cell>
          <table:table-cell office:value-type="float" office:value="0.1449182607" calcext:value-type="float">
            <text:p>0,1449182607</text:p>
          </table:table-cell>
        </table:table-row>
        <table:table-row table:style-name="ro1">
          <table:table-cell office:value-type="float" office:value="1538.2" calcext:value-type="float">
            <text:p>1538,2</text:p>
          </table:table-cell>
          <table:table-cell office:value-type="float" office:value="0.1068885834" calcext:value-type="float">
            <text:p>0,1068885834</text:p>
          </table:table-cell>
          <table:table-cell office:value-type="float" office:value="0.1430856623" calcext:value-type="float">
            <text:p>0,1430856623</text:p>
          </table:table-cell>
        </table:table-row>
        <table:table-row table:style-name="ro1">
          <table:table-cell office:value-type="float" office:value="1538.4" calcext:value-type="float">
            <text:p>1538,4</text:p>
          </table:table-cell>
          <table:table-cell office:value-type="float" office:value="0.120224572" calcext:value-type="float">
            <text:p>0,120224572</text:p>
          </table:table-cell>
          <table:table-cell office:value-type="float" office:value="0.1463065617" calcext:value-type="float">
            <text:p>0,1463065617</text:p>
          </table:table-cell>
        </table:table-row>
        <table:table-row table:style-name="ro1">
          <table:table-cell office:value-type="float" office:value="1538.6" calcext:value-type="float">
            <text:p>1538,6</text:p>
          </table:table-cell>
          <table:table-cell office:value-type="float" office:value="0.1108531733" calcext:value-type="float">
            <text:p>0,1108531733</text:p>
          </table:table-cell>
          <table:table-cell office:value-type="float" office:value="0.1512989437" calcext:value-type="float">
            <text:p>0,1512989437</text:p>
          </table:table-cell>
        </table:table-row>
        <table:table-row table:style-name="ro1">
          <table:table-cell office:value-type="float" office:value="1538.8" calcext:value-type="float">
            <text:p>1538,8</text:p>
          </table:table-cell>
          <table:table-cell office:value-type="float" office:value="0.1153068247" calcext:value-type="float">
            <text:p>0,1153068247</text:p>
          </table:table-cell>
          <table:table-cell office:value-type="float" office:value="0.1447700502" calcext:value-type="float">
            <text:p>0,1447700502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1046183737" calcext:value-type="float">
            <text:p>0,1046183737</text:p>
          </table:table-cell>
          <table:table-cell office:value-type="float" office:value="0.1280625422" calcext:value-type="float">
            <text:p>0,1280625422</text:p>
          </table:table-cell>
        </table:table-row>
        <table:table-row table:style-name="ro1">
          <table:table-cell office:value-type="float" office:value="1539.2" calcext:value-type="float">
            <text:p>1539,2</text:p>
          </table:table-cell>
          <table:table-cell office:value-type="float" office:value="0.0967222792" calcext:value-type="float">
            <text:p>0,0967222792</text:p>
          </table:table-cell>
          <table:table-cell office:value-type="float" office:value="0.1356024578" calcext:value-type="float">
            <text:p>0,1356024578</text:p>
          </table:table-cell>
        </table:table-row>
        <table:table-row table:style-name="ro1">
          <table:table-cell office:value-type="float" office:value="1539.4" calcext:value-type="float">
            <text:p>1539,4</text:p>
          </table:table-cell>
          <table:table-cell office:value-type="float" office:value="0.093396151" calcext:value-type="float">
            <text:p>0,093396151</text:p>
          </table:table-cell>
          <table:table-cell office:value-type="float" office:value="0.1125788846" calcext:value-type="float">
            <text:p>0,1125788846</text:p>
          </table:table-cell>
        </table:table-row>
        <table:table-row table:style-name="ro1">
          <table:table-cell office:value-type="float" office:value="1539.6" calcext:value-type="float">
            <text:p>1539,6</text:p>
          </table:table-cell>
          <table:table-cell office:value-type="float" office:value="0.0877401496" calcext:value-type="float">
            <text:p>0,0877401496</text:p>
          </table:table-cell>
          <table:table-cell office:value-type="float" office:value="0.1298826767" calcext:value-type="float">
            <text:p>0,1298826767</text:p>
          </table:table-cell>
        </table:table-row>
        <table:table-row table:style-name="ro1">
          <table:table-cell office:value-type="float" office:value="1539.8" calcext:value-type="float">
            <text:p>1539,8</text:p>
          </table:table-cell>
          <table:table-cell office:value-type="float" office:value="0.1033433945" calcext:value-type="float">
            <text:p>0,1033433945</text:p>
          </table:table-cell>
          <table:table-cell office:value-type="float" office:value="0.14868965" calcext:value-type="float">
            <text:p>0,1486896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0973536948" calcext:value-type="float">
            <text:p>0,0973536948</text:p>
          </table:table-cell>
          <table:table-cell office:value-type="float" office:value="0.134538792" calcext:value-type="float">
            <text:p>0,134538792</text:p>
          </table:table-cell>
        </table:table-row>
        <table:table-row table:style-name="ro1">
          <table:table-cell office:value-type="float" office:value="1540.2" calcext:value-type="float">
            <text:p>1540,2</text:p>
          </table:table-cell>
          <table:table-cell office:value-type="float" office:value="0.1019744881" calcext:value-type="float">
            <text:p>0,1019744881</text:p>
          </table:table-cell>
          <table:table-cell office:value-type="float" office:value="0.1310533369" calcext:value-type="float">
            <text:p>0,1310533369</text:p>
          </table:table-cell>
        </table:table-row>
        <table:table-row table:style-name="ro1">
          <table:table-cell office:value-type="float" office:value="1540.4" calcext:value-type="float">
            <text:p>1540,4</text:p>
          </table:table-cell>
          <table:table-cell office:value-type="float" office:value="0.1013219229" calcext:value-type="float">
            <text:p>0,1013219229</text:p>
          </table:table-cell>
          <table:table-cell office:value-type="float" office:value="0.1471191214" calcext:value-type="float">
            <text:p>0,1471191214</text:p>
          </table:table-cell>
        </table:table-row>
        <table:table-row table:style-name="ro1">
          <table:table-cell office:value-type="float" office:value="1540.6" calcext:value-type="float">
            <text:p>1540,6</text:p>
          </table:table-cell>
          <table:table-cell office:value-type="float" office:value="0.0986405975" calcext:value-type="float">
            <text:p>0,0986405975</text:p>
          </table:table-cell>
          <table:table-cell office:value-type="float" office:value="0.1360578252" calcext:value-type="float">
            <text:p>0,1360578252</text:p>
          </table:table-cell>
        </table:table-row>
        <table:table-row table:style-name="ro1">
          <table:table-cell office:value-type="float" office:value="1540.8" calcext:value-type="float">
            <text:p>1540,8</text:p>
          </table:table-cell>
          <table:table-cell office:value-type="float" office:value="0.0832505763" calcext:value-type="float">
            <text:p>0,0832505763</text:p>
          </table:table-cell>
          <table:table-cell office:value-type="float" office:value="0.1488931308" calcext:value-type="float">
            <text:p>0,1488931308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0963383062" calcext:value-type="float">
            <text:p>0,0963383062</text:p>
          </table:table-cell>
          <table:table-cell office:value-type="float" office:value="0.1573444526" calcext:value-type="float">
            <text:p>0,1573444526</text:p>
          </table:table-cell>
        </table:table-row>
        <table:table-row table:style-name="ro1">
          <table:table-cell office:value-type="float" office:value="1541.2" calcext:value-type="float">
            <text:p>1541,2</text:p>
          </table:table-cell>
          <table:table-cell office:value-type="float" office:value="0.0893916773" calcext:value-type="float">
            <text:p>0,0893916773</text:p>
          </table:table-cell>
          <table:table-cell office:value-type="float" office:value="0.1451303855" calcext:value-type="float">
            <text:p>0,1451303855</text:p>
          </table:table-cell>
        </table:table-row>
        <table:table-row table:style-name="ro1">
          <table:table-cell office:value-type="float" office:value="1541.4" calcext:value-type="float">
            <text:p>1541,4</text:p>
          </table:table-cell>
          <table:table-cell office:value-type="float" office:value="0.091749317" calcext:value-type="float">
            <text:p>0,091749317</text:p>
          </table:table-cell>
          <table:table-cell office:value-type="float" office:value="0.1456119734" calcext:value-type="float">
            <text:p>0,1456119734</text:p>
          </table:table-cell>
        </table:table-row>
        <table:table-row table:style-name="ro1">
          <table:table-cell office:value-type="float" office:value="1541.6" calcext:value-type="float">
            <text:p>1541,6</text:p>
          </table:table-cell>
          <table:table-cell office:value-type="float" office:value="0.1021546664" calcext:value-type="float">
            <text:p>0,1021546664</text:p>
          </table:table-cell>
          <table:table-cell office:value-type="float" office:value="0.14543919" calcext:value-type="float">
            <text:p>0,14543919</text:p>
          </table:table-cell>
        </table:table-row>
        <table:table-row table:style-name="ro1">
          <table:table-cell office:value-type="float" office:value="1541.8" calcext:value-type="float">
            <text:p>1541,8</text:p>
          </table:table-cell>
          <table:table-cell office:value-type="float" office:value="0.1111100197" calcext:value-type="float">
            <text:p>0,1111100197</text:p>
          </table:table-cell>
          <table:table-cell office:value-type="float" office:value="0.1210366562" calcext:value-type="float">
            <text:p>0,121036656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1074441261" calcext:value-type="float">
            <text:p>0,1074441261</text:p>
          </table:table-cell>
          <table:table-cell office:value-type="float" office:value="0.1392298506" calcext:value-type="float">
            <text:p>0,1392298506</text:p>
          </table:table-cell>
        </table:table-row>
        <table:table-row table:style-name="ro1">
          <table:table-cell office:value-type="float" office:value="1542.2" calcext:value-type="float">
            <text:p>1542,2</text:p>
          </table:table-cell>
          <table:table-cell office:value-type="float" office:value="0.1104159902" calcext:value-type="float">
            <text:p>0,1104159902</text:p>
          </table:table-cell>
          <table:table-cell office:value-type="float" office:value="0.1413613812" calcext:value-type="float">
            <text:p>0,1413613812</text:p>
          </table:table-cell>
        </table:table-row>
        <table:table-row table:style-name="ro1">
          <table:table-cell office:value-type="float" office:value="1542.4" calcext:value-type="float">
            <text:p>1542,4</text:p>
          </table:table-cell>
          <table:table-cell office:value-type="float" office:value="0.1001895257" calcext:value-type="float">
            <text:p>0,1001895257</text:p>
          </table:table-cell>
          <table:table-cell office:value-type="float" office:value="0.149412384" calcext:value-type="float">
            <text:p>0,149412384</text:p>
          </table:table-cell>
        </table:table-row>
        <table:table-row table:style-name="ro1">
          <table:table-cell office:value-type="float" office:value="1542.6" calcext:value-type="float">
            <text:p>1542,6</text:p>
          </table:table-cell>
          <table:table-cell office:value-type="float" office:value="0.1046876662" calcext:value-type="float">
            <text:p>0,1046876662</text:p>
          </table:table-cell>
          <table:table-cell office:value-type="float" office:value="0.1377298914" calcext:value-type="float">
            <text:p>0,1377298914</text:p>
          </table:table-cell>
        </table:table-row>
        <table:table-row table:style-name="ro1">
          <table:table-cell office:value-type="float" office:value="1542.8" calcext:value-type="float">
            <text:p>1542,8</text:p>
          </table:table-cell>
          <table:table-cell office:value-type="float" office:value="0.1057693646" calcext:value-type="float">
            <text:p>0,1057693646</text:p>
          </table:table-cell>
          <table:table-cell office:value-type="float" office:value="0.1552340611" calcext:value-type="float">
            <text:p>0,155234061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10636341" calcext:value-type="float">
            <text:p>0,10636341</text:p>
          </table:table-cell>
          <table:table-cell office:value-type="float" office:value="0.1396163481" calcext:value-type="float">
            <text:p>0,1396163481</text:p>
          </table:table-cell>
        </table:table-row>
        <table:table-row table:style-name="ro1">
          <table:table-cell office:value-type="float" office:value="1543.2" calcext:value-type="float">
            <text:p>1543,2</text:p>
          </table:table-cell>
          <table:table-cell office:value-type="float" office:value="0.0935217356" calcext:value-type="float">
            <text:p>0,0935217356</text:p>
          </table:table-cell>
          <table:table-cell office:value-type="float" office:value="0.1390931824" calcext:value-type="float">
            <text:p>0,1390931824</text:p>
          </table:table-cell>
        </table:table-row>
        <table:table-row table:style-name="ro1">
          <table:table-cell office:value-type="float" office:value="1543.4" calcext:value-type="float">
            <text:p>1543,4</text:p>
          </table:table-cell>
          <table:table-cell office:value-type="float" office:value="0.0960169479" calcext:value-type="float">
            <text:p>0,0960169479</text:p>
          </table:table-cell>
          <table:table-cell office:value-type="float" office:value="0.1413555323" calcext:value-type="float">
            <text:p>0,1413555323</text:p>
          </table:table-cell>
        </table:table-row>
        <table:table-row table:style-name="ro1">
          <table:table-cell office:value-type="float" office:value="1543.6" calcext:value-type="float">
            <text:p>1543,6</text:p>
          </table:table-cell>
          <table:table-cell office:value-type="float" office:value="0.0992881206" calcext:value-type="float">
            <text:p>0,0992881206</text:p>
          </table:table-cell>
          <table:table-cell office:value-type="float" office:value="0.1400714973" calcext:value-type="float">
            <text:p>0,1400714973</text:p>
          </table:table-cell>
        </table:table-row>
        <table:table-row table:style-name="ro1">
          <table:table-cell office:value-type="float" office:value="1543.8" calcext:value-type="float">
            <text:p>1543,8</text:p>
          </table:table-cell>
          <table:table-cell office:value-type="float" office:value="0.0998051395" calcext:value-type="float">
            <text:p>0,0998051395</text:p>
          </table:table-cell>
          <table:table-cell office:value-type="float" office:value="0.1272141209" calcext:value-type="float">
            <text:p>0,127214120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1005913964" calcext:value-type="float">
            <text:p>0,1005913964</text:p>
          </table:table-cell>
          <table:table-cell office:value-type="float" office:value="0.1254790847" calcext:value-type="float">
            <text:p>0,1254790847</text:p>
          </table:table-cell>
        </table:table-row>
        <table:table-row table:style-name="ro1">
          <table:table-cell office:value-type="float" office:value="1544.2" calcext:value-type="float">
            <text:p>1544,2</text:p>
          </table:table-cell>
          <table:table-cell office:value-type="float" office:value="0.0978240802" calcext:value-type="float">
            <text:p>0,0978240802</text:p>
          </table:table-cell>
          <table:table-cell office:value-type="float" office:value="0.1296098046" calcext:value-type="float">
            <text:p>0,1296098046</text:p>
          </table:table-cell>
        </table:table-row>
        <table:table-row table:style-name="ro1">
          <table:table-cell office:value-type="float" office:value="1544.4" calcext:value-type="float">
            <text:p>1544,4</text:p>
          </table:table-cell>
          <table:table-cell office:value-type="float" office:value="0.0970516706" calcext:value-type="float">
            <text:p>0,0970516706</text:p>
          </table:table-cell>
          <table:table-cell office:value-type="float" office:value="0.1380811249" calcext:value-type="float">
            <text:p>0,1380811249</text:p>
          </table:table-cell>
        </table:table-row>
        <table:table-row table:style-name="ro1">
          <table:table-cell office:value-type="float" office:value="1544.6" calcext:value-type="float">
            <text:p>1544,6</text:p>
          </table:table-cell>
          <table:table-cell office:value-type="float" office:value="0.0909973816" calcext:value-type="float">
            <text:p>0,0909973816</text:p>
          </table:table-cell>
          <table:table-cell office:value-type="float" office:value="0.1330578518" calcext:value-type="float">
            <text:p>0,1330578518</text:p>
          </table:table-cell>
        </table:table-row>
        <table:table-row table:style-name="ro1">
          <table:table-cell office:value-type="float" office:value="1544.8" calcext:value-type="float">
            <text:p>1544,8</text:p>
          </table:table-cell>
          <table:table-cell office:value-type="float" office:value="0.0897135271" calcext:value-type="float">
            <text:p>0,0897135271</text:p>
          </table:table-cell>
          <table:table-cell office:value-type="float" office:value="0.1399829371" calcext:value-type="float">
            <text:p>0,139982937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0874186829" calcext:value-type="float">
            <text:p>0,0874186829</text:p>
          </table:table-cell>
          <table:table-cell office:value-type="float" office:value="0.1412099698" calcext:value-type="float">
            <text:p>0,1412099698</text:p>
          </table:table-cell>
        </table:table-row>
        <table:table-row table:style-name="ro1">
          <table:table-cell office:value-type="float" office:value="1545.2" calcext:value-type="float">
            <text:p>1545,2</text:p>
          </table:table-cell>
          <table:table-cell office:value-type="float" office:value="0.0785680118" calcext:value-type="float">
            <text:p>0,0785680118</text:p>
          </table:table-cell>
          <table:table-cell office:value-type="float" office:value="0.1430557161" calcext:value-type="float">
            <text:p>0,1430557161</text:p>
          </table:table-cell>
        </table:table-row>
        <table:table-row table:style-name="ro1">
          <table:table-cell office:value-type="float" office:value="1545.4" calcext:value-type="float">
            <text:p>1545,4</text:p>
          </table:table-cell>
          <table:table-cell office:value-type="float" office:value="0.0848666905" calcext:value-type="float">
            <text:p>0,0848666905</text:p>
          </table:table-cell>
          <table:table-cell office:value-type="float" office:value="0.15257993" calcext:value-type="float">
            <text:p>0,15257993</text:p>
          </table:table-cell>
        </table:table-row>
        <table:table-row table:style-name="ro1">
          <table:table-cell office:value-type="float" office:value="1545.6" calcext:value-type="float">
            <text:p>1545,6</text:p>
          </table:table-cell>
          <table:table-cell office:value-type="float" office:value="0.0881908837" calcext:value-type="float">
            <text:p>0,0881908837</text:p>
          </table:table-cell>
          <table:table-cell office:value-type="float" office:value="0.150666522" calcext:value-type="float">
            <text:p>0,150666522</text:p>
          </table:table-cell>
        </table:table-row>
        <table:table-row table:style-name="ro1">
          <table:table-cell office:value-type="float" office:value="1545.8" calcext:value-type="float">
            <text:p>1545,8</text:p>
          </table:table-cell>
          <table:table-cell office:value-type="float" office:value="0.0930032159" calcext:value-type="float">
            <text:p>0,0930032159</text:p>
          </table:table-cell>
          <table:table-cell office:value-type="float" office:value="0.1644997026" calcext:value-type="float">
            <text:p>0,1644997026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0773616755" calcext:value-type="float">
            <text:p>0,0773616755</text:p>
          </table:table-cell>
          <table:table-cell office:value-type="float" office:value="0.1429651406" calcext:value-type="float">
            <text:p>0,1429651406</text:p>
          </table:table-cell>
        </table:table-row>
        <table:table-row table:style-name="ro1">
          <table:table-cell office:value-type="float" office:value="1546.2" calcext:value-type="float">
            <text:p>1546,2</text:p>
          </table:table-cell>
          <table:table-cell office:value-type="float" office:value="0.0912755196" calcext:value-type="float">
            <text:p>0,0912755196</text:p>
          </table:table-cell>
          <table:table-cell office:value-type="float" office:value="0.1546012451" calcext:value-type="float">
            <text:p>0,1546012451</text:p>
          </table:table-cell>
        </table:table-row>
        <table:table-row table:style-name="ro1">
          <table:table-cell office:value-type="float" office:value="1546.4" calcext:value-type="float">
            <text:p>1546,4</text:p>
          </table:table-cell>
          <table:table-cell office:value-type="float" office:value="0.0998868556" calcext:value-type="float">
            <text:p>0,0998868556</text:p>
          </table:table-cell>
          <table:table-cell office:value-type="float" office:value="0.184200584" calcext:value-type="float">
            <text:p>0,184200584</text:p>
          </table:table-cell>
        </table:table-row>
        <table:table-row table:style-name="ro1">
          <table:table-cell office:value-type="float" office:value="1546.6" calcext:value-type="float">
            <text:p>1546,6</text:p>
          </table:table-cell>
          <table:table-cell office:value-type="float" office:value="0.0922205264" calcext:value-type="float">
            <text:p>0,0922205264</text:p>
          </table:table-cell>
          <table:table-cell office:value-type="float" office:value="0.1703201236" calcext:value-type="float">
            <text:p>0,1703201236</text:p>
          </table:table-cell>
        </table:table-row>
        <table:table-row table:style-name="ro1">
          <table:table-cell office:value-type="float" office:value="1546.8" calcext:value-type="float">
            <text:p>1546,8</text:p>
          </table:table-cell>
          <table:table-cell office:value-type="float" office:value="0.101951497" calcext:value-type="float">
            <text:p>0,101951497</text:p>
          </table:table-cell>
          <table:table-cell office:value-type="float" office:value="0.1636428401" calcext:value-type="float">
            <text:p>0,163642840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1009769238" calcext:value-type="float">
            <text:p>0,1009769238</text:p>
          </table:table-cell>
          <table:table-cell office:value-type="float" office:value="0.1880881473" calcext:value-type="float">
            <text:p>0,1880881473</text:p>
          </table:table-cell>
        </table:table-row>
        <table:table-row table:style-name="ro1">
          <table:table-cell office:value-type="float" office:value="1547.2" calcext:value-type="float">
            <text:p>1547,2</text:p>
          </table:table-cell>
          <table:table-cell office:value-type="float" office:value="0.1035631613" calcext:value-type="float">
            <text:p>0,1035631613</text:p>
          </table:table-cell>
          <table:table-cell office:value-type="float" office:value="0.1829675518" calcext:value-type="float">
            <text:p>0,1829675518</text:p>
          </table:table-cell>
        </table:table-row>
        <table:table-row table:style-name="ro1">
          <table:table-cell office:value-type="float" office:value="1547.4" calcext:value-type="float">
            <text:p>1547,4</text:p>
          </table:table-cell>
          <table:table-cell office:value-type="float" office:value="0.1024056421" calcext:value-type="float">
            <text:p>0,1024056421</text:p>
          </table:table-cell>
          <table:table-cell office:value-type="float" office:value="0.1714250969" calcext:value-type="float">
            <text:p>0,1714250969</text:p>
          </table:table-cell>
        </table:table-row>
        <table:table-row table:style-name="ro1">
          <table:table-cell office:value-type="float" office:value="1547.6" calcext:value-type="float">
            <text:p>1547,6</text:p>
          </table:table-cell>
          <table:table-cell office:value-type="float" office:value="0.109988758" calcext:value-type="float">
            <text:p>0,109988758</text:p>
          </table:table-cell>
          <table:table-cell office:value-type="float" office:value="0.1903037365" calcext:value-type="float">
            <text:p>0,1903037365</text:p>
          </table:table-cell>
        </table:table-row>
        <table:table-row table:style-name="ro1">
          <table:table-cell office:value-type="float" office:value="1547.8" calcext:value-type="float">
            <text:p>1547,8</text:p>
          </table:table-cell>
          <table:table-cell office:value-type="float" office:value="0.1219452257" calcext:value-type="float">
            <text:p>0,1219452257</text:p>
          </table:table-cell>
          <table:table-cell office:value-type="float" office:value="0.186040828" calcext:value-type="float">
            <text:p>0,18604082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1188522416" calcext:value-type="float">
            <text:p>0,1188522416</text:p>
          </table:table-cell>
          <table:table-cell office:value-type="float" office:value="0.1897188549" calcext:value-type="float">
            <text:p>0,1897188549</text:p>
          </table:table-cell>
        </table:table-row>
        <table:table-row table:style-name="ro1">
          <table:table-cell office:value-type="float" office:value="1548.2" calcext:value-type="float">
            <text:p>1548,2</text:p>
          </table:table-cell>
          <table:table-cell office:value-type="float" office:value="0.1181535525" calcext:value-type="float">
            <text:p>0,1181535525</text:p>
          </table:table-cell>
          <table:table-cell office:value-type="float" office:value="0.1957134347" calcext:value-type="float">
            <text:p>0,1957134347</text:p>
          </table:table-cell>
        </table:table-row>
        <table:table-row table:style-name="ro1">
          <table:table-cell office:value-type="float" office:value="1548.4" calcext:value-type="float">
            <text:p>1548,4</text:p>
          </table:table-cell>
          <table:table-cell office:value-type="float" office:value="0.1215589687" calcext:value-type="float">
            <text:p>0,1215589687</text:p>
          </table:table-cell>
          <table:table-cell office:value-type="float" office:value="0.1876170443" calcext:value-type="float">
            <text:p>0,1876170443</text:p>
          </table:table-cell>
        </table:table-row>
        <table:table-row table:style-name="ro1">
          <table:table-cell office:value-type="float" office:value="1548.6" calcext:value-type="float">
            <text:p>1548,6</text:p>
          </table:table-cell>
          <table:table-cell office:value-type="float" office:value="0.1184651474" calcext:value-type="float">
            <text:p>0,1184651474</text:p>
          </table:table-cell>
          <table:table-cell office:value-type="float" office:value="0.2025288191" calcext:value-type="float">
            <text:p>0,2025288191</text:p>
          </table:table-cell>
        </table:table-row>
        <table:table-row table:style-name="ro1">
          <table:table-cell office:value-type="float" office:value="1548.8" calcext:value-type="float">
            <text:p>1548,8</text:p>
          </table:table-cell>
          <table:table-cell office:value-type="float" office:value="0.1171478249" calcext:value-type="float">
            <text:p>0,1171478249</text:p>
          </table:table-cell>
          <table:table-cell office:value-type="float" office:value="0.2026351048" calcext:value-type="float">
            <text:p>0,202635104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1206470992" calcext:value-type="float">
            <text:p>0,1206470992</text:p>
          </table:table-cell>
          <table:table-cell office:value-type="float" office:value="0.2082990159" calcext:value-type="float">
            <text:p>0,2082990159</text:p>
          </table:table-cell>
        </table:table-row>
        <table:table-row table:style-name="ro1">
          <table:table-cell office:value-type="float" office:value="1549.2" calcext:value-type="float">
            <text:p>1549,2</text:p>
          </table:table-cell>
          <table:table-cell office:value-type="float" office:value="0.1298438045" calcext:value-type="float">
            <text:p>0,1298438045</text:p>
          </table:table-cell>
          <table:table-cell office:value-type="float" office:value="0.2081812011" calcext:value-type="float">
            <text:p>0,2081812011</text:p>
          </table:table-cell>
        </table:table-row>
        <table:table-row table:style-name="ro1">
          <table:table-cell office:value-type="float" office:value="1549.4" calcext:value-type="float">
            <text:p>1549,4</text:p>
          </table:table-cell>
          <table:table-cell office:value-type="float" office:value="0.1239334587" calcext:value-type="float">
            <text:p>0,1239334587</text:p>
          </table:table-cell>
          <table:table-cell office:value-type="float" office:value="0.2051324491" calcext:value-type="float">
            <text:p>0,2051324491</text:p>
          </table:table-cell>
        </table:table-row>
        <table:table-row table:style-name="ro1">
          <table:table-cell office:value-type="float" office:value="1549.6" calcext:value-type="float">
            <text:p>1549,6</text:p>
          </table:table-cell>
          <table:table-cell office:value-type="float" office:value="0.1361795283" calcext:value-type="float">
            <text:p>0,1361795283</text:p>
          </table:table-cell>
          <table:table-cell office:value-type="float" office:value="0.2035783179" calcext:value-type="float">
            <text:p>0,2035783179</text:p>
          </table:table-cell>
        </table:table-row>
        <table:table-row table:style-name="ro1">
          <table:table-cell office:value-type="float" office:value="1549.8" calcext:value-type="float">
            <text:p>1549,8</text:p>
          </table:table-cell>
          <table:table-cell office:value-type="float" office:value="0.1416665166" calcext:value-type="float">
            <text:p>0,1416665166</text:p>
          </table:table-cell>
          <table:table-cell office:value-type="float" office:value="0.1972353571" calcext:value-type="float">
            <text:p>0,197235357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1242200986" calcext:value-type="float">
            <text:p>0,1242200986</text:p>
          </table:table-cell>
          <table:table-cell office:value-type="float" office:value="0.2076803726" calcext:value-type="float">
            <text:p>0,2076803726</text:p>
          </table:table-cell>
        </table:table-row>
        <table:table-row table:style-name="ro1">
          <table:table-cell office:value-type="float" office:value="1550.2" calcext:value-type="float">
            <text:p>1550,2</text:p>
          </table:table-cell>
          <table:table-cell office:value-type="float" office:value="0.1473565068" calcext:value-type="float">
            <text:p>0,1473565068</text:p>
          </table:table-cell>
          <table:table-cell office:value-type="float" office:value="0.2212725727" calcext:value-type="float">
            <text:p>0,2212725727</text:p>
          </table:table-cell>
        </table:table-row>
        <table:table-row table:style-name="ro1">
          <table:table-cell office:value-type="float" office:value="1550.4" calcext:value-type="float">
            <text:p>1550,4</text:p>
          </table:table-cell>
          <table:table-cell office:value-type="float" office:value="0.1432142649" calcext:value-type="float">
            <text:p>0,1432142649</text:p>
          </table:table-cell>
          <table:table-cell office:value-type="float" office:value="0.2292669792" calcext:value-type="float">
            <text:p>0,2292669792</text:p>
          </table:table-cell>
        </table:table-row>
        <table:table-row table:style-name="ro1">
          <table:table-cell office:value-type="float" office:value="1550.6" calcext:value-type="float">
            <text:p>1550,6</text:p>
          </table:table-cell>
          <table:table-cell office:value-type="float" office:value="0.1363891541" calcext:value-type="float">
            <text:p>0,1363891541</text:p>
          </table:table-cell>
          <table:table-cell office:value-type="float" office:value="0.2117245398" calcext:value-type="float">
            <text:p>0,2117245398</text:p>
          </table:table-cell>
        </table:table-row>
        <table:table-row table:style-name="ro1">
          <table:table-cell office:value-type="float" office:value="1550.8" calcext:value-type="float">
            <text:p>1550,8</text:p>
          </table:table-cell>
          <table:table-cell office:value-type="float" office:value="0.1459274356" calcext:value-type="float">
            <text:p>0,1459274356</text:p>
          </table:table-cell>
          <table:table-cell office:value-type="float" office:value="0.2186724827" calcext:value-type="float">
            <text:p>0,2186724827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1371036791" calcext:value-type="float">
            <text:p>0,1371036791</text:p>
          </table:table-cell>
          <table:table-cell office:value-type="float" office:value="0.2310428888" calcext:value-type="float">
            <text:p>0,2310428888</text:p>
          </table:table-cell>
        </table:table-row>
        <table:table-row table:style-name="ro1">
          <table:table-cell office:value-type="float" office:value="1551.2" calcext:value-type="float">
            <text:p>1551,2</text:p>
          </table:table-cell>
          <table:table-cell office:value-type="float" office:value="0.1483257205" calcext:value-type="float">
            <text:p>0,1483257205</text:p>
          </table:table-cell>
          <table:table-cell office:value-type="float" office:value="0.2309401124" calcext:value-type="float">
            <text:p>0,2309401124</text:p>
          </table:table-cell>
        </table:table-row>
        <table:table-row table:style-name="ro1">
          <table:table-cell office:value-type="float" office:value="1551.4" calcext:value-type="float">
            <text:p>1551,4</text:p>
          </table:table-cell>
          <table:table-cell office:value-type="float" office:value="0.1412593074" calcext:value-type="float">
            <text:p>0,1412593074</text:p>
          </table:table-cell>
          <table:table-cell office:value-type="float" office:value="0.2242923813" calcext:value-type="float">
            <text:p>0,2242923813</text:p>
          </table:table-cell>
        </table:table-row>
        <table:table-row table:style-name="ro1">
          <table:table-cell office:value-type="float" office:value="1551.6" calcext:value-type="float">
            <text:p>1551,6</text:p>
          </table:table-cell>
          <table:table-cell office:value-type="float" office:value="0.13533562" calcext:value-type="float">
            <text:p>0,13533562</text:p>
          </table:table-cell>
          <table:table-cell office:value-type="float" office:value="0.2102662118" calcext:value-type="float">
            <text:p>0,2102662118</text:p>
          </table:table-cell>
        </table:table-row>
        <table:table-row table:style-name="ro1">
          <table:table-cell office:value-type="float" office:value="1551.8" calcext:value-type="float">
            <text:p>1551,8</text:p>
          </table:table-cell>
          <table:table-cell office:value-type="float" office:value="0.1370131854" calcext:value-type="float">
            <text:p>0,1370131854</text:p>
          </table:table-cell>
          <table:table-cell office:value-type="float" office:value="0.2194720075" calcext:value-type="float">
            <text:p>0,2194720075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1373118767" calcext:value-type="float">
            <text:p>0,1373118767</text:p>
          </table:table-cell>
          <table:table-cell office:value-type="float" office:value="0.2328025598" calcext:value-type="float">
            <text:p>0,2328025598</text:p>
          </table:table-cell>
        </table:table-row>
        <table:table-row table:style-name="ro1">
          <table:table-cell office:value-type="float" office:value="1552.2" calcext:value-type="float">
            <text:p>1552,2</text:p>
          </table:table-cell>
          <table:table-cell office:value-type="float" office:value="0.1359693642" calcext:value-type="float">
            <text:p>0,1359693642</text:p>
          </table:table-cell>
          <table:table-cell office:value-type="float" office:value="0.2183353044" calcext:value-type="float">
            <text:p>0,2183353044</text:p>
          </table:table-cell>
        </table:table-row>
        <table:table-row table:style-name="ro1">
          <table:table-cell office:value-type="float" office:value="1552.4" calcext:value-type="float">
            <text:p>1552,4</text:p>
          </table:table-cell>
          <table:table-cell office:value-type="float" office:value="0.141574537" calcext:value-type="float">
            <text:p>0,141574537</text:p>
          </table:table-cell>
          <table:table-cell office:value-type="float" office:value="0.2097254501" calcext:value-type="float">
            <text:p>0,2097254501</text:p>
          </table:table-cell>
        </table:table-row>
        <table:table-row table:style-name="ro1">
          <table:table-cell office:value-type="float" office:value="1552.6" calcext:value-type="float">
            <text:p>1552,6</text:p>
          </table:table-cell>
          <table:table-cell office:value-type="float" office:value="0.1356486539" calcext:value-type="float">
            <text:p>0,1356486539</text:p>
          </table:table-cell>
          <table:table-cell office:value-type="float" office:value="0.2341260187" calcext:value-type="float">
            <text:p>0,2341260187</text:p>
          </table:table-cell>
        </table:table-row>
        <table:table-row table:style-name="ro1">
          <table:table-cell office:value-type="float" office:value="1552.8" calcext:value-type="float">
            <text:p>1552,8</text:p>
          </table:table-cell>
          <table:table-cell office:value-type="float" office:value="0.1411162179" calcext:value-type="float">
            <text:p>0,1411162179</text:p>
          </table:table-cell>
          <table:table-cell office:value-type="float" office:value="0.2249549317" calcext:value-type="float">
            <text:p>0,2249549317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1335422625" calcext:value-type="float">
            <text:p>0,1335422625</text:p>
          </table:table-cell>
          <table:table-cell office:value-type="float" office:value="0.2348670177" calcext:value-type="float">
            <text:p>0,2348670177</text:p>
          </table:table-cell>
        </table:table-row>
        <table:table-row table:style-name="ro1">
          <table:table-cell office:value-type="float" office:value="1553.2" calcext:value-type="float">
            <text:p>1553,2</text:p>
          </table:table-cell>
          <table:table-cell office:value-type="float" office:value="0.1337163237" calcext:value-type="float">
            <text:p>0,1337163237</text:p>
          </table:table-cell>
          <table:table-cell office:value-type="float" office:value="0.2194054491" calcext:value-type="float">
            <text:p>0,2194054491</text:p>
          </table:table-cell>
        </table:table-row>
        <table:table-row table:style-name="ro1">
          <table:table-cell office:value-type="float" office:value="1553.4" calcext:value-type="float">
            <text:p>1553,4</text:p>
          </table:table-cell>
          <table:table-cell office:value-type="float" office:value="0.118847867" calcext:value-type="float">
            <text:p>0,118847867</text:p>
          </table:table-cell>
          <table:table-cell office:value-type="float" office:value="0.2310086846" calcext:value-type="float">
            <text:p>0,2310086846</text:p>
          </table:table-cell>
        </table:table-row>
        <table:table-row table:style-name="ro1">
          <table:table-cell office:value-type="float" office:value="1553.6" calcext:value-type="float">
            <text:p>1553,6</text:p>
          </table:table-cell>
          <table:table-cell office:value-type="float" office:value="0.1160675223" calcext:value-type="float">
            <text:p>0,1160675223</text:p>
          </table:table-cell>
          <table:table-cell office:value-type="float" office:value="0.2223531102" calcext:value-type="float">
            <text:p>0,2223531102</text:p>
          </table:table-cell>
        </table:table-row>
        <table:table-row table:style-name="ro1">
          <table:table-cell office:value-type="float" office:value="1553.8" calcext:value-type="float">
            <text:p>1553,8</text:p>
          </table:table-cell>
          <table:table-cell office:value-type="float" office:value="0.1151424917" calcext:value-type="float">
            <text:p>0,1151424917</text:p>
          </table:table-cell>
          <table:table-cell office:value-type="float" office:value="0.2246920222" calcext:value-type="float">
            <text:p>0,224692022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1197048656" calcext:value-type="float">
            <text:p>0,1197048656</text:p>
          </table:table-cell>
          <table:table-cell office:value-type="float" office:value="0.2095604437" calcext:value-type="float">
            <text:p>0,2095604437</text:p>
          </table:table-cell>
        </table:table-row>
        <table:table-row table:style-name="ro1">
          <table:table-cell office:value-type="float" office:value="1554.2" calcext:value-type="float">
            <text:p>1554,2</text:p>
          </table:table-cell>
          <table:table-cell office:value-type="float" office:value="0.1122877735" calcext:value-type="float">
            <text:p>0,1122877735</text:p>
          </table:table-cell>
          <table:table-cell office:value-type="float" office:value="0.2008778788" calcext:value-type="float">
            <text:p>0,2008778788</text:p>
          </table:table-cell>
        </table:table-row>
        <table:table-row table:style-name="ro1">
          <table:table-cell office:value-type="float" office:value="1554.4" calcext:value-type="float">
            <text:p>1554,4</text:p>
          </table:table-cell>
          <table:table-cell office:value-type="float" office:value="0.100474357" calcext:value-type="float">
            <text:p>0,100474357</text:p>
          </table:table-cell>
          <table:table-cell office:value-type="float" office:value="0.1945017894" calcext:value-type="float">
            <text:p>0,1945017894</text:p>
          </table:table-cell>
        </table:table-row>
        <table:table-row table:style-name="ro1">
          <table:table-cell office:value-type="float" office:value="1554.6" calcext:value-type="float">
            <text:p>1554,6</text:p>
          </table:table-cell>
          <table:table-cell office:value-type="float" office:value="0.0932546994" calcext:value-type="float">
            <text:p>0,0932546994</text:p>
          </table:table-cell>
          <table:table-cell office:value-type="float" office:value="0.1829934399" calcext:value-type="float">
            <text:p>0,1829934399</text:p>
          </table:table-cell>
        </table:table-row>
        <table:table-row table:style-name="ro1">
          <table:table-cell office:value-type="float" office:value="1554.8" calcext:value-type="float">
            <text:p>1554,8</text:p>
          </table:table-cell>
          <table:table-cell office:value-type="float" office:value="0.1000719226" calcext:value-type="float">
            <text:p>0,1000719226</text:p>
          </table:table-cell>
          <table:table-cell office:value-type="float" office:value="0.1869000045" calcext:value-type="float">
            <text:p>0,186900004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0999537569" calcext:value-type="float">
            <text:p>0,0999537569</text:p>
          </table:table-cell>
          <table:table-cell office:value-type="float" office:value="0.2000551296" calcext:value-type="float">
            <text:p>0,2000551296</text:p>
          </table:table-cell>
        </table:table-row>
        <table:table-row table:style-name="ro1">
          <table:table-cell office:value-type="float" office:value="1555.2" calcext:value-type="float">
            <text:p>1555,2</text:p>
          </table:table-cell>
          <table:table-cell office:value-type="float" office:value="0.0975689998" calcext:value-type="float">
            <text:p>0,0975689998</text:p>
          </table:table-cell>
          <table:table-cell office:value-type="float" office:value="0.1985094748" calcext:value-type="float">
            <text:p>0,1985094748</text:p>
          </table:table-cell>
        </table:table-row>
        <table:table-row table:style-name="ro1">
          <table:table-cell office:value-type="float" office:value="1555.4" calcext:value-type="float">
            <text:p>1555,4</text:p>
          </table:table-cell>
          <table:table-cell office:value-type="float" office:value="0.0997680302" calcext:value-type="float">
            <text:p>0,0997680302</text:p>
          </table:table-cell>
          <table:table-cell office:value-type="float" office:value="0.1975692031" calcext:value-type="float">
            <text:p>0,1975692031</text:p>
          </table:table-cell>
        </table:table-row>
        <table:table-row table:style-name="ro1">
          <table:table-cell office:value-type="float" office:value="1555.6" calcext:value-type="float">
            <text:p>1555,6</text:p>
          </table:table-cell>
          <table:table-cell office:value-type="float" office:value="0.102019594" calcext:value-type="float">
            <text:p>0,102019594</text:p>
          </table:table-cell>
          <table:table-cell office:value-type="float" office:value="0.1912289057" calcext:value-type="float">
            <text:p>0,1912289057</text:p>
          </table:table-cell>
        </table:table-row>
        <table:table-row table:style-name="ro1">
          <table:table-cell office:value-type="float" office:value="1555.8" calcext:value-type="float">
            <text:p>1555,8</text:p>
          </table:table-cell>
          <table:table-cell office:value-type="float" office:value="0.0966003013" calcext:value-type="float">
            <text:p>0,0966003013</text:p>
          </table:table-cell>
          <table:table-cell office:value-type="float" office:value="0.187348844" calcext:value-type="float">
            <text:p>0,18734884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0966003013" calcext:value-type="float">
            <text:p>0,0966003013</text:p>
          </table:table-cell>
          <table:table-cell office:value-type="float" office:value="0.187348844" calcext:value-type="float">
            <text:p>0,187348844</text:p>
          </table:table-cell>
        </table:table-row>
        <table:table-row table:style-name="ro1">
          <table:table-cell office:value-type="float" office:value="1556.2" calcext:value-type="float">
            <text:p>1556,2</text:p>
          </table:table-cell>
          <table:table-cell office:value-type="float" office:value="0.1016121615" calcext:value-type="float">
            <text:p>0,1016121615</text:p>
          </table:table-cell>
          <table:table-cell office:value-type="float" office:value="0.1778220678" calcext:value-type="float">
            <text:p>0,1778220678</text:p>
          </table:table-cell>
        </table:table-row>
        <table:table-row table:style-name="ro1">
          <table:table-cell office:value-type="float" office:value="1556.4" calcext:value-type="float">
            <text:p>1556,4</text:p>
          </table:table-cell>
          <table:table-cell office:value-type="float" office:value="0.0877723616" calcext:value-type="float">
            <text:p>0,0877723616</text:p>
          </table:table-cell>
          <table:table-cell office:value-type="float" office:value="0.1804882171" calcext:value-type="float">
            <text:p>0,1804882171</text:p>
          </table:table-cell>
        </table:table-row>
        <table:table-row table:style-name="ro1">
          <table:table-cell office:value-type="float" office:value="1556.6" calcext:value-type="float">
            <text:p>1556,6</text:p>
          </table:table-cell>
          <table:table-cell office:value-type="float" office:value="0.0918596396" calcext:value-type="float">
            <text:p>0,0918596396</text:p>
          </table:table-cell>
          <table:table-cell office:value-type="float" office:value="0.1881898159" calcext:value-type="float">
            <text:p>0,1881898159</text:p>
          </table:table-cell>
        </table:table-row>
        <table:table-row table:style-name="ro1">
          <table:table-cell office:value-type="float" office:value="1556.8" calcext:value-type="float">
            <text:p>1556,8</text:p>
          </table:table-cell>
          <table:table-cell office:value-type="float" office:value="0.1007750261" calcext:value-type="float">
            <text:p>0,1007750261</text:p>
          </table:table-cell>
          <table:table-cell office:value-type="float" office:value="0.1853984172" calcext:value-type="float">
            <text:p>0,185398417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0955700506" calcext:value-type="float">
            <text:p>0,0955700506</text:p>
          </table:table-cell>
          <table:table-cell office:value-type="float" office:value="0.1786188568" calcext:value-type="float">
            <text:p>0,1786188568</text:p>
          </table:table-cell>
        </table:table-row>
        <table:table-row table:style-name="ro1">
          <table:table-cell office:value-type="float" office:value="1557.2" calcext:value-type="float">
            <text:p>1557,2</text:p>
          </table:table-cell>
          <table:table-cell office:value-type="float" office:value="0.0899562948" calcext:value-type="float">
            <text:p>0,0899562948</text:p>
          </table:table-cell>
          <table:table-cell office:value-type="float" office:value="0.1752800259" calcext:value-type="float">
            <text:p>0,1752800259</text:p>
          </table:table-cell>
        </table:table-row>
        <table:table-row table:style-name="ro1">
          <table:table-cell office:value-type="float" office:value="1557.4" calcext:value-type="float">
            <text:p>1557,4</text:p>
          </table:table-cell>
          <table:table-cell office:value-type="float" office:value="0.0924523564" calcext:value-type="float">
            <text:p>0,0924523564</text:p>
          </table:table-cell>
          <table:table-cell office:value-type="float" office:value="0.1678549795" calcext:value-type="float">
            <text:p>0,1678549795</text:p>
          </table:table-cell>
        </table:table-row>
        <table:table-row table:style-name="ro1">
          <table:table-cell office:value-type="float" office:value="1557.6" calcext:value-type="float">
            <text:p>1557,6</text:p>
          </table:table-cell>
          <table:table-cell office:value-type="float" office:value="0.0885059343" calcext:value-type="float">
            <text:p>0,0885059343</text:p>
          </table:table-cell>
          <table:table-cell office:value-type="float" office:value="0.1683304938" calcext:value-type="float">
            <text:p>0,1683304938</text:p>
          </table:table-cell>
        </table:table-row>
        <table:table-row table:style-name="ro1">
          <table:table-cell office:value-type="float" office:value="1557.8" calcext:value-type="float">
            <text:p>1557,8</text:p>
          </table:table-cell>
          <table:table-cell office:value-type="float" office:value="0.0695516747" calcext:value-type="float">
            <text:p>0,0695516747</text:p>
          </table:table-cell>
          <table:table-cell office:value-type="float" office:value="0.1541620878" calcext:value-type="float">
            <text:p>0,154162087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0682118478" calcext:value-type="float">
            <text:p>0,0682118478</text:p>
          </table:table-cell>
          <table:table-cell office:value-type="float" office:value="0.1756162961" calcext:value-type="float">
            <text:p>0,1756162961</text:p>
          </table:table-cell>
        </table:table-row>
        <table:table-row table:style-name="ro1">
          <table:table-cell office:value-type="float" office:value="1558.2" calcext:value-type="float">
            <text:p>1558,2</text:p>
          </table:table-cell>
          <table:table-cell office:value-type="float" office:value="0.0882082269" calcext:value-type="float">
            <text:p>0,0882082269</text:p>
          </table:table-cell>
          <table:table-cell office:value-type="float" office:value="0.1602572927" calcext:value-type="float">
            <text:p>0,1602572927</text:p>
          </table:table-cell>
        </table:table-row>
        <table:table-row table:style-name="ro1">
          <table:table-cell office:value-type="float" office:value="1558.4" calcext:value-type="float">
            <text:p>1558,4</text:p>
          </table:table-cell>
          <table:table-cell office:value-type="float" office:value="0.0883271112" calcext:value-type="float">
            <text:p>0,0883271112</text:p>
          </table:table-cell>
          <table:table-cell office:value-type="float" office:value="0.1623302281" calcext:value-type="float">
            <text:p>0,1623302281</text:p>
          </table:table-cell>
        </table:table-row>
        <table:table-row table:style-name="ro1">
          <table:table-cell office:value-type="float" office:value="1558.6" calcext:value-type="float">
            <text:p>1558,6</text:p>
          </table:table-cell>
          <table:table-cell office:value-type="float" office:value="0.0836196637" calcext:value-type="float">
            <text:p>0,0836196637</text:p>
          </table:table-cell>
          <table:table-cell office:value-type="float" office:value="0.1415649848" calcext:value-type="float">
            <text:p>0,1415649848</text:p>
          </table:table-cell>
        </table:table-row>
        <table:table-row table:style-name="ro1">
          <table:table-cell office:value-type="float" office:value="1558.8" calcext:value-type="float">
            <text:p>1558,8</text:p>
          </table:table-cell>
          <table:table-cell office:value-type="float" office:value="0.0766558898" calcext:value-type="float">
            <text:p>0,0766558898</text:p>
          </table:table-cell>
          <table:table-cell office:value-type="float" office:value="0.1465690475" calcext:value-type="float">
            <text:p>0,146569047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0882166466" calcext:value-type="float">
            <text:p>0,0882166466</text:p>
          </table:table-cell>
          <table:table-cell office:value-type="float" office:value="0.150162408" calcext:value-type="float">
            <text:p>0,150162408</text:p>
          </table:table-cell>
        </table:table-row>
        <table:table-row table:style-name="ro1">
          <table:table-cell office:value-type="float" office:value="1559.2" calcext:value-type="float">
            <text:p>1559,2</text:p>
          </table:table-cell>
          <table:table-cell office:value-type="float" office:value="0.084231617" calcext:value-type="float">
            <text:p>0,084231617</text:p>
          </table:table-cell>
          <table:table-cell office:value-type="float" office:value="0.1540433682" calcext:value-type="float">
            <text:p>0,1540433682</text:p>
          </table:table-cell>
        </table:table-row>
        <table:table-row table:style-name="ro1">
          <table:table-cell office:value-type="float" office:value="1559.4" calcext:value-type="float">
            <text:p>1559,4</text:p>
          </table:table-cell>
          <table:table-cell office:value-type="float" office:value="0.0832505763" calcext:value-type="float">
            <text:p>0,0832505763</text:p>
          </table:table-cell>
          <table:table-cell office:value-type="float" office:value="0.1375201005" calcext:value-type="float">
            <text:p>0,1375201005</text:p>
          </table:table-cell>
        </table:table-row>
        <table:table-row table:style-name="ro1">
          <table:table-cell office:value-type="float" office:value="1559.6" calcext:value-type="float">
            <text:p>1559,6</text:p>
          </table:table-cell>
          <table:table-cell office:value-type="float" office:value="0.090016988" calcext:value-type="float">
            <text:p>0,090016988</text:p>
          </table:table-cell>
          <table:table-cell office:value-type="float" office:value="0.1395100429" calcext:value-type="float">
            <text:p>0,1395100429</text:p>
          </table:table-cell>
        </table:table-row>
        <table:table-row table:style-name="ro1">
          <table:table-cell office:value-type="float" office:value="1559.8" calcext:value-type="float">
            <text:p>1559,8</text:p>
          </table:table-cell>
          <table:table-cell office:value-type="float" office:value="0.0768275447" calcext:value-type="float">
            <text:p>0,0768275447</text:p>
          </table:table-cell>
          <table:table-cell office:value-type="float" office:value="0.1502377887" calcext:value-type="float">
            <text:p>0,1502377887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0793458704" calcext:value-type="float">
            <text:p>0,0793458704</text:p>
          </table:table-cell>
          <table:table-cell office:value-type="float" office:value="0.13455734" calcext:value-type="float">
            <text:p>0,13455734</text:p>
          </table:table-cell>
        </table:table-row>
        <table:table-row table:style-name="ro1">
          <table:table-cell office:value-type="float" office:value="1560.2" calcext:value-type="float">
            <text:p>1560,2</text:p>
          </table:table-cell>
          <table:table-cell office:value-type="float" office:value="0.0773179715" calcext:value-type="float">
            <text:p>0,0773179715</text:p>
          </table:table-cell>
          <table:table-cell office:value-type="float" office:value="0.1490861792" calcext:value-type="float">
            <text:p>0,1490861792</text:p>
          </table:table-cell>
        </table:table-row>
        <table:table-row table:style-name="ro1">
          <table:table-cell office:value-type="float" office:value="1560.4" calcext:value-type="float">
            <text:p>1560,4</text:p>
          </table:table-cell>
          <table:table-cell office:value-type="float" office:value="0.0673485546" calcext:value-type="float">
            <text:p>0,0673485546</text:p>
          </table:table-cell>
          <table:table-cell office:value-type="float" office:value="0.1461230515" calcext:value-type="float">
            <text:p>0,1461230515</text:p>
          </table:table-cell>
        </table:table-row>
        <table:table-row table:style-name="ro1">
          <table:table-cell office:value-type="float" office:value="1560.6" calcext:value-type="float">
            <text:p>1560,6</text:p>
          </table:table-cell>
          <table:table-cell office:value-type="float" office:value="0.0693709975" calcext:value-type="float">
            <text:p>0,0693709975</text:p>
          </table:table-cell>
          <table:table-cell office:value-type="float" office:value="0.1513769746" calcext:value-type="float">
            <text:p>0,1513769746</text:p>
          </table:table-cell>
        </table:table-row>
        <table:table-row table:style-name="ro1">
          <table:table-cell office:value-type="float" office:value="1560.8" calcext:value-type="float">
            <text:p>1560,8</text:p>
          </table:table-cell>
          <table:table-cell office:value-type="float" office:value="0.0854403292" calcext:value-type="float">
            <text:p>0,0854403292</text:p>
          </table:table-cell>
          <table:table-cell office:value-type="float" office:value="0.1629203472" calcext:value-type="float">
            <text:p>0,162920347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0890687104" calcext:value-type="float">
            <text:p>0,0890687104</text:p>
          </table:table-cell>
          <table:table-cell office:value-type="float" office:value="0.144190945" calcext:value-type="float">
            <text:p>0,144190945</text:p>
          </table:table-cell>
        </table:table-row>
        <table:table-row table:style-name="ro1">
          <table:table-cell office:value-type="float" office:value="1561.2" calcext:value-type="float">
            <text:p>1561,2</text:p>
          </table:table-cell>
          <table:table-cell office:value-type="float" office:value="0.0868849226" calcext:value-type="float">
            <text:p>0,0868849226</text:p>
          </table:table-cell>
          <table:table-cell office:value-type="float" office:value="0.1430856623" calcext:value-type="float">
            <text:p>0,1430856623</text:p>
          </table:table-cell>
        </table:table-row>
        <table:table-row table:style-name="ro1">
          <table:table-cell office:value-type="float" office:value="1561.4" calcext:value-type="float">
            <text:p>1561,4</text:p>
          </table:table-cell>
          <table:table-cell office:value-type="float" office:value="0.08369236" calcext:value-type="float">
            <text:p>0,08369236</text:p>
          </table:table-cell>
          <table:table-cell office:value-type="float" office:value="0.156141069" calcext:value-type="float">
            <text:p>0,156141069</text:p>
          </table:table-cell>
        </table:table-row>
        <table:table-row table:style-name="ro1">
          <table:table-cell office:value-type="float" office:value="1561.6" calcext:value-type="float">
            <text:p>1561,6</text:p>
          </table:table-cell>
          <table:table-cell office:value-type="float" office:value="0.0943535095" calcext:value-type="float">
            <text:p>0,0943535095</text:p>
          </table:table-cell>
          <table:table-cell office:value-type="float" office:value="0.1734977842" calcext:value-type="float">
            <text:p>0,1734977842</text:p>
          </table:table-cell>
        </table:table-row>
        <table:table-row table:style-name="ro1">
          <table:table-cell office:value-type="float" office:value="1561.8" calcext:value-type="float">
            <text:p>1561,8</text:p>
          </table:table-cell>
          <table:table-cell office:value-type="float" office:value="0.0870030716" calcext:value-type="float">
            <text:p>0,0870030716</text:p>
          </table:table-cell>
          <table:table-cell office:value-type="float" office:value="0.1640284489" calcext:value-type="float">
            <text:p>0,164028448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0933885353" calcext:value-type="float">
            <text:p>0,0933885353</text:p>
          </table:table-cell>
          <table:table-cell office:value-type="float" office:value="0.1597539607" calcext:value-type="float">
            <text:p>0,1597539607</text:p>
          </table:table-cell>
        </table:table-row>
        <table:table-row table:style-name="ro1">
          <table:table-cell office:value-type="float" office:value="1562.2" calcext:value-type="float">
            <text:p>1562,2</text:p>
          </table:table-cell>
          <table:table-cell office:value-type="float" office:value="0.102834588" calcext:value-type="float">
            <text:p>0,102834588</text:p>
          </table:table-cell>
          <table:table-cell office:value-type="float" office:value="0.1552909818" calcext:value-type="float">
            <text:p>0,1552909818</text:p>
          </table:table-cell>
        </table:table-row>
        <table:table-row table:style-name="ro1">
          <table:table-cell office:value-type="float" office:value="1562.4" calcext:value-type="float">
            <text:p>1562,4</text:p>
          </table:table-cell>
          <table:table-cell office:value-type="float" office:value="0.1153129397" calcext:value-type="float">
            <text:p>0,1153129397</text:p>
          </table:table-cell>
          <table:table-cell office:value-type="float" office:value="0.1725696635" calcext:value-type="float">
            <text:p>0,1725696635</text:p>
          </table:table-cell>
        </table:table-row>
        <table:table-row table:style-name="ro1">
          <table:table-cell office:value-type="float" office:value="1562.6" calcext:value-type="float">
            <text:p>1562,6</text:p>
          </table:table-cell>
          <table:table-cell office:value-type="float" office:value="0.1101773134" calcext:value-type="float">
            <text:p>0,1101773134</text:p>
          </table:table-cell>
          <table:table-cell office:value-type="float" office:value="0.1618531133" calcext:value-type="float">
            <text:p>0,1618531133</text:p>
          </table:table-cell>
        </table:table-row>
        <table:table-row table:style-name="ro1">
          <table:table-cell office:value-type="float" office:value="1562.8" calcext:value-type="float">
            <text:p>1562,8</text:p>
          </table:table-cell>
          <table:table-cell office:value-type="float" office:value="0.1186068351" calcext:value-type="float">
            <text:p>0,1186068351</text:p>
          </table:table-cell>
          <table:table-cell office:value-type="float" office:value="0.1739785394" calcext:value-type="float">
            <text:p>0,173978539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1151622679" calcext:value-type="float">
            <text:p>0,1151622679</text:p>
          </table:table-cell>
          <table:table-cell office:value-type="float" office:value="0.1708925715" calcext:value-type="float">
            <text:p>0,1708925715</text:p>
          </table:table-cell>
        </table:table-row>
        <table:table-row table:style-name="ro1">
          <table:table-cell office:value-type="float" office:value="1563.2" calcext:value-type="float">
            <text:p>1563,2</text:p>
          </table:table-cell>
          <table:table-cell office:value-type="float" office:value="0.1228135804" calcext:value-type="float">
            <text:p>0,1228135804</text:p>
          </table:table-cell>
          <table:table-cell office:value-type="float" office:value="0.1865665477" calcext:value-type="float">
            <text:p>0,1865665477</text:p>
          </table:table-cell>
        </table:table-row>
        <table:table-row table:style-name="ro1">
          <table:table-cell office:value-type="float" office:value="1563.4" calcext:value-type="float">
            <text:p>1563,4</text:p>
          </table:table-cell>
          <table:table-cell office:value-type="float" office:value="0.127418196" calcext:value-type="float">
            <text:p>0,127418196</text:p>
          </table:table-cell>
          <table:table-cell office:value-type="float" office:value="0.173647259" calcext:value-type="float">
            <text:p>0,173647259</text:p>
          </table:table-cell>
        </table:table-row>
        <table:table-row table:style-name="ro1">
          <table:table-cell office:value-type="float" office:value="1563.6" calcext:value-type="float">
            <text:p>1563,6</text:p>
          </table:table-cell>
          <table:table-cell office:value-type="float" office:value="0.1278824376" calcext:value-type="float">
            <text:p>0,1278824376</text:p>
          </table:table-cell>
          <table:table-cell office:value-type="float" office:value="0.1704921366" calcext:value-type="float">
            <text:p>0,1704921366</text:p>
          </table:table-cell>
        </table:table-row>
        <table:table-row table:style-name="ro1">
          <table:table-cell office:value-type="float" office:value="1563.8" calcext:value-type="float">
            <text:p>1563,8</text:p>
          </table:table-cell>
          <table:table-cell office:value-type="float" office:value="0.144158567" calcext:value-type="float">
            <text:p>0,144158567</text:p>
          </table:table-cell>
          <table:table-cell office:value-type="float" office:value="0.1617001249" calcext:value-type="float">
            <text:p>0,161700124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1442381342" calcext:value-type="float">
            <text:p>0,1442381342</text:p>
          </table:table-cell>
          <table:table-cell office:value-type="float" office:value="0.1499102969" calcext:value-type="float">
            <text:p>0,1499102969</text:p>
          </table:table-cell>
        </table:table-row>
        <table:table-row table:style-name="ro1">
          <table:table-cell office:value-type="float" office:value="1564.2" calcext:value-type="float">
            <text:p>1564,2</text:p>
          </table:table-cell>
          <table:table-cell office:value-type="float" office:value="0.1575331159" calcext:value-type="float">
            <text:p>0,1575331159</text:p>
          </table:table-cell>
          <table:table-cell office:value-type="float" office:value="0.1517653861" calcext:value-type="float">
            <text:p>0,1517653861</text:p>
          </table:table-cell>
        </table:table-row>
        <table:table-row table:style-name="ro1">
          <table:table-cell office:value-type="float" office:value="1564.4" calcext:value-type="float">
            <text:p>1564,4</text:p>
          </table:table-cell>
          <table:table-cell office:value-type="float" office:value="0.152256782" calcext:value-type="float">
            <text:p>0,152256782</text:p>
          </table:table-cell>
          <table:table-cell office:value-type="float" office:value="0.1620343673" calcext:value-type="float">
            <text:p>0,1620343673</text:p>
          </table:table-cell>
        </table:table-row>
        <table:table-row table:style-name="ro1">
          <table:table-cell office:value-type="float" office:value="1564.6" calcext:value-type="float">
            <text:p>1564,6</text:p>
          </table:table-cell>
          <table:table-cell office:value-type="float" office:value="0.1504395409" calcext:value-type="float">
            <text:p>0,1504395409</text:p>
          </table:table-cell>
          <table:table-cell office:value-type="float" office:value="0.1698087308" calcext:value-type="float">
            <text:p>0,1698087308</text:p>
          </table:table-cell>
        </table:table-row>
        <table:table-row table:style-name="ro1">
          <table:table-cell office:value-type="float" office:value="1564.8" calcext:value-type="float">
            <text:p>1564,8</text:p>
          </table:table-cell>
          <table:table-cell office:value-type="float" office:value="0.1558886082" calcext:value-type="float">
            <text:p>0,1558886082</text:p>
          </table:table-cell>
          <table:table-cell office:value-type="float" office:value="0.1801405585" calcext:value-type="float">
            <text:p>0,1801405585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1623178047" calcext:value-type="float">
            <text:p>0,1623178047</text:p>
          </table:table-cell>
          <table:table-cell office:value-type="float" office:value="0.175387065" calcext:value-type="float">
            <text:p>0,175387065</text:p>
          </table:table-cell>
        </table:table-row>
        <table:table-row table:style-name="ro1">
          <table:table-cell office:value-type="float" office:value="1565.2" calcext:value-type="float">
            <text:p>1565,2</text:p>
          </table:table-cell>
          <table:table-cell office:value-type="float" office:value="0.1702392342" calcext:value-type="float">
            <text:p>0,1702392342</text:p>
          </table:table-cell>
          <table:table-cell office:value-type="float" office:value="0.1629258079" calcext:value-type="float">
            <text:p>0,1629258079</text:p>
          </table:table-cell>
        </table:table-row>
        <table:table-row table:style-name="ro1">
          <table:table-cell office:value-type="float" office:value="1565.4" calcext:value-type="float">
            <text:p>1565,4</text:p>
          </table:table-cell>
          <table:table-cell office:value-type="float" office:value="0.1790900648" calcext:value-type="float">
            <text:p>0,1790900648</text:p>
          </table:table-cell>
          <table:table-cell office:value-type="float" office:value="0.1600457621" calcext:value-type="float">
            <text:p>0,1600457621</text:p>
          </table:table-cell>
        </table:table-row>
        <table:table-row table:style-name="ro1">
          <table:table-cell office:value-type="float" office:value="1565.6" calcext:value-type="float">
            <text:p>1565,6</text:p>
          </table:table-cell>
          <table:table-cell office:value-type="float" office:value="0.1757455181" calcext:value-type="float">
            <text:p>0,1757455181</text:p>
          </table:table-cell>
          <table:table-cell office:value-type="float" office:value="0.1689504206" calcext:value-type="float">
            <text:p>0,1689504206</text:p>
          </table:table-cell>
        </table:table-row>
        <table:table-row table:style-name="ro1">
          <table:table-cell office:value-type="float" office:value="1565.8" calcext:value-type="float">
            <text:p>1565,8</text:p>
          </table:table-cell>
          <table:table-cell office:value-type="float" office:value="0.1646041292" calcext:value-type="float">
            <text:p>0,1646041292</text:p>
          </table:table-cell>
          <table:table-cell office:value-type="float" office:value="0.1727696993" calcext:value-type="float">
            <text:p>0,172769699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1657068176" calcext:value-type="float">
            <text:p>0,1657068176</text:p>
          </table:table-cell>
          <table:table-cell office:value-type="float" office:value="0.173930038" calcext:value-type="float">
            <text:p>0,173930038</text:p>
          </table:table-cell>
        </table:table-row>
        <table:table-row table:style-name="ro1">
          <table:table-cell office:value-type="float" office:value="1566.2" calcext:value-type="float">
            <text:p>1566,2</text:p>
          </table:table-cell>
          <table:table-cell office:value-type="float" office:value="0.1651851185" calcext:value-type="float">
            <text:p>0,1651851185</text:p>
          </table:table-cell>
          <table:table-cell office:value-type="float" office:value="0.1939494474" calcext:value-type="float">
            <text:p>0,1939494474</text:p>
          </table:table-cell>
        </table:table-row>
        <table:table-row table:style-name="ro1">
          <table:table-cell office:value-type="float" office:value="1566.4" calcext:value-type="float">
            <text:p>1566,4</text:p>
          </table:table-cell>
          <table:table-cell office:value-type="float" office:value="0.1649104411" calcext:value-type="float">
            <text:p>0,1649104411</text:p>
          </table:table-cell>
          <table:table-cell office:value-type="float" office:value="0.1801985352" calcext:value-type="float">
            <text:p>0,1801985352</text:p>
          </table:table-cell>
        </table:table-row>
        <table:table-row table:style-name="ro1">
          <table:table-cell office:value-type="float" office:value="1566.6" calcext:value-type="float">
            <text:p>1566,6</text:p>
          </table:table-cell>
          <table:table-cell office:value-type="float" office:value="0.1606088075" calcext:value-type="float">
            <text:p>0,1606088075</text:p>
          </table:table-cell>
          <table:table-cell office:value-type="float" office:value="0.1753108931" calcext:value-type="float">
            <text:p>0,1753108931</text:p>
          </table:table-cell>
        </table:table-row>
        <table:table-row table:style-name="ro1">
          <table:table-cell office:value-type="float" office:value="1566.8" calcext:value-type="float">
            <text:p>1566,8</text:p>
          </table:table-cell>
          <table:table-cell office:value-type="float" office:value="0.1774473148" calcext:value-type="float">
            <text:p>0,1774473148</text:p>
          </table:table-cell>
          <table:table-cell office:value-type="float" office:value="0.1692451797" calcext:value-type="float">
            <text:p>0,169245179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1800177044" calcext:value-type="float">
            <text:p>0,1800177044</text:p>
          </table:table-cell>
          <table:table-cell office:value-type="float" office:value="0.1850105963" calcext:value-type="float">
            <text:p>0,1850105963</text:p>
          </table:table-cell>
        </table:table-row>
        <table:table-row table:style-name="ro1">
          <table:table-cell office:value-type="float" office:value="1567.2" calcext:value-type="float">
            <text:p>1567,2</text:p>
          </table:table-cell>
          <table:table-cell office:value-type="float" office:value="0.1914485316" calcext:value-type="float">
            <text:p>0,1914485316</text:p>
          </table:table-cell>
          <table:table-cell office:value-type="float" office:value="0.192633473" calcext:value-type="float">
            <text:p>0,192633473</text:p>
          </table:table-cell>
        </table:table-row>
        <table:table-row table:style-name="ro1">
          <table:table-cell office:value-type="float" office:value="1567.4" calcext:value-type="float">
            <text:p>1567,4</text:p>
          </table:table-cell>
          <table:table-cell office:value-type="float" office:value="0.1934618933" calcext:value-type="float">
            <text:p>0,1934618933</text:p>
          </table:table-cell>
          <table:table-cell office:value-type="float" office:value="0.1813379286" calcext:value-type="float">
            <text:p>0,1813379286</text:p>
          </table:table-cell>
        </table:table-row>
        <table:table-row table:style-name="ro1">
          <table:table-cell office:value-type="float" office:value="1567.6" calcext:value-type="float">
            <text:p>1567,6</text:p>
          </table:table-cell>
          <table:table-cell office:value-type="float" office:value="0.2008151059" calcext:value-type="float">
            <text:p>0,2008151059</text:p>
          </table:table-cell>
          <table:table-cell office:value-type="float" office:value="0.1938547275" calcext:value-type="float">
            <text:p>0,1938547275</text:p>
          </table:table-cell>
        </table:table-row>
        <table:table-row table:style-name="ro1">
          <table:table-cell office:value-type="float" office:value="1567.8" calcext:value-type="float">
            <text:p>1567,8</text:p>
          </table:table-cell>
          <table:table-cell office:value-type="float" office:value="0.1960939403" calcext:value-type="float">
            <text:p>0,1960939403</text:p>
          </table:table-cell>
          <table:table-cell office:value-type="float" office:value="0.1884766463" calcext:value-type="float">
            <text:p>0,188476646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2000690858" calcext:value-type="float">
            <text:p>0,2000690858</text:p>
          </table:table-cell>
          <table:table-cell office:value-type="float" office:value="0.2023198869" calcext:value-type="float">
            <text:p>0,2023198869</text:p>
          </table:table-cell>
        </table:table-row>
        <table:table-row table:style-name="ro1">
          <table:table-cell office:value-type="float" office:value="1568.2" calcext:value-type="float">
            <text:p>1568,2</text:p>
          </table:table-cell>
          <table:table-cell office:value-type="float" office:value="0.1896110463" calcext:value-type="float">
            <text:p>0,1896110463</text:p>
          </table:table-cell>
          <table:table-cell office:value-type="float" office:value="0.18391801" calcext:value-type="float">
            <text:p>0,18391801</text:p>
          </table:table-cell>
        </table:table-row>
        <table:table-row table:style-name="ro1">
          <table:table-cell office:value-type="float" office:value="1568.4" calcext:value-type="float">
            <text:p>1568,4</text:p>
          </table:table-cell>
          <table:table-cell office:value-type="float" office:value="0.1906371825" calcext:value-type="float">
            <text:p>0,1906371825</text:p>
          </table:table-cell>
          <table:table-cell office:value-type="float" office:value="0.1776759046" calcext:value-type="float">
            <text:p>0,1776759046</text:p>
          </table:table-cell>
        </table:table-row>
        <table:table-row table:style-name="ro1">
          <table:table-cell office:value-type="float" office:value="1568.6" calcext:value-type="float">
            <text:p>1568,6</text:p>
          </table:table-cell>
          <table:table-cell office:value-type="float" office:value="0.1840697186" calcext:value-type="float">
            <text:p>0,1840697186</text:p>
          </table:table-cell>
          <table:table-cell office:value-type="float" office:value="0.1978353489" calcext:value-type="float">
            <text:p>0,1978353489</text:p>
          </table:table-cell>
        </table:table-row>
        <table:table-row table:style-name="ro1">
          <table:table-cell office:value-type="float" office:value="1568.8" calcext:value-type="float">
            <text:p>1568,8</text:p>
          </table:table-cell>
          <table:table-cell office:value-type="float" office:value="0.1755729796" calcext:value-type="float">
            <text:p>0,1755729796</text:p>
          </table:table-cell>
          <table:table-cell office:value-type="float" office:value="0.1835170308" calcext:value-type="float">
            <text:p>0,183517030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1828661492" calcext:value-type="float">
            <text:p>0,1828661492</text:p>
          </table:table-cell>
          <table:table-cell office:value-type="float" office:value="0.1971010594" calcext:value-type="float">
            <text:p>0,1971010594</text:p>
          </table:table-cell>
        </table:table-row>
        <table:table-row table:style-name="ro1">
          <table:table-cell office:value-type="float" office:value="1569.2" calcext:value-type="float">
            <text:p>1569,2</text:p>
          </table:table-cell>
          <table:table-cell office:value-type="float" office:value="0.1695860166" calcext:value-type="float">
            <text:p>0,1695860166</text:p>
          </table:table-cell>
          <table:table-cell office:value-type="float" office:value="0.2208599437" calcext:value-type="float">
            <text:p>0,2208599437</text:p>
          </table:table-cell>
        </table:table-row>
        <table:table-row table:style-name="ro1">
          <table:table-cell office:value-type="float" office:value="1569.4" calcext:value-type="float">
            <text:p>1569,4</text:p>
          </table:table-cell>
          <table:table-cell office:value-type="float" office:value="0.1760399919" calcext:value-type="float">
            <text:p>0,1760399919</text:p>
          </table:table-cell>
          <table:table-cell office:value-type="float" office:value="0.2086723709" calcext:value-type="float">
            <text:p>0,2086723709</text:p>
          </table:table-cell>
        </table:table-row>
        <table:table-row table:style-name="ro1">
          <table:table-cell office:value-type="float" office:value="1569.6" calcext:value-type="float">
            <text:p>1569,6</text:p>
          </table:table-cell>
          <table:table-cell office:value-type="float" office:value="0.1918770705" calcext:value-type="float">
            <text:p>0,1918770705</text:p>
          </table:table-cell>
          <table:table-cell office:value-type="float" office:value="0.1942896622" calcext:value-type="float">
            <text:p>0,1942896622</text:p>
          </table:table-cell>
        </table:table-row>
        <table:table-row table:style-name="ro1">
          <table:table-cell office:value-type="float" office:value="1569.8" calcext:value-type="float">
            <text:p>1569,8</text:p>
          </table:table-cell>
          <table:table-cell office:value-type="float" office:value="0.1719289922" calcext:value-type="float">
            <text:p>0,1719289922</text:p>
          </table:table-cell>
          <table:table-cell office:value-type="float" office:value="0.2000760569" calcext:value-type="float">
            <text:p>0,200076056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179872024" calcext:value-type="float">
            <text:p>0,179872024</text:p>
          </table:table-cell>
          <table:table-cell office:value-type="float" office:value="0.1854174291" calcext:value-type="float">
            <text:p>0,1854174291</text:p>
          </table:table-cell>
        </table:table-row>
        <table:table-row table:style-name="ro1">
          <table:table-cell office:value-type="float" office:value="1570.2" calcext:value-type="float">
            <text:p>1570,2</text:p>
          </table:table-cell>
          <table:table-cell office:value-type="float" office:value="0.1621757804" calcext:value-type="float">
            <text:p>0,1621757804</text:p>
          </table:table-cell>
          <table:table-cell office:value-type="float" office:value="0.1804264852" calcext:value-type="float">
            <text:p>0,1804264852</text:p>
          </table:table-cell>
        </table:table-row>
        <table:table-row table:style-name="ro1">
          <table:table-cell office:value-type="float" office:value="1570.4" calcext:value-type="float">
            <text:p>1570,4</text:p>
          </table:table-cell>
          <table:table-cell office:value-type="float" office:value="0.159277318" calcext:value-type="float">
            <text:p>0,159277318</text:p>
          </table:table-cell>
          <table:table-cell office:value-type="float" office:value="0.1882966952" calcext:value-type="float">
            <text:p>0,1882966952</text:p>
          </table:table-cell>
        </table:table-row>
        <table:table-row table:style-name="ro1">
          <table:table-cell office:value-type="float" office:value="1570.6" calcext:value-type="float">
            <text:p>1570,6</text:p>
          </table:table-cell>
          <table:table-cell office:value-type="float" office:value="0.1724650017" calcext:value-type="float">
            <text:p>0,1724650017</text:p>
          </table:table-cell>
          <table:table-cell office:value-type="float" office:value="0.1884598973" calcext:value-type="float">
            <text:p>0,1884598973</text:p>
          </table:table-cell>
        </table:table-row>
        <table:table-row table:style-name="ro1">
          <table:table-cell office:value-type="float" office:value="1570.8" calcext:value-type="float">
            <text:p>1570,8</text:p>
          </table:table-cell>
          <table:table-cell office:value-type="float" office:value="0.1573380173" calcext:value-type="float">
            <text:p>0,1573380173</text:p>
          </table:table-cell>
          <table:table-cell office:value-type="float" office:value="0.1814535297" calcext:value-type="float">
            <text:p>0,181453529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1637739502" calcext:value-type="float">
            <text:p>0,1637739502</text:p>
          </table:table-cell>
          <table:table-cell office:value-type="float" office:value="0.1705282664" calcext:value-type="float">
            <text:p>0,1705282664</text:p>
          </table:table-cell>
        </table:table-row>
        <table:table-row table:style-name="ro1">
          <table:table-cell office:value-type="float" office:value="1571.2" calcext:value-type="float">
            <text:p>1571,2</text:p>
          </table:table-cell>
          <table:table-cell office:value-type="float" office:value="0.1480727543" calcext:value-type="float">
            <text:p>0,1480727543</text:p>
          </table:table-cell>
          <table:table-cell office:value-type="float" office:value="0.1693109997" calcext:value-type="float">
            <text:p>0,1693109997</text:p>
          </table:table-cell>
        </table:table-row>
        <table:table-row table:style-name="ro1">
          <table:table-cell office:value-type="float" office:value="1571.4" calcext:value-type="float">
            <text:p>1571,4</text:p>
          </table:table-cell>
          <table:table-cell office:value-type="float" office:value="0.1533556349" calcext:value-type="float">
            <text:p>0,1533556349</text:p>
          </table:table-cell>
          <table:table-cell office:value-type="float" office:value="0.1604691896" calcext:value-type="float">
            <text:p>0,1604691896</text:p>
          </table:table-cell>
        </table:table-row>
        <table:table-row table:style-name="ro1">
          <table:table-cell office:value-type="float" office:value="1571.6" calcext:value-type="float">
            <text:p>1571,6</text:p>
          </table:table-cell>
          <table:table-cell office:value-type="float" office:value="0.1496735322" calcext:value-type="float">
            <text:p>0,1496735322</text:p>
          </table:table-cell>
          <table:table-cell office:value-type="float" office:value="0.1603827728" calcext:value-type="float">
            <text:p>0,1603827728</text:p>
          </table:table-cell>
        </table:table-row>
        <table:table-row table:style-name="ro1">
          <table:table-cell office:value-type="float" office:value="1571.8" calcext:value-type="float">
            <text:p>1571,8</text:p>
          </table:table-cell>
          <table:table-cell office:value-type="float" office:value="0.1429855072" calcext:value-type="float">
            <text:p>0,1429855072</text:p>
          </table:table-cell>
          <table:table-cell office:value-type="float" office:value="0.1575376309" calcext:value-type="float">
            <text:p>0,1575376309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1334190202" calcext:value-type="float">
            <text:p>0,1334190202</text:p>
          </table:table-cell>
          <table:table-cell office:value-type="float" office:value="0.1584943767" calcext:value-type="float">
            <text:p>0,1584943767</text:p>
          </table:table-cell>
        </table:table-row>
        <table:table-row table:style-name="ro1">
          <table:table-cell office:value-type="float" office:value="1572.2" calcext:value-type="float">
            <text:p>1572,2</text:p>
          </table:table-cell>
          <table:table-cell office:value-type="float" office:value="0.127411695" calcext:value-type="float">
            <text:p>0,127411695</text:p>
          </table:table-cell>
          <table:table-cell office:value-type="float" office:value="0.1661322641" calcext:value-type="float">
            <text:p>0,1661322641</text:p>
          </table:table-cell>
        </table:table-row>
        <table:table-row table:style-name="ro1">
          <table:table-cell office:value-type="float" office:value="1572.4" calcext:value-type="float">
            <text:p>1572,4</text:p>
          </table:table-cell>
          <table:table-cell office:value-type="float" office:value="0.1305593109" calcext:value-type="float">
            <text:p>0,1305593109</text:p>
          </table:table-cell>
          <table:table-cell office:value-type="float" office:value="0.1631848828" calcext:value-type="float">
            <text:p>0,1631848828</text:p>
          </table:table-cell>
        </table:table-row>
        <table:table-row table:style-name="ro1">
          <table:table-cell office:value-type="float" office:value="1572.6" calcext:value-type="float">
            <text:p>1572,6</text:p>
          </table:table-cell>
          <table:table-cell office:value-type="float" office:value="0.1160905444" calcext:value-type="float">
            <text:p>0,1160905444</text:p>
          </table:table-cell>
          <table:table-cell office:value-type="float" office:value="0.1863475347" calcext:value-type="float">
            <text:p>0,1863475347</text:p>
          </table:table-cell>
        </table:table-row>
        <table:table-row table:style-name="ro1">
          <table:table-cell office:value-type="float" office:value="1572.8" calcext:value-type="float">
            <text:p>1572,8</text:p>
          </table:table-cell>
          <table:table-cell office:value-type="float" office:value="0.1246198009" calcext:value-type="float">
            <text:p>0,1246198009</text:p>
          </table:table-cell>
          <table:table-cell office:value-type="float" office:value="0.1848281819" calcext:value-type="float">
            <text:p>0,1848281819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1191295154" calcext:value-type="float">
            <text:p>0,1191295154</text:p>
          </table:table-cell>
          <table:table-cell office:value-type="float" office:value="0.1959606792" calcext:value-type="float">
            <text:p>0,1959606792</text:p>
          </table:table-cell>
        </table:table-row>
        <table:table-row table:style-name="ro1">
          <table:table-cell office:value-type="float" office:value="1573.2" calcext:value-type="float">
            <text:p>1573,2</text:p>
          </table:table-cell>
          <table:table-cell office:value-type="float" office:value="0.1028942776" calcext:value-type="float">
            <text:p>0,1028942776</text:p>
          </table:table-cell>
          <table:table-cell office:value-type="float" office:value="0.1830002276" calcext:value-type="float">
            <text:p>0,1830002276</text:p>
          </table:table-cell>
        </table:table-row>
        <table:table-row table:style-name="ro1">
          <table:table-cell office:value-type="float" office:value="1573.4" calcext:value-type="float">
            <text:p>1573,4</text:p>
          </table:table-cell>
          <table:table-cell office:value-type="float" office:value="0.0971599314" calcext:value-type="float">
            <text:p>0,0971599314</text:p>
          </table:table-cell>
          <table:table-cell office:value-type="float" office:value="0.184600231" calcext:value-type="float">
            <text:p>0,184600231</text:p>
          </table:table-cell>
        </table:table-row>
        <table:table-row table:style-name="ro1">
          <table:table-cell office:value-type="float" office:value="1573.6" calcext:value-type="float">
            <text:p>1573,6</text:p>
          </table:table-cell>
          <table:table-cell office:value-type="float" office:value="0.1035072901" calcext:value-type="float">
            <text:p>0,1035072901</text:p>
          </table:table-cell>
          <table:table-cell office:value-type="float" office:value="0.173335859" calcext:value-type="float">
            <text:p>0,173335859</text:p>
          </table:table-cell>
        </table:table-row>
        <table:table-row table:style-name="ro1">
          <table:table-cell office:value-type="float" office:value="1573.8" calcext:value-type="float">
            <text:p>1573,8</text:p>
          </table:table-cell>
          <table:table-cell office:value-type="float" office:value="0.1134190291" calcext:value-type="float">
            <text:p>0,1134190291</text:p>
          </table:table-cell>
          <table:table-cell office:value-type="float" office:value="0.1654271768" calcext:value-type="float">
            <text:p>0,165427176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1118192581" calcext:value-type="float">
            <text:p>0,1118192581</text:p>
          </table:table-cell>
          <table:table-cell office:value-type="float" office:value="0.1750970656" calcext:value-type="float">
            <text:p>0,1750970656</text:p>
          </table:table-cell>
        </table:table-row>
        <table:table-row table:style-name="ro1">
          <table:table-cell office:value-type="float" office:value="1574.2" calcext:value-type="float">
            <text:p>1574,2</text:p>
          </table:table-cell>
          <table:table-cell office:value-type="float" office:value="0.1146375745" calcext:value-type="float">
            <text:p>0,1146375745</text:p>
          </table:table-cell>
          <table:table-cell office:value-type="float" office:value="0.1611490467" calcext:value-type="float">
            <text:p>0,1611490467</text:p>
          </table:table-cell>
        </table:table-row>
        <table:table-row table:style-name="ro1">
          <table:table-cell office:value-type="float" office:value="1574.4" calcext:value-type="float">
            <text:p>1574,4</text:p>
          </table:table-cell>
          <table:table-cell office:value-type="float" office:value="0.1220359207" calcext:value-type="float">
            <text:p>0,1220359207</text:p>
          </table:table-cell>
          <table:table-cell office:value-type="float" office:value="0.1745643446" calcext:value-type="float">
            <text:p>0,1745643446</text:p>
          </table:table-cell>
        </table:table-row>
        <table:table-row table:style-name="ro1">
          <table:table-cell office:value-type="float" office:value="1574.6" calcext:value-type="float">
            <text:p>1574,6</text:p>
          </table:table-cell>
          <table:table-cell office:value-type="float" office:value="0.1163133183" calcext:value-type="float">
            <text:p>0,1163133183</text:p>
          </table:table-cell>
          <table:table-cell office:value-type="float" office:value="0.1854602981" calcext:value-type="float">
            <text:p>0,1854602981</text:p>
          </table:table-cell>
        </table:table-row>
        <table:table-row table:style-name="ro1">
          <table:table-cell office:value-type="float" office:value="1574.8" calcext:value-type="float">
            <text:p>1574,8</text:p>
          </table:table-cell>
          <table:table-cell office:value-type="float" office:value="0.107261651" calcext:value-type="float">
            <text:p>0,107261651</text:p>
          </table:table-cell>
          <table:table-cell office:value-type="float" office:value="0.181999623" calcext:value-type="float">
            <text:p>0,181999623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1224316606" calcext:value-type="float">
            <text:p>0,1224316606</text:p>
          </table:table-cell>
          <table:table-cell office:value-type="float" office:value="0.1641551685" calcext:value-type="float">
            <text:p>0,1641551685</text:p>
          </table:table-cell>
        </table:table-row>
        <table:table-row table:style-name="ro1">
          <table:table-cell office:value-type="float" office:value="1575.2" calcext:value-type="float">
            <text:p>1575,2</text:p>
          </table:table-cell>
          <table:table-cell office:value-type="float" office:value="0.1307212089" calcext:value-type="float">
            <text:p>0,1307212089</text:p>
          </table:table-cell>
          <table:table-cell office:value-type="float" office:value="0.1593292544" calcext:value-type="float">
            <text:p>0,1593292544</text:p>
          </table:table-cell>
        </table:table-row>
        <table:table-row table:style-name="ro1">
          <table:table-cell office:value-type="float" office:value="1575.4" calcext:value-type="float">
            <text:p>1575,4</text:p>
          </table:table-cell>
          <table:table-cell office:value-type="float" office:value="0.139308871" calcext:value-type="float">
            <text:p>0,139308871</text:p>
          </table:table-cell>
          <table:table-cell office:value-type="float" office:value="0.172793361" calcext:value-type="float">
            <text:p>0,172793361</text:p>
          </table:table-cell>
        </table:table-row>
        <table:table-row table:style-name="ro1">
          <table:table-cell office:value-type="float" office:value="1575.6" calcext:value-type="float">
            <text:p>1575,6</text:p>
          </table:table-cell>
          <table:table-cell office:value-type="float" office:value="0.1386600842" calcext:value-type="float">
            <text:p>0,1386600842</text:p>
          </table:table-cell>
          <table:table-cell office:value-type="float" office:value="0.1824044403" calcext:value-type="float">
            <text:p>0,1824044403</text:p>
          </table:table-cell>
        </table:table-row>
        <table:table-row table:style-name="ro1">
          <table:table-cell office:value-type="float" office:value="1575.8" calcext:value-type="float">
            <text:p>1575,8</text:p>
          </table:table-cell>
          <table:table-cell office:value-type="float" office:value="0.1278824376" calcext:value-type="float">
            <text:p>0,1278824376</text:p>
          </table:table-cell>
          <table:table-cell office:value-type="float" office:value="0.1967328193" calcext:value-type="float">
            <text:p>0,1967328193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1345824595" calcext:value-type="float">
            <text:p>0,1345824595</text:p>
          </table:table-cell>
          <table:table-cell office:value-type="float" office:value="0.221134967" calcext:value-type="float">
            <text:p>0,221134967</text:p>
          </table:table-cell>
        </table:table-row>
        <table:table-row table:style-name="ro1">
          <table:table-cell office:value-type="float" office:value="1576.2" calcext:value-type="float">
            <text:p>1576,2</text:p>
          </table:table-cell>
          <table:table-cell office:value-type="float" office:value="0.1317383477" calcext:value-type="float">
            <text:p>0,1317383477</text:p>
          </table:table-cell>
          <table:table-cell office:value-type="float" office:value="0.2017881117" calcext:value-type="float">
            <text:p>0,2017881117</text:p>
          </table:table-cell>
        </table:table-row>
        <table:table-row table:style-name="ro1">
          <table:table-cell office:value-type="float" office:value="1576.4" calcext:value-type="float">
            <text:p>1576,4</text:p>
          </table:table-cell>
          <table:table-cell office:value-type="float" office:value="0.1471990901" calcext:value-type="float">
            <text:p>0,1471990901</text:p>
          </table:table-cell>
          <table:table-cell office:value-type="float" office:value="0.1931731589" calcext:value-type="float">
            <text:p>0,1931731589</text:p>
          </table:table-cell>
        </table:table-row>
        <table:table-row table:style-name="ro1">
          <table:table-cell office:value-type="float" office:value="1576.6" calcext:value-type="float">
            <text:p>1576,6</text:p>
          </table:table-cell>
          <table:table-cell office:value-type="float" office:value="0.1422515164" calcext:value-type="float">
            <text:p>0,1422515164</text:p>
          </table:table-cell>
          <table:table-cell office:value-type="float" office:value="0.1990166876" calcext:value-type="float">
            <text:p>0,1990166876</text:p>
          </table:table-cell>
        </table:table-row>
        <table:table-row table:style-name="ro1">
          <table:table-cell office:value-type="float" office:value="1576.8" calcext:value-type="float">
            <text:p>1576,8</text:p>
          </table:table-cell>
          <table:table-cell office:value-type="float" office:value="0.1423254662" calcext:value-type="float">
            <text:p>0,1423254662</text:p>
          </table:table-cell>
          <table:table-cell office:value-type="float" office:value="0.2103248596" calcext:value-type="float">
            <text:p>0,210324859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146710786" calcext:value-type="float">
            <text:p>0,146710786</text:p>
          </table:table-cell>
          <table:table-cell office:value-type="float" office:value="0.2007988362" calcext:value-type="float">
            <text:p>0,2007988362</text:p>
          </table:table-cell>
        </table:table-row>
        <table:table-row table:style-name="ro1">
          <table:table-cell office:value-type="float" office:value="1577.2" calcext:value-type="float">
            <text:p>1577,2</text:p>
          </table:table-cell>
          <table:table-cell office:value-type="float" office:value="0.1486244788" calcext:value-type="float">
            <text:p>0,1486244788</text:p>
          </table:table-cell>
          <table:table-cell office:value-type="float" office:value="0.2298234692" calcext:value-type="float">
            <text:p>0,2298234692</text:p>
          </table:table-cell>
        </table:table-row>
        <table:table-row table:style-name="ro1">
          <table:table-cell office:value-type="float" office:value="1577.4" calcext:value-type="float">
            <text:p>1577,4</text:p>
          </table:table-cell>
          <table:table-cell office:value-type="float" office:value="0.1487196353" calcext:value-type="float">
            <text:p>0,1487196353</text:p>
          </table:table-cell>
          <table:table-cell office:value-type="float" office:value="0.2272792567" calcext:value-type="float">
            <text:p>0,2272792567</text:p>
          </table:table-cell>
        </table:table-row>
        <table:table-row table:style-name="ro1">
          <table:table-cell office:value-type="float" office:value="1577.6" calcext:value-type="float">
            <text:p>1577,6</text:p>
          </table:table-cell>
          <table:table-cell office:value-type="float" office:value="0.1451058925" calcext:value-type="float">
            <text:p>0,1451058925</text:p>
          </table:table-cell>
          <table:table-cell office:value-type="float" office:value="0.2360286665" calcext:value-type="float">
            <text:p>0,2360286665</text:p>
          </table:table-cell>
        </table:table-row>
        <table:table-row table:style-name="ro1">
          <table:table-cell office:value-type="float" office:value="1577.8" calcext:value-type="float">
            <text:p>1577,8</text:p>
          </table:table-cell>
          <table:table-cell office:value-type="float" office:value="0.1528256008" calcext:value-type="float">
            <text:p>0,1528256008</text:p>
          </table:table-cell>
          <table:table-cell office:value-type="float" office:value="0.2240461705" calcext:value-type="float">
            <text:p>0,2240461705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1686194523" calcext:value-type="float">
            <text:p>0,1686194523</text:p>
          </table:table-cell>
          <table:table-cell office:value-type="float" office:value="0.2457319975" calcext:value-type="float">
            <text:p>0,2457319975</text:p>
          </table:table-cell>
        </table:table-row>
        <table:table-row table:style-name="ro1">
          <table:table-cell office:value-type="float" office:value="1578.2" calcext:value-type="float">
            <text:p>1578,2</text:p>
          </table:table-cell>
          <table:table-cell office:value-type="float" office:value="0.1649175714" calcext:value-type="float">
            <text:p>0,1649175714</text:p>
          </table:table-cell>
          <table:table-cell office:value-type="float" office:value="0.2380355572" calcext:value-type="float">
            <text:p>0,2380355572</text:p>
          </table:table-cell>
        </table:table-row>
        <table:table-row table:style-name="ro1">
          <table:table-cell office:value-type="float" office:value="1578.4" calcext:value-type="float">
            <text:p>1578,4</text:p>
          </table:table-cell>
          <table:table-cell office:value-type="float" office:value="0.1812267827" calcext:value-type="float">
            <text:p>0,1812267827</text:p>
          </table:table-cell>
          <table:table-cell office:value-type="float" office:value="0.214968779" calcext:value-type="float">
            <text:p>0,214968779</text:p>
          </table:table-cell>
        </table:table-row>
        <table:table-row table:style-name="ro1">
          <table:table-cell office:value-type="float" office:value="1578.6" calcext:value-type="float">
            <text:p>1578,6</text:p>
          </table:table-cell>
          <table:table-cell office:value-type="float" office:value="0.177831554" calcext:value-type="float">
            <text:p>0,177831554</text:p>
          </table:table-cell>
          <table:table-cell office:value-type="float" office:value="0.2192683746" calcext:value-type="float">
            <text:p>0,2192683746</text:p>
          </table:table-cell>
        </table:table-row>
        <table:table-row table:style-name="ro1">
          <table:table-cell office:value-type="float" office:value="1578.8" calcext:value-type="float">
            <text:p>1578,8</text:p>
          </table:table-cell>
          <table:table-cell office:value-type="float" office:value="0.170404677" calcext:value-type="float">
            <text:p>0,170404677</text:p>
          </table:table-cell>
          <table:table-cell office:value-type="float" office:value="0.2203367017" calcext:value-type="float">
            <text:p>0,220336701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1819110882" calcext:value-type="float">
            <text:p>0,1819110882</text:p>
          </table:table-cell>
          <table:table-cell office:value-type="float" office:value="0.2277568547" calcext:value-type="float">
            <text:p>0,2277568547</text:p>
          </table:table-cell>
        </table:table-row>
        <table:table-row table:style-name="ro1">
          <table:table-cell office:value-type="float" office:value="1579.2" calcext:value-type="float">
            <text:p>1579,2</text:p>
          </table:table-cell>
          <table:table-cell office:value-type="float" office:value="0.1745901337" calcext:value-type="float">
            <text:p>0,1745901337</text:p>
          </table:table-cell>
          <table:table-cell office:value-type="float" office:value="0.2371302096" calcext:value-type="float">
            <text:p>0,2371302096</text:p>
          </table:table-cell>
        </table:table-row>
        <table:table-row table:style-name="ro1">
          <table:table-cell office:value-type="float" office:value="1579.4" calcext:value-type="float">
            <text:p>1579,4</text:p>
          </table:table-cell>
          <table:table-cell office:value-type="float" office:value="0.1772249275" calcext:value-type="float">
            <text:p>0,1772249275</text:p>
          </table:table-cell>
          <table:table-cell office:value-type="float" office:value="0.2383887939" calcext:value-type="float">
            <text:p>0,2383887939</text:p>
          </table:table-cell>
        </table:table-row>
        <table:table-row table:style-name="ro1">
          <table:table-cell office:value-type="float" office:value="1579.6" calcext:value-type="float">
            <text:p>1579,6</text:p>
          </table:table-cell>
          <table:table-cell office:value-type="float" office:value="0.1721457759" calcext:value-type="float">
            <text:p>0,1721457759</text:p>
          </table:table-cell>
          <table:table-cell office:value-type="float" office:value="0.2537577071" calcext:value-type="float">
            <text:p>0,2537577071</text:p>
          </table:table-cell>
        </table:table-row>
        <table:table-row table:style-name="ro1">
          <table:table-cell office:value-type="float" office:value="1579.8" calcext:value-type="float">
            <text:p>1579,8</text:p>
          </table:table-cell>
          <table:table-cell office:value-type="float" office:value="0.1823358592" calcext:value-type="float">
            <text:p>0,1823358592</text:p>
          </table:table-cell>
          <table:table-cell office:value-type="float" office:value="0.269690657" calcext:value-type="float">
            <text:p>0,26969065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1873601243" calcext:value-type="float">
            <text:p>0,1873601243</text:p>
          </table:table-cell>
          <table:table-cell office:value-type="float" office:value="0.2772562038" calcext:value-type="float">
            <text:p>0,2772562038</text:p>
          </table:table-cell>
        </table:table-row>
        <table:table-row table:style-name="ro1">
          <table:table-cell office:value-type="float" office:value="1580.2" calcext:value-type="float">
            <text:p>1580,2</text:p>
          </table:table-cell>
          <table:table-cell office:value-type="float" office:value="0.1873863241" calcext:value-type="float">
            <text:p>0,1873863241</text:p>
          </table:table-cell>
          <table:table-cell office:value-type="float" office:value="0.2693907304" calcext:value-type="float">
            <text:p>0,2693907304</text:p>
          </table:table-cell>
        </table:table-row>
        <table:table-row table:style-name="ro1">
          <table:table-cell office:value-type="float" office:value="1580.4" calcext:value-type="float">
            <text:p>1580,4</text:p>
          </table:table-cell>
          <table:table-cell office:value-type="float" office:value="0.1994039421" calcext:value-type="float">
            <text:p>0,1994039421</text:p>
          </table:table-cell>
          <table:table-cell office:value-type="float" office:value="0.2642231761" calcext:value-type="float">
            <text:p>0,2642231761</text:p>
          </table:table-cell>
        </table:table-row>
        <table:table-row table:style-name="ro1">
          <table:table-cell office:value-type="float" office:value="1580.6" calcext:value-type="float">
            <text:p>1580,6</text:p>
          </table:table-cell>
          <table:table-cell office:value-type="float" office:value="0.1995300028" calcext:value-type="float">
            <text:p>0,1995300028</text:p>
          </table:table-cell>
          <table:table-cell office:value-type="float" office:value="0.2537096074" calcext:value-type="float">
            <text:p>0,2537096074</text:p>
          </table:table-cell>
        </table:table-row>
        <table:table-row table:style-name="ro1">
          <table:table-cell office:value-type="float" office:value="1580.8" calcext:value-type="float">
            <text:p>1580,8</text:p>
          </table:table-cell>
          <table:table-cell office:value-type="float" office:value="0.2103839553" calcext:value-type="float">
            <text:p>0,2103839553</text:p>
          </table:table-cell>
          <table:table-cell office:value-type="float" office:value="0.2558860732" calcext:value-type="float">
            <text:p>0,255886073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2000357089" calcext:value-type="float">
            <text:p>0,2000357089</text:p>
          </table:table-cell>
          <table:table-cell office:value-type="float" office:value="0.2329096891" calcext:value-type="float">
            <text:p>0,2329096891</text:p>
          </table:table-cell>
        </table:table-row>
        <table:table-row table:style-name="ro1">
          <table:table-cell office:value-type="float" office:value="1581.2" calcext:value-type="float">
            <text:p>1581,2</text:p>
          </table:table-cell>
          <table:table-cell office:value-type="float" office:value="0.2016936616" calcext:value-type="float">
            <text:p>0,2016936616</text:p>
          </table:table-cell>
          <table:table-cell office:value-type="float" office:value="0.2446529267" calcext:value-type="float">
            <text:p>0,2446529267</text:p>
          </table:table-cell>
        </table:table-row>
        <table:table-row table:style-name="ro1">
          <table:table-cell office:value-type="float" office:value="1581.4" calcext:value-type="float">
            <text:p>1581,4</text:p>
          </table:table-cell>
          <table:table-cell office:value-type="float" office:value="0.1964802464" calcext:value-type="float">
            <text:p>0,1964802464</text:p>
          </table:table-cell>
          <table:table-cell office:value-type="float" office:value="0.2587611442" calcext:value-type="float">
            <text:p>0,2587611442</text:p>
          </table:table-cell>
        </table:table-row>
        <table:table-row table:style-name="ro1">
          <table:table-cell office:value-type="float" office:value="1581.6" calcext:value-type="float">
            <text:p>1581,6</text:p>
          </table:table-cell>
          <table:table-cell office:value-type="float" office:value="0.1987758201" calcext:value-type="float">
            <text:p>0,1987758201</text:p>
          </table:table-cell>
          <table:table-cell office:value-type="float" office:value="0.256479318" calcext:value-type="float">
            <text:p>0,256479318</text:p>
          </table:table-cell>
        </table:table-row>
        <table:table-row table:style-name="ro1">
          <table:table-cell office:value-type="float" office:value="1581.8" calcext:value-type="float">
            <text:p>1581,8</text:p>
          </table:table-cell>
          <table:table-cell office:value-type="float" office:value="0.2108639272" calcext:value-type="float">
            <text:p>0,2108639272</text:p>
          </table:table-cell>
          <table:table-cell office:value-type="float" office:value="0.252942449" calcext:value-type="float">
            <text:p>0,252942449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2181442273" calcext:value-type="float">
            <text:p>0,2181442273</text:p>
          </table:table-cell>
          <table:table-cell office:value-type="float" office:value="0.2672845906" calcext:value-type="float">
            <text:p>0,2672845906</text:p>
          </table:table-cell>
        </table:table-row>
        <table:table-row table:style-name="ro1">
          <table:table-cell office:value-type="float" office:value="1582.2" calcext:value-type="float">
            <text:p>1582,2</text:p>
          </table:table-cell>
          <table:table-cell office:value-type="float" office:value="0.2186943858" calcext:value-type="float">
            <text:p>0,2186943858</text:p>
          </table:table-cell>
          <table:table-cell office:value-type="float" office:value="0.2646929751" calcext:value-type="float">
            <text:p>0,2646929751</text:p>
          </table:table-cell>
        </table:table-row>
        <table:table-row table:style-name="ro1">
          <table:table-cell office:value-type="float" office:value="1582.4" calcext:value-type="float">
            <text:p>1582,4</text:p>
          </table:table-cell>
          <table:table-cell office:value-type="float" office:value="0.2073122307" calcext:value-type="float">
            <text:p>0,2073122307</text:p>
          </table:table-cell>
          <table:table-cell office:value-type="float" office:value="0.2632234186" calcext:value-type="float">
            <text:p>0,2632234186</text:p>
          </table:table-cell>
        </table:table-row>
        <table:table-row table:style-name="ro1">
          <table:table-cell office:value-type="float" office:value="1582.6" calcext:value-type="float">
            <text:p>1582,6</text:p>
          </table:table-cell>
          <table:table-cell office:value-type="float" office:value="0.2169534448" calcext:value-type="float">
            <text:p>0,2169534448</text:p>
          </table:table-cell>
          <table:table-cell office:value-type="float" office:value="0.2650387854" calcext:value-type="float">
            <text:p>0,2650387854</text:p>
          </table:table-cell>
        </table:table-row>
        <table:table-row table:style-name="ro1">
          <table:table-cell office:value-type="float" office:value="1582.8" calcext:value-type="float">
            <text:p>1582,8</text:p>
          </table:table-cell>
          <table:table-cell office:value-type="float" office:value="0.1941723754" calcext:value-type="float">
            <text:p>0,1941723754</text:p>
          </table:table-cell>
          <table:table-cell office:value-type="float" office:value="0.272048126" calcext:value-type="float">
            <text:p>0,27204812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1911404658" calcext:value-type="float">
            <text:p>0,1911404658</text:p>
          </table:table-cell>
          <table:table-cell office:value-type="float" office:value="0.2713631099" calcext:value-type="float">
            <text:p>0,2713631099</text:p>
          </table:table-cell>
        </table:table-row>
        <table:table-row table:style-name="ro1">
          <table:table-cell office:value-type="float" office:value="1583.2" calcext:value-type="float">
            <text:p>1583,2</text:p>
          </table:table-cell>
          <table:table-cell office:value-type="float" office:value="0.1962222583" calcext:value-type="float">
            <text:p>0,1962222583</text:p>
          </table:table-cell>
          <table:table-cell office:value-type="float" office:value="0.2818630167" calcext:value-type="float">
            <text:p>0,2818630167</text:p>
          </table:table-cell>
        </table:table-row>
        <table:table-row table:style-name="ro1">
          <table:table-cell office:value-type="float" office:value="1583.4" calcext:value-type="float">
            <text:p>1583,4</text:p>
          </table:table-cell>
          <table:table-cell office:value-type="float" office:value="0.2070608742" calcext:value-type="float">
            <text:p>0,2070608742</text:p>
          </table:table-cell>
          <table:table-cell office:value-type="float" office:value="0.2808673581" calcext:value-type="float">
            <text:p>0,2808673581</text:p>
          </table:table-cell>
        </table:table-row>
        <table:table-row table:style-name="ro1">
          <table:table-cell office:value-type="float" office:value="1583.6" calcext:value-type="float">
            <text:p>1583,6</text:p>
          </table:table-cell>
          <table:table-cell office:value-type="float" office:value="0.2124276475" calcext:value-type="float">
            <text:p>0,2124276475</text:p>
          </table:table-cell>
          <table:table-cell office:value-type="float" office:value="0.2886268338" calcext:value-type="float">
            <text:p>0,2886268338</text:p>
          </table:table-cell>
        </table:table-row>
        <table:table-row table:style-name="ro1">
          <table:table-cell office:value-type="float" office:value="1583.8" calcext:value-type="float">
            <text:p>1583,8</text:p>
          </table:table-cell>
          <table:table-cell office:value-type="float" office:value="0.2171985776" calcext:value-type="float">
            <text:p>0,2171985776</text:p>
          </table:table-cell>
          <table:table-cell office:value-type="float" office:value="0.2833993736" calcext:value-type="float">
            <text:p>0,283399373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2126963002" calcext:value-type="float">
            <text:p>0,2126963002</text:p>
          </table:table-cell>
          <table:table-cell office:value-type="float" office:value="0.2833993736" calcext:value-type="float">
            <text:p>0,2833993736</text:p>
          </table:table-cell>
        </table:table-row>
        <table:table-row table:style-name="ro1">
          <table:table-cell office:value-type="float" office:value="1584.2" calcext:value-type="float">
            <text:p>1584,2</text:p>
          </table:table-cell>
          <table:table-cell office:value-type="float" office:value="0.2080890611" calcext:value-type="float">
            <text:p>0,2080890611</text:p>
          </table:table-cell>
          <table:table-cell office:value-type="float" office:value="0.2554037994" calcext:value-type="float">
            <text:p>0,2554037994</text:p>
          </table:table-cell>
        </table:table-row>
        <table:table-row table:style-name="ro1">
          <table:table-cell office:value-type="float" office:value="1584.4" calcext:value-type="float">
            <text:p>1584,4</text:p>
          </table:table-cell>
          <table:table-cell office:value-type="float" office:value="0.2135956211" calcext:value-type="float">
            <text:p>0,2135956211</text:p>
          </table:table-cell>
          <table:table-cell office:value-type="float" office:value="0.2693835223" calcext:value-type="float">
            <text:p>0,2693835223</text:p>
          </table:table-cell>
        </table:table-row>
        <table:table-row table:style-name="ro1">
          <table:table-cell office:value-type="float" office:value="1584.6" calcext:value-type="float">
            <text:p>1584,6</text:p>
          </table:table-cell>
          <table:table-cell office:value-type="float" office:value="0.2124483278" calcext:value-type="float">
            <text:p>0,2124483278</text:p>
          </table:table-cell>
          <table:table-cell office:value-type="float" office:value="0.2620761252" calcext:value-type="float">
            <text:p>0,2620761252</text:p>
          </table:table-cell>
        </table:table-row>
        <table:table-row table:style-name="ro1">
          <table:table-cell office:value-type="float" office:value="1584.8" calcext:value-type="float">
            <text:p>1584,8</text:p>
          </table:table-cell>
          <table:table-cell office:value-type="float" office:value="0.220045884" calcext:value-type="float">
            <text:p>0,220045884</text:p>
          </table:table-cell>
          <table:table-cell office:value-type="float" office:value="0.2610933467" calcext:value-type="float">
            <text:p>0,2610933467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2131691526" calcext:value-type="float">
            <text:p>0,2131691526</text:p>
          </table:table-cell>
          <table:table-cell office:value-type="float" office:value="0.2706908698" calcext:value-type="float">
            <text:p>0,2706908698</text:p>
          </table:table-cell>
        </table:table-row>
        <table:table-row table:style-name="ro1">
          <table:table-cell office:value-type="float" office:value="1585.2" calcext:value-type="float">
            <text:p>1585,2</text:p>
          </table:table-cell>
          <table:table-cell office:value-type="float" office:value="0.2134156159" calcext:value-type="float">
            <text:p>0,2134156159</text:p>
          </table:table-cell>
          <table:table-cell office:value-type="float" office:value="0.2663702752" calcext:value-type="float">
            <text:p>0,2663702752</text:p>
          </table:table-cell>
        </table:table-row>
        <table:table-row table:style-name="ro1">
          <table:table-cell office:value-type="float" office:value="1585.4" calcext:value-type="float">
            <text:p>1585,4</text:p>
          </table:table-cell>
          <table:table-cell office:value-type="float" office:value="0.2262017878" calcext:value-type="float">
            <text:p>0,2262017878</text:p>
          </table:table-cell>
          <table:table-cell office:value-type="float" office:value="0.2724454011" calcext:value-type="float">
            <text:p>0,2724454011</text:p>
          </table:table-cell>
        </table:table-row>
        <table:table-row table:style-name="ro1">
          <table:table-cell office:value-type="float" office:value="1585.6" calcext:value-type="float">
            <text:p>1585,6</text:p>
          </table:table-cell>
          <table:table-cell office:value-type="float" office:value="0.2267236923" calcext:value-type="float">
            <text:p>0,2267236923</text:p>
          </table:table-cell>
          <table:table-cell office:value-type="float" office:value="0.287853723" calcext:value-type="float">
            <text:p>0,287853723</text:p>
          </table:table-cell>
        </table:table-row>
        <table:table-row table:style-name="ro1">
          <table:table-cell office:value-type="float" office:value="1585.8" calcext:value-type="float">
            <text:p>1585,8</text:p>
          </table:table-cell>
          <table:table-cell office:value-type="float" office:value="0.2274829651" calcext:value-type="float">
            <text:p>0,2274829651</text:p>
          </table:table-cell>
          <table:table-cell office:value-type="float" office:value="0.2929912323" calcext:value-type="float">
            <text:p>0,2929912323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2186620231" calcext:value-type="float">
            <text:p>0,2186620231</text:p>
          </table:table-cell>
          <table:table-cell office:value-type="float" office:value="0.2815165293" calcext:value-type="float">
            <text:p>0,2815165293</text:p>
          </table:table-cell>
        </table:table-row>
        <table:table-row table:style-name="ro1">
          <table:table-cell office:value-type="float" office:value="1586.2" calcext:value-type="float">
            <text:p>1586,2</text:p>
          </table:table-cell>
          <table:table-cell office:value-type="float" office:value="0.2079329681" calcext:value-type="float">
            <text:p>0,2079329681</text:p>
          </table:table-cell>
          <table:table-cell office:value-type="float" office:value="0.2781626257" calcext:value-type="float">
            <text:p>0,2781626257</text:p>
          </table:table-cell>
        </table:table-row>
        <table:table-row table:style-name="ro1">
          <table:table-cell office:value-type="float" office:value="1586.4" calcext:value-type="float">
            <text:p>1586,4</text:p>
          </table:table-cell>
          <table:table-cell office:value-type="float" office:value="0.2090759777" calcext:value-type="float">
            <text:p>0,2090759777</text:p>
          </table:table-cell>
          <table:table-cell office:value-type="float" office:value="0.2942936095" calcext:value-type="float">
            <text:p>0,2942936095</text:p>
          </table:table-cell>
        </table:table-row>
        <table:table-row table:style-name="ro1">
          <table:table-cell office:value-type="float" office:value="1586.6" calcext:value-type="float">
            <text:p>1586,6</text:p>
          </table:table-cell>
          <table:table-cell office:value-type="float" office:value="0.2143115528" calcext:value-type="float">
            <text:p>0,2143115528</text:p>
          </table:table-cell>
          <table:table-cell office:value-type="float" office:value="0.2656888674" calcext:value-type="float">
            <text:p>0,2656888674</text:p>
          </table:table-cell>
        </table:table-row>
        <table:table-row table:style-name="ro1">
          <table:table-cell office:value-type="float" office:value="1586.8" calcext:value-type="float">
            <text:p>1586,8</text:p>
          </table:table-cell>
          <table:table-cell office:value-type="float" office:value="0.209207768" calcext:value-type="float">
            <text:p>0,209207768</text:p>
          </table:table-cell>
          <table:table-cell office:value-type="float" office:value="0.2648468717" calcext:value-type="float">
            <text:p>0,2648468717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197135653" calcext:value-type="float">
            <text:p>0,197135653</text:p>
          </table:table-cell>
          <table:table-cell office:value-type="float" office:value="0.2710762634" calcext:value-type="float">
            <text:p>0,2710762634</text:p>
          </table:table-cell>
        </table:table-row>
        <table:table-row table:style-name="ro1">
          <table:table-cell office:value-type="float" office:value="1587.2" calcext:value-type="float">
            <text:p>1587,2</text:p>
          </table:table-cell>
          <table:table-cell office:value-type="float" office:value="0.1811107407" calcext:value-type="float">
            <text:p>0,1811107407</text:p>
          </table:table-cell>
          <table:table-cell office:value-type="float" office:value="0.2618814669" calcext:value-type="float">
            <text:p>0,2618814669</text:p>
          </table:table-cell>
        </table:table-row>
        <table:table-row table:style-name="ro1">
          <table:table-cell office:value-type="float" office:value="1587.4" calcext:value-type="float">
            <text:p>1587,4</text:p>
          </table:table-cell>
          <table:table-cell office:value-type="float" office:value="0.1783844822" calcext:value-type="float">
            <text:p>0,1783844822</text:p>
          </table:table-cell>
          <table:table-cell office:value-type="float" office:value="0.2723723691" calcext:value-type="float">
            <text:p>0,2723723691</text:p>
          </table:table-cell>
        </table:table-row>
        <table:table-row table:style-name="ro1">
          <table:table-cell office:value-type="float" office:value="1587.6" calcext:value-type="float">
            <text:p>1587,6</text:p>
          </table:table-cell>
          <table:table-cell office:value-type="float" office:value="0.1896207101" calcext:value-type="float">
            <text:p>0,1896207101</text:p>
          </table:table-cell>
          <table:table-cell office:value-type="float" office:value="0.2676895747" calcext:value-type="float">
            <text:p>0,2676895747</text:p>
          </table:table-cell>
        </table:table-row>
        <table:table-row table:style-name="ro1">
          <table:table-cell office:value-type="float" office:value="1587.8" calcext:value-type="float">
            <text:p>1587,8</text:p>
          </table:table-cell>
          <table:table-cell office:value-type="float" office:value="0.2061036183" calcext:value-type="float">
            <text:p>0,2061036183</text:p>
          </table:table-cell>
          <table:table-cell office:value-type="float" office:value="0.2700406564" calcext:value-type="float">
            <text:p>0,270040656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191153827" calcext:value-type="float">
            <text:p>0,191153827</text:p>
          </table:table-cell>
          <table:table-cell office:value-type="float" office:value="0.2868609439" calcext:value-type="float">
            <text:p>0,2868609439</text:p>
          </table:table-cell>
        </table:table-row>
        <table:table-row table:style-name="ro1">
          <table:table-cell office:value-type="float" office:value="1588.2" calcext:value-type="float">
            <text:p>1588,2</text:p>
          </table:table-cell>
          <table:table-cell office:value-type="float" office:value="0.1873984552" calcext:value-type="float">
            <text:p>0,1873984552</text:p>
          </table:table-cell>
          <table:table-cell office:value-type="float" office:value="0.2827583149" calcext:value-type="float">
            <text:p>0,2827583149</text:p>
          </table:table-cell>
        </table:table-row>
        <table:table-row table:style-name="ro1">
          <table:table-cell office:value-type="float" office:value="1588.4" calcext:value-type="float">
            <text:p>1588,4</text:p>
          </table:table-cell>
          <table:table-cell office:value-type="float" office:value="0.1889093717" calcext:value-type="float">
            <text:p>0,1889093717</text:p>
          </table:table-cell>
          <table:table-cell office:value-type="float" office:value="0.2781218909" calcext:value-type="float">
            <text:p>0,2781218909</text:p>
          </table:table-cell>
        </table:table-row>
        <table:table-row table:style-name="ro1">
          <table:table-cell office:value-type="float" office:value="1588.6" calcext:value-type="float">
            <text:p>1588,6</text:p>
          </table:table-cell>
          <table:table-cell office:value-type="float" office:value="0.175981185" calcext:value-type="float">
            <text:p>0,175981185</text:p>
          </table:table-cell>
          <table:table-cell office:value-type="float" office:value="0.2760041417" calcext:value-type="float">
            <text:p>0,2760041417</text:p>
          </table:table-cell>
        </table:table-row>
        <table:table-row table:style-name="ro1">
          <table:table-cell office:value-type="float" office:value="1588.8" calcext:value-type="float">
            <text:p>1588,8</text:p>
          </table:table-cell>
          <table:table-cell office:value-type="float" office:value="0.191153827" calcext:value-type="float">
            <text:p>0,191153827</text:p>
          </table:table-cell>
          <table:table-cell office:value-type="float" office:value="0.278198764" calcext:value-type="float">
            <text:p>0,27819876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1927839678" calcext:value-type="float">
            <text:p>0,1927839678</text:p>
          </table:table-cell>
          <table:table-cell office:value-type="float" office:value="0.273962779" calcext:value-type="float">
            <text:p>0,273962779</text:p>
          </table:table-cell>
        </table:table-row>
        <table:table-row table:style-name="ro1">
          <table:table-cell office:value-type="float" office:value="1589.2" calcext:value-type="float">
            <text:p>1589,2</text:p>
          </table:table-cell>
          <table:table-cell office:value-type="float" office:value="0.1901603282" calcext:value-type="float">
            <text:p>0,1901603282</text:p>
          </table:table-cell>
          <table:table-cell office:value-type="float" office:value="0.2683122242" calcext:value-type="float">
            <text:p>0,2683122242</text:p>
          </table:table-cell>
        </table:table-row>
        <table:table-row table:style-name="ro1">
          <table:table-cell office:value-type="float" office:value="1589.4" calcext:value-type="float">
            <text:p>1589,4</text:p>
          </table:table-cell>
          <table:table-cell office:value-type="float" office:value="0.1826610848" calcext:value-type="float">
            <text:p>0,1826610848</text:p>
          </table:table-cell>
          <table:table-cell office:value-type="float" office:value="0.246331833" calcext:value-type="float">
            <text:p>0,246331833</text:p>
          </table:table-cell>
        </table:table-row>
        <table:table-row table:style-name="ro1">
          <table:table-cell office:value-type="float" office:value="1589.6" calcext:value-type="float">
            <text:p>1589,6</text:p>
          </table:table-cell>
          <table:table-cell office:value-type="float" office:value="0.1886261965" calcext:value-type="float">
            <text:p>0,1886261965</text:p>
          </table:table-cell>
          <table:table-cell office:value-type="float" office:value="0.2333593122" calcext:value-type="float">
            <text:p>0,2333593122</text:p>
          </table:table-cell>
        </table:table-row>
        <table:table-row table:style-name="ro1">
          <table:table-cell office:value-type="float" office:value="1589.8" calcext:value-type="float">
            <text:p>1589,8</text:p>
          </table:table-cell>
          <table:table-cell office:value-type="float" office:value="0.1878689364" calcext:value-type="float">
            <text:p>0,1878689364</text:p>
          </table:table-cell>
          <table:table-cell office:value-type="float" office:value="0.2403498046" calcext:value-type="float">
            <text:p>0,240349804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1941448038" calcext:value-type="float">
            <text:p>0,1941448038</text:p>
          </table:table-cell>
          <table:table-cell office:value-type="float" office:value="0.2457980766" calcext:value-type="float">
            <text:p>0,2457980766</text:p>
          </table:table-cell>
        </table:table-row>
        <table:table-row table:style-name="ro1">
          <table:table-cell office:value-type="float" office:value="1590.2" calcext:value-type="float">
            <text:p>1590,2</text:p>
          </table:table-cell>
          <table:table-cell office:value-type="float" office:value="0.1957898147" calcext:value-type="float">
            <text:p>0,1957898147</text:p>
          </table:table-cell>
          <table:table-cell office:value-type="float" office:value="0.2427595718" calcext:value-type="float">
            <text:p>0,2427595718</text:p>
          </table:table-cell>
        </table:table-row>
        <table:table-row table:style-name="ro1">
          <table:table-cell office:value-type="float" office:value="1590.4" calcext:value-type="float">
            <text:p>1590,4</text:p>
          </table:table-cell>
          <table:table-cell office:value-type="float" office:value="0.2062147362" calcext:value-type="float">
            <text:p>0,2062147362</text:p>
          </table:table-cell>
          <table:table-cell office:value-type="float" office:value="0.249256139" calcext:value-type="float">
            <text:p>0,249256139</text:p>
          </table:table-cell>
        </table:table-row>
        <table:table-row table:style-name="ro1">
          <table:table-cell office:value-type="float" office:value="1590.6" calcext:value-type="float">
            <text:p>1590,6</text:p>
          </table:table-cell>
          <table:table-cell office:value-type="float" office:value="0.194171671" calcext:value-type="float">
            <text:p>0,194171671</text:p>
          </table:table-cell>
          <table:table-cell office:value-type="float" office:value="0.2613562115" calcext:value-type="float">
            <text:p>0,2613562115</text:p>
          </table:table-cell>
        </table:table-row>
        <table:table-row table:style-name="ro1">
          <table:table-cell office:value-type="float" office:value="1590.8" calcext:value-type="float">
            <text:p>1590,8</text:p>
          </table:table-cell>
          <table:table-cell office:value-type="float" office:value="0.2065816205" calcext:value-type="float">
            <text:p>0,2065816205</text:p>
          </table:table-cell>
          <table:table-cell office:value-type="float" office:value="0.2685630903" calcext:value-type="float">
            <text:p>0,2685630903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2023158138" calcext:value-type="float">
            <text:p>0,2023158138</text:p>
          </table:table-cell>
          <table:table-cell office:value-type="float" office:value="0.2506252415" calcext:value-type="float">
            <text:p>0,2506252415</text:p>
          </table:table-cell>
        </table:table-row>
        <table:table-row table:style-name="ro1">
          <table:table-cell office:value-type="float" office:value="1591.2" calcext:value-type="float">
            <text:p>1591,2</text:p>
          </table:table-cell>
          <table:table-cell office:value-type="float" office:value="0.2006867025" calcext:value-type="float">
            <text:p>0,2006867025</text:p>
          </table:table-cell>
          <table:table-cell office:value-type="float" office:value="0.2472134918" calcext:value-type="float">
            <text:p>0,2472134918</text:p>
          </table:table-cell>
        </table:table-row>
        <table:table-row table:style-name="ro1">
          <table:table-cell office:value-type="float" office:value="1591.4" calcext:value-type="float">
            <text:p>1591,4</text:p>
          </table:table-cell>
          <table:table-cell office:value-type="float" office:value="0.2160493855" calcext:value-type="float">
            <text:p>0,2160493855</text:p>
          </table:table-cell>
          <table:table-cell office:value-type="float" office:value="0.2297637417" calcext:value-type="float">
            <text:p>0,2297637417</text:p>
          </table:table-cell>
        </table:table-row>
        <table:table-row table:style-name="ro1">
          <table:table-cell office:value-type="float" office:value="1591.6" calcext:value-type="float">
            <text:p>1591,6</text:p>
          </table:table-cell>
          <table:table-cell office:value-type="float" office:value="0.1963180252" calcext:value-type="float">
            <text:p>0,1963180252</text:p>
          </table:table-cell>
          <table:table-cell office:value-type="float" office:value="0.2293955673" calcext:value-type="float">
            <text:p>0,2293955673</text:p>
          </table:table-cell>
        </table:table-row>
        <table:table-row table:style-name="ro1">
          <table:table-cell office:value-type="float" office:value="1591.8" calcext:value-type="float">
            <text:p>1591,8</text:p>
          </table:table-cell>
          <table:table-cell office:value-type="float" office:value="0.2040574124" calcext:value-type="float">
            <text:p>0,2040574124</text:p>
          </table:table-cell>
          <table:table-cell office:value-type="float" office:value="0.266059483" calcext:value-type="float">
            <text:p>0,266059483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2035537866" calcext:value-type="float">
            <text:p>0,2035537866</text:p>
          </table:table-cell>
          <table:table-cell office:value-type="float" office:value="0.280916867" calcext:value-type="float">
            <text:p>0,280916867</text:p>
          </table:table-cell>
        </table:table-row>
        <table:table-row table:style-name="ro1">
          <table:table-cell office:value-type="float" office:value="1592.2" calcext:value-type="float">
            <text:p>1592,2</text:p>
          </table:table-cell>
          <table:table-cell office:value-type="float" office:value="0.2100410804" calcext:value-type="float">
            <text:p>0,2100410804</text:p>
          </table:table-cell>
          <table:table-cell office:value-type="float" office:value="0.2898617188" calcext:value-type="float">
            <text:p>0,2898617188</text:p>
          </table:table-cell>
        </table:table-row>
        <table:table-row table:style-name="ro1">
          <table:table-cell office:value-type="float" office:value="1592.4" calcext:value-type="float">
            <text:p>1592,4</text:p>
          </table:table-cell>
          <table:table-cell office:value-type="float" office:value="0.2124276475" calcext:value-type="float">
            <text:p>0,2124276475</text:p>
          </table:table-cell>
          <table:table-cell office:value-type="float" office:value="0.2774744152" calcext:value-type="float">
            <text:p>0,2774744152</text:p>
          </table:table-cell>
        </table:table-row>
        <table:table-row table:style-name="ro1">
          <table:table-cell office:value-type="float" office:value="1592.6" calcext:value-type="float">
            <text:p>1592,6</text:p>
          </table:table-cell>
          <table:table-cell office:value-type="float" office:value="0.2229570104" calcext:value-type="float">
            <text:p>0,2229570104</text:p>
          </table:table-cell>
          <table:table-cell office:value-type="float" office:value="0.2514164128" calcext:value-type="float">
            <text:p>0,2514164128</text:p>
          </table:table-cell>
        </table:table-row>
        <table:table-row table:style-name="ro1">
          <table:table-cell office:value-type="float" office:value="1592.8" calcext:value-type="float">
            <text:p>1592,8</text:p>
          </table:table-cell>
          <table:table-cell office:value-type="float" office:value="0.219161782" calcext:value-type="float">
            <text:p>0,219161782</text:p>
          </table:table-cell>
          <table:table-cell office:value-type="float" office:value="0.2637273975" calcext:value-type="float">
            <text:p>0,2637273975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2249567517" calcext:value-type="float">
            <text:p>0,2249567517</text:p>
          </table:table-cell>
          <table:table-cell office:value-type="float" office:value="0.2726966908" calcext:value-type="float">
            <text:p>0,2726966908</text:p>
          </table:table-cell>
        </table:table-row>
        <table:table-row table:style-name="ro1">
          <table:table-cell office:value-type="float" office:value="1593.2" calcext:value-type="float">
            <text:p>1593,2</text:p>
          </table:table-cell>
          <table:table-cell office:value-type="float" office:value="0.231293036" calcext:value-type="float">
            <text:p>0,231293036</text:p>
          </table:table-cell>
          <table:table-cell office:value-type="float" office:value="0.2723984203" calcext:value-type="float">
            <text:p>0,2723984203</text:p>
          </table:table-cell>
        </table:table-row>
        <table:table-row table:style-name="ro1">
          <table:table-cell office:value-type="float" office:value="1593.4" calcext:value-type="float">
            <text:p>1593,4</text:p>
          </table:table-cell>
          <table:table-cell office:value-type="float" office:value="0.2333821915" calcext:value-type="float">
            <text:p>0,2333821915</text:p>
          </table:table-cell>
          <table:table-cell office:value-type="float" office:value="0.2872542262" calcext:value-type="float">
            <text:p>0,2872542262</text:p>
          </table:table-cell>
        </table:table-row>
        <table:table-row table:style-name="ro1">
          <table:table-cell office:value-type="float" office:value="1593.6" calcext:value-type="float">
            <text:p>1593,6</text:p>
          </table:table-cell>
          <table:table-cell office:value-type="float" office:value="0.239898093" calcext:value-type="float">
            <text:p>0,239898093</text:p>
          </table:table-cell>
          <table:table-cell office:value-type="float" office:value="0.2839674137" calcext:value-type="float">
            <text:p>0,2839674137</text:p>
          </table:table-cell>
        </table:table-row>
        <table:table-row table:style-name="ro1">
          <table:table-cell office:value-type="float" office:value="1593.8" calcext:value-type="float">
            <text:p>1593,8</text:p>
          </table:table-cell>
          <table:table-cell office:value-type="float" office:value="0.2351568147" calcext:value-type="float">
            <text:p>0,2351568147</text:p>
          </table:table-cell>
          <table:table-cell office:value-type="float" office:value="0.2870291658" calcext:value-type="float">
            <text:p>0,287029165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2346408159" calcext:value-type="float">
            <text:p>0,2346408159</text:p>
          </table:table-cell>
          <table:table-cell office:value-type="float" office:value="0.2880760419" calcext:value-type="float">
            <text:p>0,2880760419</text:p>
          </table:table-cell>
        </table:table-row>
        <table:table-row table:style-name="ro1">
          <table:table-cell office:value-type="float" office:value="1594.2" calcext:value-type="float">
            <text:p>1594,2</text:p>
          </table:table-cell>
          <table:table-cell office:value-type="float" office:value="0.2346408159" calcext:value-type="float">
            <text:p>0,2346408159</text:p>
          </table:table-cell>
          <table:table-cell office:value-type="float" office:value="0.2943941695" calcext:value-type="float">
            <text:p>0,2943941695</text:p>
          </table:table-cell>
        </table:table-row>
        <table:table-row table:style-name="ro1">
          <table:table-cell office:value-type="float" office:value="1594.4" calcext:value-type="float">
            <text:p>1594,4</text:p>
          </table:table-cell>
          <table:table-cell office:value-type="float" office:value="0.2475559352" calcext:value-type="float">
            <text:p>0,2475559352</text:p>
          </table:table-cell>
          <table:table-cell office:value-type="float" office:value="0.2853588306" calcext:value-type="float">
            <text:p>0,2853588306</text:p>
          </table:table-cell>
        </table:table-row>
        <table:table-row table:style-name="ro1">
          <table:table-cell office:value-type="float" office:value="1594.6" calcext:value-type="float">
            <text:p>1594,6</text:p>
          </table:table-cell>
          <table:table-cell office:value-type="float" office:value="0.2728091181" calcext:value-type="float">
            <text:p>0,2728091181</text:p>
          </table:table-cell>
          <table:table-cell office:value-type="float" office:value="0.2916550788" calcext:value-type="float">
            <text:p>0,2916550788</text:p>
          </table:table-cell>
        </table:table-row>
        <table:table-row table:style-name="ro1">
          <table:table-cell office:value-type="float" office:value="1594.8" calcext:value-type="float">
            <text:p>1594,8</text:p>
          </table:table-cell>
          <table:table-cell office:value-type="float" office:value="0.2640636408" calcext:value-type="float">
            <text:p>0,2640636408</text:p>
          </table:table-cell>
          <table:table-cell office:value-type="float" office:value="0.2915232769" calcext:value-type="float">
            <text:p>0,2915232769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2567841687" calcext:value-type="float">
            <text:p>0,2567841687</text:p>
          </table:table-cell>
          <table:table-cell office:value-type="float" office:value="0.2901165577" calcext:value-type="float">
            <text:p>0,2901165577</text:p>
          </table:table-cell>
        </table:table-row>
        <table:table-row table:style-name="ro1">
          <table:table-cell office:value-type="float" office:value="1595.2" calcext:value-type="float">
            <text:p>1595,2</text:p>
          </table:table-cell>
          <table:table-cell office:value-type="float" office:value="0.2697994613" calcext:value-type="float">
            <text:p>0,2697994613</text:p>
          </table:table-cell>
          <table:table-cell office:value-type="float" office:value="0.2742595573" calcext:value-type="float">
            <text:p>0,2742595573</text:p>
          </table:table-cell>
        </table:table-row>
        <table:table-row table:style-name="ro1">
          <table:table-cell office:value-type="float" office:value="1595.4" calcext:value-type="float">
            <text:p>1595,4</text:p>
          </table:table-cell>
          <table:table-cell office:value-type="float" office:value="0.2647155903" calcext:value-type="float">
            <text:p>0,2647155903</text:p>
          </table:table-cell>
          <table:table-cell office:value-type="float" office:value="0.2935207158" calcext:value-type="float">
            <text:p>0,2935207158</text:p>
          </table:table-cell>
        </table:table-row>
        <table:table-row table:style-name="ro1">
          <table:table-cell office:value-type="float" office:value="1595.6" calcext:value-type="float">
            <text:p>1595,6</text:p>
          </table:table-cell>
          <table:table-cell office:value-type="float" office:value="0.2621083676" calcext:value-type="float">
            <text:p>0,2621083676</text:p>
          </table:table-cell>
          <table:table-cell office:value-type="float" office:value="0.2974931237" calcext:value-type="float">
            <text:p>0,2974931237</text:p>
          </table:table-cell>
        </table:table-row>
        <table:table-row table:style-name="ro1">
          <table:table-cell office:value-type="float" office:value="1595.8" calcext:value-type="float">
            <text:p>1595,8</text:p>
          </table:table-cell>
          <table:table-cell office:value-type="float" office:value="0.2590679557" calcext:value-type="float">
            <text:p>0,2590679557</text:p>
          </table:table-cell>
          <table:table-cell office:value-type="float" office:value="0.2937627359" calcext:value-type="float">
            <text:p>0,2937627359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2654151574" calcext:value-type="float">
            <text:p>0,2654151574</text:p>
          </table:table-cell>
          <table:table-cell office:value-type="float" office:value="0.2885609346" calcext:value-type="float">
            <text:p>0,2885609346</text:p>
          </table:table-cell>
        </table:table-row>
        <table:table-row table:style-name="ro1">
          <table:table-cell office:value-type="float" office:value="1596.2" calcext:value-type="float">
            <text:p>1596,2</text:p>
          </table:table-cell>
          <table:table-cell office:value-type="float" office:value="0.2837280638" calcext:value-type="float">
            <text:p>0,2837280638</text:p>
          </table:table-cell>
          <table:table-cell office:value-type="float" office:value="0.3003896523" calcext:value-type="float">
            <text:p>0,3003896523</text:p>
          </table:table-cell>
        </table:table-row>
        <table:table-row table:style-name="ro1">
          <table:table-cell office:value-type="float" office:value="1596.4" calcext:value-type="float">
            <text:p>1596,4</text:p>
          </table:table-cell>
          <table:table-cell office:value-type="float" office:value="0.2857260434" calcext:value-type="float">
            <text:p>0,2857260434</text:p>
          </table:table-cell>
          <table:table-cell office:value-type="float" office:value="0.3101129134" calcext:value-type="float">
            <text:p>0,3101129134</text:p>
          </table:table-cell>
        </table:table-row>
        <table:table-row table:style-name="ro1">
          <table:table-cell office:value-type="float" office:value="1596.6" calcext:value-type="float">
            <text:p>1596,6</text:p>
          </table:table-cell>
          <table:table-cell office:value-type="float" office:value="0.2936860995" calcext:value-type="float">
            <text:p>0,2936860995</text:p>
          </table:table-cell>
          <table:table-cell office:value-type="float" office:value="0.3077096809" calcext:value-type="float">
            <text:p>0,3077096809</text:p>
          </table:table-cell>
        </table:table-row>
        <table:table-row table:style-name="ro1">
          <table:table-cell office:value-type="float" office:value="1596.8" calcext:value-type="float">
            <text:p>1596,8</text:p>
          </table:table-cell>
          <table:table-cell office:value-type="float" office:value="0.2977688459" calcext:value-type="float">
            <text:p>0,2977688459</text:p>
          </table:table-cell>
          <table:table-cell office:value-type="float" office:value="0.3163381857" calcext:value-type="float">
            <text:p>0,3163381857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3022331338" calcext:value-type="float">
            <text:p>0,3022331338</text:p>
          </table:table-cell>
          <table:table-cell office:value-type="float" office:value="0.3044875492" calcext:value-type="float">
            <text:p>0,3044875492</text:p>
          </table:table-cell>
        </table:table-row>
        <table:table-row table:style-name="ro1">
          <table:table-cell office:value-type="float" office:value="1597.2" calcext:value-type="float">
            <text:p>1597,2</text:p>
          </table:table-cell>
          <table:table-cell office:value-type="float" office:value="0.2940427837" calcext:value-type="float">
            <text:p>0,2940427837</text:p>
          </table:table-cell>
          <table:table-cell office:value-type="float" office:value="0.3034413559" calcext:value-type="float">
            <text:p>0,3034413559</text:p>
          </table:table-cell>
        </table:table-row>
        <table:table-row table:style-name="ro1">
          <table:table-cell office:value-type="float" office:value="1597.4" calcext:value-type="float">
            <text:p>1597,4</text:p>
          </table:table-cell>
          <table:table-cell office:value-type="float" office:value="0.3056204434" calcext:value-type="float">
            <text:p>0,3056204434</text:p>
          </table:table-cell>
          <table:table-cell office:value-type="float" office:value="0.3182488796" calcext:value-type="float">
            <text:p>0,3182488796</text:p>
          </table:table-cell>
        </table:table-row>
        <table:table-row table:style-name="ro1">
          <table:table-cell office:value-type="float" office:value="1597.6" calcext:value-type="float">
            <text:p>1597,6</text:p>
          </table:table-cell>
          <table:table-cell office:value-type="float" office:value="0.2971904431" calcext:value-type="float">
            <text:p>0,2971904431</text:p>
          </table:table-cell>
          <table:table-cell office:value-type="float" office:value="0.3133474285" calcext:value-type="float">
            <text:p>0,3133474285</text:p>
          </table:table-cell>
        </table:table-row>
        <table:table-row table:style-name="ro1">
          <table:table-cell office:value-type="float" office:value="1597.8" calcext:value-type="float">
            <text:p>1597,8</text:p>
          </table:table-cell>
          <table:table-cell office:value-type="float" office:value="0.3186964484" calcext:value-type="float">
            <text:p>0,3186964484</text:p>
          </table:table-cell>
          <table:table-cell office:value-type="float" office:value="0.3152318393" calcext:value-type="float">
            <text:p>0,315231839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3109323443" calcext:value-type="float">
            <text:p>0,3109323443</text:p>
          </table:table-cell>
          <table:table-cell office:value-type="float" office:value="0.3325330654" calcext:value-type="float">
            <text:p>0,3325330654</text:p>
          </table:table-cell>
        </table:table-row>
        <table:table-row table:style-name="ro1">
          <table:table-cell office:value-type="float" office:value="1598.2" calcext:value-type="float">
            <text:p>1598,2</text:p>
          </table:table-cell>
          <table:table-cell office:value-type="float" office:value="0.3013141468" calcext:value-type="float">
            <text:p>0,3013141468</text:p>
          </table:table-cell>
          <table:table-cell office:value-type="float" office:value="0.3422331645" calcext:value-type="float">
            <text:p>0,3422331645</text:p>
          </table:table-cell>
        </table:table-row>
        <table:table-row table:style-name="ro1">
          <table:table-cell office:value-type="float" office:value="1598.4" calcext:value-type="float">
            <text:p>1598,4</text:p>
          </table:table-cell>
          <table:table-cell office:value-type="float" office:value="0.2779090413" calcext:value-type="float">
            <text:p>0,2779090413</text:p>
          </table:table-cell>
          <table:table-cell office:value-type="float" office:value="0.322942762" calcext:value-type="float">
            <text:p>0,322942762</text:p>
          </table:table-cell>
        </table:table-row>
        <table:table-row table:style-name="ro1">
          <table:table-cell office:value-type="float" office:value="1598.6" calcext:value-type="float">
            <text:p>1598,6</text:p>
          </table:table-cell>
          <table:table-cell office:value-type="float" office:value="0.2848429249" calcext:value-type="float">
            <text:p>0,2848429249</text:p>
          </table:table-cell>
          <table:table-cell office:value-type="float" office:value="0.3294323705" calcext:value-type="float">
            <text:p>0,3294323705</text:p>
          </table:table-cell>
        </table:table-row>
        <table:table-row table:style-name="ro1">
          <table:table-cell office:value-type="float" office:value="1598.8" calcext:value-type="float">
            <text:p>1598,8</text:p>
          </table:table-cell>
          <table:table-cell office:value-type="float" office:value="0.2867054694" calcext:value-type="float">
            <text:p>0,2867054694</text:p>
          </table:table-cell>
          <table:table-cell office:value-type="float" office:value="0.3397963306" calcext:value-type="float">
            <text:p>0,3397963306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2796193642" calcext:value-type="float">
            <text:p>0,2796193642</text:p>
          </table:table-cell>
          <table:table-cell office:value-type="float" office:value="0.3501598126" calcext:value-type="float">
            <text:p>0,3501598126</text:p>
          </table:table-cell>
        </table:table-row>
        <table:table-row table:style-name="ro1">
          <table:table-cell office:value-type="float" office:value="1599.2" calcext:value-type="float">
            <text:p>1599,2</text:p>
          </table:table-cell>
          <table:table-cell office:value-type="float" office:value="0.2773577732" calcext:value-type="float">
            <text:p>0,2773577732</text:p>
          </table:table-cell>
          <table:table-cell office:value-type="float" office:value="0.3577051129" calcext:value-type="float">
            <text:p>0,3577051129</text:p>
          </table:table-cell>
        </table:table-row>
        <table:table-row table:style-name="ro1">
          <table:table-cell office:value-type="float" office:value="1599.4" calcext:value-type="float">
            <text:p>1599,4</text:p>
          </table:table-cell>
          <table:table-cell office:value-type="float" office:value="0.2726883461" calcext:value-type="float">
            <text:p>0,2726883461</text:p>
          </table:table-cell>
          <table:table-cell office:value-type="float" office:value="0.342915326" calcext:value-type="float">
            <text:p>0,342915326</text:p>
          </table:table-cell>
        </table:table-row>
        <table:table-row table:style-name="ro1">
          <table:table-cell office:value-type="float" office:value="1599.6" calcext:value-type="float">
            <text:p>1599,6</text:p>
          </table:table-cell>
          <table:table-cell office:value-type="float" office:value="0.2709685336" calcext:value-type="float">
            <text:p>0,2709685336</text:p>
          </table:table-cell>
          <table:table-cell office:value-type="float" office:value="0.3183175529" calcext:value-type="float">
            <text:p>0,3183175529</text:p>
          </table:table-cell>
        </table:table-row>
        <table:table-row table:style-name="ro1">
          <table:table-cell office:value-type="float" office:value="1599.8" calcext:value-type="float">
            <text:p>1599,8</text:p>
          </table:table-cell>
          <table:table-cell office:value-type="float" office:value="0.2509685534" calcext:value-type="float">
            <text:p>0,2509685534</text:p>
          </table:table-cell>
          <table:table-cell office:value-type="float" office:value="0.2960598376" calcext:value-type="float">
            <text:p>0,296059837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2542592325" calcext:value-type="float">
            <text:p>0,2542592325</text:p>
          </table:table-cell>
          <table:table-cell office:value-type="float" office:value="0.2996155954" calcext:value-type="float">
            <text:p>0,2996155954</text:p>
          </table:table-cell>
        </table:table-row>
        <table:table-row table:style-name="ro1">
          <table:table-cell office:value-type="float" office:value="1600.2" calcext:value-type="float">
            <text:p>1600,2</text:p>
          </table:table-cell>
          <table:table-cell office:value-type="float" office:value="0.2547987385" calcext:value-type="float">
            <text:p>0,2547987385</text:p>
          </table:table-cell>
          <table:table-cell office:value-type="float" office:value="0.2983092189" calcext:value-type="float">
            <text:p>0,2983092189</text:p>
          </table:table-cell>
        </table:table-row>
        <table:table-row table:style-name="ro1">
          <table:table-cell office:value-type="float" office:value="1600.4" calcext:value-type="float">
            <text:p>1600,4</text:p>
          </table:table-cell>
          <table:table-cell office:value-type="float" office:value="0.2595086427" calcext:value-type="float">
            <text:p>0,2595086427</text:p>
          </table:table-cell>
          <table:table-cell office:value-type="float" office:value="0.3111624887" calcext:value-type="float">
            <text:p>0,3111624887</text:p>
          </table:table-cell>
        </table:table-row>
        <table:table-row table:style-name="ro1">
          <table:table-cell office:value-type="float" office:value="1600.6" calcext:value-type="float">
            <text:p>1600,6</text:p>
          </table:table-cell>
          <table:table-cell office:value-type="float" office:value="0.2519479203" calcext:value-type="float">
            <text:p>0,2519479203</text:p>
          </table:table-cell>
          <table:table-cell office:value-type="float" office:value="0.3149304167" calcext:value-type="float">
            <text:p>0,3149304167</text:p>
          </table:table-cell>
        </table:table-row>
        <table:table-row table:style-name="ro1">
          <table:table-cell office:value-type="float" office:value="1600.8" calcext:value-type="float">
            <text:p>1600,8</text:p>
          </table:table-cell>
          <table:table-cell office:value-type="float" office:value="0.2649468507" calcext:value-type="float">
            <text:p>0,2649468507</text:p>
          </table:table-cell>
          <table:table-cell office:value-type="float" office:value="0.3148516155" calcext:value-type="float">
            <text:p>0,3148516155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.2454810763" calcext:value-type="float">
            <text:p>0,2454810763</text:p>
          </table:table-cell>
          <table:table-cell office:value-type="float" office:value="0.2896019642" calcext:value-type="float">
            <text:p>0,2896019642</text:p>
          </table:table-cell>
        </table:table-row>
        <table:table-row table:style-name="ro1">
          <table:table-cell office:value-type="float" office:value="1601.2" calcext:value-type="float">
            <text:p>1601,2</text:p>
          </table:table-cell>
          <table:table-cell office:value-type="float" office:value="0.227340243" calcext:value-type="float">
            <text:p>0,227340243</text:p>
          </table:table-cell>
          <table:table-cell office:value-type="float" office:value="0.3130350051" calcext:value-type="float">
            <text:p>0,3130350051</text:p>
          </table:table-cell>
        </table:table-row>
        <table:table-row table:style-name="ro1">
          <table:table-cell office:value-type="float" office:value="1601.4" calcext:value-type="float">
            <text:p>1601,4</text:p>
          </table:table-cell>
          <table:table-cell office:value-type="float" office:value="0.2222828768" calcext:value-type="float">
            <text:p>0,2222828768</text:p>
          </table:table-cell>
          <table:table-cell office:value-type="float" office:value="0.3027946529" calcext:value-type="float">
            <text:p>0,3027946529</text:p>
          </table:table-cell>
        </table:table-row>
        <table:table-row table:style-name="ro1">
          <table:table-cell office:value-type="float" office:value="1601.6" calcext:value-type="float">
            <text:p>1601,6</text:p>
          </table:table-cell>
          <table:table-cell office:value-type="float" office:value="0.2187024955" calcext:value-type="float">
            <text:p>0,2187024955</text:p>
          </table:table-cell>
          <table:table-cell office:value-type="float" office:value="0.2974740828" calcext:value-type="float">
            <text:p>0,2974740828</text:p>
          </table:table-cell>
        </table:table-row>
        <table:table-row table:style-name="ro1">
          <table:table-cell office:value-type="float" office:value="1601.8" calcext:value-type="float">
            <text:p>1601,8</text:p>
          </table:table-cell>
          <table:table-cell office:value-type="float" office:value="0.2137271721" calcext:value-type="float">
            <text:p>0,2137271721</text:p>
          </table:table-cell>
          <table:table-cell office:value-type="float" office:value="0.3096772089" calcext:value-type="float">
            <text:p>0,3096772089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.207008562" calcext:value-type="float">
            <text:p>0,207008562</text:p>
          </table:table-cell>
          <table:table-cell office:value-type="float" office:value="0.2827080082" calcext:value-type="float">
            <text:p>0,2827080082</text:p>
          </table:table-cell>
        </table:table-row>
        <table:table-row table:style-name="ro1">
          <table:table-cell office:value-type="float" office:value="1602.2" calcext:value-type="float">
            <text:p>1602,2</text:p>
          </table:table-cell>
          <table:table-cell office:value-type="float" office:value="0.2129701125" calcext:value-type="float">
            <text:p>0,2129701125</text:p>
          </table:table-cell>
          <table:table-cell office:value-type="float" office:value="0.2739630192" calcext:value-type="float">
            <text:p>0,2739630192</text:p>
          </table:table-cell>
        </table:table-row>
        <table:table-row table:style-name="ro1">
          <table:table-cell office:value-type="float" office:value="1602.4" calcext:value-type="float">
            <text:p>1602,4</text:p>
          </table:table-cell>
          <table:table-cell office:value-type="float" office:value="0.219080975" calcext:value-type="float">
            <text:p>0,219080975</text:p>
          </table:table-cell>
          <table:table-cell office:value-type="float" office:value="0.2799550313" calcext:value-type="float">
            <text:p>0,2799550313</text:p>
          </table:table-cell>
        </table:table-row>
        <table:table-row table:style-name="ro1">
          <table:table-cell office:value-type="float" office:value="1602.6" calcext:value-type="float">
            <text:p>1602,6</text:p>
          </table:table-cell>
          <table:table-cell office:value-type="float" office:value="0.2122126514" calcext:value-type="float">
            <text:p>0,2122126514</text:p>
          </table:table-cell>
          <table:table-cell office:value-type="float" office:value="0.2729783862" calcext:value-type="float">
            <text:p>0,2729783862</text:p>
          </table:table-cell>
        </table:table-row>
        <table:table-row table:style-name="ro1">
          <table:table-cell office:value-type="float" office:value="1602.8" calcext:value-type="float">
            <text:p>1602,8</text:p>
          </table:table-cell>
          <table:table-cell office:value-type="float" office:value="0.2202158128" calcext:value-type="float">
            <text:p>0,2202158128</text:p>
          </table:table-cell>
          <table:table-cell office:value-type="float" office:value="0.2824586695" calcext:value-type="float">
            <text:p>0,2824586695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.2086411602" calcext:value-type="float">
            <text:p>0,2086411602</text:p>
          </table:table-cell>
          <table:table-cell office:value-type="float" office:value="0.2863440754" calcext:value-type="float">
            <text:p>0,2863440754</text:p>
          </table:table-cell>
        </table:table-row>
        <table:table-row table:style-name="ro1">
          <table:table-cell office:value-type="float" office:value="1603.2" calcext:value-type="float">
            <text:p>1603,2</text:p>
          </table:table-cell>
          <table:table-cell office:value-type="float" office:value="0.2080026756" calcext:value-type="float">
            <text:p>0,2080026756</text:p>
          </table:table-cell>
          <table:table-cell office:value-type="float" office:value="0.2985059585" calcext:value-type="float">
            <text:p>0,2985059585</text:p>
          </table:table-cell>
        </table:table-row>
        <table:table-row table:style-name="ro1">
          <table:table-cell office:value-type="float" office:value="1603.4" calcext:value-type="float">
            <text:p>1603,4</text:p>
          </table:table-cell>
          <table:table-cell office:value-type="float" office:value="0.222205276" calcext:value-type="float">
            <text:p>0,222205276</text:p>
          </table:table-cell>
          <table:table-cell office:value-type="float" office:value="0.2882906274" calcext:value-type="float">
            <text:p>0,2882906274</text:p>
          </table:table-cell>
        </table:table-row>
        <table:table-row table:style-name="ro1">
          <table:table-cell office:value-type="float" office:value="1603.6" calcext:value-type="float">
            <text:p>1603,6</text:p>
          </table:table-cell>
          <table:table-cell office:value-type="float" office:value="0.1944012703" calcext:value-type="float">
            <text:p>0,1944012703</text:p>
          </table:table-cell>
          <table:table-cell office:value-type="float" office:value="0.3008984193" calcext:value-type="float">
            <text:p>0,3008984193</text:p>
          </table:table-cell>
        </table:table-row>
        <table:table-row table:style-name="ro1">
          <table:table-cell office:value-type="float" office:value="1603.8" calcext:value-type="float">
            <text:p>1603,8</text:p>
          </table:table-cell>
          <table:table-cell office:value-type="float" office:value="0.2061036183" calcext:value-type="float">
            <text:p>0,2061036183</text:p>
          </table:table-cell>
          <table:table-cell office:value-type="float" office:value="0.2930477252" calcext:value-type="float">
            <text:p>0,293047725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.2236563151" calcext:value-type="float">
            <text:p>0,2236563151</text:p>
          </table:table-cell>
          <table:table-cell office:value-type="float" office:value="0.3027483016" calcext:value-type="float">
            <text:p>0,3027483016</text:p>
          </table:table-cell>
        </table:table-row>
        <table:table-row table:style-name="ro1">
          <table:table-cell office:value-type="float" office:value="1604.2" calcext:value-type="float">
            <text:p>1604,2</text:p>
          </table:table-cell>
          <table:table-cell office:value-type="float" office:value="0.2060002831" calcext:value-type="float">
            <text:p>0,2060002831</text:p>
          </table:table-cell>
          <table:table-cell office:value-type="float" office:value="0.299931674" calcext:value-type="float">
            <text:p>0,299931674</text:p>
          </table:table-cell>
        </table:table-row>
        <table:table-row table:style-name="ro1">
          <table:table-cell office:value-type="float" office:value="1604.4" calcext:value-type="float">
            <text:p>1604,4</text:p>
          </table:table-cell>
          <table:table-cell office:value-type="float" office:value="0.2141920779" calcext:value-type="float">
            <text:p>0,2141920779</text:p>
          </table:table-cell>
          <table:table-cell office:value-type="float" office:value="0.2983833384" calcext:value-type="float">
            <text:p>0,2983833384</text:p>
          </table:table-cell>
        </table:table-row>
        <table:table-row table:style-name="ro1">
          <table:table-cell office:value-type="float" office:value="1604.6" calcext:value-type="float">
            <text:p>1604,6</text:p>
          </table:table-cell>
          <table:table-cell office:value-type="float" office:value="0.20647187" calcext:value-type="float">
            <text:p>0,20647187</text:p>
          </table:table-cell>
          <table:table-cell office:value-type="float" office:value="0.300896103" calcext:value-type="float">
            <text:p>0,300896103</text:p>
          </table:table-cell>
        </table:table-row>
        <table:table-row table:style-name="ro1">
          <table:table-cell office:value-type="float" office:value="1604.8" calcext:value-type="float">
            <text:p>1604,8</text:p>
          </table:table-cell>
          <table:table-cell office:value-type="float" office:value="0.2055897634" calcext:value-type="float">
            <text:p>0,2055897634</text:p>
          </table:table-cell>
          <table:table-cell office:value-type="float" office:value="0.2903361504" calcext:value-type="float">
            <text:p>0,2903361504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.1960346989" calcext:value-type="float">
            <text:p>0,1960346989</text:p>
          </table:table-cell>
          <table:table-cell office:value-type="float" office:value="0.2791853106" calcext:value-type="float">
            <text:p>0,2791853106</text:p>
          </table:table-cell>
        </table:table-row>
        <table:table-row table:style-name="ro1">
          <table:table-cell office:value-type="float" office:value="1605.2" calcext:value-type="float">
            <text:p>1605,2</text:p>
          </table:table-cell>
          <table:table-cell office:value-type="float" office:value="0.1832687081" calcext:value-type="float">
            <text:p>0,1832687081</text:p>
          </table:table-cell>
          <table:table-cell office:value-type="float" office:value="0.2931601763" calcext:value-type="float">
            <text:p>0,2931601763</text:p>
          </table:table-cell>
        </table:table-row>
        <table:table-row table:style-name="ro1">
          <table:table-cell office:value-type="float" office:value="1605.4" calcext:value-type="float">
            <text:p>1605,4</text:p>
          </table:table-cell>
          <table:table-cell office:value-type="float" office:value="0.1949131216" calcext:value-type="float">
            <text:p>0,1949131216</text:p>
          </table:table-cell>
          <table:table-cell office:value-type="float" office:value="0.2861653959" calcext:value-type="float">
            <text:p>0,2861653959</text:p>
          </table:table-cell>
        </table:table-row>
        <table:table-row table:style-name="ro1">
          <table:table-cell office:value-type="float" office:value="1605.6" calcext:value-type="float">
            <text:p>1605,6</text:p>
          </table:table-cell>
          <table:table-cell office:value-type="float" office:value="0.2009358296" calcext:value-type="float">
            <text:p>0,2009358296</text:p>
          </table:table-cell>
          <table:table-cell office:value-type="float" office:value="0.2642652204" calcext:value-type="float">
            <text:p>0,2642652204</text:p>
          </table:table-cell>
        </table:table-row>
        <table:table-row table:style-name="ro1">
          <table:table-cell office:value-type="float" office:value="1605.8" calcext:value-type="float">
            <text:p>1605,8</text:p>
          </table:table-cell>
          <table:table-cell office:value-type="float" office:value="0.2063432295" calcext:value-type="float">
            <text:p>0,2063432295</text:p>
          </table:table-cell>
          <table:table-cell office:value-type="float" office:value="0.2758471299" calcext:value-type="float">
            <text:p>0,2758471299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.2067198135" calcext:value-type="float">
            <text:p>0,2067198135</text:p>
          </table:table-cell>
          <table:table-cell office:value-type="float" office:value="0.2735108064" calcext:value-type="float">
            <text:p>0,2735108064</text:p>
          </table:table-cell>
        </table:table-row>
        <table:table-row table:style-name="ro1">
          <table:table-cell office:value-type="float" office:value="1606.2" calcext:value-type="float">
            <text:p>1606,2</text:p>
          </table:table-cell>
          <table:table-cell office:value-type="float" office:value="0.2049637449" calcext:value-type="float">
            <text:p>0,2049637449</text:p>
          </table:table-cell>
          <table:table-cell office:value-type="float" office:value="0.2918044552" calcext:value-type="float">
            <text:p>0,2918044552</text:p>
          </table:table-cell>
        </table:table-row>
        <table:table-row table:style-name="ro1">
          <table:table-cell office:value-type="float" office:value="1606.4" calcext:value-type="float">
            <text:p>1606,4</text:p>
          </table:table-cell>
          <table:table-cell office:value-type="float" office:value="0.199803989" calcext:value-type="float">
            <text:p>0,199803989</text:p>
          </table:table-cell>
          <table:table-cell office:value-type="float" office:value="0.2748689456" calcext:value-type="float">
            <text:p>0,2748689456</text:p>
          </table:table-cell>
        </table:table-row>
        <table:table-row table:style-name="ro1">
          <table:table-cell office:value-type="float" office:value="1606.6" calcext:value-type="float">
            <text:p>1606,6</text:p>
          </table:table-cell>
          <table:table-cell office:value-type="float" office:value="0.2114547886" calcext:value-type="float">
            <text:p>0,2114547886</text:p>
          </table:table-cell>
          <table:table-cell office:value-type="float" office:value="0.2806500419" calcext:value-type="float">
            <text:p>0,2806500419</text:p>
          </table:table-cell>
        </table:table-row>
        <table:table-row table:style-name="ro1">
          <table:table-cell office:value-type="float" office:value="1606.8" calcext:value-type="float">
            <text:p>1606,8</text:p>
          </table:table-cell>
          <table:table-cell office:value-type="float" office:value="0.2155095445" calcext:value-type="float">
            <text:p>0,2155095445</text:p>
          </table:table-cell>
          <table:table-cell office:value-type="float" office:value="0.2925517348" calcext:value-type="float">
            <text:p>0,292551734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.2060002831" calcext:value-type="float">
            <text:p>0,2060002831</text:p>
          </table:table-cell>
          <table:table-cell office:value-type="float" office:value="0.2778399229" calcext:value-type="float">
            <text:p>0,2778399229</text:p>
          </table:table-cell>
        </table:table-row>
        <table:table-row table:style-name="ro1">
          <table:table-cell office:value-type="float" office:value="1607.2" calcext:value-type="float">
            <text:p>1607,2</text:p>
          </table:table-cell>
          <table:table-cell office:value-type="float" office:value="0.196870804" calcext:value-type="float">
            <text:p>0,196870804</text:p>
          </table:table-cell>
          <table:table-cell office:value-type="float" office:value="0.2659032385" calcext:value-type="float">
            <text:p>0,2659032385</text:p>
          </table:table-cell>
        </table:table-row>
        <table:table-row table:style-name="ro1">
          <table:table-cell office:value-type="float" office:value="1607.4" calcext:value-type="float">
            <text:p>1607,4</text:p>
          </table:table-cell>
          <table:table-cell office:value-type="float" office:value="0.1978893346" calcext:value-type="float">
            <text:p>0,1978893346</text:p>
          </table:table-cell>
          <table:table-cell office:value-type="float" office:value="0.2657624046" calcext:value-type="float">
            <text:p>0,2657624046</text:p>
          </table:table-cell>
        </table:table-row>
        <table:table-row table:style-name="ro1">
          <table:table-cell office:value-type="float" office:value="1607.6" calcext:value-type="float">
            <text:p>1607,6</text:p>
          </table:table-cell>
          <table:table-cell office:value-type="float" office:value="0.1985255848" calcext:value-type="float">
            <text:p>0,1985255848</text:p>
          </table:table-cell>
          <table:table-cell office:value-type="float" office:value="0.2586787125" calcext:value-type="float">
            <text:p>0,2586787125</text:p>
          </table:table-cell>
        </table:table-row>
        <table:table-row table:style-name="ro1">
          <table:table-cell office:value-type="float" office:value="1607.8" calcext:value-type="float">
            <text:p>1607,8</text:p>
          </table:table-cell>
          <table:table-cell office:value-type="float" office:value="0.1957478108" calcext:value-type="float">
            <text:p>0,1957478108</text:p>
          </table:table-cell>
          <table:table-cell office:value-type="float" office:value="0.2783037513" calcext:value-type="float">
            <text:p>0,2783037513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.1951336403" calcext:value-type="float">
            <text:p>0,1951336403</text:p>
          </table:table-cell>
          <table:table-cell office:value-type="float" office:value="0.2816426077" calcext:value-type="float">
            <text:p>0,2816426077</text:p>
          </table:table-cell>
        </table:table-row>
        <table:table-row table:style-name="ro1">
          <table:table-cell office:value-type="float" office:value="1608.2" calcext:value-type="float">
            <text:p>1608,2</text:p>
          </table:table-cell>
          <table:table-cell office:value-type="float" office:value="0.1947544574" calcext:value-type="float">
            <text:p>0,1947544574</text:p>
          </table:table-cell>
          <table:table-cell office:value-type="float" office:value="0.2773805039" calcext:value-type="float">
            <text:p>0,2773805039</text:p>
          </table:table-cell>
        </table:table-row>
        <table:table-row table:style-name="ro1">
          <table:table-cell office:value-type="float" office:value="1608.4" calcext:value-type="float">
            <text:p>1608,4</text:p>
          </table:table-cell>
          <table:table-cell office:value-type="float" office:value="0.2038360441" calcext:value-type="float">
            <text:p>0,2038360441</text:p>
          </table:table-cell>
          <table:table-cell office:value-type="float" office:value="0.2857370504" calcext:value-type="float">
            <text:p>0,2857370504</text:p>
          </table:table-cell>
        </table:table-row>
        <table:table-row table:style-name="ro1">
          <table:table-cell office:value-type="float" office:value="1608.6" calcext:value-type="float">
            <text:p>1608,6</text:p>
          </table:table-cell>
          <table:table-cell office:value-type="float" office:value="0.2090051859" calcext:value-type="float">
            <text:p>0,2090051859</text:p>
          </table:table-cell>
          <table:table-cell office:value-type="float" office:value="0.291427175" calcext:value-type="float">
            <text:p>0,291427175</text:p>
          </table:table-cell>
        </table:table-row>
        <table:table-row table:style-name="ro1">
          <table:table-cell office:value-type="float" office:value="1608.8" calcext:value-type="float">
            <text:p>1608,8</text:p>
          </table:table-cell>
          <table:table-cell office:value-type="float" office:value="0.1954124349" calcext:value-type="float">
            <text:p>0,1954124349</text:p>
          </table:table-cell>
          <table:table-cell office:value-type="float" office:value="0.2878446656" calcext:value-type="float">
            <text:p>0,287844665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.2087581339" calcext:value-type="float">
            <text:p>0,2087581339</text:p>
          </table:table-cell>
          <table:table-cell office:value-type="float" office:value="0.2919000018" calcext:value-type="float">
            <text:p>0,2919000018</text:p>
          </table:table-cell>
        </table:table-row>
        <table:table-row table:style-name="ro1">
          <table:table-cell office:value-type="float" office:value="1609.2" calcext:value-type="float">
            <text:p>1609,2</text:p>
          </table:table-cell>
          <table:table-cell office:value-type="float" office:value="0.2134599371" calcext:value-type="float">
            <text:p>0,2134599371</text:p>
          </table:table-cell>
          <table:table-cell office:value-type="float" office:value="0.2801004577" calcext:value-type="float">
            <text:p>0,2801004577</text:p>
          </table:table-cell>
        </table:table-row>
        <table:table-row table:style-name="ro1">
          <table:table-cell office:value-type="float" office:value="1609.4" calcext:value-type="float">
            <text:p>1609,4</text:p>
          </table:table-cell>
          <table:table-cell office:value-type="float" office:value="0.2215890922" calcext:value-type="float">
            <text:p>0,2215890922</text:p>
          </table:table-cell>
          <table:table-cell office:value-type="float" office:value="0.2899848965" calcext:value-type="float">
            <text:p>0,2899848965</text:p>
          </table:table-cell>
        </table:table-row>
        <table:table-row table:style-name="ro1">
          <table:table-cell office:value-type="float" office:value="1609.6" calcext:value-type="float">
            <text:p>1609,6</text:p>
          </table:table-cell>
          <table:table-cell office:value-type="float" office:value="0.2327279894" calcext:value-type="float">
            <text:p>0,2327279894</text:p>
          </table:table-cell>
          <table:table-cell office:value-type="float" office:value="0.2940324396" calcext:value-type="float">
            <text:p>0,2940324396</text:p>
          </table:table-cell>
        </table:table-row>
        <table:table-row table:style-name="ro1">
          <table:table-cell office:value-type="float" office:value="1609.8" calcext:value-type="float">
            <text:p>1609,8</text:p>
          </table:table-cell>
          <table:table-cell office:value-type="float" office:value="0.2411538295" calcext:value-type="float">
            <text:p>0,2411538295</text:p>
          </table:table-cell>
          <table:table-cell office:value-type="float" office:value="0.279035029" calcext:value-type="float">
            <text:p>0,27903502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.2254487512" calcext:value-type="float">
            <text:p>0,2254487512</text:p>
          </table:table-cell>
          <table:table-cell office:value-type="float" office:value="0.281617921" calcext:value-type="float">
            <text:p>0,281617921</text:p>
          </table:table-cell>
        </table:table-row>
        <table:table-row table:style-name="ro1">
          <table:table-cell office:value-type="float" office:value="1610.2" calcext:value-type="float">
            <text:p>1610,2</text:p>
          </table:table-cell>
          <table:table-cell office:value-type="float" office:value="0.2235165977" calcext:value-type="float">
            <text:p>0,2235165977</text:p>
          </table:table-cell>
          <table:table-cell office:value-type="float" office:value="0.2961187598" calcext:value-type="float">
            <text:p>0,2961187598</text:p>
          </table:table-cell>
        </table:table-row>
        <table:table-row table:style-name="ro1">
          <table:table-cell office:value-type="float" office:value="1610.4" calcext:value-type="float">
            <text:p>1610,4</text:p>
          </table:table-cell>
          <table:table-cell office:value-type="float" office:value="0.2192181699" calcext:value-type="float">
            <text:p>0,2192181699</text:p>
          </table:table-cell>
          <table:table-cell office:value-type="float" office:value="0.2977883675" calcext:value-type="float">
            <text:p>0,2977883675</text:p>
          </table:table-cell>
        </table:table-row>
        <table:table-row table:style-name="ro1">
          <table:table-cell office:value-type="float" office:value="1610.6" calcext:value-type="float">
            <text:p>1610,6</text:p>
          </table:table-cell>
          <table:table-cell office:value-type="float" office:value="0.2256855893" calcext:value-type="float">
            <text:p>0,2256855893</text:p>
          </table:table-cell>
          <table:table-cell office:value-type="float" office:value="0.3201711133" calcext:value-type="float">
            <text:p>0,3201711133</text:p>
          </table:table-cell>
        </table:table-row>
        <table:table-row table:style-name="ro1">
          <table:table-cell office:value-type="float" office:value="1610.8" calcext:value-type="float">
            <text:p>1610,8</text:p>
          </table:table-cell>
          <table:table-cell office:value-type="float" office:value="0.2396417135" calcext:value-type="float">
            <text:p>0,2396417135</text:p>
          </table:table-cell>
          <table:table-cell office:value-type="float" office:value="0.3115984322" calcext:value-type="float">
            <text:p>0,311598432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.2519152413" calcext:value-type="float">
            <text:p>0,2519152413</text:p>
          </table:table-cell>
          <table:table-cell office:value-type="float" office:value="0.2992614167" calcext:value-type="float">
            <text:p>0,2992614167</text:p>
          </table:table-cell>
        </table:table-row>
        <table:table-row table:style-name="ro1">
          <table:table-cell office:value-type="float" office:value="1611.2" calcext:value-type="float">
            <text:p>1611,2</text:p>
          </table:table-cell>
          <table:table-cell office:value-type="float" office:value="0.2414557728" calcext:value-type="float">
            <text:p>0,2414557728</text:p>
          </table:table-cell>
          <table:table-cell office:value-type="float" office:value="0.312530768" calcext:value-type="float">
            <text:p>0,312530768</text:p>
          </table:table-cell>
        </table:table-row>
        <table:table-row table:style-name="ro1">
          <table:table-cell office:value-type="float" office:value="1611.4" calcext:value-type="float">
            <text:p>1611,4</text:p>
          </table:table-cell>
          <table:table-cell office:value-type="float" office:value="0.238885055" calcext:value-type="float">
            <text:p>0,238885055</text:p>
          </table:table-cell>
          <table:table-cell office:value-type="float" office:value="0.3122405056" calcext:value-type="float">
            <text:p>0,3122405056</text:p>
          </table:table-cell>
        </table:table-row>
        <table:table-row table:style-name="ro1">
          <table:table-cell office:value-type="float" office:value="1611.6" calcext:value-type="float">
            <text:p>1611,6</text:p>
          </table:table-cell>
          <table:table-cell office:value-type="float" office:value="0.2526703002" calcext:value-type="float">
            <text:p>0,2526703002</text:p>
          </table:table-cell>
          <table:table-cell office:value-type="float" office:value="0.3099684919" calcext:value-type="float">
            <text:p>0,3099684919</text:p>
          </table:table-cell>
        </table:table-row>
        <table:table-row table:style-name="ro1">
          <table:table-cell office:value-type="float" office:value="1611.8" calcext:value-type="float">
            <text:p>1611,8</text:p>
          </table:table-cell>
          <table:table-cell office:value-type="float" office:value="0.2534853832" calcext:value-type="float">
            <text:p>0,2534853832</text:p>
          </table:table-cell>
          <table:table-cell office:value-type="float" office:value="0.3329580909" calcext:value-type="float">
            <text:p>0,3329580909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.2724189326" calcext:value-type="float">
            <text:p>0,2724189326</text:p>
          </table:table-cell>
          <table:table-cell office:value-type="float" office:value="0.3220326116" calcext:value-type="float">
            <text:p>0,3220326116</text:p>
          </table:table-cell>
        </table:table-row>
        <table:table-row table:style-name="ro1">
          <table:table-cell office:value-type="float" office:value="1612.2" calcext:value-type="float">
            <text:p>1612,2</text:p>
          </table:table-cell>
          <table:table-cell office:value-type="float" office:value="0.2709127949" calcext:value-type="float">
            <text:p>0,2709127949</text:p>
          </table:table-cell>
          <table:table-cell office:value-type="float" office:value="0.3284890238" calcext:value-type="float">
            <text:p>0,3284890238</text:p>
          </table:table-cell>
        </table:table-row>
        <table:table-row table:style-name="ro1">
          <table:table-cell office:value-type="float" office:value="1612.4" calcext:value-type="float">
            <text:p>1612,4</text:p>
          </table:table-cell>
          <table:table-cell office:value-type="float" office:value="0.2628629029" calcext:value-type="float">
            <text:p>0,2628629029</text:p>
          </table:table-cell>
          <table:table-cell office:value-type="float" office:value="0.3239097153" calcext:value-type="float">
            <text:p>0,3239097153</text:p>
          </table:table-cell>
        </table:table-row>
        <table:table-row table:style-name="ro1">
          <table:table-cell office:value-type="float" office:value="1612.6" calcext:value-type="float">
            <text:p>1612,6</text:p>
          </table:table-cell>
          <table:table-cell office:value-type="float" office:value="0.2676858579" calcext:value-type="float">
            <text:p>0,2676858579</text:p>
          </table:table-cell>
          <table:table-cell office:value-type="float" office:value="0.331165774" calcext:value-type="float">
            <text:p>0,331165774</text:p>
          </table:table-cell>
        </table:table-row>
        <table:table-row table:style-name="ro1">
          <table:table-cell office:value-type="float" office:value="1612.8" calcext:value-type="float">
            <text:p>1612,8</text:p>
          </table:table-cell>
          <table:table-cell office:value-type="float" office:value="0.2601543815" calcext:value-type="float">
            <text:p>0,2601543815</text:p>
          </table:table-cell>
          <table:table-cell office:value-type="float" office:value="0.3248595698" calcext:value-type="float">
            <text:p>0,324859569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.2529866009" calcext:value-type="float">
            <text:p>0,2529866009</text:p>
          </table:table-cell>
          <table:table-cell office:value-type="float" office:value="0.3124116954" calcext:value-type="float">
            <text:p>0,3124116954</text:p>
          </table:table-cell>
        </table:table-row>
        <table:table-row table:style-name="ro1">
          <table:table-cell office:value-type="float" office:value="1613.2" calcext:value-type="float">
            <text:p>1613,2</text:p>
          </table:table-cell>
          <table:table-cell office:value-type="float" office:value="0.2773577732" calcext:value-type="float">
            <text:p>0,2773577732</text:p>
          </table:table-cell>
          <table:table-cell office:value-type="float" office:value="0.3291897663" calcext:value-type="float">
            <text:p>0,3291897663</text:p>
          </table:table-cell>
        </table:table-row>
        <table:table-row table:style-name="ro1">
          <table:table-cell office:value-type="float" office:value="1613.4" calcext:value-type="float">
            <text:p>1613,4</text:p>
          </table:table-cell>
          <table:table-cell office:value-type="float" office:value="0.2647062212" calcext:value-type="float">
            <text:p>0,2647062212</text:p>
          </table:table-cell>
          <table:table-cell office:value-type="float" office:value="0.3290882629" calcext:value-type="float">
            <text:p>0,3290882629</text:p>
          </table:table-cell>
        </table:table-row>
        <table:table-row table:style-name="ro1">
          <table:table-cell office:value-type="float" office:value="1613.6" calcext:value-type="float">
            <text:p>1613,6</text:p>
          </table:table-cell>
          <table:table-cell office:value-type="float" office:value="0.2750271207" calcext:value-type="float">
            <text:p>0,2750271207</text:p>
          </table:table-cell>
          <table:table-cell office:value-type="float" office:value="0.3184435868" calcext:value-type="float">
            <text:p>0,3184435868</text:p>
          </table:table-cell>
        </table:table-row>
        <table:table-row table:style-name="ro1">
          <table:table-cell office:value-type="float" office:value="1613.8" calcext:value-type="float">
            <text:p>1613,8</text:p>
          </table:table-cell>
          <table:table-cell office:value-type="float" office:value="0.2798906821" calcext:value-type="float">
            <text:p>0,2798906821</text:p>
          </table:table-cell>
          <table:table-cell office:value-type="float" office:value="0.3172365547" calcext:value-type="float">
            <text:p>0,3172365547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.2610219602" calcext:value-type="float">
            <text:p>0,2610219602</text:p>
          </table:table-cell>
          <table:table-cell office:value-type="float" office:value="0.3103464863" calcext:value-type="float">
            <text:p>0,3103464863</text:p>
          </table:table-cell>
        </table:table-row>
        <table:table-row table:style-name="ro1">
          <table:table-cell office:value-type="float" office:value="1614.2" calcext:value-type="float">
            <text:p>1614,2</text:p>
          </table:table-cell>
          <table:table-cell office:value-type="float" office:value="0.2650843001" calcext:value-type="float">
            <text:p>0,2650843001</text:p>
          </table:table-cell>
          <table:table-cell office:value-type="float" office:value="0.3202990072" calcext:value-type="float">
            <text:p>0,3202990072</text:p>
          </table:table-cell>
        </table:table-row>
        <table:table-row table:style-name="ro1">
          <table:table-cell office:value-type="float" office:value="1614.4" calcext:value-type="float">
            <text:p>1614,4</text:p>
          </table:table-cell>
          <table:table-cell office:value-type="float" office:value="0.2752976884" calcext:value-type="float">
            <text:p>0,2752976884</text:p>
          </table:table-cell>
          <table:table-cell office:value-type="float" office:value="0.3191451509" calcext:value-type="float">
            <text:p>0,3191451509</text:p>
          </table:table-cell>
        </table:table-row>
        <table:table-row table:style-name="ro1">
          <table:table-cell office:value-type="float" office:value="1614.6" calcext:value-type="float">
            <text:p>1614,6</text:p>
          </table:table-cell>
          <table:table-cell office:value-type="float" office:value="0.2732022008" calcext:value-type="float">
            <text:p>0,2732022008</text:p>
          </table:table-cell>
          <table:table-cell office:value-type="float" office:value="0.3318734263" calcext:value-type="float">
            <text:p>0,3318734263</text:p>
          </table:table-cell>
        </table:table-row>
        <table:table-row table:style-name="ro1">
          <table:table-cell office:value-type="float" office:value="1614.8" calcext:value-type="float">
            <text:p>1614,8</text:p>
          </table:table-cell>
          <table:table-cell office:value-type="float" office:value="0.2646327348" calcext:value-type="float">
            <text:p>0,2646327348</text:p>
          </table:table-cell>
          <table:table-cell office:value-type="float" office:value="0.3373966625" calcext:value-type="float">
            <text:p>0,3373966625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.269108581" calcext:value-type="float">
            <text:p>0,269108581</text:p>
          </table:table-cell>
          <table:table-cell office:value-type="float" office:value="0.3471436243" calcext:value-type="float">
            <text:p>0,3471436243</text:p>
          </table:table-cell>
        </table:table-row>
        <table:table-row table:style-name="ro1">
          <table:table-cell office:value-type="float" office:value="1615.2" calcext:value-type="float">
            <text:p>1615,2</text:p>
          </table:table-cell>
          <table:table-cell office:value-type="float" office:value="0.2614375511" calcext:value-type="float">
            <text:p>0,2614375511</text:p>
          </table:table-cell>
          <table:table-cell office:value-type="float" office:value="0.3396466364" calcext:value-type="float">
            <text:p>0,3396466364</text:p>
          </table:table-cell>
        </table:table-row>
        <table:table-row table:style-name="ro1">
          <table:table-cell office:value-type="float" office:value="1615.4" calcext:value-type="float">
            <text:p>1615,4</text:p>
          </table:table-cell>
          <table:table-cell office:value-type="float" office:value="0.2712325581" calcext:value-type="float">
            <text:p>0,2712325581</text:p>
          </table:table-cell>
          <table:table-cell office:value-type="float" office:value="0.3594116266" calcext:value-type="float">
            <text:p>0,3594116266</text:p>
          </table:table-cell>
        </table:table-row>
        <table:table-row table:style-name="ro1">
          <table:table-cell office:value-type="float" office:value="1615.6" calcext:value-type="float">
            <text:p>1615,6</text:p>
          </table:table-cell>
          <table:table-cell office:value-type="float" office:value="0.2705207646" calcext:value-type="float">
            <text:p>0,2705207646</text:p>
          </table:table-cell>
          <table:table-cell office:value-type="float" office:value="0.3443857705" calcext:value-type="float">
            <text:p>0,3443857705</text:p>
          </table:table-cell>
        </table:table-row>
        <table:table-row table:style-name="ro1">
          <table:table-cell office:value-type="float" office:value="1615.8" calcext:value-type="float">
            <text:p>1615,8</text:p>
          </table:table-cell>
          <table:table-cell office:value-type="float" office:value="0.288240435" calcext:value-type="float">
            <text:p>0,288240435</text:p>
          </table:table-cell>
          <table:table-cell office:value-type="float" office:value="0.3339860968" calcext:value-type="float">
            <text:p>0,333986096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.2712698843" calcext:value-type="float">
            <text:p>0,2712698843</text:p>
          </table:table-cell>
          <table:table-cell office:value-type="float" office:value="0.3238037859" calcext:value-type="float">
            <text:p>0,3238037859</text:p>
          </table:table-cell>
        </table:table-row>
        <table:table-row table:style-name="ro1">
          <table:table-cell office:value-type="float" office:value="1616.2" calcext:value-type="float">
            <text:p>1616,2</text:p>
          </table:table-cell>
          <table:table-cell office:value-type="float" office:value="0.284017204" calcext:value-type="float">
            <text:p>0,284017204</text:p>
          </table:table-cell>
          <table:table-cell office:value-type="float" office:value="0.3397465401" calcext:value-type="float">
            <text:p>0,3397465401</text:p>
          </table:table-cell>
        </table:table-row>
        <table:table-row table:style-name="ro1">
          <table:table-cell office:value-type="float" office:value="1616.4" calcext:value-type="float">
            <text:p>1616,4</text:p>
          </table:table-cell>
          <table:table-cell office:value-type="float" office:value="0.2964542885" calcext:value-type="float">
            <text:p>0,2964542885</text:p>
          </table:table-cell>
          <table:table-cell office:value-type="float" office:value="0.3474191234" calcext:value-type="float">
            <text:p>0,3474191234</text:p>
          </table:table-cell>
        </table:table-row>
        <table:table-row table:style-name="ro1">
          <table:table-cell office:value-type="float" office:value="1616.6" calcext:value-type="float">
            <text:p>1616,6</text:p>
          </table:table-cell>
          <table:table-cell office:value-type="float" office:value="0.2825666999" calcext:value-type="float">
            <text:p>0,2825666999</text:p>
          </table:table-cell>
          <table:table-cell office:value-type="float" office:value="0.3485783203" calcext:value-type="float">
            <text:p>0,3485783203</text:p>
          </table:table-cell>
        </table:table-row>
        <table:table-row table:style-name="ro1">
          <table:table-cell office:value-type="float" office:value="1616.8" calcext:value-type="float">
            <text:p>1616,8</text:p>
          </table:table-cell>
          <table:table-cell office:value-type="float" office:value="0.2546913279" calcext:value-type="float">
            <text:p>0,2546913279</text:p>
          </table:table-cell>
          <table:table-cell office:value-type="float" office:value="0.33482669" calcext:value-type="float">
            <text:p>0,33482669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.2616503435" calcext:value-type="float">
            <text:p>0,2616503435</text:p>
          </table:table-cell>
          <table:table-cell office:value-type="float" office:value="0.3412460477" calcext:value-type="float">
            <text:p>0,3412460477</text:p>
          </table:table-cell>
        </table:table-row>
        <table:table-row table:style-name="ro1">
          <table:table-cell office:value-type="float" office:value="1617.2" calcext:value-type="float">
            <text:p>1617,2</text:p>
          </table:table-cell>
          <table:table-cell office:value-type="float" office:value="0.2627282138" calcext:value-type="float">
            <text:p>0,2627282138</text:p>
          </table:table-cell>
          <table:table-cell office:value-type="float" office:value="0.3473611987" calcext:value-type="float">
            <text:p>0,3473611987</text:p>
          </table:table-cell>
        </table:table-row>
        <table:table-row table:style-name="ro1">
          <table:table-cell office:value-type="float" office:value="1617.4" calcext:value-type="float">
            <text:p>1617,4</text:p>
          </table:table-cell>
          <table:table-cell office:value-type="float" office:value="0.2655211476" calcext:value-type="float">
            <text:p>0,2655211476</text:p>
          </table:table-cell>
          <table:table-cell office:value-type="float" office:value="0.344026634" calcext:value-type="float">
            <text:p>0,344026634</text:p>
          </table:table-cell>
        </table:table-row>
        <table:table-row table:style-name="ro1">
          <table:table-cell office:value-type="float" office:value="1617.6" calcext:value-type="float">
            <text:p>1617,6</text:p>
          </table:table-cell>
          <table:table-cell office:value-type="float" office:value="0.2619121935" calcext:value-type="float">
            <text:p>0,2619121935</text:p>
          </table:table-cell>
          <table:table-cell office:value-type="float" office:value="0.3544403684" calcext:value-type="float">
            <text:p>0,3544403684</text:p>
          </table:table-cell>
        </table:table-row>
        <table:table-row table:style-name="ro1">
          <table:table-cell office:value-type="float" office:value="1617.8" calcext:value-type="float">
            <text:p>1617,8</text:p>
          </table:table-cell>
          <table:table-cell office:value-type="float" office:value="0.2788574002" calcext:value-type="float">
            <text:p>0,2788574002</text:p>
          </table:table-cell>
          <table:table-cell office:value-type="float" office:value="0.3609377055" calcext:value-type="float">
            <text:p>0,3609377055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.2687679293" calcext:value-type="float">
            <text:p>0,2687679293</text:p>
          </table:table-cell>
          <table:table-cell office:value-type="float" office:value="0.3688231243" calcext:value-type="float">
            <text:p>0,3688231243</text:p>
          </table:table-cell>
        </table:table-row>
        <table:table-row table:style-name="ro1">
          <table:table-cell office:value-type="float" office:value="1618.2" calcext:value-type="float">
            <text:p>1618,2</text:p>
          </table:table-cell>
          <table:table-cell office:value-type="float" office:value="0.2691015913" calcext:value-type="float">
            <text:p>0,2691015913</text:p>
          </table:table-cell>
          <table:table-cell office:value-type="float" office:value="0.3419164128" calcext:value-type="float">
            <text:p>0,3419164128</text:p>
          </table:table-cell>
        </table:table-row>
        <table:table-row table:style-name="ro1">
          <table:table-cell office:value-type="float" office:value="1618.4" calcext:value-type="float">
            <text:p>1618,4</text:p>
          </table:table-cell>
          <table:table-cell office:value-type="float" office:value="0.2599791374" calcext:value-type="float">
            <text:p>0,2599791374</text:p>
          </table:table-cell>
          <table:table-cell office:value-type="float" office:value="0.3369817915" calcext:value-type="float">
            <text:p>0,3369817915</text:p>
          </table:table-cell>
        </table:table-row>
        <table:table-row table:style-name="ro1">
          <table:table-cell office:value-type="float" office:value="1618.6" calcext:value-type="float">
            <text:p>1618,6</text:p>
          </table:table-cell>
          <table:table-cell office:value-type="float" office:value="0.2623356437" calcext:value-type="float">
            <text:p>0,2623356437</text:p>
          </table:table-cell>
          <table:table-cell office:value-type="float" office:value="0.3406010514" calcext:value-type="float">
            <text:p>0,3406010514</text:p>
          </table:table-cell>
        </table:table-row>
        <table:table-row table:style-name="ro1">
          <table:table-cell office:value-type="float" office:value="1618.8" calcext:value-type="float">
            <text:p>1618,8</text:p>
          </table:table-cell>
          <table:table-cell office:value-type="float" office:value="0.268601389" calcext:value-type="float">
            <text:p>0,268601389</text:p>
          </table:table-cell>
          <table:table-cell office:value-type="float" office:value="0.3396936775" calcext:value-type="float">
            <text:p>0,3396936775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.2663587333" calcext:value-type="float">
            <text:p>0,2663587333</text:p>
          </table:table-cell>
          <table:table-cell office:value-type="float" office:value="0.3337014884" calcext:value-type="float">
            <text:p>0,3337014884</text:p>
          </table:table-cell>
        </table:table-row>
        <table:table-row table:style-name="ro1">
          <table:table-cell office:value-type="float" office:value="1619.2" calcext:value-type="float">
            <text:p>1619,2</text:p>
          </table:table-cell>
          <table:table-cell office:value-type="float" office:value="0.2694756118" calcext:value-type="float">
            <text:p>0,2694756118</text:p>
          </table:table-cell>
          <table:table-cell office:value-type="float" office:value="0.3247445062" calcext:value-type="float">
            <text:p>0,3247445062</text:p>
          </table:table-cell>
        </table:table-row>
        <table:table-row table:style-name="ro1">
          <table:table-cell office:value-type="float" office:value="1619.4" calcext:value-type="float">
            <text:p>1619,4</text:p>
          </table:table-cell>
          <table:table-cell office:value-type="float" office:value="0.2648616712" calcext:value-type="float">
            <text:p>0,2648616712</text:p>
          </table:table-cell>
          <table:table-cell office:value-type="float" office:value="0.3245019555" calcext:value-type="float">
            <text:p>0,3245019555</text:p>
          </table:table-cell>
        </table:table-row>
        <table:table-row table:style-name="ro1">
          <table:table-cell office:value-type="float" office:value="1619.6" calcext:value-type="float">
            <text:p>1619,6</text:p>
          </table:table-cell>
          <table:table-cell office:value-type="float" office:value="0.2587499325" calcext:value-type="float">
            <text:p>0,2587499325</text:p>
          </table:table-cell>
          <table:table-cell office:value-type="float" office:value="0.3283622888" calcext:value-type="float">
            <text:p>0,3283622888</text:p>
          </table:table-cell>
        </table:table-row>
        <table:table-row table:style-name="ro1">
          <table:table-cell office:value-type="float" office:value="1619.8" calcext:value-type="float">
            <text:p>1619,8</text:p>
          </table:table-cell>
          <table:table-cell office:value-type="float" office:value="0.2682297795" calcext:value-type="float">
            <text:p>0,2682297795</text:p>
          </table:table-cell>
          <table:table-cell office:value-type="float" office:value="0.3170673514" calcext:value-type="float">
            <text:p>0,317067351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.2603610486" calcext:value-type="float">
            <text:p>0,2603610486</text:p>
          </table:table-cell>
          <table:table-cell office:value-type="float" office:value="0.3234973086" calcext:value-type="float">
            <text:p>0,3234973086</text:p>
          </table:table-cell>
        </table:table-row>
        <table:table-row table:style-name="ro1">
          <table:table-cell office:value-type="float" office:value="1620.2" calcext:value-type="float">
            <text:p>1620,2</text:p>
          </table:table-cell>
          <table:table-cell office:value-type="float" office:value="0.25360576" calcext:value-type="float">
            <text:p>0,25360576</text:p>
          </table:table-cell>
          <table:table-cell office:value-type="float" office:value="0.3045745014" calcext:value-type="float">
            <text:p>0,3045745014</text:p>
          </table:table-cell>
        </table:table-row>
        <table:table-row table:style-name="ro1">
          <table:table-cell office:value-type="float" office:value="1620.4" calcext:value-type="float">
            <text:p>1620,4</text:p>
          </table:table-cell>
          <table:table-cell office:value-type="float" office:value="0.2544748316" calcext:value-type="float">
            <text:p>0,2544748316</text:p>
          </table:table-cell>
          <table:table-cell office:value-type="float" office:value="0.3118430686" calcext:value-type="float">
            <text:p>0,3118430686</text:p>
          </table:table-cell>
        </table:table-row>
        <table:table-row table:style-name="ro1">
          <table:table-cell office:value-type="float" office:value="1620.6" calcext:value-type="float">
            <text:p>1620,6</text:p>
          </table:table-cell>
          <table:table-cell office:value-type="float" office:value="0.2485142036" calcext:value-type="float">
            <text:p>0,2485142036</text:p>
          </table:table-cell>
          <table:table-cell office:value-type="float" office:value="0.3161463556" calcext:value-type="float">
            <text:p>0,3161463556</text:p>
          </table:table-cell>
        </table:table-row>
        <table:table-row table:style-name="ro1">
          <table:table-cell office:value-type="float" office:value="1620.8" calcext:value-type="float">
            <text:p>1620,8</text:p>
          </table:table-cell>
          <table:table-cell office:value-type="float" office:value="0.2401075168" calcext:value-type="float">
            <text:p>0,2401075168</text:p>
          </table:table-cell>
          <table:table-cell office:value-type="float" office:value="0.3180156753" calcext:value-type="float">
            <text:p>0,3180156753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.2401075168" calcext:value-type="float">
            <text:p>0,2401075168</text:p>
          </table:table-cell>
          <table:table-cell office:value-type="float" office:value="0.3122221261" calcext:value-type="float">
            <text:p>0,3122221261</text:p>
          </table:table-cell>
        </table:table-row>
        <table:table-row table:style-name="ro1">
          <table:table-cell office:value-type="float" office:value="1621.2" calcext:value-type="float">
            <text:p>1621,2</text:p>
          </table:table-cell>
          <table:table-cell office:value-type="float" office:value="0.2315148811" calcext:value-type="float">
            <text:p>0,2315148811</text:p>
          </table:table-cell>
          <table:table-cell office:value-type="float" office:value="0.3123660714" calcext:value-type="float">
            <text:p>0,3123660714</text:p>
          </table:table-cell>
        </table:table-row>
        <table:table-row table:style-name="ro1">
          <table:table-cell office:value-type="float" office:value="1621.4" calcext:value-type="float">
            <text:p>1621,4</text:p>
          </table:table-cell>
          <table:table-cell office:value-type="float" office:value="0.2312832418" calcext:value-type="float">
            <text:p>0,2312832418</text:p>
          </table:table-cell>
          <table:table-cell office:value-type="float" office:value="0.3063924716" calcext:value-type="float">
            <text:p>0,3063924716</text:p>
          </table:table-cell>
        </table:table-row>
        <table:table-row table:style-name="ro1">
          <table:table-cell office:value-type="float" office:value="1621.6" calcext:value-type="float">
            <text:p>1621,6</text:p>
          </table:table-cell>
          <table:table-cell office:value-type="float" office:value="0.2525052547" calcext:value-type="float">
            <text:p>0,2525052547</text:p>
          </table:table-cell>
          <table:table-cell office:value-type="float" office:value="0.321388927" calcext:value-type="float">
            <text:p>0,321388927</text:p>
          </table:table-cell>
        </table:table-row>
        <table:table-row table:style-name="ro1">
          <table:table-cell office:value-type="float" office:value="1621.8" calcext:value-type="float">
            <text:p>1621,8</text:p>
          </table:table-cell>
          <table:table-cell office:value-type="float" office:value="0.2461128402" calcext:value-type="float">
            <text:p>0,2461128402</text:p>
          </table:table-cell>
          <table:table-cell office:value-type="float" office:value="0.3070311192" calcext:value-type="float">
            <text:p>0,3070311192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.250851313" calcext:value-type="float">
            <text:p>0,250851313</text:p>
          </table:table-cell>
          <table:table-cell office:value-type="float" office:value="0.3134594916" calcext:value-type="float">
            <text:p>0,3134594916</text:p>
          </table:table-cell>
        </table:table-row>
        <table:table-row table:style-name="ro1">
          <table:table-cell office:value-type="float" office:value="1622.2" calcext:value-type="float">
            <text:p>1622,2</text:p>
          </table:table-cell>
          <table:table-cell office:value-type="float" office:value="0.2420570067" calcext:value-type="float">
            <text:p>0,2420570067</text:p>
          </table:table-cell>
          <table:table-cell office:value-type="float" office:value="0.3097389371" calcext:value-type="float">
            <text:p>0,3097389371</text:p>
          </table:table-cell>
        </table:table-row>
        <table:table-row table:style-name="ro1">
          <table:table-cell office:value-type="float" office:value="1622.4" calcext:value-type="float">
            <text:p>1622,4</text:p>
          </table:table-cell>
          <table:table-cell office:value-type="float" office:value="0.2359917616" calcext:value-type="float">
            <text:p>0,2359917616</text:p>
          </table:table-cell>
          <table:table-cell office:value-type="float" office:value="0.3142171523" calcext:value-type="float">
            <text:p>0,3142171523</text:p>
          </table:table-cell>
        </table:table-row>
        <table:table-row table:style-name="ro1">
          <table:table-cell office:value-type="float" office:value="1622.6" calcext:value-type="float">
            <text:p>1622,6</text:p>
          </table:table-cell>
          <table:table-cell office:value-type="float" office:value="0.2337041167" calcext:value-type="float">
            <text:p>0,2337041167</text:p>
          </table:table-cell>
          <table:table-cell office:value-type="float" office:value="0.3093942725" calcext:value-type="float">
            <text:p>0,3093942725</text:p>
          </table:table-cell>
        </table:table-row>
        <table:table-row table:style-name="ro1">
          <table:table-cell office:value-type="float" office:value="1622.8" calcext:value-type="float">
            <text:p>1622,8</text:p>
          </table:table-cell>
          <table:table-cell office:value-type="float" office:value="0.2281769935" calcext:value-type="float">
            <text:p>0,2281769935</text:p>
          </table:table-cell>
          <table:table-cell office:value-type="float" office:value="0.3033527872" calcext:value-type="float">
            <text:p>0,303352787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.2311396818" calcext:value-type="float">
            <text:p>0,2311396818</text:p>
          </table:table-cell>
          <table:table-cell office:value-type="float" office:value="0.3215031165" calcext:value-type="float">
            <text:p>0,3215031165</text:p>
          </table:table-cell>
        </table:table-row>
        <table:table-row table:style-name="ro1">
          <table:table-cell office:value-type="float" office:value="1623.2" calcext:value-type="float">
            <text:p>1623,2</text:p>
          </table:table-cell>
          <table:table-cell office:value-type="float" office:value="0.2219902929" calcext:value-type="float">
            <text:p>0,2219902929</text:p>
          </table:table-cell>
          <table:table-cell office:value-type="float" office:value="0.3175862932" calcext:value-type="float">
            <text:p>0,3175862932</text:p>
          </table:table-cell>
        </table:table-row>
        <table:table-row table:style-name="ro1">
          <table:table-cell office:value-type="float" office:value="1623.4" calcext:value-type="float">
            <text:p>1623,4</text:p>
          </table:table-cell>
          <table:table-cell office:value-type="float" office:value="0.2305321528" calcext:value-type="float">
            <text:p>0,2305321528</text:p>
          </table:table-cell>
          <table:table-cell office:value-type="float" office:value="0.3067941071" calcext:value-type="float">
            <text:p>0,3067941071</text:p>
          </table:table-cell>
        </table:table-row>
        <table:table-row table:style-name="ro1">
          <table:table-cell office:value-type="float" office:value="1623.6" calcext:value-type="float">
            <text:p>1623,6</text:p>
          </table:table-cell>
          <table:table-cell office:value-type="float" office:value="0.2344903727" calcext:value-type="float">
            <text:p>0,2344903727</text:p>
          </table:table-cell>
          <table:table-cell office:value-type="float" office:value="0.3175862932" calcext:value-type="float">
            <text:p>0,3175862932</text:p>
          </table:table-cell>
        </table:table-row>
        <table:table-row table:style-name="ro1">
          <table:table-cell office:value-type="float" office:value="1623.8" calcext:value-type="float">
            <text:p>1623,8</text:p>
          </table:table-cell>
          <table:table-cell office:value-type="float" office:value="0.2281345343" calcext:value-type="float">
            <text:p>0,2281345343</text:p>
          </table:table-cell>
          <table:table-cell office:value-type="float" office:value="0.3332389074" calcext:value-type="float">
            <text:p>0,3332389074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.2295999326" calcext:value-type="float">
            <text:p>0,2295999326</text:p>
          </table:table-cell>
          <table:table-cell office:value-type="float" office:value="0.3316392894" calcext:value-type="float">
            <text:p>0,3316392894</text:p>
          </table:table-cell>
        </table:table-row>
        <table:table-row table:style-name="ro1">
          <table:table-cell office:value-type="float" office:value="1624.2" calcext:value-type="float">
            <text:p>1624,2</text:p>
          </table:table-cell>
          <table:table-cell office:value-type="float" office:value="0.2264885638" calcext:value-type="float">
            <text:p>0,2264885638</text:p>
          </table:table-cell>
          <table:table-cell office:value-type="float" office:value="0.3495218025" calcext:value-type="float">
            <text:p>0,3495218025</text:p>
          </table:table-cell>
        </table:table-row>
        <table:table-row table:style-name="ro1">
          <table:table-cell office:value-type="float" office:value="1624.4" calcext:value-type="float">
            <text:p>1624,4</text:p>
          </table:table-cell>
          <table:table-cell office:value-type="float" office:value="0.2121527607" calcext:value-type="float">
            <text:p>0,2121527607</text:p>
          </table:table-cell>
          <table:table-cell office:value-type="float" office:value="0.3629541938" calcext:value-type="float">
            <text:p>0,3629541938</text:p>
          </table:table-cell>
        </table:table-row>
        <table:table-row table:style-name="ro1">
          <table:table-cell office:value-type="float" office:value="1624.6" calcext:value-type="float">
            <text:p>1624,6</text:p>
          </table:table-cell>
          <table:table-cell office:value-type="float" office:value="0.2237130034" calcext:value-type="float">
            <text:p>0,2237130034</text:p>
          </table:table-cell>
          <table:table-cell office:value-type="float" office:value="0.3874619225" calcext:value-type="float">
            <text:p>0,3874619225</text:p>
          </table:table-cell>
        </table:table-row>
        <table:table-row table:style-name="ro1">
          <table:table-cell office:value-type="float" office:value="1624.8" calcext:value-type="float">
            <text:p>1624,8</text:p>
          </table:table-cell>
          <table:table-cell office:value-type="float" office:value="0.229327077" calcext:value-type="float">
            <text:p>0,229327077</text:p>
          </table:table-cell>
          <table:table-cell office:value-type="float" office:value="0.3699645331" calcext:value-type="float">
            <text:p>0,3699645331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.2182499938" calcext:value-type="float">
            <text:p>0,2182499938</text:p>
          </table:table-cell>
          <table:table-cell office:value-type="float" office:value="0.3481033349" calcext:value-type="float">
            <text:p>0,3481033349</text:p>
          </table:table-cell>
        </table:table-row>
        <table:table-row table:style-name="ro1">
          <table:table-cell office:value-type="float" office:value="1625.2" calcext:value-type="float">
            <text:p>1625,2</text:p>
          </table:table-cell>
          <table:table-cell office:value-type="float" office:value="0.2319686118" calcext:value-type="float">
            <text:p>0,2319686118</text:p>
          </table:table-cell>
          <table:table-cell office:value-type="float" office:value="0.3454010431" calcext:value-type="float">
            <text:p>0,3454010431</text:p>
          </table:table-cell>
        </table:table-row>
        <table:table-row table:style-name="ro1">
          <table:table-cell office:value-type="float" office:value="1625.4" calcext:value-type="float">
            <text:p>1625,4</text:p>
          </table:table-cell>
          <table:table-cell office:value-type="float" office:value="0.2296438837" calcext:value-type="float">
            <text:p>0,2296438837</text:p>
          </table:table-cell>
          <table:table-cell office:value-type="float" office:value="0.3351725392" calcext:value-type="float">
            <text:p>0,3351725392</text:p>
          </table:table-cell>
        </table:table-row>
        <table:table-row table:style-name="ro1">
          <table:table-cell office:value-type="float" office:value="1625.6" calcext:value-type="float">
            <text:p>1625,6</text:p>
          </table:table-cell>
          <table:table-cell office:value-type="float" office:value="0.2266281518" calcext:value-type="float">
            <text:p>0,2266281518</text:p>
          </table:table-cell>
          <table:table-cell office:value-type="float" office:value="0.3528470037" calcext:value-type="float">
            <text:p>0,3528470037</text:p>
          </table:table-cell>
        </table:table-row>
        <table:table-row table:style-name="ro1">
          <table:table-cell office:value-type="float" office:value="1625.8" calcext:value-type="float">
            <text:p>1625,8</text:p>
          </table:table-cell>
          <table:table-cell office:value-type="float" office:value="0.2207074396" calcext:value-type="float">
            <text:p>0,2207074396</text:p>
          </table:table-cell>
          <table:table-cell office:value-type="float" office:value="0.3624762055" calcext:value-type="float">
            <text:p>0,3624762055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.2306099196" calcext:value-type="float">
            <text:p>0,2306099196</text:p>
          </table:table-cell>
          <table:table-cell office:value-type="float" office:value="0.3418675296" calcext:value-type="float">
            <text:p>0,3418675296</text:p>
          </table:table-cell>
        </table:table-row>
        <table:table-row table:style-name="ro1">
          <table:table-cell office:value-type="float" office:value="1626.2" calcext:value-type="float">
            <text:p>1626,2</text:p>
          </table:table-cell>
          <table:table-cell office:value-type="float" office:value="0.2301350644" calcext:value-type="float">
            <text:p>0,2301350644</text:p>
          </table:table-cell>
          <table:table-cell office:value-type="float" office:value="0.3560616856" calcext:value-type="float">
            <text:p>0,3560616856</text:p>
          </table:table-cell>
        </table:table-row>
        <table:table-row table:style-name="ro1">
          <table:table-cell office:value-type="float" office:value="1626.4" calcext:value-type="float">
            <text:p>1626,4</text:p>
          </table:table-cell>
          <table:table-cell office:value-type="float" office:value="0.2411470306" calcext:value-type="float">
            <text:p>0,2411470306</text:p>
          </table:table-cell>
          <table:table-cell office:value-type="float" office:value="0.3560329925" calcext:value-type="float">
            <text:p>0,3560329925</text:p>
          </table:table-cell>
        </table:table-row>
        <table:table-row table:style-name="ro1">
          <table:table-cell office:value-type="float" office:value="1626.6" calcext:value-type="float">
            <text:p>1626,6</text:p>
          </table:table-cell>
          <table:table-cell office:value-type="float" office:value="0.2437495911" calcext:value-type="float">
            <text:p>0,2437495911</text:p>
          </table:table-cell>
          <table:table-cell office:value-type="float" office:value="0.3546110147" calcext:value-type="float">
            <text:p>0,3546110147</text:p>
          </table:table-cell>
        </table:table-row>
        <table:table-row table:style-name="ro1">
          <table:table-cell office:value-type="float" office:value="1626.8" calcext:value-type="float">
            <text:p>1626,8</text:p>
          </table:table-cell>
          <table:table-cell office:value-type="float" office:value="0.2481280785" calcext:value-type="float">
            <text:p>0,2481280785</text:p>
          </table:table-cell>
          <table:table-cell office:value-type="float" office:value="0.3551639318" calcext:value-type="float">
            <text:p>0,355163931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.2572233393" calcext:value-type="float">
            <text:p>0,2572233393</text:p>
          </table:table-cell>
          <table:table-cell office:value-type="float" office:value="0.3654425807" calcext:value-type="float">
            <text:p>0,3654425807</text:p>
          </table:table-cell>
        </table:table-row>
        <table:table-row table:style-name="ro1">
          <table:table-cell office:value-type="float" office:value="1627.2" calcext:value-type="float">
            <text:p>1627,2</text:p>
          </table:table-cell>
          <table:table-cell office:value-type="float" office:value="0.2727086967" calcext:value-type="float">
            <text:p>0,2727086967</text:p>
          </table:table-cell>
          <table:table-cell office:value-type="float" office:value="0.3773498641" calcext:value-type="float">
            <text:p>0,3773498641</text:p>
          </table:table-cell>
        </table:table-row>
        <table:table-row table:style-name="ro1">
          <table:table-cell office:value-type="float" office:value="1627.4" calcext:value-type="float">
            <text:p>1627,4</text:p>
          </table:table-cell>
          <table:table-cell office:value-type="float" office:value="0.263639737" calcext:value-type="float">
            <text:p>0,263639737</text:p>
          </table:table-cell>
          <table:table-cell office:value-type="float" office:value="0.3630808212" calcext:value-type="float">
            <text:p>0,3630808212</text:p>
          </table:table-cell>
        </table:table-row>
        <table:table-row table:style-name="ro1">
          <table:table-cell office:value-type="float" office:value="1627.6" calcext:value-type="float">
            <text:p>1627,6</text:p>
          </table:table-cell>
          <table:table-cell office:value-type="float" office:value="0.2707162251" calcext:value-type="float">
            <text:p>0,2707162251</text:p>
          </table:table-cell>
          <table:table-cell office:value-type="float" office:value="0.3661773969" calcext:value-type="float">
            <text:p>0,3661773969</text:p>
          </table:table-cell>
        </table:table-row>
        <table:table-row table:style-name="ro1">
          <table:table-cell office:value-type="float" office:value="1627.8" calcext:value-type="float">
            <text:p>1627,8</text:p>
          </table:table-cell>
          <table:table-cell office:value-type="float" office:value="0.2624210675" calcext:value-type="float">
            <text:p>0,2624210675</text:p>
          </table:table-cell>
          <table:table-cell office:value-type="float" office:value="0.361393492" calcext:value-type="float">
            <text:p>0,36139349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.2506464873" calcext:value-type="float">
            <text:p>0,2506464873</text:p>
          </table:table-cell>
          <table:table-cell office:value-type="float" office:value="0.3779416295" calcext:value-type="float">
            <text:p>0,3779416295</text:p>
          </table:table-cell>
        </table:table-row>
        <table:table-row table:style-name="ro1">
          <table:table-cell office:value-type="float" office:value="1628.2" calcext:value-type="float">
            <text:p>1628,2</text:p>
          </table:table-cell>
          <table:table-cell office:value-type="float" office:value="0.2591349833" calcext:value-type="float">
            <text:p>0,2591349833</text:p>
          </table:table-cell>
          <table:table-cell office:value-type="float" office:value="0.3885588155" calcext:value-type="float">
            <text:p>0,3885588155</text:p>
          </table:table-cell>
        </table:table-row>
        <table:table-row table:style-name="ro1">
          <table:table-cell office:value-type="float" office:value="1628.4" calcext:value-type="float">
            <text:p>1628,4</text:p>
          </table:table-cell>
          <table:table-cell office:value-type="float" office:value="0.2512820525" calcext:value-type="float">
            <text:p>0,2512820525</text:p>
          </table:table-cell>
          <table:table-cell office:value-type="float" office:value="0.4030053104" calcext:value-type="float">
            <text:p>0,4030053104</text:p>
          </table:table-cell>
        </table:table-row>
        <table:table-row table:style-name="ro1">
          <table:table-cell office:value-type="float" office:value="1628.6" calcext:value-type="float">
            <text:p>1628,6</text:p>
          </table:table-cell>
          <table:table-cell office:value-type="float" office:value="0.2511228794" calcext:value-type="float">
            <text:p>0,2511228794</text:p>
          </table:table-cell>
          <table:table-cell office:value-type="float" office:value="0.406286014" calcext:value-type="float">
            <text:p>0,406286014</text:p>
          </table:table-cell>
        </table:table-row>
        <table:table-row table:style-name="ro1">
          <table:table-cell office:value-type="float" office:value="1628.8" calcext:value-type="float">
            <text:p>1628,8</text:p>
          </table:table-cell>
          <table:table-cell office:value-type="float" office:value="0.2636878756" calcext:value-type="float">
            <text:p>0,2636878756</text:p>
          </table:table-cell>
          <table:table-cell office:value-type="float" office:value="0.4140959419" calcext:value-type="float">
            <text:p>0,4140959419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.2718077802" calcext:value-type="float">
            <text:p>0,2718077802</text:p>
          </table:table-cell>
          <table:table-cell office:value-type="float" office:value="0.4134884164" calcext:value-type="float">
            <text:p>0,4134884164</text:p>
          </table:table-cell>
        </table:table-row>
        <table:table-row table:style-name="ro1">
          <table:table-cell office:value-type="float" office:value="1629.2" calcext:value-type="float">
            <text:p>1629,2</text:p>
          </table:table-cell>
          <table:table-cell office:value-type="float" office:value="0.2830483775" calcext:value-type="float">
            <text:p>0,2830483775</text:p>
          </table:table-cell>
          <table:table-cell office:value-type="float" office:value="0.4061260971" calcext:value-type="float">
            <text:p>0,4061260971</text:p>
          </table:table-cell>
        </table:table-row>
        <table:table-row table:style-name="ro1">
          <table:table-cell office:value-type="float" office:value="1629.4" calcext:value-type="float">
            <text:p>1629,4</text:p>
          </table:table-cell>
          <table:table-cell office:value-type="float" office:value="0.3026818717" calcext:value-type="float">
            <text:p>0,3026818717</text:p>
          </table:table-cell>
          <table:table-cell office:value-type="float" office:value="0.4041313608" calcext:value-type="float">
            <text:p>0,4041313608</text:p>
          </table:table-cell>
        </table:table-row>
        <table:table-row table:style-name="ro1">
          <table:table-cell office:value-type="float" office:value="1629.6" calcext:value-type="float">
            <text:p>1629,6</text:p>
          </table:table-cell>
          <table:table-cell office:value-type="float" office:value="0.31035879" calcext:value-type="float">
            <text:p>0,31035879</text:p>
          </table:table-cell>
          <table:table-cell office:value-type="float" office:value="0.4179183311" calcext:value-type="float">
            <text:p>0,4179183311</text:p>
          </table:table-cell>
        </table:table-row>
        <table:table-row table:style-name="ro1">
          <table:table-cell office:value-type="float" office:value="1629.8" calcext:value-type="float">
            <text:p>1629,8</text:p>
          </table:table-cell>
          <table:table-cell office:value-type="float" office:value="0.3145772132" calcext:value-type="float">
            <text:p>0,3145772132</text:p>
          </table:table-cell>
          <table:table-cell office:value-type="float" office:value="0.4245295407" calcext:value-type="float">
            <text:p>0,424529540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.3105854505" calcext:value-type="float">
            <text:p>0,3105854505</text:p>
          </table:table-cell>
          <table:table-cell office:value-type="float" office:value="0.4446149443" calcext:value-type="float">
            <text:p>0,4446149443</text:p>
          </table:table-cell>
        </table:table-row>
        <table:table-row table:style-name="ro1">
          <table:table-cell office:value-type="float" office:value="1630.2" calcext:value-type="float">
            <text:p>1630,2</text:p>
          </table:table-cell>
          <table:table-cell office:value-type="float" office:value="0.2938587261" calcext:value-type="float">
            <text:p>0,2938587261</text:p>
          </table:table-cell>
          <table:table-cell office:value-type="float" office:value="0.4328896653" calcext:value-type="float">
            <text:p>0,4328896653</text:p>
          </table:table-cell>
        </table:table-row>
        <table:table-row table:style-name="ro1">
          <table:table-cell office:value-type="float" office:value="1630.4" calcext:value-type="float">
            <text:p>1630,4</text:p>
          </table:table-cell>
          <table:table-cell office:value-type="float" office:value="0.2910132679" calcext:value-type="float">
            <text:p>0,2910132679</text:p>
          </table:table-cell>
          <table:table-cell office:value-type="float" office:value="0.4499477557" calcext:value-type="float">
            <text:p>0,4499477557</text:p>
          </table:table-cell>
        </table:table-row>
        <table:table-row table:style-name="ro1">
          <table:table-cell office:value-type="float" office:value="1630.6" calcext:value-type="float">
            <text:p>1630,6</text:p>
          </table:table-cell>
          <table:table-cell office:value-type="float" office:value="0.2982718326" calcext:value-type="float">
            <text:p>0,2982718326</text:p>
          </table:table-cell>
          <table:table-cell office:value-type="float" office:value="0.4287635838" calcext:value-type="float">
            <text:p>0,4287635838</text:p>
          </table:table-cell>
        </table:table-row>
        <table:table-row table:style-name="ro1">
          <table:table-cell office:value-type="float" office:value="1630.8" calcext:value-type="float">
            <text:p>1630,8</text:p>
          </table:table-cell>
          <table:table-cell office:value-type="float" office:value="0.2994232866" calcext:value-type="float">
            <text:p>0,2994232866</text:p>
          </table:table-cell>
          <table:table-cell office:value-type="float" office:value="0.4139328005" calcext:value-type="float">
            <text:p>0,4139328005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.2974998025" calcext:value-type="float">
            <text:p>0,2974998025</text:p>
          </table:table-cell>
          <table:table-cell office:value-type="float" office:value="0.4137913713" calcext:value-type="float">
            <text:p>0,4137913713</text:p>
          </table:table-cell>
        </table:table-row>
        <table:table-row table:style-name="ro1">
          <table:table-cell office:value-type="float" office:value="1631.2" calcext:value-type="float">
            <text:p>1631,2</text:p>
          </table:table-cell>
          <table:table-cell office:value-type="float" office:value="0.2761021232" calcext:value-type="float">
            <text:p>0,2761021232</text:p>
          </table:table-cell>
          <table:table-cell office:value-type="float" office:value="0.398799305" calcext:value-type="float">
            <text:p>0,398799305</text:p>
          </table:table-cell>
        </table:table-row>
        <table:table-row table:style-name="ro1">
          <table:table-cell office:value-type="float" office:value="1631.4" calcext:value-type="float">
            <text:p>1631,4</text:p>
          </table:table-cell>
          <table:table-cell office:value-type="float" office:value="0.2922986149" calcext:value-type="float">
            <text:p>0,2922986149</text:p>
          </table:table-cell>
          <table:table-cell office:value-type="float" office:value="0.3885622394" calcext:value-type="float">
            <text:p>0,3885622394</text:p>
          </table:table-cell>
        </table:table-row>
        <table:table-row table:style-name="ro1">
          <table:table-cell office:value-type="float" office:value="1631.6" calcext:value-type="float">
            <text:p>1631,6</text:p>
          </table:table-cell>
          <table:table-cell office:value-type="float" office:value="0.2959536986" calcext:value-type="float">
            <text:p>0,2959536986</text:p>
          </table:table-cell>
          <table:table-cell office:value-type="float" office:value="0.4100678446" calcext:value-type="float">
            <text:p>0,4100678446</text:p>
          </table:table-cell>
        </table:table-row>
        <table:table-row table:style-name="ro1">
          <table:table-cell office:value-type="float" office:value="1631.8" calcext:value-type="float">
            <text:p>1631,8</text:p>
          </table:table-cell>
          <table:table-cell office:value-type="float" office:value="0.2938338768" calcext:value-type="float">
            <text:p>0,2938338768</text:p>
          </table:table-cell>
          <table:table-cell office:value-type="float" office:value="0.4268503733" calcext:value-type="float">
            <text:p>0,4268503733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.2838227872" calcext:value-type="float">
            <text:p>0,2838227872</text:p>
          </table:table-cell>
          <table:table-cell office:value-type="float" office:value="0.4280222249" calcext:value-type="float">
            <text:p>0,4280222249</text:p>
          </table:table-cell>
        </table:table-row>
        <table:table-row table:style-name="ro1">
          <table:table-cell office:value-type="float" office:value="1632.2" calcext:value-type="float">
            <text:p>1632,2</text:p>
          </table:table-cell>
          <table:table-cell office:value-type="float" office:value="0.2970991735" calcext:value-type="float">
            <text:p>0,2970991735</text:p>
          </table:table-cell>
          <table:table-cell office:value-type="float" office:value="0.4192496608" calcext:value-type="float">
            <text:p>0,4192496608</text:p>
          </table:table-cell>
        </table:table-row>
        <table:table-row table:style-name="ro1">
          <table:table-cell office:value-type="float" office:value="1632.4" calcext:value-type="float">
            <text:p>1632,4</text:p>
          </table:table-cell>
          <table:table-cell office:value-type="float" office:value="0.2934387691" calcext:value-type="float">
            <text:p>0,2934387691</text:p>
          </table:table-cell>
          <table:table-cell office:value-type="float" office:value="0.39998388" calcext:value-type="float">
            <text:p>0,39998388</text:p>
          </table:table-cell>
        </table:table-row>
        <table:table-row table:style-name="ro1">
          <table:table-cell office:value-type="float" office:value="1632.6" calcext:value-type="float">
            <text:p>1632,6</text:p>
          </table:table-cell>
          <table:table-cell office:value-type="float" office:value="0.2853713743" calcext:value-type="float">
            <text:p>0,2853713743</text:p>
          </table:table-cell>
          <table:table-cell office:value-type="float" office:value="0.4141210786" calcext:value-type="float">
            <text:p>0,4141210786</text:p>
          </table:table-cell>
        </table:table-row>
        <table:table-row table:style-name="ro1">
          <table:table-cell office:value-type="float" office:value="1632.8" calcext:value-type="float">
            <text:p>1632,8</text:p>
          </table:table-cell>
          <table:table-cell office:value-type="float" office:value="0.2861263511" calcext:value-type="float">
            <text:p>0,2861263511</text:p>
          </table:table-cell>
          <table:table-cell office:value-type="float" office:value="0.4325578338" calcext:value-type="float">
            <text:p>0,4325578338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.2868829572" calcext:value-type="float">
            <text:p>0,2868829572</text:p>
          </table:table-cell>
          <table:table-cell office:value-type="float" office:value="0.4148741767" calcext:value-type="float">
            <text:p>0,4148741767</text:p>
          </table:table-cell>
        </table:table-row>
        <table:table-row table:style-name="ro1">
          <table:table-cell office:value-type="float" office:value="1633.2" calcext:value-type="float">
            <text:p>1633,2</text:p>
          </table:table-cell>
          <table:table-cell office:value-type="float" office:value="0.2922986149" calcext:value-type="float">
            <text:p>0,2922986149</text:p>
          </table:table-cell>
          <table:table-cell office:value-type="float" office:value="0.4277524421" calcext:value-type="float">
            <text:p>0,4277524421</text:p>
          </table:table-cell>
        </table:table-row>
        <table:table-row table:style-name="ro1">
          <table:table-cell office:value-type="float" office:value="1633.4" calcext:value-type="float">
            <text:p>1633,4</text:p>
          </table:table-cell>
          <table:table-cell office:value-type="float" office:value="0.2888645548" calcext:value-type="float">
            <text:p>0,2888645548</text:p>
          </table:table-cell>
          <table:table-cell office:value-type="float" office:value="0.4231179733" calcext:value-type="float">
            <text:p>0,4231179733</text:p>
          </table:table-cell>
        </table:table-row>
        <table:table-row table:style-name="ro1">
          <table:table-cell office:value-type="float" office:value="1633.6" calcext:value-type="float">
            <text:p>1633,6</text:p>
          </table:table-cell>
          <table:table-cell office:value-type="float" office:value="0.2823912748" calcext:value-type="float">
            <text:p>0,2823912748</text:p>
          </table:table-cell>
          <table:table-cell office:value-type="float" office:value="0.4148055326" calcext:value-type="float">
            <text:p>0,4148055326</text:p>
          </table:table-cell>
        </table:table-row>
        <table:table-row table:style-name="ro1">
          <table:table-cell office:value-type="float" office:value="1633.8" calcext:value-type="float">
            <text:p>1633,8</text:p>
          </table:table-cell>
          <table:table-cell office:value-type="float" office:value="0.2844977277" calcext:value-type="float">
            <text:p>0,2844977277</text:p>
          </table:table-cell>
          <table:table-cell office:value-type="float" office:value="0.4200473" calcext:value-type="float">
            <text:p>0,420047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.2750118269" calcext:value-type="float">
            <text:p>0,2750118269</text:p>
          </table:table-cell>
          <table:table-cell office:value-type="float" office:value="0.4121398226" calcext:value-type="float">
            <text:p>0,4121398226</text:p>
          </table:table-cell>
        </table:table-row>
        <table:table-row table:style-name="ro1">
          <table:table-cell office:value-type="float" office:value="1634.2" calcext:value-type="float">
            <text:p>1634,2</text:p>
          </table:table-cell>
          <table:table-cell office:value-type="float" office:value="0.2803372122" calcext:value-type="float">
            <text:p>0,2803372122</text:p>
          </table:table-cell>
          <table:table-cell office:value-type="float" office:value="0.4364991081" calcext:value-type="float">
            <text:p>0,4364991081</text:p>
          </table:table-cell>
        </table:table-row>
        <table:table-row table:style-name="ro1">
          <table:table-cell office:value-type="float" office:value="1634.4" calcext:value-type="float">
            <text:p>1634,4</text:p>
          </table:table-cell>
          <table:table-cell office:value-type="float" office:value="0.2822581098" calcext:value-type="float">
            <text:p>0,2822581098</text:p>
          </table:table-cell>
          <table:table-cell office:value-type="float" office:value="0.4337750801" calcext:value-type="float">
            <text:p>0,4337750801</text:p>
          </table:table-cell>
        </table:table-row>
        <table:table-row table:style-name="ro1">
          <table:table-cell office:value-type="float" office:value="1634.6" calcext:value-type="float">
            <text:p>1634,6</text:p>
          </table:table-cell>
          <table:table-cell office:value-type="float" office:value="0.297319939" calcext:value-type="float">
            <text:p>0,297319939</text:p>
          </table:table-cell>
          <table:table-cell office:value-type="float" office:value="0.423891471" calcext:value-type="float">
            <text:p>0,423891471</text:p>
          </table:table-cell>
        </table:table-row>
        <table:table-row table:style-name="ro1">
          <table:table-cell office:value-type="float" office:value="1634.8" calcext:value-type="float">
            <text:p>1634,8</text:p>
          </table:table-cell>
          <table:table-cell office:value-type="float" office:value="0.3044241414" calcext:value-type="float">
            <text:p>0,3044241414</text:p>
          </table:table-cell>
          <table:table-cell office:value-type="float" office:value="0.4206938952" calcext:value-type="float">
            <text:p>0,420693895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.3013423795" calcext:value-type="float">
            <text:p>0,3013423795</text:p>
          </table:table-cell>
          <table:table-cell office:value-type="float" office:value="0.4238911968" calcext:value-type="float">
            <text:p>0,4238911968</text:p>
          </table:table-cell>
        </table:table-row>
        <table:table-row table:style-name="ro1">
          <table:table-cell office:value-type="float" office:value="1635.2" calcext:value-type="float">
            <text:p>1635,2</text:p>
          </table:table-cell>
          <table:table-cell office:value-type="float" office:value="0.2984670252" calcext:value-type="float">
            <text:p>0,2984670252</text:p>
          </table:table-cell>
          <table:table-cell office:value-type="float" office:value="0.4354357893" calcext:value-type="float">
            <text:p>0,4354357893</text:p>
          </table:table-cell>
        </table:table-row>
        <table:table-row table:style-name="ro1">
          <table:table-cell office:value-type="float" office:value="1635.4" calcext:value-type="float">
            <text:p>1635,4</text:p>
          </table:table-cell>
          <table:table-cell office:value-type="float" office:value="0.287973298" calcext:value-type="float">
            <text:p>0,287973298</text:p>
          </table:table-cell>
          <table:table-cell office:value-type="float" office:value="0.4447391094" calcext:value-type="float">
            <text:p>0,4447391094</text:p>
          </table:table-cell>
        </table:table-row>
        <table:table-row table:style-name="ro1">
          <table:table-cell office:value-type="float" office:value="1635.6" calcext:value-type="float">
            <text:p>1635,6</text:p>
          </table:table-cell>
          <table:table-cell office:value-type="float" office:value="0.2824617671" calcext:value-type="float">
            <text:p>0,2824617671</text:p>
          </table:table-cell>
          <table:table-cell office:value-type="float" office:value="0.433638799" calcext:value-type="float">
            <text:p>0,433638799</text:p>
          </table:table-cell>
        </table:table-row>
        <table:table-row table:style-name="ro1">
          <table:table-cell office:value-type="float" office:value="1635.8" calcext:value-type="float">
            <text:p>1635,8</text:p>
          </table:table-cell>
          <table:table-cell office:value-type="float" office:value="0.2919773432" calcext:value-type="float">
            <text:p>0,2919773432</text:p>
          </table:table-cell>
          <table:table-cell office:value-type="float" office:value="0.4376162606" calcext:value-type="float">
            <text:p>0,437616260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.3032537597" calcext:value-type="float">
            <text:p>0,3032537597</text:p>
          </table:table-cell>
          <table:table-cell office:value-type="float" office:value="0.4431337385" calcext:value-type="float">
            <text:p>0,4431337385</text:p>
          </table:table-cell>
        </table:table-row>
        <table:table-row table:style-name="ro1">
          <table:table-cell office:value-type="float" office:value="1636.2" calcext:value-type="float">
            <text:p>1636,2</text:p>
          </table:table-cell>
          <table:table-cell office:value-type="float" office:value="0.3076803372" calcext:value-type="float">
            <text:p>0,3076803372</text:p>
          </table:table-cell>
          <table:table-cell office:value-type="float" office:value="0.4205774881" calcext:value-type="float">
            <text:p>0,4205774881</text:p>
          </table:table-cell>
        </table:table-row>
        <table:table-row table:style-name="ro1">
          <table:table-cell office:value-type="float" office:value="1636.4" calcext:value-type="float">
            <text:p>1636,4</text:p>
          </table:table-cell>
          <table:table-cell office:value-type="float" office:value="0.3032581254" calcext:value-type="float">
            <text:p>0,3032581254</text:p>
          </table:table-cell>
          <table:table-cell office:value-type="float" office:value="0.4115694159" calcext:value-type="float">
            <text:p>0,4115694159</text:p>
          </table:table-cell>
        </table:table-row>
        <table:table-row table:style-name="ro1">
          <table:table-cell office:value-type="float" office:value="1636.6" calcext:value-type="float">
            <text:p>1636,6</text:p>
          </table:table-cell>
          <table:table-cell office:value-type="float" office:value="0.298656012" calcext:value-type="float">
            <text:p>0,298656012</text:p>
          </table:table-cell>
          <table:table-cell office:value-type="float" office:value="0.4087392529" calcext:value-type="float">
            <text:p>0,4087392529</text:p>
          </table:table-cell>
        </table:table-row>
        <table:table-row table:style-name="ro1">
          <table:table-cell office:value-type="float" office:value="1636.8" calcext:value-type="float">
            <text:p>1636,8</text:p>
          </table:table-cell>
          <table:table-cell office:value-type="float" office:value="0.2847208428" calcext:value-type="float">
            <text:p>0,2847208428</text:p>
          </table:table-cell>
          <table:table-cell office:value-type="float" office:value="0.4147066674" calcext:value-type="float">
            <text:p>0,4147066674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.2835683042" calcext:value-type="float">
            <text:p>0,2835683042</text:p>
          </table:table-cell>
          <table:table-cell office:value-type="float" office:value="0.3848558699" calcext:value-type="float">
            <text:p>0,3848558699</text:p>
          </table:table-cell>
        </table:table-row>
        <table:table-row table:style-name="ro1">
          <table:table-cell office:value-type="float" office:value="1637.2" calcext:value-type="float">
            <text:p>1637,2</text:p>
          </table:table-cell>
          <table:table-cell office:value-type="float" office:value="0.2923296266" calcext:value-type="float">
            <text:p>0,2923296266</text:p>
          </table:table-cell>
          <table:table-cell office:value-type="float" office:value="0.3973574926" calcext:value-type="float">
            <text:p>0,3973574926</text:p>
          </table:table-cell>
        </table:table-row>
        <table:table-row table:style-name="ro1">
          <table:table-cell office:value-type="float" office:value="1637.4" calcext:value-type="float">
            <text:p>1637,4</text:p>
          </table:table-cell>
          <table:table-cell office:value-type="float" office:value="0.2898619677" calcext:value-type="float">
            <text:p>0,2898619677</text:p>
          </table:table-cell>
          <table:table-cell office:value-type="float" office:value="0.4097606174" calcext:value-type="float">
            <text:p>0,4097606174</text:p>
          </table:table-cell>
        </table:table-row>
        <table:table-row table:style-name="ro1">
          <table:table-cell office:value-type="float" office:value="1637.6" calcext:value-type="float">
            <text:p>1637,6</text:p>
          </table:table-cell>
          <table:table-cell office:value-type="float" office:value="0.3040345284" calcext:value-type="float">
            <text:p>0,3040345284</text:p>
          </table:table-cell>
          <table:table-cell office:value-type="float" office:value="0.4281163836" calcext:value-type="float">
            <text:p>0,4281163836</text:p>
          </table:table-cell>
        </table:table-row>
        <table:table-row table:style-name="ro1">
          <table:table-cell office:value-type="float" office:value="1637.8" calcext:value-type="float">
            <text:p>1637,8</text:p>
          </table:table-cell>
          <table:table-cell office:value-type="float" office:value="0.28814122" calcext:value-type="float">
            <text:p>0,28814122</text:p>
          </table:table-cell>
          <table:table-cell office:value-type="float" office:value="0.4314620725" calcext:value-type="float">
            <text:p>0,4314620725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.2815393787" calcext:value-type="float">
            <text:p>0,2815393787</text:p>
          </table:table-cell>
          <table:table-cell office:value-type="float" office:value="0.4250409525" calcext:value-type="float">
            <text:p>0,4250409525</text:p>
          </table:table-cell>
        </table:table-row>
        <table:table-row table:style-name="ro1">
          <table:table-cell office:value-type="float" office:value="1638.2" calcext:value-type="float">
            <text:p>1638,2</text:p>
          </table:table-cell>
          <table:table-cell office:value-type="float" office:value="0.2862744557" calcext:value-type="float">
            <text:p>0,2862744557</text:p>
          </table:table-cell>
          <table:table-cell office:value-type="float" office:value="0.4140959419" calcext:value-type="float">
            <text:p>0,4140959419</text:p>
          </table:table-cell>
        </table:table-row>
        <table:table-row table:style-name="ro1">
          <table:table-cell office:value-type="float" office:value="1638.4" calcext:value-type="float">
            <text:p>1638,4</text:p>
          </table:table-cell>
          <table:table-cell office:value-type="float" office:value="0.2971302485" calcext:value-type="float">
            <text:p>0,2971302485</text:p>
          </table:table-cell>
          <table:table-cell office:value-type="float" office:value="0.3995965876" calcext:value-type="float">
            <text:p>0,3995965876</text:p>
          </table:table-cell>
        </table:table-row>
        <table:table-row table:style-name="ro1">
          <table:table-cell office:value-type="float" office:value="1638.6" calcext:value-type="float">
            <text:p>1638,6</text:p>
          </table:table-cell>
          <table:table-cell office:value-type="float" office:value="0.284218549" calcext:value-type="float">
            <text:p>0,284218549</text:p>
          </table:table-cell>
          <table:table-cell office:value-type="float" office:value="0.4099452755" calcext:value-type="float">
            <text:p>0,4099452755</text:p>
          </table:table-cell>
        </table:table-row>
        <table:table-row table:style-name="ro1">
          <table:table-cell office:value-type="float" office:value="1638.8" calcext:value-type="float">
            <text:p>1638,8</text:p>
          </table:table-cell>
          <table:table-cell office:value-type="float" office:value="0.2872912144" calcext:value-type="float">
            <text:p>0,2872912144</text:p>
          </table:table-cell>
          <table:table-cell office:value-type="float" office:value="0.4179390386" calcext:value-type="float">
            <text:p>0,4179390386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.2797306889" calcext:value-type="float">
            <text:p>0,2797306889</text:p>
          </table:table-cell>
          <table:table-cell office:value-type="float" office:value="0.4256747562" calcext:value-type="float">
            <text:p>0,4256747562</text:p>
          </table:table-cell>
        </table:table-row>
        <table:table-row table:style-name="ro1">
          <table:table-cell office:value-type="float" office:value="1639.2" calcext:value-type="float">
            <text:p>1639,2</text:p>
          </table:table-cell>
          <table:table-cell office:value-type="float" office:value="0.2977122824" calcext:value-type="float">
            <text:p>0,2977122824</text:p>
          </table:table-cell>
          <table:table-cell office:value-type="float" office:value="0.4376914458" calcext:value-type="float">
            <text:p>0,4376914458</text:p>
          </table:table-cell>
        </table:table-row>
        <table:table-row table:style-name="ro1">
          <table:table-cell office:value-type="float" office:value="1639.4" calcext:value-type="float">
            <text:p>1639,4</text:p>
          </table:table-cell>
          <table:table-cell office:value-type="float" office:value="0.3017211131" calcext:value-type="float">
            <text:p>0,3017211131</text:p>
          </table:table-cell>
          <table:table-cell office:value-type="float" office:value="0.4000184108" calcext:value-type="float">
            <text:p>0,4000184108</text:p>
          </table:table-cell>
        </table:table-row>
        <table:table-row table:style-name="ro1">
          <table:table-cell office:value-type="float" office:value="1639.6" calcext:value-type="float">
            <text:p>1639,6</text:p>
          </table:table-cell>
          <table:table-cell office:value-type="float" office:value="0.3063095285" calcext:value-type="float">
            <text:p>0,3063095285</text:p>
          </table:table-cell>
          <table:table-cell office:value-type="float" office:value="0.3964420755" calcext:value-type="float">
            <text:p>0,3964420755</text:p>
          </table:table-cell>
        </table:table-row>
        <table:table-row table:style-name="ro1">
          <table:table-cell office:value-type="float" office:value="1639.8" calcext:value-type="float">
            <text:p>1639,8</text:p>
          </table:table-cell>
          <table:table-cell office:value-type="float" office:value="0.3070724505" calcext:value-type="float">
            <text:p>0,3070724505</text:p>
          </table:table-cell>
          <table:table-cell office:value-type="float" office:value="0.3982031259" calcext:value-type="float">
            <text:p>0,398203125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.2941181915" calcext:value-type="float">
            <text:p>0,2941181915</text:p>
          </table:table-cell>
          <table:table-cell office:value-type="float" office:value="0.4199730235" calcext:value-type="float">
            <text:p>0,4199730235</text:p>
          </table:table-cell>
        </table:table-row>
        <table:table-row table:style-name="ro1">
          <table:table-cell office:value-type="float" office:value="1640.2" calcext:value-type="float">
            <text:p>1640,2</text:p>
          </table:table-cell>
          <table:table-cell office:value-type="float" office:value="0.3034242909" calcext:value-type="float">
            <text:p>0,3034242909</text:p>
          </table:table-cell>
          <table:table-cell office:value-type="float" office:value="0.4081533429" calcext:value-type="float">
            <text:p>0,4081533429</text:p>
          </table:table-cell>
        </table:table-row>
        <table:table-row table:style-name="ro1">
          <table:table-cell office:value-type="float" office:value="1640.4" calcext:value-type="float">
            <text:p>1640,4</text:p>
          </table:table-cell>
          <table:table-cell office:value-type="float" office:value="0.3105005667" calcext:value-type="float">
            <text:p>0,3105005667</text:p>
          </table:table-cell>
          <table:table-cell office:value-type="float" office:value="0.4066323722" calcext:value-type="float">
            <text:p>0,4066323722</text:p>
          </table:table-cell>
        </table:table-row>
        <table:table-row table:style-name="ro1">
          <table:table-cell office:value-type="float" office:value="1640.6" calcext:value-type="float">
            <text:p>1640,6</text:p>
          </table:table-cell>
          <table:table-cell office:value-type="float" office:value="0.3161030572" calcext:value-type="float">
            <text:p>0,3161030572</text:p>
          </table:table-cell>
          <table:table-cell office:value-type="float" office:value="0.4013328891" calcext:value-type="float">
            <text:p>0,4013328891</text:p>
          </table:table-cell>
        </table:table-row>
        <table:table-row table:style-name="ro1">
          <table:table-cell office:value-type="float" office:value="1640.8" calcext:value-type="float">
            <text:p>1640,8</text:p>
          </table:table-cell>
          <table:table-cell office:value-type="float" office:value="0.3203179709" calcext:value-type="float">
            <text:p>0,3203179709</text:p>
          </table:table-cell>
          <table:table-cell office:value-type="float" office:value="0.4169357851" calcext:value-type="float">
            <text:p>0,4169357851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.3373678545" calcext:value-type="float">
            <text:p>0,3373678545</text:p>
          </table:table-cell>
          <table:table-cell office:value-type="float" office:value="0.4336849768" calcext:value-type="float">
            <text:p>0,4336849768</text:p>
          </table:table-cell>
        </table:table-row>
        <table:table-row table:style-name="ro1">
          <table:table-cell office:value-type="float" office:value="1641.2" calcext:value-type="float">
            <text:p>1641,2</text:p>
          </table:table-cell>
          <table:table-cell office:value-type="float" office:value="0.3316938043" calcext:value-type="float">
            <text:p>0,3316938043</text:p>
          </table:table-cell>
          <table:table-cell office:value-type="float" office:value="0.4368678898" calcext:value-type="float">
            <text:p>0,4368678898</text:p>
          </table:table-cell>
        </table:table-row>
        <table:table-row table:style-name="ro1">
          <table:table-cell office:value-type="float" office:value="1641.4" calcext:value-type="float">
            <text:p>1641,4</text:p>
          </table:table-cell>
          <table:table-cell office:value-type="float" office:value="0.3451956628" calcext:value-type="float">
            <text:p>0,3451956628</text:p>
          </table:table-cell>
          <table:table-cell office:value-type="float" office:value="0.4311357767" calcext:value-type="float">
            <text:p>0,4311357767</text:p>
          </table:table-cell>
        </table:table-row>
        <table:table-row table:style-name="ro1">
          <table:table-cell office:value-type="float" office:value="1641.6" calcext:value-type="float">
            <text:p>1641,6</text:p>
          </table:table-cell>
          <table:table-cell office:value-type="float" office:value="0.3332127532" calcext:value-type="float">
            <text:p>0,3332127532</text:p>
          </table:table-cell>
          <table:table-cell office:value-type="float" office:value="0.4394092554" calcext:value-type="float">
            <text:p>0,4394092554</text:p>
          </table:table-cell>
        </table:table-row>
        <table:table-row table:style-name="ro1">
          <table:table-cell office:value-type="float" office:value="1641.8" calcext:value-type="float">
            <text:p>1641,8</text:p>
          </table:table-cell>
          <table:table-cell office:value-type="float" office:value="0.322918577" calcext:value-type="float">
            <text:p>0,322918577</text:p>
          </table:table-cell>
          <table:table-cell office:value-type="float" office:value="0.4427078038" calcext:value-type="float">
            <text:p>0,442707803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.3363132969" calcext:value-type="float">
            <text:p>0,3363132969</text:p>
          </table:table-cell>
          <table:table-cell office:value-type="float" office:value="0.4700376527" calcext:value-type="float">
            <text:p>0,4700376527</text:p>
          </table:table-cell>
        </table:table-row>
        <table:table-row table:style-name="ro1">
          <table:table-cell office:value-type="float" office:value="1642.2" calcext:value-type="float">
            <text:p>1642,2</text:p>
          </table:table-cell>
          <table:table-cell office:value-type="float" office:value="0.3455251684" calcext:value-type="float">
            <text:p>0,3455251684</text:p>
          </table:table-cell>
          <table:table-cell office:value-type="float" office:value="0.4739501574" calcext:value-type="float">
            <text:p>0,4739501574</text:p>
          </table:table-cell>
        </table:table-row>
        <table:table-row table:style-name="ro1">
          <table:table-cell office:value-type="float" office:value="1642.4" calcext:value-type="float">
            <text:p>1642,4</text:p>
          </table:table-cell>
          <table:table-cell office:value-type="float" office:value="0.3436834307" calcext:value-type="float">
            <text:p>0,3436834307</text:p>
          </table:table-cell>
          <table:table-cell office:value-type="float" office:value="0.4627367835" calcext:value-type="float">
            <text:p>0,4627367835</text:p>
          </table:table-cell>
        </table:table-row>
        <table:table-row table:style-name="ro1">
          <table:table-cell office:value-type="float" office:value="1642.6" calcext:value-type="float">
            <text:p>1642,6</text:p>
          </table:table-cell>
          <table:table-cell office:value-type="float" office:value="0.3465919584" calcext:value-type="float">
            <text:p>0,3465919584</text:p>
          </table:table-cell>
          <table:table-cell office:value-type="float" office:value="0.4803417284" calcext:value-type="float">
            <text:p>0,4803417284</text:p>
          </table:table-cell>
        </table:table-row>
        <table:table-row table:style-name="ro1">
          <table:table-cell office:value-type="float" office:value="1642.8" calcext:value-type="float">
            <text:p>1642,8</text:p>
          </table:table-cell>
          <table:table-cell office:value-type="float" office:value="0.3627492764" calcext:value-type="float">
            <text:p>0,3627492764</text:p>
          </table:table-cell>
          <table:table-cell office:value-type="float" office:value="0.4756541439" calcext:value-type="float">
            <text:p>0,4756541439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.3675343465" calcext:value-type="float">
            <text:p>0,3675343465</text:p>
          </table:table-cell>
          <table:table-cell office:value-type="float" office:value="0.4690687478" calcext:value-type="float">
            <text:p>0,4690687478</text:p>
          </table:table-cell>
        </table:table-row>
        <table:table-row table:style-name="ro1">
          <table:table-cell office:value-type="float" office:value="1643.2" calcext:value-type="float">
            <text:p>1643,2</text:p>
          </table:table-cell>
          <table:table-cell office:value-type="float" office:value="0.3631503205" calcext:value-type="float">
            <text:p>0,3631503205</text:p>
          </table:table-cell>
          <table:table-cell office:value-type="float" office:value="0.4711273755" calcext:value-type="float">
            <text:p>0,4711273755</text:p>
          </table:table-cell>
        </table:table-row>
        <table:table-row table:style-name="ro1">
          <table:table-cell office:value-type="float" office:value="1643.4" calcext:value-type="float">
            <text:p>1643,4</text:p>
          </table:table-cell>
          <table:table-cell office:value-type="float" office:value="0.3643118951" calcext:value-type="float">
            <text:p>0,3643118951</text:p>
          </table:table-cell>
          <table:table-cell office:value-type="float" office:value="0.4762204666" calcext:value-type="float">
            <text:p>0,4762204666</text:p>
          </table:table-cell>
        </table:table-row>
        <table:table-row table:style-name="ro1">
          <table:table-cell office:value-type="float" office:value="1643.6" calcext:value-type="float">
            <text:p>1643,6</text:p>
          </table:table-cell>
          <table:table-cell office:value-type="float" office:value="0.3612599255" calcext:value-type="float">
            <text:p>0,3612599255</text:p>
          </table:table-cell>
          <table:table-cell office:value-type="float" office:value="0.4955030527" calcext:value-type="float">
            <text:p>0,4955030527</text:p>
          </table:table-cell>
        </table:table-row>
        <table:table-row table:style-name="ro1">
          <table:table-cell office:value-type="float" office:value="1643.8" calcext:value-type="float">
            <text:p>1643,8</text:p>
          </table:table-cell>
          <table:table-cell office:value-type="float" office:value="0.3712635946" calcext:value-type="float">
            <text:p>0,3712635946</text:p>
          </table:table-cell>
          <table:table-cell office:value-type="float" office:value="0.4843619931" calcext:value-type="float">
            <text:p>0,484361993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.3658264158" calcext:value-type="float">
            <text:p>0,3658264158</text:p>
          </table:table-cell>
          <table:table-cell office:value-type="float" office:value="0.4766878393" calcext:value-type="float">
            <text:p>0,4766878393</text:p>
          </table:table-cell>
        </table:table-row>
        <table:table-row table:style-name="ro1">
          <table:table-cell office:value-type="float" office:value="1644.2" calcext:value-type="float">
            <text:p>1644,2</text:p>
          </table:table-cell>
          <table:table-cell office:value-type="float" office:value="0.3702684211" calcext:value-type="float">
            <text:p>0,3702684211</text:p>
          </table:table-cell>
          <table:table-cell office:value-type="float" office:value="0.4812049279" calcext:value-type="float">
            <text:p>0,4812049279</text:p>
          </table:table-cell>
        </table:table-row>
        <table:table-row table:style-name="ro1">
          <table:table-cell office:value-type="float" office:value="1644.4" calcext:value-type="float">
            <text:p>1644,4</text:p>
          </table:table-cell>
          <table:table-cell office:value-type="float" office:value="0.3842810825" calcext:value-type="float">
            <text:p>0,3842810825</text:p>
          </table:table-cell>
          <table:table-cell office:value-type="float" office:value="0.5150469265" calcext:value-type="float">
            <text:p>0,5150469265</text:p>
          </table:table-cell>
        </table:table-row>
        <table:table-row table:style-name="ro1">
          <table:table-cell office:value-type="float" office:value="1644.6" calcext:value-type="float">
            <text:p>1644,6</text:p>
          </table:table-cell>
          <table:table-cell office:value-type="float" office:value="0.3742280257" calcext:value-type="float">
            <text:p>0,3742280257</text:p>
          </table:table-cell>
          <table:table-cell office:value-type="float" office:value="0.5153951638" calcext:value-type="float">
            <text:p>0,5153951638</text:p>
          </table:table-cell>
        </table:table-row>
        <table:table-row table:style-name="ro1">
          <table:table-cell office:value-type="float" office:value="1644.8" calcext:value-type="float">
            <text:p>1644,8</text:p>
          </table:table-cell>
          <table:table-cell office:value-type="float" office:value="0.38252267" calcext:value-type="float">
            <text:p>0,38252267</text:p>
          </table:table-cell>
          <table:table-cell office:value-type="float" office:value="0.527780584" calcext:value-type="float">
            <text:p>0,52778058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.3753224129" calcext:value-type="float">
            <text:p>0,3753224129</text:p>
          </table:table-cell>
          <table:table-cell office:value-type="float" office:value="0.5329139013" calcext:value-type="float">
            <text:p>0,5329139013</text:p>
          </table:table-cell>
        </table:table-row>
        <table:table-row table:style-name="ro1">
          <table:table-cell office:value-type="float" office:value="1645.2" calcext:value-type="float">
            <text:p>1645,2</text:p>
          </table:table-cell>
          <table:table-cell office:value-type="float" office:value="0.3761104498" calcext:value-type="float">
            <text:p>0,3761104498</text:p>
          </table:table-cell>
          <table:table-cell office:value-type="float" office:value="0.5410291807" calcext:value-type="float">
            <text:p>0,5410291807</text:p>
          </table:table-cell>
        </table:table-row>
        <table:table-row table:style-name="ro1">
          <table:table-cell office:value-type="float" office:value="1645.4" calcext:value-type="float">
            <text:p>1645,4</text:p>
          </table:table-cell>
          <table:table-cell office:value-type="float" office:value="0.3709227109" calcext:value-type="float">
            <text:p>0,3709227109</text:p>
          </table:table-cell>
          <table:table-cell office:value-type="float" office:value="0.5477815745" calcext:value-type="float">
            <text:p>0,5477815745</text:p>
          </table:table-cell>
        </table:table-row>
        <table:table-row table:style-name="ro1">
          <table:table-cell office:value-type="float" office:value="1645.6" calcext:value-type="float">
            <text:p>1645,6</text:p>
          </table:table-cell>
          <table:table-cell office:value-type="float" office:value="0.4063321054" calcext:value-type="float">
            <text:p>0,4063321054</text:p>
          </table:table-cell>
          <table:table-cell office:value-type="float" office:value="0.5680133215" calcext:value-type="float">
            <text:p>0,5680133215</text:p>
          </table:table-cell>
        </table:table-row>
        <table:table-row table:style-name="ro1">
          <table:table-cell office:value-type="float" office:value="1645.8" calcext:value-type="float">
            <text:p>1645,8</text:p>
          </table:table-cell>
          <table:table-cell office:value-type="float" office:value="0.40485122" calcext:value-type="float">
            <text:p>0,40485122</text:p>
          </table:table-cell>
          <table:table-cell office:value-type="float" office:value="0.5712826479" calcext:value-type="float">
            <text:p>0,5712826479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.405229099" calcext:value-type="float">
            <text:p>0,405229099</text:p>
          </table:table-cell>
          <table:table-cell office:value-type="float" office:value="0.5820298011" calcext:value-type="float">
            <text:p>0,5820298011</text:p>
          </table:table-cell>
        </table:table-row>
        <table:table-row table:style-name="ro1">
          <table:table-cell office:value-type="float" office:value="1646.2" calcext:value-type="float">
            <text:p>1646,2</text:p>
          </table:table-cell>
          <table:table-cell office:value-type="float" office:value="0.4088885955" calcext:value-type="float">
            <text:p>0,4088885955</text:p>
          </table:table-cell>
          <table:table-cell office:value-type="float" office:value="0.5678948498" calcext:value-type="float">
            <text:p>0,5678948498</text:p>
          </table:table-cell>
        </table:table-row>
        <table:table-row table:style-name="ro1">
          <table:table-cell office:value-type="float" office:value="1646.4" calcext:value-type="float">
            <text:p>1646,4</text:p>
          </table:table-cell>
          <table:table-cell office:value-type="float" office:value="0.4099064591" calcext:value-type="float">
            <text:p>0,4099064591</text:p>
          </table:table-cell>
          <table:table-cell office:value-type="float" office:value="0.5648402689" calcext:value-type="float">
            <text:p>0,5648402689</text:p>
          </table:table-cell>
        </table:table-row>
        <table:table-row table:style-name="ro1">
          <table:table-cell office:value-type="float" office:value="1646.6" calcext:value-type="float">
            <text:p>1646,6</text:p>
          </table:table-cell>
          <table:table-cell office:value-type="float" office:value="0.4114550882" calcext:value-type="float">
            <text:p>0,4114550882</text:p>
          </table:table-cell>
          <table:table-cell office:value-type="float" office:value="0.582319277" calcext:value-type="float">
            <text:p>0,582319277</text:p>
          </table:table-cell>
        </table:table-row>
        <table:table-row table:style-name="ro1">
          <table:table-cell office:value-type="float" office:value="1646.8" calcext:value-type="float">
            <text:p>1646,8</text:p>
          </table:table-cell>
          <table:table-cell office:value-type="float" office:value="0.4357796476" calcext:value-type="float">
            <text:p>0,4357796476</text:p>
          </table:table-cell>
          <table:table-cell office:value-type="float" office:value="0.5763306479" calcext:value-type="float">
            <text:p>0,5763306479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.4303358959" calcext:value-type="float">
            <text:p>0,4303358959</text:p>
          </table:table-cell>
          <table:table-cell office:value-type="float" office:value="0.6026716703" calcext:value-type="float">
            <text:p>0,6026716703</text:p>
          </table:table-cell>
        </table:table-row>
        <table:table-row table:style-name="ro1">
          <table:table-cell office:value-type="float" office:value="1647.2" calcext:value-type="float">
            <text:p>1647,2</text:p>
          </table:table-cell>
          <table:table-cell office:value-type="float" office:value="0.4402128577" calcext:value-type="float">
            <text:p>0,4402128577</text:p>
          </table:table-cell>
          <table:table-cell office:value-type="float" office:value="0.6125804669" calcext:value-type="float">
            <text:p>0,6125804669</text:p>
          </table:table-cell>
        </table:table-row>
        <table:table-row table:style-name="ro1">
          <table:table-cell office:value-type="float" office:value="1647.4" calcext:value-type="float">
            <text:p>1647,4</text:p>
          </table:table-cell>
          <table:table-cell office:value-type="float" office:value="0.446836948" calcext:value-type="float">
            <text:p>0,446836948</text:p>
          </table:table-cell>
          <table:table-cell office:value-type="float" office:value="0.6264872982" calcext:value-type="float">
            <text:p>0,6264872982</text:p>
          </table:table-cell>
        </table:table-row>
        <table:table-row table:style-name="ro1">
          <table:table-cell office:value-type="float" office:value="1647.6" calcext:value-type="float">
            <text:p>1647,6</text:p>
          </table:table-cell>
          <table:table-cell office:value-type="float" office:value="0.4649799272" calcext:value-type="float">
            <text:p>0,4649799272</text:p>
          </table:table-cell>
          <table:table-cell office:value-type="float" office:value="0.6443672951" calcext:value-type="float">
            <text:p>0,6443672951</text:p>
          </table:table-cell>
        </table:table-row>
        <table:table-row table:style-name="ro1">
          <table:table-cell office:value-type="float" office:value="1647.8" calcext:value-type="float">
            <text:p>1647,8</text:p>
          </table:table-cell>
          <table:table-cell office:value-type="float" office:value="0.4589709321" calcext:value-type="float">
            <text:p>0,4589709321</text:p>
          </table:table-cell>
          <table:table-cell office:value-type="float" office:value="0.6500538595" calcext:value-type="float">
            <text:p>0,6500538595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.4532433347" calcext:value-type="float">
            <text:p>0,4532433347</text:p>
          </table:table-cell>
          <table:table-cell office:value-type="float" office:value="0.6211589746" calcext:value-type="float">
            <text:p>0,6211589746</text:p>
          </table:table-cell>
        </table:table-row>
        <table:table-row table:style-name="ro1">
          <table:table-cell office:value-type="float" office:value="1648.2" calcext:value-type="float">
            <text:p>1648,2</text:p>
          </table:table-cell>
          <table:table-cell office:value-type="float" office:value="0.4511440377" calcext:value-type="float">
            <text:p>0,4511440377</text:p>
          </table:table-cell>
          <table:table-cell office:value-type="float" office:value="0.629558101" calcext:value-type="float">
            <text:p>0,629558101</text:p>
          </table:table-cell>
        </table:table-row>
        <table:table-row table:style-name="ro1">
          <table:table-cell office:value-type="float" office:value="1648.4" calcext:value-type="float">
            <text:p>1648,4</text:p>
          </table:table-cell>
          <table:table-cell office:value-type="float" office:value="0.45013637" calcext:value-type="float">
            <text:p>0,45013637</text:p>
          </table:table-cell>
          <table:table-cell office:value-type="float" office:value="0.6729499386" calcext:value-type="float">
            <text:p>0,6729499386</text:p>
          </table:table-cell>
        </table:table-row>
        <table:table-row table:style-name="ro1">
          <table:table-cell office:value-type="float" office:value="1648.6" calcext:value-type="float">
            <text:p>1648,6</text:p>
          </table:table-cell>
          <table:table-cell office:value-type="float" office:value="0.4547804428" calcext:value-type="float">
            <text:p>0,4547804428</text:p>
          </table:table-cell>
          <table:table-cell office:value-type="float" office:value="0.664961461" calcext:value-type="float">
            <text:p>0,664961461</text:p>
          </table:table-cell>
        </table:table-row>
        <table:table-row table:style-name="ro1">
          <table:table-cell office:value-type="float" office:value="1648.8" calcext:value-type="float">
            <text:p>1648,8</text:p>
          </table:table-cell>
          <table:table-cell office:value-type="float" office:value="0.4539393132" calcext:value-type="float">
            <text:p>0,4539393132</text:p>
          </table:table-cell>
          <table:table-cell office:value-type="float" office:value="0.6645604478" calcext:value-type="float">
            <text:p>0,664560447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.4587817004" calcext:value-type="float">
            <text:p>0,4587817004</text:p>
          </table:table-cell>
          <table:table-cell office:value-type="float" office:value="0.6663404525" calcext:value-type="float">
            <text:p>0,6663404525</text:p>
          </table:table-cell>
        </table:table-row>
        <table:table-row table:style-name="ro1">
          <table:table-cell office:value-type="float" office:value="1649.2" calcext:value-type="float">
            <text:p>1649,2</text:p>
          </table:table-cell>
          <table:table-cell office:value-type="float" office:value="0.4491617152" calcext:value-type="float">
            <text:p>0,4491617152</text:p>
          </table:table-cell>
          <table:table-cell office:value-type="float" office:value="0.7082008557" calcext:value-type="float">
            <text:p>0,7082008557</text:p>
          </table:table-cell>
        </table:table-row>
        <table:table-row table:style-name="ro1">
          <table:table-cell office:value-type="float" office:value="1649.4" calcext:value-type="float">
            <text:p>1649,4</text:p>
          </table:table-cell>
          <table:table-cell office:value-type="float" office:value="0.4217385882" calcext:value-type="float">
            <text:p>0,4217385882</text:p>
          </table:table-cell>
          <table:table-cell office:value-type="float" office:value="0.7346870824" calcext:value-type="float">
            <text:p>0,7346870824</text:p>
          </table:table-cell>
        </table:table-row>
        <table:table-row table:style-name="ro1">
          <table:table-cell office:value-type="float" office:value="1649.6" calcext:value-type="float">
            <text:p>1649,6</text:p>
          </table:table-cell>
          <table:table-cell office:value-type="float" office:value="0.446200454" calcext:value-type="float">
            <text:p>0,446200454</text:p>
          </table:table-cell>
          <table:table-cell office:value-type="float" office:value="0.7259360833" calcext:value-type="float">
            <text:p>0,7259360833</text:p>
          </table:table-cell>
        </table:table-row>
        <table:table-row table:style-name="ro1">
          <table:table-cell office:value-type="float" office:value="1649.8" calcext:value-type="float">
            <text:p>1649,8</text:p>
          </table:table-cell>
          <table:table-cell office:value-type="float" office:value="0.4334887806" calcext:value-type="float">
            <text:p>0,4334887806</text:p>
          </table:table-cell>
          <table:table-cell office:value-type="float" office:value="0.7251057903" calcext:value-type="float">
            <text:p>0,725105790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4484000136" calcext:value-type="float">
            <text:p>0,4484000136</text:p>
          </table:table-cell>
          <table:table-cell office:value-type="float" office:value="0.7226915049" calcext:value-type="float">
            <text:p>0,7226915049</text:p>
          </table:table-cell>
        </table:table-row>
        <table:table-row table:style-name="ro1">
          <table:table-cell office:value-type="float" office:value="1650.2" calcext:value-type="float">
            <text:p>1650,2</text:p>
          </table:table-cell>
          <table:table-cell office:value-type="float" office:value="0.4327153452" calcext:value-type="float">
            <text:p>0,4327153452</text:p>
          </table:table-cell>
          <table:table-cell office:value-type="float" office:value="0.6912318753" calcext:value-type="float">
            <text:p>0,6912318753</text:p>
          </table:table-cell>
        </table:table-row>
        <table:table-row table:style-name="ro1">
          <table:table-cell office:value-type="float" office:value="1650.4" calcext:value-type="float">
            <text:p>1650,4</text:p>
          </table:table-cell>
          <table:table-cell office:value-type="float" office:value="0.4344296967" calcext:value-type="float">
            <text:p>0,4344296967</text:p>
          </table:table-cell>
          <table:table-cell office:value-type="float" office:value="0.7167911674" calcext:value-type="float">
            <text:p>0,7167911674</text:p>
          </table:table-cell>
        </table:table-row>
        <table:table-row table:style-name="ro1">
          <table:table-cell office:value-type="float" office:value="1650.6" calcext:value-type="float">
            <text:p>1650,6</text:p>
          </table:table-cell>
          <table:table-cell office:value-type="float" office:value="0.4327937327" calcext:value-type="float">
            <text:p>0,4327937327</text:p>
          </table:table-cell>
          <table:table-cell office:value-type="float" office:value="0.7260913519" calcext:value-type="float">
            <text:p>0,7260913519</text:p>
          </table:table-cell>
        </table:table-row>
        <table:table-row table:style-name="ro1">
          <table:table-cell office:value-type="float" office:value="1650.8" calcext:value-type="float">
            <text:p>1650,8</text:p>
          </table:table-cell>
          <table:table-cell office:value-type="float" office:value="0.4407879325" calcext:value-type="float">
            <text:p>0,4407879325</text:p>
          </table:table-cell>
          <table:table-cell office:value-type="float" office:value="0.7293124932" calcext:value-type="float">
            <text:p>0,729312493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.4292242703" calcext:value-type="float">
            <text:p>0,4292242703</text:p>
          </table:table-cell>
          <table:table-cell office:value-type="float" office:value="0.7554579487" calcext:value-type="float">
            <text:p>0,7554579487</text:p>
          </table:table-cell>
        </table:table-row>
        <table:table-row table:style-name="ro1">
          <table:table-cell office:value-type="float" office:value="1651.2" calcext:value-type="float">
            <text:p>1651,2</text:p>
          </table:table-cell>
          <table:table-cell office:value-type="float" office:value="0.4288381178" calcext:value-type="float">
            <text:p>0,4288381178</text:p>
          </table:table-cell>
          <table:table-cell office:value-type="float" office:value="0.7489190366" calcext:value-type="float">
            <text:p>0,7489190366</text:p>
          </table:table-cell>
        </table:table-row>
        <table:table-row table:style-name="ro1">
          <table:table-cell office:value-type="float" office:value="1651.4" calcext:value-type="float">
            <text:p>1651,4</text:p>
          </table:table-cell>
          <table:table-cell office:value-type="float" office:value="0.4216323545" calcext:value-type="float">
            <text:p>0,4216323545</text:p>
          </table:table-cell>
          <table:table-cell office:value-type="float" office:value="0.7460176358" calcext:value-type="float">
            <text:p>0,7460176358</text:p>
          </table:table-cell>
        </table:table-row>
        <table:table-row table:style-name="ro1">
          <table:table-cell office:value-type="float" office:value="1651.6" calcext:value-type="float">
            <text:p>1651,6</text:p>
          </table:table-cell>
          <table:table-cell office:value-type="float" office:value="0.4210297315" calcext:value-type="float">
            <text:p>0,4210297315</text:p>
          </table:table-cell>
          <table:table-cell office:value-type="float" office:value="0.7336532543" calcext:value-type="float">
            <text:p>0,7336532543</text:p>
          </table:table-cell>
        </table:table-row>
        <table:table-row table:style-name="ro1">
          <table:table-cell office:value-type="float" office:value="1651.8" calcext:value-type="float">
            <text:p>1651,8</text:p>
          </table:table-cell>
          <table:table-cell office:value-type="float" office:value="0.3929755918" calcext:value-type="float">
            <text:p>0,3929755918</text:p>
          </table:table-cell>
          <table:table-cell office:value-type="float" office:value="0.731496922" calcext:value-type="float">
            <text:p>0,73149692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.4006821054" calcext:value-type="float">
            <text:p>0,4006821054</text:p>
          </table:table-cell>
          <table:table-cell office:value-type="float" office:value="0.7253311402" calcext:value-type="float">
            <text:p>0,7253311402</text:p>
          </table:table-cell>
        </table:table-row>
        <table:table-row table:style-name="ro1">
          <table:table-cell office:value-type="float" office:value="1652.2" calcext:value-type="float">
            <text:p>1652,2</text:p>
          </table:table-cell>
          <table:table-cell office:value-type="float" office:value="0.4065895258" calcext:value-type="float">
            <text:p>0,4065895258</text:p>
          </table:table-cell>
          <table:table-cell office:value-type="float" office:value="0.7252620122" calcext:value-type="float">
            <text:p>0,7252620122</text:p>
          </table:table-cell>
        </table:table-row>
        <table:table-row table:style-name="ro1">
          <table:table-cell office:value-type="float" office:value="1652.4" calcext:value-type="float">
            <text:p>1652,4</text:p>
          </table:table-cell>
          <table:table-cell office:value-type="float" office:value="0.4021420145" calcext:value-type="float">
            <text:p>0,4021420145</text:p>
          </table:table-cell>
          <table:table-cell office:value-type="float" office:value="0.7193859825" calcext:value-type="float">
            <text:p>0,7193859825</text:p>
          </table:table-cell>
        </table:table-row>
        <table:table-row table:style-name="ro1">
          <table:table-cell office:value-type="float" office:value="1652.6" calcext:value-type="float">
            <text:p>1652,6</text:p>
          </table:table-cell>
          <table:table-cell office:value-type="float" office:value="0.405054813" calcext:value-type="float">
            <text:p>0,405054813</text:p>
          </table:table-cell>
          <table:table-cell office:value-type="float" office:value="0.7247520777" calcext:value-type="float">
            <text:p>0,7247520777</text:p>
          </table:table-cell>
        </table:table-row>
        <table:table-row table:style-name="ro1">
          <table:table-cell office:value-type="float" office:value="1652.8" calcext:value-type="float">
            <text:p>1652,8</text:p>
          </table:table-cell>
          <table:table-cell office:value-type="float" office:value="0.4045413628" calcext:value-type="float">
            <text:p>0,4045413628</text:p>
          </table:table-cell>
          <table:table-cell office:value-type="float" office:value="0.7429827043" calcext:value-type="float">
            <text:p>0,7429827043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.4028015923" calcext:value-type="float">
            <text:p>0,4028015923</text:p>
          </table:table-cell>
          <table:table-cell office:value-type="float" office:value="0.7373865541" calcext:value-type="float">
            <text:p>0,7373865541</text:p>
          </table:table-cell>
        </table:table-row>
        <table:table-row table:style-name="ro1">
          <table:table-cell office:value-type="float" office:value="1653.2" calcext:value-type="float">
            <text:p>1653,2</text:p>
          </table:table-cell>
          <table:table-cell office:value-type="float" office:value="0.4025104694" calcext:value-type="float">
            <text:p>0,4025104694</text:p>
          </table:table-cell>
          <table:table-cell office:value-type="float" office:value="0.7104534197" calcext:value-type="float">
            <text:p>0,7104534197</text:p>
          </table:table-cell>
        </table:table-row>
        <table:table-row table:style-name="ro1">
          <table:table-cell office:value-type="float" office:value="1653.4" calcext:value-type="float">
            <text:p>1653,4</text:p>
          </table:table-cell>
          <table:table-cell office:value-type="float" office:value="0.3931085029" calcext:value-type="float">
            <text:p>0,3931085029</text:p>
          </table:table-cell>
          <table:table-cell office:value-type="float" office:value="0.720019782" calcext:value-type="float">
            <text:p>0,720019782</text:p>
          </table:table-cell>
        </table:table-row>
        <table:table-row table:style-name="ro1">
          <table:table-cell office:value-type="float" office:value="1653.6" calcext:value-type="float">
            <text:p>1653,6</text:p>
          </table:table-cell>
          <table:table-cell office:value-type="float" office:value="0.3992292534" calcext:value-type="float">
            <text:p>0,3992292534</text:p>
          </table:table-cell>
          <table:table-cell office:value-type="float" office:value="0.7348251408" calcext:value-type="float">
            <text:p>0,7348251408</text:p>
          </table:table-cell>
        </table:table-row>
        <table:table-row table:style-name="ro1">
          <table:table-cell office:value-type="float" office:value="1653.8" calcext:value-type="float">
            <text:p>1653,8</text:p>
          </table:table-cell>
          <table:table-cell office:value-type="float" office:value="0.3970158352" calcext:value-type="float">
            <text:p>0,3970158352</text:p>
          </table:table-cell>
          <table:table-cell office:value-type="float" office:value="0.724323775" calcext:value-type="float">
            <text:p>0,72432377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.406198939" calcext:value-type="float">
            <text:p>0,406198939</text:p>
          </table:table-cell>
          <table:table-cell office:value-type="float" office:value="0.7104816643" calcext:value-type="float">
            <text:p>0,7104816643</text:p>
          </table:table-cell>
        </table:table-row>
        <table:table-row table:style-name="ro1">
          <table:table-cell office:value-type="float" office:value="1654.2" calcext:value-type="float">
            <text:p>1654,2</text:p>
          </table:table-cell>
          <table:table-cell office:value-type="float" office:value="0.4159236744" calcext:value-type="float">
            <text:p>0,4159236744</text:p>
          </table:table-cell>
          <table:table-cell office:value-type="float" office:value="0.6992074848" calcext:value-type="float">
            <text:p>0,6992074848</text:p>
          </table:table-cell>
        </table:table-row>
        <table:table-row table:style-name="ro1">
          <table:table-cell office:value-type="float" office:value="1654.4" calcext:value-type="float">
            <text:p>1654,4</text:p>
          </table:table-cell>
          <table:table-cell office:value-type="float" office:value="0.4117002524" calcext:value-type="float">
            <text:p>0,4117002524</text:p>
          </table:table-cell>
          <table:table-cell office:value-type="float" office:value="0.7042587924" calcext:value-type="float">
            <text:p>0,7042587924</text:p>
          </table:table-cell>
        </table:table-row>
        <table:table-row table:style-name="ro1">
          <table:table-cell office:value-type="float" office:value="1654.6" calcext:value-type="float">
            <text:p>1654,6</text:p>
          </table:table-cell>
          <table:table-cell office:value-type="float" office:value="0.4115844573" calcext:value-type="float">
            <text:p>0,4115844573</text:p>
          </table:table-cell>
          <table:table-cell office:value-type="float" office:value="0.7425284302" calcext:value-type="float">
            <text:p>0,7425284302</text:p>
          </table:table-cell>
        </table:table-row>
        <table:table-row table:style-name="ro1">
          <table:table-cell office:value-type="float" office:value="1654.8" calcext:value-type="float">
            <text:p>1654,8</text:p>
          </table:table-cell>
          <table:table-cell office:value-type="float" office:value="0.4121340331" calcext:value-type="float">
            <text:p>0,4121340331</text:p>
          </table:table-cell>
          <table:table-cell office:value-type="float" office:value="0.7380432206" calcext:value-type="float">
            <text:p>0,738043220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.40243277" calcext:value-type="float">
            <text:p>0,40243277</text:p>
          </table:table-cell>
          <table:table-cell office:value-type="float" office:value="0.7371118546" calcext:value-type="float">
            <text:p>0,7371118546</text:p>
          </table:table-cell>
        </table:table-row>
        <table:table-row table:style-name="ro1">
          <table:table-cell office:value-type="float" office:value="1655.2" calcext:value-type="float">
            <text:p>1655,2</text:p>
          </table:table-cell>
          <table:table-cell office:value-type="float" office:value="0.4195605022" calcext:value-type="float">
            <text:p>0,4195605022</text:p>
          </table:table-cell>
          <table:table-cell office:value-type="float" office:value="0.7374295034" calcext:value-type="float">
            <text:p>0,7374295034</text:p>
          </table:table-cell>
        </table:table-row>
        <table:table-row table:style-name="ro1">
          <table:table-cell office:value-type="float" office:value="1655.4" calcext:value-type="float">
            <text:p>1655,4</text:p>
          </table:table-cell>
          <table:table-cell office:value-type="float" office:value="0.3970583697" calcext:value-type="float">
            <text:p>0,3970583697</text:p>
          </table:table-cell>
          <table:table-cell office:value-type="float" office:value="0.7521246827" calcext:value-type="float">
            <text:p>0,7521246827</text:p>
          </table:table-cell>
        </table:table-row>
        <table:table-row table:style-name="ro1">
          <table:table-cell office:value-type="float" office:value="1655.6" calcext:value-type="float">
            <text:p>1655,6</text:p>
          </table:table-cell>
          <table:table-cell office:value-type="float" office:value="0.4064439744" calcext:value-type="float">
            <text:p>0,4064439744</text:p>
          </table:table-cell>
          <table:table-cell office:value-type="float" office:value="0.7316097844" calcext:value-type="float">
            <text:p>0,7316097844</text:p>
          </table:table-cell>
        </table:table-row>
        <table:table-row table:style-name="ro1">
          <table:table-cell office:value-type="float" office:value="1655.8" calcext:value-type="float">
            <text:p>1655,8</text:p>
          </table:table-cell>
          <table:table-cell office:value-type="float" office:value="0.406870194" calcext:value-type="float">
            <text:p>0,406870194</text:p>
          </table:table-cell>
          <table:table-cell office:value-type="float" office:value="0.7471954508" calcext:value-type="float">
            <text:p>0,747195450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.396664878" calcext:value-type="float">
            <text:p>0,396664878</text:p>
          </table:table-cell>
          <table:table-cell office:value-type="float" office:value="0.7369612229" calcext:value-type="float">
            <text:p>0,7369612229</text:p>
          </table:table-cell>
        </table:table-row>
        <table:table-row table:style-name="ro1">
          <table:table-cell office:value-type="float" office:value="1656.2" calcext:value-type="float">
            <text:p>1656,2</text:p>
          </table:table-cell>
          <table:table-cell office:value-type="float" office:value="0.4157410411" calcext:value-type="float">
            <text:p>0,4157410411</text:p>
          </table:table-cell>
          <table:table-cell office:value-type="float" office:value="0.7405575826" calcext:value-type="float">
            <text:p>0,7405575826</text:p>
          </table:table-cell>
        </table:table-row>
        <table:table-row table:style-name="ro1">
          <table:table-cell office:value-type="float" office:value="1656.4" calcext:value-type="float">
            <text:p>1656,4</text:p>
          </table:table-cell>
          <table:table-cell office:value-type="float" office:value="0.4126599756" calcext:value-type="float">
            <text:p>0,4126599756</text:p>
          </table:table-cell>
          <table:table-cell office:value-type="float" office:value="0.7290276488" calcext:value-type="float">
            <text:p>0,7290276488</text:p>
          </table:table-cell>
        </table:table-row>
        <table:table-row table:style-name="ro1">
          <table:table-cell office:value-type="float" office:value="1656.6" calcext:value-type="float">
            <text:p>1656,6</text:p>
          </table:table-cell>
          <table:table-cell office:value-type="float" office:value="0.4074373557" calcext:value-type="float">
            <text:p>0,4074373557</text:p>
          </table:table-cell>
          <table:table-cell office:value-type="float" office:value="0.7473666422" calcext:value-type="float">
            <text:p>0,7473666422</text:p>
          </table:table-cell>
        </table:table-row>
        <table:table-row table:style-name="ro1">
          <table:table-cell office:value-type="float" office:value="1656.8" calcext:value-type="float">
            <text:p>1656,8</text:p>
          </table:table-cell>
          <table:table-cell office:value-type="float" office:value="0.4141832591" calcext:value-type="float">
            <text:p>0,4141832591</text:p>
          </table:table-cell>
          <table:table-cell office:value-type="float" office:value="0.7543267785" calcext:value-type="float">
            <text:p>0,7543267785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.4193291388" calcext:value-type="float">
            <text:p>0,4193291388</text:p>
          </table:table-cell>
          <table:table-cell office:value-type="float" office:value="0.782528601" calcext:value-type="float">
            <text:p>0,782528601</text:p>
          </table:table-cell>
        </table:table-row>
        <table:table-row table:style-name="ro1">
          <table:table-cell office:value-type="float" office:value="1657.2" calcext:value-type="float">
            <text:p>1657,2</text:p>
          </table:table-cell>
          <table:table-cell office:value-type="float" office:value="0.4235903545" calcext:value-type="float">
            <text:p>0,4235903545</text:p>
          </table:table-cell>
          <table:table-cell office:value-type="float" office:value="0.7808532503" calcext:value-type="float">
            <text:p>0,7808532503</text:p>
          </table:table-cell>
        </table:table-row>
        <table:table-row table:style-name="ro1">
          <table:table-cell office:value-type="float" office:value="1657.4" calcext:value-type="float">
            <text:p>1657,4</text:p>
          </table:table-cell>
          <table:table-cell office:value-type="float" office:value="0.437136304" calcext:value-type="float">
            <text:p>0,437136304</text:p>
          </table:table-cell>
          <table:table-cell office:value-type="float" office:value="0.7664658939" calcext:value-type="float">
            <text:p>0,7664658939</text:p>
          </table:table-cell>
        </table:table-row>
        <table:table-row table:style-name="ro1">
          <table:table-cell office:value-type="float" office:value="1657.6" calcext:value-type="float">
            <text:p>1657,6</text:p>
          </table:table-cell>
          <table:table-cell office:value-type="float" office:value="0.431179791" calcext:value-type="float">
            <text:p>0,431179791</text:p>
          </table:table-cell>
          <table:table-cell office:value-type="float" office:value="0.7740124892" calcext:value-type="float">
            <text:p>0,7740124892</text:p>
          </table:table-cell>
        </table:table-row>
        <table:table-row table:style-name="ro1">
          <table:table-cell office:value-type="float" office:value="1657.8" calcext:value-type="float">
            <text:p>1657,8</text:p>
          </table:table-cell>
          <table:table-cell office:value-type="float" office:value="0.4506885256" calcext:value-type="float">
            <text:p>0,4506885256</text:p>
          </table:table-cell>
          <table:table-cell office:value-type="float" office:value="0.7785191022" calcext:value-type="float">
            <text:p>0,7785191022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.4425332559" calcext:value-type="float">
            <text:p>0,4425332559</text:p>
          </table:table-cell>
          <table:table-cell office:value-type="float" office:value="0.7771169885" calcext:value-type="float">
            <text:p>0,7771169885</text:p>
          </table:table-cell>
        </table:table-row>
        <table:table-row table:style-name="ro1">
          <table:table-cell office:value-type="float" office:value="1658.2" calcext:value-type="float">
            <text:p>1658,2</text:p>
          </table:table-cell>
          <table:table-cell office:value-type="float" office:value="0.4464739952" calcext:value-type="float">
            <text:p>0,4464739952</text:p>
          </table:table-cell>
          <table:table-cell office:value-type="float" office:value="0.798268865" calcext:value-type="float">
            <text:p>0,798268865</text:p>
          </table:table-cell>
        </table:table-row>
        <table:table-row table:style-name="ro1">
          <table:table-cell office:value-type="float" office:value="1658.4" calcext:value-type="float">
            <text:p>1658,4</text:p>
          </table:table-cell>
          <table:table-cell office:value-type="float" office:value="0.4575258831" calcext:value-type="float">
            <text:p>0,4575258831</text:p>
          </table:table-cell>
          <table:table-cell office:value-type="float" office:value="0.8342477062" calcext:value-type="float">
            <text:p>0,8342477062</text:p>
          </table:table-cell>
        </table:table-row>
        <table:table-row table:style-name="ro1">
          <table:table-cell office:value-type="float" office:value="1658.6" calcext:value-type="float">
            <text:p>1658,6</text:p>
          </table:table-cell>
          <table:table-cell office:value-type="float" office:value="0.4635440849" calcext:value-type="float">
            <text:p>0,4635440849</text:p>
          </table:table-cell>
          <table:table-cell office:value-type="float" office:value="0.8486255664" calcext:value-type="float">
            <text:p>0,8486255664</text:p>
          </table:table-cell>
        </table:table-row>
        <table:table-row table:style-name="ro1">
          <table:table-cell office:value-type="float" office:value="1658.8" calcext:value-type="float">
            <text:p>1658,8</text:p>
          </table:table-cell>
          <table:table-cell office:value-type="float" office:value="0.4560439398" calcext:value-type="float">
            <text:p>0,4560439398</text:p>
          </table:table-cell>
          <table:table-cell office:value-type="float" office:value="0.8397721099" calcext:value-type="float">
            <text:p>0,8397721099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.4697257572" calcext:value-type="float">
            <text:p>0,4697257572</text:p>
          </table:table-cell>
          <table:table-cell office:value-type="float" office:value="0.8307005237" calcext:value-type="float">
            <text:p>0,8307005237</text:p>
          </table:table-cell>
        </table:table-row>
        <table:table-row table:style-name="ro1">
          <table:table-cell office:value-type="float" office:value="1659.2" calcext:value-type="float">
            <text:p>1659,2</text:p>
          </table:table-cell>
          <table:table-cell office:value-type="float" office:value="0.4711090312" calcext:value-type="float">
            <text:p>0,4711090312</text:p>
          </table:table-cell>
          <table:table-cell office:value-type="float" office:value="0.845789077" calcext:value-type="float">
            <text:p>0,845789077</text:p>
          </table:table-cell>
        </table:table-row>
        <table:table-row table:style-name="ro1">
          <table:table-cell office:value-type="float" office:value="1659.4" calcext:value-type="float">
            <text:p>1659,4</text:p>
          </table:table-cell>
          <table:table-cell office:value-type="float" office:value="0.4735547122" calcext:value-type="float">
            <text:p>0,4735547122</text:p>
          </table:table-cell>
          <table:table-cell office:value-type="float" office:value="0.8585485411" calcext:value-type="float">
            <text:p>0,8585485411</text:p>
          </table:table-cell>
        </table:table-row>
        <table:table-row table:style-name="ro1">
          <table:table-cell office:value-type="float" office:value="1659.6" calcext:value-type="float">
            <text:p>1659,6</text:p>
          </table:table-cell>
          <table:table-cell office:value-type="float" office:value="0.4819277324" calcext:value-type="float">
            <text:p>0,4819277324</text:p>
          </table:table-cell>
          <table:table-cell office:value-type="float" office:value="0.8754091138" calcext:value-type="float">
            <text:p>0,8754091138</text:p>
          </table:table-cell>
        </table:table-row>
        <table:table-row table:style-name="ro1">
          <table:table-cell office:value-type="float" office:value="1659.8" calcext:value-type="float">
            <text:p>1659,8</text:p>
          </table:table-cell>
          <table:table-cell office:value-type="float" office:value="0.4866364169" calcext:value-type="float">
            <text:p>0,4866364169</text:p>
          </table:table-cell>
          <table:table-cell office:value-type="float" office:value="0.8723886233" calcext:value-type="float">
            <text:p>0,872388623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.4943929364" calcext:value-type="float">
            <text:p>0,4943929364</text:p>
          </table:table-cell>
          <table:table-cell office:value-type="float" office:value="0.8658827284" calcext:value-type="float">
            <text:p>0,8658827284</text:p>
          </table:table-cell>
        </table:table-row>
        <table:table-row table:style-name="ro1">
          <table:table-cell office:value-type="float" office:value="1660.2" calcext:value-type="float">
            <text:p>1660,2</text:p>
          </table:table-cell>
          <table:table-cell office:value-type="float" office:value="0.4975667422" calcext:value-type="float">
            <text:p>0,4975667422</text:p>
          </table:table-cell>
          <table:table-cell office:value-type="float" office:value="0.8751532718" calcext:value-type="float">
            <text:p>0,8751532718</text:p>
          </table:table-cell>
        </table:table-row>
        <table:table-row table:style-name="ro1">
          <table:table-cell office:value-type="float" office:value="1660.4" calcext:value-type="float">
            <text:p>1660,4</text:p>
          </table:table-cell>
          <table:table-cell office:value-type="float" office:value="0.5032171043" calcext:value-type="float">
            <text:p>0,5032171043</text:p>
          </table:table-cell>
          <table:table-cell office:value-type="float" office:value="0.8706345586" calcext:value-type="float">
            <text:p>0,8706345586</text:p>
          </table:table-cell>
        </table:table-row>
        <table:table-row table:style-name="ro1">
          <table:table-cell office:value-type="float" office:value="1660.6" calcext:value-type="float">
            <text:p>1660,6</text:p>
          </table:table-cell>
          <table:table-cell office:value-type="float" office:value="0.520896817" calcext:value-type="float">
            <text:p>0,520896817</text:p>
          </table:table-cell>
          <table:table-cell office:value-type="float" office:value="0.8716648414" calcext:value-type="float">
            <text:p>0,8716648414</text:p>
          </table:table-cell>
        </table:table-row>
        <table:table-row table:style-name="ro1">
          <table:table-cell office:value-type="float" office:value="1660.8" calcext:value-type="float">
            <text:p>1660,8</text:p>
          </table:table-cell>
          <table:table-cell office:value-type="float" office:value="0.5171367889" calcext:value-type="float">
            <text:p>0,5171367889</text:p>
          </table:table-cell>
          <table:table-cell office:value-type="float" office:value="0.8874362081" calcext:value-type="float">
            <text:p>0,887436208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.533108063" calcext:value-type="float">
            <text:p>0,533108063</text:p>
          </table:table-cell>
          <table:table-cell office:value-type="float" office:value="0.9301092598" calcext:value-type="float">
            <text:p>0,9301092598</text:p>
          </table:table-cell>
        </table:table-row>
        <table:table-row table:style-name="ro1">
          <table:table-cell office:value-type="float" office:value="1661.2" calcext:value-type="float">
            <text:p>1661,2</text:p>
          </table:table-cell>
          <table:table-cell office:value-type="float" office:value="0.5403490313" calcext:value-type="float">
            <text:p>0,5403490313</text:p>
          </table:table-cell>
          <table:table-cell office:value-type="float" office:value="0.9274245803" calcext:value-type="float">
            <text:p>0,9274245803</text:p>
          </table:table-cell>
        </table:table-row>
        <table:table-row table:style-name="ro1">
          <table:table-cell office:value-type="float" office:value="1661.4" calcext:value-type="float">
            <text:p>1661,4</text:p>
          </table:table-cell>
          <table:table-cell office:value-type="float" office:value="0.5492242693" calcext:value-type="float">
            <text:p>0,5492242693</text:p>
          </table:table-cell>
          <table:table-cell office:value-type="float" office:value="0.9490753439" calcext:value-type="float">
            <text:p>0,9490753439</text:p>
          </table:table-cell>
        </table:table-row>
        <table:table-row table:style-name="ro1">
          <table:table-cell office:value-type="float" office:value="1661.6" calcext:value-type="float">
            <text:p>1661,6</text:p>
          </table:table-cell>
          <table:table-cell office:value-type="float" office:value="0.5503659843" calcext:value-type="float">
            <text:p>0,5503659843</text:p>
          </table:table-cell>
          <table:table-cell office:value-type="float" office:value="0.9739515116" calcext:value-type="float">
            <text:p>0,9739515116</text:p>
          </table:table-cell>
        </table:table-row>
        <table:table-row table:style-name="ro1">
          <table:table-cell office:value-type="float" office:value="1661.8" calcext:value-type="float">
            <text:p>1661,8</text:p>
          </table:table-cell>
          <table:table-cell office:value-type="float" office:value="0.5487973218" calcext:value-type="float">
            <text:p>0,5487973218</text:p>
          </table:table-cell>
          <table:table-cell office:value-type="float" office:value="0.9807929429" calcext:value-type="float">
            <text:p>0,9807929429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.5635937458" calcext:value-type="float">
            <text:p>0,5635937458</text:p>
          </table:table-cell>
          <table:table-cell office:value-type="float" office:value="1.0130625468" calcext:value-type="float">
            <text:p>1,0130625468</text:p>
          </table:table-cell>
        </table:table-row>
        <table:table-row table:style-name="ro1">
          <table:table-cell office:value-type="float" office:value="1662.2" calcext:value-type="float">
            <text:p>1662,2</text:p>
          </table:table-cell>
          <table:table-cell office:value-type="float" office:value="0.5690981901" calcext:value-type="float">
            <text:p>0,5690981901</text:p>
          </table:table-cell>
          <table:table-cell office:value-type="float" office:value="0.9718908439" calcext:value-type="float">
            <text:p>0,9718908439</text:p>
          </table:table-cell>
        </table:table-row>
        <table:table-row table:style-name="ro1">
          <table:table-cell office:value-type="float" office:value="1662.4" calcext:value-type="float">
            <text:p>1662,4</text:p>
          </table:table-cell>
          <table:table-cell office:value-type="float" office:value="0.5798045221" calcext:value-type="float">
            <text:p>0,5798045221</text:p>
          </table:table-cell>
          <table:table-cell office:value-type="float" office:value="0.9783737112" calcext:value-type="float">
            <text:p>0,9783737112</text:p>
          </table:table-cell>
        </table:table-row>
        <table:table-row table:style-name="ro1">
          <table:table-cell office:value-type="float" office:value="1662.6" calcext:value-type="float">
            <text:p>1662,6</text:p>
          </table:table-cell>
          <table:table-cell office:value-type="float" office:value="0.5655535428" calcext:value-type="float">
            <text:p>0,5655535428</text:p>
          </table:table-cell>
          <table:table-cell office:value-type="float" office:value="0.9861428718" calcext:value-type="float">
            <text:p>0,9861428718</text:p>
          </table:table-cell>
        </table:table-row>
        <table:table-row table:style-name="ro1">
          <table:table-cell office:value-type="float" office:value="1662.8" calcext:value-type="float">
            <text:p>1662,8</text:p>
          </table:table-cell>
          <table:table-cell office:value-type="float" office:value="0.5663356788" calcext:value-type="float">
            <text:p>0,5663356788</text:p>
          </table:table-cell>
          <table:table-cell office:value-type="float" office:value="1.0099072935" calcext:value-type="float">
            <text:p>1,0099072935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.553456379" calcext:value-type="float">
            <text:p>0,553456379</text:p>
          </table:table-cell>
          <table:table-cell office:value-type="float" office:value="1.0264392009" calcext:value-type="float">
            <text:p>1,0264392009</text:p>
          </table:table-cell>
        </table:table-row>
        <table:table-row table:style-name="ro1">
          <table:table-cell office:value-type="float" office:value="1663.2" calcext:value-type="float">
            <text:p>1663,2</text:p>
          </table:table-cell>
          <table:table-cell office:value-type="float" office:value="0.5726073167" calcext:value-type="float">
            <text:p>0,5726073167</text:p>
          </table:table-cell>
          <table:table-cell office:value-type="float" office:value="1.01499943" calcext:value-type="float">
            <text:p>1,01499943</text:p>
          </table:table-cell>
        </table:table-row>
        <table:table-row table:style-name="ro1">
          <table:table-cell office:value-type="float" office:value="1663.4" calcext:value-type="float">
            <text:p>1663,4</text:p>
          </table:table-cell>
          <table:table-cell office:value-type="float" office:value="0.6144939207" calcext:value-type="float">
            <text:p>0,6144939207</text:p>
          </table:table-cell>
          <table:table-cell office:value-type="float" office:value="1.0260368179" calcext:value-type="float">
            <text:p>1,0260368179</text:p>
          </table:table-cell>
        </table:table-row>
        <table:table-row table:style-name="ro1">
          <table:table-cell office:value-type="float" office:value="1663.6" calcext:value-type="float">
            <text:p>1663,6</text:p>
          </table:table-cell>
          <table:table-cell office:value-type="float" office:value="0.6216987401" calcext:value-type="float">
            <text:p>0,6216987401</text:p>
          </table:table-cell>
          <table:table-cell office:value-type="float" office:value="1.0471112068" calcext:value-type="float">
            <text:p>1,0471112068</text:p>
          </table:table-cell>
        </table:table-row>
        <table:table-row table:style-name="ro1">
          <table:table-cell office:value-type="float" office:value="1663.8" calcext:value-type="float">
            <text:p>1663,8</text:p>
          </table:table-cell>
          <table:table-cell office:value-type="float" office:value="0.6352455978" calcext:value-type="float">
            <text:p>0,6352455978</text:p>
          </table:table-cell>
          <table:table-cell office:value-type="float" office:value="1.0361739357" calcext:value-type="float">
            <text:p>1,0361739357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.6388603092" calcext:value-type="float">
            <text:p>0,6388603092</text:p>
          </table:table-cell>
          <table:table-cell office:value-type="float" office:value="1.0621328188" calcext:value-type="float">
            <text:p>1,0621328188</text:p>
          </table:table-cell>
        </table:table-row>
        <table:table-row table:style-name="ro1">
          <table:table-cell office:value-type="float" office:value="1664.2" calcext:value-type="float">
            <text:p>1664,2</text:p>
          </table:table-cell>
          <table:table-cell office:value-type="float" office:value="0.6501855039" calcext:value-type="float">
            <text:p>0,6501855039</text:p>
          </table:table-cell>
          <table:table-cell office:value-type="float" office:value="1.0345041833" calcext:value-type="float">
            <text:p>1,0345041833</text:p>
          </table:table-cell>
        </table:table-row>
        <table:table-row table:style-name="ro1">
          <table:table-cell office:value-type="float" office:value="1664.4" calcext:value-type="float">
            <text:p>1664,4</text:p>
          </table:table-cell>
          <table:table-cell office:value-type="float" office:value="0.6610875374" calcext:value-type="float">
            <text:p>0,6610875374</text:p>
          </table:table-cell>
          <table:table-cell office:value-type="float" office:value="1.0703340592" calcext:value-type="float">
            <text:p>1,0703340592</text:p>
          </table:table-cell>
        </table:table-row>
        <table:table-row table:style-name="ro1">
          <table:table-cell office:value-type="float" office:value="1664.6" calcext:value-type="float">
            <text:p>1664,6</text:p>
          </table:table-cell>
          <table:table-cell office:value-type="float" office:value="0.6745174647" calcext:value-type="float">
            <text:p>0,6745174647</text:p>
          </table:table-cell>
          <table:table-cell office:value-type="float" office:value="1.1256341418" calcext:value-type="float">
            <text:p>1,1256341418</text:p>
          </table:table-cell>
        </table:table-row>
        <table:table-row table:style-name="ro1">
          <table:table-cell office:value-type="float" office:value="1664.8" calcext:value-type="float">
            <text:p>1664,8</text:p>
          </table:table-cell>
          <table:table-cell office:value-type="float" office:value="0.6895948756" calcext:value-type="float">
            <text:p>0,6895948756</text:p>
          </table:table-cell>
          <table:table-cell office:value-type="float" office:value="1.1488634572" calcext:value-type="float">
            <text:p>1,148863457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.7057397115" calcext:value-type="float">
            <text:p>0,7057397115</text:p>
          </table:table-cell>
          <table:table-cell office:value-type="float" office:value="1.1132602425" calcext:value-type="float">
            <text:p>1,1132602425</text:p>
          </table:table-cell>
        </table:table-row>
        <table:table-row table:style-name="ro1">
          <table:table-cell office:value-type="float" office:value="1665.2" calcext:value-type="float">
            <text:p>1665,2</text:p>
          </table:table-cell>
          <table:table-cell office:value-type="float" office:value="0.70931509" calcext:value-type="float">
            <text:p>0,70931509</text:p>
          </table:table-cell>
          <table:table-cell office:value-type="float" office:value="1.1503698082" calcext:value-type="float">
            <text:p>1,1503698082</text:p>
          </table:table-cell>
        </table:table-row>
        <table:table-row table:style-name="ro1">
          <table:table-cell office:value-type="float" office:value="1665.4" calcext:value-type="float">
            <text:p>1665,4</text:p>
          </table:table-cell>
          <table:table-cell office:value-type="float" office:value="0.7000603193" calcext:value-type="float">
            <text:p>0,7000603193</text:p>
          </table:table-cell>
          <table:table-cell office:value-type="float" office:value="1.1907984839" calcext:value-type="float">
            <text:p>1,1907984839</text:p>
          </table:table-cell>
        </table:table-row>
        <table:table-row table:style-name="ro1">
          <table:table-cell office:value-type="float" office:value="1665.6" calcext:value-type="float">
            <text:p>1665,6</text:p>
          </table:table-cell>
          <table:table-cell office:value-type="float" office:value="0.7146585593" calcext:value-type="float">
            <text:p>0,7146585593</text:p>
          </table:table-cell>
          <table:table-cell office:value-type="float" office:value="1.1947780131" calcext:value-type="float">
            <text:p>1,1947780131</text:p>
          </table:table-cell>
        </table:table-row>
        <table:table-row table:style-name="ro1">
          <table:table-cell office:value-type="float" office:value="1665.8" calcext:value-type="float">
            <text:p>1665,8</text:p>
          </table:table-cell>
          <table:table-cell office:value-type="float" office:value="0.7337826402" calcext:value-type="float">
            <text:p>0,7337826402</text:p>
          </table:table-cell>
          <table:table-cell office:value-type="float" office:value="1.2331634496" calcext:value-type="float">
            <text:p>1,233163449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.735770657" calcext:value-type="float">
            <text:p>0,735770657</text:p>
          </table:table-cell>
          <table:table-cell office:value-type="float" office:value="1.2575740343" calcext:value-type="float">
            <text:p>1,2575740343</text:p>
          </table:table-cell>
        </table:table-row>
        <table:table-row table:style-name="ro1">
          <table:table-cell office:value-type="float" office:value="1666.2" calcext:value-type="float">
            <text:p>1666,2</text:p>
          </table:table-cell>
          <table:table-cell office:value-type="float" office:value="0.7447584898" calcext:value-type="float">
            <text:p>0,7447584898</text:p>
          </table:table-cell>
          <table:table-cell office:value-type="float" office:value="1.2463087757" calcext:value-type="float">
            <text:p>1,2463087757</text:p>
          </table:table-cell>
        </table:table-row>
        <table:table-row table:style-name="ro1">
          <table:table-cell office:value-type="float" office:value="1666.4" calcext:value-type="float">
            <text:p>1666,4</text:p>
          </table:table-cell>
          <table:table-cell office:value-type="float" office:value="0.7594707753" calcext:value-type="float">
            <text:p>0,7594707753</text:p>
          </table:table-cell>
          <table:table-cell office:value-type="float" office:value="1.2323342816" calcext:value-type="float">
            <text:p>1,2323342816</text:p>
          </table:table-cell>
        </table:table-row>
        <table:table-row table:style-name="ro1">
          <table:table-cell office:value-type="float" office:value="1666.6" calcext:value-type="float">
            <text:p>1666,6</text:p>
          </table:table-cell>
          <table:table-cell office:value-type="float" office:value="0.7604053126" calcext:value-type="float">
            <text:p>0,7604053126</text:p>
          </table:table-cell>
          <table:table-cell office:value-type="float" office:value="1.2728237801" calcext:value-type="float">
            <text:p>1,2728237801</text:p>
          </table:table-cell>
        </table:table-row>
        <table:table-row table:style-name="ro1">
          <table:table-cell office:value-type="float" office:value="1666.8" calcext:value-type="float">
            <text:p>1666,8</text:p>
          </table:table-cell>
          <table:table-cell office:value-type="float" office:value="0.7670038067" calcext:value-type="float">
            <text:p>0,7670038067</text:p>
          </table:table-cell>
          <table:table-cell office:value-type="float" office:value="1.274667693" calcext:value-type="float">
            <text:p>1,27466769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.7873782242" calcext:value-type="float">
            <text:p>0,7873782242</text:p>
          </table:table-cell>
          <table:table-cell office:value-type="float" office:value="1.2989141733" calcext:value-type="float">
            <text:p>1,2989141733</text:p>
          </table:table-cell>
        </table:table-row>
        <table:table-row table:style-name="ro1">
          <table:table-cell office:value-type="float" office:value="1667.2" calcext:value-type="float">
            <text:p>1667,2</text:p>
          </table:table-cell>
          <table:table-cell office:value-type="float" office:value="0.803002349" calcext:value-type="float">
            <text:p>0,803002349</text:p>
          </table:table-cell>
          <table:table-cell office:value-type="float" office:value="1.2973306255" calcext:value-type="float">
            <text:p>1,2973306255</text:p>
          </table:table-cell>
        </table:table-row>
        <table:table-row table:style-name="ro1">
          <table:table-cell office:value-type="float" office:value="1667.4" calcext:value-type="float">
            <text:p>1667,4</text:p>
          </table:table-cell>
          <table:table-cell office:value-type="float" office:value="0.8166468791" calcext:value-type="float">
            <text:p>0,8166468791</text:p>
          </table:table-cell>
          <table:table-cell office:value-type="float" office:value="1.3166965786" calcext:value-type="float">
            <text:p>1,3166965786</text:p>
          </table:table-cell>
        </table:table-row>
        <table:table-row table:style-name="ro1">
          <table:table-cell office:value-type="float" office:value="1667.6" calcext:value-type="float">
            <text:p>1667,6</text:p>
          </table:table-cell>
          <table:table-cell office:value-type="float" office:value="0.825683288" calcext:value-type="float">
            <text:p>0,825683288</text:p>
          </table:table-cell>
          <table:table-cell office:value-type="float" office:value="1.289799213" calcext:value-type="float">
            <text:p>1,289799213</text:p>
          </table:table-cell>
        </table:table-row>
        <table:table-row table:style-name="ro1">
          <table:table-cell office:value-type="float" office:value="1667.8" calcext:value-type="float">
            <text:p>1667,8</text:p>
          </table:table-cell>
          <table:table-cell office:value-type="float" office:value="0.8396291988" calcext:value-type="float">
            <text:p>0,8396291988</text:p>
          </table:table-cell>
          <table:table-cell office:value-type="float" office:value="1.3324902927" calcext:value-type="float">
            <text:p>1,3324902927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.8447008757" calcext:value-type="float">
            <text:p>0,8447008757</text:p>
          </table:table-cell>
          <table:table-cell office:value-type="float" office:value="1.3428225037" calcext:value-type="float">
            <text:p>1,3428225037</text:p>
          </table:table-cell>
        </table:table-row>
        <table:table-row table:style-name="ro1">
          <table:table-cell office:value-type="float" office:value="1668.2" calcext:value-type="float">
            <text:p>1668,2</text:p>
          </table:table-cell>
          <table:table-cell office:value-type="float" office:value="0.847131616" calcext:value-type="float">
            <text:p>0,847131616</text:p>
          </table:table-cell>
          <table:table-cell office:value-type="float" office:value="1.3396674697" calcext:value-type="float">
            <text:p>1,3396674697</text:p>
          </table:table-cell>
        </table:table-row>
        <table:table-row table:style-name="ro1">
          <table:table-cell office:value-type="float" office:value="1668.4" calcext:value-type="float">
            <text:p>1668,4</text:p>
          </table:table-cell>
          <table:table-cell office:value-type="float" office:value="0.8431635374" calcext:value-type="float">
            <text:p>0,8431635374</text:p>
          </table:table-cell>
          <table:table-cell office:value-type="float" office:value="1.37330069" calcext:value-type="float">
            <text:p>1,37330069</text:p>
          </table:table-cell>
        </table:table-row>
        <table:table-row table:style-name="ro1">
          <table:table-cell office:value-type="float" office:value="1668.6" calcext:value-type="float">
            <text:p>1668,6</text:p>
          </table:table-cell>
          <table:table-cell office:value-type="float" office:value="0.859367573" calcext:value-type="float">
            <text:p>0,859367573</text:p>
          </table:table-cell>
          <table:table-cell office:value-type="float" office:value="1.3715355327" calcext:value-type="float">
            <text:p>1,3715355327</text:p>
          </table:table-cell>
        </table:table-row>
        <table:table-row table:style-name="ro1">
          <table:table-cell office:value-type="float" office:value="1668.8" calcext:value-type="float">
            <text:p>1668,8</text:p>
          </table:table-cell>
          <table:table-cell office:value-type="float" office:value="0.8825027607" calcext:value-type="float">
            <text:p>0,8825027607</text:p>
          </table:table-cell>
          <table:table-cell office:value-type="float" office:value="1.4299232057" calcext:value-type="float">
            <text:p>1,429923205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.9002338049" calcext:value-type="float">
            <text:p>0,9002338049</text:p>
          </table:table-cell>
          <table:table-cell office:value-type="float" office:value="1.4729083606" calcext:value-type="float">
            <text:p>1,4729083606</text:p>
          </table:table-cell>
        </table:table-row>
        <table:table-row table:style-name="ro1">
          <table:table-cell office:value-type="float" office:value="1669.2" calcext:value-type="float">
            <text:p>1669,2</text:p>
          </table:table-cell>
          <table:table-cell office:value-type="float" office:value="0.889352076" calcext:value-type="float">
            <text:p>0,889352076</text:p>
          </table:table-cell>
          <table:table-cell office:value-type="float" office:value="1.4556468935" calcext:value-type="float">
            <text:p>1,4556468935</text:p>
          </table:table-cell>
        </table:table-row>
        <table:table-row table:style-name="ro1">
          <table:table-cell office:value-type="float" office:value="1669.4" calcext:value-type="float">
            <text:p>1669,4</text:p>
          </table:table-cell>
          <table:table-cell office:value-type="float" office:value="0.9089130786" calcext:value-type="float">
            <text:p>0,9089130786</text:p>
          </table:table-cell>
          <table:table-cell office:value-type="float" office:value="1.4728021499" calcext:value-type="float">
            <text:p>1,4728021499</text:p>
          </table:table-cell>
        </table:table-row>
        <table:table-row table:style-name="ro1">
          <table:table-cell office:value-type="float" office:value="1669.6" calcext:value-type="float">
            <text:p>1669,6</text:p>
          </table:table-cell>
          <table:table-cell office:value-type="float" office:value="0.9234891784" calcext:value-type="float">
            <text:p>0,9234891784</text:p>
          </table:table-cell>
          <table:table-cell office:value-type="float" office:value="1.4650172843" calcext:value-type="float">
            <text:p>1,4650172843</text:p>
          </table:table-cell>
        </table:table-row>
        <table:table-row table:style-name="ro1">
          <table:table-cell office:value-type="float" office:value="1669.8" calcext:value-type="float">
            <text:p>1669,8</text:p>
          </table:table-cell>
          <table:table-cell office:value-type="float" office:value="0.9471168867" calcext:value-type="float">
            <text:p>0,9471168867</text:p>
          </table:table-cell>
          <table:table-cell office:value-type="float" office:value="1.4783473509" calcext:value-type="float">
            <text:p>1,478347350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9630414173" calcext:value-type="float">
            <text:p>0,9630414173</text:p>
          </table:table-cell>
          <table:table-cell office:value-type="float" office:value="1.4951426421" calcext:value-type="float">
            <text:p>1,4951426421</text:p>
          </table:table-cell>
        </table:table-row>
        <table:table-row table:style-name="ro1">
          <table:table-cell office:value-type="float" office:value="1670.2" calcext:value-type="float">
            <text:p>1670,2</text:p>
          </table:table-cell>
          <table:table-cell office:value-type="float" office:value="0.978734973" calcext:value-type="float">
            <text:p>0,978734973</text:p>
          </table:table-cell>
          <table:table-cell office:value-type="float" office:value="1.4984110448" calcext:value-type="float">
            <text:p>1,4984110448</text:p>
          </table:table-cell>
        </table:table-row>
        <table:table-row table:style-name="ro1">
          <table:table-cell office:value-type="float" office:value="1670.4" calcext:value-type="float">
            <text:p>1670,4</text:p>
          </table:table-cell>
          <table:table-cell office:value-type="float" office:value="0.9984979922" calcext:value-type="float">
            <text:p>0,9984979922</text:p>
          </table:table-cell>
          <table:table-cell office:value-type="float" office:value="1.54750548" calcext:value-type="float">
            <text:p>1,54750548</text:p>
          </table:table-cell>
        </table:table-row>
        <table:table-row table:style-name="ro1">
          <table:table-cell office:value-type="float" office:value="1670.6" calcext:value-type="float">
            <text:p>1670,6</text:p>
          </table:table-cell>
          <table:table-cell office:value-type="float" office:value="0.9891417826" calcext:value-type="float">
            <text:p>0,9891417826</text:p>
          </table:table-cell>
          <table:table-cell office:value-type="float" office:value="1.5779090871" calcext:value-type="float">
            <text:p>1,5779090871</text:p>
          </table:table-cell>
        </table:table-row>
        <table:table-row table:style-name="ro1">
          <table:table-cell office:value-type="float" office:value="1670.8" calcext:value-type="float">
            <text:p>1670,8</text:p>
          </table:table-cell>
          <table:table-cell office:value-type="float" office:value="1.0139061745" calcext:value-type="float">
            <text:p>1,0139061745</text:p>
          </table:table-cell>
          <table:table-cell office:value-type="float" office:value="1.5626697686" calcext:value-type="float">
            <text:p>1,5626697686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.0194802951" calcext:value-type="float">
            <text:p>1,0194802951</text:p>
          </table:table-cell>
          <table:table-cell office:value-type="float" office:value="1.6527375493" calcext:value-type="float">
            <text:p>1,6527375493</text:p>
          </table:table-cell>
        </table:table-row>
        <table:table-row table:style-name="ro1">
          <table:table-cell office:value-type="float" office:value="1671.2" calcext:value-type="float">
            <text:p>1671,2</text:p>
          </table:table-cell>
          <table:table-cell office:value-type="float" office:value="1.0353896549" calcext:value-type="float">
            <text:p>1,0353896549</text:p>
          </table:table-cell>
          <table:table-cell office:value-type="float" office:value="1.6524591755" calcext:value-type="float">
            <text:p>1,6524591755</text:p>
          </table:table-cell>
        </table:table-row>
        <table:table-row table:style-name="ro1">
          <table:table-cell office:value-type="float" office:value="1671.4" calcext:value-type="float">
            <text:p>1671,4</text:p>
          </table:table-cell>
          <table:table-cell office:value-type="float" office:value="1.0554566137" calcext:value-type="float">
            <text:p>1,0554566137</text:p>
          </table:table-cell>
          <table:table-cell office:value-type="float" office:value="1.632573588" calcext:value-type="float">
            <text:p>1,632573588</text:p>
          </table:table-cell>
        </table:table-row>
        <table:table-row table:style-name="ro1">
          <table:table-cell office:value-type="float" office:value="1671.6" calcext:value-type="float">
            <text:p>1671,6</text:p>
          </table:table-cell>
          <table:table-cell office:value-type="float" office:value="1.064474987" calcext:value-type="float">
            <text:p>1,064474987</text:p>
          </table:table-cell>
          <table:table-cell office:value-type="float" office:value="1.630617702" calcext:value-type="float">
            <text:p>1,630617702</text:p>
          </table:table-cell>
        </table:table-row>
        <table:table-row table:style-name="ro1">
          <table:table-cell office:value-type="float" office:value="1671.8" calcext:value-type="float">
            <text:p>1671,8</text:p>
          </table:table-cell>
          <table:table-cell office:value-type="float" office:value="1.0944833328" calcext:value-type="float">
            <text:p>1,0944833328</text:p>
          </table:table-cell>
          <table:table-cell office:value-type="float" office:value="1.6195135515" calcext:value-type="float">
            <text:p>1,6195135515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.0942676605" calcext:value-type="float">
            <text:p>1,0942676605</text:p>
          </table:table-cell>
          <table:table-cell office:value-type="float" office:value="1.6423696474" calcext:value-type="float">
            <text:p>1,6423696474</text:p>
          </table:table-cell>
        </table:table-row>
        <table:table-row table:style-name="ro1">
          <table:table-cell office:value-type="float" office:value="1672.2" calcext:value-type="float">
            <text:p>1672,2</text:p>
          </table:table-cell>
          <table:table-cell office:value-type="float" office:value="1.1029727524" calcext:value-type="float">
            <text:p>1,1029727524</text:p>
          </table:table-cell>
          <table:table-cell office:value-type="float" office:value="1.5717387787" calcext:value-type="float">
            <text:p>1,5717387787</text:p>
          </table:table-cell>
        </table:table-row>
        <table:table-row table:style-name="ro1">
          <table:table-cell office:value-type="float" office:value="1672.4" calcext:value-type="float">
            <text:p>1672,4</text:p>
          </table:table-cell>
          <table:table-cell office:value-type="float" office:value="1.0619253432" calcext:value-type="float">
            <text:p>1,0619253432</text:p>
          </table:table-cell>
          <table:table-cell office:value-type="float" office:value="1.6833210529" calcext:value-type="float">
            <text:p>1,6833210529</text:p>
          </table:table-cell>
        </table:table-row>
        <table:table-row table:style-name="ro1">
          <table:table-cell office:value-type="float" office:value="1672.6" calcext:value-type="float">
            <text:p>1672,6</text:p>
          </table:table-cell>
          <table:table-cell office:value-type="float" office:value="1.0684937898" calcext:value-type="float">
            <text:p>1,0684937898</text:p>
          </table:table-cell>
          <table:table-cell office:value-type="float" office:value="1.7136683263" calcext:value-type="float">
            <text:p>1,7136683263</text:p>
          </table:table-cell>
        </table:table-row>
        <table:table-row table:style-name="ro1">
          <table:table-cell office:value-type="float" office:value="1672.8" calcext:value-type="float">
            <text:p>1672,8</text:p>
          </table:table-cell>
          <table:table-cell office:value-type="float" office:value="1.0707161469" calcext:value-type="float">
            <text:p>1,0707161469</text:p>
          </table:table-cell>
          <table:table-cell office:value-type="float" office:value="1.7105334972" calcext:value-type="float">
            <text:p>1,710533497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.0674980526" calcext:value-type="float">
            <text:p>1,0674980526</text:p>
          </table:table-cell>
          <table:table-cell office:value-type="float" office:value="1.7026245699" calcext:value-type="float">
            <text:p>1,7026245699</text:p>
          </table:table-cell>
        </table:table-row>
        <table:table-row table:style-name="ro1">
          <table:table-cell office:value-type="float" office:value="1673.2" calcext:value-type="float">
            <text:p>1673,2</text:p>
          </table:table-cell>
          <table:table-cell office:value-type="float" office:value="1.0924130431" calcext:value-type="float">
            <text:p>1,0924130431</text:p>
          </table:table-cell>
          <table:table-cell office:value-type="float" office:value="1.7333890734" calcext:value-type="float">
            <text:p>1,7333890734</text:p>
          </table:table-cell>
        </table:table-row>
        <table:table-row table:style-name="ro1">
          <table:table-cell office:value-type="float" office:value="1673.4" calcext:value-type="float">
            <text:p>1673,4</text:p>
          </table:table-cell>
          <table:table-cell office:value-type="float" office:value="1.0856505622" calcext:value-type="float">
            <text:p>1,0856505622</text:p>
          </table:table-cell>
          <table:table-cell office:value-type="float" office:value="1.8045497662" calcext:value-type="float">
            <text:p>1,8045497662</text:p>
          </table:table-cell>
        </table:table-row>
        <table:table-row table:style-name="ro1">
          <table:table-cell office:value-type="float" office:value="1673.6" calcext:value-type="float">
            <text:p>1673,6</text:p>
          </table:table-cell>
          <table:table-cell office:value-type="float" office:value="1.1282703032" calcext:value-type="float">
            <text:p>1,1282703032</text:p>
          </table:table-cell>
          <table:table-cell office:value-type="float" office:value="1.8239461652" calcext:value-type="float">
            <text:p>1,8239461652</text:p>
          </table:table-cell>
        </table:table-row>
        <table:table-row table:style-name="ro1">
          <table:table-cell office:value-type="float" office:value="1673.8" calcext:value-type="float">
            <text:p>1673,8</text:p>
          </table:table-cell>
          <table:table-cell office:value-type="float" office:value="1.13464092" calcext:value-type="float">
            <text:p>1,13464092</text:p>
          </table:table-cell>
          <table:table-cell office:value-type="float" office:value="1.799005728" calcext:value-type="float">
            <text:p>1,79900572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.1506540208" calcext:value-type="float">
            <text:p>1,1506540208</text:p>
          </table:table-cell>
          <table:table-cell office:value-type="float" office:value="1.8542923759" calcext:value-type="float">
            <text:p>1,8542923759</text:p>
          </table:table-cell>
        </table:table-row>
        <table:table-row table:style-name="ro1">
          <table:table-cell office:value-type="float" office:value="1674.2" calcext:value-type="float">
            <text:p>1674,2</text:p>
          </table:table-cell>
          <table:table-cell office:value-type="float" office:value="1.146749751" calcext:value-type="float">
            <text:p>1,146749751</text:p>
          </table:table-cell>
          <table:table-cell office:value-type="float" office:value="1.8433334177" calcext:value-type="float">
            <text:p>1,8433334177</text:p>
          </table:table-cell>
        </table:table-row>
        <table:table-row table:style-name="ro1">
          <table:table-cell office:value-type="float" office:value="1674.4" calcext:value-type="float">
            <text:p>1674,4</text:p>
          </table:table-cell>
          <table:table-cell office:value-type="float" office:value="1.1719548175" calcext:value-type="float">
            <text:p>1,1719548175</text:p>
          </table:table-cell>
          <table:table-cell office:value-type="float" office:value="1.8737928302" calcext:value-type="float">
            <text:p>1,8737928302</text:p>
          </table:table-cell>
        </table:table-row>
        <table:table-row table:style-name="ro1">
          <table:table-cell office:value-type="float" office:value="1674.6" calcext:value-type="float">
            <text:p>1674,6</text:p>
          </table:table-cell>
          <table:table-cell office:value-type="float" office:value="1.1954424941" calcext:value-type="float">
            <text:p>1,1954424941</text:p>
          </table:table-cell>
          <table:table-cell office:value-type="float" office:value="1.8725544061" calcext:value-type="float">
            <text:p>1,8725544061</text:p>
          </table:table-cell>
        </table:table-row>
        <table:table-row table:style-name="ro1">
          <table:table-cell office:value-type="float" office:value="1674.8" calcext:value-type="float">
            <text:p>1674,8</text:p>
          </table:table-cell>
          <table:table-cell office:value-type="float" office:value="1.1698381656" calcext:value-type="float">
            <text:p>1,1698381656</text:p>
          </table:table-cell>
          <table:table-cell office:value-type="float" office:value="1.9048428924" calcext:value-type="float">
            <text:p>1,9048428924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.1720354679" calcext:value-type="float">
            <text:p>1,1720354679</text:p>
          </table:table-cell>
          <table:table-cell office:value-type="float" office:value="1.9801815328" calcext:value-type="float">
            <text:p>1,9801815328</text:p>
          </table:table-cell>
        </table:table-row>
        <table:table-row table:style-name="ro1">
          <table:table-cell office:value-type="float" office:value="1675.2" calcext:value-type="float">
            <text:p>1675,2</text:p>
          </table:table-cell>
          <table:table-cell office:value-type="float" office:value="1.1674814346" calcext:value-type="float">
            <text:p>1,1674814346</text:p>
          </table:table-cell>
          <table:table-cell office:value-type="float" office:value="1.9875724434" calcext:value-type="float">
            <text:p>1,9875724434</text:p>
          </table:table-cell>
        </table:table-row>
        <table:table-row table:style-name="ro1">
          <table:table-cell office:value-type="float" office:value="1675.4" calcext:value-type="float">
            <text:p>1675,4</text:p>
          </table:table-cell>
          <table:table-cell office:value-type="float" office:value="1.1621364183" calcext:value-type="float">
            <text:p>1,1621364183</text:p>
          </table:table-cell>
          <table:table-cell office:value-type="float" office:value="1.9653658047" calcext:value-type="float">
            <text:p>1,9653658047</text:p>
          </table:table-cell>
        </table:table-row>
        <table:table-row table:style-name="ro1">
          <table:table-cell office:value-type="float" office:value="1675.6" calcext:value-type="float">
            <text:p>1675,6</text:p>
          </table:table-cell>
          <table:table-cell office:value-type="float" office:value="1.1706198889" calcext:value-type="float">
            <text:p>1,1706198889</text:p>
          </table:table-cell>
          <table:table-cell office:value-type="float" office:value="2.0350966756" calcext:value-type="float">
            <text:p>2,0350966756</text:p>
          </table:table-cell>
        </table:table-row>
        <table:table-row table:style-name="ro1">
          <table:table-cell office:value-type="float" office:value="1675.8" calcext:value-type="float">
            <text:p>1675,8</text:p>
          </table:table-cell>
          <table:table-cell office:value-type="float" office:value="1.1961358119" calcext:value-type="float">
            <text:p>1,1961358119</text:p>
          </table:table-cell>
          <table:table-cell office:value-type="float" office:value="2.0429063746" calcext:value-type="float">
            <text:p>2,042906374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.1974453387" calcext:value-type="float">
            <text:p>1,1974453387</text:p>
          </table:table-cell>
          <table:table-cell office:value-type="float" office:value="2.051804074" calcext:value-type="float">
            <text:p>2,051804074</text:p>
          </table:table-cell>
        </table:table-row>
        <table:table-row table:style-name="ro1">
          <table:table-cell office:value-type="float" office:value="1676.2" calcext:value-type="float">
            <text:p>1676,2</text:p>
          </table:table-cell>
          <table:table-cell office:value-type="float" office:value="1.2011463029" calcext:value-type="float">
            <text:p>1,2011463029</text:p>
          </table:table-cell>
          <table:table-cell office:value-type="float" office:value="2.0625235634" calcext:value-type="float">
            <text:p>2,0625235634</text:p>
          </table:table-cell>
        </table:table-row>
        <table:table-row table:style-name="ro1">
          <table:table-cell office:value-type="float" office:value="1676.4" calcext:value-type="float">
            <text:p>1676,4</text:p>
          </table:table-cell>
          <table:table-cell office:value-type="float" office:value="1.208072427" calcext:value-type="float">
            <text:p>1,208072427</text:p>
          </table:table-cell>
          <table:table-cell office:value-type="float" office:value="2.0651298276" calcext:value-type="float">
            <text:p>2,0651298276</text:p>
          </table:table-cell>
        </table:table-row>
        <table:table-row table:style-name="ro1">
          <table:table-cell office:value-type="float" office:value="1676.6" calcext:value-type="float">
            <text:p>1676,6</text:p>
          </table:table-cell>
          <table:table-cell office:value-type="float" office:value="1.2150554866" calcext:value-type="float">
            <text:p>1,2150554866</text:p>
          </table:table-cell>
          <table:table-cell office:value-type="float" office:value="2.098925739" calcext:value-type="float">
            <text:p>2,098925739</text:p>
          </table:table-cell>
        </table:table-row>
        <table:table-row table:style-name="ro1">
          <table:table-cell office:value-type="float" office:value="1676.8" calcext:value-type="float">
            <text:p>1676,8</text:p>
          </table:table-cell>
          <table:table-cell office:value-type="float" office:value="1.1757105307" calcext:value-type="float">
            <text:p>1,1757105307</text:p>
          </table:table-cell>
          <table:table-cell office:value-type="float" office:value="2.0912747722" calcext:value-type="float">
            <text:p>2,0912747722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.1836049866" calcext:value-type="float">
            <text:p>1,1836049866</text:p>
          </table:table-cell>
          <table:table-cell office:value-type="float" office:value="2.1913677008" calcext:value-type="float">
            <text:p>2,1913677008</text:p>
          </table:table-cell>
        </table:table-row>
        <table:table-row table:style-name="ro1">
          <table:table-cell office:value-type="float" office:value="1677.2" calcext:value-type="float">
            <text:p>1677,2</text:p>
          </table:table-cell>
          <table:table-cell office:value-type="float" office:value="1.163436968" calcext:value-type="float">
            <text:p>1,163436968</text:p>
          </table:table-cell>
          <table:table-cell office:value-type="float" office:value="2.1786276812" calcext:value-type="float">
            <text:p>2,1786276812</text:p>
          </table:table-cell>
        </table:table-row>
        <table:table-row table:style-name="ro1">
          <table:table-cell office:value-type="float" office:value="1677.4" calcext:value-type="float">
            <text:p>1677,4</text:p>
          </table:table-cell>
          <table:table-cell office:value-type="float" office:value="1.1725188258" calcext:value-type="float">
            <text:p>1,1725188258</text:p>
          </table:table-cell>
          <table:table-cell office:value-type="float" office:value="2.2440558015" calcext:value-type="float">
            <text:p>2,2440558015</text:p>
          </table:table-cell>
        </table:table-row>
        <table:table-row table:style-name="ro1">
          <table:table-cell office:value-type="float" office:value="1677.6" calcext:value-type="float">
            <text:p>1677,6</text:p>
          </table:table-cell>
          <table:table-cell office:value-type="float" office:value="1.171093501" calcext:value-type="float">
            <text:p>1,171093501</text:p>
          </table:table-cell>
          <table:table-cell office:value-type="float" office:value="2.2749491527" calcext:value-type="float">
            <text:p>2,2749491527</text:p>
          </table:table-cell>
        </table:table-row>
        <table:table-row table:style-name="ro1">
          <table:table-cell office:value-type="float" office:value="1677.8" calcext:value-type="float">
            <text:p>1677,8</text:p>
          </table:table-cell>
          <table:table-cell office:value-type="float" office:value="1.1718845151" calcext:value-type="float">
            <text:p>1,1718845151</text:p>
          </table:table-cell>
          <table:table-cell office:value-type="float" office:value="2.2528060858" calcext:value-type="float">
            <text:p>2,2528060858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.1645611683" calcext:value-type="float">
            <text:p>1,1645611683</text:p>
          </table:table-cell>
          <table:table-cell office:value-type="float" office:value="2.2611079055" calcext:value-type="float">
            <text:p>2,2611079055</text:p>
          </table:table-cell>
        </table:table-row>
        <table:table-row table:style-name="ro1">
          <table:table-cell office:value-type="float" office:value="1678.2" calcext:value-type="float">
            <text:p>1678,2</text:p>
          </table:table-cell>
          <table:table-cell office:value-type="float" office:value="1.1577948523" calcext:value-type="float">
            <text:p>1,1577948523</text:p>
          </table:table-cell>
          <table:table-cell office:value-type="float" office:value="2.2056556748" calcext:value-type="float">
            <text:p>2,2056556748</text:p>
          </table:table-cell>
        </table:table-row>
        <table:table-row table:style-name="ro1">
          <table:table-cell office:value-type="float" office:value="1678.4" calcext:value-type="float">
            <text:p>1678,4</text:p>
          </table:table-cell>
          <table:table-cell office:value-type="float" office:value="1.1614569658" calcext:value-type="float">
            <text:p>1,1614569658</text:p>
          </table:table-cell>
          <table:table-cell office:value-type="float" office:value="2.1902230559" calcext:value-type="float">
            <text:p>2,1902230559</text:p>
          </table:table-cell>
        </table:table-row>
        <table:table-row table:style-name="ro1">
          <table:table-cell office:value-type="float" office:value="1678.6" calcext:value-type="float">
            <text:p>1678,6</text:p>
          </table:table-cell>
          <table:table-cell office:value-type="float" office:value="1.1484422574" calcext:value-type="float">
            <text:p>1,1484422574</text:p>
          </table:table-cell>
          <table:table-cell office:value-type="float" office:value="2.2304086303" calcext:value-type="float">
            <text:p>2,2304086303</text:p>
          </table:table-cell>
        </table:table-row>
        <table:table-row table:style-name="ro1">
          <table:table-cell office:value-type="float" office:value="1678.8" calcext:value-type="float">
            <text:p>1678,8</text:p>
          </table:table-cell>
          <table:table-cell office:value-type="float" office:value="1.1309600242" calcext:value-type="float">
            <text:p>1,1309600242</text:p>
          </table:table-cell>
          <table:table-cell office:value-type="float" office:value="2.2255264517" calcext:value-type="float">
            <text:p>2,225526451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.1357113139" calcext:value-type="float">
            <text:p>1,1357113139</text:p>
          </table:table-cell>
          <table:table-cell office:value-type="float" office:value="2.3090390685" calcext:value-type="float">
            <text:p>2,3090390685</text:p>
          </table:table-cell>
        </table:table-row>
        <table:table-row table:style-name="ro1">
          <table:table-cell office:value-type="float" office:value="1679.2" calcext:value-type="float">
            <text:p>1679,2</text:p>
          </table:table-cell>
          <table:table-cell office:value-type="float" office:value="1.1218599817" calcext:value-type="float">
            <text:p>1,1218599817</text:p>
          </table:table-cell>
          <table:table-cell office:value-type="float" office:value="2.2395482308" calcext:value-type="float">
            <text:p>2,2395482308</text:p>
          </table:table-cell>
        </table:table-row>
        <table:table-row table:style-name="ro1">
          <table:table-cell office:value-type="float" office:value="1679.4" calcext:value-type="float">
            <text:p>1679,4</text:p>
          </table:table-cell>
          <table:table-cell office:value-type="float" office:value="1.1191169469" calcext:value-type="float">
            <text:p>1,1191169469</text:p>
          </table:table-cell>
          <table:table-cell office:value-type="float" office:value="2.3343129769" calcext:value-type="float">
            <text:p>2,3343129769</text:p>
          </table:table-cell>
        </table:table-row>
        <table:table-row table:style-name="ro1">
          <table:table-cell office:value-type="float" office:value="1679.6" calcext:value-type="float">
            <text:p>1679,6</text:p>
          </table:table-cell>
          <table:table-cell office:value-type="float" office:value="1.1118282911" calcext:value-type="float">
            <text:p>1,1118282911</text:p>
          </table:table-cell>
          <table:table-cell office:value-type="float" office:value="2.3434912741" calcext:value-type="float">
            <text:p>2,3434912741</text:p>
          </table:table-cell>
        </table:table-row>
        <table:table-row table:style-name="ro1">
          <table:table-cell office:value-type="float" office:value="1679.8" calcext:value-type="float">
            <text:p>1679,8</text:p>
          </table:table-cell>
          <table:table-cell office:value-type="float" office:value="1.0933801744" calcext:value-type="float">
            <text:p>1,0933801744</text:p>
          </table:table-cell>
          <table:table-cell office:value-type="float" office:value="2.3576070804" calcext:value-type="float">
            <text:p>2,357607080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.0923001355" calcext:value-type="float">
            <text:p>1,0923001355</text:p>
          </table:table-cell>
          <table:table-cell office:value-type="float" office:value="2.3985969528" calcext:value-type="float">
            <text:p>2,3985969528</text:p>
          </table:table-cell>
        </table:table-row>
        <table:table-row table:style-name="ro1">
          <table:table-cell office:value-type="float" office:value="1680.2" calcext:value-type="float">
            <text:p>1680,2</text:p>
          </table:table-cell>
          <table:table-cell office:value-type="float" office:value="1.0843231909" calcext:value-type="float">
            <text:p>1,0843231909</text:p>
          </table:table-cell>
          <table:table-cell office:value-type="float" office:value="2.3665091124" calcext:value-type="float">
            <text:p>2,3665091124</text:p>
          </table:table-cell>
        </table:table-row>
        <table:table-row table:style-name="ro1">
          <table:table-cell office:value-type="float" office:value="1680.4" calcext:value-type="float">
            <text:p>1680,4</text:p>
          </table:table-cell>
          <table:table-cell office:value-type="float" office:value="1.0827319106" calcext:value-type="float">
            <text:p>1,0827319106</text:p>
          </table:table-cell>
          <table:table-cell office:value-type="float" office:value="2.4543658218" calcext:value-type="float">
            <text:p>2,4543658218</text:p>
          </table:table-cell>
        </table:table-row>
        <table:table-row table:style-name="ro1">
          <table:table-cell office:value-type="float" office:value="1680.6" calcext:value-type="float">
            <text:p>1680,6</text:p>
          </table:table-cell>
          <table:table-cell office:value-type="float" office:value="1.0770258044" calcext:value-type="float">
            <text:p>1,0770258044</text:p>
          </table:table-cell>
          <table:table-cell office:value-type="float" office:value="2.4536803626" calcext:value-type="float">
            <text:p>2,4536803626</text:p>
          </table:table-cell>
        </table:table-row>
        <table:table-row table:style-name="ro1">
          <table:table-cell office:value-type="float" office:value="1680.8" calcext:value-type="float">
            <text:p>1680,8</text:p>
          </table:table-cell>
          <table:table-cell office:value-type="float" office:value="1.0825915317" calcext:value-type="float">
            <text:p>1,0825915317</text:p>
          </table:table-cell>
          <table:table-cell office:value-type="float" office:value="2.3831733932" calcext:value-type="float">
            <text:p>2,3831733932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.0891104687" calcext:value-type="float">
            <text:p>1,0891104687</text:p>
          </table:table-cell>
          <table:table-cell office:value-type="float" office:value="2.4274873343" calcext:value-type="float">
            <text:p>2,4274873343</text:p>
          </table:table-cell>
        </table:table-row>
        <table:table-row table:style-name="ro1">
          <table:table-cell office:value-type="float" office:value="1681.2" calcext:value-type="float">
            <text:p>1681,2</text:p>
          </table:table-cell>
          <table:table-cell office:value-type="float" office:value="1.0991515353" calcext:value-type="float">
            <text:p>1,0991515353</text:p>
          </table:table-cell>
          <table:table-cell office:value-type="float" office:value="2.4281699659" calcext:value-type="float">
            <text:p>2,4281699659</text:p>
          </table:table-cell>
        </table:table-row>
        <table:table-row table:style-name="ro1">
          <table:table-cell office:value-type="float" office:value="1681.4" calcext:value-type="float">
            <text:p>1681,4</text:p>
          </table:table-cell>
          <table:table-cell office:value-type="float" office:value="1.0816651066" calcext:value-type="float">
            <text:p>1,0816651066</text:p>
          </table:table-cell>
          <table:table-cell office:value-type="float" office:value="2.5087497147" calcext:value-type="float">
            <text:p>2,5087497147</text:p>
          </table:table-cell>
        </table:table-row>
        <table:table-row table:style-name="ro1">
          <table:table-cell office:value-type="float" office:value="1681.6" calcext:value-type="float">
            <text:p>1681,6</text:p>
          </table:table-cell>
          <table:table-cell office:value-type="float" office:value="1.0750674605" calcext:value-type="float">
            <text:p>1,0750674605</text:p>
          </table:table-cell>
          <table:table-cell office:value-type="float" office:value="2.5176215908" calcext:value-type="float">
            <text:p>2,5176215908</text:p>
          </table:table-cell>
        </table:table-row>
        <table:table-row table:style-name="ro1">
          <table:table-cell office:value-type="float" office:value="1681.8" calcext:value-type="float">
            <text:p>1681,8</text:p>
          </table:table-cell>
          <table:table-cell office:value-type="float" office:value="1.0630216101" calcext:value-type="float">
            <text:p>1,0630216101</text:p>
          </table:table-cell>
          <table:table-cell office:value-type="float" office:value="2.5157700317" calcext:value-type="float">
            <text:p>2,515770031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.0728400221" calcext:value-type="float">
            <text:p>1,0728400221</text:p>
          </table:table-cell>
          <table:table-cell office:value-type="float" office:value="2.4825039304" calcext:value-type="float">
            <text:p>2,4825039304</text:p>
          </table:table-cell>
        </table:table-row>
        <table:table-row table:style-name="ro1">
          <table:table-cell office:value-type="float" office:value="1682.2" calcext:value-type="float">
            <text:p>1682,2</text:p>
          </table:table-cell>
          <table:table-cell office:value-type="float" office:value="1.0662394705" calcext:value-type="float">
            <text:p>1,0662394705</text:p>
          </table:table-cell>
          <table:table-cell office:value-type="float" office:value="2.5156288838" calcext:value-type="float">
            <text:p>2,5156288838</text:p>
          </table:table-cell>
        </table:table-row>
        <table:table-row table:style-name="ro1">
          <table:table-cell office:value-type="float" office:value="1682.4" calcext:value-type="float">
            <text:p>1682,4</text:p>
          </table:table-cell>
          <table:table-cell office:value-type="float" office:value="1.0722768918" calcext:value-type="float">
            <text:p>1,0722768918</text:p>
          </table:table-cell>
          <table:table-cell office:value-type="float" office:value="2.5651256728" calcext:value-type="float">
            <text:p>2,5651256728</text:p>
          </table:table-cell>
        </table:table-row>
        <table:table-row table:style-name="ro1">
          <table:table-cell office:value-type="float" office:value="1682.6" calcext:value-type="float">
            <text:p>1682,6</text:p>
          </table:table-cell>
          <table:table-cell office:value-type="float" office:value="1.0698243441" calcext:value-type="float">
            <text:p>1,0698243441</text:p>
          </table:table-cell>
          <table:table-cell office:value-type="float" office:value="2.5802630747" calcext:value-type="float">
            <text:p>2,5802630747</text:p>
          </table:table-cell>
        </table:table-row>
        <table:table-row table:style-name="ro1">
          <table:table-cell office:value-type="float" office:value="1682.8" calcext:value-type="float">
            <text:p>1682,8</text:p>
          </table:table-cell>
          <table:table-cell office:value-type="float" office:value="1.075586113" calcext:value-type="float">
            <text:p>1,075586113</text:p>
          </table:table-cell>
          <table:table-cell office:value-type="float" office:value="2.5501507571" calcext:value-type="float">
            <text:p>2,550150757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.0990023512" calcext:value-type="float">
            <text:p>1,0990023512</text:p>
          </table:table-cell>
          <table:table-cell office:value-type="float" office:value="2.5802811578" calcext:value-type="float">
            <text:p>2,5802811578</text:p>
          </table:table-cell>
        </table:table-row>
        <table:table-row table:style-name="ro1">
          <table:table-cell office:value-type="float" office:value="1683.2" calcext:value-type="float">
            <text:p>1683,2</text:p>
          </table:table-cell>
          <table:table-cell office:value-type="float" office:value="1.0714785842" calcext:value-type="float">
            <text:p>1,0714785842</text:p>
          </table:table-cell>
          <table:table-cell office:value-type="float" office:value="2.6514548968" calcext:value-type="float">
            <text:p>2,6514548968</text:p>
          </table:table-cell>
        </table:table-row>
        <table:table-row table:style-name="ro1">
          <table:table-cell office:value-type="float" office:value="1683.4" calcext:value-type="float">
            <text:p>1683,4</text:p>
          </table:table-cell>
          <table:table-cell office:value-type="float" office:value="1.0737102306" calcext:value-type="float">
            <text:p>1,0737102306</text:p>
          </table:table-cell>
          <table:table-cell office:value-type="float" office:value="2.6152592223" calcext:value-type="float">
            <text:p>2,6152592223</text:p>
          </table:table-cell>
        </table:table-row>
        <table:table-row table:style-name="ro1">
          <table:table-cell office:value-type="float" office:value="1683.6" calcext:value-type="float">
            <text:p>1683,6</text:p>
          </table:table-cell>
          <table:table-cell office:value-type="float" office:value="1.0787459387" calcext:value-type="float">
            <text:p>1,0787459387</text:p>
          </table:table-cell>
          <table:table-cell office:value-type="float" office:value="2.5851093919" calcext:value-type="float">
            <text:p>2,5851093919</text:p>
          </table:table-cell>
        </table:table-row>
        <table:table-row table:style-name="ro1">
          <table:table-cell office:value-type="float" office:value="1683.8" calcext:value-type="float">
            <text:p>1683,8</text:p>
          </table:table-cell>
          <table:table-cell office:value-type="float" office:value="1.096461266" calcext:value-type="float">
            <text:p>1,096461266</text:p>
          </table:table-cell>
          <table:table-cell office:value-type="float" office:value="2.6209647995" calcext:value-type="float">
            <text:p>2,6209647995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.1102307832" calcext:value-type="float">
            <text:p>1,1102307832</text:p>
          </table:table-cell>
          <table:table-cell office:value-type="float" office:value="2.6177308" calcext:value-type="float">
            <text:p>2,6177308</text:p>
          </table:table-cell>
        </table:table-row>
        <table:table-row table:style-name="ro1">
          <table:table-cell office:value-type="float" office:value="1684.2" calcext:value-type="float">
            <text:p>1684,2</text:p>
          </table:table-cell>
          <table:table-cell office:value-type="float" office:value="1.1225719111" calcext:value-type="float">
            <text:p>1,1225719111</text:p>
          </table:table-cell>
          <table:table-cell office:value-type="float" office:value="2.6773513026" calcext:value-type="float">
            <text:p>2,6773513026</text:p>
          </table:table-cell>
        </table:table-row>
        <table:table-row table:style-name="ro1">
          <table:table-cell office:value-type="float" office:value="1684.4" calcext:value-type="float">
            <text:p>1684,4</text:p>
          </table:table-cell>
          <table:table-cell office:value-type="float" office:value="1.0906201937" calcext:value-type="float">
            <text:p>1,0906201937</text:p>
          </table:table-cell>
          <table:table-cell office:value-type="float" office:value="2.7663765743" calcext:value-type="float">
            <text:p>2,7663765743</text:p>
          </table:table-cell>
        </table:table-row>
        <table:table-row table:style-name="ro1">
          <table:table-cell office:value-type="float" office:value="1684.6" calcext:value-type="float">
            <text:p>1684,6</text:p>
          </table:table-cell>
          <table:table-cell office:value-type="float" office:value="1.1316148861" calcext:value-type="float">
            <text:p>1,1316148861</text:p>
          </table:table-cell>
          <table:table-cell office:value-type="float" office:value="2.7233292549" calcext:value-type="float">
            <text:p>2,7233292549</text:p>
          </table:table-cell>
        </table:table-row>
        <table:table-row table:style-name="ro1">
          <table:table-cell office:value-type="float" office:value="1684.8" calcext:value-type="float">
            <text:p>1684,8</text:p>
          </table:table-cell>
          <table:table-cell office:value-type="float" office:value="1.1236119047" calcext:value-type="float">
            <text:p>1,1236119047</text:p>
          </table:table-cell>
          <table:table-cell office:value-type="float" office:value="2.6435327881" calcext:value-type="float">
            <text:p>2,6435327881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.1236119047" calcext:value-type="float">
            <text:p>1,1236119047</text:p>
          </table:table-cell>
          <table:table-cell office:value-type="float" office:value="2.7479316471" calcext:value-type="float">
            <text:p>2,7479316471</text:p>
          </table:table-cell>
        </table:table-row>
        <table:table-row table:style-name="ro1">
          <table:table-cell office:value-type="float" office:value="1685.2" calcext:value-type="float">
            <text:p>1685,2</text:p>
          </table:table-cell>
          <table:table-cell office:value-type="float" office:value="1.1374690853" calcext:value-type="float">
            <text:p>1,1374690853</text:p>
          </table:table-cell>
          <table:table-cell office:value-type="float" office:value="2.7787920868" calcext:value-type="float">
            <text:p>2,7787920868</text:p>
          </table:table-cell>
        </table:table-row>
        <table:table-row table:style-name="ro1">
          <table:table-cell office:value-type="float" office:value="1685.4" calcext:value-type="float">
            <text:p>1685,4</text:p>
          </table:table-cell>
          <table:table-cell office:value-type="float" office:value="1.1506982346" calcext:value-type="float">
            <text:p>1,1506982346</text:p>
          </table:table-cell>
          <table:table-cell office:value-type="float" office:value="2.8168350477" calcext:value-type="float">
            <text:p>2,8168350477</text:p>
          </table:table-cell>
        </table:table-row>
        <table:table-row table:style-name="ro1">
          <table:table-cell office:value-type="float" office:value="1685.6" calcext:value-type="float">
            <text:p>1685,6</text:p>
          </table:table-cell>
          <table:table-cell office:value-type="float" office:value="1.1723108604" calcext:value-type="float">
            <text:p>1,1723108604</text:p>
          </table:table-cell>
          <table:table-cell office:value-type="float" office:value="2.7866225675" calcext:value-type="float">
            <text:p>2,7866225675</text:p>
          </table:table-cell>
        </table:table-row>
        <table:table-row table:style-name="ro1">
          <table:table-cell office:value-type="float" office:value="1685.8" calcext:value-type="float">
            <text:p>1685,8</text:p>
          </table:table-cell>
          <table:table-cell office:value-type="float" office:value="1.1572237666" calcext:value-type="float">
            <text:p>1,1572237666</text:p>
          </table:table-cell>
          <table:table-cell office:value-type="float" office:value="2.8400408854" calcext:value-type="float">
            <text:p>2,8400408854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.1431548144" calcext:value-type="float">
            <text:p>1,1431548144</text:p>
          </table:table-cell>
          <table:table-cell office:value-type="float" office:value="2.8737831392" calcext:value-type="float">
            <text:p>2,8737831392</text:p>
          </table:table-cell>
        </table:table-row>
        <table:table-row table:style-name="ro1">
          <table:table-cell office:value-type="float" office:value="1686.2" calcext:value-type="float">
            <text:p>1686,2</text:p>
          </table:table-cell>
          <table:table-cell office:value-type="float" office:value="1.1788364546" calcext:value-type="float">
            <text:p>1,1788364546</text:p>
          </table:table-cell>
          <table:table-cell office:value-type="float" office:value="2.9836523342" calcext:value-type="float">
            <text:p>2,9836523342</text:p>
          </table:table-cell>
        </table:table-row>
        <table:table-row table:style-name="ro1">
          <table:table-cell office:value-type="float" office:value="1686.4" calcext:value-type="float">
            <text:p>1686,4</text:p>
          </table:table-cell>
          <table:table-cell office:value-type="float" office:value="1.1624837085" calcext:value-type="float">
            <text:p>1,1624837085</text:p>
          </table:table-cell>
          <table:table-cell office:value-type="float" office:value="3.0537589332" calcext:value-type="float">
            <text:p>3,0537589332</text:p>
          </table:table-cell>
        </table:table-row>
        <table:table-row table:style-name="ro1">
          <table:table-cell office:value-type="float" office:value="1686.6" calcext:value-type="float">
            <text:p>1686,6</text:p>
          </table:table-cell>
          <table:table-cell office:value-type="float" office:value="1.1781231624" calcext:value-type="float">
            <text:p>1,1781231624</text:p>
          </table:table-cell>
          <table:table-cell office:value-type="float" office:value="3.0836686929" calcext:value-type="float">
            <text:p>3,0836686929</text:p>
          </table:table-cell>
        </table:table-row>
        <table:table-row table:style-name="ro1">
          <table:table-cell office:value-type="float" office:value="1686.8" calcext:value-type="float">
            <text:p>1686,8</text:p>
          </table:table-cell>
          <table:table-cell office:value-type="float" office:value="1.188125851" calcext:value-type="float">
            <text:p>1,188125851</text:p>
          </table:table-cell>
          <table:table-cell office:value-type="float" office:value="3.0312269401" calcext:value-type="float">
            <text:p>3,0312269401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.1772098428" calcext:value-type="float">
            <text:p>1,1772098428</text:p>
          </table:table-cell>
          <table:table-cell office:value-type="float" office:value="3.0215734781" calcext:value-type="float">
            <text:p>3,0215734781</text:p>
          </table:table-cell>
        </table:table-row>
        <table:table-row table:style-name="ro1">
          <table:table-cell office:value-type="float" office:value="1687.2" calcext:value-type="float">
            <text:p>1687,2</text:p>
          </table:table-cell>
          <table:table-cell office:value-type="float" office:value="1.172318866" calcext:value-type="float">
            <text:p>1,172318866</text:p>
          </table:table-cell>
          <table:table-cell office:value-type="float" office:value="3.1662695781" calcext:value-type="float">
            <text:p>3,1662695781</text:p>
          </table:table-cell>
        </table:table-row>
        <table:table-row table:style-name="ro1">
          <table:table-cell office:value-type="float" office:value="1687.4" calcext:value-type="float">
            <text:p>1687,4</text:p>
          </table:table-cell>
          <table:table-cell office:value-type="float" office:value="1.1889287873" calcext:value-type="float">
            <text:p>1,1889287873</text:p>
          </table:table-cell>
          <table:table-cell office:value-type="float" office:value="3.0759843469" calcext:value-type="float">
            <text:p>3,0759843469</text:p>
          </table:table-cell>
        </table:table-row>
        <table:table-row table:style-name="ro1">
          <table:table-cell office:value-type="float" office:value="1687.6" calcext:value-type="float">
            <text:p>1687,6</text:p>
          </table:table-cell>
          <table:table-cell office:value-type="float" office:value="1.2377758881" calcext:value-type="float">
            <text:p>1,2377758881</text:p>
          </table:table-cell>
          <table:table-cell office:value-type="float" office:value="2.9662317105" calcext:value-type="float">
            <text:p>2,9662317105</text:p>
          </table:table-cell>
        </table:table-row>
        <table:table-row table:style-name="ro1">
          <table:table-cell office:value-type="float" office:value="1687.8" calcext:value-type="float">
            <text:p>1687,8</text:p>
          </table:table-cell>
          <table:table-cell office:value-type="float" office:value="1.1998543275" calcext:value-type="float">
            <text:p>1,1998543275</text:p>
          </table:table-cell>
          <table:table-cell office:value-type="float" office:value="2.9453154037" calcext:value-type="float">
            <text:p>2,945315403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.2080788248" calcext:value-type="float">
            <text:p>1,2080788248</text:p>
          </table:table-cell>
          <table:table-cell office:value-type="float" office:value="2.9287832696" calcext:value-type="float">
            <text:p>2,9287832696</text:p>
          </table:table-cell>
        </table:table-row>
        <table:table-row table:style-name="ro1">
          <table:table-cell office:value-type="float" office:value="1688.2" calcext:value-type="float">
            <text:p>1688,2</text:p>
          </table:table-cell>
          <table:table-cell office:value-type="float" office:value="1.2433412083" calcext:value-type="float">
            <text:p>1,2433412083</text:p>
          </table:table-cell>
          <table:table-cell office:value-type="float" office:value="2.8773759334" calcext:value-type="float">
            <text:p>2,8773759334</text:p>
          </table:table-cell>
        </table:table-row>
        <table:table-row table:style-name="ro1">
          <table:table-cell office:value-type="float" office:value="1688.4" calcext:value-type="float">
            <text:p>1688,4</text:p>
          </table:table-cell>
          <table:table-cell office:value-type="float" office:value="1.2572013309" calcext:value-type="float">
            <text:p>1,2572013309</text:p>
          </table:table-cell>
          <table:table-cell office:value-type="float" office:value="2.857857576" calcext:value-type="float">
            <text:p>2,857857576</text:p>
          </table:table-cell>
        </table:table-row>
        <table:table-row table:style-name="ro1">
          <table:table-cell office:value-type="float" office:value="1688.6" calcext:value-type="float">
            <text:p>1688,6</text:p>
          </table:table-cell>
          <table:table-cell office:value-type="float" office:value="1.2528728067" calcext:value-type="float">
            <text:p>1,2528728067</text:p>
          </table:table-cell>
          <table:table-cell office:value-type="float" office:value="2.8476054974" calcext:value-type="float">
            <text:p>2,8476054974</text:p>
          </table:table-cell>
        </table:table-row>
        <table:table-row table:style-name="ro1">
          <table:table-cell office:value-type="float" office:value="1688.8" calcext:value-type="float">
            <text:p>1688,8</text:p>
          </table:table-cell>
          <table:table-cell office:value-type="float" office:value="1.2340085087" calcext:value-type="float">
            <text:p>1,2340085087</text:p>
          </table:table-cell>
          <table:table-cell office:value-type="float" office:value="2.7157611565" calcext:value-type="float">
            <text:p>2,715761156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.3012195385" calcext:value-type="float">
            <text:p>1,3012195385</text:p>
          </table:table-cell>
          <table:table-cell office:value-type="float" office:value="2.7373402799" calcext:value-type="float">
            <text:p>2,7373402799</text:p>
          </table:table-cell>
        </table:table-row>
        <table:table-row table:style-name="ro1">
          <table:table-cell office:value-type="float" office:value="1689.2" calcext:value-type="float">
            <text:p>1689,2</text:p>
          </table:table-cell>
          <table:table-cell office:value-type="float" office:value="1.3135861115" calcext:value-type="float">
            <text:p>1,3135861115</text:p>
          </table:table-cell>
          <table:table-cell office:value-type="float" office:value="2.8139905008" calcext:value-type="float">
            <text:p>2,8139905008</text:p>
          </table:table-cell>
        </table:table-row>
        <table:table-row table:style-name="ro1">
          <table:table-cell office:value-type="float" office:value="1689.4" calcext:value-type="float">
            <text:p>1689,4</text:p>
          </table:table-cell>
          <table:table-cell office:value-type="float" office:value="1.2938632035" calcext:value-type="float">
            <text:p>1,2938632035</text:p>
          </table:table-cell>
          <table:table-cell office:value-type="float" office:value="2.8377658978" calcext:value-type="float">
            <text:p>2,8377658978</text:p>
          </table:table-cell>
        </table:table-row>
        <table:table-row table:style-name="ro1">
          <table:table-cell office:value-type="float" office:value="1689.6" calcext:value-type="float">
            <text:p>1689,6</text:p>
          </table:table-cell>
          <table:table-cell office:value-type="float" office:value="1.2910203924" calcext:value-type="float">
            <text:p>1,2910203924</text:p>
          </table:table-cell>
          <table:table-cell office:value-type="float" office:value="2.7264374191" calcext:value-type="float">
            <text:p>2,7264374191</text:p>
          </table:table-cell>
        </table:table-row>
        <table:table-row table:style-name="ro1">
          <table:table-cell office:value-type="float" office:value="1689.8" calcext:value-type="float">
            <text:p>1689,8</text:p>
          </table:table-cell>
          <table:table-cell office:value-type="float" office:value="1.29183024" calcext:value-type="float">
            <text:p>1,29183024</text:p>
          </table:table-cell>
          <table:table-cell office:value-type="float" office:value="2.7218462341" calcext:value-type="float">
            <text:p>2,721846234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.2958806342" calcext:value-type="float">
            <text:p>1,2958806342</text:p>
          </table:table-cell>
          <table:table-cell office:value-type="float" office:value="2.607450227" calcext:value-type="float">
            <text:p>2,607450227</text:p>
          </table:table-cell>
        </table:table-row>
        <table:table-row table:style-name="ro1">
          <table:table-cell office:value-type="float" office:value="1690.2" calcext:value-type="float">
            <text:p>1690,2</text:p>
          </table:table-cell>
          <table:table-cell office:value-type="float" office:value="1.3031750878" calcext:value-type="float">
            <text:p>1,3031750878</text:p>
          </table:table-cell>
          <table:table-cell office:value-type="float" office:value="2.6344801" calcext:value-type="float">
            <text:p>2,6344801</text:p>
          </table:table-cell>
        </table:table-row>
        <table:table-row table:style-name="ro1">
          <table:table-cell office:value-type="float" office:value="1690.4" calcext:value-type="float">
            <text:p>1690,4</text:p>
          </table:table-cell>
          <table:table-cell office:value-type="float" office:value="1.3318337911" calcext:value-type="float">
            <text:p>1,3318337911</text:p>
          </table:table-cell>
          <table:table-cell office:value-type="float" office:value="2.5986495416" calcext:value-type="float">
            <text:p>2,5986495416</text:p>
          </table:table-cell>
        </table:table-row>
        <table:table-row table:style-name="ro1">
          <table:table-cell office:value-type="float" office:value="1690.6" calcext:value-type="float">
            <text:p>1690,6</text:p>
          </table:table-cell>
          <table:table-cell office:value-type="float" office:value="1.3088104854" calcext:value-type="float">
            <text:p>1,3088104854</text:p>
          </table:table-cell>
          <table:table-cell office:value-type="float" office:value="2.5710770421" calcext:value-type="float">
            <text:p>2,5710770421</text:p>
          </table:table-cell>
        </table:table-row>
        <table:table-row table:style-name="ro1">
          <table:table-cell office:value-type="float" office:value="1690.8" calcext:value-type="float">
            <text:p>1690,8</text:p>
          </table:table-cell>
          <table:table-cell office:value-type="float" office:value="1.3116501834" calcext:value-type="float">
            <text:p>1,3116501834</text:p>
          </table:table-cell>
          <table:table-cell office:value-type="float" office:value="2.6806216244" calcext:value-type="float">
            <text:p>2,680621624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.3207145486" calcext:value-type="float">
            <text:p>1,3207145486</text:p>
          </table:table-cell>
          <table:table-cell office:value-type="float" office:value="2.6774059301" calcext:value-type="float">
            <text:p>2,6774059301</text:p>
          </table:table-cell>
        </table:table-row>
        <table:table-row table:style-name="ro1">
          <table:table-cell office:value-type="float" office:value="1691.2" calcext:value-type="float">
            <text:p>1691,2</text:p>
          </table:table-cell>
          <table:table-cell office:value-type="float" office:value="1.3059955654" calcext:value-type="float">
            <text:p>1,3059955654</text:p>
          </table:table-cell>
          <table:table-cell office:value-type="float" office:value="2.6615034361" calcext:value-type="float">
            <text:p>2,6615034361</text:p>
          </table:table-cell>
        </table:table-row>
        <table:table-row table:style-name="ro1">
          <table:table-cell office:value-type="float" office:value="1691.4" calcext:value-type="float">
            <text:p>1691,4</text:p>
          </table:table-cell>
          <table:table-cell office:value-type="float" office:value="1.3256866377" calcext:value-type="float">
            <text:p>1,3256866377</text:p>
          </table:table-cell>
          <table:table-cell office:value-type="float" office:value="2.6126956582" calcext:value-type="float">
            <text:p>2,6126956582</text:p>
          </table:table-cell>
        </table:table-row>
        <table:table-row table:style-name="ro1">
          <table:table-cell office:value-type="float" office:value="1691.6" calcext:value-type="float">
            <text:p>1691,6</text:p>
          </table:table-cell>
          <table:table-cell office:value-type="float" office:value="1.310502634" calcext:value-type="float">
            <text:p>1,310502634</text:p>
          </table:table-cell>
          <table:table-cell office:value-type="float" office:value="2.592151142" calcext:value-type="float">
            <text:p>2,592151142</text:p>
          </table:table-cell>
        </table:table-row>
        <table:table-row table:style-name="ro1">
          <table:table-cell office:value-type="float" office:value="1691.8" calcext:value-type="float">
            <text:p>1691,8</text:p>
          </table:table-cell>
          <table:table-cell office:value-type="float" office:value="1.306823924" calcext:value-type="float">
            <text:p>1,306823924</text:p>
          </table:table-cell>
          <table:table-cell office:value-type="float" office:value="2.5092665371" calcext:value-type="float">
            <text:p>2,509266537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.3039425712" calcext:value-type="float">
            <text:p>1,3039425712</text:p>
          </table:table-cell>
          <table:table-cell office:value-type="float" office:value="2.5182765859" calcext:value-type="float">
            <text:p>2,5182765859</text:p>
          </table:table-cell>
        </table:table-row>
        <table:table-row table:style-name="ro1">
          <table:table-cell office:value-type="float" office:value="1692.2" calcext:value-type="float">
            <text:p>1692,2</text:p>
          </table:table-cell>
          <table:table-cell office:value-type="float" office:value="1.3337811246" calcext:value-type="float">
            <text:p>1,3337811246</text:p>
          </table:table-cell>
          <table:table-cell office:value-type="float" office:value="2.51108219" calcext:value-type="float">
            <text:p>2,51108219</text:p>
          </table:table-cell>
        </table:table-row>
        <table:table-row table:style-name="ro1">
          <table:table-cell office:value-type="float" office:value="1692.4" calcext:value-type="float">
            <text:p>1692,4</text:p>
          </table:table-cell>
          <table:table-cell office:value-type="float" office:value="1.3092121643" calcext:value-type="float">
            <text:p>1,3092121643</text:p>
          </table:table-cell>
          <table:table-cell office:value-type="float" office:value="2.6068140591" calcext:value-type="float">
            <text:p>2,6068140591</text:p>
          </table:table-cell>
        </table:table-row>
        <table:table-row table:style-name="ro1">
          <table:table-cell office:value-type="float" office:value="1692.6" calcext:value-type="float">
            <text:p>1692,6</text:p>
          </table:table-cell>
          <table:table-cell office:value-type="float" office:value="1.3384606444" calcext:value-type="float">
            <text:p>1,3384606444</text:p>
          </table:table-cell>
          <table:table-cell office:value-type="float" office:value="2.5626684305" calcext:value-type="float">
            <text:p>2,5626684305</text:p>
          </table:table-cell>
        </table:table-row>
        <table:table-row table:style-name="ro1">
          <table:table-cell office:value-type="float" office:value="1692.8" calcext:value-type="float">
            <text:p>1692,8</text:p>
          </table:table-cell>
          <table:table-cell office:value-type="float" office:value="1.3161332723" calcext:value-type="float">
            <text:p>1,3161332723</text:p>
          </table:table-cell>
          <table:table-cell office:value-type="float" office:value="2.5436855276" calcext:value-type="float">
            <text:p>2,543685527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.2866040972" calcext:value-type="float">
            <text:p>1,2866040972</text:p>
          </table:table-cell>
          <table:table-cell office:value-type="float" office:value="2.5480314749" calcext:value-type="float">
            <text:p>2,5480314749</text:p>
          </table:table-cell>
        </table:table-row>
        <table:table-row table:style-name="ro1">
          <table:table-cell office:value-type="float" office:value="1693.2" calcext:value-type="float">
            <text:p>1693,2</text:p>
          </table:table-cell>
          <table:table-cell office:value-type="float" office:value="1.2738239972" calcext:value-type="float">
            <text:p>1,2738239972</text:p>
          </table:table-cell>
          <table:table-cell office:value-type="float" office:value="2.5787228843" calcext:value-type="float">
            <text:p>2,5787228843</text:p>
          </table:table-cell>
        </table:table-row>
        <table:table-row table:style-name="ro1">
          <table:table-cell office:value-type="float" office:value="1693.4" calcext:value-type="float">
            <text:p>1693,4</text:p>
          </table:table-cell>
          <table:table-cell office:value-type="float" office:value="1.2914151222" calcext:value-type="float">
            <text:p>1,2914151222</text:p>
          </table:table-cell>
          <table:table-cell office:value-type="float" office:value="2.5900480363" calcext:value-type="float">
            <text:p>2,5900480363</text:p>
          </table:table-cell>
        </table:table-row>
        <table:table-row table:style-name="ro1">
          <table:table-cell office:value-type="float" office:value="1693.6" calcext:value-type="float">
            <text:p>1693,6</text:p>
          </table:table-cell>
          <table:table-cell office:value-type="float" office:value="1.2718641362" calcext:value-type="float">
            <text:p>1,2718641362</text:p>
          </table:table-cell>
          <table:table-cell office:value-type="float" office:value="2.6629559897" calcext:value-type="float">
            <text:p>2,6629559897</text:p>
          </table:table-cell>
        </table:table-row>
        <table:table-row table:style-name="ro1">
          <table:table-cell office:value-type="float" office:value="1693.8" calcext:value-type="float">
            <text:p>1693,8</text:p>
          </table:table-cell>
          <table:table-cell office:value-type="float" office:value="1.2726667045" calcext:value-type="float">
            <text:p>1,2726667045</text:p>
          </table:table-cell>
          <table:table-cell office:value-type="float" office:value="2.5985843487" calcext:value-type="float">
            <text:p>2,5985843487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.2734454334" calcext:value-type="float">
            <text:p>1,2734454334</text:p>
          </table:table-cell>
          <table:table-cell office:value-type="float" office:value="2.5468274531" calcext:value-type="float">
            <text:p>2,5468274531</text:p>
          </table:table-cell>
        </table:table-row>
        <table:table-row table:style-name="ro1">
          <table:table-cell office:value-type="float" office:value="1694.2" calcext:value-type="float">
            <text:p>1694,2</text:p>
          </table:table-cell>
          <table:table-cell office:value-type="float" office:value="1.2591789092" calcext:value-type="float">
            <text:p>1,2591789092</text:p>
          </table:table-cell>
          <table:table-cell office:value-type="float" office:value="2.614708015" calcext:value-type="float">
            <text:p>2,614708015</text:p>
          </table:table-cell>
        </table:table-row>
        <table:table-row table:style-name="ro1">
          <table:table-cell office:value-type="float" office:value="1694.4" calcext:value-type="float">
            <text:p>1694,4</text:p>
          </table:table-cell>
          <table:table-cell office:value-type="float" office:value="1.2535882492" calcext:value-type="float">
            <text:p>1,2535882492</text:p>
          </table:table-cell>
          <table:table-cell office:value-type="float" office:value="2.683706206" calcext:value-type="float">
            <text:p>2,683706206</text:p>
          </table:table-cell>
        </table:table-row>
        <table:table-row table:style-name="ro1">
          <table:table-cell office:value-type="float" office:value="1694.6" calcext:value-type="float">
            <text:p>1694,6</text:p>
          </table:table-cell>
          <table:table-cell office:value-type="float" office:value="1.2898081803" calcext:value-type="float">
            <text:p>1,2898081803</text:p>
          </table:table-cell>
          <table:table-cell office:value-type="float" office:value="2.66866267" calcext:value-type="float">
            <text:p>2,66866267</text:p>
          </table:table-cell>
        </table:table-row>
        <table:table-row table:style-name="ro1">
          <table:table-cell office:value-type="float" office:value="1694.8" calcext:value-type="float">
            <text:p>1694,8</text:p>
          </table:table-cell>
          <table:table-cell office:value-type="float" office:value="1.2722654767" calcext:value-type="float">
            <text:p>1,2722654767</text:p>
          </table:table-cell>
          <table:table-cell office:value-type="float" office:value="2.6018634273" calcext:value-type="float">
            <text:p>2,601863427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.2503440601" calcext:value-type="float">
            <text:p>1,2503440601</text:p>
          </table:table-cell>
          <table:table-cell office:value-type="float" office:value="2.6103922966" calcext:value-type="float">
            <text:p>2,6103922966</text:p>
          </table:table-cell>
        </table:table-row>
        <table:table-row table:style-name="ro1">
          <table:table-cell office:value-type="float" office:value="1695.2" calcext:value-type="float">
            <text:p>1695,2</text:p>
          </table:table-cell>
          <table:table-cell office:value-type="float" office:value="1.2300590458" calcext:value-type="float">
            <text:p>1,2300590458</text:p>
          </table:table-cell>
          <table:table-cell office:value-type="float" office:value="2.5117862836" calcext:value-type="float">
            <text:p>2,5117862836</text:p>
          </table:table-cell>
        </table:table-row>
        <table:table-row table:style-name="ro1">
          <table:table-cell office:value-type="float" office:value="1695.4" calcext:value-type="float">
            <text:p>1695,4</text:p>
          </table:table-cell>
          <table:table-cell office:value-type="float" office:value="1.2661002704" calcext:value-type="float">
            <text:p>1,2661002704</text:p>
          </table:table-cell>
          <table:table-cell office:value-type="float" office:value="2.5349343667" calcext:value-type="float">
            <text:p>2,5349343667</text:p>
          </table:table-cell>
        </table:table-row>
        <table:table-row table:style-name="ro1">
          <table:table-cell office:value-type="float" office:value="1695.6" calcext:value-type="float">
            <text:p>1695,6</text:p>
          </table:table-cell>
          <table:table-cell office:value-type="float" office:value="1.2481729143" calcext:value-type="float">
            <text:p>1,2481729143</text:p>
          </table:table-cell>
          <table:table-cell office:value-type="float" office:value="2.6271217475" calcext:value-type="float">
            <text:p>2,6271217475</text:p>
          </table:table-cell>
        </table:table-row>
        <table:table-row table:style-name="ro1">
          <table:table-cell office:value-type="float" office:value="1695.8" calcext:value-type="float">
            <text:p>1695,8</text:p>
          </table:table-cell>
          <table:table-cell office:value-type="float" office:value="1.2786876834" calcext:value-type="float">
            <text:p>1,2786876834</text:p>
          </table:table-cell>
          <table:table-cell office:value-type="float" office:value="2.6704777336" calcext:value-type="float">
            <text:p>2,6704777336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.2751973047" calcext:value-type="float">
            <text:p>1,2751973047</text:p>
          </table:table-cell>
          <table:table-cell office:value-type="float" office:value="2.6539684436" calcext:value-type="float">
            <text:p>2,6539684436</text:p>
          </table:table-cell>
        </table:table-row>
        <table:table-row table:style-name="ro1">
          <table:table-cell office:value-type="float" office:value="1696.2" calcext:value-type="float">
            <text:p>1696,2</text:p>
          </table:table-cell>
          <table:table-cell office:value-type="float" office:value="1.2712464691" calcext:value-type="float">
            <text:p>1,2712464691</text:p>
          </table:table-cell>
          <table:table-cell office:value-type="float" office:value="2.6208021417" calcext:value-type="float">
            <text:p>2,6208021417</text:p>
          </table:table-cell>
        </table:table-row>
        <table:table-row table:style-name="ro1">
          <table:table-cell office:value-type="float" office:value="1696.4" calcext:value-type="float">
            <text:p>1696,4</text:p>
          </table:table-cell>
          <table:table-cell office:value-type="float" office:value="1.27716368" calcext:value-type="float">
            <text:p>1,27716368</text:p>
          </table:table-cell>
          <table:table-cell office:value-type="float" office:value="2.5850489637" calcext:value-type="float">
            <text:p>2,5850489637</text:p>
          </table:table-cell>
        </table:table-row>
        <table:table-row table:style-name="ro1">
          <table:table-cell office:value-type="float" office:value="1696.6" calcext:value-type="float">
            <text:p>1696,6</text:p>
          </table:table-cell>
          <table:table-cell office:value-type="float" office:value="1.3074099489" calcext:value-type="float">
            <text:p>1,3074099489</text:p>
          </table:table-cell>
          <table:table-cell office:value-type="float" office:value="2.6052516443" calcext:value-type="float">
            <text:p>2,6052516443</text:p>
          </table:table-cell>
        </table:table-row>
        <table:table-row table:style-name="ro1">
          <table:table-cell office:value-type="float" office:value="1696.8" calcext:value-type="float">
            <text:p>1696,8</text:p>
          </table:table-cell>
          <table:table-cell office:value-type="float" office:value="1.2953882392" calcext:value-type="float">
            <text:p>1,2953882392</text:p>
          </table:table-cell>
          <table:table-cell office:value-type="float" office:value="2.6663163268" calcext:value-type="float">
            <text:p>2,666316326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.2661002704" calcext:value-type="float">
            <text:p>1,2661002704</text:p>
          </table:table-cell>
          <table:table-cell office:value-type="float" office:value="2.6525836998" calcext:value-type="float">
            <text:p>2,6525836998</text:p>
          </table:table-cell>
        </table:table-row>
        <table:table-row table:style-name="ro1">
          <table:table-cell office:value-type="float" office:value="1697.2" calcext:value-type="float">
            <text:p>1697,2</text:p>
          </table:table-cell>
          <table:table-cell office:value-type="float" office:value="1.2170337981" calcext:value-type="float">
            <text:p>1,2170337981</text:p>
          </table:table-cell>
          <table:table-cell office:value-type="float" office:value="2.5240146603" calcext:value-type="float">
            <text:p>2,5240146603</text:p>
          </table:table-cell>
        </table:table-row>
        <table:table-row table:style-name="ro1">
          <table:table-cell office:value-type="float" office:value="1697.4" calcext:value-type="float">
            <text:p>1697,4</text:p>
          </table:table-cell>
          <table:table-cell office:value-type="float" office:value="1.1896544639" calcext:value-type="float">
            <text:p>1,1896544639</text:p>
          </table:table-cell>
          <table:table-cell office:value-type="float" office:value="2.4927605646" calcext:value-type="float">
            <text:p>2,4927605646</text:p>
          </table:table-cell>
        </table:table-row>
        <table:table-row table:style-name="ro1">
          <table:table-cell office:value-type="float" office:value="1697.6" calcext:value-type="float">
            <text:p>1697,6</text:p>
          </table:table-cell>
          <table:table-cell office:value-type="float" office:value="1.2075792869" calcext:value-type="float">
            <text:p>1,2075792869</text:p>
          </table:table-cell>
          <table:table-cell office:value-type="float" office:value="2.5217011837" calcext:value-type="float">
            <text:p>2,5217011837</text:p>
          </table:table-cell>
        </table:table-row>
        <table:table-row table:style-name="ro1">
          <table:table-cell office:value-type="float" office:value="1697.8" calcext:value-type="float">
            <text:p>1697,8</text:p>
          </table:table-cell>
          <table:table-cell office:value-type="float" office:value="1.1956448467" calcext:value-type="float">
            <text:p>1,1956448467</text:p>
          </table:table-cell>
          <table:table-cell office:value-type="float" office:value="2.6234428086" calcext:value-type="float">
            <text:p>2,623442808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.1940477852" calcext:value-type="float">
            <text:p>1,1940477852</text:p>
          </table:table-cell>
          <table:table-cell office:value-type="float" office:value="2.6620898563" calcext:value-type="float">
            <text:p>2,6620898563</text:p>
          </table:table-cell>
        </table:table-row>
        <table:table-row table:style-name="ro1">
          <table:table-cell office:value-type="float" office:value="1698.2" calcext:value-type="float">
            <text:p>1698,2</text:p>
          </table:table-cell>
          <table:table-cell office:value-type="float" office:value="1.2070063813" calcext:value-type="float">
            <text:p>1,2070063813</text:p>
          </table:table-cell>
          <table:table-cell office:value-type="float" office:value="2.5959805031" calcext:value-type="float">
            <text:p>2,5959805031</text:p>
          </table:table-cell>
        </table:table-row>
        <table:table-row table:style-name="ro1">
          <table:table-cell office:value-type="float" office:value="1698.4" calcext:value-type="float">
            <text:p>1698,4</text:p>
          </table:table-cell>
          <table:table-cell office:value-type="float" office:value="1.2025733415" calcext:value-type="float">
            <text:p>1,2025733415</text:p>
          </table:table-cell>
          <table:table-cell office:value-type="float" office:value="2.5683144497" calcext:value-type="float">
            <text:p>2,5683144497</text:p>
          </table:table-cell>
        </table:table-row>
        <table:table-row table:style-name="ro1">
          <table:table-cell office:value-type="float" office:value="1698.6" calcext:value-type="float">
            <text:p>1698,6</text:p>
          </table:table-cell>
          <table:table-cell office:value-type="float" office:value="1.1975134819" calcext:value-type="float">
            <text:p>1,1975134819</text:p>
          </table:table-cell>
          <table:table-cell office:value-type="float" office:value="2.4863838168" calcext:value-type="float">
            <text:p>2,4863838168</text:p>
          </table:table-cell>
        </table:table-row>
        <table:table-row table:style-name="ro1">
          <table:table-cell office:value-type="float" office:value="1698.8" calcext:value-type="float">
            <text:p>1698,8</text:p>
          </table:table-cell>
          <table:table-cell office:value-type="float" office:value="1.2167344988" calcext:value-type="float">
            <text:p>1,2167344988</text:p>
          </table:table-cell>
          <table:table-cell office:value-type="float" office:value="2.4239662272" calcext:value-type="float">
            <text:p>2,423966227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.2025733415" calcext:value-type="float">
            <text:p>1,2025733415</text:p>
          </table:table-cell>
          <table:table-cell office:value-type="float" office:value="2.4203016176" calcext:value-type="float">
            <text:p>2,4203016176</text:p>
          </table:table-cell>
        </table:table-row>
        <table:table-row table:style-name="ro1">
          <table:table-cell office:value-type="float" office:value="1699.2" calcext:value-type="float">
            <text:p>1699,2</text:p>
          </table:table-cell>
          <table:table-cell office:value-type="float" office:value="1.2093952973" calcext:value-type="float">
            <text:p>1,2093952973</text:p>
          </table:table-cell>
          <table:table-cell office:value-type="float" office:value="2.371920386" calcext:value-type="float">
            <text:p>2,371920386</text:p>
          </table:table-cell>
        </table:table-row>
        <table:table-row table:style-name="ro1">
          <table:table-cell office:value-type="float" office:value="1699.4" calcext:value-type="float">
            <text:p>1699,4</text:p>
          </table:table-cell>
          <table:table-cell office:value-type="float" office:value="1.2224007464" calcext:value-type="float">
            <text:p>1,2224007464</text:p>
          </table:table-cell>
          <table:table-cell office:value-type="float" office:value="2.3185897581" calcext:value-type="float">
            <text:p>2,3185897581</text:p>
          </table:table-cell>
        </table:table-row>
        <table:table-row table:style-name="ro1">
          <table:table-cell office:value-type="float" office:value="1699.6" calcext:value-type="float">
            <text:p>1699,6</text:p>
          </table:table-cell>
          <table:table-cell office:value-type="float" office:value="1.2049602618" calcext:value-type="float">
            <text:p>1,2049602618</text:p>
          </table:table-cell>
          <table:table-cell office:value-type="float" office:value="2.306279251" calcext:value-type="float">
            <text:p>2,306279251</text:p>
          </table:table-cell>
        </table:table-row>
        <table:table-row table:style-name="ro1">
          <table:table-cell office:value-type="float" office:value="1699.8" calcext:value-type="float">
            <text:p>1699,8</text:p>
          </table:table-cell>
          <table:table-cell office:value-type="float" office:value="1.1868763256" calcext:value-type="float">
            <text:p>1,1868763256</text:p>
          </table:table-cell>
          <table:table-cell office:value-type="float" office:value="2.2766309447" calcext:value-type="float">
            <text:p>2,276630944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.1839418971" calcext:value-type="float">
            <text:p>1,1839418971</text:p>
          </table:table-cell>
          <table:table-cell office:value-type="float" office:value="2.1952681748" calcext:value-type="float">
            <text:p>2,1952681748</text:p>
          </table:table-cell>
        </table:table-row>
        <table:table-row table:style-name="ro1">
          <table:table-cell office:value-type="float" office:value="1700.2" calcext:value-type="float">
            <text:p>1700,2</text:p>
          </table:table-cell>
          <table:table-cell office:value-type="float" office:value="1.165173445" calcext:value-type="float">
            <text:p>1,165173445</text:p>
          </table:table-cell>
          <table:table-cell office:value-type="float" office:value="2.1540160088" calcext:value-type="float">
            <text:p>2,1540160088</text:p>
          </table:table-cell>
        </table:table-row>
        <table:table-row table:style-name="ro1">
          <table:table-cell office:value-type="float" office:value="1700.4" calcext:value-type="float">
            <text:p>1700,4</text:p>
          </table:table-cell>
          <table:table-cell office:value-type="float" office:value="1.187100524" calcext:value-type="float">
            <text:p>1,187100524</text:p>
          </table:table-cell>
          <table:table-cell office:value-type="float" office:value="2.1854117217" calcext:value-type="float">
            <text:p>2,1854117217</text:p>
          </table:table-cell>
        </table:table-row>
        <table:table-row table:style-name="ro1">
          <table:table-cell office:value-type="float" office:value="1700.6" calcext:value-type="float">
            <text:p>1700,6</text:p>
          </table:table-cell>
          <table:table-cell office:value-type="float" office:value="1.1797434519" calcext:value-type="float">
            <text:p>1,1797434519</text:p>
          </table:table-cell>
          <table:table-cell office:value-type="float" office:value="2.151770637" calcext:value-type="float">
            <text:p>2,151770637</text:p>
          </table:table-cell>
        </table:table-row>
        <table:table-row table:style-name="ro1">
          <table:table-cell office:value-type="float" office:value="1700.8" calcext:value-type="float">
            <text:p>1700,8</text:p>
          </table:table-cell>
          <table:table-cell office:value-type="float" office:value="1.1960960735" calcext:value-type="float">
            <text:p>1,1960960735</text:p>
          </table:table-cell>
          <table:table-cell office:value-type="float" office:value="2.0808082933" calcext:value-type="float">
            <text:p>2,080808293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.1641574999" calcext:value-type="float">
            <text:p>1,1641574999</text:p>
          </table:table-cell>
          <table:table-cell office:value-type="float" office:value="2.1161673513" calcext:value-type="float">
            <text:p>2,1161673513</text:p>
          </table:table-cell>
        </table:table-row>
        <table:table-row table:style-name="ro1">
          <table:table-cell office:value-type="float" office:value="1701.2" calcext:value-type="float">
            <text:p>1701,2</text:p>
          </table:table-cell>
          <table:table-cell office:value-type="float" office:value="1.1731218576" calcext:value-type="float">
            <text:p>1,1731218576</text:p>
          </table:table-cell>
          <table:table-cell office:value-type="float" office:value="2.0458622756" calcext:value-type="float">
            <text:p>2,0458622756</text:p>
          </table:table-cell>
        </table:table-row>
        <table:table-row table:style-name="ro1">
          <table:table-cell office:value-type="float" office:value="1701.4" calcext:value-type="float">
            <text:p>1701,4</text:p>
          </table:table-cell>
          <table:table-cell office:value-type="float" office:value="1.1875938519" calcext:value-type="float">
            <text:p>1,1875938519</text:p>
          </table:table-cell>
          <table:table-cell office:value-type="float" office:value="2.0192495767" calcext:value-type="float">
            <text:p>2,0192495767</text:p>
          </table:table-cell>
        </table:table-row>
        <table:table-row table:style-name="ro1">
          <table:table-cell office:value-type="float" office:value="1701.6" calcext:value-type="float">
            <text:p>1701,6</text:p>
          </table:table-cell>
          <table:table-cell office:value-type="float" office:value="1.1370572623" calcext:value-type="float">
            <text:p>1,1370572623</text:p>
          </table:table-cell>
          <table:table-cell office:value-type="float" office:value="1.9447408285" calcext:value-type="float">
            <text:p>1,9447408285</text:p>
          </table:table-cell>
        </table:table-row>
        <table:table-row table:style-name="ro1">
          <table:table-cell office:value-type="float" office:value="1701.8" calcext:value-type="float">
            <text:p>1701,8</text:p>
          </table:table-cell>
          <table:table-cell office:value-type="float" office:value="1.1401020051" calcext:value-type="float">
            <text:p>1,1401020051</text:p>
          </table:table-cell>
          <table:table-cell office:value-type="float" office:value="1.9081755838" calcext:value-type="float">
            <text:p>1,908175583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.1638774546" calcext:value-type="float">
            <text:p>1,1638774546</text:p>
          </table:table-cell>
          <table:table-cell office:value-type="float" office:value="1.8832268869" calcext:value-type="float">
            <text:p>1,8832268869</text:p>
          </table:table-cell>
        </table:table-row>
        <table:table-row table:style-name="ro1">
          <table:table-cell office:value-type="float" office:value="1702.2" calcext:value-type="float">
            <text:p>1702,2</text:p>
          </table:table-cell>
          <table:table-cell office:value-type="float" office:value="1.1222658294" calcext:value-type="float">
            <text:p>1,1222658294</text:p>
          </table:table-cell>
          <table:table-cell office:value-type="float" office:value="1.8426810646" calcext:value-type="float">
            <text:p>1,8426810646</text:p>
          </table:table-cell>
        </table:table-row>
        <table:table-row table:style-name="ro1">
          <table:table-cell office:value-type="float" office:value="1702.4" calcext:value-type="float">
            <text:p>1702,4</text:p>
          </table:table-cell>
          <table:table-cell office:value-type="float" office:value="1.1435812214" calcext:value-type="float">
            <text:p>1,1435812214</text:p>
          </table:table-cell>
          <table:table-cell office:value-type="float" office:value="1.8263588055" calcext:value-type="float">
            <text:p>1,8263588055</text:p>
          </table:table-cell>
        </table:table-row>
        <table:table-row table:style-name="ro1">
          <table:table-cell office:value-type="float" office:value="1702.6" calcext:value-type="float">
            <text:p>1702,6</text:p>
          </table:table-cell>
          <table:table-cell office:value-type="float" office:value="1.1403093701" calcext:value-type="float">
            <text:p>1,1403093701</text:p>
          </table:table-cell>
          <table:table-cell office:value-type="float" office:value="1.787918135" calcext:value-type="float">
            <text:p>1,787918135</text:p>
          </table:table-cell>
        </table:table-row>
        <table:table-row table:style-name="ro1">
          <table:table-cell office:value-type="float" office:value="1702.8" calcext:value-type="float">
            <text:p>1702,8</text:p>
          </table:table-cell>
          <table:table-cell office:value-type="float" office:value="1.1380577316" calcext:value-type="float">
            <text:p>1,1380577316</text:p>
          </table:table-cell>
          <table:table-cell office:value-type="float" office:value="1.7967550751" calcext:value-type="float">
            <text:p>1,796755075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.1499652107" calcext:value-type="float">
            <text:p>1,1499652107</text:p>
          </table:table-cell>
          <table:table-cell office:value-type="float" office:value="1.7422855949" calcext:value-type="float">
            <text:p>1,7422855949</text:p>
          </table:table-cell>
        </table:table-row>
        <table:table-row table:style-name="ro1">
          <table:table-cell office:value-type="float" office:value="1703.2" calcext:value-type="float">
            <text:p>1703,2</text:p>
          </table:table-cell>
          <table:table-cell office:value-type="float" office:value="1.1405151382" calcext:value-type="float">
            <text:p>1,1405151382</text:p>
          </table:table-cell>
          <table:table-cell office:value-type="float" office:value="1.684366301" calcext:value-type="float">
            <text:p>1,684366301</text:p>
          </table:table-cell>
        </table:table-row>
        <table:table-row table:style-name="ro1">
          <table:table-cell office:value-type="float" office:value="1703.4" calcext:value-type="float">
            <text:p>1703,4</text:p>
          </table:table-cell>
          <table:table-cell office:value-type="float" office:value="1.1469012466" calcext:value-type="float">
            <text:p>1,1469012466</text:p>
          </table:table-cell>
          <table:table-cell office:value-type="float" office:value="1.6801742787" calcext:value-type="float">
            <text:p>1,6801742787</text:p>
          </table:table-cell>
        </table:table-row>
        <table:table-row table:style-name="ro1">
          <table:table-cell office:value-type="float" office:value="1703.6" calcext:value-type="float">
            <text:p>1703,6</text:p>
          </table:table-cell>
          <table:table-cell office:value-type="float" office:value="1.1415419557" calcext:value-type="float">
            <text:p>1,1415419557</text:p>
          </table:table-cell>
          <table:table-cell office:value-type="float" office:value="1.6704038013" calcext:value-type="float">
            <text:p>1,6704038013</text:p>
          </table:table-cell>
        </table:table-row>
        <table:table-row table:style-name="ro1">
          <table:table-cell office:value-type="float" office:value="1703.8" calcext:value-type="float">
            <text:p>1703,8</text:p>
          </table:table-cell>
          <table:table-cell office:value-type="float" office:value="1.1250052528" calcext:value-type="float">
            <text:p>1,1250052528</text:p>
          </table:table-cell>
          <table:table-cell office:value-type="float" office:value="1.6704038013" calcext:value-type="float">
            <text:p>1,6704038013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.1370300079" calcext:value-type="float">
            <text:p>1,1370300079</text:p>
          </table:table-cell>
          <table:table-cell office:value-type="float" office:value="1.65915568" calcext:value-type="float">
            <text:p>1,65915568</text:p>
          </table:table-cell>
        </table:table-row>
        <table:table-row table:style-name="ro1">
          <table:table-cell office:value-type="float" office:value="1704.2" calcext:value-type="float">
            <text:p>1704,2</text:p>
          </table:table-cell>
          <table:table-cell office:value-type="float" office:value="1.1527075144" calcext:value-type="float">
            <text:p>1,1527075144</text:p>
          </table:table-cell>
          <table:table-cell office:value-type="float" office:value="1.6134228911" calcext:value-type="float">
            <text:p>1,6134228911</text:p>
          </table:table-cell>
        </table:table-row>
        <table:table-row table:style-name="ro1">
          <table:table-cell office:value-type="float" office:value="1704.4" calcext:value-type="float">
            <text:p>1704,4</text:p>
          </table:table-cell>
          <table:table-cell office:value-type="float" office:value="1.1579094919" calcext:value-type="float">
            <text:p>1,1579094919</text:p>
          </table:table-cell>
          <table:table-cell office:value-type="float" office:value="1.6301280509" calcext:value-type="float">
            <text:p>1,6301280509</text:p>
          </table:table-cell>
        </table:table-row>
        <table:table-row table:style-name="ro1">
          <table:table-cell office:value-type="float" office:value="1704.6" calcext:value-type="float">
            <text:p>1704,6</text:p>
          </table:table-cell>
          <table:table-cell office:value-type="float" office:value="1.14298955" calcext:value-type="float">
            <text:p>1,14298955</text:p>
          </table:table-cell>
          <table:table-cell office:value-type="float" office:value="1.6301280509" calcext:value-type="float">
            <text:p>1,6301280509</text:p>
          </table:table-cell>
        </table:table-row>
        <table:table-row table:style-name="ro1">
          <table:table-cell office:value-type="float" office:value="1704.8" calcext:value-type="float">
            <text:p>1704,8</text:p>
          </table:table-cell>
          <table:table-cell office:value-type="float" office:value="1.1200748893" calcext:value-type="float">
            <text:p>1,1200748893</text:p>
          </table:table-cell>
          <table:table-cell office:value-type="float" office:value="1.5971443728" calcext:value-type="float">
            <text:p>1,5971443728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.1102389382" calcext:value-type="float">
            <text:p>1,1102389382</text:p>
          </table:table-cell>
          <table:table-cell office:value-type="float" office:value="1.5972066219" calcext:value-type="float">
            <text:p>1,5972066219</text:p>
          </table:table-cell>
        </table:table-row>
        <table:table-row table:style-name="ro1">
          <table:table-cell office:value-type="float" office:value="1705.2" calcext:value-type="float">
            <text:p>1705,2</text:p>
          </table:table-cell>
          <table:table-cell office:value-type="float" office:value="1.1104832473" calcext:value-type="float">
            <text:p>1,1104832473</text:p>
          </table:table-cell>
          <table:table-cell office:value-type="float" office:value="1.5224616192" calcext:value-type="float">
            <text:p>1,5224616192</text:p>
          </table:table-cell>
        </table:table-row>
        <table:table-row table:style-name="ro1">
          <table:table-cell office:value-type="float" office:value="1705.4" calcext:value-type="float">
            <text:p>1705,4</text:p>
          </table:table-cell>
          <table:table-cell office:value-type="float" office:value="1.136611592" calcext:value-type="float">
            <text:p>1,136611592</text:p>
          </table:table-cell>
          <table:table-cell office:value-type="float" office:value="1.5810231698" calcext:value-type="float">
            <text:p>1,5810231698</text:p>
          </table:table-cell>
        </table:table-row>
        <table:table-row table:style-name="ro1">
          <table:table-cell office:value-type="float" office:value="1705.6" calcext:value-type="float">
            <text:p>1705,6</text:p>
          </table:table-cell>
          <table:table-cell office:value-type="float" office:value="1.1427878793" calcext:value-type="float">
            <text:p>1,1427878793</text:p>
          </table:table-cell>
          <table:table-cell office:value-type="float" office:value="1.5589771671" calcext:value-type="float">
            <text:p>1,5589771671</text:p>
          </table:table-cell>
        </table:table-row>
        <table:table-row table:style-name="ro1">
          <table:table-cell office:value-type="float" office:value="1705.8" calcext:value-type="float">
            <text:p>1705,8</text:p>
          </table:table-cell>
          <table:table-cell office:value-type="float" office:value="1.1325085581" calcext:value-type="float">
            <text:p>1,1325085581</text:p>
          </table:table-cell>
          <table:table-cell office:value-type="float" office:value="1.5267652913" calcext:value-type="float">
            <text:p>1,5267652913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.1384640663" calcext:value-type="float">
            <text:p>1,1384640663</text:p>
          </table:table-cell>
          <table:table-cell office:value-type="float" office:value="1.4980071337" calcext:value-type="float">
            <text:p>1,4980071337</text:p>
          </table:table-cell>
        </table:table-row>
        <table:table-row table:style-name="ro1">
          <table:table-cell office:value-type="float" office:value="1706.2" calcext:value-type="float">
            <text:p>1706,2</text:p>
          </table:table-cell>
          <table:table-cell office:value-type="float" office:value="1.1356087574" calcext:value-type="float">
            <text:p>1,1356087574</text:p>
          </table:table-cell>
          <table:table-cell office:value-type="float" office:value="1.5229700414" calcext:value-type="float">
            <text:p>1,5229700414</text:p>
          </table:table-cell>
        </table:table-row>
        <table:table-row table:style-name="ro1">
          <table:table-cell office:value-type="float" office:value="1706.4" calcext:value-type="float">
            <text:p>1706,4</text:p>
          </table:table-cell>
          <table:table-cell office:value-type="float" office:value="1.1386732679" calcext:value-type="float">
            <text:p>1,1386732679</text:p>
          </table:table-cell>
          <table:table-cell office:value-type="float" office:value="1.5159802112" calcext:value-type="float">
            <text:p>1,5159802112</text:p>
          </table:table-cell>
        </table:table-row>
        <table:table-row table:style-name="ro1">
          <table:table-cell office:value-type="float" office:value="1706.6" calcext:value-type="float">
            <text:p>1706,6</text:p>
          </table:table-cell>
          <table:table-cell office:value-type="float" office:value="1.1283119633" calcext:value-type="float">
            <text:p>1,1283119633</text:p>
          </table:table-cell>
          <table:table-cell office:value-type="float" office:value="1.5630127579" calcext:value-type="float">
            <text:p>1,5630127579</text:p>
          </table:table-cell>
        </table:table-row>
        <table:table-row table:style-name="ro1">
          <table:table-cell office:value-type="float" office:value="1706.8" calcext:value-type="float">
            <text:p>1706,8</text:p>
          </table:table-cell>
          <table:table-cell office:value-type="float" office:value="1.1214499689" calcext:value-type="float">
            <text:p>1,1214499689</text:p>
          </table:table-cell>
          <table:table-cell office:value-type="float" office:value="1.5688653509" calcext:value-type="float">
            <text:p>1,5688653509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.121994101" calcext:value-type="float">
            <text:p>1,121994101</text:p>
          </table:table-cell>
          <table:table-cell office:value-type="float" office:value="1.5393240473" calcext:value-type="float">
            <text:p>1,5393240473</text:p>
          </table:table-cell>
        </table:table-row>
        <table:table-row table:style-name="ro1">
          <table:table-cell office:value-type="float" office:value="1707.2" calcext:value-type="float">
            <text:p>1707,2</text:p>
          </table:table-cell>
          <table:table-cell office:value-type="float" office:value="1.1513820418" calcext:value-type="float">
            <text:p>1,1513820418</text:p>
          </table:table-cell>
          <table:table-cell office:value-type="float" office:value="1.558578033" calcext:value-type="float">
            <text:p>1,558578033</text:p>
          </table:table-cell>
        </table:table-row>
        <table:table-row table:style-name="ro1">
          <table:table-cell office:value-type="float" office:value="1707.4" calcext:value-type="float">
            <text:p>1707,4</text:p>
          </table:table-cell>
          <table:table-cell office:value-type="float" office:value="1.1824164514" calcext:value-type="float">
            <text:p>1,1824164514</text:p>
          </table:table-cell>
          <table:table-cell office:value-type="float" office:value="1.5481571283" calcext:value-type="float">
            <text:p>1,5481571283</text:p>
          </table:table-cell>
        </table:table-row>
        <table:table-row table:style-name="ro1">
          <table:table-cell office:value-type="float" office:value="1707.6" calcext:value-type="float">
            <text:p>1707,6</text:p>
          </table:table-cell>
          <table:table-cell office:value-type="float" office:value="1.1614931785" calcext:value-type="float">
            <text:p>1,1614931785</text:p>
          </table:table-cell>
          <table:table-cell office:value-type="float" office:value="1.509679551" calcext:value-type="float">
            <text:p>1,509679551</text:p>
          </table:table-cell>
        </table:table-row>
        <table:table-row table:style-name="ro1">
          <table:table-cell office:value-type="float" office:value="1707.8" calcext:value-type="float">
            <text:p>1707,8</text:p>
          </table:table-cell>
          <table:table-cell office:value-type="float" office:value="1.1645833378" calcext:value-type="float">
            <text:p>1,1645833378</text:p>
          </table:table-cell>
          <table:table-cell office:value-type="float" office:value="1.527872207" calcext:value-type="float">
            <text:p>1,527872207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.1546454844" calcext:value-type="float">
            <text:p>1,1546454844</text:p>
          </table:table-cell>
          <table:table-cell office:value-type="float" office:value="1.5462677963" calcext:value-type="float">
            <text:p>1,5462677963</text:p>
          </table:table-cell>
        </table:table-row>
        <table:table-row table:style-name="ro1">
          <table:table-cell office:value-type="float" office:value="1708.2" calcext:value-type="float">
            <text:p>1708,2</text:p>
          </table:table-cell>
          <table:table-cell office:value-type="float" office:value="1.1517592174" calcext:value-type="float">
            <text:p>1,1517592174</text:p>
          </table:table-cell>
          <table:table-cell office:value-type="float" office:value="1.5405443977" calcext:value-type="float">
            <text:p>1,5405443977</text:p>
          </table:table-cell>
        </table:table-row>
        <table:table-row table:style-name="ro1">
          <table:table-cell office:value-type="float" office:value="1708.4" calcext:value-type="float">
            <text:p>1708,4</text:p>
          </table:table-cell>
          <table:table-cell office:value-type="float" office:value="1.1674351854" calcext:value-type="float">
            <text:p>1,1674351854</text:p>
          </table:table-cell>
          <table:table-cell office:value-type="float" office:value="1.5319017726" calcext:value-type="float">
            <text:p>1,5319017726</text:p>
          </table:table-cell>
        </table:table-row>
        <table:table-row table:style-name="ro1">
          <table:table-cell office:value-type="float" office:value="1708.6" calcext:value-type="float">
            <text:p>1708,6</text:p>
          </table:table-cell>
          <table:table-cell office:value-type="float" office:value="1.2047026963" calcext:value-type="float">
            <text:p>1,2047026963</text:p>
          </table:table-cell>
          <table:table-cell office:value-type="float" office:value="1.5135219229" calcext:value-type="float">
            <text:p>1,5135219229</text:p>
          </table:table-cell>
        </table:table-row>
        <table:table-row table:style-name="ro1">
          <table:table-cell office:value-type="float" office:value="1708.8" calcext:value-type="float">
            <text:p>1708,8</text:p>
          </table:table-cell>
          <table:table-cell office:value-type="float" office:value="1.2272008827" calcext:value-type="float">
            <text:p>1,2272008827</text:p>
          </table:table-cell>
          <table:table-cell office:value-type="float" office:value="1.5225811334" calcext:value-type="float">
            <text:p>1,5225811334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.219063196" calcext:value-type="float">
            <text:p>1,219063196</text:p>
          </table:table-cell>
          <table:table-cell office:value-type="float" office:value="1.5480437662" calcext:value-type="float">
            <text:p>1,5480437662</text:p>
          </table:table-cell>
        </table:table-row>
        <table:table-row table:style-name="ro1">
          <table:table-cell office:value-type="float" office:value="1709.2" calcext:value-type="float">
            <text:p>1709,2</text:p>
          </table:table-cell>
          <table:table-cell office:value-type="float" office:value="1.2693663612" calcext:value-type="float">
            <text:p>1,2693663612</text:p>
          </table:table-cell>
          <table:table-cell office:value-type="float" office:value="1.5467915596" calcext:value-type="float">
            <text:p>1,5467915596</text:p>
          </table:table-cell>
        </table:table-row>
        <table:table-row table:style-name="ro1">
          <table:table-cell office:value-type="float" office:value="1709.4" calcext:value-type="float">
            <text:p>1709,4</text:p>
          </table:table-cell>
          <table:table-cell office:value-type="float" office:value="1.2841865848" calcext:value-type="float">
            <text:p>1,2841865848</text:p>
          </table:table-cell>
          <table:table-cell office:value-type="float" office:value="1.6199712989" calcext:value-type="float">
            <text:p>1,6199712989</text:p>
          </table:table-cell>
        </table:table-row>
        <table:table-row table:style-name="ro1">
          <table:table-cell office:value-type="float" office:value="1709.6" calcext:value-type="float">
            <text:p>1709,6</text:p>
          </table:table-cell>
          <table:table-cell office:value-type="float" office:value="1.2914202261" calcext:value-type="float">
            <text:p>1,2914202261</text:p>
          </table:table-cell>
          <table:table-cell office:value-type="float" office:value="1.5822693646" calcext:value-type="float">
            <text:p>1,5822693646</text:p>
          </table:table-cell>
        </table:table-row>
        <table:table-row table:style-name="ro1">
          <table:table-cell office:value-type="float" office:value="1709.8" calcext:value-type="float">
            <text:p>1709,8</text:p>
          </table:table-cell>
          <table:table-cell office:value-type="float" office:value="1.3072509007" calcext:value-type="float">
            <text:p>1,3072509007</text:p>
          </table:table-cell>
          <table:table-cell office:value-type="float" office:value="1.618608066" calcext:value-type="float">
            <text:p>1,61860806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.2797384123" calcext:value-type="float">
            <text:p>1,2797384123</text:p>
          </table:table-cell>
          <table:table-cell office:value-type="float" office:value="1.5987269056" calcext:value-type="float">
            <text:p>1,5987269056</text:p>
          </table:table-cell>
        </table:table-row>
        <table:table-row table:style-name="ro1">
          <table:table-cell office:value-type="float" office:value="1710.2" calcext:value-type="float">
            <text:p>1710,2</text:p>
          </table:table-cell>
          <table:table-cell office:value-type="float" office:value="1.2918325401" calcext:value-type="float">
            <text:p>1,2918325401</text:p>
          </table:table-cell>
          <table:table-cell office:value-type="float" office:value="1.614434652" calcext:value-type="float">
            <text:p>1,614434652</text:p>
          </table:table-cell>
        </table:table-row>
        <table:table-row table:style-name="ro1">
          <table:table-cell office:value-type="float" office:value="1710.4" calcext:value-type="float">
            <text:p>1710,4</text:p>
          </table:table-cell>
          <table:table-cell office:value-type="float" office:value="1.3425234327" calcext:value-type="float">
            <text:p>1,3425234327</text:p>
          </table:table-cell>
          <table:table-cell office:value-type="float" office:value="1.6214088733" calcext:value-type="float">
            <text:p>1,6214088733</text:p>
          </table:table-cell>
        </table:table-row>
        <table:table-row table:style-name="ro1">
          <table:table-cell office:value-type="float" office:value="1710.6" calcext:value-type="float">
            <text:p>1710,6</text:p>
          </table:table-cell>
          <table:table-cell office:value-type="float" office:value="1.3230051306" calcext:value-type="float">
            <text:p>1,3230051306</text:p>
          </table:table-cell>
          <table:table-cell office:value-type="float" office:value="1.6373968375" calcext:value-type="float">
            <text:p>1,6373968375</text:p>
          </table:table-cell>
        </table:table-row>
        <table:table-row table:style-name="ro1">
          <table:table-cell office:value-type="float" office:value="1710.8" calcext:value-type="float">
            <text:p>1710,8</text:p>
          </table:table-cell>
          <table:table-cell office:value-type="float" office:value="1.3338780096" calcext:value-type="float">
            <text:p>1,3338780096</text:p>
          </table:table-cell>
          <table:table-cell office:value-type="float" office:value="1.6408362172" calcext:value-type="float">
            <text:p>1,640836217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.3249304709" calcext:value-type="float">
            <text:p>1,3249304709</text:p>
          </table:table-cell>
          <table:table-cell office:value-type="float" office:value="1.5907650543" calcext:value-type="float">
            <text:p>1,5907650543</text:p>
          </table:table-cell>
        </table:table-row>
        <table:table-row table:style-name="ro1">
          <table:table-cell office:value-type="float" office:value="1711.2" calcext:value-type="float">
            <text:p>1711,2</text:p>
          </table:table-cell>
          <table:table-cell office:value-type="float" office:value="1.3283732459" calcext:value-type="float">
            <text:p>1,3283732459</text:p>
          </table:table-cell>
          <table:table-cell office:value-type="float" office:value="1.631053529" calcext:value-type="float">
            <text:p>1,631053529</text:p>
          </table:table-cell>
        </table:table-row>
        <table:table-row table:style-name="ro1">
          <table:table-cell office:value-type="float" office:value="1711.4" calcext:value-type="float">
            <text:p>1711,4</text:p>
          </table:table-cell>
          <table:table-cell office:value-type="float" office:value="1.3685532565" calcext:value-type="float">
            <text:p>1,3685532565</text:p>
          </table:table-cell>
          <table:table-cell office:value-type="float" office:value="1.6265168026" calcext:value-type="float">
            <text:p>1,6265168026</text:p>
          </table:table-cell>
        </table:table-row>
        <table:table-row table:style-name="ro1">
          <table:table-cell office:value-type="float" office:value="1711.6" calcext:value-type="float">
            <text:p>1711,6</text:p>
          </table:table-cell>
          <table:table-cell office:value-type="float" office:value="1.3818675635" calcext:value-type="float">
            <text:p>1,3818675635</text:p>
          </table:table-cell>
          <table:table-cell office:value-type="float" office:value="1.6131918753" calcext:value-type="float">
            <text:p>1,6131918753</text:p>
          </table:table-cell>
        </table:table-row>
        <table:table-row table:style-name="ro1">
          <table:table-cell office:value-type="float" office:value="1711.8" calcext:value-type="float">
            <text:p>1711,8</text:p>
          </table:table-cell>
          <table:table-cell office:value-type="float" office:value="1.4134828752" calcext:value-type="float">
            <text:p>1,4134828752</text:p>
          </table:table-cell>
          <table:table-cell office:value-type="float" office:value="1.6333006651" calcext:value-type="float">
            <text:p>1,6333006651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.4111013908" calcext:value-type="float">
            <text:p>1,4111013908</text:p>
          </table:table-cell>
          <table:table-cell office:value-type="float" office:value="1.6555763473" calcext:value-type="float">
            <text:p>1,6555763473</text:p>
          </table:table-cell>
        </table:table-row>
        <table:table-row table:style-name="ro1">
          <table:table-cell office:value-type="float" office:value="1712.2" calcext:value-type="float">
            <text:p>1712,2</text:p>
          </table:table-cell>
          <table:table-cell office:value-type="float" office:value="1.4119535252" calcext:value-type="float">
            <text:p>1,4119535252</text:p>
          </table:table-cell>
          <table:table-cell office:value-type="float" office:value="1.6833048715" calcext:value-type="float">
            <text:p>1,6833048715</text:p>
          </table:table-cell>
        </table:table-row>
        <table:table-row table:style-name="ro1">
          <table:table-cell office:value-type="float" office:value="1712.4" calcext:value-type="float">
            <text:p>1712,4</text:p>
          </table:table-cell>
          <table:table-cell office:value-type="float" office:value="1.4605864006" calcext:value-type="float">
            <text:p>1,4605864006</text:p>
          </table:table-cell>
          <table:table-cell office:value-type="float" office:value="1.6251552534" calcext:value-type="float">
            <text:p>1,6251552534</text:p>
          </table:table-cell>
        </table:table-row>
        <table:table-row table:style-name="ro1">
          <table:table-cell office:value-type="float" office:value="1712.6" calcext:value-type="float">
            <text:p>1712,6</text:p>
          </table:table-cell>
          <table:table-cell office:value-type="float" office:value="1.4757429759" calcext:value-type="float">
            <text:p>1,4757429759</text:p>
          </table:table-cell>
          <table:table-cell office:value-type="float" office:value="1.6692037864" calcext:value-type="float">
            <text:p>1,6692037864</text:p>
          </table:table-cell>
        </table:table-row>
        <table:table-row table:style-name="ro1">
          <table:table-cell office:value-type="float" office:value="1712.8" calcext:value-type="float">
            <text:p>1712,8</text:p>
          </table:table-cell>
          <table:table-cell office:value-type="float" office:value="1.5090864745" calcext:value-type="float">
            <text:p>1,5090864745</text:p>
          </table:table-cell>
          <table:table-cell office:value-type="float" office:value="1.6250828282" calcext:value-type="float">
            <text:p>1,6250828282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.5122976508" calcext:value-type="float">
            <text:p>1,5122976508</text:p>
          </table:table-cell>
          <table:table-cell office:value-type="float" office:value="1.6116286921" calcext:value-type="float">
            <text:p>1,6116286921</text:p>
          </table:table-cell>
        </table:table-row>
        <table:table-row table:style-name="ro1">
          <table:table-cell office:value-type="float" office:value="1713.2" calcext:value-type="float">
            <text:p>1713,2</text:p>
          </table:table-cell>
          <table:table-cell office:value-type="float" office:value="1.5450750393" calcext:value-type="float">
            <text:p>1,5450750393</text:p>
          </table:table-cell>
          <table:table-cell office:value-type="float" office:value="1.5856794944" calcext:value-type="float">
            <text:p>1,5856794944</text:p>
          </table:table-cell>
        </table:table-row>
        <table:table-row table:style-name="ro1">
          <table:table-cell office:value-type="float" office:value="1713.4" calcext:value-type="float">
            <text:p>1713,4</text:p>
          </table:table-cell>
          <table:table-cell office:value-type="float" office:value="1.5642788092" calcext:value-type="float">
            <text:p>1,5642788092</text:p>
          </table:table-cell>
          <table:table-cell office:value-type="float" office:value="1.613475962" calcext:value-type="float">
            <text:p>1,613475962</text:p>
          </table:table-cell>
        </table:table-row>
        <table:table-row table:style-name="ro1">
          <table:table-cell office:value-type="float" office:value="1713.6" calcext:value-type="float">
            <text:p>1713,6</text:p>
          </table:table-cell>
          <table:table-cell office:value-type="float" office:value="1.5921970994" calcext:value-type="float">
            <text:p>1,5921970994</text:p>
          </table:table-cell>
          <table:table-cell office:value-type="float" office:value="1.6079285588" calcext:value-type="float">
            <text:p>1,6079285588</text:p>
          </table:table-cell>
        </table:table-row>
        <table:table-row table:style-name="ro1">
          <table:table-cell office:value-type="float" office:value="1713.8" calcext:value-type="float">
            <text:p>1713,8</text:p>
          </table:table-cell>
          <table:table-cell office:value-type="float" office:value="1.5779422783" calcext:value-type="float">
            <text:p>1,5779422783</text:p>
          </table:table-cell>
          <table:table-cell office:value-type="float" office:value="1.591440923" calcext:value-type="float">
            <text:p>1,59144092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.5653991751" calcext:value-type="float">
            <text:p>1,5653991751</text:p>
          </table:table-cell>
          <table:table-cell office:value-type="float" office:value="1.6193775109" calcext:value-type="float">
            <text:p>1,6193775109</text:p>
          </table:table-cell>
        </table:table-row>
        <table:table-row table:style-name="ro1">
          <table:table-cell office:value-type="float" office:value="1714.2" calcext:value-type="float">
            <text:p>1714,2</text:p>
          </table:table-cell>
          <table:table-cell office:value-type="float" office:value="1.6002062784" calcext:value-type="float">
            <text:p>1,6002062784</text:p>
          </table:table-cell>
          <table:table-cell office:value-type="float" office:value="1.6201694022" calcext:value-type="float">
            <text:p>1,6201694022</text:p>
          </table:table-cell>
        </table:table-row>
        <table:table-row table:style-name="ro1">
          <table:table-cell office:value-type="float" office:value="1714.4" calcext:value-type="float">
            <text:p>1714,4</text:p>
          </table:table-cell>
          <table:table-cell office:value-type="float" office:value="1.6017887449" calcext:value-type="float">
            <text:p>1,6017887449</text:p>
          </table:table-cell>
          <table:table-cell office:value-type="float" office:value="1.6688382768" calcext:value-type="float">
            <text:p>1,6688382768</text:p>
          </table:table-cell>
        </table:table-row>
        <table:table-row table:style-name="ro1">
          <table:table-cell office:value-type="float" office:value="1714.6" calcext:value-type="float">
            <text:p>1714,6</text:p>
          </table:table-cell>
          <table:table-cell office:value-type="float" office:value="1.618084539" calcext:value-type="float">
            <text:p>1,618084539</text:p>
          </table:table-cell>
          <table:table-cell office:value-type="float" office:value="1.6385566939" calcext:value-type="float">
            <text:p>1,6385566939</text:p>
          </table:table-cell>
        </table:table-row>
        <table:table-row table:style-name="ro1">
          <table:table-cell office:value-type="float" office:value="1714.8" calcext:value-type="float">
            <text:p>1714,8</text:p>
          </table:table-cell>
          <table:table-cell office:value-type="float" office:value="1.6195003169" calcext:value-type="float">
            <text:p>1,6195003169</text:p>
          </table:table-cell>
          <table:table-cell office:value-type="float" office:value="1.6015744592" calcext:value-type="float">
            <text:p>1,601574459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.6415258464" calcext:value-type="float">
            <text:p>1,6415258464</text:p>
          </table:table-cell>
          <table:table-cell office:value-type="float" office:value="1.5632720498" calcext:value-type="float">
            <text:p>1,5632720498</text:p>
          </table:table-cell>
        </table:table-row>
        <table:table-row table:style-name="ro1">
          <table:table-cell office:value-type="float" office:value="1715.2" calcext:value-type="float">
            <text:p>1715,2</text:p>
          </table:table-cell>
          <table:table-cell office:value-type="float" office:value="1.6593242593" calcext:value-type="float">
            <text:p>1,6593242593</text:p>
          </table:table-cell>
          <table:table-cell office:value-type="float" office:value="1.5218533715" calcext:value-type="float">
            <text:p>1,5218533715</text:p>
          </table:table-cell>
        </table:table-row>
        <table:table-row table:style-name="ro1">
          <table:table-cell office:value-type="float" office:value="1715.4" calcext:value-type="float">
            <text:p>1715,4</text:p>
          </table:table-cell>
          <table:table-cell office:value-type="float" office:value="1.6693422056" calcext:value-type="float">
            <text:p>1,6693422056</text:p>
          </table:table-cell>
          <table:table-cell office:value-type="float" office:value="1.5372733634" calcext:value-type="float">
            <text:p>1,5372733634</text:p>
          </table:table-cell>
        </table:table-row>
        <table:table-row table:style-name="ro1">
          <table:table-cell office:value-type="float" office:value="1715.6" calcext:value-type="float">
            <text:p>1715,6</text:p>
          </table:table-cell>
          <table:table-cell office:value-type="float" office:value="1.6593242593" calcext:value-type="float">
            <text:p>1,6593242593</text:p>
          </table:table-cell>
          <table:table-cell office:value-type="float" office:value="1.5038766159" calcext:value-type="float">
            <text:p>1,5038766159</text:p>
          </table:table-cell>
        </table:table-row>
        <table:table-row table:style-name="ro1">
          <table:table-cell office:value-type="float" office:value="1715.8" calcext:value-type="float">
            <text:p>1715,8</text:p>
          </table:table-cell>
          <table:table-cell office:value-type="float" office:value="1.6873767103" calcext:value-type="float">
            <text:p>1,6873767103</text:p>
          </table:table-cell>
          <table:table-cell office:value-type="float" office:value="1.4862775586" calcext:value-type="float">
            <text:p>1,486277558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.6831495018" calcext:value-type="float">
            <text:p>1,6831495018</text:p>
          </table:table-cell>
          <table:table-cell office:value-type="float" office:value="1.4550021815" calcext:value-type="float">
            <text:p>1,4550021815</text:p>
          </table:table-cell>
        </table:table-row>
        <table:table-row table:style-name="ro1">
          <table:table-cell office:value-type="float" office:value="1716.2" calcext:value-type="float">
            <text:p>1716,2</text:p>
          </table:table-cell>
          <table:table-cell office:value-type="float" office:value="1.679346179" calcext:value-type="float">
            <text:p>1,679346179</text:p>
          </table:table-cell>
          <table:table-cell office:value-type="float" office:value="1.4664554307" calcext:value-type="float">
            <text:p>1,4664554307</text:p>
          </table:table-cell>
        </table:table-row>
        <table:table-row table:style-name="ro1">
          <table:table-cell office:value-type="float" office:value="1716.4" calcext:value-type="float">
            <text:p>1716,4</text:p>
          </table:table-cell>
          <table:table-cell office:value-type="float" office:value="1.6868268519" calcext:value-type="float">
            <text:p>1,6868268519</text:p>
          </table:table-cell>
          <table:table-cell office:value-type="float" office:value="1.4655604057" calcext:value-type="float">
            <text:p>1,4655604057</text:p>
          </table:table-cell>
        </table:table-row>
        <table:table-row table:style-name="ro1">
          <table:table-cell office:value-type="float" office:value="1716.6" calcext:value-type="float">
            <text:p>1716,6</text:p>
          </table:table-cell>
          <table:table-cell office:value-type="float" office:value="1.6908136746" calcext:value-type="float">
            <text:p>1,6908136746</text:p>
          </table:table-cell>
          <table:table-cell office:value-type="float" office:value="1.4068274219" calcext:value-type="float">
            <text:p>1,4068274219</text:p>
          </table:table-cell>
        </table:table-row>
        <table:table-row table:style-name="ro1">
          <table:table-cell office:value-type="float" office:value="1716.8" calcext:value-type="float">
            <text:p>1716,8</text:p>
          </table:table-cell>
          <table:table-cell office:value-type="float" office:value="1.7277547486" calcext:value-type="float">
            <text:p>1,7277547486</text:p>
          </table:table-cell>
          <table:table-cell office:value-type="float" office:value="1.4008649782" calcext:value-type="float">
            <text:p>1,400864978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.7225449734" calcext:value-type="float">
            <text:p>1,7225449734</text:p>
          </table:table-cell>
          <table:table-cell office:value-type="float" office:value="1.4170860636" calcext:value-type="float">
            <text:p>1,4170860636</text:p>
          </table:table-cell>
        </table:table-row>
        <table:table-row table:style-name="ro1">
          <table:table-cell office:value-type="float" office:value="1717.2" calcext:value-type="float">
            <text:p>1717,2</text:p>
          </table:table-cell>
          <table:table-cell office:value-type="float" office:value="1.6829215147" calcext:value-type="float">
            <text:p>1,6829215147</text:p>
          </table:table-cell>
          <table:table-cell office:value-type="float" office:value="1.391723904" calcext:value-type="float">
            <text:p>1,391723904</text:p>
          </table:table-cell>
        </table:table-row>
        <table:table-row table:style-name="ro1">
          <table:table-cell office:value-type="float" office:value="1717.4" calcext:value-type="float">
            <text:p>1717,4</text:p>
          </table:table-cell>
          <table:table-cell office:value-type="float" office:value="1.6984496177" calcext:value-type="float">
            <text:p>1,6984496177</text:p>
          </table:table-cell>
          <table:table-cell office:value-type="float" office:value="1.3978948488" calcext:value-type="float">
            <text:p>1,3978948488</text:p>
          </table:table-cell>
        </table:table-row>
        <table:table-row table:style-name="ro1">
          <table:table-cell office:value-type="float" office:value="1717.6" calcext:value-type="float">
            <text:p>1717,6</text:p>
          </table:table-cell>
          <table:table-cell office:value-type="float" office:value="1.6724802001" calcext:value-type="float">
            <text:p>1,6724802001</text:p>
          </table:table-cell>
          <table:table-cell office:value-type="float" office:value="1.3595276774" calcext:value-type="float">
            <text:p>1,3595276774</text:p>
          </table:table-cell>
        </table:table-row>
        <table:table-row table:style-name="ro1">
          <table:table-cell office:value-type="float" office:value="1717.8" calcext:value-type="float">
            <text:p>1717,8</text:p>
          </table:table-cell>
          <table:table-cell office:value-type="float" office:value="1.6523176811" calcext:value-type="float">
            <text:p>1,6523176811</text:p>
          </table:table-cell>
          <table:table-cell office:value-type="float" office:value="1.3586836167" calcext:value-type="float">
            <text:p>1,3586836167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.6427887408" calcext:value-type="float">
            <text:p>1,6427887408</text:p>
          </table:table-cell>
          <table:table-cell office:value-type="float" office:value="1.3332633974" calcext:value-type="float">
            <text:p>1,3332633974</text:p>
          </table:table-cell>
        </table:table-row>
        <table:table-row table:style-name="ro1">
          <table:table-cell office:value-type="float" office:value="1718.2" calcext:value-type="float">
            <text:p>1718,2</text:p>
          </table:table-cell>
          <table:table-cell office:value-type="float" office:value="1.5933522703" calcext:value-type="float">
            <text:p>1,5933522703</text:p>
          </table:table-cell>
          <table:table-cell office:value-type="float" office:value="1.3506943268" calcext:value-type="float">
            <text:p>1,3506943268</text:p>
          </table:table-cell>
        </table:table-row>
        <table:table-row table:style-name="ro1">
          <table:table-cell office:value-type="float" office:value="1718.4" calcext:value-type="float">
            <text:p>1718,4</text:p>
          </table:table-cell>
          <table:table-cell office:value-type="float" office:value="1.6086925111" calcext:value-type="float">
            <text:p>1,6086925111</text:p>
          </table:table-cell>
          <table:table-cell office:value-type="float" office:value="1.3478345992" calcext:value-type="float">
            <text:p>1,3478345992</text:p>
          </table:table-cell>
        </table:table-row>
        <table:table-row table:style-name="ro1">
          <table:table-cell office:value-type="float" office:value="1718.6" calcext:value-type="float">
            <text:p>1718,6</text:p>
          </table:table-cell>
          <table:table-cell office:value-type="float" office:value="1.5608819941" calcext:value-type="float">
            <text:p>1,5608819941</text:p>
          </table:table-cell>
          <table:table-cell office:value-type="float" office:value="1.2809480056" calcext:value-type="float">
            <text:p>1,2809480056</text:p>
          </table:table-cell>
        </table:table-row>
        <table:table-row table:style-name="ro1">
          <table:table-cell office:value-type="float" office:value="1718.8" calcext:value-type="float">
            <text:p>1718,8</text:p>
          </table:table-cell>
          <table:table-cell office:value-type="float" office:value="1.507884269" calcext:value-type="float">
            <text:p>1,507884269</text:p>
          </table:table-cell>
          <table:table-cell office:value-type="float" office:value="1.2765948286" calcext:value-type="float">
            <text:p>1,2765948286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.4565684616" calcext:value-type="float">
            <text:p>1,4565684616</text:p>
          </table:table-cell>
          <table:table-cell office:value-type="float" office:value="1.2761014325" calcext:value-type="float">
            <text:p>1,2761014325</text:p>
          </table:table-cell>
        </table:table-row>
        <table:table-row table:style-name="ro1">
          <table:table-cell office:value-type="float" office:value="1719.2" calcext:value-type="float">
            <text:p>1719,2</text:p>
          </table:table-cell>
          <table:table-cell office:value-type="float" office:value="1.4561777678" calcext:value-type="float">
            <text:p>1,4561777678</text:p>
          </table:table-cell>
          <table:table-cell office:value-type="float" office:value="1.2518029972" calcext:value-type="float">
            <text:p>1,2518029972</text:p>
          </table:table-cell>
        </table:table-row>
        <table:table-row table:style-name="ro1">
          <table:table-cell office:value-type="float" office:value="1719.4" calcext:value-type="float">
            <text:p>1719,4</text:p>
          </table:table-cell>
          <table:table-cell office:value-type="float" office:value="1.4686254777" calcext:value-type="float">
            <text:p>1,4686254777</text:p>
          </table:table-cell>
          <table:table-cell office:value-type="float" office:value="1.2042713077" calcext:value-type="float">
            <text:p>1,2042713077</text:p>
          </table:table-cell>
        </table:table-row>
        <table:table-row table:style-name="ro1">
          <table:table-cell office:value-type="float" office:value="1719.6" calcext:value-type="float">
            <text:p>1719,6</text:p>
          </table:table-cell>
          <table:table-cell office:value-type="float" office:value="1.4016363909" calcext:value-type="float">
            <text:p>1,4016363909</text:p>
          </table:table-cell>
          <table:table-cell office:value-type="float" office:value="1.2086677579" calcext:value-type="float">
            <text:p>1,2086677579</text:p>
          </table:table-cell>
        </table:table-row>
        <table:table-row table:style-name="ro1">
          <table:table-cell office:value-type="float" office:value="1719.8" calcext:value-type="float">
            <text:p>1719,8</text:p>
          </table:table-cell>
          <table:table-cell office:value-type="float" office:value="1.3671455886" calcext:value-type="float">
            <text:p>1,3671455886</text:p>
          </table:table-cell>
          <table:table-cell office:value-type="float" office:value="1.2201522225" calcext:value-type="float">
            <text:p>1,22015222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.3369876907" calcext:value-type="float">
            <text:p>1,3369876907</text:p>
          </table:table-cell>
          <table:table-cell office:value-type="float" office:value="1.2101394621" calcext:value-type="float">
            <text:p>1,2101394621</text:p>
          </table:table-cell>
        </table:table-row>
        <table:table-row table:style-name="ro1">
          <table:table-cell office:value-type="float" office:value="1720.2" calcext:value-type="float">
            <text:p>1720,2</text:p>
          </table:table-cell>
          <table:table-cell office:value-type="float" office:value="1.3138559453" calcext:value-type="float">
            <text:p>1,3138559453</text:p>
          </table:table-cell>
          <table:table-cell office:value-type="float" office:value="1.1609004882" calcext:value-type="float">
            <text:p>1,1609004882</text:p>
          </table:table-cell>
        </table:table-row>
        <table:table-row table:style-name="ro1">
          <table:table-cell office:value-type="float" office:value="1720.4" calcext:value-type="float">
            <text:p>1720,4</text:p>
          </table:table-cell>
          <table:table-cell office:value-type="float" office:value="1.3118406234" calcext:value-type="float">
            <text:p>1,3118406234</text:p>
          </table:table-cell>
          <table:table-cell office:value-type="float" office:value="1.1786485995" calcext:value-type="float">
            <text:p>1,1786485995</text:p>
          </table:table-cell>
        </table:table-row>
        <table:table-row table:style-name="ro1">
          <table:table-cell office:value-type="float" office:value="1720.6" calcext:value-type="float">
            <text:p>1720,6</text:p>
          </table:table-cell>
          <table:table-cell office:value-type="float" office:value="1.2661673275" calcext:value-type="float">
            <text:p>1,2661673275</text:p>
          </table:table-cell>
          <table:table-cell office:value-type="float" office:value="1.1281890325" calcext:value-type="float">
            <text:p>1,1281890325</text:p>
          </table:table-cell>
        </table:table-row>
        <table:table-row table:style-name="ro1">
          <table:table-cell office:value-type="float" office:value="1720.8" calcext:value-type="float">
            <text:p>1720,8</text:p>
          </table:table-cell>
          <table:table-cell office:value-type="float" office:value="1.2061522281" calcext:value-type="float">
            <text:p>1,2061522281</text:p>
          </table:table-cell>
          <table:table-cell office:value-type="float" office:value="1.1223139646" calcext:value-type="float">
            <text:p>1,122313964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.1960841856" calcext:value-type="float">
            <text:p>1,1960841856</text:p>
          </table:table-cell>
          <table:table-cell office:value-type="float" office:value="1.0860747671" calcext:value-type="float">
            <text:p>1,0860747671</text:p>
          </table:table-cell>
        </table:table-row>
        <table:table-row table:style-name="ro1">
          <table:table-cell office:value-type="float" office:value="1721.2" calcext:value-type="float">
            <text:p>1721,2</text:p>
          </table:table-cell>
          <table:table-cell office:value-type="float" office:value="1.1737574315" calcext:value-type="float">
            <text:p>1,1737574315</text:p>
          </table:table-cell>
          <table:table-cell office:value-type="float" office:value="1.0730057744" calcext:value-type="float">
            <text:p>1,0730057744</text:p>
          </table:table-cell>
        </table:table-row>
        <table:table-row table:style-name="ro1">
          <table:table-cell office:value-type="float" office:value="1721.4" calcext:value-type="float">
            <text:p>1721,4</text:p>
          </table:table-cell>
          <table:table-cell office:value-type="float" office:value="1.1751708796" calcext:value-type="float">
            <text:p>1,1751708796</text:p>
          </table:table-cell>
          <table:table-cell office:value-type="float" office:value="1.0759050244" calcext:value-type="float">
            <text:p>1,0759050244</text:p>
          </table:table-cell>
        </table:table-row>
        <table:table-row table:style-name="ro1">
          <table:table-cell office:value-type="float" office:value="1721.6" calcext:value-type="float">
            <text:p>1721,6</text:p>
          </table:table-cell>
          <table:table-cell office:value-type="float" office:value="1.1282142798" calcext:value-type="float">
            <text:p>1,1282142798</text:p>
          </table:table-cell>
          <table:table-cell office:value-type="float" office:value="1.0659334466" calcext:value-type="float">
            <text:p>1,0659334466</text:p>
          </table:table-cell>
        </table:table-row>
        <table:table-row table:style-name="ro1">
          <table:table-cell office:value-type="float" office:value="1721.8" calcext:value-type="float">
            <text:p>1721,8</text:p>
          </table:table-cell>
          <table:table-cell office:value-type="float" office:value="1.0818781716" calcext:value-type="float">
            <text:p>1,0818781716</text:p>
          </table:table-cell>
          <table:table-cell office:value-type="float" office:value="1.0630791571" calcext:value-type="float">
            <text:p>1,0630791571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.0820039452" calcext:value-type="float">
            <text:p>1,0820039452</text:p>
          </table:table-cell>
          <table:table-cell office:value-type="float" office:value="1.0376816727" calcext:value-type="float">
            <text:p>1,0376816727</text:p>
          </table:table-cell>
        </table:table-row>
        <table:table-row table:style-name="ro1">
          <table:table-cell office:value-type="float" office:value="1722.2" calcext:value-type="float">
            <text:p>1722,2</text:p>
          </table:table-cell>
          <table:table-cell office:value-type="float" office:value="1.0366801498" calcext:value-type="float">
            <text:p>1,0366801498</text:p>
          </table:table-cell>
          <table:table-cell office:value-type="float" office:value="1.0273101644" calcext:value-type="float">
            <text:p>1,0273101644</text:p>
          </table:table-cell>
        </table:table-row>
        <table:table-row table:style-name="ro1">
          <table:table-cell office:value-type="float" office:value="1722.4" calcext:value-type="float">
            <text:p>1722,4</text:p>
          </table:table-cell>
          <table:table-cell office:value-type="float" office:value="0.9879672483" calcext:value-type="float">
            <text:p>0,9879672483</text:p>
          </table:table-cell>
          <table:table-cell office:value-type="float" office:value="0.9892296798" calcext:value-type="float">
            <text:p>0,9892296798</text:p>
          </table:table-cell>
        </table:table-row>
        <table:table-row table:style-name="ro1">
          <table:table-cell office:value-type="float" office:value="1722.6" calcext:value-type="float">
            <text:p>1722,6</text:p>
          </table:table-cell>
          <table:table-cell office:value-type="float" office:value="0.9593087427" calcext:value-type="float">
            <text:p>0,9593087427</text:p>
          </table:table-cell>
          <table:table-cell office:value-type="float" office:value="0.942511447" calcext:value-type="float">
            <text:p>0,942511447</text:p>
          </table:table-cell>
        </table:table-row>
        <table:table-row table:style-name="ro1">
          <table:table-cell office:value-type="float" office:value="1722.8" calcext:value-type="float">
            <text:p>1722,8</text:p>
          </table:table-cell>
          <table:table-cell office:value-type="float" office:value="0.9573434496" calcext:value-type="float">
            <text:p>0,9573434496</text:p>
          </table:table-cell>
          <table:table-cell office:value-type="float" office:value="0.9405461537" calcext:value-type="float">
            <text:p>0,940546153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.9301458635" calcext:value-type="float">
            <text:p>0,9301458635</text:p>
          </table:table-cell>
          <table:table-cell office:value-type="float" office:value="0.932614929" calcext:value-type="float">
            <text:p>0,932614929</text:p>
          </table:table-cell>
        </table:table-row>
        <table:table-row table:style-name="ro1">
          <table:table-cell office:value-type="float" office:value="1723.2" calcext:value-type="float">
            <text:p>1723,2</text:p>
          </table:table-cell>
          <table:table-cell office:value-type="float" office:value="0.9458048138" calcext:value-type="float">
            <text:p>0,9458048138</text:p>
          </table:table-cell>
          <table:table-cell office:value-type="float" office:value="0.9292066492" calcext:value-type="float">
            <text:p>0,9292066492</text:p>
          </table:table-cell>
        </table:table-row>
        <table:table-row table:style-name="ro1">
          <table:table-cell office:value-type="float" office:value="1723.4" calcext:value-type="float">
            <text:p>1723,4</text:p>
          </table:table-cell>
          <table:table-cell office:value-type="float" office:value="0.9061906735" calcext:value-type="float">
            <text:p>0,9061906735</text:p>
          </table:table-cell>
          <table:table-cell office:value-type="float" office:value="0.9294199252" calcext:value-type="float">
            <text:p>0,9294199252</text:p>
          </table:table-cell>
        </table:table-row>
        <table:table-row table:style-name="ro1">
          <table:table-cell office:value-type="float" office:value="1723.6" calcext:value-type="float">
            <text:p>1723,6</text:p>
          </table:table-cell>
          <table:table-cell office:value-type="float" office:value="0.8835581543" calcext:value-type="float">
            <text:p>0,8835581543</text:p>
          </table:table-cell>
          <table:table-cell office:value-type="float" office:value="0.9165008424" calcext:value-type="float">
            <text:p>0,9165008424</text:p>
          </table:table-cell>
        </table:table-row>
        <table:table-row table:style-name="ro1">
          <table:table-cell office:value-type="float" office:value="1723.8" calcext:value-type="float">
            <text:p>1723,8</text:p>
          </table:table-cell>
          <table:table-cell office:value-type="float" office:value="0.8590796662" calcext:value-type="float">
            <text:p>0,8590796662</text:p>
          </table:table-cell>
          <table:table-cell office:value-type="float" office:value="0.9124703201" calcext:value-type="float">
            <text:p>0,9124703201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.8367040411" calcext:value-type="float">
            <text:p>0,8367040411</text:p>
          </table:table-cell>
          <table:table-cell office:value-type="float" office:value="0.8955847334" calcext:value-type="float">
            <text:p>0,8955847334</text:p>
          </table:table-cell>
        </table:table-row>
        <table:table-row table:style-name="ro1">
          <table:table-cell office:value-type="float" office:value="1724.2" calcext:value-type="float">
            <text:p>1724,2</text:p>
          </table:table-cell>
          <table:table-cell office:value-type="float" office:value="0.8270711059" calcext:value-type="float">
            <text:p>0,8270711059</text:p>
          </table:table-cell>
          <table:table-cell office:value-type="float" office:value="0.8887466514" calcext:value-type="float">
            <text:p>0,8887466514</text:p>
          </table:table-cell>
        </table:table-row>
        <table:table-row table:style-name="ro1">
          <table:table-cell office:value-type="float" office:value="1724.4" calcext:value-type="float">
            <text:p>1724,4</text:p>
          </table:table-cell>
          <table:table-cell office:value-type="float" office:value="0.7999328107" calcext:value-type="float">
            <text:p>0,7999328107</text:p>
          </table:table-cell>
          <table:table-cell office:value-type="float" office:value="0.8639712173" calcext:value-type="float">
            <text:p>0,8639712173</text:p>
          </table:table-cell>
        </table:table-row>
        <table:table-row table:style-name="ro1">
          <table:table-cell office:value-type="float" office:value="1724.6" calcext:value-type="float">
            <text:p>1724,6</text:p>
          </table:table-cell>
          <table:table-cell office:value-type="float" office:value="0.79058549" calcext:value-type="float">
            <text:p>0,79058549</text:p>
          </table:table-cell>
          <table:table-cell office:value-type="float" office:value="0.8612451297" calcext:value-type="float">
            <text:p>0,8612451297</text:p>
          </table:table-cell>
        </table:table-row>
        <table:table-row table:style-name="ro1">
          <table:table-cell office:value-type="float" office:value="1724.8" calcext:value-type="float">
            <text:p>1724,8</text:p>
          </table:table-cell>
          <table:table-cell office:value-type="float" office:value="0.7577729731" calcext:value-type="float">
            <text:p>0,7577729731</text:p>
          </table:table-cell>
          <table:table-cell office:value-type="float" office:value="0.8535573222" calcext:value-type="float">
            <text:p>0,8535573222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.7524625788" calcext:value-type="float">
            <text:p>0,7524625788</text:p>
          </table:table-cell>
          <table:table-cell office:value-type="float" office:value="0.8631702795" calcext:value-type="float">
            <text:p>0,8631702795</text:p>
          </table:table-cell>
        </table:table-row>
        <table:table-row table:style-name="ro1">
          <table:table-cell office:value-type="float" office:value="1725.2" calcext:value-type="float">
            <text:p>1725,2</text:p>
          </table:table-cell>
          <table:table-cell office:value-type="float" office:value="0.7522374" calcext:value-type="float">
            <text:p>0,7522374</text:p>
          </table:table-cell>
          <table:table-cell office:value-type="float" office:value="0.8338808624" calcext:value-type="float">
            <text:p>0,8338808624</text:p>
          </table:table-cell>
        </table:table-row>
        <table:table-row table:style-name="ro1">
          <table:table-cell office:value-type="float" office:value="1725.4" calcext:value-type="float">
            <text:p>1725,4</text:p>
          </table:table-cell>
          <table:table-cell office:value-type="float" office:value="0.7293150448" calcext:value-type="float">
            <text:p>0,7293150448</text:p>
          </table:table-cell>
          <table:table-cell office:value-type="float" office:value="0.8247637826" calcext:value-type="float">
            <text:p>0,8247637826</text:p>
          </table:table-cell>
        </table:table-row>
        <table:table-row table:style-name="ro1">
          <table:table-cell office:value-type="float" office:value="1725.6" calcext:value-type="float">
            <text:p>1725,6</text:p>
          </table:table-cell>
          <table:table-cell office:value-type="float" office:value="0.7459200085" calcext:value-type="float">
            <text:p>0,7459200085</text:p>
          </table:table-cell>
          <table:table-cell office:value-type="float" office:value="0.8174816813" calcext:value-type="float">
            <text:p>0,8174816813</text:p>
          </table:table-cell>
        </table:table-row>
        <table:table-row table:style-name="ro1">
          <table:table-cell office:value-type="float" office:value="1725.8" calcext:value-type="float">
            <text:p>1725,8</text:p>
          </table:table-cell>
          <table:table-cell office:value-type="float" office:value="0.7460181715" calcext:value-type="float">
            <text:p>0,7460181715</text:p>
          </table:table-cell>
          <table:table-cell office:value-type="float" office:value="0.7887557506" calcext:value-type="float">
            <text:p>0,7887557506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.7311056015" calcext:value-type="float">
            <text:p>0,7311056015</text:p>
          </table:table-cell>
          <table:table-cell office:value-type="float" office:value="0.7989966046" calcext:value-type="float">
            <text:p>0,7989966046</text:p>
          </table:table-cell>
        </table:table-row>
        <table:table-row table:style-name="ro1">
          <table:table-cell office:value-type="float" office:value="1726.2" calcext:value-type="float">
            <text:p>1726,2</text:p>
          </table:table-cell>
          <table:table-cell office:value-type="float" office:value="0.7286710851" calcext:value-type="float">
            <text:p>0,7286710851</text:p>
          </table:table-cell>
          <table:table-cell office:value-type="float" office:value="0.7920063739" calcext:value-type="float">
            <text:p>0,7920063739</text:p>
          </table:table-cell>
        </table:table-row>
        <table:table-row table:style-name="ro1">
          <table:table-cell office:value-type="float" office:value="1726.4" calcext:value-type="float">
            <text:p>1726,4</text:p>
          </table:table-cell>
          <table:table-cell office:value-type="float" office:value="0.6990528279" calcext:value-type="float">
            <text:p>0,6990528279</text:p>
          </table:table-cell>
          <table:table-cell office:value-type="float" office:value="0.7751241939" calcext:value-type="float">
            <text:p>0,7751241939</text:p>
          </table:table-cell>
        </table:table-row>
        <table:table-row table:style-name="ro1">
          <table:table-cell office:value-type="float" office:value="1726.6" calcext:value-type="float">
            <text:p>1726,6</text:p>
          </table:table-cell>
          <table:table-cell office:value-type="float" office:value="0.6775080413" calcext:value-type="float">
            <text:p>0,6775080413</text:p>
          </table:table-cell>
          <table:table-cell office:value-type="float" office:value="0.7573802427" calcext:value-type="float">
            <text:p>0,7573802427</text:p>
          </table:table-cell>
        </table:table-row>
        <table:table-row table:style-name="ro1">
          <table:table-cell office:value-type="float" office:value="1726.8" calcext:value-type="float">
            <text:p>1726,8</text:p>
          </table:table-cell>
          <table:table-cell office:value-type="float" office:value="0.6861426529" calcext:value-type="float">
            <text:p>0,6861426529</text:p>
          </table:table-cell>
          <table:table-cell office:value-type="float" office:value="0.7517985807" calcext:value-type="float">
            <text:p>0,751798580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.6669135154" calcext:value-type="float">
            <text:p>0,6669135154</text:p>
          </table:table-cell>
          <table:table-cell office:value-type="float" office:value="0.7405098349" calcext:value-type="float">
            <text:p>0,7405098349</text:p>
          </table:table-cell>
        </table:table-row>
        <table:table-row table:style-name="ro1">
          <table:table-cell office:value-type="float" office:value="1727.2" calcext:value-type="float">
            <text:p>1727,2</text:p>
          </table:table-cell>
          <table:table-cell office:value-type="float" office:value="0.6653441575" calcext:value-type="float">
            <text:p>0,6653441575</text:p>
          </table:table-cell>
          <table:table-cell office:value-type="float" office:value="0.746446867" calcext:value-type="float">
            <text:p>0,746446867</text:p>
          </table:table-cell>
        </table:table-row>
        <table:table-row table:style-name="ro1">
          <table:table-cell office:value-type="float" office:value="1727.4" calcext:value-type="float">
            <text:p>1727,4</text:p>
          </table:table-cell>
          <table:table-cell office:value-type="float" office:value="0.6564224907" calcext:value-type="float">
            <text:p>0,6564224907</text:p>
          </table:table-cell>
          <table:table-cell office:value-type="float" office:value="0.7516046227" calcext:value-type="float">
            <text:p>0,7516046227</text:p>
          </table:table-cell>
        </table:table-row>
        <table:table-row table:style-name="ro1">
          <table:table-cell office:value-type="float" office:value="1727.6" calcext:value-type="float">
            <text:p>1727,6</text:p>
          </table:table-cell>
          <table:table-cell office:value-type="float" office:value="0.6726104197" calcext:value-type="float">
            <text:p>0,6726104197</text:p>
          </table:table-cell>
          <table:table-cell office:value-type="float" office:value="0.7536034637" calcext:value-type="float">
            <text:p>0,7536034637</text:p>
          </table:table-cell>
        </table:table-row>
        <table:table-row table:style-name="ro1">
          <table:table-cell office:value-type="float" office:value="1727.8" calcext:value-type="float">
            <text:p>1727,8</text:p>
          </table:table-cell>
          <table:table-cell office:value-type="float" office:value="0.6954569255" calcext:value-type="float">
            <text:p>0,6954569255</text:p>
          </table:table-cell>
          <table:table-cell office:value-type="float" office:value="0.7516046227" calcext:value-type="float">
            <text:p>0,751604622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.678617853" calcext:value-type="float">
            <text:p>0,678617853</text:p>
          </table:table-cell>
          <table:table-cell office:value-type="float" office:value="0.7657294746" calcext:value-type="float">
            <text:p>0,7657294746</text:p>
          </table:table-cell>
        </table:table-row>
        <table:table-row table:style-name="ro1">
          <table:table-cell office:value-type="float" office:value="1728.2" calcext:value-type="float">
            <text:p>1728,2</text:p>
          </table:table-cell>
          <table:table-cell office:value-type="float" office:value="0.6883011605" calcext:value-type="float">
            <text:p>0,6883011605</text:p>
          </table:table-cell>
          <table:table-cell office:value-type="float" office:value="0.7480653425" calcext:value-type="float">
            <text:p>0,7480653425</text:p>
          </table:table-cell>
        </table:table-row>
        <table:table-row table:style-name="ro1">
          <table:table-cell office:value-type="float" office:value="1728.4" calcext:value-type="float">
            <text:p>1728,4</text:p>
          </table:table-cell>
          <table:table-cell office:value-type="float" office:value="0.6795407959" calcext:value-type="float">
            <text:p>0,6795407959</text:p>
          </table:table-cell>
          <table:table-cell office:value-type="float" office:value="0.7489568011" calcext:value-type="float">
            <text:p>0,7489568011</text:p>
          </table:table-cell>
        </table:table-row>
        <table:table-row table:style-name="ro1">
          <table:table-cell office:value-type="float" office:value="1728.6" calcext:value-type="float">
            <text:p>1728,6</text:p>
          </table:table-cell>
          <table:table-cell office:value-type="float" office:value="0.6959703277" calcext:value-type="float">
            <text:p>0,6959703277</text:p>
          </table:table-cell>
          <table:table-cell office:value-type="float" office:value="0.7557582787" calcext:value-type="float">
            <text:p>0,7557582787</text:p>
          </table:table-cell>
        </table:table-row>
        <table:table-row table:style-name="ro1">
          <table:table-cell office:value-type="float" office:value="1728.8" calcext:value-type="float">
            <text:p>1728,8</text:p>
          </table:table-cell>
          <table:table-cell office:value-type="float" office:value="0.6835136606" calcext:value-type="float">
            <text:p>0,6835136606</text:p>
          </table:table-cell>
          <table:table-cell office:value-type="float" office:value="0.7508036392" calcext:value-type="float">
            <text:p>0,7508036392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.6900718418" calcext:value-type="float">
            <text:p>0,6900718418</text:p>
          </table:table-cell>
          <table:table-cell office:value-type="float" office:value="0.7620645751" calcext:value-type="float">
            <text:p>0,7620645751</text:p>
          </table:table-cell>
        </table:table-row>
        <table:table-row table:style-name="ro1">
          <table:table-cell office:value-type="float" office:value="1729.2" calcext:value-type="float">
            <text:p>1729,2</text:p>
          </table:table-cell>
          <table:table-cell office:value-type="float" office:value="0.6983568541" calcext:value-type="float">
            <text:p>0,6983568541</text:p>
          </table:table-cell>
          <table:table-cell office:value-type="float" office:value="0.7812289422" calcext:value-type="float">
            <text:p>0,7812289422</text:p>
          </table:table-cell>
        </table:table-row>
        <table:table-row table:style-name="ro1">
          <table:table-cell office:value-type="float" office:value="1729.4" calcext:value-type="float">
            <text:p>1729,4</text:p>
          </table:table-cell>
          <table:table-cell office:value-type="float" office:value="0.6987612621" calcext:value-type="float">
            <text:p>0,6987612621</text:p>
          </table:table-cell>
          <table:table-cell office:value-type="float" office:value="0.756585101" calcext:value-type="float">
            <text:p>0,756585101</text:p>
          </table:table-cell>
        </table:table-row>
        <table:table-row table:style-name="ro1">
          <table:table-cell office:value-type="float" office:value="1729.6" calcext:value-type="float">
            <text:p>1729,6</text:p>
          </table:table-cell>
          <table:table-cell office:value-type="float" office:value="0.7116479119" calcext:value-type="float">
            <text:p>0,7116479119</text:p>
          </table:table-cell>
          <table:table-cell office:value-type="float" office:value="0.753317761" calcext:value-type="float">
            <text:p>0,753317761</text:p>
          </table:table-cell>
        </table:table-row>
        <table:table-row table:style-name="ro1">
          <table:table-cell office:value-type="float" office:value="1729.8" calcext:value-type="float">
            <text:p>1729,8</text:p>
          </table:table-cell>
          <table:table-cell office:value-type="float" office:value="0.7186863697" calcext:value-type="float">
            <text:p>0,7186863697</text:p>
          </table:table-cell>
          <table:table-cell office:value-type="float" office:value="0.7641801009" calcext:value-type="float">
            <text:p>0,764180100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.7051837035" calcext:value-type="float">
            <text:p>0,7051837035</text:p>
          </table:table-cell>
          <table:table-cell office:value-type="float" office:value="0.7869549104" calcext:value-type="float">
            <text:p>0,7869549104</text:p>
          </table:table-cell>
        </table:table-row>
        <table:table-row table:style-name="ro1">
          <table:table-cell office:value-type="float" office:value="1730.2" calcext:value-type="float">
            <text:p>1730,2</text:p>
          </table:table-cell>
          <table:table-cell office:value-type="float" office:value="0.7276031338" calcext:value-type="float">
            <text:p>0,7276031338</text:p>
          </table:table-cell>
          <table:table-cell office:value-type="float" office:value="0.7829583869" calcext:value-type="float">
            <text:p>0,7829583869</text:p>
          </table:table-cell>
        </table:table-row>
        <table:table-row table:style-name="ro1">
          <table:table-cell office:value-type="float" office:value="1730.4" calcext:value-type="float">
            <text:p>1730,4</text:p>
          </table:table-cell>
          <table:table-cell office:value-type="float" office:value="0.7330042492" calcext:value-type="float">
            <text:p>0,7330042492</text:p>
          </table:table-cell>
          <table:table-cell office:value-type="float" office:value="0.7898969571" calcext:value-type="float">
            <text:p>0,7898969571</text:p>
          </table:table-cell>
        </table:table-row>
        <table:table-row table:style-name="ro1">
          <table:table-cell office:value-type="float" office:value="1730.6" calcext:value-type="float">
            <text:p>1730,6</text:p>
          </table:table-cell>
          <table:table-cell office:value-type="float" office:value="0.7187304455" calcext:value-type="float">
            <text:p>0,7187304455</text:p>
          </table:table-cell>
          <table:table-cell office:value-type="float" office:value="0.7970387666" calcext:value-type="float">
            <text:p>0,7970387666</text:p>
          </table:table-cell>
        </table:table-row>
        <table:table-row table:style-name="ro1">
          <table:table-cell office:value-type="float" office:value="1730.8" calcext:value-type="float">
            <text:p>1730,8</text:p>
          </table:table-cell>
          <table:table-cell office:value-type="float" office:value="0.7228296491" calcext:value-type="float">
            <text:p>0,7228296491</text:p>
          </table:table-cell>
          <table:table-cell office:value-type="float" office:value="0.7805759493" calcext:value-type="float">
            <text:p>0,7805759493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.7340019047" calcext:value-type="float">
            <text:p>0,7340019047</text:p>
          </table:table-cell>
          <table:table-cell office:value-type="float" office:value="0.7796625351" calcext:value-type="float">
            <text:p>0,7796625351</text:p>
          </table:table-cell>
        </table:table-row>
        <table:table-row table:style-name="ro1">
          <table:table-cell office:value-type="float" office:value="1731.2" calcext:value-type="float">
            <text:p>1731,2</text:p>
          </table:table-cell>
          <table:table-cell office:value-type="float" office:value="0.7430044664" calcext:value-type="float">
            <text:p>0,7430044664</text:p>
          </table:table-cell>
          <table:table-cell office:value-type="float" office:value="0.7947215637" calcext:value-type="float">
            <text:p>0,7947215637</text:p>
          </table:table-cell>
        </table:table-row>
        <table:table-row table:style-name="ro1">
          <table:table-cell office:value-type="float" office:value="1731.4" calcext:value-type="float">
            <text:p>1731,4</text:p>
          </table:table-cell>
          <table:table-cell office:value-type="float" office:value="0.7536624185" calcext:value-type="float">
            <text:p>0,7536624185</text:p>
          </table:table-cell>
          <table:table-cell office:value-type="float" office:value="0.7588663176" calcext:value-type="float">
            <text:p>0,7588663176</text:p>
          </table:table-cell>
        </table:table-row>
        <table:table-row table:style-name="ro1">
          <table:table-cell office:value-type="float" office:value="1731.6" calcext:value-type="float">
            <text:p>1731,6</text:p>
          </table:table-cell>
          <table:table-cell office:value-type="float" office:value="0.7606289699" calcext:value-type="float">
            <text:p>0,7606289699</text:p>
          </table:table-cell>
          <table:table-cell office:value-type="float" office:value="0.7763909098" calcext:value-type="float">
            <text:p>0,7763909098</text:p>
          </table:table-cell>
        </table:table-row>
        <table:table-row table:style-name="ro1">
          <table:table-cell office:value-type="float" office:value="1731.8" calcext:value-type="float">
            <text:p>1731,8</text:p>
          </table:table-cell>
          <table:table-cell office:value-type="float" office:value="0.7776252046" calcext:value-type="float">
            <text:p>0,7776252046</text:p>
          </table:table-cell>
          <table:table-cell office:value-type="float" office:value="0.7946302114" calcext:value-type="float">
            <text:p>0,7946302114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.762259294" calcext:value-type="float">
            <text:p>0,762259294</text:p>
          </table:table-cell>
          <table:table-cell office:value-type="float" office:value="0.8107420691" calcext:value-type="float">
            <text:p>0,8107420691</text:p>
          </table:table-cell>
        </table:table-row>
        <table:table-row table:style-name="ro1">
          <table:table-cell office:value-type="float" office:value="1732.2" calcext:value-type="float">
            <text:p>1732,2</text:p>
          </table:table-cell>
          <table:table-cell office:value-type="float" office:value="0.7737465485" calcext:value-type="float">
            <text:p>0,7737465485</text:p>
          </table:table-cell>
          <table:table-cell office:value-type="float" office:value="0.8245693847" calcext:value-type="float">
            <text:p>0,8245693847</text:p>
          </table:table-cell>
        </table:table-row>
        <table:table-row table:style-name="ro1">
          <table:table-cell office:value-type="float" office:value="1732.4" calcext:value-type="float">
            <text:p>1732,4</text:p>
          </table:table-cell>
          <table:table-cell office:value-type="float" office:value="0.7896798022" calcext:value-type="float">
            <text:p>0,7896798022</text:p>
          </table:table-cell>
          <table:table-cell office:value-type="float" office:value="0.8262025044" calcext:value-type="float">
            <text:p>0,8262025044</text:p>
          </table:table-cell>
        </table:table-row>
        <table:table-row table:style-name="ro1">
          <table:table-cell office:value-type="float" office:value="1732.6" calcext:value-type="float">
            <text:p>1732,6</text:p>
          </table:table-cell>
          <table:table-cell office:value-type="float" office:value="0.792989798" calcext:value-type="float">
            <text:p>0,792989798</text:p>
          </table:table-cell>
          <table:table-cell office:value-type="float" office:value="0.7962684531" calcext:value-type="float">
            <text:p>0,7962684531</text:p>
          </table:table-cell>
        </table:table-row>
        <table:table-row table:style-name="ro1">
          <table:table-cell office:value-type="float" office:value="1732.8" calcext:value-type="float">
            <text:p>1732,8</text:p>
          </table:table-cell>
          <table:table-cell office:value-type="float" office:value="0.7919789383" calcext:value-type="float">
            <text:p>0,7919789383</text:p>
          </table:table-cell>
          <table:table-cell office:value-type="float" office:value="0.8058843687" calcext:value-type="float">
            <text:p>0,8058843687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.7981778875" calcext:value-type="float">
            <text:p>0,7981778875</text:p>
          </table:table-cell>
          <table:table-cell office:value-type="float" office:value="0.8184671243" calcext:value-type="float">
            <text:p>0,8184671243</text:p>
          </table:table-cell>
        </table:table-row>
        <table:table-row table:style-name="ro1">
          <table:table-cell office:value-type="float" office:value="1733.2" calcext:value-type="float">
            <text:p>1733,2</text:p>
          </table:table-cell>
          <table:table-cell office:value-type="float" office:value="0.8087189015" calcext:value-type="float">
            <text:p>0,8087189015</text:p>
          </table:table-cell>
          <table:table-cell office:value-type="float" office:value="0.8711238667" calcext:value-type="float">
            <text:p>0,8711238667</text:p>
          </table:table-cell>
        </table:table-row>
        <table:table-row table:style-name="ro1">
          <table:table-cell office:value-type="float" office:value="1733.4" calcext:value-type="float">
            <text:p>1733,4</text:p>
          </table:table-cell>
          <table:table-cell office:value-type="float" office:value="0.8242589161" calcext:value-type="float">
            <text:p>0,8242589161</text:p>
          </table:table-cell>
          <table:table-cell office:value-type="float" office:value="0.907275805" calcext:value-type="float">
            <text:p>0,907275805</text:p>
          </table:table-cell>
        </table:table-row>
        <table:table-row table:style-name="ro1">
          <table:table-cell office:value-type="float" office:value="1733.6" calcext:value-type="float">
            <text:p>1733,6</text:p>
          </table:table-cell>
          <table:table-cell office:value-type="float" office:value="0.8258855275" calcext:value-type="float">
            <text:p>0,8258855275</text:p>
          </table:table-cell>
          <table:table-cell office:value-type="float" office:value="0.9077618404" calcext:value-type="float">
            <text:p>0,9077618404</text:p>
          </table:table-cell>
        </table:table-row>
        <table:table-row table:style-name="ro1">
          <table:table-cell office:value-type="float" office:value="1733.8" calcext:value-type="float">
            <text:p>1733,8</text:p>
          </table:table-cell>
          <table:table-cell office:value-type="float" office:value="0.8525608727" calcext:value-type="float">
            <text:p>0,8525608727</text:p>
          </table:table-cell>
          <table:table-cell office:value-type="float" office:value="0.8952752405" calcext:value-type="float">
            <text:p>0,8952752405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.8713278927" calcext:value-type="float">
            <text:p>0,8713278927</text:p>
          </table:table-cell>
          <table:table-cell office:value-type="float" office:value="0.8794717726" calcext:value-type="float">
            <text:p>0,8794717726</text:p>
          </table:table-cell>
        </table:table-row>
        <table:table-row table:style-name="ro1">
          <table:table-cell office:value-type="float" office:value="1734.2" calcext:value-type="float">
            <text:p>1734,2</text:p>
          </table:table-cell>
          <table:table-cell office:value-type="float" office:value="0.8786263672" calcext:value-type="float">
            <text:p>0,8786263672</text:p>
          </table:table-cell>
          <table:table-cell office:value-type="float" office:value="0.8994539103" calcext:value-type="float">
            <text:p>0,8994539103</text:p>
          </table:table-cell>
        </table:table-row>
        <table:table-row table:style-name="ro1">
          <table:table-cell office:value-type="float" office:value="1734.4" calcext:value-type="float">
            <text:p>1734,4</text:p>
          </table:table-cell>
          <table:table-cell office:value-type="float" office:value="0.8942589054" calcext:value-type="float">
            <text:p>0,8942589054</text:p>
          </table:table-cell>
          <table:table-cell office:value-type="float" office:value="0.9283911413" calcext:value-type="float">
            <text:p>0,9283911413</text:p>
          </table:table-cell>
        </table:table-row>
        <table:table-row table:style-name="ro1">
          <table:table-cell office:value-type="float" office:value="1734.6" calcext:value-type="float">
            <text:p>1734,6</text:p>
          </table:table-cell>
          <table:table-cell office:value-type="float" office:value="0.8901865784" calcext:value-type="float">
            <text:p>0,8901865784</text:p>
          </table:table-cell>
          <table:table-cell office:value-type="float" office:value="0.9406144824" calcext:value-type="float">
            <text:p>0,9406144824</text:p>
          </table:table-cell>
        </table:table-row>
        <table:table-row table:style-name="ro1">
          <table:table-cell office:value-type="float" office:value="1734.8" calcext:value-type="float">
            <text:p>1734,8</text:p>
          </table:table-cell>
          <table:table-cell office:value-type="float" office:value="0.8886463395" calcext:value-type="float">
            <text:p>0,8886463395</text:p>
          </table:table-cell>
          <table:table-cell office:value-type="float" office:value="0.9488325574" calcext:value-type="float">
            <text:p>0,9488325574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.8877011782" calcext:value-type="float">
            <text:p>0,8877011782</text:p>
          </table:table-cell>
          <table:table-cell office:value-type="float" office:value="0.9619485156" calcext:value-type="float">
            <text:p>0,9619485156</text:p>
          </table:table-cell>
        </table:table-row>
        <table:table-row table:style-name="ro1">
          <table:table-cell office:value-type="float" office:value="1735.2" calcext:value-type="float">
            <text:p>1735,2</text:p>
          </table:table-cell>
          <table:table-cell office:value-type="float" office:value="0.8907733758" calcext:value-type="float">
            <text:p>0,8907733758</text:p>
          </table:table-cell>
          <table:table-cell office:value-type="float" office:value="0.9607637982" calcext:value-type="float">
            <text:p>0,9607637982</text:p>
          </table:table-cell>
        </table:table-row>
        <table:table-row table:style-name="ro1">
          <table:table-cell office:value-type="float" office:value="1735.4" calcext:value-type="float">
            <text:p>1735,4</text:p>
          </table:table-cell>
          <table:table-cell office:value-type="float" office:value="0.924302826" calcext:value-type="float">
            <text:p>0,924302826</text:p>
          </table:table-cell>
          <table:table-cell office:value-type="float" office:value="0.9862828138" calcext:value-type="float">
            <text:p>0,9862828138</text:p>
          </table:table-cell>
        </table:table-row>
        <table:table-row table:style-name="ro1">
          <table:table-cell office:value-type="float" office:value="1735.6" calcext:value-type="float">
            <text:p>1735,6</text:p>
          </table:table-cell>
          <table:table-cell office:value-type="float" office:value="0.9440376909" calcext:value-type="float">
            <text:p>0,9440376909</text:p>
          </table:table-cell>
          <table:table-cell office:value-type="float" office:value="0.9963350462" calcext:value-type="float">
            <text:p>0,9963350462</text:p>
          </table:table-cell>
        </table:table-row>
        <table:table-row table:style-name="ro1">
          <table:table-cell office:value-type="float" office:value="1735.8" calcext:value-type="float">
            <text:p>1735,8</text:p>
          </table:table-cell>
          <table:table-cell office:value-type="float" office:value="0.9501022148" calcext:value-type="float">
            <text:p>0,9501022148</text:p>
          </table:table-cell>
          <table:table-cell office:value-type="float" office:value="0.9927314621" calcext:value-type="float">
            <text:p>0,9927314621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.949340797" calcext:value-type="float">
            <text:p>0,949340797</text:p>
          </table:table-cell>
          <table:table-cell office:value-type="float" office:value="1.0012113898" calcext:value-type="float">
            <text:p>1,0012113898</text:p>
          </table:table-cell>
        </table:table-row>
        <table:table-row table:style-name="ro1">
          <table:table-cell office:value-type="float" office:value="1736.2" calcext:value-type="float">
            <text:p>1736,2</text:p>
          </table:table-cell>
          <table:table-cell office:value-type="float" office:value="0.970216915" calcext:value-type="float">
            <text:p>0,970216915</text:p>
          </table:table-cell>
          <table:table-cell office:value-type="float" office:value="1.0060746322" calcext:value-type="float">
            <text:p>1,0060746322</text:p>
          </table:table-cell>
        </table:table-row>
        <table:table-row table:style-name="ro1">
          <table:table-cell office:value-type="float" office:value="1736.4" calcext:value-type="float">
            <text:p>1736,4</text:p>
          </table:table-cell>
          <table:table-cell office:value-type="float" office:value="0.980364721" calcext:value-type="float">
            <text:p>0,980364721</text:p>
          </table:table-cell>
          <table:table-cell office:value-type="float" office:value="1.0330774447" calcext:value-type="float">
            <text:p>1,0330774447</text:p>
          </table:table-cell>
        </table:table-row>
        <table:table-row table:style-name="ro1">
          <table:table-cell office:value-type="float" office:value="1736.6" calcext:value-type="float">
            <text:p>1736,6</text:p>
          </table:table-cell>
          <table:table-cell office:value-type="float" office:value="0.9926463415" calcext:value-type="float">
            <text:p>0,9926463415</text:p>
          </table:table-cell>
          <table:table-cell office:value-type="float" office:value="1.0347487037" calcext:value-type="float">
            <text:p>1,0347487037</text:p>
          </table:table-cell>
        </table:table-row>
        <table:table-row table:style-name="ro1">
          <table:table-cell office:value-type="float" office:value="1736.8" calcext:value-type="float">
            <text:p>1736,8</text:p>
          </table:table-cell>
          <table:table-cell office:value-type="float" office:value="1.0090943808" calcext:value-type="float">
            <text:p>1,0090943808</text:p>
          </table:table-cell>
          <table:table-cell office:value-type="float" office:value="1.0592476661" calcext:value-type="float">
            <text:p>1,059247666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.020699549" calcext:value-type="float">
            <text:p>1,020699549</text:p>
          </table:table-cell>
          <table:table-cell office:value-type="float" office:value="1.0412558599" calcext:value-type="float">
            <text:p>1,0412558599</text:p>
          </table:table-cell>
        </table:table-row>
        <table:table-row table:style-name="ro1">
          <table:table-cell office:value-type="float" office:value="1737.2" calcext:value-type="float">
            <text:p>1737,2</text:p>
          </table:table-cell>
          <table:table-cell office:value-type="float" office:value="1.0140317589" calcext:value-type="float">
            <text:p>1,0140317589</text:p>
          </table:table-cell>
          <table:table-cell office:value-type="float" office:value="1.0429140973" calcext:value-type="float">
            <text:p>1,0429140973</text:p>
          </table:table-cell>
        </table:table-row>
        <table:table-row table:style-name="ro1">
          <table:table-cell office:value-type="float" office:value="1737.4" calcext:value-type="float">
            <text:p>1737,4</text:p>
          </table:table-cell>
          <table:table-cell office:value-type="float" office:value="1.0129157888" calcext:value-type="float">
            <text:p>1,0129157888</text:p>
          </table:table-cell>
          <table:table-cell office:value-type="float" office:value="1.0564168088" calcext:value-type="float">
            <text:p>1,0564168088</text:p>
          </table:table-cell>
        </table:table-row>
        <table:table-row table:style-name="ro1">
          <table:table-cell office:value-type="float" office:value="1737.6" calcext:value-type="float">
            <text:p>1737,6</text:p>
          </table:table-cell>
          <table:table-cell office:value-type="float" office:value="1.0112498161" calcext:value-type="float">
            <text:p>1,0112498161</text:p>
          </table:table-cell>
          <table:table-cell office:value-type="float" office:value="1.0745938767" calcext:value-type="float">
            <text:p>1,0745938767</text:p>
          </table:table-cell>
        </table:table-row>
        <table:table-row table:style-name="ro1">
          <table:table-cell office:value-type="float" office:value="1737.8" calcext:value-type="float">
            <text:p>1737,8</text:p>
          </table:table-cell>
          <table:table-cell office:value-type="float" office:value="1.0227748649" calcext:value-type="float">
            <text:p>1,0227748649</text:p>
          </table:table-cell>
          <table:table-cell office:value-type="float" office:value="1.0819981686" calcext:value-type="float">
            <text:p>1,0819981686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.004605286" calcext:value-type="float">
            <text:p>1,004605286</text:p>
          </table:table-cell>
          <table:table-cell office:value-type="float" office:value="1.0947300196" calcext:value-type="float">
            <text:p>1,0947300196</text:p>
          </table:table-cell>
        </table:table-row>
        <table:table-row table:style-name="ro1">
          <table:table-cell office:value-type="float" office:value="1738.2" calcext:value-type="float">
            <text:p>1738,2</text:p>
          </table:table-cell>
          <table:table-cell office:value-type="float" office:value="0.9897254009" calcext:value-type="float">
            <text:p>0,9897254009</text:p>
          </table:table-cell>
          <table:table-cell office:value-type="float" office:value="1.1197024873" calcext:value-type="float">
            <text:p>1,1197024873</text:p>
          </table:table-cell>
        </table:table-row>
        <table:table-row table:style-name="ro1">
          <table:table-cell office:value-type="float" office:value="1738.4" calcext:value-type="float">
            <text:p>1738,4</text:p>
          </table:table-cell>
          <table:table-cell office:value-type="float" office:value="1.0145912032" calcext:value-type="float">
            <text:p>1,0145912032</text:p>
          </table:table-cell>
          <table:table-cell office:value-type="float" office:value="1.1319563777" calcext:value-type="float">
            <text:p>1,1319563777</text:p>
          </table:table-cell>
        </table:table-row>
        <table:table-row table:style-name="ro1">
          <table:table-cell office:value-type="float" office:value="1738.6" calcext:value-type="float">
            <text:p>1738,6</text:p>
          </table:table-cell>
          <table:table-cell office:value-type="float" office:value="1.0320934623" calcext:value-type="float">
            <text:p>1,0320934623</text:p>
          </table:table-cell>
          <table:table-cell office:value-type="float" office:value="1.1497014358" calcext:value-type="float">
            <text:p>1,1497014358</text:p>
          </table:table-cell>
        </table:table-row>
        <table:table-row table:style-name="ro1">
          <table:table-cell office:value-type="float" office:value="1738.8" calcext:value-type="float">
            <text:p>1738,8</text:p>
          </table:table-cell>
          <table:table-cell office:value-type="float" office:value="1.0391316151" calcext:value-type="float">
            <text:p>1,0391316151</text:p>
          </table:table-cell>
          <table:table-cell office:value-type="float" office:value="1.1446123488" calcext:value-type="float">
            <text:p>1,144612348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.0222488504" calcext:value-type="float">
            <text:p>1,0222488504</text:p>
          </table:table-cell>
          <table:table-cell office:value-type="float" office:value="1.1463203043" calcext:value-type="float">
            <text:p>1,1463203043</text:p>
          </table:table-cell>
        </table:table-row>
        <table:table-row table:style-name="ro1">
          <table:table-cell office:value-type="float" office:value="1739.2" calcext:value-type="float">
            <text:p>1739,2</text:p>
          </table:table-cell>
          <table:table-cell office:value-type="float" office:value="1.0090670136" calcext:value-type="float">
            <text:p>1,0090670136</text:p>
          </table:table-cell>
          <table:table-cell office:value-type="float" office:value="1.1489707157" calcext:value-type="float">
            <text:p>1,1489707157</text:p>
          </table:table-cell>
        </table:table-row>
        <table:table-row table:style-name="ro1">
          <table:table-cell office:value-type="float" office:value="1739.4" calcext:value-type="float">
            <text:p>1739,4</text:p>
          </table:table-cell>
          <table:table-cell office:value-type="float" office:value="1.0294836707" calcext:value-type="float">
            <text:p>1,0294836707</text:p>
          </table:table-cell>
          <table:table-cell office:value-type="float" office:value="1.1803876917" calcext:value-type="float">
            <text:p>1,1803876917</text:p>
          </table:table-cell>
        </table:table-row>
        <table:table-row table:style-name="ro1">
          <table:table-cell office:value-type="float" office:value="1739.6" calcext:value-type="float">
            <text:p>1739,6</text:p>
          </table:table-cell>
          <table:table-cell office:value-type="float" office:value="1.0104858036" calcext:value-type="float">
            <text:p>1,0104858036</text:p>
          </table:table-cell>
          <table:table-cell office:value-type="float" office:value="1.1653437009" calcext:value-type="float">
            <text:p>1,1653437009</text:p>
          </table:table-cell>
        </table:table-row>
        <table:table-row table:style-name="ro1">
          <table:table-cell office:value-type="float" office:value="1739.8" calcext:value-type="float">
            <text:p>1739,8</text:p>
          </table:table-cell>
          <table:table-cell office:value-type="float" office:value="1.0113791243" calcext:value-type="float">
            <text:p>1,0113791243</text:p>
          </table:table-cell>
          <table:table-cell office:value-type="float" office:value="1.1769330381" calcext:value-type="float">
            <text:p>1,176933038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9778831268" calcext:value-type="float">
            <text:p>0,9778831268</text:p>
          </table:table-cell>
          <table:table-cell office:value-type="float" office:value="1.1657293675" calcext:value-type="float">
            <text:p>1,1657293675</text:p>
          </table:table-cell>
        </table:table-row>
        <table:table-row table:style-name="ro1">
          <table:table-cell office:value-type="float" office:value="1740.2" calcext:value-type="float">
            <text:p>1740,2</text:p>
          </table:table-cell>
          <table:table-cell office:value-type="float" office:value="0.994537668" calcext:value-type="float">
            <text:p>0,994537668</text:p>
          </table:table-cell>
          <table:table-cell office:value-type="float" office:value="1.1340574531" calcext:value-type="float">
            <text:p>1,1340574531</text:p>
          </table:table-cell>
        </table:table-row>
        <table:table-row table:style-name="ro1">
          <table:table-cell office:value-type="float" office:value="1740.4" calcext:value-type="float">
            <text:p>1740,4</text:p>
          </table:table-cell>
          <table:table-cell office:value-type="float" office:value="0.9990161712" calcext:value-type="float">
            <text:p>0,9990161712</text:p>
          </table:table-cell>
          <table:table-cell office:value-type="float" office:value="1.1454309796" calcext:value-type="float">
            <text:p>1,1454309796</text:p>
          </table:table-cell>
        </table:table-row>
        <table:table-row table:style-name="ro1">
          <table:table-cell office:value-type="float" office:value="1740.6" calcext:value-type="float">
            <text:p>1740,6</text:p>
          </table:table-cell>
          <table:table-cell office:value-type="float" office:value="0.9891800404" calcext:value-type="float">
            <text:p>0,9891800404</text:p>
          </table:table-cell>
          <table:table-cell office:value-type="float" office:value="1.1732531166" calcext:value-type="float">
            <text:p>1,1732531166</text:p>
          </table:table-cell>
        </table:table-row>
        <table:table-row table:style-name="ro1">
          <table:table-cell office:value-type="float" office:value="1740.8" calcext:value-type="float">
            <text:p>1740,8</text:p>
          </table:table-cell>
          <table:table-cell office:value-type="float" office:value="0.9859206288" calcext:value-type="float">
            <text:p>0,9859206288</text:p>
          </table:table-cell>
          <table:table-cell office:value-type="float" office:value="1.1766621559" calcext:value-type="float">
            <text:p>1,176662155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.9944332529" calcext:value-type="float">
            <text:p>0,9944332529</text:p>
          </table:table-cell>
          <table:table-cell office:value-type="float" office:value="1.1444463013" calcext:value-type="float">
            <text:p>1,1444463013</text:p>
          </table:table-cell>
        </table:table-row>
        <table:table-row table:style-name="ro1">
          <table:table-cell office:value-type="float" office:value="1741.2" calcext:value-type="float">
            <text:p>1741,2</text:p>
          </table:table-cell>
          <table:table-cell office:value-type="float" office:value="0.9867730113" calcext:value-type="float">
            <text:p>0,9867730113</text:p>
          </table:table-cell>
          <table:table-cell office:value-type="float" office:value="1.1703947934" calcext:value-type="float">
            <text:p>1,1703947934</text:p>
          </table:table-cell>
        </table:table-row>
        <table:table-row table:style-name="ro1">
          <table:table-cell office:value-type="float" office:value="1741.4" calcext:value-type="float">
            <text:p>1741,4</text:p>
          </table:table-cell>
          <table:table-cell office:value-type="float" office:value="0.9786791007" calcext:value-type="float">
            <text:p>0,9786791007</text:p>
          </table:table-cell>
          <table:table-cell office:value-type="float" office:value="1.1636424344" calcext:value-type="float">
            <text:p>1,1636424344</text:p>
          </table:table-cell>
        </table:table-row>
        <table:table-row table:style-name="ro1">
          <table:table-cell office:value-type="float" office:value="1741.6" calcext:value-type="float">
            <text:p>1741,6</text:p>
          </table:table-cell>
          <table:table-cell office:value-type="float" office:value="0.9650130266" calcext:value-type="float">
            <text:p>0,9650130266</text:p>
          </table:table-cell>
          <table:table-cell office:value-type="float" office:value="1.1607823182" calcext:value-type="float">
            <text:p>1,1607823182</text:p>
          </table:table-cell>
        </table:table-row>
        <table:table-row table:style-name="ro1">
          <table:table-cell office:value-type="float" office:value="1741.8" calcext:value-type="float">
            <text:p>1741,8</text:p>
          </table:table-cell>
          <table:table-cell office:value-type="float" office:value="0.9139839724" calcext:value-type="float">
            <text:p>0,9139839724</text:p>
          </table:table-cell>
          <table:table-cell office:value-type="float" office:value="1.1658896762" calcext:value-type="float">
            <text:p>1,1658896762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.9396862449" calcext:value-type="float">
            <text:p>0,9396862449</text:p>
          </table:table-cell>
          <table:table-cell office:value-type="float" office:value="1.189818556" calcext:value-type="float">
            <text:p>1,189818556</text:p>
          </table:table-cell>
        </table:table-row>
        <table:table-row table:style-name="ro1">
          <table:table-cell office:value-type="float" office:value="1742.2" calcext:value-type="float">
            <text:p>1742,2</text:p>
          </table:table-cell>
          <table:table-cell office:value-type="float" office:value="0.9448934367" calcext:value-type="float">
            <text:p>0,9448934367</text:p>
          </table:table-cell>
          <table:table-cell office:value-type="float" office:value="1.1800191296" calcext:value-type="float">
            <text:p>1,1800191296</text:p>
          </table:table-cell>
        </table:table-row>
        <table:table-row table:style-name="ro1">
          <table:table-cell office:value-type="float" office:value="1742.4" calcext:value-type="float">
            <text:p>1742,4</text:p>
          </table:table-cell>
          <table:table-cell office:value-type="float" office:value="0.9433555661" calcext:value-type="float">
            <text:p>0,9433555661</text:p>
          </table:table-cell>
          <table:table-cell office:value-type="float" office:value="1.2094818384" calcext:value-type="float">
            <text:p>1,2094818384</text:p>
          </table:table-cell>
        </table:table-row>
        <table:table-row table:style-name="ro1">
          <table:table-cell office:value-type="float" office:value="1742.6" calcext:value-type="float">
            <text:p>1742,6</text:p>
          </table:table-cell>
          <table:table-cell office:value-type="float" office:value="0.9405571885" calcext:value-type="float">
            <text:p>0,9405571885</text:p>
          </table:table-cell>
          <table:table-cell office:value-type="float" office:value="1.2117665276" calcext:value-type="float">
            <text:p>1,2117665276</text:p>
          </table:table-cell>
        </table:table-row>
        <table:table-row table:style-name="ro1">
          <table:table-cell office:value-type="float" office:value="1742.8" calcext:value-type="float">
            <text:p>1742,8</text:p>
          </table:table-cell>
          <table:table-cell office:value-type="float" office:value="0.9436626448" calcext:value-type="float">
            <text:p>0,9436626448</text:p>
          </table:table-cell>
          <table:table-cell office:value-type="float" office:value="1.2325597753" calcext:value-type="float">
            <text:p>1,2325597753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.9372765092" calcext:value-type="float">
            <text:p>0,9372765092</text:p>
          </table:table-cell>
          <table:table-cell office:value-type="float" office:value="1.2371801385" calcext:value-type="float">
            <text:p>1,2371801385</text:p>
          </table:table-cell>
        </table:table-row>
        <table:table-row table:style-name="ro1">
          <table:table-cell office:value-type="float" office:value="1743.2" calcext:value-type="float">
            <text:p>1743,2</text:p>
          </table:table-cell>
          <table:table-cell office:value-type="float" office:value="0.9606186069" calcext:value-type="float">
            <text:p>0,9606186069</text:p>
          </table:table-cell>
          <table:table-cell office:value-type="float" office:value="1.1760772894" calcext:value-type="float">
            <text:p>1,1760772894</text:p>
          </table:table-cell>
        </table:table-row>
        <table:table-row table:style-name="ro1">
          <table:table-cell office:value-type="float" office:value="1743.4" calcext:value-type="float">
            <text:p>1743,4</text:p>
          </table:table-cell>
          <table:table-cell office:value-type="float" office:value="0.9929284632" calcext:value-type="float">
            <text:p>0,9929284632</text:p>
          </table:table-cell>
          <table:table-cell office:value-type="float" office:value="1.1342113728" calcext:value-type="float">
            <text:p>1,1342113728</text:p>
          </table:table-cell>
        </table:table-row>
        <table:table-row table:style-name="ro1">
          <table:table-cell office:value-type="float" office:value="1743.6" calcext:value-type="float">
            <text:p>1743,6</text:p>
          </table:table-cell>
          <table:table-cell office:value-type="float" office:value="0.99907897" calcext:value-type="float">
            <text:p>0,99907897</text:p>
          </table:table-cell>
          <table:table-cell office:value-type="float" office:value="1.170893413" calcext:value-type="float">
            <text:p>1,170893413</text:p>
          </table:table-cell>
        </table:table-row>
        <table:table-row table:style-name="ro1">
          <table:table-cell office:value-type="float" office:value="1743.8" calcext:value-type="float">
            <text:p>1743,8</text:p>
          </table:table-cell>
          <table:table-cell office:value-type="float" office:value="0.9710308852" calcext:value-type="float">
            <text:p>0,9710308852</text:p>
          </table:table-cell>
          <table:table-cell office:value-type="float" office:value="1.2164886173" calcext:value-type="float">
            <text:p>1,2164886173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.9602164759" calcext:value-type="float">
            <text:p>0,9602164759</text:p>
          </table:table-cell>
          <table:table-cell office:value-type="float" office:value="1.256876448" calcext:value-type="float">
            <text:p>1,256876448</text:p>
          </table:table-cell>
        </table:table-row>
        <table:table-row table:style-name="ro1">
          <table:table-cell office:value-type="float" office:value="1744.2" calcext:value-type="float">
            <text:p>1744,2</text:p>
          </table:table-cell>
          <table:table-cell office:value-type="float" office:value="0.9868077658" calcext:value-type="float">
            <text:p>0,9868077658</text:p>
          </table:table-cell>
          <table:table-cell office:value-type="float" office:value="1.2322617709" calcext:value-type="float">
            <text:p>1,2322617709</text:p>
          </table:table-cell>
        </table:table-row>
        <table:table-row table:style-name="ro1">
          <table:table-cell office:value-type="float" office:value="1744.4" calcext:value-type="float">
            <text:p>1744,4</text:p>
          </table:table-cell>
          <table:table-cell office:value-type="float" office:value="0.987612368" calcext:value-type="float">
            <text:p>0,987612368</text:p>
          </table:table-cell>
          <table:table-cell office:value-type="float" office:value="1.2283516117" calcext:value-type="float">
            <text:p>1,2283516117</text:p>
          </table:table-cell>
        </table:table-row>
        <table:table-row table:style-name="ro1">
          <table:table-cell office:value-type="float" office:value="1744.6" calcext:value-type="float">
            <text:p>1744,6</text:p>
          </table:table-cell>
          <table:table-cell office:value-type="float" office:value="1.0208757102" calcext:value-type="float">
            <text:p>1,0208757102</text:p>
          </table:table-cell>
          <table:table-cell office:value-type="float" office:value="1.2598466809" calcext:value-type="float">
            <text:p>1,2598466809</text:p>
          </table:table-cell>
        </table:table-row>
        <table:table-row table:style-name="ro1">
          <table:table-cell office:value-type="float" office:value="1744.8" calcext:value-type="float">
            <text:p>1744,8</text:p>
          </table:table-cell>
          <table:table-cell office:value-type="float" office:value="1.0468450546" calcext:value-type="float">
            <text:p>1,0468450546</text:p>
          </table:table-cell>
          <table:table-cell office:value-type="float" office:value="1.2520265064" calcext:value-type="float">
            <text:p>1,2520265064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.0666099261" calcext:value-type="float">
            <text:p>1,0666099261</text:p>
          </table:table-cell>
          <table:table-cell office:value-type="float" office:value="1.2625704816" calcext:value-type="float">
            <text:p>1,2625704816</text:p>
          </table:table-cell>
        </table:table-row>
        <table:table-row table:style-name="ro1">
          <table:table-cell office:value-type="float" office:value="1745.2" calcext:value-type="float">
            <text:p>1745,2</text:p>
          </table:table-cell>
          <table:table-cell office:value-type="float" office:value="1.0768387796" calcext:value-type="float">
            <text:p>1,0768387796</text:p>
          </table:table-cell>
          <table:table-cell office:value-type="float" office:value="1.2545707688" calcext:value-type="float">
            <text:p>1,2545707688</text:p>
          </table:table-cell>
        </table:table-row>
        <table:table-row table:style-name="ro1">
          <table:table-cell office:value-type="float" office:value="1745.4" calcext:value-type="float">
            <text:p>1745,4</text:p>
          </table:table-cell>
          <table:table-cell office:value-type="float" office:value="1.1076714454" calcext:value-type="float">
            <text:p>1,1076714454</text:p>
          </table:table-cell>
          <table:table-cell office:value-type="float" office:value="1.2670776838" calcext:value-type="float">
            <text:p>1,2670776838</text:p>
          </table:table-cell>
        </table:table-row>
        <table:table-row table:style-name="ro1">
          <table:table-cell office:value-type="float" office:value="1745.6" calcext:value-type="float">
            <text:p>1745,6</text:p>
          </table:table-cell>
          <table:table-cell office:value-type="float" office:value="1.1308717413" calcext:value-type="float">
            <text:p>1,1308717413</text:p>
          </table:table-cell>
          <table:table-cell office:value-type="float" office:value="1.2846004153" calcext:value-type="float">
            <text:p>1,2846004153</text:p>
          </table:table-cell>
        </table:table-row>
        <table:table-row table:style-name="ro1">
          <table:table-cell office:value-type="float" office:value="1745.8" calcext:value-type="float">
            <text:p>1745,8</text:p>
          </table:table-cell>
          <table:table-cell office:value-type="float" office:value="1.11453718" calcext:value-type="float">
            <text:p>1,11453718</text:p>
          </table:table-cell>
          <table:table-cell office:value-type="float" office:value="1.3127784154" calcext:value-type="float">
            <text:p>1,3127784154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.1306591603" calcext:value-type="float">
            <text:p>1,1306591603</text:p>
          </table:table-cell>
          <table:table-cell office:value-type="float" office:value="1.2934026059" calcext:value-type="float">
            <text:p>1,2934026059</text:p>
          </table:table-cell>
        </table:table-row>
        <table:table-row table:style-name="ro1">
          <table:table-cell office:value-type="float" office:value="1746.2" calcext:value-type="float">
            <text:p>1746,2</text:p>
          </table:table-cell>
          <table:table-cell office:value-type="float" office:value="1.1010665271" calcext:value-type="float">
            <text:p>1,1010665271</text:p>
          </table:table-cell>
          <table:table-cell office:value-type="float" office:value="1.33213565" calcext:value-type="float">
            <text:p>1,33213565</text:p>
          </table:table-cell>
        </table:table-row>
        <table:table-row table:style-name="ro1">
          <table:table-cell office:value-type="float" office:value="1746.4" calcext:value-type="float">
            <text:p>1746,4</text:p>
          </table:table-cell>
          <table:table-cell office:value-type="float" office:value="1.1294240462" calcext:value-type="float">
            <text:p>1,1294240462</text:p>
          </table:table-cell>
          <table:table-cell office:value-type="float" office:value="1.2851099243" calcext:value-type="float">
            <text:p>1,2851099243</text:p>
          </table:table-cell>
        </table:table-row>
        <table:table-row table:style-name="ro1">
          <table:table-cell office:value-type="float" office:value="1746.6" calcext:value-type="float">
            <text:p>1746,6</text:p>
          </table:table-cell>
          <table:table-cell office:value-type="float" office:value="1.1220383374" calcext:value-type="float">
            <text:p>1,1220383374</text:p>
          </table:table-cell>
          <table:table-cell office:value-type="float" office:value="1.318583921" calcext:value-type="float">
            <text:p>1,318583921</text:p>
          </table:table-cell>
        </table:table-row>
        <table:table-row table:style-name="ro1">
          <table:table-cell office:value-type="float" office:value="1746.8" calcext:value-type="float">
            <text:p>1746,8</text:p>
          </table:table-cell>
          <table:table-cell office:value-type="float" office:value="1.1352566223" calcext:value-type="float">
            <text:p>1,1352566223</text:p>
          </table:table-cell>
          <table:table-cell office:value-type="float" office:value="1.330012139" calcext:value-type="float">
            <text:p>1,330012139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.115968771" calcext:value-type="float">
            <text:p>1,115968771</text:p>
          </table:table-cell>
          <table:table-cell office:value-type="float" office:value="1.3461293508" calcext:value-type="float">
            <text:p>1,3461293508</text:p>
          </table:table-cell>
        </table:table-row>
        <table:table-row table:style-name="ro1">
          <table:table-cell office:value-type="float" office:value="1747.2" calcext:value-type="float">
            <text:p>1747,2</text:p>
          </table:table-cell>
          <table:table-cell office:value-type="float" office:value="1.1046585738" calcext:value-type="float">
            <text:p>1,1046585738</text:p>
          </table:table-cell>
          <table:table-cell office:value-type="float" office:value="1.3260886805" calcext:value-type="float">
            <text:p>1,3260886805</text:p>
          </table:table-cell>
        </table:table-row>
        <table:table-row table:style-name="ro1">
          <table:table-cell office:value-type="float" office:value="1747.4" calcext:value-type="float">
            <text:p>1747,4</text:p>
          </table:table-cell>
          <table:table-cell office:value-type="float" office:value="1.1352110285" calcext:value-type="float">
            <text:p>1,1352110285</text:p>
          </table:table-cell>
          <table:table-cell office:value-type="float" office:value="1.3384270046" calcext:value-type="float">
            <text:p>1,3384270046</text:p>
          </table:table-cell>
        </table:table-row>
        <table:table-row table:style-name="ro1">
          <table:table-cell office:value-type="float" office:value="1747.6" calcext:value-type="float">
            <text:p>1747,6</text:p>
          </table:table-cell>
          <table:table-cell office:value-type="float" office:value="1.1188750471" calcext:value-type="float">
            <text:p>1,1188750471</text:p>
          </table:table-cell>
          <table:table-cell office:value-type="float" office:value="1.2849362086" calcext:value-type="float">
            <text:p>1,2849362086</text:p>
          </table:table-cell>
        </table:table-row>
        <table:table-row table:style-name="ro1">
          <table:table-cell office:value-type="float" office:value="1747.8" calcext:value-type="float">
            <text:p>1747,8</text:p>
          </table:table-cell>
          <table:table-cell office:value-type="float" office:value="1.1250429198" calcext:value-type="float">
            <text:p>1,1250429198</text:p>
          </table:table-cell>
          <table:table-cell office:value-type="float" office:value="1.2700007453" calcext:value-type="float">
            <text:p>1,2700007453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.1244486914" calcext:value-type="float">
            <text:p>1,1244486914</text:p>
          </table:table-cell>
          <table:table-cell office:value-type="float" office:value="1.294085144" calcext:value-type="float">
            <text:p>1,294085144</text:p>
          </table:table-cell>
        </table:table-row>
        <table:table-row table:style-name="ro1">
          <table:table-cell office:value-type="float" office:value="1748.2" calcext:value-type="float">
            <text:p>1748,2</text:p>
          </table:table-cell>
          <table:table-cell office:value-type="float" office:value="1.1254883821" calcext:value-type="float">
            <text:p>1,1254883821</text:p>
          </table:table-cell>
          <table:table-cell office:value-type="float" office:value="1.3396513195" calcext:value-type="float">
            <text:p>1,3396513195</text:p>
          </table:table-cell>
        </table:table-row>
        <table:table-row table:style-name="ro1">
          <table:table-cell office:value-type="float" office:value="1748.4" calcext:value-type="float">
            <text:p>1748,4</text:p>
          </table:table-cell>
          <table:table-cell office:value-type="float" office:value="1.1250803938" calcext:value-type="float">
            <text:p>1,1250803938</text:p>
          </table:table-cell>
          <table:table-cell office:value-type="float" office:value="1.3595144684" calcext:value-type="float">
            <text:p>1,3595144684</text:p>
          </table:table-cell>
        </table:table-row>
        <table:table-row table:style-name="ro1">
          <table:table-cell office:value-type="float" office:value="1748.6" calcext:value-type="float">
            <text:p>1748,6</text:p>
          </table:table-cell>
          <table:table-cell office:value-type="float" office:value="1.1208136477" calcext:value-type="float">
            <text:p>1,1208136477</text:p>
          </table:table-cell>
          <table:table-cell office:value-type="float" office:value="1.3818818835" calcext:value-type="float">
            <text:p>1,3818818835</text:p>
          </table:table-cell>
        </table:table-row>
        <table:table-row table:style-name="ro1">
          <table:table-cell office:value-type="float" office:value="1748.8" calcext:value-type="float">
            <text:p>1748,8</text:p>
          </table:table-cell>
          <table:table-cell office:value-type="float" office:value="1.1329550608" calcext:value-type="float">
            <text:p>1,1329550608</text:p>
          </table:table-cell>
          <table:table-cell office:value-type="float" office:value="1.3928060329" calcext:value-type="float">
            <text:p>1,3928060329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.1116231277" calcext:value-type="float">
            <text:p>1,1116231277</text:p>
          </table:table-cell>
          <table:table-cell office:value-type="float" office:value="1.4139279634" calcext:value-type="float">
            <text:p>1,4139279634</text:p>
          </table:table-cell>
        </table:table-row>
        <table:table-row table:style-name="ro1">
          <table:table-cell office:value-type="float" office:value="1749.2" calcext:value-type="float">
            <text:p>1749,2</text:p>
          </table:table-cell>
          <table:table-cell office:value-type="float" office:value="1.1224979506" calcext:value-type="float">
            <text:p>1,1224979506</text:p>
          </table:table-cell>
          <table:table-cell office:value-type="float" office:value="1.3681420812" calcext:value-type="float">
            <text:p>1,3681420812</text:p>
          </table:table-cell>
        </table:table-row>
        <table:table-row table:style-name="ro1">
          <table:table-cell office:value-type="float" office:value="1749.4" calcext:value-type="float">
            <text:p>1749,4</text:p>
          </table:table-cell>
          <table:table-cell office:value-type="float" office:value="1.06186889" calcext:value-type="float">
            <text:p>1,06186889</text:p>
          </table:table-cell>
          <table:table-cell office:value-type="float" office:value="1.3813821476" calcext:value-type="float">
            <text:p>1,3813821476</text:p>
          </table:table-cell>
        </table:table-row>
        <table:table-row table:style-name="ro1">
          <table:table-cell office:value-type="float" office:value="1749.6" calcext:value-type="float">
            <text:p>1749,6</text:p>
          </table:table-cell>
          <table:table-cell office:value-type="float" office:value="1.0500046435" calcext:value-type="float">
            <text:p>1,0500046435</text:p>
          </table:table-cell>
          <table:table-cell office:value-type="float" office:value="1.3915210093" calcext:value-type="float">
            <text:p>1,3915210093</text:p>
          </table:table-cell>
        </table:table-row>
        <table:table-row table:style-name="ro1">
          <table:table-cell office:value-type="float" office:value="1749.8" calcext:value-type="float">
            <text:p>1749,8</text:p>
          </table:table-cell>
          <table:table-cell office:value-type="float" office:value="1.038752112" calcext:value-type="float">
            <text:p>1,038752112</text:p>
          </table:table-cell>
          <table:table-cell office:value-type="float" office:value="1.4383719941" calcext:value-type="float">
            <text:p>1,438371994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.0131832358" calcext:value-type="float">
            <text:p>1,0131832358</text:p>
          </table:table-cell>
          <table:table-cell office:value-type="float" office:value="1.4267331886" calcext:value-type="float">
            <text:p>1,4267331886</text:p>
          </table:table-cell>
        </table:table-row>
        <table:table-row table:style-name="ro1">
          <table:table-cell office:value-type="float" office:value="1750.2" calcext:value-type="float">
            <text:p>1750,2</text:p>
          </table:table-cell>
          <table:table-cell office:value-type="float" office:value="1.0144170674" calcext:value-type="float">
            <text:p>1,0144170674</text:p>
          </table:table-cell>
          <table:table-cell office:value-type="float" office:value="1.3715544409" calcext:value-type="float">
            <text:p>1,3715544409</text:p>
          </table:table-cell>
        </table:table-row>
        <table:table-row table:style-name="ro1">
          <table:table-cell office:value-type="float" office:value="1750.4" calcext:value-type="float">
            <text:p>1750,4</text:p>
          </table:table-cell>
          <table:table-cell office:value-type="float" office:value="1.0075283491" calcext:value-type="float">
            <text:p>1,0075283491</text:p>
          </table:table-cell>
          <table:table-cell office:value-type="float" office:value="1.4202226002" calcext:value-type="float">
            <text:p>1,4202226002</text:p>
          </table:table-cell>
        </table:table-row>
        <table:table-row table:style-name="ro1">
          <table:table-cell office:value-type="float" office:value="1750.6" calcext:value-type="float">
            <text:p>1750,6</text:p>
          </table:table-cell>
          <table:table-cell office:value-type="float" office:value="1.0067909191" calcext:value-type="float">
            <text:p>1,0067909191</text:p>
          </table:table-cell>
          <table:table-cell office:value-type="float" office:value="1.4438062243" calcext:value-type="float">
            <text:p>1,4438062243</text:p>
          </table:table-cell>
        </table:table-row>
        <table:table-row table:style-name="ro1">
          <table:table-cell office:value-type="float" office:value="1750.8" calcext:value-type="float">
            <text:p>1750,8</text:p>
          </table:table-cell>
          <table:table-cell office:value-type="float" office:value="1.0378516305" calcext:value-type="float">
            <text:p>1,0378516305</text:p>
          </table:table-cell>
          <table:table-cell office:value-type="float" office:value="1.4470154064" calcext:value-type="float">
            <text:p>1,4470154064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.0033884377" calcext:value-type="float">
            <text:p>1,0033884377</text:p>
          </table:table-cell>
          <table:table-cell office:value-type="float" office:value="1.4035747635" calcext:value-type="float">
            <text:p>1,4035747635</text:p>
          </table:table-cell>
        </table:table-row>
        <table:table-row table:style-name="ro1">
          <table:table-cell office:value-type="float" office:value="1751.2" calcext:value-type="float">
            <text:p>1751,2</text:p>
          </table:table-cell>
          <table:table-cell office:value-type="float" office:value="0.9433776286" calcext:value-type="float">
            <text:p>0,9433776286</text:p>
          </table:table-cell>
          <table:table-cell office:value-type="float" office:value="1.4463060834" calcext:value-type="float">
            <text:p>1,4463060834</text:p>
          </table:table-cell>
        </table:table-row>
        <table:table-row table:style-name="ro1">
          <table:table-cell office:value-type="float" office:value="1751.4" calcext:value-type="float">
            <text:p>1751,4</text:p>
          </table:table-cell>
          <table:table-cell office:value-type="float" office:value="0.9377325951" calcext:value-type="float">
            <text:p>0,9377325951</text:p>
          </table:table-cell>
          <table:table-cell office:value-type="float" office:value="1.462377633" calcext:value-type="float">
            <text:p>1,462377633</text:p>
          </table:table-cell>
        </table:table-row>
        <table:table-row table:style-name="ro1">
          <table:table-cell office:value-type="float" office:value="1751.6" calcext:value-type="float">
            <text:p>1751,6</text:p>
          </table:table-cell>
          <table:table-cell office:value-type="float" office:value="0.9134452711" calcext:value-type="float">
            <text:p>0,9134452711</text:p>
          </table:table-cell>
          <table:table-cell office:value-type="float" office:value="1.4911514401" calcext:value-type="float">
            <text:p>1,4911514401</text:p>
          </table:table-cell>
        </table:table-row>
        <table:table-row table:style-name="ro1">
          <table:table-cell office:value-type="float" office:value="1751.8" calcext:value-type="float">
            <text:p>1751,8</text:p>
          </table:table-cell>
          <table:table-cell office:value-type="float" office:value="0.9133798036" calcext:value-type="float">
            <text:p>0,9133798036</text:p>
          </table:table-cell>
          <table:table-cell office:value-type="float" office:value="1.4711250171" calcext:value-type="float">
            <text:p>1,4711250171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.8879049901" calcext:value-type="float">
            <text:p>0,8879049901</text:p>
          </table:table-cell>
          <table:table-cell office:value-type="float" office:value="1.479874714" calcext:value-type="float">
            <text:p>1,479874714</text:p>
          </table:table-cell>
        </table:table-row>
        <table:table-row table:style-name="ro1">
          <table:table-cell office:value-type="float" office:value="1752.2" calcext:value-type="float">
            <text:p>1752,2</text:p>
          </table:table-cell>
          <table:table-cell office:value-type="float" office:value="0.87122557" calcext:value-type="float">
            <text:p>0,87122557</text:p>
          </table:table-cell>
          <table:table-cell office:value-type="float" office:value="1.4412223545" calcext:value-type="float">
            <text:p>1,4412223545</text:p>
          </table:table-cell>
        </table:table-row>
        <table:table-row table:style-name="ro1">
          <table:table-cell office:value-type="float" office:value="1752.4" calcext:value-type="float">
            <text:p>1752,4</text:p>
          </table:table-cell>
          <table:table-cell office:value-type="float" office:value="0.8625222998" calcext:value-type="float">
            <text:p>0,8625222998</text:p>
          </table:table-cell>
          <table:table-cell office:value-type="float" office:value="1.4200902292" calcext:value-type="float">
            <text:p>1,4200902292</text:p>
          </table:table-cell>
        </table:table-row>
        <table:table-row table:style-name="ro1">
          <table:table-cell office:value-type="float" office:value="1752.6" calcext:value-type="float">
            <text:p>1752,6</text:p>
          </table:table-cell>
          <table:table-cell office:value-type="float" office:value="0.8640967477" calcext:value-type="float">
            <text:p>0,8640967477</text:p>
          </table:table-cell>
          <table:table-cell office:value-type="float" office:value="1.4393689185" calcext:value-type="float">
            <text:p>1,4393689185</text:p>
          </table:table-cell>
        </table:table-row>
        <table:table-row table:style-name="ro1">
          <table:table-cell office:value-type="float" office:value="1752.8" calcext:value-type="float">
            <text:p>1752,8</text:p>
          </table:table-cell>
          <table:table-cell office:value-type="float" office:value="0.8417957592" calcext:value-type="float">
            <text:p>0,8417957592</text:p>
          </table:table-cell>
          <table:table-cell office:value-type="float" office:value="1.4532362268" calcext:value-type="float">
            <text:p>1,453236226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.841921849" calcext:value-type="float">
            <text:p>0,841921849</text:p>
          </table:table-cell>
          <table:table-cell office:value-type="float" office:value="1.4335544687" calcext:value-type="float">
            <text:p>1,4335544687</text:p>
          </table:table-cell>
        </table:table-row>
        <table:table-row table:style-name="ro1">
          <table:table-cell office:value-type="float" office:value="1753.2" calcext:value-type="float">
            <text:p>1753,2</text:p>
          </table:table-cell>
          <table:table-cell office:value-type="float" office:value="0.8325668492" calcext:value-type="float">
            <text:p>0,8325668492</text:p>
          </table:table-cell>
          <table:table-cell office:value-type="float" office:value="1.4526802069" calcext:value-type="float">
            <text:p>1,4526802069</text:p>
          </table:table-cell>
        </table:table-row>
        <table:table-row table:style-name="ro1">
          <table:table-cell office:value-type="float" office:value="1753.4" calcext:value-type="float">
            <text:p>1753,4</text:p>
          </table:table-cell>
          <table:table-cell office:value-type="float" office:value="0.8129102509" calcext:value-type="float">
            <text:p>0,8129102509</text:p>
          </table:table-cell>
          <table:table-cell office:value-type="float" office:value="1.4370029057" calcext:value-type="float">
            <text:p>1,4370029057</text:p>
          </table:table-cell>
        </table:table-row>
        <table:table-row table:style-name="ro1">
          <table:table-cell office:value-type="float" office:value="1753.6" calcext:value-type="float">
            <text:p>1753,6</text:p>
          </table:table-cell>
          <table:table-cell office:value-type="float" office:value="0.8327201954" calcext:value-type="float">
            <text:p>0,8327201954</text:p>
          </table:table-cell>
          <table:table-cell office:value-type="float" office:value="1.4743328489" calcext:value-type="float">
            <text:p>1,4743328489</text:p>
          </table:table-cell>
        </table:table-row>
        <table:table-row table:style-name="ro1">
          <table:table-cell office:value-type="float" office:value="1753.8" calcext:value-type="float">
            <text:p>1753,8</text:p>
          </table:table-cell>
          <table:table-cell office:value-type="float" office:value="0.823070897" calcext:value-type="float">
            <text:p>0,823070897</text:p>
          </table:table-cell>
          <table:table-cell office:value-type="float" office:value="1.4768873529" calcext:value-type="float">
            <text:p>1,4768873529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.79253161" calcext:value-type="float">
            <text:p>0,79253161</text:p>
          </table:table-cell>
          <table:table-cell office:value-type="float" office:value="1.4912071082" calcext:value-type="float">
            <text:p>1,4912071082</text:p>
          </table:table-cell>
        </table:table-row>
        <table:table-row table:style-name="ro1">
          <table:table-cell office:value-type="float" office:value="1754.2" calcext:value-type="float">
            <text:p>1754,2</text:p>
          </table:table-cell>
          <table:table-cell office:value-type="float" office:value="0.8001281731" calcext:value-type="float">
            <text:p>0,8001281731</text:p>
          </table:table-cell>
          <table:table-cell office:value-type="float" office:value="1.4673771071" calcext:value-type="float">
            <text:p>1,4673771071</text:p>
          </table:table-cell>
        </table:table-row>
        <table:table-row table:style-name="ro1">
          <table:table-cell office:value-type="float" office:value="1754.4" calcext:value-type="float">
            <text:p>1754,4</text:p>
          </table:table-cell>
          <table:table-cell office:value-type="float" office:value="0.7910913807" calcext:value-type="float">
            <text:p>0,7910913807</text:p>
          </table:table-cell>
          <table:table-cell office:value-type="float" office:value="1.5327006469" calcext:value-type="float">
            <text:p>1,5327006469</text:p>
          </table:table-cell>
        </table:table-row>
        <table:table-row table:style-name="ro1">
          <table:table-cell office:value-type="float" office:value="1754.6" calcext:value-type="float">
            <text:p>1754,6</text:p>
          </table:table-cell>
          <table:table-cell office:value-type="float" office:value="0.7921406094" calcext:value-type="float">
            <text:p>0,7921406094</text:p>
          </table:table-cell>
          <table:table-cell office:value-type="float" office:value="1.4908059453" calcext:value-type="float">
            <text:p>1,4908059453</text:p>
          </table:table-cell>
        </table:table-row>
        <table:table-row table:style-name="ro1">
          <table:table-cell office:value-type="float" office:value="1754.8" calcext:value-type="float">
            <text:p>1754,8</text:p>
          </table:table-cell>
          <table:table-cell office:value-type="float" office:value="0.7954590114" calcext:value-type="float">
            <text:p>0,7954590114</text:p>
          </table:table-cell>
          <table:table-cell office:value-type="float" office:value="1.4993904366" calcext:value-type="float">
            <text:p>1,4993904366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.7835751046" calcext:value-type="float">
            <text:p>0,7835751046</text:p>
          </table:table-cell>
          <table:table-cell office:value-type="float" office:value="1.5684584755" calcext:value-type="float">
            <text:p>1,5684584755</text:p>
          </table:table-cell>
        </table:table-row>
        <table:table-row table:style-name="ro1">
          <table:table-cell office:value-type="float" office:value="1755.2" calcext:value-type="float">
            <text:p>1755,2</text:p>
          </table:table-cell>
          <table:table-cell office:value-type="float" office:value="0.7761136327" calcext:value-type="float">
            <text:p>0,7761136327</text:p>
          </table:table-cell>
          <table:table-cell office:value-type="float" office:value="1.5571518683" calcext:value-type="float">
            <text:p>1,5571518683</text:p>
          </table:table-cell>
        </table:table-row>
        <table:table-row table:style-name="ro1">
          <table:table-cell office:value-type="float" office:value="1755.4" calcext:value-type="float">
            <text:p>1755,4</text:p>
          </table:table-cell>
          <table:table-cell office:value-type="float" office:value="0.8027586842" calcext:value-type="float">
            <text:p>0,8027586842</text:p>
          </table:table-cell>
          <table:table-cell office:value-type="float" office:value="1.5874295803" calcext:value-type="float">
            <text:p>1,5874295803</text:p>
          </table:table-cell>
        </table:table-row>
        <table:table-row table:style-name="ro1">
          <table:table-cell office:value-type="float" office:value="1755.6" calcext:value-type="float">
            <text:p>1755,6</text:p>
          </table:table-cell>
          <table:table-cell office:value-type="float" office:value="0.7798479704" calcext:value-type="float">
            <text:p>0,7798479704</text:p>
          </table:table-cell>
          <table:table-cell office:value-type="float" office:value="1.5595047334" calcext:value-type="float">
            <text:p>1,5595047334</text:p>
          </table:table-cell>
        </table:table-row>
        <table:table-row table:style-name="ro1">
          <table:table-cell office:value-type="float" office:value="1755.8" calcext:value-type="float">
            <text:p>1755,8</text:p>
          </table:table-cell>
          <table:table-cell office:value-type="float" office:value="0.8078225105" calcext:value-type="float">
            <text:p>0,8078225105</text:p>
          </table:table-cell>
          <table:table-cell office:value-type="float" office:value="1.5643769678" calcext:value-type="float">
            <text:p>1,564376967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.7906354774" calcext:value-type="float">
            <text:p>0,7906354774</text:p>
          </table:table-cell>
          <table:table-cell office:value-type="float" office:value="1.5605088854" calcext:value-type="float">
            <text:p>1,5605088854</text:p>
          </table:table-cell>
        </table:table-row>
        <table:table-row table:style-name="ro1">
          <table:table-cell office:value-type="float" office:value="1756.2" calcext:value-type="float">
            <text:p>1756,2</text:p>
          </table:table-cell>
          <table:table-cell office:value-type="float" office:value="0.808001393" calcext:value-type="float">
            <text:p>0,808001393</text:p>
          </table:table-cell>
          <table:table-cell office:value-type="float" office:value="1.5550465148" calcext:value-type="float">
            <text:p>1,5550465148</text:p>
          </table:table-cell>
        </table:table-row>
        <table:table-row table:style-name="ro1">
          <table:table-cell office:value-type="float" office:value="1756.4" calcext:value-type="float">
            <text:p>1756,4</text:p>
          </table:table-cell>
          <table:table-cell office:value-type="float" office:value="0.8109529882" calcext:value-type="float">
            <text:p>0,8109529882</text:p>
          </table:table-cell>
          <table:table-cell office:value-type="float" office:value="1.5048741341" calcext:value-type="float">
            <text:p>1,5048741341</text:p>
          </table:table-cell>
        </table:table-row>
        <table:table-row table:style-name="ro1">
          <table:table-cell office:value-type="float" office:value="1756.6" calcext:value-type="float">
            <text:p>1756,6</text:p>
          </table:table-cell>
          <table:table-cell office:value-type="float" office:value="0.8159496118" calcext:value-type="float">
            <text:p>0,8159496118</text:p>
          </table:table-cell>
          <table:table-cell office:value-type="float" office:value="1.546627981" calcext:value-type="float">
            <text:p>1,546627981</text:p>
          </table:table-cell>
        </table:table-row>
        <table:table-row table:style-name="ro1">
          <table:table-cell office:value-type="float" office:value="1756.8" calcext:value-type="float">
            <text:p>1756,8</text:p>
          </table:table-cell>
          <table:table-cell office:value-type="float" office:value="0.8310638807" calcext:value-type="float">
            <text:p>0,8310638807</text:p>
          </table:table-cell>
          <table:table-cell office:value-type="float" office:value="1.5350027029" calcext:value-type="float">
            <text:p>1,5350027029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.828575802" calcext:value-type="float">
            <text:p>0,828575802</text:p>
          </table:table-cell>
          <table:table-cell office:value-type="float" office:value="1.5271158595" calcext:value-type="float">
            <text:p>1,5271158595</text:p>
          </table:table-cell>
        </table:table-row>
        <table:table-row table:style-name="ro1">
          <table:table-cell office:value-type="float" office:value="1757.2" calcext:value-type="float">
            <text:p>1757,2</text:p>
          </table:table-cell>
          <table:table-cell office:value-type="float" office:value="0.8219996466" calcext:value-type="float">
            <text:p>0,8219996466</text:p>
          </table:table-cell>
          <table:table-cell office:value-type="float" office:value="1.5626512664" calcext:value-type="float">
            <text:p>1,5626512664</text:p>
          </table:table-cell>
        </table:table-row>
        <table:table-row table:style-name="ro1">
          <table:table-cell office:value-type="float" office:value="1757.4" calcext:value-type="float">
            <text:p>1757,4</text:p>
          </table:table-cell>
          <table:table-cell office:value-type="float" office:value="0.8269146722" calcext:value-type="float">
            <text:p>0,8269146722</text:p>
          </table:table-cell>
          <table:table-cell office:value-type="float" office:value="1.5606101496" calcext:value-type="float">
            <text:p>1,5606101496</text:p>
          </table:table-cell>
        </table:table-row>
        <table:table-row table:style-name="ro1">
          <table:table-cell office:value-type="float" office:value="1757.6" calcext:value-type="float">
            <text:p>1757,6</text:p>
          </table:table-cell>
          <table:table-cell office:value-type="float" office:value="0.8264990879" calcext:value-type="float">
            <text:p>0,8264990879</text:p>
          </table:table-cell>
          <table:table-cell office:value-type="float" office:value="1.551629229" calcext:value-type="float">
            <text:p>1,551629229</text:p>
          </table:table-cell>
        </table:table-row>
        <table:table-row table:style-name="ro1">
          <table:table-cell office:value-type="float" office:value="1757.8" calcext:value-type="float">
            <text:p>1757,8</text:p>
          </table:table-cell>
          <table:table-cell office:value-type="float" office:value="0.8464384377" calcext:value-type="float">
            <text:p>0,8464384377</text:p>
          </table:table-cell>
          <table:table-cell office:value-type="float" office:value="1.6095378524" calcext:value-type="float">
            <text:p>1,6095378524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.8561895543" calcext:value-type="float">
            <text:p>0,8561895543</text:p>
          </table:table-cell>
          <table:table-cell office:value-type="float" office:value="1.5724934545" calcext:value-type="float">
            <text:p>1,5724934545</text:p>
          </table:table-cell>
        </table:table-row>
        <table:table-row table:style-name="ro1">
          <table:table-cell office:value-type="float" office:value="1758.2" calcext:value-type="float">
            <text:p>1758,2</text:p>
          </table:table-cell>
          <table:table-cell office:value-type="float" office:value="0.8638451314" calcext:value-type="float">
            <text:p>0,8638451314</text:p>
          </table:table-cell>
          <table:table-cell office:value-type="float" office:value="1.5628677428" calcext:value-type="float">
            <text:p>1,5628677428</text:p>
          </table:table-cell>
        </table:table-row>
        <table:table-row table:style-name="ro1">
          <table:table-cell office:value-type="float" office:value="1758.4" calcext:value-type="float">
            <text:p>1758,4</text:p>
          </table:table-cell>
          <table:table-cell office:value-type="float" office:value="0.8746735537" calcext:value-type="float">
            <text:p>0,8746735537</text:p>
          </table:table-cell>
          <table:table-cell office:value-type="float" office:value="1.528866988" calcext:value-type="float">
            <text:p>1,528866988</text:p>
          </table:table-cell>
        </table:table-row>
        <table:table-row table:style-name="ro1">
          <table:table-cell office:value-type="float" office:value="1758.6" calcext:value-type="float">
            <text:p>1758,6</text:p>
          </table:table-cell>
          <table:table-cell office:value-type="float" office:value="0.8853369549" calcext:value-type="float">
            <text:p>0,8853369549</text:p>
          </table:table-cell>
          <table:table-cell office:value-type="float" office:value="1.5457979647" calcext:value-type="float">
            <text:p>1,5457979647</text:p>
          </table:table-cell>
        </table:table-row>
        <table:table-row table:style-name="ro1">
          <table:table-cell office:value-type="float" office:value="1758.8" calcext:value-type="float">
            <text:p>1758,8</text:p>
          </table:table-cell>
          <table:table-cell office:value-type="float" office:value="0.9046770369" calcext:value-type="float">
            <text:p>0,9046770369</text:p>
          </table:table-cell>
          <table:table-cell office:value-type="float" office:value="1.5763021179" calcext:value-type="float">
            <text:p>1,5763021179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.9026170923" calcext:value-type="float">
            <text:p>0,9026170923</text:p>
          </table:table-cell>
          <table:table-cell office:value-type="float" office:value="1.5656621387" calcext:value-type="float">
            <text:p>1,5656621387</text:p>
          </table:table-cell>
        </table:table-row>
        <table:table-row table:style-name="ro1">
          <table:table-cell office:value-type="float" office:value="1759.2" calcext:value-type="float">
            <text:p>1759,2</text:p>
          </table:table-cell>
          <table:table-cell office:value-type="float" office:value="0.9162945841" calcext:value-type="float">
            <text:p>0,9162945841</text:p>
          </table:table-cell>
          <table:table-cell office:value-type="float" office:value="1.5872209352" calcext:value-type="float">
            <text:p>1,5872209352</text:p>
          </table:table-cell>
        </table:table-row>
        <table:table-row table:style-name="ro1">
          <table:table-cell office:value-type="float" office:value="1759.4" calcext:value-type="float">
            <text:p>1759,4</text:p>
          </table:table-cell>
          <table:table-cell office:value-type="float" office:value="0.9203643154" calcext:value-type="float">
            <text:p>0,9203643154</text:p>
          </table:table-cell>
          <table:table-cell office:value-type="float" office:value="1.6147952662" calcext:value-type="float">
            <text:p>1,6147952662</text:p>
          </table:table-cell>
        </table:table-row>
        <table:table-row table:style-name="ro1">
          <table:table-cell office:value-type="float" office:value="1759.6" calcext:value-type="float">
            <text:p>1759,6</text:p>
          </table:table-cell>
          <table:table-cell office:value-type="float" office:value="0.9347701999" calcext:value-type="float">
            <text:p>0,9347701999</text:p>
          </table:table-cell>
          <table:table-cell office:value-type="float" office:value="1.6205032174" calcext:value-type="float">
            <text:p>1,6205032174</text:p>
          </table:table-cell>
        </table:table-row>
        <table:table-row table:style-name="ro1">
          <table:table-cell office:value-type="float" office:value="1759.8" calcext:value-type="float">
            <text:p>1759,8</text:p>
          </table:table-cell>
          <table:table-cell office:value-type="float" office:value="0.9636125417" calcext:value-type="float">
            <text:p>0,9636125417</text:p>
          </table:table-cell>
          <table:table-cell office:value-type="float" office:value="1.6290151311" calcext:value-type="float">
            <text:p>1,629015131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9599722036" calcext:value-type="float">
            <text:p>0,9599722036</text:p>
          </table:table-cell>
          <table:table-cell office:value-type="float" office:value="1.6275401125" calcext:value-type="float">
            <text:p>1,6275401125</text:p>
          </table:table-cell>
        </table:table-row>
        <table:table-row table:style-name="ro1">
          <table:table-cell office:value-type="float" office:value="1760.2" calcext:value-type="float">
            <text:p>1760,2</text:p>
          </table:table-cell>
          <table:table-cell office:value-type="float" office:value="0.9755516935" calcext:value-type="float">
            <text:p>0,9755516935</text:p>
          </table:table-cell>
          <table:table-cell office:value-type="float" office:value="1.6267179128" calcext:value-type="float">
            <text:p>1,6267179128</text:p>
          </table:table-cell>
        </table:table-row>
        <table:table-row table:style-name="ro1">
          <table:table-cell office:value-type="float" office:value="1760.4" calcext:value-type="float">
            <text:p>1760,4</text:p>
          </table:table-cell>
          <table:table-cell office:value-type="float" office:value="0.9917326054" calcext:value-type="float">
            <text:p>0,9917326054</text:p>
          </table:table-cell>
          <table:table-cell office:value-type="float" office:value="1.579997594" calcext:value-type="float">
            <text:p>1,579997594</text:p>
          </table:table-cell>
        </table:table-row>
        <table:table-row table:style-name="ro1">
          <table:table-cell office:value-type="float" office:value="1760.6" calcext:value-type="float">
            <text:p>1760,6</text:p>
          </table:table-cell>
          <table:table-cell office:value-type="float" office:value="0.9917326054" calcext:value-type="float">
            <text:p>0,9917326054</text:p>
          </table:table-cell>
          <table:table-cell office:value-type="float" office:value="1.5892640354" calcext:value-type="float">
            <text:p>1,5892640354</text:p>
          </table:table-cell>
        </table:table-row>
        <table:table-row table:style-name="ro1">
          <table:table-cell office:value-type="float" office:value="1760.8" calcext:value-type="float">
            <text:p>1760,8</text:p>
          </table:table-cell>
          <table:table-cell office:value-type="float" office:value="0.9825637589" calcext:value-type="float">
            <text:p>0,9825637589</text:p>
          </table:table-cell>
          <table:table-cell office:value-type="float" office:value="1.6135882748" calcext:value-type="float">
            <text:p>1,613588274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.9842053235" calcext:value-type="float">
            <text:p>0,9842053235</text:p>
          </table:table-cell>
          <table:table-cell office:value-type="float" office:value="1.5687933101" calcext:value-type="float">
            <text:p>1,5687933101</text:p>
          </table:table-cell>
        </table:table-row>
        <table:table-row table:style-name="ro1">
          <table:table-cell office:value-type="float" office:value="1761.2" calcext:value-type="float">
            <text:p>1761,2</text:p>
          </table:table-cell>
          <table:table-cell office:value-type="float" office:value="0.9949378143" calcext:value-type="float">
            <text:p>0,9949378143</text:p>
          </table:table-cell>
          <table:table-cell office:value-type="float" office:value="1.5974671671" calcext:value-type="float">
            <text:p>1,5974671671</text:p>
          </table:table-cell>
        </table:table-row>
        <table:table-row table:style-name="ro1">
          <table:table-cell office:value-type="float" office:value="1761.4" calcext:value-type="float">
            <text:p>1761,4</text:p>
          </table:table-cell>
          <table:table-cell office:value-type="float" office:value="1.0484912836" calcext:value-type="float">
            <text:p>1,0484912836</text:p>
          </table:table-cell>
          <table:table-cell office:value-type="float" office:value="1.6370946108" calcext:value-type="float">
            <text:p>1,6370946108</text:p>
          </table:table-cell>
        </table:table-row>
        <table:table-row table:style-name="ro1">
          <table:table-cell office:value-type="float" office:value="1761.6" calcext:value-type="float">
            <text:p>1761,6</text:p>
          </table:table-cell>
          <table:table-cell office:value-type="float" office:value="1.0386876331" calcext:value-type="float">
            <text:p>1,0386876331</text:p>
          </table:table-cell>
          <table:table-cell office:value-type="float" office:value="1.6882718371" calcext:value-type="float">
            <text:p>1,6882718371</text:p>
          </table:table-cell>
        </table:table-row>
        <table:table-row table:style-name="ro1">
          <table:table-cell office:value-type="float" office:value="1761.8" calcext:value-type="float">
            <text:p>1761,8</text:p>
          </table:table-cell>
          <table:table-cell office:value-type="float" office:value="1.015801434" calcext:value-type="float">
            <text:p>1,015801434</text:p>
          </table:table-cell>
          <table:table-cell office:value-type="float" office:value="1.6600448934" calcext:value-type="float">
            <text:p>1,6600448934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.036085857" calcext:value-type="float">
            <text:p>1,036085857</text:p>
          </table:table-cell>
          <table:table-cell office:value-type="float" office:value="1.6610308143" calcext:value-type="float">
            <text:p>1,6610308143</text:p>
          </table:table-cell>
        </table:table-row>
        <table:table-row table:style-name="ro1">
          <table:table-cell office:value-type="float" office:value="1762.2" calcext:value-type="float">
            <text:p>1762,2</text:p>
          </table:table-cell>
          <table:table-cell office:value-type="float" office:value="1.0543818703" calcext:value-type="float">
            <text:p>1,0543818703</text:p>
          </table:table-cell>
          <table:table-cell office:value-type="float" office:value="1.6471815463" calcext:value-type="float">
            <text:p>1,6471815463</text:p>
          </table:table-cell>
        </table:table-row>
        <table:table-row table:style-name="ro1">
          <table:table-cell office:value-type="float" office:value="1762.4" calcext:value-type="float">
            <text:p>1762,4</text:p>
          </table:table-cell>
          <table:table-cell office:value-type="float" office:value="1.0765479199" calcext:value-type="float">
            <text:p>1,0765479199</text:p>
          </table:table-cell>
          <table:table-cell office:value-type="float" office:value="1.6763801541" calcext:value-type="float">
            <text:p>1,6763801541</text:p>
          </table:table-cell>
        </table:table-row>
        <table:table-row table:style-name="ro1">
          <table:table-cell office:value-type="float" office:value="1762.6" calcext:value-type="float">
            <text:p>1762,6</text:p>
          </table:table-cell>
          <table:table-cell office:value-type="float" office:value="1.0859161366" calcext:value-type="float">
            <text:p>1,0859161366</text:p>
          </table:table-cell>
          <table:table-cell office:value-type="float" office:value="1.6752349337" calcext:value-type="float">
            <text:p>1,6752349337</text:p>
          </table:table-cell>
        </table:table-row>
        <table:table-row table:style-name="ro1">
          <table:table-cell office:value-type="float" office:value="1762.8" calcext:value-type="float">
            <text:p>1762,8</text:p>
          </table:table-cell>
          <table:table-cell office:value-type="float" office:value="1.0646617361" calcext:value-type="float">
            <text:p>1,0646617361</text:p>
          </table:table-cell>
          <table:table-cell office:value-type="float" office:value="1.7001712152" calcext:value-type="float">
            <text:p>1,7001712152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.0909200334" calcext:value-type="float">
            <text:p>1,0909200334</text:p>
          </table:table-cell>
          <table:table-cell office:value-type="float" office:value="1.7274608237" calcext:value-type="float">
            <text:p>1,7274608237</text:p>
          </table:table-cell>
        </table:table-row>
        <table:table-row table:style-name="ro1">
          <table:table-cell office:value-type="float" office:value="1763.2" calcext:value-type="float">
            <text:p>1763,2</text:p>
          </table:table-cell>
          <table:table-cell office:value-type="float" office:value="1.1071876025" calcext:value-type="float">
            <text:p>1,1071876025</text:p>
          </table:table-cell>
          <table:table-cell office:value-type="float" office:value="1.7956451471" calcext:value-type="float">
            <text:p>1,7956451471</text:p>
          </table:table-cell>
        </table:table-row>
        <table:table-row table:style-name="ro1">
          <table:table-cell office:value-type="float" office:value="1763.4" calcext:value-type="float">
            <text:p>1763,4</text:p>
          </table:table-cell>
          <table:table-cell office:value-type="float" office:value="1.0995517303" calcext:value-type="float">
            <text:p>1,0995517303</text:p>
          </table:table-cell>
          <table:table-cell office:value-type="float" office:value="1.836737896" calcext:value-type="float">
            <text:p>1,836737896</text:p>
          </table:table-cell>
        </table:table-row>
        <table:table-row table:style-name="ro1">
          <table:table-cell office:value-type="float" office:value="1763.6" calcext:value-type="float">
            <text:p>1763,6</text:p>
          </table:table-cell>
          <table:table-cell office:value-type="float" office:value="1.0855116032" calcext:value-type="float">
            <text:p>1,0855116032</text:p>
          </table:table-cell>
          <table:table-cell office:value-type="float" office:value="1.7933475269" calcext:value-type="float">
            <text:p>1,7933475269</text:p>
          </table:table-cell>
        </table:table-row>
        <table:table-row table:style-name="ro1">
          <table:table-cell office:value-type="float" office:value="1763.8" calcext:value-type="float">
            <text:p>1763,8</text:p>
          </table:table-cell>
          <table:table-cell office:value-type="float" office:value="1.0822959862" calcext:value-type="float">
            <text:p>1,0822959862</text:p>
          </table:table-cell>
          <table:table-cell office:value-type="float" office:value="1.7925618361" calcext:value-type="float">
            <text:p>1,7925618361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.1056585222" calcext:value-type="float">
            <text:p>1,1056585222</text:p>
          </table:table-cell>
          <table:table-cell office:value-type="float" office:value="1.8188882172" calcext:value-type="float">
            <text:p>1,8188882172</text:p>
          </table:table-cell>
        </table:table-row>
        <table:table-row table:style-name="ro1">
          <table:table-cell office:value-type="float" office:value="1764.2" calcext:value-type="float">
            <text:p>1764,2</text:p>
          </table:table-cell>
          <table:table-cell office:value-type="float" office:value="1.11453718" calcext:value-type="float">
            <text:p>1,11453718</text:p>
          </table:table-cell>
          <table:table-cell office:value-type="float" office:value="1.823171793" calcext:value-type="float">
            <text:p>1,823171793</text:p>
          </table:table-cell>
        </table:table-row>
        <table:table-row table:style-name="ro1">
          <table:table-cell office:value-type="float" office:value="1764.4" calcext:value-type="float">
            <text:p>1764,4</text:p>
          </table:table-cell>
          <table:table-cell office:value-type="float" office:value="1.1388890986" calcext:value-type="float">
            <text:p>1,1388890986</text:p>
          </table:table-cell>
          <table:table-cell office:value-type="float" office:value="1.776630752" calcext:value-type="float">
            <text:p>1,776630752</text:p>
          </table:table-cell>
        </table:table-row>
        <table:table-row table:style-name="ro1">
          <table:table-cell office:value-type="float" office:value="1764.6" calcext:value-type="float">
            <text:p>1764,6</text:p>
          </table:table-cell>
          <table:table-cell office:value-type="float" office:value="1.1402984719" calcext:value-type="float">
            <text:p>1,1402984719</text:p>
          </table:table-cell>
          <table:table-cell office:value-type="float" office:value="1.8057059243" calcext:value-type="float">
            <text:p>1,8057059243</text:p>
          </table:table-cell>
        </table:table-row>
        <table:table-row table:style-name="ro1">
          <table:table-cell office:value-type="float" office:value="1764.8" calcext:value-type="float">
            <text:p>1764,8</text:p>
          </table:table-cell>
          <table:table-cell office:value-type="float" office:value="1.1403000051" calcext:value-type="float">
            <text:p>1,1403000051</text:p>
          </table:table-cell>
          <table:table-cell office:value-type="float" office:value="1.8863104451" calcext:value-type="float">
            <text:p>1,886310445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.1559243929" calcext:value-type="float">
            <text:p>1,1559243929</text:p>
          </table:table-cell>
          <table:table-cell office:value-type="float" office:value="1.878043878" calcext:value-type="float">
            <text:p>1,878043878</text:p>
          </table:table-cell>
        </table:table-row>
        <table:table-row table:style-name="ro1">
          <table:table-cell office:value-type="float" office:value="1765.2" calcext:value-type="float">
            <text:p>1765,2</text:p>
          </table:table-cell>
          <table:table-cell office:value-type="float" office:value="1.1567310398" calcext:value-type="float">
            <text:p>1,1567310398</text:p>
          </table:table-cell>
          <table:table-cell office:value-type="float" office:value="1.9311350282" calcext:value-type="float">
            <text:p>1,9311350282</text:p>
          </table:table-cell>
        </table:table-row>
        <table:table-row table:style-name="ro1">
          <table:table-cell office:value-type="float" office:value="1765.4" calcext:value-type="float">
            <text:p>1765,4</text:p>
          </table:table-cell>
          <table:table-cell office:value-type="float" office:value="1.1675536478" calcext:value-type="float">
            <text:p>1,1675536478</text:p>
          </table:table-cell>
          <table:table-cell office:value-type="float" office:value="1.8510063287" calcext:value-type="float">
            <text:p>1,8510063287</text:p>
          </table:table-cell>
        </table:table-row>
        <table:table-row table:style-name="ro1">
          <table:table-cell office:value-type="float" office:value="1765.6" calcext:value-type="float">
            <text:p>1765,6</text:p>
          </table:table-cell>
          <table:table-cell office:value-type="float" office:value="1.2118051465" calcext:value-type="float">
            <text:p>1,2118051465</text:p>
          </table:table-cell>
          <table:table-cell office:value-type="float" office:value="1.9181162274" calcext:value-type="float">
            <text:p>1,9181162274</text:p>
          </table:table-cell>
        </table:table-row>
        <table:table-row table:style-name="ro1">
          <table:table-cell office:value-type="float" office:value="1765.8" calcext:value-type="float">
            <text:p>1765,8</text:p>
          </table:table-cell>
          <table:table-cell office:value-type="float" office:value="1.1909773613" calcext:value-type="float">
            <text:p>1,1909773613</text:p>
          </table:table-cell>
          <table:table-cell office:value-type="float" office:value="1.9568542689" calcext:value-type="float">
            <text:p>1,9568542689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.1869603837" calcext:value-type="float">
            <text:p>1,1869603837</text:p>
          </table:table-cell>
          <table:table-cell office:value-type="float" office:value="1.9830213208" calcext:value-type="float">
            <text:p>1,9830213208</text:p>
          </table:table-cell>
        </table:table-row>
        <table:table-row table:style-name="ro1">
          <table:table-cell office:value-type="float" office:value="1766.2" calcext:value-type="float">
            <text:p>1766,2</text:p>
          </table:table-cell>
          <table:table-cell office:value-type="float" office:value="1.1558830143" calcext:value-type="float">
            <text:p>1,1558830143</text:p>
          </table:table-cell>
          <table:table-cell office:value-type="float" office:value="1.9874242743" calcext:value-type="float">
            <text:p>1,9874242743</text:p>
          </table:table-cell>
        </table:table-row>
        <table:table-row table:style-name="ro1">
          <table:table-cell office:value-type="float" office:value="1766.4" calcext:value-type="float">
            <text:p>1766,4</text:p>
          </table:table-cell>
          <table:table-cell office:value-type="float" office:value="1.1407031579" calcext:value-type="float">
            <text:p>1,1407031579</text:p>
          </table:table-cell>
          <table:table-cell office:value-type="float" office:value="1.9778149227" calcext:value-type="float">
            <text:p>1,9778149227</text:p>
          </table:table-cell>
        </table:table-row>
        <table:table-row table:style-name="ro1">
          <table:table-cell office:value-type="float" office:value="1766.6" calcext:value-type="float">
            <text:p>1766,6</text:p>
          </table:table-cell>
          <table:table-cell office:value-type="float" office:value="1.149568859" calcext:value-type="float">
            <text:p>1,149568859</text:p>
          </table:table-cell>
          <table:table-cell office:value-type="float" office:value="1.9624674641" calcext:value-type="float">
            <text:p>1,9624674641</text:p>
          </table:table-cell>
        </table:table-row>
        <table:table-row table:style-name="ro1">
          <table:table-cell office:value-type="float" office:value="1766.8" calcext:value-type="float">
            <text:p>1766,8</text:p>
          </table:table-cell>
          <table:table-cell office:value-type="float" office:value="1.1390929253" calcext:value-type="float">
            <text:p>1,1390929253</text:p>
          </table:table-cell>
          <table:table-cell office:value-type="float" office:value="1.9425831312" calcext:value-type="float">
            <text:p>1,9425831312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.1443382017" calcext:value-type="float">
            <text:p>1,1443382017</text:p>
          </table:table-cell>
          <table:table-cell office:value-type="float" office:value="1.9818064632" calcext:value-type="float">
            <text:p>1,9818064632</text:p>
          </table:table-cell>
        </table:table-row>
        <table:table-row table:style-name="ro1">
          <table:table-cell office:value-type="float" office:value="1767.2" calcext:value-type="float">
            <text:p>1767,2</text:p>
          </table:table-cell>
          <table:table-cell office:value-type="float" office:value="1.1200180123" calcext:value-type="float">
            <text:p>1,1200180123</text:p>
          </table:table-cell>
          <table:table-cell office:value-type="float" office:value="1.9918281152" calcext:value-type="float">
            <text:p>1,9918281152</text:p>
          </table:table-cell>
        </table:table-row>
        <table:table-row table:style-name="ro1">
          <table:table-cell office:value-type="float" office:value="1767.4" calcext:value-type="float">
            <text:p>1767,4</text:p>
          </table:table-cell>
          <table:table-cell office:value-type="float" office:value="1.1545306345" calcext:value-type="float">
            <text:p>1,1545306345</text:p>
          </table:table-cell>
          <table:table-cell office:value-type="float" office:value="2.0154414039" calcext:value-type="float">
            <text:p>2,0154414039</text:p>
          </table:table-cell>
        </table:table-row>
        <table:table-row table:style-name="ro1">
          <table:table-cell office:value-type="float" office:value="1767.6" calcext:value-type="float">
            <text:p>1767,6</text:p>
          </table:table-cell>
          <table:table-cell office:value-type="float" office:value="1.158568431" calcext:value-type="float">
            <text:p>1,158568431</text:p>
          </table:table-cell>
          <table:table-cell office:value-type="float" office:value="1.9942517068" calcext:value-type="float">
            <text:p>1,9942517068</text:p>
          </table:table-cell>
        </table:table-row>
        <table:table-row table:style-name="ro1">
          <table:table-cell office:value-type="float" office:value="1767.8" calcext:value-type="float">
            <text:p>1767,8</text:p>
          </table:table-cell>
          <table:table-cell office:value-type="float" office:value="1.1480036797" calcext:value-type="float">
            <text:p>1,1480036797</text:p>
          </table:table-cell>
          <table:table-cell office:value-type="float" office:value="1.9694072728" calcext:value-type="float">
            <text:p>1,9694072728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.1614995147" calcext:value-type="float">
            <text:p>1,1614995147</text:p>
          </table:table-cell>
          <table:table-cell office:value-type="float" office:value="1.9500360135" calcext:value-type="float">
            <text:p>1,9500360135</text:p>
          </table:table-cell>
        </table:table-row>
        <table:table-row table:style-name="ro1">
          <table:table-cell office:value-type="float" office:value="1768.2" calcext:value-type="float">
            <text:p>1768,2</text:p>
          </table:table-cell>
          <table:table-cell office:value-type="float" office:value="1.1512921602" calcext:value-type="float">
            <text:p>1,1512921602</text:p>
          </table:table-cell>
          <table:table-cell office:value-type="float" office:value="1.9153942641" calcext:value-type="float">
            <text:p>1,9153942641</text:p>
          </table:table-cell>
        </table:table-row>
        <table:table-row table:style-name="ro1">
          <table:table-cell office:value-type="float" office:value="1768.4" calcext:value-type="float">
            <text:p>1768,4</text:p>
          </table:table-cell>
          <table:table-cell office:value-type="float" office:value="1.1521024672" calcext:value-type="float">
            <text:p>1,1521024672</text:p>
          </table:table-cell>
          <table:table-cell office:value-type="float" office:value="1.8746184499" calcext:value-type="float">
            <text:p>1,8746184499</text:p>
          </table:table-cell>
        </table:table-row>
        <table:table-row table:style-name="ro1">
          <table:table-cell office:value-type="float" office:value="1768.6" calcext:value-type="float">
            <text:p>1768,6</text:p>
          </table:table-cell>
          <table:table-cell office:value-type="float" office:value="1.1292086078" calcext:value-type="float">
            <text:p>1,1292086078</text:p>
          </table:table-cell>
          <table:table-cell office:value-type="float" office:value="1.8994763589" calcext:value-type="float">
            <text:p>1,8994763589</text:p>
          </table:table-cell>
        </table:table-row>
        <table:table-row table:style-name="ro1">
          <table:table-cell office:value-type="float" office:value="1768.8" calcext:value-type="float">
            <text:p>1768,8</text:p>
          </table:table-cell>
          <table:table-cell office:value-type="float" office:value="1.1082393757" calcext:value-type="float">
            <text:p>1,1082393757</text:p>
          </table:table-cell>
          <table:table-cell office:value-type="float" office:value="1.9265811977" calcext:value-type="float">
            <text:p>1,9265811977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.1104290712" calcext:value-type="float">
            <text:p>1,1104290712</text:p>
          </table:table-cell>
          <table:table-cell office:value-type="float" office:value="1.9519401408" calcext:value-type="float">
            <text:p>1,9519401408</text:p>
          </table:table-cell>
        </table:table-row>
        <table:table-row table:style-name="ro1">
          <table:table-cell office:value-type="float" office:value="1769.2" calcext:value-type="float">
            <text:p>1769,2</text:p>
          </table:table-cell>
          <table:table-cell office:value-type="float" office:value="1.1035520449" calcext:value-type="float">
            <text:p>1,1035520449</text:p>
          </table:table-cell>
          <table:table-cell office:value-type="float" office:value="1.976161905" calcext:value-type="float">
            <text:p>1,976161905</text:p>
          </table:table-cell>
        </table:table-row>
        <table:table-row table:style-name="ro1">
          <table:table-cell office:value-type="float" office:value="1769.4" calcext:value-type="float">
            <text:p>1769,4</text:p>
          </table:table-cell>
          <table:table-cell office:value-type="float" office:value="1.0837513755" calcext:value-type="float">
            <text:p>1,0837513755</text:p>
          </table:table-cell>
          <table:table-cell office:value-type="float" office:value="1.9318650968" calcext:value-type="float">
            <text:p>1,9318650968</text:p>
          </table:table-cell>
        </table:table-row>
        <table:table-row table:style-name="ro1">
          <table:table-cell office:value-type="float" office:value="1769.6" calcext:value-type="float">
            <text:p>1769,6</text:p>
          </table:table-cell>
          <table:table-cell office:value-type="float" office:value="1.075398497" calcext:value-type="float">
            <text:p>1,075398497</text:p>
          </table:table-cell>
          <table:table-cell office:value-type="float" office:value="1.9756960815" calcext:value-type="float">
            <text:p>1,9756960815</text:p>
          </table:table-cell>
        </table:table-row>
        <table:table-row table:style-name="ro1">
          <table:table-cell office:value-type="float" office:value="1769.8" calcext:value-type="float">
            <text:p>1769,8</text:p>
          </table:table-cell>
          <table:table-cell office:value-type="float" office:value="1.0750320481" calcext:value-type="float">
            <text:p>1,0750320481</text:p>
          </table:table-cell>
          <table:table-cell office:value-type="float" office:value="2.0105332699" calcext:value-type="float">
            <text:p>2,010533269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.04566717" calcext:value-type="float">
            <text:p>1,04566717</text:p>
          </table:table-cell>
          <table:table-cell office:value-type="float" office:value="1.947331778" calcext:value-type="float">
            <text:p>1,947331778</text:p>
          </table:table-cell>
        </table:table-row>
        <table:table-row table:style-name="ro1">
          <table:table-cell office:value-type="float" office:value="1770.2" calcext:value-type="float">
            <text:p>1770,2</text:p>
          </table:table-cell>
          <table:table-cell office:value-type="float" office:value="1.0424228515" calcext:value-type="float">
            <text:p>1,0424228515</text:p>
          </table:table-cell>
          <table:table-cell office:value-type="float" office:value="1.9269886903" calcext:value-type="float">
            <text:p>1,9269886903</text:p>
          </table:table-cell>
        </table:table-row>
        <table:table-row table:style-name="ro1">
          <table:table-cell office:value-type="float" office:value="1770.4" calcext:value-type="float">
            <text:p>1770,4</text:p>
          </table:table-cell>
          <table:table-cell office:value-type="float" office:value="1.0500144827" calcext:value-type="float">
            <text:p>1,0500144827</text:p>
          </table:table-cell>
          <table:table-cell office:value-type="float" office:value="1.9424696562" calcext:value-type="float">
            <text:p>1,9424696562</text:p>
          </table:table-cell>
        </table:table-row>
        <table:table-row table:style-name="ro1">
          <table:table-cell office:value-type="float" office:value="1770.6" calcext:value-type="float">
            <text:p>1770,6</text:p>
          </table:table-cell>
          <table:table-cell office:value-type="float" office:value="1.0398466715" calcext:value-type="float">
            <text:p>1,0398466715</text:p>
          </table:table-cell>
          <table:table-cell office:value-type="float" office:value="1.914027962" calcext:value-type="float">
            <text:p>1,914027962</text:p>
          </table:table-cell>
        </table:table-row>
        <table:table-row table:style-name="ro1">
          <table:table-cell office:value-type="float" office:value="1770.8" calcext:value-type="float">
            <text:p>1770,8</text:p>
          </table:table-cell>
          <table:table-cell office:value-type="float" office:value="1.015091741" calcext:value-type="float">
            <text:p>1,015091741</text:p>
          </table:table-cell>
          <table:table-cell office:value-type="float" office:value="1.9413780939" calcext:value-type="float">
            <text:p>1,9413780939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.0172040887" calcext:value-type="float">
            <text:p>1,0172040887</text:p>
          </table:table-cell>
          <table:table-cell office:value-type="float" office:value="1.9534032502" calcext:value-type="float">
            <text:p>1,9534032502</text:p>
          </table:table-cell>
        </table:table-row>
        <table:table-row table:style-name="ro1">
          <table:table-cell office:value-type="float" office:value="1771.2" calcext:value-type="float">
            <text:p>1771,2</text:p>
          </table:table-cell>
          <table:table-cell office:value-type="float" office:value="1.0068293037" calcext:value-type="float">
            <text:p>1,0068293037</text:p>
          </table:table-cell>
          <table:table-cell office:value-type="float" office:value="2.0087947504" calcext:value-type="float">
            <text:p>2,0087947504</text:p>
          </table:table-cell>
        </table:table-row>
        <table:table-row table:style-name="ro1">
          <table:table-cell office:value-type="float" office:value="1771.4" calcext:value-type="float">
            <text:p>1771,4</text:p>
          </table:table-cell>
          <table:table-cell office:value-type="float" office:value="0.9913174437" calcext:value-type="float">
            <text:p>0,9913174437</text:p>
          </table:table-cell>
          <table:table-cell office:value-type="float" office:value="1.9466808873" calcext:value-type="float">
            <text:p>1,9466808873</text:p>
          </table:table-cell>
        </table:table-row>
        <table:table-row table:style-name="ro1">
          <table:table-cell office:value-type="float" office:value="1771.6" calcext:value-type="float">
            <text:p>1771,6</text:p>
          </table:table-cell>
          <table:table-cell office:value-type="float" office:value="1.012322792" calcext:value-type="float">
            <text:p>1,012322792</text:p>
          </table:table-cell>
          <table:table-cell office:value-type="float" office:value="1.9666975792" calcext:value-type="float">
            <text:p>1,9666975792</text:p>
          </table:table-cell>
        </table:table-row>
        <table:table-row table:style-name="ro1">
          <table:table-cell office:value-type="float" office:value="1771.8" calcext:value-type="float">
            <text:p>1771,8</text:p>
          </table:table-cell>
          <table:table-cell office:value-type="float" office:value="0.9835986135" calcext:value-type="float">
            <text:p>0,9835986135</text:p>
          </table:table-cell>
          <table:table-cell office:value-type="float" office:value="1.9785866382" calcext:value-type="float">
            <text:p>1,978586638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.9775083114" calcext:value-type="float">
            <text:p>0,9775083114</text:p>
          </table:table-cell>
          <table:table-cell office:value-type="float" office:value="1.9614839499" calcext:value-type="float">
            <text:p>1,9614839499</text:p>
          </table:table-cell>
        </table:table-row>
        <table:table-row table:style-name="ro1">
          <table:table-cell office:value-type="float" office:value="1772.2" calcext:value-type="float">
            <text:p>1772,2</text:p>
          </table:table-cell>
          <table:table-cell office:value-type="float" office:value="0.9597354885" calcext:value-type="float">
            <text:p>0,9597354885</text:p>
          </table:table-cell>
          <table:table-cell office:value-type="float" office:value="1.9869793237" calcext:value-type="float">
            <text:p>1,9869793237</text:p>
          </table:table-cell>
        </table:table-row>
        <table:table-row table:style-name="ro1">
          <table:table-cell office:value-type="float" office:value="1772.4" calcext:value-type="float">
            <text:p>1772,4</text:p>
          </table:table-cell>
          <table:table-cell office:value-type="float" office:value="0.9742716714" calcext:value-type="float">
            <text:p>0,9742716714</text:p>
          </table:table-cell>
          <table:table-cell office:value-type="float" office:value="1.9246690647" calcext:value-type="float">
            <text:p>1,9246690647</text:p>
          </table:table-cell>
        </table:table-row>
        <table:table-row table:style-name="ro1">
          <table:table-cell office:value-type="float" office:value="1772.6" calcext:value-type="float">
            <text:p>1772,6</text:p>
          </table:table-cell>
          <table:table-cell office:value-type="float" office:value="0.9820186579" calcext:value-type="float">
            <text:p>0,9820186579</text:p>
          </table:table-cell>
          <table:table-cell office:value-type="float" office:value="1.911878121" calcext:value-type="float">
            <text:p>1,911878121</text:p>
          </table:table-cell>
        </table:table-row>
        <table:table-row table:style-name="ro1">
          <table:table-cell office:value-type="float" office:value="1772.8" calcext:value-type="float">
            <text:p>1772,8</text:p>
          </table:table-cell>
          <table:table-cell office:value-type="float" office:value="0.9795551027" calcext:value-type="float">
            <text:p>0,9795551027</text:p>
          </table:table-cell>
          <table:table-cell office:value-type="float" office:value="1.9484172356" calcext:value-type="float">
            <text:p>1,9484172356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.9613660897" calcext:value-type="float">
            <text:p>0,9613660897</text:p>
          </table:table-cell>
          <table:table-cell office:value-type="float" office:value="2.0080631984" calcext:value-type="float">
            <text:p>2,0080631984</text:p>
          </table:table-cell>
        </table:table-row>
        <table:table-row table:style-name="ro1">
          <table:table-cell office:value-type="float" office:value="1773.2" calcext:value-type="float">
            <text:p>1773,2</text:p>
          </table:table-cell>
          <table:table-cell office:value-type="float" office:value="0.9621845313" calcext:value-type="float">
            <text:p>0,9621845313</text:p>
          </table:table-cell>
          <table:table-cell office:value-type="float" office:value="2.0227835535" calcext:value-type="float">
            <text:p>2,0227835535</text:p>
          </table:table-cell>
        </table:table-row>
        <table:table-row table:style-name="ro1">
          <table:table-cell office:value-type="float" office:value="1773.4" calcext:value-type="float">
            <text:p>1773,4</text:p>
          </table:table-cell>
          <table:table-cell office:value-type="float" office:value="0.9435386943" calcext:value-type="float">
            <text:p>0,9435386943</text:p>
          </table:table-cell>
          <table:table-cell office:value-type="float" office:value="2.0724293396" calcext:value-type="float">
            <text:p>2,0724293396</text:p>
          </table:table-cell>
        </table:table-row>
        <table:table-row table:style-name="ro1">
          <table:table-cell office:value-type="float" office:value="1773.6" calcext:value-type="float">
            <text:p>1773,6</text:p>
          </table:table-cell>
          <table:table-cell office:value-type="float" office:value="0.9156831654" calcext:value-type="float">
            <text:p>0,9156831654</text:p>
          </table:table-cell>
          <table:table-cell office:value-type="float" office:value="2.0594418463" calcext:value-type="float">
            <text:p>2,0594418463</text:p>
          </table:table-cell>
        </table:table-row>
        <table:table-row table:style-name="ro1">
          <table:table-cell office:value-type="float" office:value="1773.8" calcext:value-type="float">
            <text:p>1773,8</text:p>
          </table:table-cell>
          <table:table-cell office:value-type="float" office:value="0.9144730242" calcext:value-type="float">
            <text:p>0,9144730242</text:p>
          </table:table-cell>
          <table:table-cell office:value-type="float" office:value="1.9501335252" calcext:value-type="float">
            <text:p>1,9501335252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.9147509602" calcext:value-type="float">
            <text:p>0,9147509602</text:p>
          </table:table-cell>
          <table:table-cell office:value-type="float" office:value="2.0039931456" calcext:value-type="float">
            <text:p>2,0039931456</text:p>
          </table:table-cell>
        </table:table-row>
        <table:table-row table:style-name="ro1">
          <table:table-cell office:value-type="float" office:value="1774.2" calcext:value-type="float">
            <text:p>1774,2</text:p>
          </table:table-cell>
          <table:table-cell office:value-type="float" office:value="0.9225989588" calcext:value-type="float">
            <text:p>0,9225989588</text:p>
          </table:table-cell>
          <table:table-cell office:value-type="float" office:value="2.004795401" calcext:value-type="float">
            <text:p>2,004795401</text:p>
          </table:table-cell>
        </table:table-row>
        <table:table-row table:style-name="ro1">
          <table:table-cell office:value-type="float" office:value="1774.4" calcext:value-type="float">
            <text:p>1774,4</text:p>
          </table:table-cell>
          <table:table-cell office:value-type="float" office:value="0.91798211" calcext:value-type="float">
            <text:p>0,91798211</text:p>
          </table:table-cell>
          <table:table-cell office:value-type="float" office:value="2.0510565534" calcext:value-type="float">
            <text:p>2,0510565534</text:p>
          </table:table-cell>
        </table:table-row>
        <table:table-row table:style-name="ro1">
          <table:table-cell office:value-type="float" office:value="1774.6" calcext:value-type="float">
            <text:p>1774,6</text:p>
          </table:table-cell>
          <table:table-cell office:value-type="float" office:value="0.9513859425" calcext:value-type="float">
            <text:p>0,9513859425</text:p>
          </table:table-cell>
          <table:table-cell office:value-type="float" office:value="2.0976684846" calcext:value-type="float">
            <text:p>2,0976684846</text:p>
          </table:table-cell>
        </table:table-row>
        <table:table-row table:style-name="ro1">
          <table:table-cell office:value-type="float" office:value="1774.8" calcext:value-type="float">
            <text:p>1774,8</text:p>
          </table:table-cell>
          <table:table-cell office:value-type="float" office:value="0.9320414284" calcext:value-type="float">
            <text:p>0,9320414284</text:p>
          </table:table-cell>
          <table:table-cell office:value-type="float" office:value="2.1682756249" calcext:value-type="float">
            <text:p>2,1682756249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.937085509" calcext:value-type="float">
            <text:p>0,937085509</text:p>
          </table:table-cell>
          <table:table-cell office:value-type="float" office:value="2.1285513295" calcext:value-type="float">
            <text:p>2,1285513295</text:p>
          </table:table-cell>
        </table:table-row>
        <table:table-row table:style-name="ro1">
          <table:table-cell office:value-type="float" office:value="1775.2" calcext:value-type="float">
            <text:p>1775,2</text:p>
          </table:table-cell>
          <table:table-cell office:value-type="float" office:value="0.9417291453" calcext:value-type="float">
            <text:p>0,9417291453</text:p>
          </table:table-cell>
          <table:table-cell office:value-type="float" office:value="2.1130708407" calcext:value-type="float">
            <text:p>2,1130708407</text:p>
          </table:table-cell>
        </table:table-row>
        <table:table-row table:style-name="ro1">
          <table:table-cell office:value-type="float" office:value="1775.4" calcext:value-type="float">
            <text:p>1775,4</text:p>
          </table:table-cell>
          <table:table-cell office:value-type="float" office:value="0.9334852353" calcext:value-type="float">
            <text:p>0,9334852353</text:p>
          </table:table-cell>
          <table:table-cell office:value-type="float" office:value="2.0767659267" calcext:value-type="float">
            <text:p>2,0767659267</text:p>
          </table:table-cell>
        </table:table-row>
        <table:table-row table:style-name="ro1">
          <table:table-cell office:value-type="float" office:value="1775.6" calcext:value-type="float">
            <text:p>1775,6</text:p>
          </table:table-cell>
          <table:table-cell office:value-type="float" office:value="0.9460986476" calcext:value-type="float">
            <text:p>0,9460986476</text:p>
          </table:table-cell>
          <table:table-cell office:value-type="float" office:value="2.1215108412" calcext:value-type="float">
            <text:p>2,1215108412</text:p>
          </table:table-cell>
        </table:table-row>
        <table:table-row table:style-name="ro1">
          <table:table-cell office:value-type="float" office:value="1775.8" calcext:value-type="float">
            <text:p>1775,8</text:p>
          </table:table-cell>
          <table:table-cell office:value-type="float" office:value="0.939257191" calcext:value-type="float">
            <text:p>0,939257191</text:p>
          </table:table-cell>
          <table:table-cell office:value-type="float" office:value="2.1906638111" calcext:value-type="float">
            <text:p>2,1906638111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.9523396385" calcext:value-type="float">
            <text:p>0,9523396385</text:p>
          </table:table-cell>
          <table:table-cell office:value-type="float" office:value="2.1579240006" calcext:value-type="float">
            <text:p>2,1579240006</text:p>
          </table:table-cell>
        </table:table-row>
        <table:table-row table:style-name="ro1">
          <table:table-cell office:value-type="float" office:value="1776.2" calcext:value-type="float">
            <text:p>1776,2</text:p>
          </table:table-cell>
          <table:table-cell office:value-type="float" office:value="0.960842472" calcext:value-type="float">
            <text:p>0,960842472</text:p>
          </table:table-cell>
          <table:table-cell office:value-type="float" office:value="2.1805247704" calcext:value-type="float">
            <text:p>2,1805247704</text:p>
          </table:table-cell>
        </table:table-row>
        <table:table-row table:style-name="ro1">
          <table:table-cell office:value-type="float" office:value="1776.4" calcext:value-type="float">
            <text:p>1776,4</text:p>
          </table:table-cell>
          <table:table-cell office:value-type="float" office:value="0.9571904801" calcext:value-type="float">
            <text:p>0,9571904801</text:p>
          </table:table-cell>
          <table:table-cell office:value-type="float" office:value="2.2026578769" calcext:value-type="float">
            <text:p>2,2026578769</text:p>
          </table:table-cell>
        </table:table-row>
        <table:table-row table:style-name="ro1">
          <table:table-cell office:value-type="float" office:value="1776.6" calcext:value-type="float">
            <text:p>1776,6</text:p>
          </table:table-cell>
          <table:table-cell office:value-type="float" office:value="0.9583871781" calcext:value-type="float">
            <text:p>0,9583871781</text:p>
          </table:table-cell>
          <table:table-cell office:value-type="float" office:value="2.1799344529" calcext:value-type="float">
            <text:p>2,1799344529</text:p>
          </table:table-cell>
        </table:table-row>
        <table:table-row table:style-name="ro1">
          <table:table-cell office:value-type="float" office:value="1776.8" calcext:value-type="float">
            <text:p>1776,8</text:p>
          </table:table-cell>
          <table:table-cell office:value-type="float" office:value="1.0037237356" calcext:value-type="float">
            <text:p>1,0037237356</text:p>
          </table:table-cell>
          <table:table-cell office:value-type="float" office:value="2.2872680209" calcext:value-type="float">
            <text:p>2,2872680209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.9987715339" calcext:value-type="float">
            <text:p>0,9987715339</text:p>
          </table:table-cell>
          <table:table-cell office:value-type="float" office:value="2.2580873161" calcext:value-type="float">
            <text:p>2,2580873161</text:p>
          </table:table-cell>
        </table:table-row>
        <table:table-row table:style-name="ro1">
          <table:table-cell office:value-type="float" office:value="1777.2" calcext:value-type="float">
            <text:p>1777,2</text:p>
          </table:table-cell>
          <table:table-cell office:value-type="float" office:value="0.9879299724" calcext:value-type="float">
            <text:p>0,9879299724</text:p>
          </table:table-cell>
          <table:table-cell office:value-type="float" office:value="2.2618724947" calcext:value-type="float">
            <text:p>2,2618724947</text:p>
          </table:table-cell>
        </table:table-row>
        <table:table-row table:style-name="ro1">
          <table:table-cell office:value-type="float" office:value="1777.4" calcext:value-type="float">
            <text:p>1777,4</text:p>
          </table:table-cell>
          <table:table-cell office:value-type="float" office:value="0.9808875505" calcext:value-type="float">
            <text:p>0,9808875505</text:p>
          </table:table-cell>
          <table:table-cell office:value-type="float" office:value="2.2870451765" calcext:value-type="float">
            <text:p>2,2870451765</text:p>
          </table:table-cell>
        </table:table-row>
        <table:table-row table:style-name="ro1">
          <table:table-cell office:value-type="float" office:value="1777.6" calcext:value-type="float">
            <text:p>1777,6</text:p>
          </table:table-cell>
          <table:table-cell office:value-type="float" office:value="0.9867346828" calcext:value-type="float">
            <text:p>0,9867346828</text:p>
          </table:table-cell>
          <table:table-cell office:value-type="float" office:value="2.330422817" calcext:value-type="float">
            <text:p>2,330422817</text:p>
          </table:table-cell>
        </table:table-row>
        <table:table-row table:style-name="ro1">
          <table:table-cell office:value-type="float" office:value="1777.8" calcext:value-type="float">
            <text:p>1777,8</text:p>
          </table:table-cell>
          <table:table-cell office:value-type="float" office:value="0.9780473517" calcext:value-type="float">
            <text:p>0,9780473517</text:p>
          </table:table-cell>
          <table:table-cell office:value-type="float" office:value="2.2605901588" calcext:value-type="float">
            <text:p>2,260590158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.9817780993" calcext:value-type="float">
            <text:p>0,9817780993</text:p>
          </table:table-cell>
          <table:table-cell office:value-type="float" office:value="2.2880995081" calcext:value-type="float">
            <text:p>2,2880995081</text:p>
          </table:table-cell>
        </table:table-row>
        <table:table-row table:style-name="ro1">
          <table:table-cell office:value-type="float" office:value="1778.2" calcext:value-type="float">
            <text:p>1778,2</text:p>
          </table:table-cell>
          <table:table-cell office:value-type="float" office:value="0.9772156092" calcext:value-type="float">
            <text:p>0,9772156092</text:p>
          </table:table-cell>
          <table:table-cell office:value-type="float" office:value="2.3078928653" calcext:value-type="float">
            <text:p>2,3078928653</text:p>
          </table:table-cell>
        </table:table-row>
        <table:table-row table:style-name="ro1">
          <table:table-cell office:value-type="float" office:value="1778.4" calcext:value-type="float">
            <text:p>1778,4</text:p>
          </table:table-cell>
          <table:table-cell office:value-type="float" office:value="0.9751532855" calcext:value-type="float">
            <text:p>0,9751532855</text:p>
          </table:table-cell>
          <table:table-cell office:value-type="float" office:value="2.2773598489" calcext:value-type="float">
            <text:p>2,2773598489</text:p>
          </table:table-cell>
        </table:table-row>
        <table:table-row table:style-name="ro1">
          <table:table-cell office:value-type="float" office:value="1778.6" calcext:value-type="float">
            <text:p>1778,6</text:p>
          </table:table-cell>
          <table:table-cell office:value-type="float" office:value="0.9830547978" calcext:value-type="float">
            <text:p>0,9830547978</text:p>
          </table:table-cell>
          <table:table-cell office:value-type="float" office:value="2.2853976368" calcext:value-type="float">
            <text:p>2,2853976368</text:p>
          </table:table-cell>
        </table:table-row>
        <table:table-row table:style-name="ro1">
          <table:table-cell office:value-type="float" office:value="1778.8" calcext:value-type="float">
            <text:p>1778,8</text:p>
          </table:table-cell>
          <table:table-cell office:value-type="float" office:value="0.9585914743" calcext:value-type="float">
            <text:p>0,9585914743</text:p>
          </table:table-cell>
          <table:table-cell office:value-type="float" office:value="2.2637434182" calcext:value-type="float">
            <text:p>2,2637434182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.9643480213" calcext:value-type="float">
            <text:p>0,9643480213</text:p>
          </table:table-cell>
          <table:table-cell office:value-type="float" office:value="2.3142972527" calcext:value-type="float">
            <text:p>2,3142972527</text:p>
          </table:table-cell>
        </table:table-row>
        <table:table-row table:style-name="ro1">
          <table:table-cell office:value-type="float" office:value="1779.2" calcext:value-type="float">
            <text:p>1779,2</text:p>
          </table:table-cell>
          <table:table-cell office:value-type="float" office:value="0.929280023" calcext:value-type="float">
            <text:p>0,929280023</text:p>
          </table:table-cell>
          <table:table-cell office:value-type="float" office:value="2.2819196402" calcext:value-type="float">
            <text:p>2,2819196402</text:p>
          </table:table-cell>
        </table:table-row>
        <table:table-row table:style-name="ro1">
          <table:table-cell office:value-type="float" office:value="1779.4" calcext:value-type="float">
            <text:p>1779,4</text:p>
          </table:table-cell>
          <table:table-cell office:value-type="float" office:value="0.9304903927" calcext:value-type="float">
            <text:p>0,9304903927</text:p>
          </table:table-cell>
          <table:table-cell office:value-type="float" office:value="2.2928339895" calcext:value-type="float">
            <text:p>2,2928339895</text:p>
          </table:table-cell>
        </table:table-row>
        <table:table-row table:style-name="ro1">
          <table:table-cell office:value-type="float" office:value="1779.6" calcext:value-type="float">
            <text:p>1779,6</text:p>
          </table:table-cell>
          <table:table-cell office:value-type="float" office:value="0.9256063829" calcext:value-type="float">
            <text:p>0,9256063829</text:p>
          </table:table-cell>
          <table:table-cell office:value-type="float" office:value="2.266188413" calcext:value-type="float">
            <text:p>2,266188413</text:p>
          </table:table-cell>
        </table:table-row>
        <table:table-row table:style-name="ro1">
          <table:table-cell office:value-type="float" office:value="1779.8" calcext:value-type="float">
            <text:p>1779,8</text:p>
          </table:table-cell>
          <table:table-cell office:value-type="float" office:value="0.9448238" calcext:value-type="float">
            <text:p>0,9448238</text:p>
          </table:table-cell>
          <table:table-cell office:value-type="float" office:value="2.2276980237" calcext:value-type="float">
            <text:p>2,227698023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9102847563" calcext:value-type="float">
            <text:p>0,9102847563</text:p>
          </table:table-cell>
          <table:table-cell office:value-type="float" office:value="2.1909110308" calcext:value-type="float">
            <text:p>2,1909110308</text:p>
          </table:table-cell>
        </table:table-row>
        <table:table-row table:style-name="ro1">
          <table:table-cell office:value-type="float" office:value="1780.2" calcext:value-type="float">
            <text:p>1780,2</text:p>
          </table:table-cell>
          <table:table-cell office:value-type="float" office:value="0.8839844143" calcext:value-type="float">
            <text:p>0,8839844143</text:p>
          </table:table-cell>
          <table:table-cell office:value-type="float" office:value="2.158007094" calcext:value-type="float">
            <text:p>2,158007094</text:p>
          </table:table-cell>
        </table:table-row>
        <table:table-row table:style-name="ro1">
          <table:table-cell office:value-type="float" office:value="1780.4" calcext:value-type="float">
            <text:p>1780,4</text:p>
          </table:table-cell>
          <table:table-cell office:value-type="float" office:value="0.8894035071" calcext:value-type="float">
            <text:p>0,8894035071</text:p>
          </table:table-cell>
          <table:table-cell office:value-type="float" office:value="2.0489327169" calcext:value-type="float">
            <text:p>2,0489327169</text:p>
          </table:table-cell>
        </table:table-row>
        <table:table-row table:style-name="ro1">
          <table:table-cell office:value-type="float" office:value="1780.6" calcext:value-type="float">
            <text:p>1780,6</text:p>
          </table:table-cell>
          <table:table-cell office:value-type="float" office:value="0.8731257285" calcext:value-type="float">
            <text:p>0,8731257285</text:p>
          </table:table-cell>
          <table:table-cell office:value-type="float" office:value="1.9875282495" calcext:value-type="float">
            <text:p>1,9875282495</text:p>
          </table:table-cell>
        </table:table-row>
        <table:table-row table:style-name="ro1">
          <table:table-cell office:value-type="float" office:value="1780.8" calcext:value-type="float">
            <text:p>1780,8</text:p>
          </table:table-cell>
          <table:table-cell office:value-type="float" office:value="0.8832601417" calcext:value-type="float">
            <text:p>0,8832601417</text:p>
          </table:table-cell>
          <table:table-cell office:value-type="float" office:value="1.9807943439" calcext:value-type="float">
            <text:p>1,9807943439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.8590826868" calcext:value-type="float">
            <text:p>0,8590826868</text:p>
          </table:table-cell>
          <table:table-cell office:value-type="float" office:value="1.9173032131" calcext:value-type="float">
            <text:p>1,9173032131</text:p>
          </table:table-cell>
        </table:table-row>
        <table:table-row table:style-name="ro1">
          <table:table-cell office:value-type="float" office:value="1781.2" calcext:value-type="float">
            <text:p>1781,2</text:p>
          </table:table-cell>
          <table:table-cell office:value-type="float" office:value="0.8172678548" calcext:value-type="float">
            <text:p>0,8172678548</text:p>
          </table:table-cell>
          <table:table-cell office:value-type="float" office:value="1.9499018082" calcext:value-type="float">
            <text:p>1,9499018082</text:p>
          </table:table-cell>
        </table:table-row>
        <table:table-row table:style-name="ro1">
          <table:table-cell office:value-type="float" office:value="1781.4" calcext:value-type="float">
            <text:p>1781,4</text:p>
          </table:table-cell>
          <table:table-cell office:value-type="float" office:value="0.8334623203" calcext:value-type="float">
            <text:p>0,8334623203</text:p>
          </table:table-cell>
          <table:table-cell office:value-type="float" office:value="1.9093173232" calcext:value-type="float">
            <text:p>1,9093173232</text:p>
          </table:table-cell>
        </table:table-row>
        <table:table-row table:style-name="ro1">
          <table:table-cell office:value-type="float" office:value="1781.6" calcext:value-type="float">
            <text:p>1781,6</text:p>
          </table:table-cell>
          <table:table-cell office:value-type="float" office:value="0.805959561" calcext:value-type="float">
            <text:p>0,805959561</text:p>
          </table:table-cell>
          <table:table-cell office:value-type="float" office:value="1.8847067037" calcext:value-type="float">
            <text:p>1,8847067037</text:p>
          </table:table-cell>
        </table:table-row>
        <table:table-row table:style-name="ro1">
          <table:table-cell office:value-type="float" office:value="1781.8" calcext:value-type="float">
            <text:p>1781,8</text:p>
          </table:table-cell>
          <table:table-cell office:value-type="float" office:value="0.7934791806" calcext:value-type="float">
            <text:p>0,7934791806</text:p>
          </table:table-cell>
          <table:table-cell office:value-type="float" office:value="1.8485268355" calcext:value-type="float">
            <text:p>1,8485268355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.7705186871" calcext:value-type="float">
            <text:p>0,7705186871</text:p>
          </table:table-cell>
          <table:table-cell office:value-type="float" office:value="1.8969868638" calcext:value-type="float">
            <text:p>1,8969868638</text:p>
          </table:table-cell>
        </table:table-row>
        <table:table-row table:style-name="ro1">
          <table:table-cell office:value-type="float" office:value="1782.2" calcext:value-type="float">
            <text:p>1782,2</text:p>
          </table:table-cell>
          <table:table-cell office:value-type="float" office:value="0.7747467602" calcext:value-type="float">
            <text:p>0,7747467602</text:p>
          </table:table-cell>
          <table:table-cell office:value-type="float" office:value="1.8368987821" calcext:value-type="float">
            <text:p>1,8368987821</text:p>
          </table:table-cell>
        </table:table-row>
        <table:table-row table:style-name="ro1">
          <table:table-cell office:value-type="float" office:value="1782.4" calcext:value-type="float">
            <text:p>1782,4</text:p>
          </table:table-cell>
          <table:table-cell office:value-type="float" office:value="0.7619615691" calcext:value-type="float">
            <text:p>0,7619615691</text:p>
          </table:table-cell>
          <table:table-cell office:value-type="float" office:value="1.7582963046" calcext:value-type="float">
            <text:p>1,7582963046</text:p>
          </table:table-cell>
        </table:table-row>
        <table:table-row table:style-name="ro1">
          <table:table-cell office:value-type="float" office:value="1782.6" calcext:value-type="float">
            <text:p>1782,6</text:p>
          </table:table-cell>
          <table:table-cell office:value-type="float" office:value="0.7431550992" calcext:value-type="float">
            <text:p>0,7431550992</text:p>
          </table:table-cell>
          <table:table-cell office:value-type="float" office:value="1.7279083441" calcext:value-type="float">
            <text:p>1,7279083441</text:p>
          </table:table-cell>
        </table:table-row>
        <table:table-row table:style-name="ro1">
          <table:table-cell office:value-type="float" office:value="1782.8" calcext:value-type="float">
            <text:p>1782,8</text:p>
          </table:table-cell>
          <table:table-cell office:value-type="float" office:value="0.7412126799" calcext:value-type="float">
            <text:p>0,7412126799</text:p>
          </table:table-cell>
          <table:table-cell office:value-type="float" office:value="1.6871475589" calcext:value-type="float">
            <text:p>1,687147558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.7441734509" calcext:value-type="float">
            <text:p>0,7441734509</text:p>
          </table:table-cell>
          <table:table-cell office:value-type="float" office:value="1.6424064742" calcext:value-type="float">
            <text:p>1,6424064742</text:p>
          </table:table-cell>
        </table:table-row>
        <table:table-row table:style-name="ro1">
          <table:table-cell office:value-type="float" office:value="1783.2" calcext:value-type="float">
            <text:p>1783,2</text:p>
          </table:table-cell>
          <table:table-cell office:value-type="float" office:value="0.7477940067" calcext:value-type="float">
            <text:p>0,7477940067</text:p>
          </table:table-cell>
          <table:table-cell office:value-type="float" office:value="1.6560837081" calcext:value-type="float">
            <text:p>1,6560837081</text:p>
          </table:table-cell>
        </table:table-row>
        <table:table-row table:style-name="ro1">
          <table:table-cell office:value-type="float" office:value="1783.4" calcext:value-type="float">
            <text:p>1783,4</text:p>
          </table:table-cell>
          <table:table-cell office:value-type="float" office:value="0.7378286547" calcext:value-type="float">
            <text:p>0,7378286547</text:p>
          </table:table-cell>
          <table:table-cell office:value-type="float" office:value="1.5673345349" calcext:value-type="float">
            <text:p>1,5673345349</text:p>
          </table:table-cell>
        </table:table-row>
        <table:table-row table:style-name="ro1">
          <table:table-cell office:value-type="float" office:value="1783.6" calcext:value-type="float">
            <text:p>1783,6</text:p>
          </table:table-cell>
          <table:table-cell office:value-type="float" office:value="0.7032350762" calcext:value-type="float">
            <text:p>0,7032350762</text:p>
          </table:table-cell>
          <table:table-cell office:value-type="float" office:value="1.5183229188" calcext:value-type="float">
            <text:p>1,5183229188</text:p>
          </table:table-cell>
        </table:table-row>
        <table:table-row table:style-name="ro1">
          <table:table-cell office:value-type="float" office:value="1783.8" calcext:value-type="float">
            <text:p>1783,8</text:p>
          </table:table-cell>
          <table:table-cell office:value-type="float" office:value="0.6802210021" calcext:value-type="float">
            <text:p>0,6802210021</text:p>
          </table:table-cell>
          <table:table-cell office:value-type="float" office:value="1.5168119459" calcext:value-type="float">
            <text:p>1,5168119459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.6706751074" calcext:value-type="float">
            <text:p>0,6706751074</text:p>
          </table:table-cell>
          <table:table-cell office:value-type="float" office:value="1.500441528" calcext:value-type="float">
            <text:p>1,500441528</text:p>
          </table:table-cell>
        </table:table-row>
        <table:table-row table:style-name="ro1">
          <table:table-cell office:value-type="float" office:value="1784.2" calcext:value-type="float">
            <text:p>1784,2</text:p>
          </table:table-cell>
          <table:table-cell office:value-type="float" office:value="0.6534214548" calcext:value-type="float">
            <text:p>0,6534214548</text:p>
          </table:table-cell>
          <table:table-cell office:value-type="float" office:value="1.4442102157" calcext:value-type="float">
            <text:p>1,4442102157</text:p>
          </table:table-cell>
        </table:table-row>
        <table:table-row table:style-name="ro1">
          <table:table-cell office:value-type="float" office:value="1784.4" calcext:value-type="float">
            <text:p>1784,4</text:p>
          </table:table-cell>
          <table:table-cell office:value-type="float" office:value="0.643013109" calcext:value-type="float">
            <text:p>0,643013109</text:p>
          </table:table-cell>
          <table:table-cell office:value-type="float" office:value="1.3996948344" calcext:value-type="float">
            <text:p>1,3996948344</text:p>
          </table:table-cell>
        </table:table-row>
        <table:table-row table:style-name="ro1">
          <table:table-cell office:value-type="float" office:value="1784.6" calcext:value-type="float">
            <text:p>1784,6</text:p>
          </table:table-cell>
          <table:table-cell office:value-type="float" office:value="0.6362840744" calcext:value-type="float">
            <text:p>0,6362840744</text:p>
          </table:table-cell>
          <table:table-cell office:value-type="float" office:value="1.3528702952" calcext:value-type="float">
            <text:p>1,3528702952</text:p>
          </table:table-cell>
        </table:table-row>
        <table:table-row table:style-name="ro1">
          <table:table-cell office:value-type="float" office:value="1784.8" calcext:value-type="float">
            <text:p>1784,8</text:p>
          </table:table-cell>
          <table:table-cell office:value-type="float" office:value="0.6261919928" calcext:value-type="float">
            <text:p>0,6261919928</text:p>
          </table:table-cell>
          <table:table-cell office:value-type="float" office:value="1.3501548068" calcext:value-type="float">
            <text:p>1,3501548068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.6133992135" calcext:value-type="float">
            <text:p>0,6133992135</text:p>
          </table:table-cell>
          <table:table-cell office:value-type="float" office:value="1.3739303502" calcext:value-type="float">
            <text:p>1,3739303502</text:p>
          </table:table-cell>
        </table:table-row>
        <table:table-row table:style-name="ro1">
          <table:table-cell office:value-type="float" office:value="1785.2" calcext:value-type="float">
            <text:p>1785,2</text:p>
          </table:table-cell>
          <table:table-cell office:value-type="float" office:value="0.5932328643" calcext:value-type="float">
            <text:p>0,5932328643</text:p>
          </table:table-cell>
          <table:table-cell office:value-type="float" office:value="1.323993507" calcext:value-type="float">
            <text:p>1,323993507</text:p>
          </table:table-cell>
        </table:table-row>
        <table:table-row table:style-name="ro1">
          <table:table-cell office:value-type="float" office:value="1785.4" calcext:value-type="float">
            <text:p>1785,4</text:p>
          </table:table-cell>
          <table:table-cell office:value-type="float" office:value="0.5971459349" calcext:value-type="float">
            <text:p>0,5971459349</text:p>
          </table:table-cell>
          <table:table-cell office:value-type="float" office:value="1.2563691655" calcext:value-type="float">
            <text:p>1,2563691655</text:p>
          </table:table-cell>
        </table:table-row>
        <table:table-row table:style-name="ro1">
          <table:table-cell office:value-type="float" office:value="1785.6" calcext:value-type="float">
            <text:p>1785,6</text:p>
          </table:table-cell>
          <table:table-cell office:value-type="float" office:value="0.5958818988" calcext:value-type="float">
            <text:p>0,5958818988</text:p>
          </table:table-cell>
          <table:table-cell office:value-type="float" office:value="1.2470850581" calcext:value-type="float">
            <text:p>1,2470850581</text:p>
          </table:table-cell>
        </table:table-row>
        <table:table-row table:style-name="ro1">
          <table:table-cell office:value-type="float" office:value="1785.8" calcext:value-type="float">
            <text:p>1785,8</text:p>
          </table:table-cell>
          <table:table-cell office:value-type="float" office:value="0.5950696159" calcext:value-type="float">
            <text:p>0,5950696159</text:p>
          </table:table-cell>
          <table:table-cell office:value-type="float" office:value="1.2123608964" calcext:value-type="float">
            <text:p>1,2123608964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.5873056218" calcext:value-type="float">
            <text:p>0,5873056218</text:p>
          </table:table-cell>
          <table:table-cell office:value-type="float" office:value="1.2157849691" calcext:value-type="float">
            <text:p>1,2157849691</text:p>
          </table:table-cell>
        </table:table-row>
        <table:table-row table:style-name="ro1">
          <table:table-cell office:value-type="float" office:value="1786.2" calcext:value-type="float">
            <text:p>1786,2</text:p>
          </table:table-cell>
          <table:table-cell office:value-type="float" office:value="0.5987952538" calcext:value-type="float">
            <text:p>0,5987952538</text:p>
          </table:table-cell>
          <table:table-cell office:value-type="float" office:value="1.2477994972" calcext:value-type="float">
            <text:p>1,2477994972</text:p>
          </table:table-cell>
        </table:table-row>
        <table:table-row table:style-name="ro1">
          <table:table-cell office:value-type="float" office:value="1786.4" calcext:value-type="float">
            <text:p>1786,4</text:p>
          </table:table-cell>
          <table:table-cell office:value-type="float" office:value="0.5991462779" calcext:value-type="float">
            <text:p>0,5991462779</text:p>
          </table:table-cell>
          <table:table-cell office:value-type="float" office:value="1.1735783594" calcext:value-type="float">
            <text:p>1,1735783594</text:p>
          </table:table-cell>
        </table:table-row>
        <table:table-row table:style-name="ro1">
          <table:table-cell office:value-type="float" office:value="1786.6" calcext:value-type="float">
            <text:p>1786,6</text:p>
          </table:table-cell>
          <table:table-cell office:value-type="float" office:value="0.5901779478" calcext:value-type="float">
            <text:p>0,5901779478</text:p>
          </table:table-cell>
          <table:table-cell office:value-type="float" office:value="1.1734235837" calcext:value-type="float">
            <text:p>1,1734235837</text:p>
          </table:table-cell>
        </table:table-row>
        <table:table-row table:style-name="ro1">
          <table:table-cell office:value-type="float" office:value="1786.8" calcext:value-type="float">
            <text:p>1786,8</text:p>
          </table:table-cell>
          <table:table-cell office:value-type="float" office:value="0.5910726105" calcext:value-type="float">
            <text:p>0,5910726105</text:p>
          </table:table-cell>
          <table:table-cell office:value-type="float" office:value="1.1454858497" calcext:value-type="float">
            <text:p>1,1454858497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.5824767356" calcext:value-type="float">
            <text:p>0,5824767356</text:p>
          </table:table-cell>
          <table:table-cell office:value-type="float" office:value="1.1296218112" calcext:value-type="float">
            <text:p>1,1296218112</text:p>
          </table:table-cell>
        </table:table-row>
        <table:table-row table:style-name="ro1">
          <table:table-cell office:value-type="float" office:value="1787.2" calcext:value-type="float">
            <text:p>1787,2</text:p>
          </table:table-cell>
          <table:table-cell office:value-type="float" office:value="0.5688923438" calcext:value-type="float">
            <text:p>0,5688923438</text:p>
          </table:table-cell>
          <table:table-cell office:value-type="float" office:value="1.0760737338" calcext:value-type="float">
            <text:p>1,0760737338</text:p>
          </table:table-cell>
        </table:table-row>
        <table:table-row table:style-name="ro1">
          <table:table-cell office:value-type="float" office:value="1787.4" calcext:value-type="float">
            <text:p>1787,4</text:p>
          </table:table-cell>
          <table:table-cell office:value-type="float" office:value="0.5495859398" calcext:value-type="float">
            <text:p>0,5495859398</text:p>
          </table:table-cell>
          <table:table-cell office:value-type="float" office:value="1.0436544201" calcext:value-type="float">
            <text:p>1,0436544201</text:p>
          </table:table-cell>
        </table:table-row>
        <table:table-row table:style-name="ro1">
          <table:table-cell office:value-type="float" office:value="1787.6" calcext:value-type="float">
            <text:p>1787,6</text:p>
          </table:table-cell>
          <table:table-cell office:value-type="float" office:value="0.560459194" calcext:value-type="float">
            <text:p>0,560459194</text:p>
          </table:table-cell>
          <table:table-cell office:value-type="float" office:value="1.0057356301" calcext:value-type="float">
            <text:p>1,0057356301</text:p>
          </table:table-cell>
        </table:table-row>
        <table:table-row table:style-name="ro1">
          <table:table-cell office:value-type="float" office:value="1787.8" calcext:value-type="float">
            <text:p>1787,8</text:p>
          </table:table-cell>
          <table:table-cell office:value-type="float" office:value="0.5777243794" calcext:value-type="float">
            <text:p>0,5777243794</text:p>
          </table:table-cell>
          <table:table-cell office:value-type="float" office:value="0.9927966658" calcext:value-type="float">
            <text:p>0,992796665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.5722101416" calcext:value-type="float">
            <text:p>0,5722101416</text:p>
          </table:table-cell>
          <table:table-cell office:value-type="float" office:value="0.9771363871" calcext:value-type="float">
            <text:p>0,9771363871</text:p>
          </table:table-cell>
        </table:table-row>
        <table:table-row table:style-name="ro1">
          <table:table-cell office:value-type="float" office:value="1788.2" calcext:value-type="float">
            <text:p>1788,2</text:p>
          </table:table-cell>
          <table:table-cell office:value-type="float" office:value="0.5575526388" calcext:value-type="float">
            <text:p>0,5575526388</text:p>
          </table:table-cell>
          <table:table-cell office:value-type="float" office:value="1.006967217" calcext:value-type="float">
            <text:p>1,006967217</text:p>
          </table:table-cell>
        </table:table-row>
        <table:table-row table:style-name="ro1">
          <table:table-cell office:value-type="float" office:value="1788.4" calcext:value-type="float">
            <text:p>1788,4</text:p>
          </table:table-cell>
          <table:table-cell office:value-type="float" office:value="0.5621174315" calcext:value-type="float">
            <text:p>0,5621174315</text:p>
          </table:table-cell>
          <table:table-cell office:value-type="float" office:value="1.0215659153" calcext:value-type="float">
            <text:p>1,0215659153</text:p>
          </table:table-cell>
        </table:table-row>
        <table:table-row table:style-name="ro1">
          <table:table-cell office:value-type="float" office:value="1788.6" calcext:value-type="float">
            <text:p>1788,6</text:p>
          </table:table-cell>
          <table:table-cell office:value-type="float" office:value="0.560459194" calcext:value-type="float">
            <text:p>0,560459194</text:p>
          </table:table-cell>
          <table:table-cell office:value-type="float" office:value="0.9872129203" calcext:value-type="float">
            <text:p>0,9872129203</text:p>
          </table:table-cell>
        </table:table-row>
        <table:table-row table:style-name="ro1">
          <table:table-cell office:value-type="float" office:value="1788.8" calcext:value-type="float">
            <text:p>1788,8</text:p>
          </table:table-cell>
          <table:table-cell office:value-type="float" office:value="0.5469297898" calcext:value-type="float">
            <text:p>0,5469297898</text:p>
          </table:table-cell>
          <table:table-cell office:value-type="float" office:value="0.9674389908" calcext:value-type="float">
            <text:p>0,967438990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.5481225766" calcext:value-type="float">
            <text:p>0,5481225766</text:p>
          </table:table-cell>
          <table:table-cell office:value-type="float" office:value="0.9445778383" calcext:value-type="float">
            <text:p>0,9445778383</text:p>
          </table:table-cell>
        </table:table-row>
        <table:table-row table:style-name="ro1">
          <table:table-cell office:value-type="float" office:value="1789.2" calcext:value-type="float">
            <text:p>1789,2</text:p>
          </table:table-cell>
          <table:table-cell office:value-type="float" office:value="0.5448686562" calcext:value-type="float">
            <text:p>0,5448686562</text:p>
          </table:table-cell>
          <table:table-cell office:value-type="float" office:value="0.9621684845" calcext:value-type="float">
            <text:p>0,9621684845</text:p>
          </table:table-cell>
        </table:table-row>
        <table:table-row table:style-name="ro1">
          <table:table-cell office:value-type="float" office:value="1789.4" calcext:value-type="float">
            <text:p>1789,4</text:p>
          </table:table-cell>
          <table:table-cell office:value-type="float" office:value="0.5307174341" calcext:value-type="float">
            <text:p>0,5307174341</text:p>
          </table:table-cell>
          <table:table-cell office:value-type="float" office:value="0.9495099741" calcext:value-type="float">
            <text:p>0,9495099741</text:p>
          </table:table-cell>
        </table:table-row>
        <table:table-row table:style-name="ro1">
          <table:table-cell office:value-type="float" office:value="1789.6" calcext:value-type="float">
            <text:p>1789,6</text:p>
          </table:table-cell>
          <table:table-cell office:value-type="float" office:value="0.5311039538" calcext:value-type="float">
            <text:p>0,5311039538</text:p>
          </table:table-cell>
          <table:table-cell office:value-type="float" office:value="0.9146105179" calcext:value-type="float">
            <text:p>0,9146105179</text:p>
          </table:table-cell>
        </table:table-row>
        <table:table-row table:style-name="ro1">
          <table:table-cell office:value-type="float" office:value="1789.8" calcext:value-type="float">
            <text:p>1789,8</text:p>
          </table:table-cell>
          <table:table-cell office:value-type="float" office:value="0.537249742" calcext:value-type="float">
            <text:p>0,537249742</text:p>
          </table:table-cell>
          <table:table-cell office:value-type="float" office:value="0.9122102068" calcext:value-type="float">
            <text:p>0,912210206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.5465417693" calcext:value-type="float">
            <text:p>0,5465417693</text:p>
          </table:table-cell>
          <table:table-cell office:value-type="float" office:value="0.9139619549" calcext:value-type="float">
            <text:p>0,9139619549</text:p>
          </table:table-cell>
        </table:table-row>
        <table:table-row table:style-name="ro1">
          <table:table-cell office:value-type="float" office:value="1790.2" calcext:value-type="float">
            <text:p>1790,2</text:p>
          </table:table-cell>
          <table:table-cell office:value-type="float" office:value="0.5616912523" calcext:value-type="float">
            <text:p>0,5616912523</text:p>
          </table:table-cell>
          <table:table-cell office:value-type="float" office:value="0.8919464426" calcext:value-type="float">
            <text:p>0,8919464426</text:p>
          </table:table-cell>
        </table:table-row>
        <table:table-row table:style-name="ro1">
          <table:table-cell office:value-type="float" office:value="1790.4" calcext:value-type="float">
            <text:p>1790,4</text:p>
          </table:table-cell>
          <table:table-cell office:value-type="float" office:value="0.54498862" calcext:value-type="float">
            <text:p>0,54498862</text:p>
          </table:table-cell>
          <table:table-cell office:value-type="float" office:value="0.8979450896" calcext:value-type="float">
            <text:p>0,8979450896</text:p>
          </table:table-cell>
        </table:table-row>
        <table:table-row table:style-name="ro1">
          <table:table-cell office:value-type="float" office:value="1790.6" calcext:value-type="float">
            <text:p>1790,6</text:p>
          </table:table-cell>
          <table:table-cell office:value-type="float" office:value="0.5555626292" calcext:value-type="float">
            <text:p>0,5555626292</text:p>
          </table:table-cell>
          <table:table-cell office:value-type="float" office:value="0.8754923551" calcext:value-type="float">
            <text:p>0,8754923551</text:p>
          </table:table-cell>
        </table:table-row>
        <table:table-row table:style-name="ro1">
          <table:table-cell office:value-type="float" office:value="1790.8" calcext:value-type="float">
            <text:p>1790,8</text:p>
          </table:table-cell>
          <table:table-cell office:value-type="float" office:value="0.5478078575" calcext:value-type="float">
            <text:p>0,5478078575</text:p>
          </table:table-cell>
          <table:table-cell office:value-type="float" office:value="0.8989413311" calcext:value-type="float">
            <text:p>0,8989413311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.5404617242" calcext:value-type="float">
            <text:p>0,5404617242</text:p>
          </table:table-cell>
          <table:table-cell office:value-type="float" office:value="0.8918228149" calcext:value-type="float">
            <text:p>0,8918228149</text:p>
          </table:table-cell>
        </table:table-row>
        <table:table-row table:style-name="ro1">
          <table:table-cell office:value-type="float" office:value="1791.2" calcext:value-type="float">
            <text:p>1791,2</text:p>
          </table:table-cell>
          <table:table-cell office:value-type="float" office:value="0.5502214305" calcext:value-type="float">
            <text:p>0,5502214305</text:p>
          </table:table-cell>
          <table:table-cell office:value-type="float" office:value="0.8834863" calcext:value-type="float">
            <text:p>0,8834863</text:p>
          </table:table-cell>
        </table:table-row>
        <table:table-row table:style-name="ro1">
          <table:table-cell office:value-type="float" office:value="1791.4" calcext:value-type="float">
            <text:p>1791,4</text:p>
          </table:table-cell>
          <table:table-cell office:value-type="float" office:value="0.5600479168" calcext:value-type="float">
            <text:p>0,5600479168</text:p>
          </table:table-cell>
          <table:table-cell office:value-type="float" office:value="0.8668452221" calcext:value-type="float">
            <text:p>0,8668452221</text:p>
          </table:table-cell>
        </table:table-row>
        <table:table-row table:style-name="ro1">
          <table:table-cell office:value-type="float" office:value="1791.6" calcext:value-type="float">
            <text:p>1791,6</text:p>
          </table:table-cell>
          <table:table-cell office:value-type="float" office:value="0.560459194" calcext:value-type="float">
            <text:p>0,560459194</text:p>
          </table:table-cell>
          <table:table-cell office:value-type="float" office:value="0.8730338854" calcext:value-type="float">
            <text:p>0,8730338854</text:p>
          </table:table-cell>
        </table:table-row>
        <table:table-row table:style-name="ro1">
          <table:table-cell office:value-type="float" office:value="1791.8" calcext:value-type="float">
            <text:p>1791,8</text:p>
          </table:table-cell>
          <table:table-cell office:value-type="float" office:value="0.5633472817" calcext:value-type="float">
            <text:p>0,5633472817</text:p>
          </table:table-cell>
          <table:table-cell office:value-type="float" office:value="0.8972398197" calcext:value-type="float">
            <text:p>0,897239819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.5596343837" calcext:value-type="float">
            <text:p>0,5596343837</text:p>
          </table:table-cell>
          <table:table-cell office:value-type="float" office:value="0.8822957023" calcext:value-type="float">
            <text:p>0,8822957023</text:p>
          </table:table-cell>
        </table:table-row>
        <table:table-row table:style-name="ro1">
          <table:table-cell office:value-type="float" office:value="1792.2" calcext:value-type="float">
            <text:p>1792,2</text:p>
          </table:table-cell>
          <table:table-cell office:value-type="float" office:value="0.5489383944" calcext:value-type="float">
            <text:p>0,5489383944</text:p>
          </table:table-cell>
          <table:table-cell office:value-type="float" office:value="0.8730499754" calcext:value-type="float">
            <text:p>0,8730499754</text:p>
          </table:table-cell>
        </table:table-row>
        <table:table-row table:style-name="ro1">
          <table:table-cell office:value-type="float" office:value="1792.4" calcext:value-type="float">
            <text:p>1792,4</text:p>
          </table:table-cell>
          <table:table-cell office:value-type="float" office:value="0.560459194" calcext:value-type="float">
            <text:p>0,560459194</text:p>
          </table:table-cell>
          <table:table-cell office:value-type="float" office:value="0.8935867675" calcext:value-type="float">
            <text:p>0,8935867675</text:p>
          </table:table-cell>
        </table:table-row>
        <table:table-row table:style-name="ro1">
          <table:table-cell office:value-type="float" office:value="1792.6" calcext:value-type="float">
            <text:p>1792,6</text:p>
          </table:table-cell>
          <table:table-cell office:value-type="float" office:value="0.5542775686" calcext:value-type="float">
            <text:p>0,5542775686</text:p>
          </table:table-cell>
          <table:table-cell office:value-type="float" office:value="0.8651923367" calcext:value-type="float">
            <text:p>0,8651923367</text:p>
          </table:table-cell>
        </table:table-row>
        <table:table-row table:style-name="ro1">
          <table:table-cell office:value-type="float" office:value="1792.8" calcext:value-type="float">
            <text:p>1792,8</text:p>
          </table:table-cell>
          <table:table-cell office:value-type="float" office:value="0.5534452553" calcext:value-type="float">
            <text:p>0,5534452553</text:p>
          </table:table-cell>
          <table:table-cell office:value-type="float" office:value="0.8778204892" calcext:value-type="float">
            <text:p>0,877820489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.5534269766" calcext:value-type="float">
            <text:p>0,5534269766</text:p>
          </table:table-cell>
          <table:table-cell office:value-type="float" office:value="0.8714445825" calcext:value-type="float">
            <text:p>0,8714445825</text:p>
          </table:table-cell>
        </table:table-row>
        <table:table-row table:style-name="ro1">
          <table:table-cell office:value-type="float" office:value="1793.2" calcext:value-type="float">
            <text:p>1793,2</text:p>
          </table:table-cell>
          <table:table-cell office:value-type="float" office:value="0.5385918254" calcext:value-type="float">
            <text:p>0,5385918254</text:p>
          </table:table-cell>
          <table:table-cell office:value-type="float" office:value="0.8474384932" calcext:value-type="float">
            <text:p>0,8474384932</text:p>
          </table:table-cell>
        </table:table-row>
        <table:table-row table:style-name="ro1">
          <table:table-cell office:value-type="float" office:value="1793.4" calcext:value-type="float">
            <text:p>1793,4</text:p>
          </table:table-cell>
          <table:table-cell office:value-type="float" office:value="0.5357641725" calcext:value-type="float">
            <text:p>0,5357641725</text:p>
          </table:table-cell>
          <table:table-cell office:value-type="float" office:value="0.8394881013" calcext:value-type="float">
            <text:p>0,8394881013</text:p>
          </table:table-cell>
        </table:table-row>
        <table:table-row table:style-name="ro1">
          <table:table-cell office:value-type="float" office:value="1793.6" calcext:value-type="float">
            <text:p>1793,6</text:p>
          </table:table-cell>
          <table:table-cell office:value-type="float" office:value="0.5579703931" calcext:value-type="float">
            <text:p>0,5579703931</text:p>
          </table:table-cell>
          <table:table-cell office:value-type="float" office:value="0.8405988217" calcext:value-type="float">
            <text:p>0,8405988217</text:p>
          </table:table-cell>
        </table:table-row>
        <table:table-row table:style-name="ro1">
          <table:table-cell office:value-type="float" office:value="1793.8" calcext:value-type="float">
            <text:p>1793,8</text:p>
          </table:table-cell>
          <table:table-cell office:value-type="float" office:value="0.5546704741" calcext:value-type="float">
            <text:p>0,5546704741</text:p>
          </table:table-cell>
          <table:table-cell office:value-type="float" office:value="0.8817897073" calcext:value-type="float">
            <text:p>0,8817897073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.5414992256" calcext:value-type="float">
            <text:p>0,5414992256</text:p>
          </table:table-cell>
          <table:table-cell office:value-type="float" office:value="0.910869893" calcext:value-type="float">
            <text:p>0,910869893</text:p>
          </table:table-cell>
        </table:table-row>
        <table:table-row table:style-name="ro1">
          <table:table-cell office:value-type="float" office:value="1794.2" calcext:value-type="float">
            <text:p>1794,2</text:p>
          </table:table-cell>
          <table:table-cell office:value-type="float" office:value="0.5410506409" calcext:value-type="float">
            <text:p>0,5410506409</text:p>
          </table:table-cell>
          <table:table-cell office:value-type="float" office:value="0.9366330672" calcext:value-type="float">
            <text:p>0,9366330672</text:p>
          </table:table-cell>
        </table:table-row>
        <table:table-row table:style-name="ro1">
          <table:table-cell office:value-type="float" office:value="1794.4" calcext:value-type="float">
            <text:p>1794,4</text:p>
          </table:table-cell>
          <table:table-cell office:value-type="float" office:value="0.5667111578" calcext:value-type="float">
            <text:p>0,5667111578</text:p>
          </table:table-cell>
          <table:table-cell office:value-type="float" office:value="0.9157355791" calcext:value-type="float">
            <text:p>0,9157355791</text:p>
          </table:table-cell>
        </table:table-row>
        <table:table-row table:style-name="ro1">
          <table:table-cell office:value-type="float" office:value="1794.6" calcext:value-type="float">
            <text:p>1794,6</text:p>
          </table:table-cell>
          <table:table-cell office:value-type="float" office:value="0.5813573349" calcext:value-type="float">
            <text:p>0,5813573349</text:p>
          </table:table-cell>
          <table:table-cell office:value-type="float" office:value="0.9245442762" calcext:value-type="float">
            <text:p>0,9245442762</text:p>
          </table:table-cell>
        </table:table-row>
        <table:table-row table:style-name="ro1">
          <table:table-cell office:value-type="float" office:value="1794.8" calcext:value-type="float">
            <text:p>1794,8</text:p>
          </table:table-cell>
          <table:table-cell office:value-type="float" office:value="0.5679582738" calcext:value-type="float">
            <text:p>0,5679582738</text:p>
          </table:table-cell>
          <table:table-cell office:value-type="float" office:value="0.9256122029" calcext:value-type="float">
            <text:p>0,9256122029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.5683737375" calcext:value-type="float">
            <text:p>0,5683737375</text:p>
          </table:table-cell>
          <table:table-cell office:value-type="float" office:value="0.9197464961" calcext:value-type="float">
            <text:p>0,9197464961</text:p>
          </table:table-cell>
        </table:table-row>
        <table:table-row table:style-name="ro1">
          <table:table-cell office:value-type="float" office:value="1795.2" calcext:value-type="float">
            <text:p>1795,2</text:p>
          </table:table-cell>
          <table:table-cell office:value-type="float" office:value="0.5571456026" calcext:value-type="float">
            <text:p>0,5571456026</text:p>
          </table:table-cell>
          <table:table-cell office:value-type="float" office:value="0.932457716" calcext:value-type="float">
            <text:p>0,932457716</text:p>
          </table:table-cell>
        </table:table-row>
        <table:table-row table:style-name="ro1">
          <table:table-cell office:value-type="float" office:value="1795.4" calcext:value-type="float">
            <text:p>1795,4</text:p>
          </table:table-cell>
          <table:table-cell office:value-type="float" office:value="0.5670921551" calcext:value-type="float">
            <text:p>0,5670921551</text:p>
          </table:table-cell>
          <table:table-cell office:value-type="float" office:value="0.9512560984" calcext:value-type="float">
            <text:p>0,9512560984</text:p>
          </table:table-cell>
        </table:table-row>
        <table:table-row table:style-name="ro1">
          <table:table-cell office:value-type="float" office:value="1795.6" calcext:value-type="float">
            <text:p>1795,6</text:p>
          </table:table-cell>
          <table:table-cell office:value-type="float" office:value="0.5481119139" calcext:value-type="float">
            <text:p>0,5481119139</text:p>
          </table:table-cell>
          <table:table-cell office:value-type="float" office:value="0.9370119253" calcext:value-type="float">
            <text:p>0,9370119253</text:p>
          </table:table-cell>
        </table:table-row>
        <table:table-row table:style-name="ro1">
          <table:table-cell office:value-type="float" office:value="1795.8" calcext:value-type="float">
            <text:p>1795,8</text:p>
          </table:table-cell>
          <table:table-cell office:value-type="float" office:value="0.550555713" calcext:value-type="float">
            <text:p>0,550555713</text:p>
          </table:table-cell>
          <table:table-cell office:value-type="float" office:value="0.9555939198" calcext:value-type="float">
            <text:p>0,955593919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.545603898" calcext:value-type="float">
            <text:p>0,545603898</text:p>
          </table:table-cell>
          <table:table-cell office:value-type="float" office:value="0.9671899224" calcext:value-type="float">
            <text:p>0,9671899224</text:p>
          </table:table-cell>
        </table:table-row>
        <table:table-row table:style-name="ro1">
          <table:table-cell office:value-type="float" office:value="1796.2" calcext:value-type="float">
            <text:p>1796,2</text:p>
          </table:table-cell>
          <table:table-cell office:value-type="float" office:value="0.5558851004" calcext:value-type="float">
            <text:p>0,5558851004</text:p>
          </table:table-cell>
          <table:table-cell office:value-type="float" office:value="0.9760021868" calcext:value-type="float">
            <text:p>0,9760021868</text:p>
          </table:table-cell>
        </table:table-row>
        <table:table-row table:style-name="ro1">
          <table:table-cell office:value-type="float" office:value="1796.4" calcext:value-type="float">
            <text:p>1796,4</text:p>
          </table:table-cell>
          <table:table-cell office:value-type="float" office:value="0.564619277" calcext:value-type="float">
            <text:p>0,564619277</text:p>
          </table:table-cell>
          <table:table-cell office:value-type="float" office:value="0.9867073789" calcext:value-type="float">
            <text:p>0,9867073789</text:p>
          </table:table-cell>
        </table:table-row>
        <table:table-row table:style-name="ro1">
          <table:table-cell office:value-type="float" office:value="1796.6" calcext:value-type="float">
            <text:p>1796,6</text:p>
          </table:table-cell>
          <table:table-cell office:value-type="float" office:value="0.5608746575" calcext:value-type="float">
            <text:p>0,5608746575</text:p>
          </table:table-cell>
          <table:table-cell office:value-type="float" office:value="0.9928783233" calcext:value-type="float">
            <text:p>0,9928783233</text:p>
          </table:table-cell>
        </table:table-row>
        <table:table-row table:style-name="ro1">
          <table:table-cell office:value-type="float" office:value="1796.8" calcext:value-type="float">
            <text:p>1796,8</text:p>
          </table:table-cell>
          <table:table-cell office:value-type="float" office:value="0.5725428511" calcext:value-type="float">
            <text:p>0,5725428511</text:p>
          </table:table-cell>
          <table:table-cell office:value-type="float" office:value="1.0044682645" calcext:value-type="float">
            <text:p>1,0044682645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.5654717306" calcext:value-type="float">
            <text:p>0,5654717306</text:p>
          </table:table-cell>
          <table:table-cell office:value-type="float" office:value="1.0191503354" calcext:value-type="float">
            <text:p>1,0191503354</text:p>
          </table:table-cell>
        </table:table-row>
        <table:table-row table:style-name="ro1">
          <table:table-cell office:value-type="float" office:value="1797.2" calcext:value-type="float">
            <text:p>1797,2</text:p>
          </table:table-cell>
          <table:table-cell office:value-type="float" office:value="0.5805979793" calcext:value-type="float">
            <text:p>0,5805979793</text:p>
          </table:table-cell>
          <table:table-cell office:value-type="float" office:value="1.0305534828" calcext:value-type="float">
            <text:p>1,0305534828</text:p>
          </table:table-cell>
        </table:table-row>
        <table:table-row table:style-name="ro1">
          <table:table-cell office:value-type="float" office:value="1797.4" calcext:value-type="float">
            <text:p>1797,4</text:p>
          </table:table-cell>
          <table:table-cell office:value-type="float" office:value="0.5662850104" calcext:value-type="float">
            <text:p>0,5662850104</text:p>
          </table:table-cell>
          <table:table-cell office:value-type="float" office:value="1.0389548719" calcext:value-type="float">
            <text:p>1,0389548719</text:p>
          </table:table-cell>
        </table:table-row>
        <table:table-row table:style-name="ro1">
          <table:table-cell office:value-type="float" office:value="1797.6" calcext:value-type="float">
            <text:p>1797,6</text:p>
          </table:table-cell>
          <table:table-cell office:value-type="float" office:value="0.5667111578" calcext:value-type="float">
            <text:p>0,5667111578</text:p>
          </table:table-cell>
          <table:table-cell office:value-type="float" office:value="1.0161695909" calcext:value-type="float">
            <text:p>1,0161695909</text:p>
          </table:table-cell>
        </table:table-row>
        <table:table-row table:style-name="ro1">
          <table:table-cell office:value-type="float" office:value="1797.8" calcext:value-type="float">
            <text:p>1797,8</text:p>
          </table:table-cell>
          <table:table-cell office:value-type="float" office:value="0.5497086783" calcext:value-type="float">
            <text:p>0,5497086783</text:p>
          </table:table-cell>
          <table:table-cell office:value-type="float" office:value="1.0115458082" calcext:value-type="float">
            <text:p>1,0115458082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.5324632384" calcext:value-type="float">
            <text:p>0,5324632384</text:p>
          </table:table-cell>
          <table:table-cell office:value-type="float" office:value="1.0364416759" calcext:value-type="float">
            <text:p>1,0364416759</text:p>
          </table:table-cell>
        </table:table-row>
        <table:table-row table:style-name="ro1">
          <table:table-cell office:value-type="float" office:value="1798.2" calcext:value-type="float">
            <text:p>1798,2</text:p>
          </table:table-cell>
          <table:table-cell office:value-type="float" office:value="0.5291873726" calcext:value-type="float">
            <text:p>0,5291873726</text:p>
          </table:table-cell>
          <table:table-cell office:value-type="float" office:value="1.073546436" calcext:value-type="float">
            <text:p>1,073546436</text:p>
          </table:table-cell>
        </table:table-row>
        <table:table-row table:style-name="ro1">
          <table:table-cell office:value-type="float" office:value="1798.4" calcext:value-type="float">
            <text:p>1798,4</text:p>
          </table:table-cell>
          <table:table-cell office:value-type="float" office:value="0.5181310991" calcext:value-type="float">
            <text:p>0,5181310991</text:p>
          </table:table-cell>
          <table:table-cell office:value-type="float" office:value="1.0442517723" calcext:value-type="float">
            <text:p>1,0442517723</text:p>
          </table:table-cell>
        </table:table-row>
        <table:table-row table:style-name="ro1">
          <table:table-cell office:value-type="float" office:value="1798.6" calcext:value-type="float">
            <text:p>1798,6</text:p>
          </table:table-cell>
          <table:table-cell office:value-type="float" office:value="0.5274080628" calcext:value-type="float">
            <text:p>0,5274080628</text:p>
          </table:table-cell>
          <table:table-cell office:value-type="float" office:value="1.0577297749" calcext:value-type="float">
            <text:p>1,0577297749</text:p>
          </table:table-cell>
        </table:table-row>
        <table:table-row table:style-name="ro1">
          <table:table-cell office:value-type="float" office:value="1798.8" calcext:value-type="float">
            <text:p>1798,8</text:p>
          </table:table-cell>
          <table:table-cell office:value-type="float" office:value="0.541801052" calcext:value-type="float">
            <text:p>0,541801052</text:p>
          </table:table-cell>
          <table:table-cell office:value-type="float" office:value="1.0533215539" calcext:value-type="float">
            <text:p>1,053321553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.5446369063" calcext:value-type="float">
            <text:p>0,5446369063</text:p>
          </table:table-cell>
          <table:table-cell office:value-type="float" office:value="1.0841605813" calcext:value-type="float">
            <text:p>1,0841605813</text:p>
          </table:table-cell>
        </table:table-row>
        <table:table-row table:style-name="ro1">
          <table:table-cell office:value-type="float" office:value="1799.2" calcext:value-type="float">
            <text:p>1799,2</text:p>
          </table:table-cell>
          <table:table-cell office:value-type="float" office:value="0.5495859398" calcext:value-type="float">
            <text:p>0,5495859398</text:p>
          </table:table-cell>
          <table:table-cell office:value-type="float" office:value="1.0103707847" calcext:value-type="float">
            <text:p>1,0103707847</text:p>
          </table:table-cell>
        </table:table-row>
        <table:table-row table:style-name="ro1">
          <table:table-cell office:value-type="float" office:value="1799.4" calcext:value-type="float">
            <text:p>1799,4</text:p>
          </table:table-cell>
          <table:table-cell office:value-type="float" office:value="0.5566815681" calcext:value-type="float">
            <text:p>0,5566815681</text:p>
          </table:table-cell>
          <table:table-cell office:value-type="float" office:value="1.0222517541" calcext:value-type="float">
            <text:p>1,0222517541</text:p>
          </table:table-cell>
        </table:table-row>
        <table:table-row table:style-name="ro1">
          <table:table-cell office:value-type="float" office:value="1799.6" calcext:value-type="float">
            <text:p>1799,6</text:p>
          </table:table-cell>
          <table:table-cell office:value-type="float" office:value="0.565946401" calcext:value-type="float">
            <text:p>0,565946401</text:p>
          </table:table-cell>
          <table:table-cell office:value-type="float" office:value="1.0450985128" calcext:value-type="float">
            <text:p>1,0450985128</text:p>
          </table:table-cell>
        </table:table-row>
        <table:table-row table:style-name="ro1">
          <table:table-cell office:value-type="float" office:value="1799.8" calcext:value-type="float">
            <text:p>1799,8</text:p>
          </table:table-cell>
          <table:table-cell office:value-type="float" office:value="0.5503987903" calcext:value-type="float">
            <text:p>0,5503987903</text:p>
          </table:table-cell>
          <table:table-cell office:value-type="float" office:value="1.0446036107" calcext:value-type="float">
            <text:p>1,044603610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5499964886" calcext:value-type="float">
            <text:p>0,5499964886</text:p>
          </table:table-cell>
          <table:table-cell office:value-type="float" office:value="1.0480046707" calcext:value-type="float">
            <text:p>1,0480046707</text:p>
          </table:table-cell>
        </table:table-row>
        <table:table-row table:style-name="ro1">
          <table:table-cell office:value-type="float" office:value="1800.2" calcext:value-type="float">
            <text:p>1800,2</text:p>
          </table:table-cell>
          <table:table-cell office:value-type="float" office:value="0.534177244" calcext:value-type="float">
            <text:p>0,534177244</text:p>
          </table:table-cell>
          <table:table-cell office:value-type="float" office:value="1.0317003091" calcext:value-type="float">
            <text:p>1,0317003091</text:p>
          </table:table-cell>
        </table:table-row>
        <table:table-row table:style-name="ro1">
          <table:table-cell office:value-type="float" office:value="1800.4" calcext:value-type="float">
            <text:p>1800,4</text:p>
          </table:table-cell>
          <table:table-cell office:value-type="float" office:value="0.5345528308" calcext:value-type="float">
            <text:p>0,5345528308</text:p>
          </table:table-cell>
          <table:table-cell office:value-type="float" office:value="1.0626055185" calcext:value-type="float">
            <text:p>1,0626055185</text:p>
          </table:table-cell>
        </table:table-row>
        <table:table-row table:style-name="ro1">
          <table:table-cell office:value-type="float" office:value="1800.6" calcext:value-type="float">
            <text:p>1800,6</text:p>
          </table:table-cell>
          <table:table-cell office:value-type="float" office:value="0.534177244" calcext:value-type="float">
            <text:p>0,534177244</text:p>
          </table:table-cell>
          <table:table-cell office:value-type="float" office:value="1.058573501" calcext:value-type="float">
            <text:p>1,058573501</text:p>
          </table:table-cell>
        </table:table-row>
        <table:table-row table:style-name="ro1">
          <table:table-cell office:value-type="float" office:value="1800.8" calcext:value-type="float">
            <text:p>1800,8</text:p>
          </table:table-cell>
          <table:table-cell office:value-type="float" office:value="0.5575141187" calcext:value-type="float">
            <text:p>0,5575141187</text:p>
          </table:table-cell>
          <table:table-cell office:value-type="float" office:value="0.9810747248" calcext:value-type="float">
            <text:p>0,9810747248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.5366177474" calcext:value-type="float">
            <text:p>0,5366177474</text:p>
          </table:table-cell>
          <table:table-cell office:value-type="float" office:value="0.9827032907" calcext:value-type="float">
            <text:p>0,9827032907</text:p>
          </table:table-cell>
        </table:table-row>
        <table:table-row table:style-name="ro1">
          <table:table-cell office:value-type="float" office:value="1801.2" calcext:value-type="float">
            <text:p>1801,2</text:p>
          </table:table-cell>
          <table:table-cell office:value-type="float" office:value="0.5466199967" calcext:value-type="float">
            <text:p>0,5466199967</text:p>
          </table:table-cell>
          <table:table-cell office:value-type="float" office:value="0.9313316135" calcext:value-type="float">
            <text:p>0,9313316135</text:p>
          </table:table-cell>
        </table:table-row>
        <table:table-row table:style-name="ro1">
          <table:table-cell office:value-type="float" office:value="1801.4" calcext:value-type="float">
            <text:p>1801,4</text:p>
          </table:table-cell>
          <table:table-cell office:value-type="float" office:value="0.5583524669" calcext:value-type="float">
            <text:p>0,5583524669</text:p>
          </table:table-cell>
          <table:table-cell office:value-type="float" office:value="0.9373151867" calcext:value-type="float">
            <text:p>0,9373151867</text:p>
          </table:table-cell>
        </table:table-row>
        <table:table-row table:style-name="ro1">
          <table:table-cell office:value-type="float" office:value="1801.6" calcext:value-type="float">
            <text:p>1801,6</text:p>
          </table:table-cell>
          <table:table-cell office:value-type="float" office:value="0.5596161304" calcext:value-type="float">
            <text:p>0,5596161304</text:p>
          </table:table-cell>
          <table:table-cell office:value-type="float" office:value="0.9522868981" calcext:value-type="float">
            <text:p>0,9522868981</text:p>
          </table:table-cell>
        </table:table-row>
        <table:table-row table:style-name="ro1">
          <table:table-cell office:value-type="float" office:value="1801.8" calcext:value-type="float">
            <text:p>1801,8</text:p>
          </table:table-cell>
          <table:table-cell office:value-type="float" office:value="0.5731239174" calcext:value-type="float">
            <text:p>0,5731239174</text:p>
          </table:table-cell>
          <table:table-cell office:value-type="float" office:value="0.9512341633" calcext:value-type="float">
            <text:p>0,9512341633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.5566815681" calcext:value-type="float">
            <text:p>0,5566815681</text:p>
          </table:table-cell>
          <table:table-cell office:value-type="float" office:value="0.9291227246" calcext:value-type="float">
            <text:p>0,9291227246</text:p>
          </table:table-cell>
        </table:table-row>
        <table:table-row table:style-name="ro1">
          <table:table-cell office:value-type="float" office:value="1802.2" calcext:value-type="float">
            <text:p>1802,2</text:p>
          </table:table-cell>
          <table:table-cell office:value-type="float" office:value="0.546198527" calcext:value-type="float">
            <text:p>0,546198527</text:p>
          </table:table-cell>
          <table:table-cell office:value-type="float" office:value="0.8902321069" calcext:value-type="float">
            <text:p>0,8902321069</text:p>
          </table:table-cell>
        </table:table-row>
        <table:table-row table:style-name="ro1">
          <table:table-cell office:value-type="float" office:value="1802.4" calcext:value-type="float">
            <text:p>1802,4</text:p>
          </table:table-cell>
          <table:table-cell office:value-type="float" office:value="0.5453552145" calcext:value-type="float">
            <text:p>0,5453552145</text:p>
          </table:table-cell>
          <table:table-cell office:value-type="float" office:value="0.8964145696" calcext:value-type="float">
            <text:p>0,8964145696</text:p>
          </table:table-cell>
        </table:table-row>
        <table:table-row table:style-name="ro1">
          <table:table-cell office:value-type="float" office:value="1802.6" calcext:value-type="float">
            <text:p>1802,6</text:p>
          </table:table-cell>
          <table:table-cell office:value-type="float" office:value="0.5440313894" calcext:value-type="float">
            <text:p>0,5440313894</text:p>
          </table:table-cell>
          <table:table-cell office:value-type="float" office:value="0.8760566405" calcext:value-type="float">
            <text:p>0,8760566405</text:p>
          </table:table-cell>
        </table:table-row>
        <table:table-row table:style-name="ro1">
          <table:table-cell office:value-type="float" office:value="1802.8" calcext:value-type="float">
            <text:p>1802,8</text:p>
          </table:table-cell>
          <table:table-cell office:value-type="float" office:value="0.5302503906" calcext:value-type="float">
            <text:p>0,5302503906</text:p>
          </table:table-cell>
          <table:table-cell office:value-type="float" office:value="0.8774999141" calcext:value-type="float">
            <text:p>0,877499914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.5339683688" calcext:value-type="float">
            <text:p>0,5339683688</text:p>
          </table:table-cell>
          <table:table-cell office:value-type="float" office:value="0.8439851453" calcext:value-type="float">
            <text:p>0,8439851453</text:p>
          </table:table-cell>
        </table:table-row>
        <table:table-row table:style-name="ro1">
          <table:table-cell office:value-type="float" office:value="1803.2" calcext:value-type="float">
            <text:p>1803,2</text:p>
          </table:table-cell>
          <table:table-cell office:value-type="float" office:value="0.5306743619" calcext:value-type="float">
            <text:p>0,5306743619</text:p>
          </table:table-cell>
          <table:table-cell office:value-type="float" office:value="0.8093332209" calcext:value-type="float">
            <text:p>0,8093332209</text:p>
          </table:table-cell>
        </table:table-row>
        <table:table-row table:style-name="ro1">
          <table:table-cell office:value-type="float" office:value="1803.4" calcext:value-type="float">
            <text:p>1803,4</text:p>
          </table:table-cell>
          <table:table-cell office:value-type="float" office:value="0.5239401748" calcext:value-type="float">
            <text:p>0,5239401748</text:p>
          </table:table-cell>
          <table:table-cell office:value-type="float" office:value="0.7896317334" calcext:value-type="float">
            <text:p>0,7896317334</text:p>
          </table:table-cell>
        </table:table-row>
        <table:table-row table:style-name="ro1">
          <table:table-cell office:value-type="float" office:value="1803.6" calcext:value-type="float">
            <text:p>1803,6</text:p>
          </table:table-cell>
          <table:table-cell office:value-type="float" office:value="0.5339215003" calcext:value-type="float">
            <text:p>0,5339215003</text:p>
          </table:table-cell>
          <table:table-cell office:value-type="float" office:value="0.7867065797" calcext:value-type="float">
            <text:p>0,7867065797</text:p>
          </table:table-cell>
        </table:table-row>
        <table:table-row table:style-name="ro1">
          <table:table-cell office:value-type="float" office:value="1803.8" calcext:value-type="float">
            <text:p>1803,8</text:p>
          </table:table-cell>
          <table:table-cell office:value-type="float" office:value="0.5409764475" calcext:value-type="float">
            <text:p>0,5409764475</text:p>
          </table:table-cell>
          <table:table-cell office:value-type="float" office:value="0.7506610623" calcext:value-type="float">
            <text:p>0,750661062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.5325713773" calcext:value-type="float">
            <text:p>0,5325713773</text:p>
          </table:table-cell>
          <table:table-cell office:value-type="float" office:value="0.7458837699" calcext:value-type="float">
            <text:p>0,7458837699</text:p>
          </table:table-cell>
        </table:table-row>
        <table:table-row table:style-name="ro1">
          <table:table-cell office:value-type="float" office:value="1804.2" calcext:value-type="float">
            <text:p>1804,2</text:p>
          </table:table-cell>
          <table:table-cell office:value-type="float" office:value="0.5317432236" calcext:value-type="float">
            <text:p>0,5317432236</text:p>
          </table:table-cell>
          <table:table-cell office:value-type="float" office:value="0.7423969906" calcext:value-type="float">
            <text:p>0,7423969906</text:p>
          </table:table-cell>
        </table:table-row>
        <table:table-row table:style-name="ro1">
          <table:table-cell office:value-type="float" office:value="1804.4" calcext:value-type="float">
            <text:p>1804,4</text:p>
          </table:table-cell>
          <table:table-cell office:value-type="float" office:value="0.5213178023" calcext:value-type="float">
            <text:p>0,5213178023</text:p>
          </table:table-cell>
          <table:table-cell office:value-type="float" office:value="0.7544595121" calcext:value-type="float">
            <text:p>0,7544595121</text:p>
          </table:table-cell>
        </table:table-row>
        <table:table-row table:style-name="ro1">
          <table:table-cell office:value-type="float" office:value="1804.6" calcext:value-type="float">
            <text:p>1804,6</text:p>
          </table:table-cell>
          <table:table-cell office:value-type="float" office:value="0.5190361736" calcext:value-type="float">
            <text:p>0,5190361736</text:p>
          </table:table-cell>
          <table:table-cell office:value-type="float" office:value="0.7329227994" calcext:value-type="float">
            <text:p>0,7329227994</text:p>
          </table:table-cell>
        </table:table-row>
        <table:table-row table:style-name="ro1">
          <table:table-cell office:value-type="float" office:value="1804.8" calcext:value-type="float">
            <text:p>1804,8</text:p>
          </table:table-cell>
          <table:table-cell office:value-type="float" office:value="0.5023483658" calcext:value-type="float">
            <text:p>0,5023483658</text:p>
          </table:table-cell>
          <table:table-cell office:value-type="float" office:value="0.7277901055" calcext:value-type="float">
            <text:p>0,727790105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.5098850125" calcext:value-type="float">
            <text:p>0,5098850125</text:p>
          </table:table-cell>
          <table:table-cell office:value-type="float" office:value="0.7225928337" calcext:value-type="float">
            <text:p>0,7225928337</text:p>
          </table:table-cell>
        </table:table-row>
        <table:table-row table:style-name="ro1">
          <table:table-cell office:value-type="float" office:value="1805.2" calcext:value-type="float">
            <text:p>1805,2</text:p>
          </table:table-cell>
          <table:table-cell office:value-type="float" office:value="0.4948821788" calcext:value-type="float">
            <text:p>0,4948821788</text:p>
          </table:table-cell>
          <table:table-cell office:value-type="float" office:value="0.6797947529" calcext:value-type="float">
            <text:p>0,6797947529</text:p>
          </table:table-cell>
        </table:table-row>
        <table:table-row table:style-name="ro1">
          <table:table-cell office:value-type="float" office:value="1805.4" calcext:value-type="float">
            <text:p>1805,4</text:p>
          </table:table-cell>
          <table:table-cell office:value-type="float" office:value="0.4858497745" calcext:value-type="float">
            <text:p>0,4858497745</text:p>
          </table:table-cell>
          <table:table-cell office:value-type="float" office:value="0.6872733535" calcext:value-type="float">
            <text:p>0,6872733535</text:p>
          </table:table-cell>
        </table:table-row>
        <table:table-row table:style-name="ro1">
          <table:table-cell office:value-type="float" office:value="1805.6" calcext:value-type="float">
            <text:p>1805,6</text:p>
          </table:table-cell>
          <table:table-cell office:value-type="float" office:value="0.4775109071" calcext:value-type="float">
            <text:p>0,4775109071</text:p>
          </table:table-cell>
          <table:table-cell office:value-type="float" office:value="0.6670300245" calcext:value-type="float">
            <text:p>0,6670300245</text:p>
          </table:table-cell>
        </table:table-row>
        <table:table-row table:style-name="ro1">
          <table:table-cell office:value-type="float" office:value="1805.8" calcext:value-type="float">
            <text:p>1805,8</text:p>
          </table:table-cell>
          <table:table-cell office:value-type="float" office:value="0.4808174026" calcext:value-type="float">
            <text:p>0,4808174026</text:p>
          </table:table-cell>
          <table:table-cell office:value-type="float" office:value="0.6533133121" calcext:value-type="float">
            <text:p>0,6533133121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.499010345" calcext:value-type="float">
            <text:p>0,499010345</text:p>
          </table:table-cell>
          <table:table-cell office:value-type="float" office:value="0.6706426346" calcext:value-type="float">
            <text:p>0,6706426346</text:p>
          </table:table-cell>
        </table:table-row>
        <table:table-row table:style-name="ro1">
          <table:table-cell office:value-type="float" office:value="1806.2" calcext:value-type="float">
            <text:p>1806,2</text:p>
          </table:table-cell>
          <table:table-cell office:value-type="float" office:value="0.4902637017" calcext:value-type="float">
            <text:p>0,4902637017</text:p>
          </table:table-cell>
          <table:table-cell office:value-type="float" office:value="0.6793245748" calcext:value-type="float">
            <text:p>0,6793245748</text:p>
          </table:table-cell>
        </table:table-row>
        <table:table-row table:style-name="ro1">
          <table:table-cell office:value-type="float" office:value="1806.4" calcext:value-type="float">
            <text:p>1806,4</text:p>
          </table:table-cell>
          <table:table-cell office:value-type="float" office:value="0.4924291886" calcext:value-type="float">
            <text:p>0,4924291886</text:p>
          </table:table-cell>
          <table:table-cell office:value-type="float" office:value="0.6575144332" calcext:value-type="float">
            <text:p>0,6575144332</text:p>
          </table:table-cell>
        </table:table-row>
        <table:table-row table:style-name="ro1">
          <table:table-cell office:value-type="float" office:value="1806.6" calcext:value-type="float">
            <text:p>1806,6</text:p>
          </table:table-cell>
          <table:table-cell office:value-type="float" office:value="0.5044296039" calcext:value-type="float">
            <text:p>0,5044296039</text:p>
          </table:table-cell>
          <table:table-cell office:value-type="float" office:value="0.6621854673" calcext:value-type="float">
            <text:p>0,6621854673</text:p>
          </table:table-cell>
        </table:table-row>
        <table:table-row table:style-name="ro1">
          <table:table-cell office:value-type="float" office:value="1806.8" calcext:value-type="float">
            <text:p>1806,8</text:p>
          </table:table-cell>
          <table:table-cell office:value-type="float" office:value="0.4898302101" calcext:value-type="float">
            <text:p>0,4898302101</text:p>
          </table:table-cell>
          <table:table-cell office:value-type="float" office:value="0.6216796537" calcext:value-type="float">
            <text:p>0,621679653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.4756939297" calcext:value-type="float">
            <text:p>0,4756939297</text:p>
          </table:table-cell>
          <table:table-cell office:value-type="float" office:value="0.603786228" calcext:value-type="float">
            <text:p>0,603786228</text:p>
          </table:table-cell>
        </table:table-row>
        <table:table-row table:style-name="ro1">
          <table:table-cell office:value-type="float" office:value="1807.2" calcext:value-type="float">
            <text:p>1807,2</text:p>
          </table:table-cell>
          <table:table-cell office:value-type="float" office:value="0.4612888801" calcext:value-type="float">
            <text:p>0,4612888801</text:p>
          </table:table-cell>
          <table:table-cell office:value-type="float" office:value="0.5823663711" calcext:value-type="float">
            <text:p>0,5823663711</text:p>
          </table:table-cell>
        </table:table-row>
        <table:table-row table:style-name="ro1">
          <table:table-cell office:value-type="float" office:value="1807.4" calcext:value-type="float">
            <text:p>1807,4</text:p>
          </table:table-cell>
          <table:table-cell office:value-type="float" office:value="0.4777915051" calcext:value-type="float">
            <text:p>0,4777915051</text:p>
          </table:table-cell>
          <table:table-cell office:value-type="float" office:value="0.5689793232" calcext:value-type="float">
            <text:p>0,5689793232</text:p>
          </table:table-cell>
        </table:table-row>
        <table:table-row table:style-name="ro1">
          <table:table-cell office:value-type="float" office:value="1807.6" calcext:value-type="float">
            <text:p>1807,6</text:p>
          </table:table-cell>
          <table:table-cell office:value-type="float" office:value="0.4843470763" calcext:value-type="float">
            <text:p>0,4843470763</text:p>
          </table:table-cell>
          <table:table-cell office:value-type="float" office:value="0.544462311" calcext:value-type="float">
            <text:p>0,544462311</text:p>
          </table:table-cell>
        </table:table-row>
        <table:table-row table:style-name="ro1">
          <table:table-cell office:value-type="float" office:value="1807.8" calcext:value-type="float">
            <text:p>1807,8</text:p>
          </table:table-cell>
          <table:table-cell office:value-type="float" office:value="0.4834733322" calcext:value-type="float">
            <text:p>0,4834733322</text:p>
          </table:table-cell>
          <table:table-cell office:value-type="float" office:value="0.5502545052" calcext:value-type="float">
            <text:p>0,5502545052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.486396906" calcext:value-type="float">
            <text:p>0,486396906</text:p>
          </table:table-cell>
          <table:table-cell office:value-type="float" office:value="0.5471958831" calcext:value-type="float">
            <text:p>0,5471958831</text:p>
          </table:table-cell>
        </table:table-row>
        <table:table-row table:style-name="ro1">
          <table:table-cell office:value-type="float" office:value="1808.2" calcext:value-type="float">
            <text:p>1808,2</text:p>
          </table:table-cell>
          <table:table-cell office:value-type="float" office:value="0.463033226" calcext:value-type="float">
            <text:p>0,463033226</text:p>
          </table:table-cell>
          <table:table-cell office:value-type="float" office:value="0.5283360129" calcext:value-type="float">
            <text:p>0,5283360129</text:p>
          </table:table-cell>
        </table:table-row>
        <table:table-row table:style-name="ro1">
          <table:table-cell office:value-type="float" office:value="1808.4" calcext:value-type="float">
            <text:p>1808,4</text:p>
          </table:table-cell>
          <table:table-cell office:value-type="float" office:value="0.4777862463" calcext:value-type="float">
            <text:p>0,4777862463</text:p>
          </table:table-cell>
          <table:table-cell office:value-type="float" office:value="0.533037843" calcext:value-type="float">
            <text:p>0,533037843</text:p>
          </table:table-cell>
        </table:table-row>
        <table:table-row table:style-name="ro1">
          <table:table-cell office:value-type="float" office:value="1808.6" calcext:value-type="float">
            <text:p>1808,6</text:p>
          </table:table-cell>
          <table:table-cell office:value-type="float" office:value="0.4871613222" calcext:value-type="float">
            <text:p>0,4871613222</text:p>
          </table:table-cell>
          <table:table-cell office:value-type="float" office:value="0.5551212766" calcext:value-type="float">
            <text:p>0,5551212766</text:p>
          </table:table-cell>
        </table:table-row>
        <table:table-row table:style-name="ro1">
          <table:table-cell office:value-type="float" office:value="1808.8" calcext:value-type="float">
            <text:p>1808,8</text:p>
          </table:table-cell>
          <table:table-cell office:value-type="float" office:value="0.4889628322" calcext:value-type="float">
            <text:p>0,4889628322</text:p>
          </table:table-cell>
          <table:table-cell office:value-type="float" office:value="0.539231143" calcext:value-type="float">
            <text:p>0,539231143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.4814844966" calcext:value-type="float">
            <text:p>0,4814844966</text:p>
          </table:table-cell>
          <table:table-cell office:value-type="float" office:value="0.5410667379" calcext:value-type="float">
            <text:p>0,5410667379</text:p>
          </table:table-cell>
        </table:table-row>
        <table:table-row table:style-name="ro1">
          <table:table-cell office:value-type="float" office:value="1809.2" calcext:value-type="float">
            <text:p>1809,2</text:p>
          </table:table-cell>
          <table:table-cell office:value-type="float" office:value="0.4704340394" calcext:value-type="float">
            <text:p>0,4704340394</text:p>
          </table:table-cell>
          <table:table-cell office:value-type="float" office:value="0.536675955" calcext:value-type="float">
            <text:p>0,536675955</text:p>
          </table:table-cell>
        </table:table-row>
        <table:table-row table:style-name="ro1">
          <table:table-cell office:value-type="float" office:value="1809.4" calcext:value-type="float">
            <text:p>1809,4</text:p>
          </table:table-cell>
          <table:table-cell office:value-type="float" office:value="0.4714594607" calcext:value-type="float">
            <text:p>0,4714594607</text:p>
          </table:table-cell>
          <table:table-cell office:value-type="float" office:value="0.5214791997" calcext:value-type="float">
            <text:p>0,5214791997</text:p>
          </table:table-cell>
        </table:table-row>
        <table:table-row table:style-name="ro1">
          <table:table-cell office:value-type="float" office:value="1809.6" calcext:value-type="float">
            <text:p>1809,6</text:p>
          </table:table-cell>
          <table:table-cell office:value-type="float" office:value="0.4717723074" calcext:value-type="float">
            <text:p>0,4717723074</text:p>
          </table:table-cell>
          <table:table-cell office:value-type="float" office:value="0.5165042947" calcext:value-type="float">
            <text:p>0,5165042947</text:p>
          </table:table-cell>
        </table:table-row>
        <table:table-row table:style-name="ro1">
          <table:table-cell office:value-type="float" office:value="1809.8" calcext:value-type="float">
            <text:p>1809,8</text:p>
          </table:table-cell>
          <table:table-cell office:value-type="float" office:value="0.4728355975" calcext:value-type="float">
            <text:p>0,4728355975</text:p>
          </table:table-cell>
          <table:table-cell office:value-type="float" office:value="0.4950108271" calcext:value-type="float">
            <text:p>0,495010827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.472126221" calcext:value-type="float">
            <text:p>0,472126221</text:p>
          </table:table-cell>
          <table:table-cell office:value-type="float" office:value="0.5138006961" calcext:value-type="float">
            <text:p>0,5138006961</text:p>
          </table:table-cell>
        </table:table-row>
        <table:table-row table:style-name="ro1">
          <table:table-cell office:value-type="float" office:value="1810.2" calcext:value-type="float">
            <text:p>1810,2</text:p>
          </table:table-cell>
          <table:table-cell office:value-type="float" office:value="0.4750709894" calcext:value-type="float">
            <text:p>0,4750709894</text:p>
          </table:table-cell>
          <table:table-cell office:value-type="float" office:value="0.5036235077" calcext:value-type="float">
            <text:p>0,5036235077</text:p>
          </table:table-cell>
        </table:table-row>
        <table:table-row table:style-name="ro1">
          <table:table-cell office:value-type="float" office:value="1810.4" calcext:value-type="float">
            <text:p>1810,4</text:p>
          </table:table-cell>
          <table:table-cell office:value-type="float" office:value="0.4615522991" calcext:value-type="float">
            <text:p>0,4615522991</text:p>
          </table:table-cell>
          <table:table-cell office:value-type="float" office:value="0.5068199495" calcext:value-type="float">
            <text:p>0,5068199495</text:p>
          </table:table-cell>
        </table:table-row>
        <table:table-row table:style-name="ro1">
          <table:table-cell office:value-type="float" office:value="1810.6" calcext:value-type="float">
            <text:p>1810,6</text:p>
          </table:table-cell>
          <table:table-cell office:value-type="float" office:value="0.4593900898" calcext:value-type="float">
            <text:p>0,4593900898</text:p>
          </table:table-cell>
          <table:table-cell office:value-type="float" office:value="0.4777512508" calcext:value-type="float">
            <text:p>0,4777512508</text:p>
          </table:table-cell>
        </table:table-row>
        <table:table-row table:style-name="ro1">
          <table:table-cell office:value-type="float" office:value="1810.8" calcext:value-type="float">
            <text:p>1810,8</text:p>
          </table:table-cell>
          <table:table-cell office:value-type="float" office:value="0.4919963537" calcext:value-type="float">
            <text:p>0,4919963537</text:p>
          </table:table-cell>
          <table:table-cell office:value-type="float" office:value="0.4818178571" calcext:value-type="float">
            <text:p>0,4818178571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.4935319882" calcext:value-type="float">
            <text:p>0,4935319882</text:p>
          </table:table-cell>
          <table:table-cell office:value-type="float" office:value="0.4855952853" calcext:value-type="float">
            <text:p>0,4855952853</text:p>
          </table:table-cell>
        </table:table-row>
        <table:table-row table:style-name="ro1">
          <table:table-cell office:value-type="float" office:value="1811.2" calcext:value-type="float">
            <text:p>1811,2</text:p>
          </table:table-cell>
          <table:table-cell office:value-type="float" office:value="0.5006811323" calcext:value-type="float">
            <text:p>0,5006811323</text:p>
          </table:table-cell>
          <table:table-cell office:value-type="float" office:value="0.4884390546" calcext:value-type="float">
            <text:p>0,4884390546</text:p>
          </table:table-cell>
        </table:table-row>
        <table:table-row table:style-name="ro1">
          <table:table-cell office:value-type="float" office:value="1811.4" calcext:value-type="float">
            <text:p>1811,4</text:p>
          </table:table-cell>
          <table:table-cell office:value-type="float" office:value="0.4865402825" calcext:value-type="float">
            <text:p>0,4865402825</text:p>
          </table:table-cell>
          <table:table-cell office:value-type="float" office:value="0.481684006" calcext:value-type="float">
            <text:p>0,481684006</text:p>
          </table:table-cell>
        </table:table-row>
        <table:table-row table:style-name="ro1">
          <table:table-cell office:value-type="float" office:value="1811.6" calcext:value-type="float">
            <text:p>1811,6</text:p>
          </table:table-cell>
          <table:table-cell office:value-type="float" office:value="0.5125837135" calcext:value-type="float">
            <text:p>0,5125837135</text:p>
          </table:table-cell>
          <table:table-cell office:value-type="float" office:value="0.4699642618" calcext:value-type="float">
            <text:p>0,4699642618</text:p>
          </table:table-cell>
        </table:table-row>
        <table:table-row table:style-name="ro1">
          <table:table-cell office:value-type="float" office:value="1811.8" calcext:value-type="float">
            <text:p>1811,8</text:p>
          </table:table-cell>
          <table:table-cell office:value-type="float" office:value="0.5135203868" calcext:value-type="float">
            <text:p>0,5135203868</text:p>
          </table:table-cell>
          <table:table-cell office:value-type="float" office:value="0.4881501585" calcext:value-type="float">
            <text:p>0,4881501585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.5136028709" calcext:value-type="float">
            <text:p>0,5136028709</text:p>
          </table:table-cell>
          <table:table-cell office:value-type="float" office:value="0.5017357146" calcext:value-type="float">
            <text:p>0,5017357146</text:p>
          </table:table-cell>
        </table:table-row>
        <table:table-row table:style-name="ro1">
          <table:table-cell office:value-type="float" office:value="1812.2" calcext:value-type="float">
            <text:p>1812,2</text:p>
          </table:table-cell>
          <table:table-cell office:value-type="float" office:value="0.5085358769" calcext:value-type="float">
            <text:p>0,5085358769</text:p>
          </table:table-cell>
          <table:table-cell office:value-type="float" office:value="0.4943157835" calcext:value-type="float">
            <text:p>0,4943157835</text:p>
          </table:table-cell>
        </table:table-row>
        <table:table-row table:style-name="ro1">
          <table:table-cell office:value-type="float" office:value="1812.4" calcext:value-type="float">
            <text:p>1812,4</text:p>
          </table:table-cell>
          <table:table-cell office:value-type="float" office:value="0.5166552232" calcext:value-type="float">
            <text:p>0,5166552232</text:p>
          </table:table-cell>
          <table:table-cell office:value-type="float" office:value="0.5011343683" calcext:value-type="float">
            <text:p>0,5011343683</text:p>
          </table:table-cell>
        </table:table-row>
        <table:table-row table:style-name="ro1">
          <table:table-cell office:value-type="float" office:value="1812.6" calcext:value-type="float">
            <text:p>1812,6</text:p>
          </table:table-cell>
          <table:table-cell office:value-type="float" office:value="0.5045943662" calcext:value-type="float">
            <text:p>0,5045943662</text:p>
          </table:table-cell>
          <table:table-cell office:value-type="float" office:value="0.4905943298" calcext:value-type="float">
            <text:p>0,4905943298</text:p>
          </table:table-cell>
        </table:table-row>
        <table:table-row table:style-name="ro1">
          <table:table-cell office:value-type="float" office:value="1812.8" calcext:value-type="float">
            <text:p>1812,8</text:p>
          </table:table-cell>
          <table:table-cell office:value-type="float" office:value="0.5105348655" calcext:value-type="float">
            <text:p>0,5105348655</text:p>
          </table:table-cell>
          <table:table-cell office:value-type="float" office:value="0.4851646372" calcext:value-type="float">
            <text:p>0,4851646372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.5085815004" calcext:value-type="float">
            <text:p>0,5085815004</text:p>
          </table:table-cell>
          <table:table-cell office:value-type="float" office:value="0.4985831731" calcext:value-type="float">
            <text:p>0,4985831731</text:p>
          </table:table-cell>
        </table:table-row>
        <table:table-row table:style-name="ro1">
          <table:table-cell office:value-type="float" office:value="1813.2" calcext:value-type="float">
            <text:p>1813,2</text:p>
          </table:table-cell>
          <table:table-cell office:value-type="float" office:value="0.4856477861" calcext:value-type="float">
            <text:p>0,4856477861</text:p>
          </table:table-cell>
          <table:table-cell office:value-type="float" office:value="0.4952550866" calcext:value-type="float">
            <text:p>0,4952550866</text:p>
          </table:table-cell>
        </table:table-row>
        <table:table-row table:style-name="ro1">
          <table:table-cell office:value-type="float" office:value="1813.4" calcext:value-type="float">
            <text:p>1813,4</text:p>
          </table:table-cell>
          <table:table-cell office:value-type="float" office:value="0.4927179196" calcext:value-type="float">
            <text:p>0,4927179196</text:p>
          </table:table-cell>
          <table:table-cell office:value-type="float" office:value="0.4764406819" calcext:value-type="float">
            <text:p>0,4764406819</text:p>
          </table:table-cell>
        </table:table-row>
        <table:table-row table:style-name="ro1">
          <table:table-cell office:value-type="float" office:value="1813.6" calcext:value-type="float">
            <text:p>1813,6</text:p>
          </table:table-cell>
          <table:table-cell office:value-type="float" office:value="0.5117293048" calcext:value-type="float">
            <text:p>0,5117293048</text:p>
          </table:table-cell>
          <table:table-cell office:value-type="float" office:value="0.4961124224" calcext:value-type="float">
            <text:p>0,4961124224</text:p>
          </table:table-cell>
        </table:table-row>
        <table:table-row table:style-name="ro1">
          <table:table-cell office:value-type="float" office:value="1813.8" calcext:value-type="float">
            <text:p>1813,8</text:p>
          </table:table-cell>
          <table:table-cell office:value-type="float" office:value="0.5316666197" calcext:value-type="float">
            <text:p>0,5316666197</text:p>
          </table:table-cell>
          <table:table-cell office:value-type="float" office:value="0.4942308686" calcext:value-type="float">
            <text:p>0,4942308686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.532496939" calcext:value-type="float">
            <text:p>0,532496939</text:p>
          </table:table-cell>
          <table:table-cell office:value-type="float" office:value="0.4688699811" calcext:value-type="float">
            <text:p>0,4688699811</text:p>
          </table:table-cell>
        </table:table-row>
        <table:table-row table:style-name="ro1">
          <table:table-cell office:value-type="float" office:value="1814.2" calcext:value-type="float">
            <text:p>1814,2</text:p>
          </table:table-cell>
          <table:table-cell office:value-type="float" office:value="0.5396780647" calcext:value-type="float">
            <text:p>0,5396780647</text:p>
          </table:table-cell>
          <table:table-cell office:value-type="float" office:value="0.4677745407" calcext:value-type="float">
            <text:p>0,4677745407</text:p>
          </table:table-cell>
        </table:table-row>
        <table:table-row table:style-name="ro1">
          <table:table-cell office:value-type="float" office:value="1814.4" calcext:value-type="float">
            <text:p>1814,4</text:p>
          </table:table-cell>
          <table:table-cell office:value-type="float" office:value="0.5304629505" calcext:value-type="float">
            <text:p>0,5304629505</text:p>
          </table:table-cell>
          <table:table-cell office:value-type="float" office:value="0.4589731821" calcext:value-type="float">
            <text:p>0,4589731821</text:p>
          </table:table-cell>
        </table:table-row>
        <table:table-row table:style-name="ro1">
          <table:table-cell office:value-type="float" office:value="1814.6" calcext:value-type="float">
            <text:p>1814,6</text:p>
          </table:table-cell>
          <table:table-cell office:value-type="float" office:value="0.5200728598" calcext:value-type="float">
            <text:p>0,5200728598</text:p>
          </table:table-cell>
          <table:table-cell office:value-type="float" office:value="0.475660907" calcext:value-type="float">
            <text:p>0,475660907</text:p>
          </table:table-cell>
        </table:table-row>
        <table:table-row table:style-name="ro1">
          <table:table-cell office:value-type="float" office:value="1814.8" calcext:value-type="float">
            <text:p>1814,8</text:p>
          </table:table-cell>
          <table:table-cell office:value-type="float" office:value="0.5072091346" calcext:value-type="float">
            <text:p>0,5072091346</text:p>
          </table:table-cell>
          <table:table-cell office:value-type="float" office:value="0.4774957571" calcext:value-type="float">
            <text:p>0,4774957571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.5035097676" calcext:value-type="float">
            <text:p>0,5035097676</text:p>
          </table:table-cell>
          <table:table-cell office:value-type="float" office:value="0.4962401685" calcext:value-type="float">
            <text:p>0,4962401685</text:p>
          </table:table-cell>
        </table:table-row>
        <table:table-row table:style-name="ro1">
          <table:table-cell office:value-type="float" office:value="1815.2" calcext:value-type="float">
            <text:p>1815,2</text:p>
          </table:table-cell>
          <table:table-cell office:value-type="float" office:value="0.4937498384" calcext:value-type="float">
            <text:p>0,4937498384</text:p>
          </table:table-cell>
          <table:table-cell office:value-type="float" office:value="0.5074387512" calcext:value-type="float">
            <text:p>0,5074387512</text:p>
          </table:table-cell>
        </table:table-row>
        <table:table-row table:style-name="ro1">
          <table:table-cell office:value-type="float" office:value="1815.4" calcext:value-type="float">
            <text:p>1815,4</text:p>
          </table:table-cell>
          <table:table-cell office:value-type="float" office:value="0.5089169309" calcext:value-type="float">
            <text:p>0,5089169309</text:p>
          </table:table-cell>
          <table:table-cell office:value-type="float" office:value="0.5018466611" calcext:value-type="float">
            <text:p>0,5018466611</text:p>
          </table:table-cell>
        </table:table-row>
        <table:table-row table:style-name="ro1">
          <table:table-cell office:value-type="float" office:value="1815.6" calcext:value-type="float">
            <text:p>1815,6</text:p>
          </table:table-cell>
          <table:table-cell office:value-type="float" office:value="0.4936913686" calcext:value-type="float">
            <text:p>0,4936913686</text:p>
          </table:table-cell>
          <table:table-cell office:value-type="float" office:value="0.4974386345" calcext:value-type="float">
            <text:p>0,4974386345</text:p>
          </table:table-cell>
        </table:table-row>
        <table:table-row table:style-name="ro1">
          <table:table-cell office:value-type="float" office:value="1815.8" calcext:value-type="float">
            <text:p>1815,8</text:p>
          </table:table-cell>
          <table:table-cell office:value-type="float" office:value="0.4891721324" calcext:value-type="float">
            <text:p>0,4891721324</text:p>
          </table:table-cell>
          <table:table-cell office:value-type="float" office:value="0.4804888996" calcext:value-type="float">
            <text:p>0,4804888996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.4994986854" calcext:value-type="float">
            <text:p>0,4994986854</text:p>
          </table:table-cell>
          <table:table-cell office:value-type="float" office:value="0.4662426615" calcext:value-type="float">
            <text:p>0,4662426615</text:p>
          </table:table-cell>
        </table:table-row>
        <table:table-row table:style-name="ro1">
          <table:table-cell office:value-type="float" office:value="1816.2" calcext:value-type="float">
            <text:p>1816,2</text:p>
          </table:table-cell>
          <table:table-cell office:value-type="float" office:value="0.4978349173" calcext:value-type="float">
            <text:p>0,4978349173</text:p>
          </table:table-cell>
          <table:table-cell office:value-type="float" office:value="0.4611031766" calcext:value-type="float">
            <text:p>0,4611031766</text:p>
          </table:table-cell>
        </table:table-row>
        <table:table-row table:style-name="ro1">
          <table:table-cell office:value-type="float" office:value="1816.4" calcext:value-type="float">
            <text:p>1816,4</text:p>
          </table:table-cell>
          <table:table-cell office:value-type="float" office:value="0.5160309133" calcext:value-type="float">
            <text:p>0,5160309133</text:p>
          </table:table-cell>
          <table:table-cell office:value-type="float" office:value="0.4630264773" calcext:value-type="float">
            <text:p>0,4630264773</text:p>
          </table:table-cell>
        </table:table-row>
        <table:table-row table:style-name="ro1">
          <table:table-cell office:value-type="float" office:value="1816.6" calcext:value-type="float">
            <text:p>1816,6</text:p>
          </table:table-cell>
          <table:table-cell office:value-type="float" office:value="0.5163036943" calcext:value-type="float">
            <text:p>0,5163036943</text:p>
          </table:table-cell>
          <table:table-cell office:value-type="float" office:value="0.4698178737" calcext:value-type="float">
            <text:p>0,4698178737</text:p>
          </table:table-cell>
        </table:table-row>
        <table:table-row table:style-name="ro1">
          <table:table-cell office:value-type="float" office:value="1816.8" calcext:value-type="float">
            <text:p>1816,8</text:p>
          </table:table-cell>
          <table:table-cell office:value-type="float" office:value="0.501710662" calcext:value-type="float">
            <text:p>0,501710662</text:p>
          </table:table-cell>
          <table:table-cell office:value-type="float" office:value="0.4731158118" calcext:value-type="float">
            <text:p>0,4731158118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.5159121549" calcext:value-type="float">
            <text:p>0,5159121549</text:p>
          </table:table-cell>
          <table:table-cell office:value-type="float" office:value="0.4709768012" calcext:value-type="float">
            <text:p>0,4709768012</text:p>
          </table:table-cell>
        </table:table-row>
        <table:table-row table:style-name="ro1">
          <table:table-cell office:value-type="float" office:value="1817.2" calcext:value-type="float">
            <text:p>1817,2</text:p>
          </table:table-cell>
          <table:table-cell office:value-type="float" office:value="0.512028406" calcext:value-type="float">
            <text:p>0,512028406</text:p>
          </table:table-cell>
          <table:table-cell office:value-type="float" office:value="0.473041724" calcext:value-type="float">
            <text:p>0,473041724</text:p>
          </table:table-cell>
        </table:table-row>
        <table:table-row table:style-name="ro1">
          <table:table-cell office:value-type="float" office:value="1817.4" calcext:value-type="float">
            <text:p>1817,4</text:p>
          </table:table-cell>
          <table:table-cell office:value-type="float" office:value="0.5157528191" calcext:value-type="float">
            <text:p>0,5157528191</text:p>
          </table:table-cell>
          <table:table-cell office:value-type="float" office:value="0.4592810644" calcext:value-type="float">
            <text:p>0,4592810644</text:p>
          </table:table-cell>
        </table:table-row>
        <table:table-row table:style-name="ro1">
          <table:table-cell office:value-type="float" office:value="1817.6" calcext:value-type="float">
            <text:p>1817,6</text:p>
          </table:table-cell>
          <table:table-cell office:value-type="float" office:value="0.5249834956" calcext:value-type="float">
            <text:p>0,5249834956</text:p>
          </table:table-cell>
          <table:table-cell office:value-type="float" office:value="0.4598938754" calcext:value-type="float">
            <text:p>0,4598938754</text:p>
          </table:table-cell>
        </table:table-row>
        <table:table-row table:style-name="ro1">
          <table:table-cell office:value-type="float" office:value="1817.8" calcext:value-type="float">
            <text:p>1817,8</text:p>
          </table:table-cell>
          <table:table-cell office:value-type="float" office:value="0.5262197737" calcext:value-type="float">
            <text:p>0,5262197737</text:p>
          </table:table-cell>
          <table:table-cell office:value-type="float" office:value="0.4606668724" calcext:value-type="float">
            <text:p>0,4606668724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.5338763657" calcext:value-type="float">
            <text:p>0,5338763657</text:p>
          </table:table-cell>
          <table:table-cell office:value-type="float" office:value="0.4492856229" calcext:value-type="float">
            <text:p>0,4492856229</text:p>
          </table:table-cell>
        </table:table-row>
        <table:table-row table:style-name="ro1">
          <table:table-cell office:value-type="float" office:value="1818.2" calcext:value-type="float">
            <text:p>1818,2</text:p>
          </table:table-cell>
          <table:table-cell office:value-type="float" office:value="0.5543912239" calcext:value-type="float">
            <text:p>0,5543912239</text:p>
          </table:table-cell>
          <table:table-cell office:value-type="float" office:value="0.463294379" calcext:value-type="float">
            <text:p>0,463294379</text:p>
          </table:table-cell>
        </table:table-row>
        <table:table-row table:style-name="ro1">
          <table:table-cell office:value-type="float" office:value="1818.4" calcext:value-type="float">
            <text:p>1818,4</text:p>
          </table:table-cell>
          <table:table-cell office:value-type="float" office:value="0.5726842076" calcext:value-type="float">
            <text:p>0,5726842076</text:p>
          </table:table-cell>
          <table:table-cell office:value-type="float" office:value="0.4587213559" calcext:value-type="float">
            <text:p>0,4587213559</text:p>
          </table:table-cell>
        </table:table-row>
        <table:table-row table:style-name="ro1">
          <table:table-cell office:value-type="float" office:value="1818.6" calcext:value-type="float">
            <text:p>1818,6</text:p>
          </table:table-cell>
          <table:table-cell office:value-type="float" office:value="0.5469881545" calcext:value-type="float">
            <text:p>0,5469881545</text:p>
          </table:table-cell>
          <table:table-cell office:value-type="float" office:value="0.454107082" calcext:value-type="float">
            <text:p>0,454107082</text:p>
          </table:table-cell>
        </table:table-row>
        <table:table-row table:style-name="ro1">
          <table:table-cell office:value-type="float" office:value="1818.8" calcext:value-type="float">
            <text:p>1818,8</text:p>
          </table:table-cell>
          <table:table-cell office:value-type="float" office:value="0.5332474869" calcext:value-type="float">
            <text:p>0,5332474869</text:p>
          </table:table-cell>
          <table:table-cell office:value-type="float" office:value="0.4516978831" calcext:value-type="float">
            <text:p>0,4516978831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.5340475137" calcext:value-type="float">
            <text:p>0,5340475137</text:p>
          </table:table-cell>
          <table:table-cell office:value-type="float" office:value="0.4578577769" calcext:value-type="float">
            <text:p>0,4578577769</text:p>
          </table:table-cell>
        </table:table-row>
        <table:table-row table:style-name="ro1">
          <table:table-cell office:value-type="float" office:value="1819.2" calcext:value-type="float">
            <text:p>1819,2</text:p>
          </table:table-cell>
          <table:table-cell office:value-type="float" office:value="0.5284135079" calcext:value-type="float">
            <text:p>0,5284135079</text:p>
          </table:table-cell>
          <table:table-cell office:value-type="float" office:value="0.4423239588" calcext:value-type="float">
            <text:p>0,4423239588</text:p>
          </table:table-cell>
        </table:table-row>
        <table:table-row table:style-name="ro1">
          <table:table-cell office:value-type="float" office:value="1819.4" calcext:value-type="float">
            <text:p>1819,4</text:p>
          </table:table-cell>
          <table:table-cell office:value-type="float" office:value="0.5163799907" calcext:value-type="float">
            <text:p>0,5163799907</text:p>
          </table:table-cell>
          <table:table-cell office:value-type="float" office:value="0.4407340665" calcext:value-type="float">
            <text:p>0,4407340665</text:p>
          </table:table-cell>
        </table:table-row>
        <table:table-row table:style-name="ro1">
          <table:table-cell office:value-type="float" office:value="1819.6" calcext:value-type="float">
            <text:p>1819,6</text:p>
          </table:table-cell>
          <table:table-cell office:value-type="float" office:value="0.5266606592" calcext:value-type="float">
            <text:p>0,5266606592</text:p>
          </table:table-cell>
          <table:table-cell office:value-type="float" office:value="0.4197328215" calcext:value-type="float">
            <text:p>0,4197328215</text:p>
          </table:table-cell>
        </table:table-row>
        <table:table-row table:style-name="ro1">
          <table:table-cell office:value-type="float" office:value="1819.8" calcext:value-type="float">
            <text:p>1819,8</text:p>
          </table:table-cell>
          <table:table-cell office:value-type="float" office:value="0.537810636" calcext:value-type="float">
            <text:p>0,537810636</text:p>
          </table:table-cell>
          <table:table-cell office:value-type="float" office:value="0.4078162079" calcext:value-type="float">
            <text:p>0,407816207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5338783275" calcext:value-type="float">
            <text:p>0,5338783275</text:p>
          </table:table-cell>
          <table:table-cell office:value-type="float" office:value="0.4308677785" calcext:value-type="float">
            <text:p>0,4308677785</text:p>
          </table:table-cell>
        </table:table-row>
        <table:table-row table:style-name="ro1">
          <table:table-cell office:value-type="float" office:value="1820.2" calcext:value-type="float">
            <text:p>1820,2</text:p>
          </table:table-cell>
          <table:table-cell office:value-type="float" office:value="0.5390880124" calcext:value-type="float">
            <text:p>0,5390880124</text:p>
          </table:table-cell>
          <table:table-cell office:value-type="float" office:value="0.4529554606" calcext:value-type="float">
            <text:p>0,4529554606</text:p>
          </table:table-cell>
        </table:table-row>
        <table:table-row table:style-name="ro1">
          <table:table-cell office:value-type="float" office:value="1820.4" calcext:value-type="float">
            <text:p>1820,4</text:p>
          </table:table-cell>
          <table:table-cell office:value-type="float" office:value="0.5595819625" calcext:value-type="float">
            <text:p>0,5595819625</text:p>
          </table:table-cell>
          <table:table-cell office:value-type="float" office:value="0.4527619828" calcext:value-type="float">
            <text:p>0,4527619828</text:p>
          </table:table-cell>
        </table:table-row>
        <table:table-row table:style-name="ro1">
          <table:table-cell office:value-type="float" office:value="1820.6" calcext:value-type="float">
            <text:p>1820,6</text:p>
          </table:table-cell>
          <table:table-cell office:value-type="float" office:value="0.5573780036" calcext:value-type="float">
            <text:p>0,5573780036</text:p>
          </table:table-cell>
          <table:table-cell office:value-type="float" office:value="0.4415430121" calcext:value-type="float">
            <text:p>0,4415430121</text:p>
          </table:table-cell>
        </table:table-row>
        <table:table-row table:style-name="ro1">
          <table:table-cell office:value-type="float" office:value="1820.8" calcext:value-type="float">
            <text:p>1820,8</text:p>
          </table:table-cell>
          <table:table-cell office:value-type="float" office:value="0.5534132048" calcext:value-type="float">
            <text:p>0,5534132048</text:p>
          </table:table-cell>
          <table:table-cell office:value-type="float" office:value="0.4383021969" calcext:value-type="float">
            <text:p>0,4383021969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.5419917162" calcext:value-type="float">
            <text:p>0,5419917162</text:p>
          </table:table-cell>
          <table:table-cell office:value-type="float" office:value="0.4297228837" calcext:value-type="float">
            <text:p>0,4297228837</text:p>
          </table:table-cell>
        </table:table-row>
        <table:table-row table:style-name="ro1">
          <table:table-cell office:value-type="float" office:value="1821.2" calcext:value-type="float">
            <text:p>1821,2</text:p>
          </table:table-cell>
          <table:table-cell office:value-type="float" office:value="0.5341010398" calcext:value-type="float">
            <text:p>0,5341010398</text:p>
          </table:table-cell>
          <table:table-cell office:value-type="float" office:value="0.4202700793" calcext:value-type="float">
            <text:p>0,4202700793</text:p>
          </table:table-cell>
        </table:table-row>
        <table:table-row table:style-name="ro1">
          <table:table-cell office:value-type="float" office:value="1821.4" calcext:value-type="float">
            <text:p>1821,4</text:p>
          </table:table-cell>
          <table:table-cell office:value-type="float" office:value="0.5401641382" calcext:value-type="float">
            <text:p>0,5401641382</text:p>
          </table:table-cell>
          <table:table-cell office:value-type="float" office:value="0.4071770977" calcext:value-type="float">
            <text:p>0,4071770977</text:p>
          </table:table-cell>
        </table:table-row>
        <table:table-row table:style-name="ro1">
          <table:table-cell office:value-type="float" office:value="1821.6" calcext:value-type="float">
            <text:p>1821,6</text:p>
          </table:table-cell>
          <table:table-cell office:value-type="float" office:value="0.515409431" calcext:value-type="float">
            <text:p>0,515409431</text:p>
          </table:table-cell>
          <table:table-cell office:value-type="float" office:value="0.4016269717" calcext:value-type="float">
            <text:p>0,4016269717</text:p>
          </table:table-cell>
        </table:table-row>
        <table:table-row table:style-name="ro1">
          <table:table-cell office:value-type="float" office:value="1821.8" calcext:value-type="float">
            <text:p>1821,8</text:p>
          </table:table-cell>
          <table:table-cell office:value-type="float" office:value="0.5283847377" calcext:value-type="float">
            <text:p>0,5283847377</text:p>
          </table:table-cell>
          <table:table-cell office:value-type="float" office:value="0.3793525505" calcext:value-type="float">
            <text:p>0,3793525505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.5244465718" calcext:value-type="float">
            <text:p>0,5244465718</text:p>
          </table:table-cell>
          <table:table-cell office:value-type="float" office:value="0.3892573325" calcext:value-type="float">
            <text:p>0,3892573325</text:p>
          </table:table-cell>
        </table:table-row>
        <table:table-row table:style-name="ro1">
          <table:table-cell office:value-type="float" office:value="1822.2" calcext:value-type="float">
            <text:p>1822,2</text:p>
          </table:table-cell>
          <table:table-cell office:value-type="float" office:value="0.5357824547" calcext:value-type="float">
            <text:p>0,5357824547</text:p>
          </table:table-cell>
          <table:table-cell office:value-type="float" office:value="0.4067326829" calcext:value-type="float">
            <text:p>0,4067326829</text:p>
          </table:table-cell>
        </table:table-row>
        <table:table-row table:style-name="ro1">
          <table:table-cell office:value-type="float" office:value="1822.4" calcext:value-type="float">
            <text:p>1822,4</text:p>
          </table:table-cell>
          <table:table-cell office:value-type="float" office:value="0.5246601713" calcext:value-type="float">
            <text:p>0,5246601713</text:p>
          </table:table-cell>
          <table:table-cell office:value-type="float" office:value="0.3771555304" calcext:value-type="float">
            <text:p>0,3771555304</text:p>
          </table:table-cell>
        </table:table-row>
        <table:table-row table:style-name="ro1">
          <table:table-cell office:value-type="float" office:value="1822.6" calcext:value-type="float">
            <text:p>1822,6</text:p>
          </table:table-cell>
          <table:table-cell office:value-type="float" office:value="0.4983663348" calcext:value-type="float">
            <text:p>0,4983663348</text:p>
          </table:table-cell>
          <table:table-cell office:value-type="float" office:value="0.3748617456" calcext:value-type="float">
            <text:p>0,3748617456</text:p>
          </table:table-cell>
        </table:table-row>
        <table:table-row table:style-name="ro1">
          <table:table-cell office:value-type="float" office:value="1822.8" calcext:value-type="float">
            <text:p>1822,8</text:p>
          </table:table-cell>
          <table:table-cell office:value-type="float" office:value="0.4925547756" calcext:value-type="float">
            <text:p>0,4925547756</text:p>
          </table:table-cell>
          <table:table-cell office:value-type="float" office:value="0.3657980573" calcext:value-type="float">
            <text:p>0,365798057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.4982041325" calcext:value-type="float">
            <text:p>0,4982041325</text:p>
          </table:table-cell>
          <table:table-cell office:value-type="float" office:value="0.3632917114" calcext:value-type="float">
            <text:p>0,3632917114</text:p>
          </table:table-cell>
        </table:table-row>
        <table:table-row table:style-name="ro1">
          <table:table-cell office:value-type="float" office:value="1823.2" calcext:value-type="float">
            <text:p>1823,2</text:p>
          </table:table-cell>
          <table:table-cell office:value-type="float" office:value="0.5039657904" calcext:value-type="float">
            <text:p>0,5039657904</text:p>
          </table:table-cell>
          <table:table-cell office:value-type="float" office:value="0.3606279124" calcext:value-type="float">
            <text:p>0,3606279124</text:p>
          </table:table-cell>
        </table:table-row>
        <table:table-row table:style-name="ro1">
          <table:table-cell office:value-type="float" office:value="1823.4" calcext:value-type="float">
            <text:p>1823,4</text:p>
          </table:table-cell>
          <table:table-cell office:value-type="float" office:value="0.4888409846" calcext:value-type="float">
            <text:p>0,4888409846</text:p>
          </table:table-cell>
          <table:table-cell office:value-type="float" office:value="0.3559110152" calcext:value-type="float">
            <text:p>0,3559110152</text:p>
          </table:table-cell>
        </table:table-row>
        <table:table-row table:style-name="ro1">
          <table:table-cell office:value-type="float" office:value="1823.6" calcext:value-type="float">
            <text:p>1823,6</text:p>
          </table:table-cell>
          <table:table-cell office:value-type="float" office:value="0.4647669274" calcext:value-type="float">
            <text:p>0,4647669274</text:p>
          </table:table-cell>
          <table:table-cell office:value-type="float" office:value="0.3567649983" calcext:value-type="float">
            <text:p>0,3567649983</text:p>
          </table:table-cell>
        </table:table-row>
        <table:table-row table:style-name="ro1">
          <table:table-cell office:value-type="float" office:value="1823.8" calcext:value-type="float">
            <text:p>1823,8</text:p>
          </table:table-cell>
          <table:table-cell office:value-type="float" office:value="0.4581434886" calcext:value-type="float">
            <text:p>0,4581434886</text:p>
          </table:table-cell>
          <table:table-cell office:value-type="float" office:value="0.3528278721" calcext:value-type="float">
            <text:p>0,352827872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.4595667582" calcext:value-type="float">
            <text:p>0,4595667582</text:p>
          </table:table-cell>
          <table:table-cell office:value-type="float" office:value="0.3342810425" calcext:value-type="float">
            <text:p>0,3342810425</text:p>
          </table:table-cell>
        </table:table-row>
        <table:table-row table:style-name="ro1">
          <table:table-cell office:value-type="float" office:value="1824.2" calcext:value-type="float">
            <text:p>1824,2</text:p>
          </table:table-cell>
          <table:table-cell office:value-type="float" office:value="0.4616286866" calcext:value-type="float">
            <text:p>0,4616286866</text:p>
          </table:table-cell>
          <table:table-cell office:value-type="float" office:value="0.3287863204" calcext:value-type="float">
            <text:p>0,3287863204</text:p>
          </table:table-cell>
        </table:table-row>
        <table:table-row table:style-name="ro1">
          <table:table-cell office:value-type="float" office:value="1824.4" calcext:value-type="float">
            <text:p>1824,4</text:p>
          </table:table-cell>
          <table:table-cell office:value-type="float" office:value="0.4407678839" calcext:value-type="float">
            <text:p>0,4407678839</text:p>
          </table:table-cell>
          <table:table-cell office:value-type="float" office:value="0.3371530332" calcext:value-type="float">
            <text:p>0,3371530332</text:p>
          </table:table-cell>
        </table:table-row>
        <table:table-row table:style-name="ro1">
          <table:table-cell office:value-type="float" office:value="1824.6" calcext:value-type="float">
            <text:p>1824,6</text:p>
          </table:table-cell>
          <table:table-cell office:value-type="float" office:value="0.4144772569" calcext:value-type="float">
            <text:p>0,4144772569</text:p>
          </table:table-cell>
          <table:table-cell office:value-type="float" office:value="0.3296301204" calcext:value-type="float">
            <text:p>0,3296301204</text:p>
          </table:table-cell>
        </table:table-row>
        <table:table-row table:style-name="ro1">
          <table:table-cell office:value-type="float" office:value="1824.8" calcext:value-type="float">
            <text:p>1824,8</text:p>
          </table:table-cell>
          <table:table-cell office:value-type="float" office:value="0.4031746345" calcext:value-type="float">
            <text:p>0,4031746345</text:p>
          </table:table-cell>
          <table:table-cell office:value-type="float" office:value="0.3138977438" calcext:value-type="float">
            <text:p>0,313897743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.394893981" calcext:value-type="float">
            <text:p>0,394893981</text:p>
          </table:table-cell>
          <table:table-cell office:value-type="float" office:value="0.3219156256" calcext:value-type="float">
            <text:p>0,3219156256</text:p>
          </table:table-cell>
        </table:table-row>
        <table:table-row table:style-name="ro1">
          <table:table-cell office:value-type="float" office:value="1825.2" calcext:value-type="float">
            <text:p>1825,2</text:p>
          </table:table-cell>
          <table:table-cell office:value-type="float" office:value="0.3835333418" calcext:value-type="float">
            <text:p>0,3835333418</text:p>
          </table:table-cell>
          <table:table-cell office:value-type="float" office:value="0.328780949" calcext:value-type="float">
            <text:p>0,328780949</text:p>
          </table:table-cell>
        </table:table-row>
        <table:table-row table:style-name="ro1">
          <table:table-cell office:value-type="float" office:value="1825.4" calcext:value-type="float">
            <text:p>1825,4</text:p>
          </table:table-cell>
          <table:table-cell office:value-type="float" office:value="0.392347515" calcext:value-type="float">
            <text:p>0,392347515</text:p>
          </table:table-cell>
          <table:table-cell office:value-type="float" office:value="0.3376635472" calcext:value-type="float">
            <text:p>0,3376635472</text:p>
          </table:table-cell>
        </table:table-row>
        <table:table-row table:style-name="ro1">
          <table:table-cell office:value-type="float" office:value="1825.6" calcext:value-type="float">
            <text:p>1825,6</text:p>
          </table:table-cell>
          <table:table-cell office:value-type="float" office:value="0.3944449566" calcext:value-type="float">
            <text:p>0,3944449566</text:p>
          </table:table-cell>
          <table:table-cell office:value-type="float" office:value="0.3306895338" calcext:value-type="float">
            <text:p>0,3306895338</text:p>
          </table:table-cell>
        </table:table-row>
        <table:table-row table:style-name="ro1">
          <table:table-cell office:value-type="float" office:value="1825.8" calcext:value-type="float">
            <text:p>1825,8</text:p>
          </table:table-cell>
          <table:table-cell office:value-type="float" office:value="0.3896614793" calcext:value-type="float">
            <text:p>0,3896614793</text:p>
          </table:table-cell>
          <table:table-cell office:value-type="float" office:value="0.3275642973" calcext:value-type="float">
            <text:p>0,3275642973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.401023934" calcext:value-type="float">
            <text:p>0,401023934</text:p>
          </table:table-cell>
          <table:table-cell office:value-type="float" office:value="0.3204525297" calcext:value-type="float">
            <text:p>0,3204525297</text:p>
          </table:table-cell>
        </table:table-row>
        <table:table-row table:style-name="ro1">
          <table:table-cell office:value-type="float" office:value="1826.2" calcext:value-type="float">
            <text:p>1826,2</text:p>
          </table:table-cell>
          <table:table-cell office:value-type="float" office:value="0.4044910906" calcext:value-type="float">
            <text:p>0,4044910906</text:p>
          </table:table-cell>
          <table:table-cell office:value-type="float" office:value="0.3319245611" calcext:value-type="float">
            <text:p>0,3319245611</text:p>
          </table:table-cell>
        </table:table-row>
        <table:table-row table:style-name="ro1">
          <table:table-cell office:value-type="float" office:value="1826.4" calcext:value-type="float">
            <text:p>1826,4</text:p>
          </table:table-cell>
          <table:table-cell office:value-type="float" office:value="0.399233183" calcext:value-type="float">
            <text:p>0,399233183</text:p>
          </table:table-cell>
          <table:table-cell office:value-type="float" office:value="0.3192165637" calcext:value-type="float">
            <text:p>0,3192165637</text:p>
          </table:table-cell>
        </table:table-row>
        <table:table-row table:style-name="ro1">
          <table:table-cell office:value-type="float" office:value="1826.6" calcext:value-type="float">
            <text:p>1826,6</text:p>
          </table:table-cell>
          <table:table-cell office:value-type="float" office:value="0.3857791706" calcext:value-type="float">
            <text:p>0,3857791706</text:p>
          </table:table-cell>
          <table:table-cell office:value-type="float" office:value="0.3024460719" calcext:value-type="float">
            <text:p>0,3024460719</text:p>
          </table:table-cell>
        </table:table-row>
        <table:table-row table:style-name="ro1">
          <table:table-cell office:value-type="float" office:value="1826.8" calcext:value-type="float">
            <text:p>1826,8</text:p>
          </table:table-cell>
          <table:table-cell office:value-type="float" office:value="0.3800930043" calcext:value-type="float">
            <text:p>0,3800930043</text:p>
          </table:table-cell>
          <table:table-cell office:value-type="float" office:value="0.3095361896" calcext:value-type="float">
            <text:p>0,3095361896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.3566618686" calcext:value-type="float">
            <text:p>0,3566618686</text:p>
          </table:table-cell>
          <table:table-cell office:value-type="float" office:value="0.2992224064" calcext:value-type="float">
            <text:p>0,2992224064</text:p>
          </table:table-cell>
        </table:table-row>
        <table:table-row table:style-name="ro1">
          <table:table-cell office:value-type="float" office:value="1827.2" calcext:value-type="float">
            <text:p>1827,2</text:p>
          </table:table-cell>
          <table:table-cell office:value-type="float" office:value="0.3656795033" calcext:value-type="float">
            <text:p>0,3656795033</text:p>
          </table:table-cell>
          <table:table-cell office:value-type="float" office:value="0.3348721607" calcext:value-type="float">
            <text:p>0,3348721607</text:p>
          </table:table-cell>
        </table:table-row>
        <table:table-row table:style-name="ro1">
          <table:table-cell office:value-type="float" office:value="1827.4" calcext:value-type="float">
            <text:p>1827,4</text:p>
          </table:table-cell>
          <table:table-cell office:value-type="float" office:value="0.3511289644" calcext:value-type="float">
            <text:p>0,3511289644</text:p>
          </table:table-cell>
          <table:table-cell office:value-type="float" office:value="0.3168897814" calcext:value-type="float">
            <text:p>0,3168897814</text:p>
          </table:table-cell>
        </table:table-row>
        <table:table-row table:style-name="ro1">
          <table:table-cell office:value-type="float" office:value="1827.6" calcext:value-type="float">
            <text:p>1827,6</text:p>
          </table:table-cell>
          <table:table-cell office:value-type="float" office:value="0.3270196147" calcext:value-type="float">
            <text:p>0,3270196147</text:p>
          </table:table-cell>
          <table:table-cell office:value-type="float" office:value="0.3156850548" calcext:value-type="float">
            <text:p>0,3156850548</text:p>
          </table:table-cell>
        </table:table-row>
        <table:table-row table:style-name="ro1">
          <table:table-cell office:value-type="float" office:value="1827.8" calcext:value-type="float">
            <text:p>1827,8</text:p>
          </table:table-cell>
          <table:table-cell office:value-type="float" office:value="0.326444963" calcext:value-type="float">
            <text:p>0,326444963</text:p>
          </table:table-cell>
          <table:table-cell office:value-type="float" office:value="0.2909401368" calcext:value-type="float">
            <text:p>0,2909401368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.3298345317" calcext:value-type="float">
            <text:p>0,3298345317</text:p>
          </table:table-cell>
          <table:table-cell office:value-type="float" office:value="0.2808997044" calcext:value-type="float">
            <text:p>0,2808997044</text:p>
          </table:table-cell>
        </table:table-row>
        <table:table-row table:style-name="ro1">
          <table:table-cell office:value-type="float" office:value="1828.2" calcext:value-type="float">
            <text:p>1828,2</text:p>
          </table:table-cell>
          <table:table-cell office:value-type="float" office:value="0.3317012176" calcext:value-type="float">
            <text:p>0,3317012176</text:p>
          </table:table-cell>
          <table:table-cell office:value-type="float" office:value="0.2796239849" calcext:value-type="float">
            <text:p>0,2796239849</text:p>
          </table:table-cell>
        </table:table-row>
        <table:table-row table:style-name="ro1">
          <table:table-cell office:value-type="float" office:value="1828.4" calcext:value-type="float">
            <text:p>1828,4</text:p>
          </table:table-cell>
          <table:table-cell office:value-type="float" office:value="0.3256579896" calcext:value-type="float">
            <text:p>0,3256579896</text:p>
          </table:table-cell>
          <table:table-cell office:value-type="float" office:value="0.2777978244" calcext:value-type="float">
            <text:p>0,2777978244</text:p>
          </table:table-cell>
        </table:table-row>
        <table:table-row table:style-name="ro1">
          <table:table-cell office:value-type="float" office:value="1828.6" calcext:value-type="float">
            <text:p>1828,6</text:p>
          </table:table-cell>
          <table:table-cell office:value-type="float" office:value="0.3252038261" calcext:value-type="float">
            <text:p>0,3252038261</text:p>
          </table:table-cell>
          <table:table-cell office:value-type="float" office:value="0.2852885602" calcext:value-type="float">
            <text:p>0,2852885602</text:p>
          </table:table-cell>
        </table:table-row>
        <table:table-row table:style-name="ro1">
          <table:table-cell office:value-type="float" office:value="1828.8" calcext:value-type="float">
            <text:p>1828,8</text:p>
          </table:table-cell>
          <table:table-cell office:value-type="float" office:value="0.3123289524" calcext:value-type="float">
            <text:p>0,3123289524</text:p>
          </table:table-cell>
          <table:table-cell office:value-type="float" office:value="0.2910859767" calcext:value-type="float">
            <text:p>0,2910859767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.3043395631" calcext:value-type="float">
            <text:p>0,3043395631</text:p>
          </table:table-cell>
          <table:table-cell office:value-type="float" office:value="0.3026366029" calcext:value-type="float">
            <text:p>0,3026366029</text:p>
          </table:table-cell>
        </table:table-row>
        <table:table-row table:style-name="ro1">
          <table:table-cell office:value-type="float" office:value="1829.2" calcext:value-type="float">
            <text:p>1829,2</text:p>
          </table:table-cell>
          <table:table-cell office:value-type="float" office:value="0.3006848291" calcext:value-type="float">
            <text:p>0,3006848291</text:p>
          </table:table-cell>
          <table:table-cell office:value-type="float" office:value="0.2920823874" calcext:value-type="float">
            <text:p>0,2920823874</text:p>
          </table:table-cell>
        </table:table-row>
        <table:table-row table:style-name="ro1">
          <table:table-cell office:value-type="float" office:value="1829.4" calcext:value-type="float">
            <text:p>1829,4</text:p>
          </table:table-cell>
          <table:table-cell office:value-type="float" office:value="0.3132591867" calcext:value-type="float">
            <text:p>0,3132591867</text:p>
          </table:table-cell>
          <table:table-cell office:value-type="float" office:value="0.3010867455" calcext:value-type="float">
            <text:p>0,3010867455</text:p>
          </table:table-cell>
        </table:table-row>
        <table:table-row table:style-name="ro1">
          <table:table-cell office:value-type="float" office:value="1829.6" calcext:value-type="float">
            <text:p>1829,6</text:p>
          </table:table-cell>
          <table:table-cell office:value-type="float" office:value="0.3146472756" calcext:value-type="float">
            <text:p>0,3146472756</text:p>
          </table:table-cell>
          <table:table-cell office:value-type="float" office:value="0.2879827412" calcext:value-type="float">
            <text:p>0,2879827412</text:p>
          </table:table-cell>
        </table:table-row>
        <table:table-row table:style-name="ro1">
          <table:table-cell office:value-type="float" office:value="1829.8" calcext:value-type="float">
            <text:p>1829,8</text:p>
          </table:table-cell>
          <table:table-cell office:value-type="float" office:value="0.2897509647" calcext:value-type="float">
            <text:p>0,2897509647</text:p>
          </table:table-cell>
          <table:table-cell office:value-type="float" office:value="0.3100907536" calcext:value-type="float">
            <text:p>0,3100907536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.2783802532" calcext:value-type="float">
            <text:p>0,2783802532</text:p>
          </table:table-cell>
          <table:table-cell office:value-type="float" office:value="0.3185119435" calcext:value-type="float">
            <text:p>0,3185119435</text:p>
          </table:table-cell>
        </table:table-row>
        <table:table-row table:style-name="ro1">
          <table:table-cell office:value-type="float" office:value="1830.2" calcext:value-type="float">
            <text:p>1830,2</text:p>
          </table:table-cell>
          <table:table-cell office:value-type="float" office:value="0.2865042958" calcext:value-type="float">
            <text:p>0,2865042958</text:p>
          </table:table-cell>
          <table:table-cell office:value-type="float" office:value="0.3076533211" calcext:value-type="float">
            <text:p>0,3076533211</text:p>
          </table:table-cell>
        </table:table-row>
        <table:table-row table:style-name="ro1">
          <table:table-cell office:value-type="float" office:value="1830.4" calcext:value-type="float">
            <text:p>1830,4</text:p>
          </table:table-cell>
          <table:table-cell office:value-type="float" office:value="0.2974813098" calcext:value-type="float">
            <text:p>0,2974813098</text:p>
          </table:table-cell>
          <table:table-cell office:value-type="float" office:value="0.2838213801" calcext:value-type="float">
            <text:p>0,2838213801</text:p>
          </table:table-cell>
        </table:table-row>
        <table:table-row table:style-name="ro1">
          <table:table-cell office:value-type="float" office:value="1830.6" calcext:value-type="float">
            <text:p>1830,6</text:p>
          </table:table-cell>
          <table:table-cell office:value-type="float" office:value="0.2933823613" calcext:value-type="float">
            <text:p>0,2933823613</text:p>
          </table:table-cell>
          <table:table-cell office:value-type="float" office:value="0.3086136348" calcext:value-type="float">
            <text:p>0,3086136348</text:p>
          </table:table-cell>
        </table:table-row>
        <table:table-row table:style-name="ro1">
          <table:table-cell office:value-type="float" office:value="1830.8" calcext:value-type="float">
            <text:p>1830,8</text:p>
          </table:table-cell>
          <table:table-cell office:value-type="float" office:value="0.2913293463" calcext:value-type="float">
            <text:p>0,2913293463</text:p>
          </table:table-cell>
          <table:table-cell office:value-type="float" office:value="0.3278055664" calcext:value-type="float">
            <text:p>0,3278055664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.3034270294" calcext:value-type="float">
            <text:p>0,3034270294</text:p>
          </table:table-cell>
          <table:table-cell office:value-type="float" office:value="0.3422235034" calcext:value-type="float">
            <text:p>0,3422235034</text:p>
          </table:table-cell>
        </table:table-row>
        <table:table-row table:style-name="ro1">
          <table:table-cell office:value-type="float" office:value="1831.2" calcext:value-type="float">
            <text:p>1831,2</text:p>
          </table:table-cell>
          <table:table-cell office:value-type="float" office:value="0.3059684777" calcext:value-type="float">
            <text:p>0,3059684777</text:p>
          </table:table-cell>
          <table:table-cell office:value-type="float" office:value="0.3387483017" calcext:value-type="float">
            <text:p>0,3387483017</text:p>
          </table:table-cell>
        </table:table-row>
        <table:table-row table:style-name="ro1">
          <table:table-cell office:value-type="float" office:value="1831.4" calcext:value-type="float">
            <text:p>1831,4</text:p>
          </table:table-cell>
          <table:table-cell office:value-type="float" office:value="0.3050518452" calcext:value-type="float">
            <text:p>0,3050518452</text:p>
          </table:table-cell>
          <table:table-cell office:value-type="float" office:value="0.3209591451" calcext:value-type="float">
            <text:p>0,3209591451</text:p>
          </table:table-cell>
        </table:table-row>
        <table:table-row table:style-name="ro1">
          <table:table-cell office:value-type="float" office:value="1831.6" calcext:value-type="float">
            <text:p>1831,6</text:p>
          </table:table-cell>
          <table:table-cell office:value-type="float" office:value="0.2931151323" calcext:value-type="float">
            <text:p>0,2931151323</text:p>
          </table:table-cell>
          <table:table-cell office:value-type="float" office:value="0.3273243423" calcext:value-type="float">
            <text:p>0,3273243423</text:p>
          </table:table-cell>
        </table:table-row>
        <table:table-row table:style-name="ro1">
          <table:table-cell office:value-type="float" office:value="1831.8" calcext:value-type="float">
            <text:p>1831,8</text:p>
          </table:table-cell>
          <table:table-cell office:value-type="float" office:value="0.3108494967" calcext:value-type="float">
            <text:p>0,3108494967</text:p>
          </table:table-cell>
          <table:table-cell office:value-type="float" office:value="0.3050404495" calcext:value-type="float">
            <text:p>0,305040449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.2919320366" calcext:value-type="float">
            <text:p>0,2919320366</text:p>
          </table:table-cell>
          <table:table-cell office:value-type="float" office:value="0.3221267869" calcext:value-type="float">
            <text:p>0,3221267869</text:p>
          </table:table-cell>
        </table:table-row>
        <table:table-row table:style-name="ro1">
          <table:table-cell office:value-type="float" office:value="1832.2" calcext:value-type="float">
            <text:p>1832,2</text:p>
          </table:table-cell>
          <table:table-cell office:value-type="float" office:value="0.3111243851" calcext:value-type="float">
            <text:p>0,3111243851</text:p>
          </table:table-cell>
          <table:table-cell office:value-type="float" office:value="0.2983827432" calcext:value-type="float">
            <text:p>0,2983827432</text:p>
          </table:table-cell>
        </table:table-row>
        <table:table-row table:style-name="ro1">
          <table:table-cell office:value-type="float" office:value="1832.4" calcext:value-type="float">
            <text:p>1832,4</text:p>
          </table:table-cell>
          <table:table-cell office:value-type="float" office:value="0.3057811845" calcext:value-type="float">
            <text:p>0,3057811845</text:p>
          </table:table-cell>
          <table:table-cell office:value-type="float" office:value="0.3093101633" calcext:value-type="float">
            <text:p>0,3093101633</text:p>
          </table:table-cell>
        </table:table-row>
        <table:table-row table:style-name="ro1">
          <table:table-cell office:value-type="float" office:value="1832.6" calcext:value-type="float">
            <text:p>1832,6</text:p>
          </table:table-cell>
          <table:table-cell office:value-type="float" office:value="0.3085896219" calcext:value-type="float">
            <text:p>0,3085896219</text:p>
          </table:table-cell>
          <table:table-cell office:value-type="float" office:value="0.3014640395" calcext:value-type="float">
            <text:p>0,3014640395</text:p>
          </table:table-cell>
        </table:table-row>
        <table:table-row table:style-name="ro1">
          <table:table-cell office:value-type="float" office:value="1832.8" calcext:value-type="float">
            <text:p>1832,8</text:p>
          </table:table-cell>
          <table:table-cell office:value-type="float" office:value="0.2847356842" calcext:value-type="float">
            <text:p>0,2847356842</text:p>
          </table:table-cell>
          <table:table-cell office:value-type="float" office:value="0.3103417891" calcext:value-type="float">
            <text:p>0,310341789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.2790637893" calcext:value-type="float">
            <text:p>0,2790637893</text:p>
          </table:table-cell>
          <table:table-cell office:value-type="float" office:value="0.3129823314" calcext:value-type="float">
            <text:p>0,3129823314</text:p>
          </table:table-cell>
        </table:table-row>
        <table:table-row table:style-name="ro1">
          <table:table-cell office:value-type="float" office:value="1833.2" calcext:value-type="float">
            <text:p>1833,2</text:p>
          </table:table-cell>
          <table:table-cell office:value-type="float" office:value="0.3037116096" calcext:value-type="float">
            <text:p>0,3037116096</text:p>
          </table:table-cell>
          <table:table-cell office:value-type="float" office:value="0.3231971559" calcext:value-type="float">
            <text:p>0,3231971559</text:p>
          </table:table-cell>
        </table:table-row>
        <table:table-row table:style-name="ro1">
          <table:table-cell office:value-type="float" office:value="1833.4" calcext:value-type="float">
            <text:p>1833,4</text:p>
          </table:table-cell>
          <table:table-cell office:value-type="float" office:value="0.3156434069" calcext:value-type="float">
            <text:p>0,3156434069</text:p>
          </table:table-cell>
          <table:table-cell office:value-type="float" office:value="0.34608832" calcext:value-type="float">
            <text:p>0,34608832</text:p>
          </table:table-cell>
        </table:table-row>
        <table:table-row table:style-name="ro1">
          <table:table-cell office:value-type="float" office:value="1833.6" calcext:value-type="float">
            <text:p>1833,6</text:p>
          </table:table-cell>
          <table:table-cell office:value-type="float" office:value="0.3222394056" calcext:value-type="float">
            <text:p>0,3222394056</text:p>
          </table:table-cell>
          <table:table-cell office:value-type="float" office:value="0.3362752615" calcext:value-type="float">
            <text:p>0,3362752615</text:p>
          </table:table-cell>
        </table:table-row>
        <table:table-row table:style-name="ro1">
          <table:table-cell office:value-type="float" office:value="1833.8" calcext:value-type="float">
            <text:p>1833,8</text:p>
          </table:table-cell>
          <table:table-cell office:value-type="float" office:value="0.3290311208" calcext:value-type="float">
            <text:p>0,3290311208</text:p>
          </table:table-cell>
          <table:table-cell office:value-type="float" office:value="0.3436060666" calcext:value-type="float">
            <text:p>0,3436060666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.3168452801" calcext:value-type="float">
            <text:p>0,3168452801</text:p>
          </table:table-cell>
          <table:table-cell office:value-type="float" office:value="0.3332514675" calcext:value-type="float">
            <text:p>0,3332514675</text:p>
          </table:table-cell>
        </table:table-row>
        <table:table-row table:style-name="ro1">
          <table:table-cell office:value-type="float" office:value="1834.2" calcext:value-type="float">
            <text:p>1834,2</text:p>
          </table:table-cell>
          <table:table-cell office:value-type="float" office:value="0.3242154745" calcext:value-type="float">
            <text:p>0,3242154745</text:p>
          </table:table-cell>
          <table:table-cell office:value-type="float" office:value="0.3510950961" calcext:value-type="float">
            <text:p>0,3510950961</text:p>
          </table:table-cell>
        </table:table-row>
        <table:table-row table:style-name="ro1">
          <table:table-cell office:value-type="float" office:value="1834.4" calcext:value-type="float">
            <text:p>1834,4</text:p>
          </table:table-cell>
          <table:table-cell office:value-type="float" office:value="0.3242954442" calcext:value-type="float">
            <text:p>0,3242954442</text:p>
          </table:table-cell>
          <table:table-cell office:value-type="float" office:value="0.3361273864" calcext:value-type="float">
            <text:p>0,3361273864</text:p>
          </table:table-cell>
        </table:table-row>
        <table:table-row table:style-name="ro1">
          <table:table-cell office:value-type="float" office:value="1834.6" calcext:value-type="float">
            <text:p>1834,6</text:p>
          </table:table-cell>
          <table:table-cell office:value-type="float" office:value="0.320013104" calcext:value-type="float">
            <text:p>0,320013104</text:p>
          </table:table-cell>
          <table:table-cell office:value-type="float" office:value="0.3439429591" calcext:value-type="float">
            <text:p>0,3439429591</text:p>
          </table:table-cell>
        </table:table-row>
        <table:table-row table:style-name="ro1">
          <table:table-cell office:value-type="float" office:value="1834.8" calcext:value-type="float">
            <text:p>1834,8</text:p>
          </table:table-cell>
          <table:table-cell office:value-type="float" office:value="0.3316056354" calcext:value-type="float">
            <text:p>0,3316056354</text:p>
          </table:table-cell>
          <table:table-cell office:value-type="float" office:value="0.3489816662" calcext:value-type="float">
            <text:p>0,3489816662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.3349831392" calcext:value-type="float">
            <text:p>0,3349831392</text:p>
          </table:table-cell>
          <table:table-cell office:value-type="float" office:value="0.3472863277" calcext:value-type="float">
            <text:p>0,3472863277</text:p>
          </table:table-cell>
        </table:table-row>
        <table:table-row table:style-name="ro1">
          <table:table-cell office:value-type="float" office:value="1835.2" calcext:value-type="float">
            <text:p>1835,2</text:p>
          </table:table-cell>
          <table:table-cell office:value-type="float" office:value="0.3487531466" calcext:value-type="float">
            <text:p>0,3487531466</text:p>
          </table:table-cell>
          <table:table-cell office:value-type="float" office:value="0.3602425715" calcext:value-type="float">
            <text:p>0,3602425715</text:p>
          </table:table-cell>
        </table:table-row>
        <table:table-row table:style-name="ro1">
          <table:table-cell office:value-type="float" office:value="1835.4" calcext:value-type="float">
            <text:p>1835,4</text:p>
          </table:table-cell>
          <table:table-cell office:value-type="float" office:value="0.3511744546" calcext:value-type="float">
            <text:p>0,3511744546</text:p>
          </table:table-cell>
          <table:table-cell office:value-type="float" office:value="0.3457120882" calcext:value-type="float">
            <text:p>0,3457120882</text:p>
          </table:table-cell>
        </table:table-row>
        <table:table-row table:style-name="ro1">
          <table:table-cell office:value-type="float" office:value="1835.6" calcext:value-type="float">
            <text:p>1835,6</text:p>
          </table:table-cell>
          <table:table-cell office:value-type="float" office:value="0.3438712893" calcext:value-type="float">
            <text:p>0,3438712893</text:p>
          </table:table-cell>
          <table:table-cell office:value-type="float" office:value="0.3682282334" calcext:value-type="float">
            <text:p>0,3682282334</text:p>
          </table:table-cell>
        </table:table-row>
        <table:table-row table:style-name="ro1">
          <table:table-cell office:value-type="float" office:value="1835.8" calcext:value-type="float">
            <text:p>1835,8</text:p>
          </table:table-cell>
          <table:table-cell office:value-type="float" office:value="0.3569723688" calcext:value-type="float">
            <text:p>0,3569723688</text:p>
          </table:table-cell>
          <table:table-cell office:value-type="float" office:value="0.3751443362" calcext:value-type="float">
            <text:p>0,3751443362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.3581991371" calcext:value-type="float">
            <text:p>0,3581991371</text:p>
          </table:table-cell>
          <table:table-cell office:value-type="float" office:value="0.3639563983" calcext:value-type="float">
            <text:p>0,3639563983</text:p>
          </table:table-cell>
        </table:table-row>
        <table:table-row table:style-name="ro1">
          <table:table-cell office:value-type="float" office:value="1836.2" calcext:value-type="float">
            <text:p>1836,2</text:p>
          </table:table-cell>
          <table:table-cell office:value-type="float" office:value="0.364929613" calcext:value-type="float">
            <text:p>0,364929613</text:p>
          </table:table-cell>
          <table:table-cell office:value-type="float" office:value="0.3769052288" calcext:value-type="float">
            <text:p>0,3769052288</text:p>
          </table:table-cell>
        </table:table-row>
        <table:table-row table:style-name="ro1">
          <table:table-cell office:value-type="float" office:value="1836.4" calcext:value-type="float">
            <text:p>1836,4</text:p>
          </table:table-cell>
          <table:table-cell office:value-type="float" office:value="0.3531968229" calcext:value-type="float">
            <text:p>0,3531968229</text:p>
          </table:table-cell>
          <table:table-cell office:value-type="float" office:value="0.3689423413" calcext:value-type="float">
            <text:p>0,3689423413</text:p>
          </table:table-cell>
        </table:table-row>
        <table:table-row table:style-name="ro1">
          <table:table-cell office:value-type="float" office:value="1836.6" calcext:value-type="float">
            <text:p>1836,6</text:p>
          </table:table-cell>
          <table:table-cell office:value-type="float" office:value="0.3587811416" calcext:value-type="float">
            <text:p>0,3587811416</text:p>
          </table:table-cell>
          <table:table-cell office:value-type="float" office:value="0.3747186649" calcext:value-type="float">
            <text:p>0,3747186649</text:p>
          </table:table-cell>
        </table:table-row>
        <table:table-row table:style-name="ro1">
          <table:table-cell office:value-type="float" office:value="1836.8" calcext:value-type="float">
            <text:p>1836,8</text:p>
          </table:table-cell>
          <table:table-cell office:value-type="float" office:value="0.3657346822" calcext:value-type="float">
            <text:p>0,3657346822</text:p>
          </table:table-cell>
          <table:table-cell office:value-type="float" office:value="0.3766881772" calcext:value-type="float">
            <text:p>0,376688177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.3761302516" calcext:value-type="float">
            <text:p>0,3761302516</text:p>
          </table:table-cell>
          <table:table-cell office:value-type="float" office:value="0.3642234514" calcext:value-type="float">
            <text:p>0,3642234514</text:p>
          </table:table-cell>
        </table:table-row>
        <table:table-row table:style-name="ro1">
          <table:table-cell office:value-type="float" office:value="1837.2" calcext:value-type="float">
            <text:p>1837,2</text:p>
          </table:table-cell>
          <table:table-cell office:value-type="float" office:value="0.3646410596" calcext:value-type="float">
            <text:p>0,3646410596</text:p>
          </table:table-cell>
          <table:table-cell office:value-type="float" office:value="0.3745624635" calcext:value-type="float">
            <text:p>0,3745624635</text:p>
          </table:table-cell>
        </table:table-row>
        <table:table-row table:style-name="ro1">
          <table:table-cell office:value-type="float" office:value="1837.4" calcext:value-type="float">
            <text:p>1837,4</text:p>
          </table:table-cell>
          <table:table-cell office:value-type="float" office:value="0.365006965" calcext:value-type="float">
            <text:p>0,365006965</text:p>
          </table:table-cell>
          <table:table-cell office:value-type="float" office:value="0.365799588" calcext:value-type="float">
            <text:p>0,365799588</text:p>
          </table:table-cell>
        </table:table-row>
        <table:table-row table:style-name="ro1">
          <table:table-cell office:value-type="float" office:value="1837.6" calcext:value-type="float">
            <text:p>1837,6</text:p>
          </table:table-cell>
          <table:table-cell office:value-type="float" office:value="0.3664113832" calcext:value-type="float">
            <text:p>0,3664113832</text:p>
          </table:table-cell>
          <table:table-cell office:value-type="float" office:value="0.3608650928" calcext:value-type="float">
            <text:p>0,3608650928</text:p>
          </table:table-cell>
        </table:table-row>
        <table:table-row table:style-name="ro1">
          <table:table-cell office:value-type="float" office:value="1837.8" calcext:value-type="float">
            <text:p>1837,8</text:p>
          </table:table-cell>
          <table:table-cell office:value-type="float" office:value="0.3728731362" calcext:value-type="float">
            <text:p>0,3728731362</text:p>
          </table:table-cell>
          <table:table-cell office:value-type="float" office:value="0.3832193853" calcext:value-type="float">
            <text:p>0,3832193853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.3874150807" calcext:value-type="float">
            <text:p>0,3874150807</text:p>
          </table:table-cell>
          <table:table-cell office:value-type="float" office:value="0.3971966325" calcext:value-type="float">
            <text:p>0,3971966325</text:p>
          </table:table-cell>
        </table:table-row>
        <table:table-row table:style-name="ro1">
          <table:table-cell office:value-type="float" office:value="1838.2" calcext:value-type="float">
            <text:p>1838,2</text:p>
          </table:table-cell>
          <table:table-cell office:value-type="float" office:value="0.3778400919" calcext:value-type="float">
            <text:p>0,3778400919</text:p>
          </table:table-cell>
          <table:table-cell office:value-type="float" office:value="0.3992916119" calcext:value-type="float">
            <text:p>0,3992916119</text:p>
          </table:table-cell>
        </table:table-row>
        <table:table-row table:style-name="ro1">
          <table:table-cell office:value-type="float" office:value="1838.4" calcext:value-type="float">
            <text:p>1838,4</text:p>
          </table:table-cell>
          <table:table-cell office:value-type="float" office:value="0.3772253717" calcext:value-type="float">
            <text:p>0,3772253717</text:p>
          </table:table-cell>
          <table:table-cell office:value-type="float" office:value="0.3933589635" calcext:value-type="float">
            <text:p>0,3933589635</text:p>
          </table:table-cell>
        </table:table-row>
        <table:table-row table:style-name="ro1">
          <table:table-cell office:value-type="float" office:value="1838.6" calcext:value-type="float">
            <text:p>1838,6</text:p>
          </table:table-cell>
          <table:table-cell office:value-type="float" office:value="0.3807231836" calcext:value-type="float">
            <text:p>0,3807231836</text:p>
          </table:table-cell>
          <table:table-cell office:value-type="float" office:value="0.4282477301" calcext:value-type="float">
            <text:p>0,4282477301</text:p>
          </table:table-cell>
        </table:table-row>
        <table:table-row table:style-name="ro1">
          <table:table-cell office:value-type="float" office:value="1838.8" calcext:value-type="float">
            <text:p>1838,8</text:p>
          </table:table-cell>
          <table:table-cell office:value-type="float" office:value="0.3896466934" calcext:value-type="float">
            <text:p>0,3896466934</text:p>
          </table:table-cell>
          <table:table-cell office:value-type="float" office:value="0.4212142484" calcext:value-type="float">
            <text:p>0,4212142484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.388688885" calcext:value-type="float">
            <text:p>0,388688885</text:p>
          </table:table-cell>
          <table:table-cell office:value-type="float" office:value="0.4288805975" calcext:value-type="float">
            <text:p>0,4288805975</text:p>
          </table:table-cell>
        </table:table-row>
        <table:table-row table:style-name="ro1">
          <table:table-cell office:value-type="float" office:value="1839.2" calcext:value-type="float">
            <text:p>1839,2</text:p>
          </table:table-cell>
          <table:table-cell office:value-type="float" office:value="0.374692443" calcext:value-type="float">
            <text:p>0,374692443</text:p>
          </table:table-cell>
          <table:table-cell office:value-type="float" office:value="0.4447209765" calcext:value-type="float">
            <text:p>0,4447209765</text:p>
          </table:table-cell>
        </table:table-row>
        <table:table-row table:style-name="ro1">
          <table:table-cell office:value-type="float" office:value="1839.4" calcext:value-type="float">
            <text:p>1839,4</text:p>
          </table:table-cell>
          <table:table-cell office:value-type="float" office:value="0.3788375637" calcext:value-type="float">
            <text:p>0,3788375637</text:p>
          </table:table-cell>
          <table:table-cell office:value-type="float" office:value="0.448249988" calcext:value-type="float">
            <text:p>0,448249988</text:p>
          </table:table-cell>
        </table:table-row>
        <table:table-row table:style-name="ro1">
          <table:table-cell office:value-type="float" office:value="1839.6" calcext:value-type="float">
            <text:p>1839,6</text:p>
          </table:table-cell>
          <table:table-cell office:value-type="float" office:value="0.3874278556" calcext:value-type="float">
            <text:p>0,3874278556</text:p>
          </table:table-cell>
          <table:table-cell office:value-type="float" office:value="0.4436426236" calcext:value-type="float">
            <text:p>0,4436426236</text:p>
          </table:table-cell>
        </table:table-row>
        <table:table-row table:style-name="ro1">
          <table:table-cell office:value-type="float" office:value="1839.8" calcext:value-type="float">
            <text:p>1839,8</text:p>
          </table:table-cell>
          <table:table-cell office:value-type="float" office:value="0.3984412708" calcext:value-type="float">
            <text:p>0,3984412708</text:p>
          </table:table-cell>
          <table:table-cell office:value-type="float" office:value="0.4252012462" calcext:value-type="float">
            <text:p>0,425201246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4056477129" calcext:value-type="float">
            <text:p>0,4056477129</text:p>
          </table:table-cell>
          <table:table-cell office:value-type="float" office:value="0.4250399263" calcext:value-type="float">
            <text:p>0,4250399263</text:p>
          </table:table-cell>
        </table:table-row>
        <table:table-row table:style-name="ro1">
          <table:table-cell office:value-type="float" office:value="1840.2" calcext:value-type="float">
            <text:p>1840,2</text:p>
          </table:table-cell>
          <table:table-cell office:value-type="float" office:value="0.3933133503" calcext:value-type="float">
            <text:p>0,3933133503</text:p>
          </table:table-cell>
          <table:table-cell office:value-type="float" office:value="0.39960641" calcext:value-type="float">
            <text:p>0,39960641</text:p>
          </table:table-cell>
        </table:table-row>
        <table:table-row table:style-name="ro1">
          <table:table-cell office:value-type="float" office:value="1840.4" calcext:value-type="float">
            <text:p>1840,4</text:p>
          </table:table-cell>
          <table:table-cell office:value-type="float" office:value="0.4038831083" calcext:value-type="float">
            <text:p>0,4038831083</text:p>
          </table:table-cell>
          <table:table-cell office:value-type="float" office:value="0.4204223382" calcext:value-type="float">
            <text:p>0,4204223382</text:p>
          </table:table-cell>
        </table:table-row>
        <table:table-row table:style-name="ro1">
          <table:table-cell office:value-type="float" office:value="1840.6" calcext:value-type="float">
            <text:p>1840,6</text:p>
          </table:table-cell>
          <table:table-cell office:value-type="float" office:value="0.3692209165" calcext:value-type="float">
            <text:p>0,3692209165</text:p>
          </table:table-cell>
          <table:table-cell office:value-type="float" office:value="0.4255209443" calcext:value-type="float">
            <text:p>0,4255209443</text:p>
          </table:table-cell>
        </table:table-row>
        <table:table-row table:style-name="ro1">
          <table:table-cell office:value-type="float" office:value="1840.8" calcext:value-type="float">
            <text:p>1840,8</text:p>
          </table:table-cell>
          <table:table-cell office:value-type="float" office:value="0.3625464593" calcext:value-type="float">
            <text:p>0,3625464593</text:p>
          </table:table-cell>
          <table:table-cell office:value-type="float" office:value="0.4180417891" calcext:value-type="float">
            <text:p>0,418041789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.373653841" calcext:value-type="float">
            <text:p>0,373653841</text:p>
          </table:table-cell>
          <table:table-cell office:value-type="float" office:value="0.4506449113" calcext:value-type="float">
            <text:p>0,4506449113</text:p>
          </table:table-cell>
        </table:table-row>
        <table:table-row table:style-name="ro1">
          <table:table-cell office:value-type="float" office:value="1841.2" calcext:value-type="float">
            <text:p>1841,2</text:p>
          </table:table-cell>
          <table:table-cell office:value-type="float" office:value="0.3872641928" calcext:value-type="float">
            <text:p>0,3872641928</text:p>
          </table:table-cell>
          <table:table-cell office:value-type="float" office:value="0.4676147355" calcext:value-type="float">
            <text:p>0,4676147355</text:p>
          </table:table-cell>
        </table:table-row>
        <table:table-row table:style-name="ro1">
          <table:table-cell office:value-type="float" office:value="1841.4" calcext:value-type="float">
            <text:p>1841,4</text:p>
          </table:table-cell>
          <table:table-cell office:value-type="float" office:value="0.3697597859" calcext:value-type="float">
            <text:p>0,3697597859</text:p>
          </table:table-cell>
          <table:table-cell office:value-type="float" office:value="0.4611832845" calcext:value-type="float">
            <text:p>0,4611832845</text:p>
          </table:table-cell>
        </table:table-row>
        <table:table-row table:style-name="ro1">
          <table:table-cell office:value-type="float" office:value="1841.6" calcext:value-type="float">
            <text:p>1841,6</text:p>
          </table:table-cell>
          <table:table-cell office:value-type="float" office:value="0.3822424728" calcext:value-type="float">
            <text:p>0,3822424728</text:p>
          </table:table-cell>
          <table:table-cell office:value-type="float" office:value="0.4363449631" calcext:value-type="float">
            <text:p>0,4363449631</text:p>
          </table:table-cell>
        </table:table-row>
        <table:table-row table:style-name="ro1">
          <table:table-cell office:value-type="float" office:value="1841.8" calcext:value-type="float">
            <text:p>1841,8</text:p>
          </table:table-cell>
          <table:table-cell office:value-type="float" office:value="0.4164005736" calcext:value-type="float">
            <text:p>0,4164005736</text:p>
          </table:table-cell>
          <table:table-cell office:value-type="float" office:value="0.4190441794" calcext:value-type="float">
            <text:p>0,419044179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.3926700477" calcext:value-type="float">
            <text:p>0,3926700477</text:p>
          </table:table-cell>
          <table:table-cell office:value-type="float" office:value="0.4207862722" calcext:value-type="float">
            <text:p>0,4207862722</text:p>
          </table:table-cell>
        </table:table-row>
        <table:table-row table:style-name="ro1">
          <table:table-cell office:value-type="float" office:value="1842.2" calcext:value-type="float">
            <text:p>1842,2</text:p>
          </table:table-cell>
          <table:table-cell office:value-type="float" office:value="0.4174828246" calcext:value-type="float">
            <text:p>0,4174828246</text:p>
          </table:table-cell>
          <table:table-cell office:value-type="float" office:value="0.4200230677" calcext:value-type="float">
            <text:p>0,4200230677</text:p>
          </table:table-cell>
        </table:table-row>
        <table:table-row table:style-name="ro1">
          <table:table-cell office:value-type="float" office:value="1842.4" calcext:value-type="float">
            <text:p>1842,4</text:p>
          </table:table-cell>
          <table:table-cell office:value-type="float" office:value="0.3907946324" calcext:value-type="float">
            <text:p>0,3907946324</text:p>
          </table:table-cell>
          <table:table-cell office:value-type="float" office:value="0.4177111002" calcext:value-type="float">
            <text:p>0,4177111002</text:p>
          </table:table-cell>
        </table:table-row>
        <table:table-row table:style-name="ro1">
          <table:table-cell office:value-type="float" office:value="1842.6" calcext:value-type="float">
            <text:p>1842,6</text:p>
          </table:table-cell>
          <table:table-cell office:value-type="float" office:value="0.3940663499" calcext:value-type="float">
            <text:p>0,3940663499</text:p>
          </table:table-cell>
          <table:table-cell office:value-type="float" office:value="0.405849177" calcext:value-type="float">
            <text:p>0,405849177</text:p>
          </table:table-cell>
        </table:table-row>
        <table:table-row table:style-name="ro1">
          <table:table-cell office:value-type="float" office:value="1842.8" calcext:value-type="float">
            <text:p>1842,8</text:p>
          </table:table-cell>
          <table:table-cell office:value-type="float" office:value="0.396876957" calcext:value-type="float">
            <text:p>0,396876957</text:p>
          </table:table-cell>
          <table:table-cell office:value-type="float" office:value="0.3938978499" calcext:value-type="float">
            <text:p>0,393897849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.3821214814" calcext:value-type="float">
            <text:p>0,3821214814</text:p>
          </table:table-cell>
          <table:table-cell office:value-type="float" office:value="0.3934706524" calcext:value-type="float">
            <text:p>0,3934706524</text:p>
          </table:table-cell>
        </table:table-row>
        <table:table-row table:style-name="ro1">
          <table:table-cell office:value-type="float" office:value="1843.2" calcext:value-type="float">
            <text:p>1843,2</text:p>
          </table:table-cell>
          <table:table-cell office:value-type="float" office:value="0.3834036298" calcext:value-type="float">
            <text:p>0,3834036298</text:p>
          </table:table-cell>
          <table:table-cell office:value-type="float" office:value="0.4183794641" calcext:value-type="float">
            <text:p>0,4183794641</text:p>
          </table:table-cell>
        </table:table-row>
        <table:table-row table:style-name="ro1">
          <table:table-cell office:value-type="float" office:value="1843.4" calcext:value-type="float">
            <text:p>1843,4</text:p>
          </table:table-cell>
          <table:table-cell office:value-type="float" office:value="0.4060109415" calcext:value-type="float">
            <text:p>0,4060109415</text:p>
          </table:table-cell>
          <table:table-cell office:value-type="float" office:value="0.4326120716" calcext:value-type="float">
            <text:p>0,4326120716</text:p>
          </table:table-cell>
        </table:table-row>
        <table:table-row table:style-name="ro1">
          <table:table-cell office:value-type="float" office:value="1843.6" calcext:value-type="float">
            <text:p>1843,6</text:p>
          </table:table-cell>
          <table:table-cell office:value-type="float" office:value="0.4029980684" calcext:value-type="float">
            <text:p>0,4029980684</text:p>
          </table:table-cell>
          <table:table-cell office:value-type="float" office:value="0.42286605" calcext:value-type="float">
            <text:p>0,42286605</text:p>
          </table:table-cell>
        </table:table-row>
        <table:table-row table:style-name="ro1">
          <table:table-cell office:value-type="float" office:value="1843.8" calcext:value-type="float">
            <text:p>1843,8</text:p>
          </table:table-cell>
          <table:table-cell office:value-type="float" office:value="0.4182062352" calcext:value-type="float">
            <text:p>0,4182062352</text:p>
          </table:table-cell>
          <table:table-cell office:value-type="float" office:value="0.4262444432" calcext:value-type="float">
            <text:p>0,4262444432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.4180752515" calcext:value-type="float">
            <text:p>0,4180752515</text:p>
          </table:table-cell>
          <table:table-cell office:value-type="float" office:value="0.4068511378" calcext:value-type="float">
            <text:p>0,4068511378</text:p>
          </table:table-cell>
        </table:table-row>
        <table:table-row table:style-name="ro1">
          <table:table-cell office:value-type="float" office:value="1844.2" calcext:value-type="float">
            <text:p>1844,2</text:p>
          </table:table-cell>
          <table:table-cell office:value-type="float" office:value="0.437192132" calcext:value-type="float">
            <text:p>0,437192132</text:p>
          </table:table-cell>
          <table:table-cell office:value-type="float" office:value="0.3960256987" calcext:value-type="float">
            <text:p>0,3960256987</text:p>
          </table:table-cell>
        </table:table-row>
        <table:table-row table:style-name="ro1">
          <table:table-cell office:value-type="float" office:value="1844.4" calcext:value-type="float">
            <text:p>1844,4</text:p>
          </table:table-cell>
          <table:table-cell office:value-type="float" office:value="0.4508212128" calcext:value-type="float">
            <text:p>0,4508212128</text:p>
          </table:table-cell>
          <table:table-cell office:value-type="float" office:value="0.4053838284" calcext:value-type="float">
            <text:p>0,4053838284</text:p>
          </table:table-cell>
        </table:table-row>
        <table:table-row table:style-name="ro1">
          <table:table-cell office:value-type="float" office:value="1844.6" calcext:value-type="float">
            <text:p>1844,6</text:p>
          </table:table-cell>
          <table:table-cell office:value-type="float" office:value="0.4430730292" calcext:value-type="float">
            <text:p>0,4430730292</text:p>
          </table:table-cell>
          <table:table-cell office:value-type="float" office:value="0.3970691181" calcext:value-type="float">
            <text:p>0,3970691181</text:p>
          </table:table-cell>
        </table:table-row>
        <table:table-row table:style-name="ro1">
          <table:table-cell office:value-type="float" office:value="1844.8" calcext:value-type="float">
            <text:p>1844,8</text:p>
          </table:table-cell>
          <table:table-cell office:value-type="float" office:value="0.4581374622" calcext:value-type="float">
            <text:p>0,4581374622</text:p>
          </table:table-cell>
          <table:table-cell office:value-type="float" office:value="0.4005707335" calcext:value-type="float">
            <text:p>0,4005707335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.4370779949" calcext:value-type="float">
            <text:p>0,4370779949</text:p>
          </table:table-cell>
          <table:table-cell office:value-type="float" office:value="0.3994617488" calcext:value-type="float">
            <text:p>0,3994617488</text:p>
          </table:table-cell>
        </table:table-row>
        <table:table-row table:style-name="ro1">
          <table:table-cell office:value-type="float" office:value="1845.2" calcext:value-type="float">
            <text:p>1845,2</text:p>
          </table:table-cell>
          <table:table-cell office:value-type="float" office:value="0.4366176851" calcext:value-type="float">
            <text:p>0,4366176851</text:p>
          </table:table-cell>
          <table:table-cell office:value-type="float" office:value="0.3899845476" calcext:value-type="float">
            <text:p>0,3899845476</text:p>
          </table:table-cell>
        </table:table-row>
        <table:table-row table:style-name="ro1">
          <table:table-cell office:value-type="float" office:value="1845.4" calcext:value-type="float">
            <text:p>1845,4</text:p>
          </table:table-cell>
          <table:table-cell office:value-type="float" office:value="0.4387014332" calcext:value-type="float">
            <text:p>0,4387014332</text:p>
          </table:table-cell>
          <table:table-cell office:value-type="float" office:value="0.4037545431" calcext:value-type="float">
            <text:p>0,4037545431</text:p>
          </table:table-cell>
        </table:table-row>
        <table:table-row table:style-name="ro1">
          <table:table-cell office:value-type="float" office:value="1845.6" calcext:value-type="float">
            <text:p>1845,6</text:p>
          </table:table-cell>
          <table:table-cell office:value-type="float" office:value="0.4397505361" calcext:value-type="float">
            <text:p>0,4397505361</text:p>
          </table:table-cell>
          <table:table-cell office:value-type="float" office:value="0.3967334342" calcext:value-type="float">
            <text:p>0,3967334342</text:p>
          </table:table-cell>
        </table:table-row>
        <table:table-row table:style-name="ro1">
          <table:table-cell office:value-type="float" office:value="1845.8" calcext:value-type="float">
            <text:p>1845,8</text:p>
          </table:table-cell>
          <table:table-cell office:value-type="float" office:value="0.4327875421" calcext:value-type="float">
            <text:p>0,4327875421</text:p>
          </table:table-cell>
          <table:table-cell office:value-type="float" office:value="0.3807154463" calcext:value-type="float">
            <text:p>0,3807154463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.4325483986" calcext:value-type="float">
            <text:p>0,4325483986</text:p>
          </table:table-cell>
          <table:table-cell office:value-type="float" office:value="0.3602782722" calcext:value-type="float">
            <text:p>0,3602782722</text:p>
          </table:table-cell>
        </table:table-row>
        <table:table-row table:style-name="ro1">
          <table:table-cell office:value-type="float" office:value="1846.2" calcext:value-type="float">
            <text:p>1846,2</text:p>
          </table:table-cell>
          <table:table-cell office:value-type="float" office:value="0.4248953191" calcext:value-type="float">
            <text:p>0,4248953191</text:p>
          </table:table-cell>
          <table:table-cell office:value-type="float" office:value="0.3579027632" calcext:value-type="float">
            <text:p>0,3579027632</text:p>
          </table:table-cell>
        </table:table-row>
        <table:table-row table:style-name="ro1">
          <table:table-cell office:value-type="float" office:value="1846.4" calcext:value-type="float">
            <text:p>1846,4</text:p>
          </table:table-cell>
          <table:table-cell office:value-type="float" office:value="0.4178166578" calcext:value-type="float">
            <text:p>0,4178166578</text:p>
          </table:table-cell>
          <table:table-cell office:value-type="float" office:value="0.3540420612" calcext:value-type="float">
            <text:p>0,3540420612</text:p>
          </table:table-cell>
        </table:table-row>
        <table:table-row table:style-name="ro1">
          <table:table-cell office:value-type="float" office:value="1846.6" calcext:value-type="float">
            <text:p>1846,6</text:p>
          </table:table-cell>
          <table:table-cell office:value-type="float" office:value="0.4041051568" calcext:value-type="float">
            <text:p>0,4041051568</text:p>
          </table:table-cell>
          <table:table-cell office:value-type="float" office:value="0.3348984083" calcext:value-type="float">
            <text:p>0,3348984083</text:p>
          </table:table-cell>
        </table:table-row>
        <table:table-row table:style-name="ro1">
          <table:table-cell office:value-type="float" office:value="1846.8" calcext:value-type="float">
            <text:p>1846,8</text:p>
          </table:table-cell>
          <table:table-cell office:value-type="float" office:value="0.3920413387" calcext:value-type="float">
            <text:p>0,3920413387</text:p>
          </table:table-cell>
          <table:table-cell office:value-type="float" office:value="0.365428515" calcext:value-type="float">
            <text:p>0,36542851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.3932928249" calcext:value-type="float">
            <text:p>0,3932928249</text:p>
          </table:table-cell>
          <table:table-cell office:value-type="float" office:value="0.3777867371" calcext:value-type="float">
            <text:p>0,3777867371</text:p>
          </table:table-cell>
        </table:table-row>
        <table:table-row table:style-name="ro1">
          <table:table-cell office:value-type="float" office:value="1847.2" calcext:value-type="float">
            <text:p>1847,2</text:p>
          </table:table-cell>
          <table:table-cell office:value-type="float" office:value="0.3992663654" calcext:value-type="float">
            <text:p>0,3992663654</text:p>
          </table:table-cell>
          <table:table-cell office:value-type="float" office:value="0.3807324755" calcext:value-type="float">
            <text:p>0,3807324755</text:p>
          </table:table-cell>
        </table:table-row>
        <table:table-row table:style-name="ro1">
          <table:table-cell office:value-type="float" office:value="1847.4" calcext:value-type="float">
            <text:p>1847,4</text:p>
          </table:table-cell>
          <table:table-cell office:value-type="float" office:value="0.3984771596" calcext:value-type="float">
            <text:p>0,3984771596</text:p>
          </table:table-cell>
          <table:table-cell office:value-type="float" office:value="0.3863790182" calcext:value-type="float">
            <text:p>0,3863790182</text:p>
          </table:table-cell>
        </table:table-row>
        <table:table-row table:style-name="ro1">
          <table:table-cell office:value-type="float" office:value="1847.6" calcext:value-type="float">
            <text:p>1847,6</text:p>
          </table:table-cell>
          <table:table-cell office:value-type="float" office:value="0.3806302713" calcext:value-type="float">
            <text:p>0,3806302713</text:p>
          </table:table-cell>
          <table:table-cell office:value-type="float" office:value="0.3632628435" calcext:value-type="float">
            <text:p>0,3632628435</text:p>
          </table:table-cell>
        </table:table-row>
        <table:table-row table:style-name="ro1">
          <table:table-cell office:value-type="float" office:value="1847.8" calcext:value-type="float">
            <text:p>1847,8</text:p>
          </table:table-cell>
          <table:table-cell office:value-type="float" office:value="0.3787101687" calcext:value-type="float">
            <text:p>0,3787101687</text:p>
          </table:table-cell>
          <table:table-cell office:value-type="float" office:value="0.3501023107" calcext:value-type="float">
            <text:p>0,350102310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.3871408192" calcext:value-type="float">
            <text:p>0,3871408192</text:p>
          </table:table-cell>
          <table:table-cell office:value-type="float" office:value="0.3363065297" calcext:value-type="float">
            <text:p>0,3363065297</text:p>
          </table:table-cell>
        </table:table-row>
        <table:table-row table:style-name="ro1">
          <table:table-cell office:value-type="float" office:value="1848.2" calcext:value-type="float">
            <text:p>1848,2</text:p>
          </table:table-cell>
          <table:table-cell office:value-type="float" office:value="0.3855686009" calcext:value-type="float">
            <text:p>0,3855686009</text:p>
          </table:table-cell>
          <table:table-cell office:value-type="float" office:value="0.3600608792" calcext:value-type="float">
            <text:p>0,3600608792</text:p>
          </table:table-cell>
        </table:table-row>
        <table:table-row table:style-name="ro1">
          <table:table-cell office:value-type="float" office:value="1848.4" calcext:value-type="float">
            <text:p>1848,4</text:p>
          </table:table-cell>
          <table:table-cell office:value-type="float" office:value="0.3688716643" calcext:value-type="float">
            <text:p>0,3688716643</text:p>
          </table:table-cell>
          <table:table-cell office:value-type="float" office:value="0.3615656058" calcext:value-type="float">
            <text:p>0,3615656058</text:p>
          </table:table-cell>
        </table:table-row>
        <table:table-row table:style-name="ro1">
          <table:table-cell office:value-type="float" office:value="1848.6" calcext:value-type="float">
            <text:p>1848,6</text:p>
          </table:table-cell>
          <table:table-cell office:value-type="float" office:value="0.3524435965" calcext:value-type="float">
            <text:p>0,3524435965</text:p>
          </table:table-cell>
          <table:table-cell office:value-type="float" office:value="0.3495523421" calcext:value-type="float">
            <text:p>0,3495523421</text:p>
          </table:table-cell>
        </table:table-row>
        <table:table-row table:style-name="ro1">
          <table:table-cell office:value-type="float" office:value="1848.8" calcext:value-type="float">
            <text:p>1848,8</text:p>
          </table:table-cell>
          <table:table-cell office:value-type="float" office:value="0.3576306911" calcext:value-type="float">
            <text:p>0,3576306911</text:p>
          </table:table-cell>
          <table:table-cell office:value-type="float" office:value="0.3422419606" calcext:value-type="float">
            <text:p>0,3422419606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.3459016532" calcext:value-type="float">
            <text:p>0,3459016532</text:p>
          </table:table-cell>
          <table:table-cell office:value-type="float" office:value="0.3412320435" calcext:value-type="float">
            <text:p>0,3412320435</text:p>
          </table:table-cell>
        </table:table-row>
        <table:table-row table:style-name="ro1">
          <table:table-cell office:value-type="float" office:value="1849.2" calcext:value-type="float">
            <text:p>1849,2</text:p>
          </table:table-cell>
          <table:table-cell office:value-type="float" office:value="0.3313456718" calcext:value-type="float">
            <text:p>0,3313456718</text:p>
          </table:table-cell>
          <table:table-cell office:value-type="float" office:value="0.3080907155" calcext:value-type="float">
            <text:p>0,3080907155</text:p>
          </table:table-cell>
        </table:table-row>
        <table:table-row table:style-name="ro1">
          <table:table-cell office:value-type="float" office:value="1849.4" calcext:value-type="float">
            <text:p>1849,4</text:p>
          </table:table-cell>
          <table:table-cell office:value-type="float" office:value="0.3307178563" calcext:value-type="float">
            <text:p>0,3307178563</text:p>
          </table:table-cell>
          <table:table-cell office:value-type="float" office:value="0.3243341365" calcext:value-type="float">
            <text:p>0,3243341365</text:p>
          </table:table-cell>
        </table:table-row>
        <table:table-row table:style-name="ro1">
          <table:table-cell office:value-type="float" office:value="1849.6" calcext:value-type="float">
            <text:p>1849,6</text:p>
          </table:table-cell>
          <table:table-cell office:value-type="float" office:value="0.3427324453" calcext:value-type="float">
            <text:p>0,3427324453</text:p>
          </table:table-cell>
          <table:table-cell office:value-type="float" office:value="0.3249319392" calcext:value-type="float">
            <text:p>0,3249319392</text:p>
          </table:table-cell>
        </table:table-row>
        <table:table-row table:style-name="ro1">
          <table:table-cell office:value-type="float" office:value="1849.8" calcext:value-type="float">
            <text:p>1849,8</text:p>
          </table:table-cell>
          <table:table-cell office:value-type="float" office:value="0.3400424887" calcext:value-type="float">
            <text:p>0,3400424887</text:p>
          </table:table-cell>
          <table:table-cell office:value-type="float" office:value="0.3293867302" calcext:value-type="float">
            <text:p>0,329386730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3385671706" calcext:value-type="float">
            <text:p>0,3385671706</text:p>
          </table:table-cell>
          <table:table-cell office:value-type="float" office:value="0.3203917006" calcext:value-type="float">
            <text:p>0,3203917006</text:p>
          </table:table-cell>
        </table:table-row>
        <table:table-row table:style-name="ro1">
          <table:table-cell office:value-type="float" office:value="1850.2" calcext:value-type="float">
            <text:p>1850,2</text:p>
          </table:table-cell>
          <table:table-cell office:value-type="float" office:value="0.3410460547" calcext:value-type="float">
            <text:p>0,3410460547</text:p>
          </table:table-cell>
          <table:table-cell office:value-type="float" office:value="0.2968037714" calcext:value-type="float">
            <text:p>0,2968037714</text:p>
          </table:table-cell>
        </table:table-row>
        <table:table-row table:style-name="ro1">
          <table:table-cell office:value-type="float" office:value="1850.4" calcext:value-type="float">
            <text:p>1850,4</text:p>
          </table:table-cell>
          <table:table-cell office:value-type="float" office:value="0.3281254772" calcext:value-type="float">
            <text:p>0,3281254772</text:p>
          </table:table-cell>
          <table:table-cell office:value-type="float" office:value="0.2955827514" calcext:value-type="float">
            <text:p>0,2955827514</text:p>
          </table:table-cell>
        </table:table-row>
        <table:table-row table:style-name="ro1">
          <table:table-cell office:value-type="float" office:value="1850.6" calcext:value-type="float">
            <text:p>1850,6</text:p>
          </table:table-cell>
          <table:table-cell office:value-type="float" office:value="0.3042090766" calcext:value-type="float">
            <text:p>0,3042090766</text:p>
          </table:table-cell>
          <table:table-cell office:value-type="float" office:value="0.2974305305" calcext:value-type="float">
            <text:p>0,2974305305</text:p>
          </table:table-cell>
        </table:table-row>
        <table:table-row table:style-name="ro1">
          <table:table-cell office:value-type="float" office:value="1850.8" calcext:value-type="float">
            <text:p>1850,8</text:p>
          </table:table-cell>
          <table:table-cell office:value-type="float" office:value="0.316817736" calcext:value-type="float">
            <text:p>0,316817736</text:p>
          </table:table-cell>
          <table:table-cell office:value-type="float" office:value="0.3104843526" calcext:value-type="float">
            <text:p>0,3104843526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.3200323001" calcext:value-type="float">
            <text:p>0,3200323001</text:p>
          </table:table-cell>
          <table:table-cell office:value-type="float" office:value="0.3203413469" calcext:value-type="float">
            <text:p>0,3203413469</text:p>
          </table:table-cell>
        </table:table-row>
        <table:table-row table:style-name="ro1">
          <table:table-cell office:value-type="float" office:value="1851.2" calcext:value-type="float">
            <text:p>1851,2</text:p>
          </table:table-cell>
          <table:table-cell office:value-type="float" office:value="0.3324236909" calcext:value-type="float">
            <text:p>0,3324236909</text:p>
          </table:table-cell>
          <table:table-cell office:value-type="float" office:value="0.2924585169" calcext:value-type="float">
            <text:p>0,2924585169</text:p>
          </table:table-cell>
        </table:table-row>
        <table:table-row table:style-name="ro1">
          <table:table-cell office:value-type="float" office:value="1851.4" calcext:value-type="float">
            <text:p>1851,4</text:p>
          </table:table-cell>
          <table:table-cell office:value-type="float" office:value="0.3307329924" calcext:value-type="float">
            <text:p>0,3307329924</text:p>
          </table:table-cell>
          <table:table-cell office:value-type="float" office:value="0.2870309075" calcext:value-type="float">
            <text:p>0,2870309075</text:p>
          </table:table-cell>
        </table:table-row>
        <table:table-row table:style-name="ro1">
          <table:table-cell office:value-type="float" office:value="1851.6" calcext:value-type="float">
            <text:p>1851,6</text:p>
          </table:table-cell>
          <table:table-cell office:value-type="float" office:value="0.3414309514" calcext:value-type="float">
            <text:p>0,3414309514</text:p>
          </table:table-cell>
          <table:table-cell office:value-type="float" office:value="0.2749951403" calcext:value-type="float">
            <text:p>0,2749951403</text:p>
          </table:table-cell>
        </table:table-row>
        <table:table-row table:style-name="ro1">
          <table:table-cell office:value-type="float" office:value="1851.8" calcext:value-type="float">
            <text:p>1851,8</text:p>
          </table:table-cell>
          <table:table-cell office:value-type="float" office:value="0.3390579085" calcext:value-type="float">
            <text:p>0,3390579085</text:p>
          </table:table-cell>
          <table:table-cell office:value-type="float" office:value="0.2700165709" calcext:value-type="float">
            <text:p>0,2700165709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.3532680027" calcext:value-type="float">
            <text:p>0,3532680027</text:p>
          </table:table-cell>
          <table:table-cell office:value-type="float" office:value="0.2750855639" calcext:value-type="float">
            <text:p>0,2750855639</text:p>
          </table:table-cell>
        </table:table-row>
        <table:table-row table:style-name="ro1">
          <table:table-cell office:value-type="float" office:value="1852.2" calcext:value-type="float">
            <text:p>1852,2</text:p>
          </table:table-cell>
          <table:table-cell office:value-type="float" office:value="0.3313468474" calcext:value-type="float">
            <text:p>0,3313468474</text:p>
          </table:table-cell>
          <table:table-cell office:value-type="float" office:value="0.2688980961" calcext:value-type="float">
            <text:p>0,2688980961</text:p>
          </table:table-cell>
        </table:table-row>
        <table:table-row table:style-name="ro1">
          <table:table-cell office:value-type="float" office:value="1852.4" calcext:value-type="float">
            <text:p>1852,4</text:p>
          </table:table-cell>
          <table:table-cell office:value-type="float" office:value="0.3457273961" calcext:value-type="float">
            <text:p>0,3457273961</text:p>
          </table:table-cell>
          <table:table-cell office:value-type="float" office:value="0.2549959058" calcext:value-type="float">
            <text:p>0,2549959058</text:p>
          </table:table-cell>
        </table:table-row>
        <table:table-row table:style-name="ro1">
          <table:table-cell office:value-type="float" office:value="1852.6" calcext:value-type="float">
            <text:p>1852,6</text:p>
          </table:table-cell>
          <table:table-cell office:value-type="float" office:value="0.3585289436" calcext:value-type="float">
            <text:p>0,3585289436</text:p>
          </table:table-cell>
          <table:table-cell office:value-type="float" office:value="0.2598969173" calcext:value-type="float">
            <text:p>0,2598969173</text:p>
          </table:table-cell>
        </table:table-row>
        <table:table-row table:style-name="ro1">
          <table:table-cell office:value-type="float" office:value="1852.8" calcext:value-type="float">
            <text:p>1852,8</text:p>
          </table:table-cell>
          <table:table-cell office:value-type="float" office:value="0.3709699543" calcext:value-type="float">
            <text:p>0,3709699543</text:p>
          </table:table-cell>
          <table:table-cell office:value-type="float" office:value="0.2943422917" calcext:value-type="float">
            <text:p>0,2943422917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.3792542191" calcext:value-type="float">
            <text:p>0,3792542191</text:p>
          </table:table-cell>
          <table:table-cell office:value-type="float" office:value="0.2819869383" calcext:value-type="float">
            <text:p>0,2819869383</text:p>
          </table:table-cell>
        </table:table-row>
        <table:table-row table:style-name="ro1">
          <table:table-cell office:value-type="float" office:value="1853.2" calcext:value-type="float">
            <text:p>1853,2</text:p>
          </table:table-cell>
          <table:table-cell office:value-type="float" office:value="0.3754105481" calcext:value-type="float">
            <text:p>0,3754105481</text:p>
          </table:table-cell>
          <table:table-cell office:value-type="float" office:value="0.2772069783" calcext:value-type="float">
            <text:p>0,2772069783</text:p>
          </table:table-cell>
        </table:table-row>
        <table:table-row table:style-name="ro1">
          <table:table-cell office:value-type="float" office:value="1853.4" calcext:value-type="float">
            <text:p>1853,4</text:p>
          </table:table-cell>
          <table:table-cell office:value-type="float" office:value="0.3749499415" calcext:value-type="float">
            <text:p>0,3749499415</text:p>
          </table:table-cell>
          <table:table-cell office:value-type="float" office:value="0.2895437865" calcext:value-type="float">
            <text:p>0,2895437865</text:p>
          </table:table-cell>
        </table:table-row>
        <table:table-row table:style-name="ro1">
          <table:table-cell office:value-type="float" office:value="1853.6" calcext:value-type="float">
            <text:p>1853,6</text:p>
          </table:table-cell>
          <table:table-cell office:value-type="float" office:value="0.3491158465" calcext:value-type="float">
            <text:p>0,3491158465</text:p>
          </table:table-cell>
          <table:table-cell office:value-type="float" office:value="0.2737024944" calcext:value-type="float">
            <text:p>0,2737024944</text:p>
          </table:table-cell>
        </table:table-row>
        <table:table-row table:style-name="ro1">
          <table:table-cell office:value-type="float" office:value="1853.8" calcext:value-type="float">
            <text:p>1853,8</text:p>
          </table:table-cell>
          <table:table-cell office:value-type="float" office:value="0.3542708337" calcext:value-type="float">
            <text:p>0,3542708337</text:p>
          </table:table-cell>
          <table:table-cell office:value-type="float" office:value="0.2624490653" calcext:value-type="float">
            <text:p>0,2624490653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.356491066" calcext:value-type="float">
            <text:p>0,356491066</text:p>
          </table:table-cell>
          <table:table-cell office:value-type="float" office:value="0.2634936213" calcext:value-type="float">
            <text:p>0,2634936213</text:p>
          </table:table-cell>
        </table:table-row>
        <table:table-row table:style-name="ro1">
          <table:table-cell office:value-type="float" office:value="1854.2" calcext:value-type="float">
            <text:p>1854,2</text:p>
          </table:table-cell>
          <table:table-cell office:value-type="float" office:value="0.3552910898" calcext:value-type="float">
            <text:p>0,3552910898</text:p>
          </table:table-cell>
          <table:table-cell office:value-type="float" office:value="0.2773070283" calcext:value-type="float">
            <text:p>0,2773070283</text:p>
          </table:table-cell>
        </table:table-row>
        <table:table-row table:style-name="ro1">
          <table:table-cell office:value-type="float" office:value="1854.4" calcext:value-type="float">
            <text:p>1854,4</text:p>
          </table:table-cell>
          <table:table-cell office:value-type="float" office:value="0.375030126" calcext:value-type="float">
            <text:p>0,375030126</text:p>
          </table:table-cell>
          <table:table-cell office:value-type="float" office:value="0.26438896" calcext:value-type="float">
            <text:p>0,26438896</text:p>
          </table:table-cell>
        </table:table-row>
        <table:table-row table:style-name="ro1">
          <table:table-cell office:value-type="float" office:value="1854.6" calcext:value-type="float">
            <text:p>1854,6</text:p>
          </table:table-cell>
          <table:table-cell office:value-type="float" office:value="0.3617625748" calcext:value-type="float">
            <text:p>0,3617625748</text:p>
          </table:table-cell>
          <table:table-cell office:value-type="float" office:value="0.2788793921" calcext:value-type="float">
            <text:p>0,2788793921</text:p>
          </table:table-cell>
        </table:table-row>
        <table:table-row table:style-name="ro1">
          <table:table-cell office:value-type="float" office:value="1854.8" calcext:value-type="float">
            <text:p>1854,8</text:p>
          </table:table-cell>
          <table:table-cell office:value-type="float" office:value="0.3697000618" calcext:value-type="float">
            <text:p>0,3697000618</text:p>
          </table:table-cell>
          <table:table-cell office:value-type="float" office:value="0.298084446" calcext:value-type="float">
            <text:p>0,298084446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.3655851148" calcext:value-type="float">
            <text:p>0,3655851148</text:p>
          </table:table-cell>
          <table:table-cell office:value-type="float" office:value="0.2971526366" calcext:value-type="float">
            <text:p>0,2971526366</text:p>
          </table:table-cell>
        </table:table-row>
        <table:table-row table:style-name="ro1">
          <table:table-cell office:value-type="float" office:value="1855.2" calcext:value-type="float">
            <text:p>1855,2</text:p>
          </table:table-cell>
          <table:table-cell office:value-type="float" office:value="0.3872969501" calcext:value-type="float">
            <text:p>0,3872969501</text:p>
          </table:table-cell>
          <table:table-cell office:value-type="float" office:value="0.2800677991" calcext:value-type="float">
            <text:p>0,2800677991</text:p>
          </table:table-cell>
        </table:table-row>
        <table:table-row table:style-name="ro1">
          <table:table-cell office:value-type="float" office:value="1855.4" calcext:value-type="float">
            <text:p>1855,4</text:p>
          </table:table-cell>
          <table:table-cell office:value-type="float" office:value="0.387309527" calcext:value-type="float">
            <text:p>0,387309527</text:p>
          </table:table-cell>
          <table:table-cell office:value-type="float" office:value="0.281804895" calcext:value-type="float">
            <text:p>0,281804895</text:p>
          </table:table-cell>
        </table:table-row>
        <table:table-row table:style-name="ro1">
          <table:table-cell office:value-type="float" office:value="1855.6" calcext:value-type="float">
            <text:p>1855,6</text:p>
          </table:table-cell>
          <table:table-cell office:value-type="float" office:value="0.3728646292" calcext:value-type="float">
            <text:p>0,3728646292</text:p>
          </table:table-cell>
          <table:table-cell office:value-type="float" office:value="0.2895133861" calcext:value-type="float">
            <text:p>0,2895133861</text:p>
          </table:table-cell>
        </table:table-row>
        <table:table-row table:style-name="ro1">
          <table:table-cell office:value-type="float" office:value="1855.8" calcext:value-type="float">
            <text:p>1855,8</text:p>
          </table:table-cell>
          <table:table-cell office:value-type="float" office:value="0.3697000618" calcext:value-type="float">
            <text:p>0,3697000618</text:p>
          </table:table-cell>
          <table:table-cell office:value-type="float" office:value="0.3006111525" calcext:value-type="float">
            <text:p>0,3006111525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.3671144113" calcext:value-type="float">
            <text:p>0,3671144113</text:p>
          </table:table-cell>
          <table:table-cell office:value-type="float" office:value="0.3045804361" calcext:value-type="float">
            <text:p>0,3045804361</text:p>
          </table:table-cell>
        </table:table-row>
        <table:table-row table:style-name="ro1">
          <table:table-cell office:value-type="float" office:value="1856.2" calcext:value-type="float">
            <text:p>1856,2</text:p>
          </table:table-cell>
          <table:table-cell office:value-type="float" office:value="0.3620192436" calcext:value-type="float">
            <text:p>0,3620192436</text:p>
          </table:table-cell>
          <table:table-cell office:value-type="float" office:value="0.2820026242" calcext:value-type="float">
            <text:p>0,2820026242</text:p>
          </table:table-cell>
        </table:table-row>
        <table:table-row table:style-name="ro1">
          <table:table-cell office:value-type="float" office:value="1856.4" calcext:value-type="float">
            <text:p>1856,4</text:p>
          </table:table-cell>
          <table:table-cell office:value-type="float" office:value="0.3675744248" calcext:value-type="float">
            <text:p>0,3675744248</text:p>
          </table:table-cell>
          <table:table-cell office:value-type="float" office:value="0.2801562002" calcext:value-type="float">
            <text:p>0,2801562002</text:p>
          </table:table-cell>
        </table:table-row>
        <table:table-row table:style-name="ro1">
          <table:table-cell office:value-type="float" office:value="1856.6" calcext:value-type="float">
            <text:p>1856,6</text:p>
          </table:table-cell>
          <table:table-cell office:value-type="float" office:value="0.3649889029" calcext:value-type="float">
            <text:p>0,3649889029</text:p>
          </table:table-cell>
          <table:table-cell office:value-type="float" office:value="0.2887891077" calcext:value-type="float">
            <text:p>0,2887891077</text:p>
          </table:table-cell>
        </table:table-row>
        <table:table-row table:style-name="ro1">
          <table:table-cell office:value-type="float" office:value="1856.8" calcext:value-type="float">
            <text:p>1856,8</text:p>
          </table:table-cell>
          <table:table-cell office:value-type="float" office:value="0.3784657463" calcext:value-type="float">
            <text:p>0,3784657463</text:p>
          </table:table-cell>
          <table:table-cell office:value-type="float" office:value="0.2921248178" calcext:value-type="float">
            <text:p>0,292124817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.3830810823" calcext:value-type="float">
            <text:p>0,3830810823</text:p>
          </table:table-cell>
          <table:table-cell office:value-type="float" office:value="0.3054198737" calcext:value-type="float">
            <text:p>0,3054198737</text:p>
          </table:table-cell>
        </table:table-row>
        <table:table-row table:style-name="ro1">
          <table:table-cell office:value-type="float" office:value="1857.2" calcext:value-type="float">
            <text:p>1857,2</text:p>
          </table:table-cell>
          <table:table-cell office:value-type="float" office:value="0.3746690108" calcext:value-type="float">
            <text:p>0,3746690108</text:p>
          </table:table-cell>
          <table:table-cell office:value-type="float" office:value="0.3082322678" calcext:value-type="float">
            <text:p>0,3082322678</text:p>
          </table:table-cell>
        </table:table-row>
        <table:table-row table:style-name="ro1">
          <table:table-cell office:value-type="float" office:value="1857.4" calcext:value-type="float">
            <text:p>1857,4</text:p>
          </table:table-cell>
          <table:table-cell office:value-type="float" office:value="0.3743799771" calcext:value-type="float">
            <text:p>0,3743799771</text:p>
          </table:table-cell>
          <table:table-cell office:value-type="float" office:value="0.2979747217" calcext:value-type="float">
            <text:p>0,2979747217</text:p>
          </table:table-cell>
        </table:table-row>
        <table:table-row table:style-name="ro1">
          <table:table-cell office:value-type="float" office:value="1857.6" calcext:value-type="float">
            <text:p>1857,6</text:p>
          </table:table-cell>
          <table:table-cell office:value-type="float" office:value="0.3917432621" calcext:value-type="float">
            <text:p>0,3917432621</text:p>
          </table:table-cell>
          <table:table-cell office:value-type="float" office:value="0.3020713128" calcext:value-type="float">
            <text:p>0,3020713128</text:p>
          </table:table-cell>
        </table:table-row>
        <table:table-row table:style-name="ro1">
          <table:table-cell office:value-type="float" office:value="1857.8" calcext:value-type="float">
            <text:p>1857,8</text:p>
          </table:table-cell>
          <table:table-cell office:value-type="float" office:value="0.3776042089" calcext:value-type="float">
            <text:p>0,3776042089</text:p>
          </table:table-cell>
          <table:table-cell office:value-type="float" office:value="0.3003524013" calcext:value-type="float">
            <text:p>0,300352401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.3884412796" calcext:value-type="float">
            <text:p>0,3884412796</text:p>
          </table:table-cell>
          <table:table-cell office:value-type="float" office:value="0.2959938142" calcext:value-type="float">
            <text:p>0,2959938142</text:p>
          </table:table-cell>
        </table:table-row>
        <table:table-row table:style-name="ro1">
          <table:table-cell office:value-type="float" office:value="1858.2" calcext:value-type="float">
            <text:p>1858,2</text:p>
          </table:table-cell>
          <table:table-cell office:value-type="float" office:value="0.3791595213" calcext:value-type="float">
            <text:p>0,3791595213</text:p>
          </table:table-cell>
          <table:table-cell office:value-type="float" office:value="0.3133599319" calcext:value-type="float">
            <text:p>0,3133599319</text:p>
          </table:table-cell>
        </table:table-row>
        <table:table-row table:style-name="ro1">
          <table:table-cell office:value-type="float" office:value="1858.4" calcext:value-type="float">
            <text:p>1858,4</text:p>
          </table:table-cell>
          <table:table-cell office:value-type="float" office:value="0.3915958307" calcext:value-type="float">
            <text:p>0,3915958307</text:p>
          </table:table-cell>
          <table:table-cell office:value-type="float" office:value="0.2925201078" calcext:value-type="float">
            <text:p>0,2925201078</text:p>
          </table:table-cell>
        </table:table-row>
        <table:table-row table:style-name="ro1">
          <table:table-cell office:value-type="float" office:value="1858.6" calcext:value-type="float">
            <text:p>1858,6</text:p>
          </table:table-cell>
          <table:table-cell office:value-type="float" office:value="0.379709202" calcext:value-type="float">
            <text:p>0,379709202</text:p>
          </table:table-cell>
          <table:table-cell office:value-type="float" office:value="0.2781553462" calcext:value-type="float">
            <text:p>0,2781553462</text:p>
          </table:table-cell>
        </table:table-row>
        <table:table-row table:style-name="ro1">
          <table:table-cell office:value-type="float" office:value="1858.8" calcext:value-type="float">
            <text:p>1858,8</text:p>
          </table:table-cell>
          <table:table-cell office:value-type="float" office:value="0.3920468861" calcext:value-type="float">
            <text:p>0,3920468861</text:p>
          </table:table-cell>
          <table:table-cell office:value-type="float" office:value="0.2857925006" calcext:value-type="float">
            <text:p>0,2857925006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.388287526" calcext:value-type="float">
            <text:p>0,388287526</text:p>
          </table:table-cell>
          <table:table-cell office:value-type="float" office:value="0.3070699219" calcext:value-type="float">
            <text:p>0,3070699219</text:p>
          </table:table-cell>
        </table:table-row>
        <table:table-row table:style-name="ro1">
          <table:table-cell office:value-type="float" office:value="1859.2" calcext:value-type="float">
            <text:p>1859,2</text:p>
          </table:table-cell>
          <table:table-cell office:value-type="float" office:value="0.3977718997" calcext:value-type="float">
            <text:p>0,3977718997</text:p>
          </table:table-cell>
          <table:table-cell office:value-type="float" office:value="0.2911320095" calcext:value-type="float">
            <text:p>0,2911320095</text:p>
          </table:table-cell>
        </table:table-row>
        <table:table-row table:style-name="ro1">
          <table:table-cell office:value-type="float" office:value="1859.4" calcext:value-type="float">
            <text:p>1859,4</text:p>
          </table:table-cell>
          <table:table-cell office:value-type="float" office:value="0.3820256447" calcext:value-type="float">
            <text:p>0,3820256447</text:p>
          </table:table-cell>
          <table:table-cell office:value-type="float" office:value="0.2895556802" calcext:value-type="float">
            <text:p>0,2895556802</text:p>
          </table:table-cell>
        </table:table-row>
        <table:table-row table:style-name="ro1">
          <table:table-cell office:value-type="float" office:value="1859.6" calcext:value-type="float">
            <text:p>1859,6</text:p>
          </table:table-cell>
          <table:table-cell office:value-type="float" office:value="0.362346547" calcext:value-type="float">
            <text:p>0,362346547</text:p>
          </table:table-cell>
          <table:table-cell office:value-type="float" office:value="0.2968523993" calcext:value-type="float">
            <text:p>0,2968523993</text:p>
          </table:table-cell>
        </table:table-row>
        <table:table-row table:style-name="ro1">
          <table:table-cell office:value-type="float" office:value="1859.8" calcext:value-type="float">
            <text:p>1859,8</text:p>
          </table:table-cell>
          <table:table-cell office:value-type="float" office:value="0.3657721752" calcext:value-type="float">
            <text:p>0,3657721752</text:p>
          </table:table-cell>
          <table:table-cell office:value-type="float" office:value="0.2756864998" calcext:value-type="float">
            <text:p>0,275686499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3727327655" calcext:value-type="float">
            <text:p>0,3727327655</text:p>
          </table:table-cell>
          <table:table-cell office:value-type="float" office:value="0.2874155307" calcext:value-type="float">
            <text:p>0,2874155307</text:p>
          </table:table-cell>
        </table:table-row>
        <table:table-row table:style-name="ro1">
          <table:table-cell office:value-type="float" office:value="1860.2" calcext:value-type="float">
            <text:p>1860,2</text:p>
          </table:table-cell>
          <table:table-cell office:value-type="float" office:value="0.3770521319" calcext:value-type="float">
            <text:p>0,3770521319</text:p>
          </table:table-cell>
          <table:table-cell office:value-type="float" office:value="0.2843148661" calcext:value-type="float">
            <text:p>0,2843148661</text:p>
          </table:table-cell>
        </table:table-row>
        <table:table-row table:style-name="ro1">
          <table:table-cell office:value-type="float" office:value="1860.4" calcext:value-type="float">
            <text:p>1860,4</text:p>
          </table:table-cell>
          <table:table-cell office:value-type="float" office:value="0.3665208092" calcext:value-type="float">
            <text:p>0,3665208092</text:p>
          </table:table-cell>
          <table:table-cell office:value-type="float" office:value="0.2704072128" calcext:value-type="float">
            <text:p>0,2704072128</text:p>
          </table:table-cell>
        </table:table-row>
        <table:table-row table:style-name="ro1">
          <table:table-cell office:value-type="float" office:value="1860.6" calcext:value-type="float">
            <text:p>1860,6</text:p>
          </table:table-cell>
          <table:table-cell office:value-type="float" office:value="0.3634617487" calcext:value-type="float">
            <text:p>0,3634617487</text:p>
          </table:table-cell>
          <table:table-cell office:value-type="float" office:value="0.267115531" calcext:value-type="float">
            <text:p>0,267115531</text:p>
          </table:table-cell>
        </table:table-row>
        <table:table-row table:style-name="ro1">
          <table:table-cell office:value-type="float" office:value="1860.8" calcext:value-type="float">
            <text:p>1860,8</text:p>
          </table:table-cell>
          <table:table-cell office:value-type="float" office:value="0.3436876627" calcext:value-type="float">
            <text:p>0,3436876627</text:p>
          </table:table-cell>
          <table:table-cell office:value-type="float" office:value="0.2725503033" calcext:value-type="float">
            <text:p>0,2725503033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.340625449" calcext:value-type="float">
            <text:p>0,340625449</text:p>
          </table:table-cell>
          <table:table-cell office:value-type="float" office:value="0.2951393812" calcext:value-type="float">
            <text:p>0,2951393812</text:p>
          </table:table-cell>
        </table:table-row>
        <table:table-row table:style-name="ro1">
          <table:table-cell office:value-type="float" office:value="1861.2" calcext:value-type="float">
            <text:p>1861,2</text:p>
          </table:table-cell>
          <table:table-cell office:value-type="float" office:value="0.3435496397" calcext:value-type="float">
            <text:p>0,3435496397</text:p>
          </table:table-cell>
          <table:table-cell office:value-type="float" office:value="0.2952932006" calcext:value-type="float">
            <text:p>0,2952932006</text:p>
          </table:table-cell>
        </table:table-row>
        <table:table-row table:style-name="ro1">
          <table:table-cell office:value-type="float" office:value="1861.4" calcext:value-type="float">
            <text:p>1861,4</text:p>
          </table:table-cell>
          <table:table-cell office:value-type="float" office:value="0.3539830718" calcext:value-type="float">
            <text:p>0,3539830718</text:p>
          </table:table-cell>
          <table:table-cell office:value-type="float" office:value="0.3113231914" calcext:value-type="float">
            <text:p>0,3113231914</text:p>
          </table:table-cell>
        </table:table-row>
        <table:table-row table:style-name="ro1">
          <table:table-cell office:value-type="float" office:value="1861.6" calcext:value-type="float">
            <text:p>1861,6</text:p>
          </table:table-cell>
          <table:table-cell office:value-type="float" office:value="0.3573581152" calcext:value-type="float">
            <text:p>0,3573581152</text:p>
          </table:table-cell>
          <table:table-cell office:value-type="float" office:value="0.3173958809" calcext:value-type="float">
            <text:p>0,3173958809</text:p>
          </table:table-cell>
        </table:table-row>
        <table:table-row table:style-name="ro1">
          <table:table-cell office:value-type="float" office:value="1861.8" calcext:value-type="float">
            <text:p>1861,8</text:p>
          </table:table-cell>
          <table:table-cell office:value-type="float" office:value="0.3661209914" calcext:value-type="float">
            <text:p>0,3661209914</text:p>
          </table:table-cell>
          <table:table-cell office:value-type="float" office:value="0.3063623048" calcext:value-type="float">
            <text:p>0,306362304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.3679434413" calcext:value-type="float">
            <text:p>0,3679434413</text:p>
          </table:table-cell>
          <table:table-cell office:value-type="float" office:value="0.297904908" calcext:value-type="float">
            <text:p>0,297904908</text:p>
          </table:table-cell>
        </table:table-row>
        <table:table-row table:style-name="ro1">
          <table:table-cell office:value-type="float" office:value="1862.2" calcext:value-type="float">
            <text:p>1862,2</text:p>
          </table:table-cell>
          <table:table-cell office:value-type="float" office:value="0.3661846581" calcext:value-type="float">
            <text:p>0,3661846581</text:p>
          </table:table-cell>
          <table:table-cell office:value-type="float" office:value="0.2980242359" calcext:value-type="float">
            <text:p>0,2980242359</text:p>
          </table:table-cell>
        </table:table-row>
        <table:table-row table:style-name="ro1">
          <table:table-cell office:value-type="float" office:value="1862.4" calcext:value-type="float">
            <text:p>1862,4</text:p>
          </table:table-cell>
          <table:table-cell office:value-type="float" office:value="0.3598076631" calcext:value-type="float">
            <text:p>0,3598076631</text:p>
          </table:table-cell>
          <table:table-cell office:value-type="float" office:value="0.3033214785" calcext:value-type="float">
            <text:p>0,3033214785</text:p>
          </table:table-cell>
        </table:table-row>
        <table:table-row table:style-name="ro1">
          <table:table-cell office:value-type="float" office:value="1862.6" calcext:value-type="float">
            <text:p>1862,6</text:p>
          </table:table-cell>
          <table:table-cell office:value-type="float" office:value="0.3528787349" calcext:value-type="float">
            <text:p>0,3528787349</text:p>
          </table:table-cell>
          <table:table-cell office:value-type="float" office:value="0.2878865316" calcext:value-type="float">
            <text:p>0,2878865316</text:p>
          </table:table-cell>
        </table:table-row>
        <table:table-row table:style-name="ro1">
          <table:table-cell office:value-type="float" office:value="1862.8" calcext:value-type="float">
            <text:p>1862,8</text:p>
          </table:table-cell>
          <table:table-cell office:value-type="float" office:value="0.3451292316" calcext:value-type="float">
            <text:p>0,3451292316</text:p>
          </table:table-cell>
          <table:table-cell office:value-type="float" office:value="0.3017303999" calcext:value-type="float">
            <text:p>0,3017303999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.3369410244" calcext:value-type="float">
            <text:p>0,3369410244</text:p>
          </table:table-cell>
          <table:table-cell office:value-type="float" office:value="0.2922606055" calcext:value-type="float">
            <text:p>0,2922606055</text:p>
          </table:table-cell>
        </table:table-row>
        <table:table-row table:style-name="ro1">
          <table:table-cell office:value-type="float" office:value="1863.2" calcext:value-type="float">
            <text:p>1863,2</text:p>
          </table:table-cell>
          <table:table-cell office:value-type="float" office:value="0.3342121338" calcext:value-type="float">
            <text:p>0,3342121338</text:p>
          </table:table-cell>
          <table:table-cell office:value-type="float" office:value="0.2969292654" calcext:value-type="float">
            <text:p>0,2969292654</text:p>
          </table:table-cell>
        </table:table-row>
        <table:table-row table:style-name="ro1">
          <table:table-cell office:value-type="float" office:value="1863.4" calcext:value-type="float">
            <text:p>1863,4</text:p>
          </table:table-cell>
          <table:table-cell office:value-type="float" office:value="0.3269651465" calcext:value-type="float">
            <text:p>0,3269651465</text:p>
          </table:table-cell>
          <table:table-cell office:value-type="float" office:value="0.3120951392" calcext:value-type="float">
            <text:p>0,3120951392</text:p>
          </table:table-cell>
        </table:table-row>
        <table:table-row table:style-name="ro1">
          <table:table-cell office:value-type="float" office:value="1863.6" calcext:value-type="float">
            <text:p>1863,6</text:p>
          </table:table-cell>
          <table:table-cell office:value-type="float" office:value="0.333083782" calcext:value-type="float">
            <text:p>0,333083782</text:p>
          </table:table-cell>
          <table:table-cell office:value-type="float" office:value="0.3146611957" calcext:value-type="float">
            <text:p>0,3146611957</text:p>
          </table:table-cell>
        </table:table-row>
        <table:table-row table:style-name="ro1">
          <table:table-cell office:value-type="float" office:value="1863.8" calcext:value-type="float">
            <text:p>1863,8</text:p>
          </table:table-cell>
          <table:table-cell office:value-type="float" office:value="0.3310142149" calcext:value-type="float">
            <text:p>0,3310142149</text:p>
          </table:table-cell>
          <table:table-cell office:value-type="float" office:value="0.3151836795" calcext:value-type="float">
            <text:p>0,3151836795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.3447560325" calcext:value-type="float">
            <text:p>0,3447560325</text:p>
          </table:table-cell>
          <table:table-cell office:value-type="float" office:value="0.306040461" calcext:value-type="float">
            <text:p>0,306040461</text:p>
          </table:table-cell>
        </table:table-row>
        <table:table-row table:style-name="ro1">
          <table:table-cell office:value-type="float" office:value="1864.2" calcext:value-type="float">
            <text:p>1864,2</text:p>
          </table:table-cell>
          <table:table-cell office:value-type="float" office:value="0.3350585543" calcext:value-type="float">
            <text:p>0,3350585543</text:p>
          </table:table-cell>
          <table:table-cell office:value-type="float" office:value="0.3187399398" calcext:value-type="float">
            <text:p>0,3187399398</text:p>
          </table:table-cell>
        </table:table-row>
        <table:table-row table:style-name="ro1">
          <table:table-cell office:value-type="float" office:value="1864.4" calcext:value-type="float">
            <text:p>1864,4</text:p>
          </table:table-cell>
          <table:table-cell office:value-type="float" office:value="0.3374662357" calcext:value-type="float">
            <text:p>0,3374662357</text:p>
          </table:table-cell>
          <table:table-cell office:value-type="float" office:value="0.2945366568" calcext:value-type="float">
            <text:p>0,2945366568</text:p>
          </table:table-cell>
        </table:table-row>
        <table:table-row table:style-name="ro1">
          <table:table-cell office:value-type="float" office:value="1864.6" calcext:value-type="float">
            <text:p>1864,6</text:p>
          </table:table-cell>
          <table:table-cell office:value-type="float" office:value="0.3384586459" calcext:value-type="float">
            <text:p>0,3384586459</text:p>
          </table:table-cell>
          <table:table-cell office:value-type="float" office:value="0.3049235658" calcext:value-type="float">
            <text:p>0,3049235658</text:p>
          </table:table-cell>
        </table:table-row>
        <table:table-row table:style-name="ro1">
          <table:table-cell office:value-type="float" office:value="1864.8" calcext:value-type="float">
            <text:p>1864,8</text:p>
          </table:table-cell>
          <table:table-cell office:value-type="float" office:value="0.3344884269" calcext:value-type="float">
            <text:p>0,3344884269</text:p>
          </table:table-cell>
          <table:table-cell office:value-type="float" office:value="0.2859185387" calcext:value-type="float">
            <text:p>0,2859185387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.3232862988" calcext:value-type="float">
            <text:p>0,3232862988</text:p>
          </table:table-cell>
          <table:table-cell office:value-type="float" office:value="0.2658908861" calcext:value-type="float">
            <text:p>0,2658908861</text:p>
          </table:table-cell>
        </table:table-row>
        <table:table-row table:style-name="ro1">
          <table:table-cell office:value-type="float" office:value="1865.2" calcext:value-type="float">
            <text:p>1865,2</text:p>
          </table:table-cell>
          <table:table-cell office:value-type="float" office:value="0.3069940709" calcext:value-type="float">
            <text:p>0,3069940709</text:p>
          </table:table-cell>
          <table:table-cell office:value-type="float" office:value="0.2812321475" calcext:value-type="float">
            <text:p>0,2812321475</text:p>
          </table:table-cell>
        </table:table-row>
        <table:table-row table:style-name="ro1">
          <table:table-cell office:value-type="float" office:value="1865.4" calcext:value-type="float">
            <text:p>1865,4</text:p>
          </table:table-cell>
          <table:table-cell office:value-type="float" office:value="0.3241576445" calcext:value-type="float">
            <text:p>0,3241576445</text:p>
          </table:table-cell>
          <table:table-cell office:value-type="float" office:value="0.2748458009" calcext:value-type="float">
            <text:p>0,2748458009</text:p>
          </table:table-cell>
        </table:table-row>
        <table:table-row table:style-name="ro1">
          <table:table-cell office:value-type="float" office:value="1865.6" calcext:value-type="float">
            <text:p>1865,6</text:p>
          </table:table-cell>
          <table:table-cell office:value-type="float" office:value="0.3314466006" calcext:value-type="float">
            <text:p>0,3314466006</text:p>
          </table:table-cell>
          <table:table-cell office:value-type="float" office:value="0.2847164699" calcext:value-type="float">
            <text:p>0,2847164699</text:p>
          </table:table-cell>
        </table:table-row>
        <table:table-row table:style-name="ro1">
          <table:table-cell office:value-type="float" office:value="1865.8" calcext:value-type="float">
            <text:p>1865,8</text:p>
          </table:table-cell>
          <table:table-cell office:value-type="float" office:value="0.3367702056" calcext:value-type="float">
            <text:p>0,3367702056</text:p>
          </table:table-cell>
          <table:table-cell office:value-type="float" office:value="0.257203939" calcext:value-type="float">
            <text:p>0,257203939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.3274837727" calcext:value-type="float">
            <text:p>0,3274837727</text:p>
          </table:table-cell>
          <table:table-cell office:value-type="float" office:value="0.2795605623" calcext:value-type="float">
            <text:p>0,2795605623</text:p>
          </table:table-cell>
        </table:table-row>
        <table:table-row table:style-name="ro1">
          <table:table-cell office:value-type="float" office:value="1866.2" calcext:value-type="float">
            <text:p>1866,2</text:p>
          </table:table-cell>
          <table:table-cell office:value-type="float" office:value="0.3342121338" calcext:value-type="float">
            <text:p>0,3342121338</text:p>
          </table:table-cell>
          <table:table-cell office:value-type="float" office:value="0.289236633" calcext:value-type="float">
            <text:p>0,289236633</text:p>
          </table:table-cell>
        </table:table-row>
        <table:table-row table:style-name="ro1">
          <table:table-cell office:value-type="float" office:value="1866.4" calcext:value-type="float">
            <text:p>1866,4</text:p>
          </table:table-cell>
          <table:table-cell office:value-type="float" office:value="0.3413657051" calcext:value-type="float">
            <text:p>0,3413657051</text:p>
          </table:table-cell>
          <table:table-cell office:value-type="float" office:value="0.3142211102" calcext:value-type="float">
            <text:p>0,3142211102</text:p>
          </table:table-cell>
        </table:table-row>
        <table:table-row table:style-name="ro1">
          <table:table-cell office:value-type="float" office:value="1866.6" calcext:value-type="float">
            <text:p>1866,6</text:p>
          </table:table-cell>
          <table:table-cell office:value-type="float" office:value="0.3391836803" calcext:value-type="float">
            <text:p>0,3391836803</text:p>
          </table:table-cell>
          <table:table-cell office:value-type="float" office:value="0.3223030194" calcext:value-type="float">
            <text:p>0,3223030194</text:p>
          </table:table-cell>
        </table:table-row>
        <table:table-row table:style-name="ro1">
          <table:table-cell office:value-type="float" office:value="1866.8" calcext:value-type="float">
            <text:p>1866,8</text:p>
          </table:table-cell>
          <table:table-cell office:value-type="float" office:value="0.3441162532" calcext:value-type="float">
            <text:p>0,3441162532</text:p>
          </table:table-cell>
          <table:table-cell office:value-type="float" office:value="0.3149000325" calcext:value-type="float">
            <text:p>0,3149000325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.3379906694" calcext:value-type="float">
            <text:p>0,3379906694</text:p>
          </table:table-cell>
          <table:table-cell office:value-type="float" office:value="0.316072058" calcext:value-type="float">
            <text:p>0,316072058</text:p>
          </table:table-cell>
        </table:table-row>
        <table:table-row table:style-name="ro1">
          <table:table-cell office:value-type="float" office:value="1867.2" calcext:value-type="float">
            <text:p>1867,2</text:p>
          </table:table-cell>
          <table:table-cell office:value-type="float" office:value="0.3126176472" calcext:value-type="float">
            <text:p>0,3126176472</text:p>
          </table:table-cell>
          <table:table-cell office:value-type="float" office:value="0.30643222" calcext:value-type="float">
            <text:p>0,30643222</text:p>
          </table:table-cell>
        </table:table-row>
        <table:table-row table:style-name="ro1">
          <table:table-cell office:value-type="float" office:value="1867.4" calcext:value-type="float">
            <text:p>1867,4</text:p>
          </table:table-cell>
          <table:table-cell office:value-type="float" office:value="0.3245732021" calcext:value-type="float">
            <text:p>0,3245732021</text:p>
          </table:table-cell>
          <table:table-cell office:value-type="float" office:value="0.3159626646" calcext:value-type="float">
            <text:p>0,3159626646</text:p>
          </table:table-cell>
        </table:table-row>
        <table:table-row table:style-name="ro1">
          <table:table-cell office:value-type="float" office:value="1867.6" calcext:value-type="float">
            <text:p>1867,6</text:p>
          </table:table-cell>
          <table:table-cell office:value-type="float" office:value="0.3201366413" calcext:value-type="float">
            <text:p>0,3201366413</text:p>
          </table:table-cell>
          <table:table-cell office:value-type="float" office:value="0.3046993134" calcext:value-type="float">
            <text:p>0,3046993134</text:p>
          </table:table-cell>
        </table:table-row>
        <table:table-row table:style-name="ro1">
          <table:table-cell office:value-type="float" office:value="1867.8" calcext:value-type="float">
            <text:p>1867,8</text:p>
          </table:table-cell>
          <table:table-cell office:value-type="float" office:value="0.3020026537" calcext:value-type="float">
            <text:p>0,3020026537</text:p>
          </table:table-cell>
          <table:table-cell office:value-type="float" office:value="0.2841535884" calcext:value-type="float">
            <text:p>0,2841535884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.2767164248" calcext:value-type="float">
            <text:p>0,2767164248</text:p>
          </table:table-cell>
          <table:table-cell office:value-type="float" office:value="0.2889903202" calcext:value-type="float">
            <text:p>0,2889903202</text:p>
          </table:table-cell>
        </table:table-row>
        <table:table-row table:style-name="ro1">
          <table:table-cell office:value-type="float" office:value="1868.2" calcext:value-type="float">
            <text:p>1868,2</text:p>
          </table:table-cell>
          <table:table-cell office:value-type="float" office:value="0.2839382679" calcext:value-type="float">
            <text:p>0,2839382679</text:p>
          </table:table-cell>
          <table:table-cell office:value-type="float" office:value="0.2952231426" calcext:value-type="float">
            <text:p>0,2952231426</text:p>
          </table:table-cell>
        </table:table-row>
        <table:table-row table:style-name="ro1">
          <table:table-cell office:value-type="float" office:value="1868.4" calcext:value-type="float">
            <text:p>1868,4</text:p>
          </table:table-cell>
          <table:table-cell office:value-type="float" office:value="0.2840755598" calcext:value-type="float">
            <text:p>0,2840755598</text:p>
          </table:table-cell>
          <table:table-cell office:value-type="float" office:value="0.2946976116" calcext:value-type="float">
            <text:p>0,2946976116</text:p>
          </table:table-cell>
        </table:table-row>
        <table:table-row table:style-name="ro1">
          <table:table-cell office:value-type="float" office:value="1868.6" calcext:value-type="float">
            <text:p>1868,6</text:p>
          </table:table-cell>
          <table:table-cell office:value-type="float" office:value="0.2862861557" calcext:value-type="float">
            <text:p>0,2862861557</text:p>
          </table:table-cell>
          <table:table-cell office:value-type="float" office:value="0.3156967552" calcext:value-type="float">
            <text:p>0,3156967552</text:p>
          </table:table-cell>
        </table:table-row>
        <table:table-row table:style-name="ro1">
          <table:table-cell office:value-type="float" office:value="1868.8" calcext:value-type="float">
            <text:p>1868,8</text:p>
          </table:table-cell>
          <table:table-cell office:value-type="float" office:value="0.2853592351" calcext:value-type="float">
            <text:p>0,2853592351</text:p>
          </table:table-cell>
          <table:table-cell office:value-type="float" office:value="0.3170037198" calcext:value-type="float">
            <text:p>0,317003719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.2639456379" calcext:value-type="float">
            <text:p>0,2639456379</text:p>
          </table:table-cell>
          <table:table-cell office:value-type="float" office:value="0.302562023" calcext:value-type="float">
            <text:p>0,302562023</text:p>
          </table:table-cell>
        </table:table-row>
        <table:table-row table:style-name="ro1">
          <table:table-cell office:value-type="float" office:value="1869.2" calcext:value-type="float">
            <text:p>1869,2</text:p>
          </table:table-cell>
          <table:table-cell office:value-type="float" office:value="0.2725373654" calcext:value-type="float">
            <text:p>0,2725373654</text:p>
          </table:table-cell>
          <table:table-cell office:value-type="float" office:value="0.3005332662" calcext:value-type="float">
            <text:p>0,3005332662</text:p>
          </table:table-cell>
        </table:table-row>
        <table:table-row table:style-name="ro1">
          <table:table-cell office:value-type="float" office:value="1869.4" calcext:value-type="float">
            <text:p>1869,4</text:p>
          </table:table-cell>
          <table:table-cell office:value-type="float" office:value="0.275337176" calcext:value-type="float">
            <text:p>0,275337176</text:p>
          </table:table-cell>
          <table:table-cell office:value-type="float" office:value="0.2845224408" calcext:value-type="float">
            <text:p>0,2845224408</text:p>
          </table:table-cell>
        </table:table-row>
        <table:table-row table:style-name="ro1">
          <table:table-cell office:value-type="float" office:value="1869.6" calcext:value-type="float">
            <text:p>1869,6</text:p>
          </table:table-cell>
          <table:table-cell office:value-type="float" office:value="0.2567409727" calcext:value-type="float">
            <text:p>0,2567409727</text:p>
          </table:table-cell>
          <table:table-cell office:value-type="float" office:value="0.2587115949" calcext:value-type="float">
            <text:p>0,2587115949</text:p>
          </table:table-cell>
        </table:table-row>
        <table:table-row table:style-name="ro1">
          <table:table-cell office:value-type="float" office:value="1869.8" calcext:value-type="float">
            <text:p>1869,8</text:p>
          </table:table-cell>
          <table:table-cell office:value-type="float" office:value="0.2604449506" calcext:value-type="float">
            <text:p>0,2604449506</text:p>
          </table:table-cell>
          <table:table-cell office:value-type="float" office:value="0.2906777461" calcext:value-type="float">
            <text:p>0,290677746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.2435488864" calcext:value-type="float">
            <text:p>0,2435488864</text:p>
          </table:table-cell>
          <table:table-cell office:value-type="float" office:value="0.2889797902" calcext:value-type="float">
            <text:p>0,2889797902</text:p>
          </table:table-cell>
        </table:table-row>
        <table:table-row table:style-name="ro1">
          <table:table-cell office:value-type="float" office:value="1870.2" calcext:value-type="float">
            <text:p>1870,2</text:p>
          </table:table-cell>
          <table:table-cell office:value-type="float" office:value="0.2331471623" calcext:value-type="float">
            <text:p>0,2331471623</text:p>
          </table:table-cell>
          <table:table-cell office:value-type="float" office:value="0.2777496977" calcext:value-type="float">
            <text:p>0,2777496977</text:p>
          </table:table-cell>
        </table:table-row>
        <table:table-row table:style-name="ro1">
          <table:table-cell office:value-type="float" office:value="1870.4" calcext:value-type="float">
            <text:p>1870,4</text:p>
          </table:table-cell>
          <table:table-cell office:value-type="float" office:value="0.226841722" calcext:value-type="float">
            <text:p>0,226841722</text:p>
          </table:table-cell>
          <table:table-cell office:value-type="float" office:value="0.2807966176" calcext:value-type="float">
            <text:p>0,2807966176</text:p>
          </table:table-cell>
        </table:table-row>
        <table:table-row table:style-name="ro1">
          <table:table-cell office:value-type="float" office:value="1870.6" calcext:value-type="float">
            <text:p>1870,6</text:p>
          </table:table-cell>
          <table:table-cell office:value-type="float" office:value="0.2187934109" calcext:value-type="float">
            <text:p>0,2187934109</text:p>
          </table:table-cell>
          <table:table-cell office:value-type="float" office:value="0.3006279617" calcext:value-type="float">
            <text:p>0,3006279617</text:p>
          </table:table-cell>
        </table:table-row>
        <table:table-row table:style-name="ro1">
          <table:table-cell office:value-type="float" office:value="1870.8" calcext:value-type="float">
            <text:p>1870,8</text:p>
          </table:table-cell>
          <table:table-cell office:value-type="float" office:value="0.2075033566" calcext:value-type="float">
            <text:p>0,2075033566</text:p>
          </table:table-cell>
          <table:table-cell office:value-type="float" office:value="0.2728365549" calcext:value-type="float">
            <text:p>0,272836554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.1931560622" calcext:value-type="float">
            <text:p>0,1931560622</text:p>
          </table:table-cell>
          <table:table-cell office:value-type="float" office:value="0.2494650476" calcext:value-type="float">
            <text:p>0,2494650476</text:p>
          </table:table-cell>
        </table:table-row>
        <table:table-row table:style-name="ro1">
          <table:table-cell office:value-type="float" office:value="1871.2" calcext:value-type="float">
            <text:p>1871,2</text:p>
          </table:table-cell>
          <table:table-cell office:value-type="float" office:value="0.1939428512" calcext:value-type="float">
            <text:p>0,1939428512</text:p>
          </table:table-cell>
          <table:table-cell office:value-type="float" office:value="0.2608033821" calcext:value-type="float">
            <text:p>0,2608033821</text:p>
          </table:table-cell>
        </table:table-row>
        <table:table-row table:style-name="ro1">
          <table:table-cell office:value-type="float" office:value="1871.4" calcext:value-type="float">
            <text:p>1871,4</text:p>
          </table:table-cell>
          <table:table-cell office:value-type="float" office:value="0.1618283196" calcext:value-type="float">
            <text:p>0,1618283196</text:p>
          </table:table-cell>
          <table:table-cell office:value-type="float" office:value="0.2554983462" calcext:value-type="float">
            <text:p>0,2554983462</text:p>
          </table:table-cell>
        </table:table-row>
        <table:table-row table:style-name="ro1">
          <table:table-cell office:value-type="float" office:value="1871.6" calcext:value-type="float">
            <text:p>1871,6</text:p>
          </table:table-cell>
          <table:table-cell office:value-type="float" office:value="0.1433341775" calcext:value-type="float">
            <text:p>0,1433341775</text:p>
          </table:table-cell>
          <table:table-cell office:value-type="float" office:value="0.2563019905" calcext:value-type="float">
            <text:p>0,2563019905</text:p>
          </table:table-cell>
        </table:table-row>
        <table:table-row table:style-name="ro1">
          <table:table-cell office:value-type="float" office:value="1871.8" calcext:value-type="float">
            <text:p>1871,8</text:p>
          </table:table-cell>
          <table:table-cell office:value-type="float" office:value="0.1410552095" calcext:value-type="float">
            <text:p>0,1410552095</text:p>
          </table:table-cell>
          <table:table-cell office:value-type="float" office:value="0.2581283559" calcext:value-type="float">
            <text:p>0,258128355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.1550476906" calcext:value-type="float">
            <text:p>0,1550476906</text:p>
          </table:table-cell>
          <table:table-cell office:value-type="float" office:value="0.2502344304" calcext:value-type="float">
            <text:p>0,2502344304</text:p>
          </table:table-cell>
        </table:table-row>
        <table:table-row table:style-name="ro1">
          <table:table-cell office:value-type="float" office:value="1872.2" calcext:value-type="float">
            <text:p>1872,2</text:p>
          </table:table-cell>
          <table:table-cell office:value-type="float" office:value="0.1466973475" calcext:value-type="float">
            <text:p>0,1466973475</text:p>
          </table:table-cell>
          <table:table-cell office:value-type="float" office:value="0.2544165473" calcext:value-type="float">
            <text:p>0,2544165473</text:p>
          </table:table-cell>
        </table:table-row>
        <table:table-row table:style-name="ro1">
          <table:table-cell office:value-type="float" office:value="1872.4" calcext:value-type="float">
            <text:p>1872,4</text:p>
          </table:table-cell>
          <table:table-cell office:value-type="float" office:value="0.1577382566" calcext:value-type="float">
            <text:p>0,1577382566</text:p>
          </table:table-cell>
          <table:table-cell office:value-type="float" office:value="0.2618358326" calcext:value-type="float">
            <text:p>0,2618358326</text:p>
          </table:table-cell>
        </table:table-row>
        <table:table-row table:style-name="ro1">
          <table:table-cell office:value-type="float" office:value="1872.6" calcext:value-type="float">
            <text:p>1872,6</text:p>
          </table:table-cell>
          <table:table-cell office:value-type="float" office:value="0.1407127947" calcext:value-type="float">
            <text:p>0,1407127947</text:p>
          </table:table-cell>
          <table:table-cell office:value-type="float" office:value="0.2578740062" calcext:value-type="float">
            <text:p>0,2578740062</text:p>
          </table:table-cell>
        </table:table-row>
        <table:table-row table:style-name="ro1">
          <table:table-cell office:value-type="float" office:value="1872.8" calcext:value-type="float">
            <text:p>1872,8</text:p>
          </table:table-cell>
          <table:table-cell office:value-type="float" office:value="0.1413338465" calcext:value-type="float">
            <text:p>0,1413338465</text:p>
          </table:table-cell>
          <table:table-cell office:value-type="float" office:value="0.2554464582" calcext:value-type="float">
            <text:p>0,255446458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.1364460468" calcext:value-type="float">
            <text:p>0,1364460468</text:p>
          </table:table-cell>
          <table:table-cell office:value-type="float" office:value="0.2786057074" calcext:value-type="float">
            <text:p>0,2786057074</text:p>
          </table:table-cell>
        </table:table-row>
        <table:table-row table:style-name="ro1">
          <table:table-cell office:value-type="float" office:value="1873.2" calcext:value-type="float">
            <text:p>1873,2</text:p>
          </table:table-cell>
          <table:table-cell office:value-type="float" office:value="0.1035529445" calcext:value-type="float">
            <text:p>0,1035529445</text:p>
          </table:table-cell>
          <table:table-cell office:value-type="float" office:value="0.2603462283" calcext:value-type="float">
            <text:p>0,2603462283</text:p>
          </table:table-cell>
        </table:table-row>
        <table:table-row table:style-name="ro1">
          <table:table-cell office:value-type="float" office:value="1873.4" calcext:value-type="float">
            <text:p>1873,4</text:p>
          </table:table-cell>
          <table:table-cell office:value-type="float" office:value="0.0938858398" calcext:value-type="float">
            <text:p>0,0938858398</text:p>
          </table:table-cell>
          <table:table-cell office:value-type="float" office:value="0.2623780935" calcext:value-type="float">
            <text:p>0,2623780935</text:p>
          </table:table-cell>
        </table:table-row>
        <table:table-row table:style-name="ro1">
          <table:table-cell office:value-type="float" office:value="1873.6" calcext:value-type="float">
            <text:p>1873,6</text:p>
          </table:table-cell>
          <table:table-cell office:value-type="float" office:value="0.0994206498" calcext:value-type="float">
            <text:p>0,0994206498</text:p>
          </table:table-cell>
          <table:table-cell office:value-type="float" office:value="0.2576370562" calcext:value-type="float">
            <text:p>0,2576370562</text:p>
          </table:table-cell>
        </table:table-row>
        <table:table-row table:style-name="ro1">
          <table:table-cell office:value-type="float" office:value="1873.8" calcext:value-type="float">
            <text:p>1873,8</text:p>
          </table:table-cell>
          <table:table-cell office:value-type="float" office:value="0.0874987783" calcext:value-type="float">
            <text:p>0,0874987783</text:p>
          </table:table-cell>
          <table:table-cell office:value-type="float" office:value="0.2435345368" calcext:value-type="float">
            <text:p>0,243534536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.09310116" calcext:value-type="float">
            <text:p>0,09310116</text:p>
          </table:table-cell>
          <table:table-cell office:value-type="float" office:value="0.2293452863" calcext:value-type="float">
            <text:p>0,2293452863</text:p>
          </table:table-cell>
        </table:table-row>
        <table:table-row table:style-name="ro1">
          <table:table-cell office:value-type="float" office:value="1874.2" calcext:value-type="float">
            <text:p>1874,2</text:p>
          </table:table-cell>
          <table:table-cell office:value-type="float" office:value="0.0950153426" calcext:value-type="float">
            <text:p>0,0950153426</text:p>
          </table:table-cell>
          <table:table-cell office:value-type="float" office:value="0.2399582409" calcext:value-type="float">
            <text:p>0,2399582409</text:p>
          </table:table-cell>
        </table:table-row>
        <table:table-row table:style-name="ro1">
          <table:table-cell office:value-type="float" office:value="1874.4" calcext:value-type="float">
            <text:p>1874,4</text:p>
          </table:table-cell>
          <table:table-cell office:value-type="float" office:value="0.0953326872" calcext:value-type="float">
            <text:p>0,0953326872</text:p>
          </table:table-cell>
          <table:table-cell office:value-type="float" office:value="0.2409415407" calcext:value-type="float">
            <text:p>0,2409415407</text:p>
          </table:table-cell>
        </table:table-row>
        <table:table-row table:style-name="ro1">
          <table:table-cell office:value-type="float" office:value="1874.6" calcext:value-type="float">
            <text:p>1874,6</text:p>
          </table:table-cell>
          <table:table-cell office:value-type="float" office:value="0.0947007774" calcext:value-type="float">
            <text:p>0,0947007774</text:p>
          </table:table-cell>
          <table:table-cell office:value-type="float" office:value="0.2343152548" calcext:value-type="float">
            <text:p>0,2343152548</text:p>
          </table:table-cell>
        </table:table-row>
        <table:table-row table:style-name="ro1">
          <table:table-cell office:value-type="float" office:value="1874.8" calcext:value-type="float">
            <text:p>1874,8</text:p>
          </table:table-cell>
          <table:table-cell office:value-type="float" office:value="0.0895262515" calcext:value-type="float">
            <text:p>0,0895262515</text:p>
          </table:table-cell>
          <table:table-cell office:value-type="float" office:value="0.2441826958" calcext:value-type="float">
            <text:p>0,244182695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.1033809983" calcext:value-type="float">
            <text:p>0,1033809983</text:p>
          </table:table-cell>
          <table:table-cell office:value-type="float" office:value="0.2354146502" calcext:value-type="float">
            <text:p>0,2354146502</text:p>
          </table:table-cell>
        </table:table-row>
        <table:table-row table:style-name="ro1">
          <table:table-cell office:value-type="float" office:value="1875.2" calcext:value-type="float">
            <text:p>1875,2</text:p>
          </table:table-cell>
          <table:table-cell office:value-type="float" office:value="0.0972162769" calcext:value-type="float">
            <text:p>0,0972162769</text:p>
          </table:table-cell>
          <table:table-cell office:value-type="float" office:value="0.2401607919" calcext:value-type="float">
            <text:p>0,2401607919</text:p>
          </table:table-cell>
        </table:table-row>
        <table:table-row table:style-name="ro1">
          <table:table-cell office:value-type="float" office:value="1875.4" calcext:value-type="float">
            <text:p>1875,4</text:p>
          </table:table-cell>
          <table:table-cell office:value-type="float" office:value="0.0964301412" calcext:value-type="float">
            <text:p>0,0964301412</text:p>
          </table:table-cell>
          <table:table-cell office:value-type="float" office:value="0.2335650168" calcext:value-type="float">
            <text:p>0,2335650168</text:p>
          </table:table-cell>
        </table:table-row>
        <table:table-row table:style-name="ro1">
          <table:table-cell office:value-type="float" office:value="1875.6" calcext:value-type="float">
            <text:p>1875,6</text:p>
          </table:table-cell>
          <table:table-cell office:value-type="float" office:value="0.0982932889" calcext:value-type="float">
            <text:p>0,0982932889</text:p>
          </table:table-cell>
          <table:table-cell office:value-type="float" office:value="0.2173734486" calcext:value-type="float">
            <text:p>0,2173734486</text:p>
          </table:table-cell>
        </table:table-row>
        <table:table-row table:style-name="ro1">
          <table:table-cell office:value-type="float" office:value="1875.8" calcext:value-type="float">
            <text:p>1875,8</text:p>
          </table:table-cell>
          <table:table-cell office:value-type="float" office:value="0.1027844855" calcext:value-type="float">
            <text:p>0,1027844855</text:p>
          </table:table-cell>
          <table:table-cell office:value-type="float" office:value="0.1825311485" calcext:value-type="float">
            <text:p>0,182531148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.1061552574" calcext:value-type="float">
            <text:p>0,1061552574</text:p>
          </table:table-cell>
          <table:table-cell office:value-type="float" office:value="0.2041210764" calcext:value-type="float">
            <text:p>0,2041210764</text:p>
          </table:table-cell>
        </table:table-row>
        <table:table-row table:style-name="ro1">
          <table:table-cell office:value-type="float" office:value="1876.2" calcext:value-type="float">
            <text:p>1876,2</text:p>
          </table:table-cell>
          <table:table-cell office:value-type="float" office:value="0.1060268096" calcext:value-type="float">
            <text:p>0,1060268096</text:p>
          </table:table-cell>
          <table:table-cell office:value-type="float" office:value="0.2293596055" calcext:value-type="float">
            <text:p>0,2293596055</text:p>
          </table:table-cell>
        </table:table-row>
        <table:table-row table:style-name="ro1">
          <table:table-cell office:value-type="float" office:value="1876.4" calcext:value-type="float">
            <text:p>1876,4</text:p>
          </table:table-cell>
          <table:table-cell office:value-type="float" office:value="0.1047364049" calcext:value-type="float">
            <text:p>0,1047364049</text:p>
          </table:table-cell>
          <table:table-cell office:value-type="float" office:value="0.2089593166" calcext:value-type="float">
            <text:p>0,2089593166</text:p>
          </table:table-cell>
        </table:table-row>
        <table:table-row table:style-name="ro1">
          <table:table-cell office:value-type="float" office:value="1876.6" calcext:value-type="float">
            <text:p>1876,6</text:p>
          </table:table-cell>
          <table:table-cell office:value-type="float" office:value="0.1061456284" calcext:value-type="float">
            <text:p>0,1061456284</text:p>
          </table:table-cell>
          <table:table-cell office:value-type="float" office:value="0.2088076366" calcext:value-type="float">
            <text:p>0,2088076366</text:p>
          </table:table-cell>
        </table:table-row>
        <table:table-row table:style-name="ro1">
          <table:table-cell office:value-type="float" office:value="1876.8" calcext:value-type="float">
            <text:p>1876,8</text:p>
          </table:table-cell>
          <table:table-cell office:value-type="float" office:value="0.1091557174" calcext:value-type="float">
            <text:p>0,1091557174</text:p>
          </table:table-cell>
          <table:table-cell office:value-type="float" office:value="0.2324350869" calcext:value-type="float">
            <text:p>0,2324350869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.112619265" calcext:value-type="float">
            <text:p>0,112619265</text:p>
          </table:table-cell>
          <table:table-cell office:value-type="float" office:value="0.2205425793" calcext:value-type="float">
            <text:p>0,2205425793</text:p>
          </table:table-cell>
        </table:table-row>
        <table:table-row table:style-name="ro1">
          <table:table-cell office:value-type="float" office:value="1877.2" calcext:value-type="float">
            <text:p>1877,2</text:p>
          </table:table-cell>
          <table:table-cell office:value-type="float" office:value="0.1306941248" calcext:value-type="float">
            <text:p>0,1306941248</text:p>
          </table:table-cell>
          <table:table-cell office:value-type="float" office:value="0.2202013734" calcext:value-type="float">
            <text:p>0,2202013734</text:p>
          </table:table-cell>
        </table:table-row>
        <table:table-row table:style-name="ro1">
          <table:table-cell office:value-type="float" office:value="1877.4" calcext:value-type="float">
            <text:p>1877,4</text:p>
          </table:table-cell>
          <table:table-cell office:value-type="float" office:value="0.1108634676" calcext:value-type="float">
            <text:p>0,1108634676</text:p>
          </table:table-cell>
          <table:table-cell office:value-type="float" office:value="0.2043788155" calcext:value-type="float">
            <text:p>0,2043788155</text:p>
          </table:table-cell>
        </table:table-row>
        <table:table-row table:style-name="ro1">
          <table:table-cell office:value-type="float" office:value="1877.6" calcext:value-type="float">
            <text:p>1877,6</text:p>
          </table:table-cell>
          <table:table-cell office:value-type="float" office:value="0.115147535" calcext:value-type="float">
            <text:p>0,115147535</text:p>
          </table:table-cell>
          <table:table-cell office:value-type="float" office:value="0.2041870566" calcext:value-type="float">
            <text:p>0,2041870566</text:p>
          </table:table-cell>
        </table:table-row>
        <table:table-row table:style-name="ro1">
          <table:table-cell office:value-type="float" office:value="1877.8" calcext:value-type="float">
            <text:p>1877,8</text:p>
          </table:table-cell>
          <table:table-cell office:value-type="float" office:value="0.1334674048" calcext:value-type="float">
            <text:p>0,1334674048</text:p>
          </table:table-cell>
          <table:table-cell office:value-type="float" office:value="0.2159790126" calcext:value-type="float">
            <text:p>0,2159790126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.1380385626" calcext:value-type="float">
            <text:p>0,1380385626</text:p>
          </table:table-cell>
          <table:table-cell office:value-type="float" office:value="0.2206995803" calcext:value-type="float">
            <text:p>0,2206995803</text:p>
          </table:table-cell>
        </table:table-row>
        <table:table-row table:style-name="ro1">
          <table:table-cell office:value-type="float" office:value="1878.2" calcext:value-type="float">
            <text:p>1878,2</text:p>
          </table:table-cell>
          <table:table-cell office:value-type="float" office:value="0.1224144874" calcext:value-type="float">
            <text:p>0,1224144874</text:p>
          </table:table-cell>
          <table:table-cell office:value-type="float" office:value="0.2233951357" calcext:value-type="float">
            <text:p>0,2233951357</text:p>
          </table:table-cell>
        </table:table-row>
        <table:table-row table:style-name="ro1">
          <table:table-cell office:value-type="float" office:value="1878.4" calcext:value-type="float">
            <text:p>1878,4</text:p>
          </table:table-cell>
          <table:table-cell office:value-type="float" office:value="0.1138544748" calcext:value-type="float">
            <text:p>0,1138544748</text:p>
          </table:table-cell>
          <table:table-cell office:value-type="float" office:value="0.2023598761" calcext:value-type="float">
            <text:p>0,2023598761</text:p>
          </table:table-cell>
        </table:table-row>
        <table:table-row table:style-name="ro1">
          <table:table-cell office:value-type="float" office:value="1878.6" calcext:value-type="float">
            <text:p>1878,6</text:p>
          </table:table-cell>
          <table:table-cell office:value-type="float" office:value="0.1291066526" calcext:value-type="float">
            <text:p>0,1291066526</text:p>
          </table:table-cell>
          <table:table-cell office:value-type="float" office:value="0.2186853248" calcext:value-type="float">
            <text:p>0,2186853248</text:p>
          </table:table-cell>
        </table:table-row>
        <table:table-row table:style-name="ro1">
          <table:table-cell office:value-type="float" office:value="1878.8" calcext:value-type="float">
            <text:p>1878,8</text:p>
          </table:table-cell>
          <table:table-cell office:value-type="float" office:value="0.1396798835" calcext:value-type="float">
            <text:p>0,1396798835</text:p>
          </table:table-cell>
          <table:table-cell office:value-type="float" office:value="0.2269177425" calcext:value-type="float">
            <text:p>0,2269177425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.1586633586" calcext:value-type="float">
            <text:p>0,1586633586</text:p>
          </table:table-cell>
          <table:table-cell office:value-type="float" office:value="0.2329172443" calcext:value-type="float">
            <text:p>0,2329172443</text:p>
          </table:table-cell>
        </table:table-row>
        <table:table-row table:style-name="ro1">
          <table:table-cell office:value-type="float" office:value="1879.2" calcext:value-type="float">
            <text:p>1879,2</text:p>
          </table:table-cell>
          <table:table-cell office:value-type="float" office:value="0.1437307761" calcext:value-type="float">
            <text:p>0,1437307761</text:p>
          </table:table-cell>
          <table:table-cell office:value-type="float" office:value="0.2194987941" calcext:value-type="float">
            <text:p>0,2194987941</text:p>
          </table:table-cell>
        </table:table-row>
        <table:table-row table:style-name="ro1">
          <table:table-cell office:value-type="float" office:value="1879.4" calcext:value-type="float">
            <text:p>1879,4</text:p>
          </table:table-cell>
          <table:table-cell office:value-type="float" office:value="0.1291624617" calcext:value-type="float">
            <text:p>0,1291624617</text:p>
          </table:table-cell>
          <table:table-cell office:value-type="float" office:value="0.1987560503" calcext:value-type="float">
            <text:p>0,1987560503</text:p>
          </table:table-cell>
        </table:table-row>
        <table:table-row table:style-name="ro1">
          <table:table-cell office:value-type="float" office:value="1879.6" calcext:value-type="float">
            <text:p>1879,6</text:p>
          </table:table-cell>
          <table:table-cell office:value-type="float" office:value="0.1609028974" calcext:value-type="float">
            <text:p>0,1609028974</text:p>
          </table:table-cell>
          <table:table-cell office:value-type="float" office:value="0.216865468" calcext:value-type="float">
            <text:p>0,216865468</text:p>
          </table:table-cell>
        </table:table-row>
        <table:table-row table:style-name="ro1">
          <table:table-cell office:value-type="float" office:value="1879.8" calcext:value-type="float">
            <text:p>1879,8</text:p>
          </table:table-cell>
          <table:table-cell office:value-type="float" office:value="0.1619787197" calcext:value-type="float">
            <text:p>0,1619787197</text:p>
          </table:table-cell>
          <table:table-cell office:value-type="float" office:value="0.2194197798" calcext:value-type="float">
            <text:p>0,219419779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1613919115" calcext:value-type="float">
            <text:p>0,1613919115</text:p>
          </table:table-cell>
          <table:table-cell office:value-type="float" office:value="0.2047466346" calcext:value-type="float">
            <text:p>0,2047466346</text:p>
          </table:table-cell>
        </table:table-row>
        <table:table-row table:style-name="ro1">
          <table:table-cell office:value-type="float" office:value="1880.2" calcext:value-type="float">
            <text:p>1880,2</text:p>
          </table:table-cell>
          <table:table-cell office:value-type="float" office:value="0.1572200818" calcext:value-type="float">
            <text:p>0,1572200818</text:p>
          </table:table-cell>
          <table:table-cell office:value-type="float" office:value="0.1931163998" calcext:value-type="float">
            <text:p>0,1931163998</text:p>
          </table:table-cell>
        </table:table-row>
        <table:table-row table:style-name="ro1">
          <table:table-cell office:value-type="float" office:value="1880.4" calcext:value-type="float">
            <text:p>1880,4</text:p>
          </table:table-cell>
          <table:table-cell office:value-type="float" office:value="0.175407618" calcext:value-type="float">
            <text:p>0,175407618</text:p>
          </table:table-cell>
          <table:table-cell office:value-type="float" office:value="0.1986618621" calcext:value-type="float">
            <text:p>0,1986618621</text:p>
          </table:table-cell>
        </table:table-row>
        <table:table-row table:style-name="ro1">
          <table:table-cell office:value-type="float" office:value="1880.6" calcext:value-type="float">
            <text:p>1880,6</text:p>
          </table:table-cell>
          <table:table-cell office:value-type="float" office:value="0.1703050378" calcext:value-type="float">
            <text:p>0,1703050378</text:p>
          </table:table-cell>
          <table:table-cell office:value-type="float" office:value="0.2129790606" calcext:value-type="float">
            <text:p>0,2129790606</text:p>
          </table:table-cell>
        </table:table-row>
        <table:table-row table:style-name="ro1">
          <table:table-cell office:value-type="float" office:value="1880.8" calcext:value-type="float">
            <text:p>1880,8</text:p>
          </table:table-cell>
          <table:table-cell office:value-type="float" office:value="0.1672787264" calcext:value-type="float">
            <text:p>0,1672787264</text:p>
          </table:table-cell>
          <table:table-cell office:value-type="float" office:value="0.2049311689" calcext:value-type="float">
            <text:p>0,2049311689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.1828296733" calcext:value-type="float">
            <text:p>0,1828296733</text:p>
          </table:table-cell>
          <table:table-cell office:value-type="float" office:value="0.2165283334" calcext:value-type="float">
            <text:p>0,2165283334</text:p>
          </table:table-cell>
        </table:table-row>
        <table:table-row table:style-name="ro1">
          <table:table-cell office:value-type="float" office:value="1881.2" calcext:value-type="float">
            <text:p>1881,2</text:p>
          </table:table-cell>
          <table:table-cell office:value-type="float" office:value="0.1987052994" calcext:value-type="float">
            <text:p>0,1987052994</text:p>
          </table:table-cell>
          <table:table-cell office:value-type="float" office:value="0.2111775901" calcext:value-type="float">
            <text:p>0,2111775901</text:p>
          </table:table-cell>
        </table:table-row>
        <table:table-row table:style-name="ro1">
          <table:table-cell office:value-type="float" office:value="1881.4" calcext:value-type="float">
            <text:p>1881,4</text:p>
          </table:table-cell>
          <table:table-cell office:value-type="float" office:value="0.1871456023" calcext:value-type="float">
            <text:p>0,1871456023</text:p>
          </table:table-cell>
          <table:table-cell office:value-type="float" office:value="0.2260858164" calcext:value-type="float">
            <text:p>0,2260858164</text:p>
          </table:table-cell>
        </table:table-row>
        <table:table-row table:style-name="ro1">
          <table:table-cell office:value-type="float" office:value="1881.6" calcext:value-type="float">
            <text:p>1881,6</text:p>
          </table:table-cell>
          <table:table-cell office:value-type="float" office:value="0.1934072389" calcext:value-type="float">
            <text:p>0,1934072389</text:p>
          </table:table-cell>
          <table:table-cell office:value-type="float" office:value="0.2263628612" calcext:value-type="float">
            <text:p>0,2263628612</text:p>
          </table:table-cell>
        </table:table-row>
        <table:table-row table:style-name="ro1">
          <table:table-cell office:value-type="float" office:value="1881.8" calcext:value-type="float">
            <text:p>1881,8</text:p>
          </table:table-cell>
          <table:table-cell office:value-type="float" office:value="0.2188947088" calcext:value-type="float">
            <text:p>0,2188947088</text:p>
          </table:table-cell>
          <table:table-cell office:value-type="float" office:value="0.2206896552" calcext:value-type="float">
            <text:p>0,2206896552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.2083253515" calcext:value-type="float">
            <text:p>0,2083253515</text:p>
          </table:table-cell>
          <table:table-cell office:value-type="float" office:value="0.2284998043" calcext:value-type="float">
            <text:p>0,2284998043</text:p>
          </table:table-cell>
        </table:table-row>
        <table:table-row table:style-name="ro1">
          <table:table-cell office:value-type="float" office:value="1882.2" calcext:value-type="float">
            <text:p>1882,2</text:p>
          </table:table-cell>
          <table:table-cell office:value-type="float" office:value="0.2201054762" calcext:value-type="float">
            <text:p>0,2201054762</text:p>
          </table:table-cell>
          <table:table-cell office:value-type="float" office:value="0.2525630316" calcext:value-type="float">
            <text:p>0,2525630316</text:p>
          </table:table-cell>
        </table:table-row>
        <table:table-row table:style-name="ro1">
          <table:table-cell office:value-type="float" office:value="1882.4" calcext:value-type="float">
            <text:p>1882,4</text:p>
          </table:table-cell>
          <table:table-cell office:value-type="float" office:value="0.2262412932" calcext:value-type="float">
            <text:p>0,2262412932</text:p>
          </table:table-cell>
          <table:table-cell office:value-type="float" office:value="0.2362187314" calcext:value-type="float">
            <text:p>0,2362187314</text:p>
          </table:table-cell>
        </table:table-row>
        <table:table-row table:style-name="ro1">
          <table:table-cell office:value-type="float" office:value="1882.6" calcext:value-type="float">
            <text:p>1882,6</text:p>
          </table:table-cell>
          <table:table-cell office:value-type="float" office:value="0.2235718217" calcext:value-type="float">
            <text:p>0,2235718217</text:p>
          </table:table-cell>
          <table:table-cell office:value-type="float" office:value="0.2481924103" calcext:value-type="float">
            <text:p>0,2481924103</text:p>
          </table:table-cell>
        </table:table-row>
        <table:table-row table:style-name="ro1">
          <table:table-cell office:value-type="float" office:value="1882.8" calcext:value-type="float">
            <text:p>1882,8</text:p>
          </table:table-cell>
          <table:table-cell office:value-type="float" office:value="0.2188209821" calcext:value-type="float">
            <text:p>0,2188209821</text:p>
          </table:table-cell>
          <table:table-cell office:value-type="float" office:value="0.2321803765" calcext:value-type="float">
            <text:p>0,2321803765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.229608509" calcext:value-type="float">
            <text:p>0,229608509</text:p>
          </table:table-cell>
          <table:table-cell office:value-type="float" office:value="0.222479503" calcext:value-type="float">
            <text:p>0,222479503</text:p>
          </table:table-cell>
        </table:table-row>
        <table:table-row table:style-name="ro1">
          <table:table-cell office:value-type="float" office:value="1883.2" calcext:value-type="float">
            <text:p>1883,2</text:p>
          </table:table-cell>
          <table:table-cell office:value-type="float" office:value="0.2290197018" calcext:value-type="float">
            <text:p>0,2290197018</text:p>
          </table:table-cell>
          <table:table-cell office:value-type="float" office:value="0.2214244675" calcext:value-type="float">
            <text:p>0,2214244675</text:p>
          </table:table-cell>
        </table:table-row>
        <table:table-row table:style-name="ro1">
          <table:table-cell office:value-type="float" office:value="1883.4" calcext:value-type="float">
            <text:p>1883,4</text:p>
          </table:table-cell>
          <table:table-cell office:value-type="float" office:value="0.2294464596" calcext:value-type="float">
            <text:p>0,2294464596</text:p>
          </table:table-cell>
          <table:table-cell office:value-type="float" office:value="0.2112755426" calcext:value-type="float">
            <text:p>0,2112755426</text:p>
          </table:table-cell>
        </table:table-row>
        <table:table-row table:style-name="ro1">
          <table:table-cell office:value-type="float" office:value="1883.6" calcext:value-type="float">
            <text:p>1883,6</text:p>
          </table:table-cell>
          <table:table-cell office:value-type="float" office:value="0.2365531662" calcext:value-type="float">
            <text:p>0,2365531662</text:p>
          </table:table-cell>
          <table:table-cell office:value-type="float" office:value="0.2169685793" calcext:value-type="float">
            <text:p>0,2169685793</text:p>
          </table:table-cell>
        </table:table-row>
        <table:table-row table:style-name="ro1">
          <table:table-cell office:value-type="float" office:value="1883.8" calcext:value-type="float">
            <text:p>1883,8</text:p>
          </table:table-cell>
          <table:table-cell office:value-type="float" office:value="0.2204576658" calcext:value-type="float">
            <text:p>0,2204576658</text:p>
          </table:table-cell>
          <table:table-cell office:value-type="float" office:value="0.1969060592" calcext:value-type="float">
            <text:p>0,1969060592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.234078209" calcext:value-type="float">
            <text:p>0,234078209</text:p>
          </table:table-cell>
          <table:table-cell office:value-type="float" office:value="0.215553022" calcext:value-type="float">
            <text:p>0,215553022</text:p>
          </table:table-cell>
        </table:table-row>
        <table:table-row table:style-name="ro1">
          <table:table-cell office:value-type="float" office:value="1884.2" calcext:value-type="float">
            <text:p>1884,2</text:p>
          </table:table-cell>
          <table:table-cell office:value-type="float" office:value="0.2322644467" calcext:value-type="float">
            <text:p>0,2322644467</text:p>
          </table:table-cell>
          <table:table-cell office:value-type="float" office:value="0.2131737479" calcext:value-type="float">
            <text:p>0,2131737479</text:p>
          </table:table-cell>
        </table:table-row>
        <table:table-row table:style-name="ro1">
          <table:table-cell office:value-type="float" office:value="1884.4" calcext:value-type="float">
            <text:p>1884,4</text:p>
          </table:table-cell>
          <table:table-cell office:value-type="float" office:value="0.2412528528" calcext:value-type="float">
            <text:p>0,2412528528</text:p>
          </table:table-cell>
          <table:table-cell office:value-type="float" office:value="0.2287792242" calcext:value-type="float">
            <text:p>0,2287792242</text:p>
          </table:table-cell>
        </table:table-row>
        <table:table-row table:style-name="ro1">
          <table:table-cell office:value-type="float" office:value="1884.6" calcext:value-type="float">
            <text:p>1884,6</text:p>
          </table:table-cell>
          <table:table-cell office:value-type="float" office:value="0.2138234524" calcext:value-type="float">
            <text:p>0,2138234524</text:p>
          </table:table-cell>
          <table:table-cell office:value-type="float" office:value="0.2261707523" calcext:value-type="float">
            <text:p>0,2261707523</text:p>
          </table:table-cell>
        </table:table-row>
        <table:table-row table:style-name="ro1">
          <table:table-cell office:value-type="float" office:value="1884.8" calcext:value-type="float">
            <text:p>1884,8</text:p>
          </table:table-cell>
          <table:table-cell office:value-type="float" office:value="0.2155729731" calcext:value-type="float">
            <text:p>0,2155729731</text:p>
          </table:table-cell>
          <table:table-cell office:value-type="float" office:value="0.2271280223" calcext:value-type="float">
            <text:p>0,2271280223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.2327605259" calcext:value-type="float">
            <text:p>0,2327605259</text:p>
          </table:table-cell>
          <table:table-cell office:value-type="float" office:value="0.221503286" calcext:value-type="float">
            <text:p>0,221503286</text:p>
          </table:table-cell>
        </table:table-row>
        <table:table-row table:style-name="ro1">
          <table:table-cell office:value-type="float" office:value="1885.2" calcext:value-type="float">
            <text:p>1885,2</text:p>
          </table:table-cell>
          <table:table-cell office:value-type="float" office:value="0.2381618207" calcext:value-type="float">
            <text:p>0,2381618207</text:p>
          </table:table-cell>
          <table:table-cell office:value-type="float" office:value="0.2242876421" calcext:value-type="float">
            <text:p>0,2242876421</text:p>
          </table:table-cell>
        </table:table-row>
        <table:table-row table:style-name="ro1">
          <table:table-cell office:value-type="float" office:value="1885.4" calcext:value-type="float">
            <text:p>1885,4</text:p>
          </table:table-cell>
          <table:table-cell office:value-type="float" office:value="0.2438299517" calcext:value-type="float">
            <text:p>0,2438299517</text:p>
          </table:table-cell>
          <table:table-cell office:value-type="float" office:value="0.2201537363" calcext:value-type="float">
            <text:p>0,2201537363</text:p>
          </table:table-cell>
        </table:table-row>
        <table:table-row table:style-name="ro1">
          <table:table-cell office:value-type="float" office:value="1885.6" calcext:value-type="float">
            <text:p>1885,6</text:p>
          </table:table-cell>
          <table:table-cell office:value-type="float" office:value="0.233552415" calcext:value-type="float">
            <text:p>0,233552415</text:p>
          </table:table-cell>
          <table:table-cell office:value-type="float" office:value="0.2502247591" calcext:value-type="float">
            <text:p>0,2502247591</text:p>
          </table:table-cell>
        </table:table-row>
        <table:table-row table:style-name="ro1">
          <table:table-cell office:value-type="float" office:value="1885.8" calcext:value-type="float">
            <text:p>1885,8</text:p>
          </table:table-cell>
          <table:table-cell office:value-type="float" office:value="0.249018777" calcext:value-type="float">
            <text:p>0,249018777</text:p>
          </table:table-cell>
          <table:table-cell office:value-type="float" office:value="0.2390064794" calcext:value-type="float">
            <text:p>0,2390064794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.2537338913" calcext:value-type="float">
            <text:p>0,2537338913</text:p>
          </table:table-cell>
          <table:table-cell office:value-type="float" office:value="0.2348494154" calcext:value-type="float">
            <text:p>0,2348494154</text:p>
          </table:table-cell>
        </table:table-row>
        <table:table-row table:style-name="ro1">
          <table:table-cell office:value-type="float" office:value="1886.2" calcext:value-type="float">
            <text:p>1886,2</text:p>
          </table:table-cell>
          <table:table-cell office:value-type="float" office:value="0.2476439527" calcext:value-type="float">
            <text:p>0,2476439527</text:p>
          </table:table-cell>
          <table:table-cell office:value-type="float" office:value="0.2327582113" calcext:value-type="float">
            <text:p>0,2327582113</text:p>
          </table:table-cell>
        </table:table-row>
        <table:table-row table:style-name="ro1">
          <table:table-cell office:value-type="float" office:value="1886.4" calcext:value-type="float">
            <text:p>1886,4</text:p>
          </table:table-cell>
          <table:table-cell office:value-type="float" office:value="0.2282138944" calcext:value-type="float">
            <text:p>0,2282138944</text:p>
          </table:table-cell>
          <table:table-cell office:value-type="float" office:value="0.1980601353" calcext:value-type="float">
            <text:p>0,1980601353</text:p>
          </table:table-cell>
        </table:table-row>
        <table:table-row table:style-name="ro1">
          <table:table-cell office:value-type="float" office:value="1886.6" calcext:value-type="float">
            <text:p>1886,6</text:p>
          </table:table-cell>
          <table:table-cell office:value-type="float" office:value="0.2251731347" calcext:value-type="float">
            <text:p>0,2251731347</text:p>
          </table:table-cell>
          <table:table-cell office:value-type="float" office:value="0.2011333779" calcext:value-type="float">
            <text:p>0,2011333779</text:p>
          </table:table-cell>
        </table:table-row>
        <table:table-row table:style-name="ro1">
          <table:table-cell office:value-type="float" office:value="1886.8" calcext:value-type="float">
            <text:p>1886,8</text:p>
          </table:table-cell>
          <table:table-cell office:value-type="float" office:value="0.2363665928" calcext:value-type="float">
            <text:p>0,2363665928</text:p>
          </table:table-cell>
          <table:table-cell office:value-type="float" office:value="0.191116108" calcext:value-type="float">
            <text:p>0,19111610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.2315057507" calcext:value-type="float">
            <text:p>0,2315057507</text:p>
          </table:table-cell>
          <table:table-cell office:value-type="float" office:value="0.199963318" calcext:value-type="float">
            <text:p>0,199963318</text:p>
          </table:table-cell>
        </table:table-row>
        <table:table-row table:style-name="ro1">
          <table:table-cell office:value-type="float" office:value="1887.2" calcext:value-type="float">
            <text:p>1887,2</text:p>
          </table:table-cell>
          <table:table-cell office:value-type="float" office:value="0.2344104159" calcext:value-type="float">
            <text:p>0,2344104159</text:p>
          </table:table-cell>
          <table:table-cell office:value-type="float" office:value="0.2049837547" calcext:value-type="float">
            <text:p>0,2049837547</text:p>
          </table:table-cell>
        </table:table-row>
        <table:table-row table:style-name="ro1">
          <table:table-cell office:value-type="float" office:value="1887.4" calcext:value-type="float">
            <text:p>1887,4</text:p>
          </table:table-cell>
          <table:table-cell office:value-type="float" office:value="0.2331232212" calcext:value-type="float">
            <text:p>0,2331232212</text:p>
          </table:table-cell>
          <table:table-cell office:value-type="float" office:value="0.2204686548" calcext:value-type="float">
            <text:p>0,2204686548</text:p>
          </table:table-cell>
        </table:table-row>
        <table:table-row table:style-name="ro1">
          <table:table-cell office:value-type="float" office:value="1887.6" calcext:value-type="float">
            <text:p>1887,6</text:p>
          </table:table-cell>
          <table:table-cell office:value-type="float" office:value="0.232594948" calcext:value-type="float">
            <text:p>0,232594948</text:p>
          </table:table-cell>
          <table:table-cell office:value-type="float" office:value="0.2343600836" calcext:value-type="float">
            <text:p>0,2343600836</text:p>
          </table:table-cell>
        </table:table-row>
        <table:table-row table:style-name="ro1">
          <table:table-cell office:value-type="float" office:value="1887.8" calcext:value-type="float">
            <text:p>1887,8</text:p>
          </table:table-cell>
          <table:table-cell office:value-type="float" office:value="0.2157265804" calcext:value-type="float">
            <text:p>0,2157265804</text:p>
          </table:table-cell>
          <table:table-cell office:value-type="float" office:value="0.2398315323" calcext:value-type="float">
            <text:p>0,2398315323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.1989949821" calcext:value-type="float">
            <text:p>0,1989949821</text:p>
          </table:table-cell>
          <table:table-cell office:value-type="float" office:value="0.2269333128" calcext:value-type="float">
            <text:p>0,2269333128</text:p>
          </table:table-cell>
        </table:table-row>
        <table:table-row table:style-name="ro1">
          <table:table-cell office:value-type="float" office:value="1888.2" calcext:value-type="float">
            <text:p>1888,2</text:p>
          </table:table-cell>
          <table:table-cell office:value-type="float" office:value="0.2106784902" calcext:value-type="float">
            <text:p>0,2106784902</text:p>
          </table:table-cell>
          <table:table-cell office:value-type="float" office:value="0.2395917403" calcext:value-type="float">
            <text:p>0,2395917403</text:p>
          </table:table-cell>
        </table:table-row>
        <table:table-row table:style-name="ro1">
          <table:table-cell office:value-type="float" office:value="1888.4" calcext:value-type="float">
            <text:p>1888,4</text:p>
          </table:table-cell>
          <table:table-cell office:value-type="float" office:value="0.212835476" calcext:value-type="float">
            <text:p>0,212835476</text:p>
          </table:table-cell>
          <table:table-cell office:value-type="float" office:value="0.2129585264" calcext:value-type="float">
            <text:p>0,2129585264</text:p>
          </table:table-cell>
        </table:table-row>
        <table:table-row table:style-name="ro1">
          <table:table-cell office:value-type="float" office:value="1888.6" calcext:value-type="float">
            <text:p>1888,6</text:p>
          </table:table-cell>
          <table:table-cell office:value-type="float" office:value="0.2207370322" calcext:value-type="float">
            <text:p>0,2207370322</text:p>
          </table:table-cell>
          <table:table-cell office:value-type="float" office:value="0.1987617832" calcext:value-type="float">
            <text:p>0,1987617832</text:p>
          </table:table-cell>
        </table:table-row>
        <table:table-row table:style-name="ro1">
          <table:table-cell office:value-type="float" office:value="1888.8" calcext:value-type="float">
            <text:p>1888,8</text:p>
          </table:table-cell>
          <table:table-cell office:value-type="float" office:value="0.2335917074" calcext:value-type="float">
            <text:p>0,2335917074</text:p>
          </table:table-cell>
          <table:table-cell office:value-type="float" office:value="0.2070260555" calcext:value-type="float">
            <text:p>0,2070260555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.2203814032" calcext:value-type="float">
            <text:p>0,2203814032</text:p>
          </table:table-cell>
          <table:table-cell office:value-type="float" office:value="0.2017881117" calcext:value-type="float">
            <text:p>0,2017881117</text:p>
          </table:table-cell>
        </table:table-row>
        <table:table-row table:style-name="ro1">
          <table:table-cell office:value-type="float" office:value="1889.2" calcext:value-type="float">
            <text:p>1889,2</text:p>
          </table:table-cell>
          <table:table-cell office:value-type="float" office:value="0.2134440625" calcext:value-type="float">
            <text:p>0,2134440625</text:p>
          </table:table-cell>
          <table:table-cell office:value-type="float" office:value="0.1859087477" calcext:value-type="float">
            <text:p>0,1859087477</text:p>
          </table:table-cell>
        </table:table-row>
        <table:table-row table:style-name="ro1">
          <table:table-cell office:value-type="float" office:value="1889.4" calcext:value-type="float">
            <text:p>1889,4</text:p>
          </table:table-cell>
          <table:table-cell office:value-type="float" office:value="0.2092831064" calcext:value-type="float">
            <text:p>0,2092831064</text:p>
          </table:table-cell>
          <table:table-cell office:value-type="float" office:value="0.1852522332" calcext:value-type="float">
            <text:p>0,1852522332</text:p>
          </table:table-cell>
        </table:table-row>
        <table:table-row table:style-name="ro1">
          <table:table-cell office:value-type="float" office:value="1889.6" calcext:value-type="float">
            <text:p>1889,6</text:p>
          </table:table-cell>
          <table:table-cell office:value-type="float" office:value="0.2079926758" calcext:value-type="float">
            <text:p>0,2079926758</text:p>
          </table:table-cell>
          <table:table-cell office:value-type="float" office:value="0.1944428801" calcext:value-type="float">
            <text:p>0,1944428801</text:p>
          </table:table-cell>
        </table:table-row>
        <table:table-row table:style-name="ro1">
          <table:table-cell office:value-type="float" office:value="1889.8" calcext:value-type="float">
            <text:p>1889,8</text:p>
          </table:table-cell>
          <table:table-cell office:value-type="float" office:value="0.2167832134" calcext:value-type="float">
            <text:p>0,2167832134</text:p>
          </table:table-cell>
          <table:table-cell office:value-type="float" office:value="0.1893137163" calcext:value-type="float">
            <text:p>0,189313716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.2069711732" calcext:value-type="float">
            <text:p>0,2069711732</text:p>
          </table:table-cell>
          <table:table-cell office:value-type="float" office:value="0.1885172382" calcext:value-type="float">
            <text:p>0,1885172382</text:p>
          </table:table-cell>
        </table:table-row>
        <table:table-row table:style-name="ro1">
          <table:table-cell office:value-type="float" office:value="1890.2" calcext:value-type="float">
            <text:p>1890,2</text:p>
          </table:table-cell>
          <table:table-cell office:value-type="float" office:value="0.1933043457" calcext:value-type="float">
            <text:p>0,1933043457</text:p>
          </table:table-cell>
          <table:table-cell office:value-type="float" office:value="0.1869979483" calcext:value-type="float">
            <text:p>0,1869979483</text:p>
          </table:table-cell>
        </table:table-row>
        <table:table-row table:style-name="ro1">
          <table:table-cell office:value-type="float" office:value="1890.4" calcext:value-type="float">
            <text:p>1890,4</text:p>
          </table:table-cell>
          <table:table-cell office:value-type="float" office:value="0.1831623658" calcext:value-type="float">
            <text:p>0,1831623658</text:p>
          </table:table-cell>
          <table:table-cell office:value-type="float" office:value="0.1864050702" calcext:value-type="float">
            <text:p>0,1864050702</text:p>
          </table:table-cell>
        </table:table-row>
        <table:table-row table:style-name="ro1">
          <table:table-cell office:value-type="float" office:value="1890.6" calcext:value-type="float">
            <text:p>1890,6</text:p>
          </table:table-cell>
          <table:table-cell office:value-type="float" office:value="0.1790849459" calcext:value-type="float">
            <text:p>0,1790849459</text:p>
          </table:table-cell>
          <table:table-cell office:value-type="float" office:value="0.1688277913" calcext:value-type="float">
            <text:p>0,1688277913</text:p>
          </table:table-cell>
        </table:table-row>
        <table:table-row table:style-name="ro1">
          <table:table-cell office:value-type="float" office:value="1890.8" calcext:value-type="float">
            <text:p>1890,8</text:p>
          </table:table-cell>
          <table:table-cell office:value-type="float" office:value="0.1712314344" calcext:value-type="float">
            <text:p>0,1712314344</text:p>
          </table:table-cell>
          <table:table-cell office:value-type="float" office:value="0.1761676613" calcext:value-type="float">
            <text:p>0,176167661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.1717314569" calcext:value-type="float">
            <text:p>0,1717314569</text:p>
          </table:table-cell>
          <table:table-cell office:value-type="float" office:value="0.1724121337" calcext:value-type="float">
            <text:p>0,1724121337</text:p>
          </table:table-cell>
        </table:table-row>
        <table:table-row table:style-name="ro1">
          <table:table-cell office:value-type="float" office:value="1891.2" calcext:value-type="float">
            <text:p>1891,2</text:p>
          </table:table-cell>
          <table:table-cell office:value-type="float" office:value="0.179346082" calcext:value-type="float">
            <text:p>0,179346082</text:p>
          </table:table-cell>
          <table:table-cell office:value-type="float" office:value="0.1663373784" calcext:value-type="float">
            <text:p>0,1663373784</text:p>
          </table:table-cell>
        </table:table-row>
        <table:table-row table:style-name="ro1">
          <table:table-cell office:value-type="float" office:value="1891.4" calcext:value-type="float">
            <text:p>1891,4</text:p>
          </table:table-cell>
          <table:table-cell office:value-type="float" office:value="0.1630006648" calcext:value-type="float">
            <text:p>0,1630006648</text:p>
          </table:table-cell>
          <table:table-cell office:value-type="float" office:value="0.1644821135" calcext:value-type="float">
            <text:p>0,1644821135</text:p>
          </table:table-cell>
        </table:table-row>
        <table:table-row table:style-name="ro1">
          <table:table-cell office:value-type="float" office:value="1891.6" calcext:value-type="float">
            <text:p>1891,6</text:p>
          </table:table-cell>
          <table:table-cell office:value-type="float" office:value="0.1597635342" calcext:value-type="float">
            <text:p>0,1597635342</text:p>
          </table:table-cell>
          <table:table-cell office:value-type="float" office:value="0.1589104379" calcext:value-type="float">
            <text:p>0,1589104379</text:p>
          </table:table-cell>
        </table:table-row>
        <table:table-row table:style-name="ro1">
          <table:table-cell office:value-type="float" office:value="1891.8" calcext:value-type="float">
            <text:p>1891,8</text:p>
          </table:table-cell>
          <table:table-cell office:value-type="float" office:value="0.1510250437" calcext:value-type="float">
            <text:p>0,1510250437</text:p>
          </table:table-cell>
          <table:table-cell office:value-type="float" office:value="0.1854604305" calcext:value-type="float">
            <text:p>0,1854604305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.149924433" calcext:value-type="float">
            <text:p>0,149924433</text:p>
          </table:table-cell>
          <table:table-cell office:value-type="float" office:value="0.2020536426" calcext:value-type="float">
            <text:p>0,2020536426</text:p>
          </table:table-cell>
        </table:table-row>
        <table:table-row table:style-name="ro1">
          <table:table-cell office:value-type="float" office:value="1892.2" calcext:value-type="float">
            <text:p>1892,2</text:p>
          </table:table-cell>
          <table:table-cell office:value-type="float" office:value="0.1408164621" calcext:value-type="float">
            <text:p>0,1408164621</text:p>
          </table:table-cell>
          <table:table-cell office:value-type="float" office:value="0.1705618222" calcext:value-type="float">
            <text:p>0,1705618222</text:p>
          </table:table-cell>
        </table:table-row>
        <table:table-row table:style-name="ro1">
          <table:table-cell office:value-type="float" office:value="1892.4" calcext:value-type="float">
            <text:p>1892,4</text:p>
          </table:table-cell>
          <table:table-cell office:value-type="float" office:value="0.1350818771" calcext:value-type="float">
            <text:p>0,1350818771</text:p>
          </table:table-cell>
          <table:table-cell office:value-type="float" office:value="0.1640902905" calcext:value-type="float">
            <text:p>0,1640902905</text:p>
          </table:table-cell>
        </table:table-row>
        <table:table-row table:style-name="ro1">
          <table:table-cell office:value-type="float" office:value="1892.6" calcext:value-type="float">
            <text:p>1892,6</text:p>
          </table:table-cell>
          <table:table-cell office:value-type="float" office:value="0.1376988448" calcext:value-type="float">
            <text:p>0,1376988448</text:p>
          </table:table-cell>
          <table:table-cell office:value-type="float" office:value="0.141555903" calcext:value-type="float">
            <text:p>0,141555903</text:p>
          </table:table-cell>
        </table:table-row>
        <table:table-row table:style-name="ro1">
          <table:table-cell office:value-type="float" office:value="1892.8" calcext:value-type="float">
            <text:p>1892,8</text:p>
          </table:table-cell>
          <table:table-cell office:value-type="float" office:value="0.1318363931" calcext:value-type="float">
            <text:p>0,1318363931</text:p>
          </table:table-cell>
          <table:table-cell office:value-type="float" office:value="0.1438393729" calcext:value-type="float">
            <text:p>0,143839372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.137188387" calcext:value-type="float">
            <text:p>0,137188387</text:p>
          </table:table-cell>
          <table:table-cell office:value-type="float" office:value="0.1496073768" calcext:value-type="float">
            <text:p>0,1496073768</text:p>
          </table:table-cell>
        </table:table-row>
        <table:table-row table:style-name="ro1">
          <table:table-cell office:value-type="float" office:value="1893.2" calcext:value-type="float">
            <text:p>1893,2</text:p>
          </table:table-cell>
          <table:table-cell office:value-type="float" office:value="0.1314449764" calcext:value-type="float">
            <text:p>0,1314449764</text:p>
          </table:table-cell>
          <table:table-cell office:value-type="float" office:value="0.1435028769" calcext:value-type="float">
            <text:p>0,1435028769</text:p>
          </table:table-cell>
        </table:table-row>
        <table:table-row table:style-name="ro1">
          <table:table-cell office:value-type="float" office:value="1893.4" calcext:value-type="float">
            <text:p>1893,4</text:p>
          </table:table-cell>
          <table:table-cell office:value-type="float" office:value="0.1575368445" calcext:value-type="float">
            <text:p>0,1575368445</text:p>
          </table:table-cell>
          <table:table-cell office:value-type="float" office:value="0.1545876926" calcext:value-type="float">
            <text:p>0,1545876926</text:p>
          </table:table-cell>
        </table:table-row>
        <table:table-row table:style-name="ro1">
          <table:table-cell office:value-type="float" office:value="1893.6" calcext:value-type="float">
            <text:p>1893,6</text:p>
          </table:table-cell>
          <table:table-cell office:value-type="float" office:value="0.1661311297" calcext:value-type="float">
            <text:p>0,1661311297</text:p>
          </table:table-cell>
          <table:table-cell office:value-type="float" office:value="0.1460590738" calcext:value-type="float">
            <text:p>0,1460590738</text:p>
          </table:table-cell>
        </table:table-row>
        <table:table-row table:style-name="ro1">
          <table:table-cell office:value-type="float" office:value="1893.8" calcext:value-type="float">
            <text:p>1893,8</text:p>
          </table:table-cell>
          <table:table-cell office:value-type="float" office:value="0.1538871855" calcext:value-type="float">
            <text:p>0,1538871855</text:p>
          </table:table-cell>
          <table:table-cell office:value-type="float" office:value="0.1354140871" calcext:value-type="float">
            <text:p>0,1354140871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.1417181353" calcext:value-type="float">
            <text:p>0,1417181353</text:p>
          </table:table-cell>
          <table:table-cell office:value-type="float" office:value="0.1363743971" calcext:value-type="float">
            <text:p>0,1363743971</text:p>
          </table:table-cell>
        </table:table-row>
        <table:table-row table:style-name="ro1">
          <table:table-cell office:value-type="float" office:value="1894.2" calcext:value-type="float">
            <text:p>1894,2</text:p>
          </table:table-cell>
          <table:table-cell office:value-type="float" office:value="0.1571694464" calcext:value-type="float">
            <text:p>0,1571694464</text:p>
          </table:table-cell>
          <table:table-cell office:value-type="float" office:value="0.141636907" calcext:value-type="float">
            <text:p>0,141636907</text:p>
          </table:table-cell>
        </table:table-row>
        <table:table-row table:style-name="ro1">
          <table:table-cell office:value-type="float" office:value="1894.4" calcext:value-type="float">
            <text:p>1894,4</text:p>
          </table:table-cell>
          <table:table-cell office:value-type="float" office:value="0.1549628829" calcext:value-type="float">
            <text:p>0,1549628829</text:p>
          </table:table-cell>
          <table:table-cell office:value-type="float" office:value="0.1508324783" calcext:value-type="float">
            <text:p>0,1508324783</text:p>
          </table:table-cell>
        </table:table-row>
        <table:table-row table:style-name="ro1">
          <table:table-cell office:value-type="float" office:value="1894.6" calcext:value-type="float">
            <text:p>1894,6</text:p>
          </table:table-cell>
          <table:table-cell office:value-type="float" office:value="0.1601151657" calcext:value-type="float">
            <text:p>0,1601151657</text:p>
          </table:table-cell>
          <table:table-cell office:value-type="float" office:value="0.1621970602" calcext:value-type="float">
            <text:p>0,1621970602</text:p>
          </table:table-cell>
        </table:table-row>
        <table:table-row table:style-name="ro1">
          <table:table-cell office:value-type="float" office:value="1894.8" calcext:value-type="float">
            <text:p>1894,8</text:p>
          </table:table-cell>
          <table:table-cell office:value-type="float" office:value="0.1663091865" calcext:value-type="float">
            <text:p>0,1663091865</text:p>
          </table:table-cell>
          <table:table-cell office:value-type="float" office:value="0.1527152534" calcext:value-type="float">
            <text:p>0,152715253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.1812346102" calcext:value-type="float">
            <text:p>0,1812346102</text:p>
          </table:table-cell>
          <table:table-cell office:value-type="float" office:value="0.1369715521" calcext:value-type="float">
            <text:p>0,1369715521</text:p>
          </table:table-cell>
        </table:table-row>
        <table:table-row table:style-name="ro1">
          <table:table-cell office:value-type="float" office:value="1895.2" calcext:value-type="float">
            <text:p>1895,2</text:p>
          </table:table-cell>
          <table:table-cell office:value-type="float" office:value="0.1798315985" calcext:value-type="float">
            <text:p>0,1798315985</text:p>
          </table:table-cell>
          <table:table-cell office:value-type="float" office:value="0.1436798684" calcext:value-type="float">
            <text:p>0,1436798684</text:p>
          </table:table-cell>
        </table:table-row>
        <table:table-row table:style-name="ro1">
          <table:table-cell office:value-type="float" office:value="1895.4" calcext:value-type="float">
            <text:p>1895,4</text:p>
          </table:table-cell>
          <table:table-cell office:value-type="float" office:value="0.1684767592" calcext:value-type="float">
            <text:p>0,1684767592</text:p>
          </table:table-cell>
          <table:table-cell office:value-type="float" office:value="0.1363743971" calcext:value-type="float">
            <text:p>0,1363743971</text:p>
          </table:table-cell>
        </table:table-row>
        <table:table-row table:style-name="ro1">
          <table:table-cell office:value-type="float" office:value="1895.6" calcext:value-type="float">
            <text:p>1895,6</text:p>
          </table:table-cell>
          <table:table-cell office:value-type="float" office:value="0.1649967644" calcext:value-type="float">
            <text:p>0,1649967644</text:p>
          </table:table-cell>
          <table:table-cell office:value-type="float" office:value="0.1244230754" calcext:value-type="float">
            <text:p>0,1244230754</text:p>
          </table:table-cell>
        </table:table-row>
        <table:table-row table:style-name="ro1">
          <table:table-cell office:value-type="float" office:value="1895.8" calcext:value-type="float">
            <text:p>1895,8</text:p>
          </table:table-cell>
          <table:table-cell office:value-type="float" office:value="0.1678134417" calcext:value-type="float">
            <text:p>0,1678134417</text:p>
          </table:table-cell>
          <table:table-cell office:value-type="float" office:value="0.1454038814" calcext:value-type="float">
            <text:p>0,145403881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.1698594873" calcext:value-type="float">
            <text:p>0,1698594873</text:p>
          </table:table-cell>
          <table:table-cell office:value-type="float" office:value="0.1312233896" calcext:value-type="float">
            <text:p>0,1312233896</text:p>
          </table:table-cell>
        </table:table-row>
        <table:table-row table:style-name="ro1">
          <table:table-cell office:value-type="float" office:value="1896.2" calcext:value-type="float">
            <text:p>1896,2</text:p>
          </table:table-cell>
          <table:table-cell office:value-type="float" office:value="0.1712954794" calcext:value-type="float">
            <text:p>0,1712954794</text:p>
          </table:table-cell>
          <table:table-cell office:value-type="float" office:value="0.150547649" calcext:value-type="float">
            <text:p>0,150547649</text:p>
          </table:table-cell>
        </table:table-row>
        <table:table-row table:style-name="ro1">
          <table:table-cell office:value-type="float" office:value="1896.4" calcext:value-type="float">
            <text:p>1896,4</text:p>
          </table:table-cell>
          <table:table-cell office:value-type="float" office:value="0.1679153921" calcext:value-type="float">
            <text:p>0,1679153921</text:p>
          </table:table-cell>
          <table:table-cell office:value-type="float" office:value="0.1396850625" calcext:value-type="float">
            <text:p>0,1396850625</text:p>
          </table:table-cell>
        </table:table-row>
        <table:table-row table:style-name="ro1">
          <table:table-cell office:value-type="float" office:value="1896.6" calcext:value-type="float">
            <text:p>1896,6</text:p>
          </table:table-cell>
          <table:table-cell office:value-type="float" office:value="0.1597349853" calcext:value-type="float">
            <text:p>0,1597349853</text:p>
          </table:table-cell>
          <table:table-cell office:value-type="float" office:value="0.142289804" calcext:value-type="float">
            <text:p>0,142289804</text:p>
          </table:table-cell>
        </table:table-row>
        <table:table-row table:style-name="ro1">
          <table:table-cell office:value-type="float" office:value="1896.8" calcext:value-type="float">
            <text:p>1896,8</text:p>
          </table:table-cell>
          <table:table-cell office:value-type="float" office:value="0.1635224877" calcext:value-type="float">
            <text:p>0,1635224877</text:p>
          </table:table-cell>
          <table:table-cell office:value-type="float" office:value="0.1521614497" calcext:value-type="float">
            <text:p>0,1521614497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.1663753919" calcext:value-type="float">
            <text:p>0,1663753919</text:p>
          </table:table-cell>
          <table:table-cell office:value-type="float" office:value="0.1579167607" calcext:value-type="float">
            <text:p>0,1579167607</text:p>
          </table:table-cell>
        </table:table-row>
        <table:table-row table:style-name="ro1">
          <table:table-cell office:value-type="float" office:value="1897.2" calcext:value-type="float">
            <text:p>1897,2</text:p>
          </table:table-cell>
          <table:table-cell office:value-type="float" office:value="0.1709725096" calcext:value-type="float">
            <text:p>0,1709725096</text:p>
          </table:table-cell>
          <table:table-cell office:value-type="float" office:value="0.1670403615" calcext:value-type="float">
            <text:p>0,1670403615</text:p>
          </table:table-cell>
        </table:table-row>
        <table:table-row table:style-name="ro1">
          <table:table-cell office:value-type="float" office:value="1897.4" calcext:value-type="float">
            <text:p>1897,4</text:p>
          </table:table-cell>
          <table:table-cell office:value-type="float" office:value="0.1698957053" calcext:value-type="float">
            <text:p>0,1698957053</text:p>
          </table:table-cell>
          <table:table-cell office:value-type="float" office:value="0.1521790393" calcext:value-type="float">
            <text:p>0,1521790393</text:p>
          </table:table-cell>
        </table:table-row>
        <table:table-row table:style-name="ro1">
          <table:table-cell office:value-type="float" office:value="1897.6" calcext:value-type="float">
            <text:p>1897,6</text:p>
          </table:table-cell>
          <table:table-cell office:value-type="float" office:value="0.1776944662" calcext:value-type="float">
            <text:p>0,1776944662</text:p>
          </table:table-cell>
          <table:table-cell office:value-type="float" office:value="0.1518261513" calcext:value-type="float">
            <text:p>0,1518261513</text:p>
          </table:table-cell>
        </table:table-row>
        <table:table-row table:style-name="ro1">
          <table:table-cell office:value-type="float" office:value="1897.8" calcext:value-type="float">
            <text:p>1897,8</text:p>
          </table:table-cell>
          <table:table-cell office:value-type="float" office:value="0.1586602776" calcext:value-type="float">
            <text:p>0,1586602776</text:p>
          </table:table-cell>
          <table:table-cell office:value-type="float" office:value="0.1626051241" calcext:value-type="float">
            <text:p>0,1626051241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.1622123358" calcext:value-type="float">
            <text:p>0,1622123358</text:p>
          </table:table-cell>
          <table:table-cell office:value-type="float" office:value="0.1370368752" calcext:value-type="float">
            <text:p>0,1370368752</text:p>
          </table:table-cell>
        </table:table-row>
        <table:table-row table:style-name="ro1">
          <table:table-cell office:value-type="float" office:value="1898.2" calcext:value-type="float">
            <text:p>1898,2</text:p>
          </table:table-cell>
          <table:table-cell office:value-type="float" office:value="0.1633528973" calcext:value-type="float">
            <text:p>0,1633528973</text:p>
          </table:table-cell>
          <table:table-cell office:value-type="float" office:value="0.1398122682" calcext:value-type="float">
            <text:p>0,1398122682</text:p>
          </table:table-cell>
        </table:table-row>
        <table:table-row table:style-name="ro1">
          <table:table-cell office:value-type="float" office:value="1898.4" calcext:value-type="float">
            <text:p>1898,4</text:p>
          </table:table-cell>
          <table:table-cell office:value-type="float" office:value="0.1768559442" calcext:value-type="float">
            <text:p>0,1768559442</text:p>
          </table:table-cell>
          <table:table-cell office:value-type="float" office:value="0.1430355652" calcext:value-type="float">
            <text:p>0,1430355652</text:p>
          </table:table-cell>
        </table:table-row>
        <table:table-row table:style-name="ro1">
          <table:table-cell office:value-type="float" office:value="1898.6" calcext:value-type="float">
            <text:p>1898,6</text:p>
          </table:table-cell>
          <table:table-cell office:value-type="float" office:value="0.1731988899" calcext:value-type="float">
            <text:p>0,1731988899</text:p>
          </table:table-cell>
          <table:table-cell office:value-type="float" office:value="0.151849358" calcext:value-type="float">
            <text:p>0,151849358</text:p>
          </table:table-cell>
        </table:table-row>
        <table:table-row table:style-name="ro1">
          <table:table-cell office:value-type="float" office:value="1898.8" calcext:value-type="float">
            <text:p>1898,8</text:p>
          </table:table-cell>
          <table:table-cell office:value-type="float" office:value="0.1489230165" calcext:value-type="float">
            <text:p>0,1489230165</text:p>
          </table:table-cell>
          <table:table-cell office:value-type="float" office:value="0.1575640502" calcext:value-type="float">
            <text:p>0,157564050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.1436272258" calcext:value-type="float">
            <text:p>0,1436272258</text:p>
          </table:table-cell>
          <table:table-cell office:value-type="float" office:value="0.1517542082" calcext:value-type="float">
            <text:p>0,1517542082</text:p>
          </table:table-cell>
        </table:table-row>
        <table:table-row table:style-name="ro1">
          <table:table-cell office:value-type="float" office:value="1899.2" calcext:value-type="float">
            <text:p>1899,2</text:p>
          </table:table-cell>
          <table:table-cell office:value-type="float" office:value="0.1452985949" calcext:value-type="float">
            <text:p>0,1452985949</text:p>
          </table:table-cell>
          <table:table-cell office:value-type="float" office:value="0.1498119555" calcext:value-type="float">
            <text:p>0,1498119555</text:p>
          </table:table-cell>
        </table:table-row>
        <table:table-row table:style-name="ro1">
          <table:table-cell office:value-type="float" office:value="1899.4" calcext:value-type="float">
            <text:p>1899,4</text:p>
          </table:table-cell>
          <table:table-cell office:value-type="float" office:value="0.1382722709" calcext:value-type="float">
            <text:p>0,1382722709</text:p>
          </table:table-cell>
          <table:table-cell office:value-type="float" office:value="0.1508138505" calcext:value-type="float">
            <text:p>0,1508138505</text:p>
          </table:table-cell>
        </table:table-row>
        <table:table-row table:style-name="ro1">
          <table:table-cell office:value-type="float" office:value="1899.6" calcext:value-type="float">
            <text:p>1899,6</text:p>
          </table:table-cell>
          <table:table-cell office:value-type="float" office:value="0.1475463671" calcext:value-type="float">
            <text:p>0,1475463671</text:p>
          </table:table-cell>
          <table:table-cell office:value-type="float" office:value="0.1435506213" calcext:value-type="float">
            <text:p>0,1435506213</text:p>
          </table:table-cell>
        </table:table-row>
        <table:table-row table:style-name="ro1">
          <table:table-cell office:value-type="float" office:value="1899.8" calcext:value-type="float">
            <text:p>1899,8</text:p>
          </table:table-cell>
          <table:table-cell office:value-type="float" office:value="0.1464093001" calcext:value-type="float">
            <text:p>0,1464093001</text:p>
          </table:table-cell>
          <table:table-cell office:value-type="float" office:value="0.1278126602" calcext:value-type="float">
            <text:p>0,127812660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1416457913" calcext:value-type="float">
            <text:p>0,1416457913</text:p>
          </table:table-cell>
          <table:table-cell office:value-type="float" office:value="0.12154159" calcext:value-type="float">
            <text:p>0,12154159</text:p>
          </table:table-cell>
        </table:table-row>
        <table:table-row table:style-name="ro1">
          <table:table-cell office:value-type="float" office:value="1900.2" calcext:value-type="float">
            <text:p>1900,2</text:p>
          </table:table-cell>
          <table:table-cell office:value-type="float" office:value="0.1458416497" calcext:value-type="float">
            <text:p>0,1458416497</text:p>
          </table:table-cell>
          <table:table-cell office:value-type="float" office:value="0.1250603753" calcext:value-type="float">
            <text:p>0,1250603753</text:p>
          </table:table-cell>
        </table:table-row>
        <table:table-row table:style-name="ro1">
          <table:table-cell office:value-type="float" office:value="1900.4" calcext:value-type="float">
            <text:p>1900,4</text:p>
          </table:table-cell>
          <table:table-cell office:value-type="float" office:value="0.1389090636" calcext:value-type="float">
            <text:p>0,1389090636</text:p>
          </table:table-cell>
          <table:table-cell office:value-type="float" office:value="0.1257026165" calcext:value-type="float">
            <text:p>0,1257026165</text:p>
          </table:table-cell>
        </table:table-row>
        <table:table-row table:style-name="ro1">
          <table:table-cell office:value-type="float" office:value="1900.6" calcext:value-type="float">
            <text:p>1900,6</text:p>
          </table:table-cell>
          <table:table-cell office:value-type="float" office:value="0.1424075687" calcext:value-type="float">
            <text:p>0,1424075687</text:p>
          </table:table-cell>
          <table:table-cell office:value-type="float" office:value="0.1255068787" calcext:value-type="float">
            <text:p>0,1255068787</text:p>
          </table:table-cell>
        </table:table-row>
        <table:table-row table:style-name="ro1">
          <table:table-cell office:value-type="float" office:value="1900.8" calcext:value-type="float">
            <text:p>1900,8</text:p>
          </table:table-cell>
          <table:table-cell office:value-type="float" office:value="0.1361287719" calcext:value-type="float">
            <text:p>0,1361287719</text:p>
          </table:table-cell>
          <table:table-cell office:value-type="float" office:value="0.1183439692" calcext:value-type="float">
            <text:p>0,118343969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.141818751" calcext:value-type="float">
            <text:p>0,141818751</text:p>
          </table:table-cell>
          <table:table-cell office:value-type="float" office:value="0.1460561182" calcext:value-type="float">
            <text:p>0,1460561182</text:p>
          </table:table-cell>
        </table:table-row>
        <table:table-row table:style-name="ro1">
          <table:table-cell office:value-type="float" office:value="1901.2" calcext:value-type="float">
            <text:p>1901,2</text:p>
          </table:table-cell>
          <table:table-cell office:value-type="float" office:value="0.1397662054" calcext:value-type="float">
            <text:p>0,1397662054</text:p>
          </table:table-cell>
          <table:table-cell office:value-type="float" office:value="0.1295348695" calcext:value-type="float">
            <text:p>0,1295348695</text:p>
          </table:table-cell>
        </table:table-row>
        <table:table-row table:style-name="ro1">
          <table:table-cell office:value-type="float" office:value="1901.4" calcext:value-type="float">
            <text:p>1901,4</text:p>
          </table:table-cell>
          <table:table-cell office:value-type="float" office:value="0.1540782861" calcext:value-type="float">
            <text:p>0,1540782861</text:p>
          </table:table-cell>
          <table:table-cell office:value-type="float" office:value="0.1361881251" calcext:value-type="float">
            <text:p>0,1361881251</text:p>
          </table:table-cell>
        </table:table-row>
        <table:table-row table:style-name="ro1">
          <table:table-cell office:value-type="float" office:value="1901.6" calcext:value-type="float">
            <text:p>1901,6</text:p>
          </table:table-cell>
          <table:table-cell office:value-type="float" office:value="0.1568485914" calcext:value-type="float">
            <text:p>0,1568485914</text:p>
          </table:table-cell>
          <table:table-cell office:value-type="float" office:value="0.1221241913" calcext:value-type="float">
            <text:p>0,1221241913</text:p>
          </table:table-cell>
        </table:table-row>
        <table:table-row table:style-name="ro1">
          <table:table-cell office:value-type="float" office:value="1901.8" calcext:value-type="float">
            <text:p>1901,8</text:p>
          </table:table-cell>
          <table:table-cell office:value-type="float" office:value="0.1508604154" calcext:value-type="float">
            <text:p>0,1508604154</text:p>
          </table:table-cell>
          <table:table-cell office:value-type="float" office:value="0.135856191" calcext:value-type="float">
            <text:p>0,135856191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.1586836224" calcext:value-type="float">
            <text:p>0,1586836224</text:p>
          </table:table-cell>
          <table:table-cell office:value-type="float" office:value="0.1286727556" calcext:value-type="float">
            <text:p>0,1286727556</text:p>
          </table:table-cell>
        </table:table-row>
        <table:table-row table:style-name="ro1">
          <table:table-cell office:value-type="float" office:value="1902.2" calcext:value-type="float">
            <text:p>1902,2</text:p>
          </table:table-cell>
          <table:table-cell office:value-type="float" office:value="0.1459429377" calcext:value-type="float">
            <text:p>0,1459429377</text:p>
          </table:table-cell>
          <table:table-cell office:value-type="float" office:value="0.1406447494" calcext:value-type="float">
            <text:p>0,1406447494</text:p>
          </table:table-cell>
        </table:table-row>
        <table:table-row table:style-name="ro1">
          <table:table-cell office:value-type="float" office:value="1902.4" calcext:value-type="float">
            <text:p>1902,4</text:p>
          </table:table-cell>
          <table:table-cell office:value-type="float" office:value="0.1502868259" calcext:value-type="float">
            <text:p>0,1502868259</text:p>
          </table:table-cell>
          <table:table-cell office:value-type="float" office:value="0.1415670003" calcext:value-type="float">
            <text:p>0,1415670003</text:p>
          </table:table-cell>
        </table:table-row>
        <table:table-row table:style-name="ro1">
          <table:table-cell office:value-type="float" office:value="1902.6" calcext:value-type="float">
            <text:p>1902,6</text:p>
          </table:table-cell>
          <table:table-cell office:value-type="float" office:value="0.1507485699" calcext:value-type="float">
            <text:p>0,1507485699</text:p>
          </table:table-cell>
          <table:table-cell office:value-type="float" office:value="0.1477032386" calcext:value-type="float">
            <text:p>0,1477032386</text:p>
          </table:table-cell>
        </table:table-row>
        <table:table-row table:style-name="ro1">
          <table:table-cell office:value-type="float" office:value="1902.8" calcext:value-type="float">
            <text:p>1902,8</text:p>
          </table:table-cell>
          <table:table-cell office:value-type="float" office:value="0.1523595421" calcext:value-type="float">
            <text:p>0,1523595421</text:p>
          </table:table-cell>
          <table:table-cell office:value-type="float" office:value="0.1502747335" calcext:value-type="float">
            <text:p>0,150274733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.1586153033" calcext:value-type="float">
            <text:p>0,1586153033</text:p>
          </table:table-cell>
          <table:table-cell office:value-type="float" office:value="0.1453749449" calcext:value-type="float">
            <text:p>0,1453749449</text:p>
          </table:table-cell>
        </table:table-row>
        <table:table-row table:style-name="ro1">
          <table:table-cell office:value-type="float" office:value="1903.2" calcext:value-type="float">
            <text:p>1903,2</text:p>
          </table:table-cell>
          <table:table-cell office:value-type="float" office:value="0.1663210917" calcext:value-type="float">
            <text:p>0,1663210917</text:p>
          </table:table-cell>
          <table:table-cell office:value-type="float" office:value="0.1350460249" calcext:value-type="float">
            <text:p>0,1350460249</text:p>
          </table:table-cell>
        </table:table-row>
        <table:table-row table:style-name="ro1">
          <table:table-cell office:value-type="float" office:value="1903.4" calcext:value-type="float">
            <text:p>1903,4</text:p>
          </table:table-cell>
          <table:table-cell office:value-type="float" office:value="0.1760261187" calcext:value-type="float">
            <text:p>0,1760261187</text:p>
          </table:table-cell>
          <table:table-cell office:value-type="float" office:value="0.1509761124" calcext:value-type="float">
            <text:p>0,1509761124</text:p>
          </table:table-cell>
        </table:table-row>
        <table:table-row table:style-name="ro1">
          <table:table-cell office:value-type="float" office:value="1903.6" calcext:value-type="float">
            <text:p>1903,6</text:p>
          </table:table-cell>
          <table:table-cell office:value-type="float" office:value="0.1672963405" calcext:value-type="float">
            <text:p>0,1672963405</text:p>
          </table:table-cell>
          <table:table-cell office:value-type="float" office:value="0.1589639994" calcext:value-type="float">
            <text:p>0,1589639994</text:p>
          </table:table-cell>
        </table:table-row>
        <table:table-row table:style-name="ro1">
          <table:table-cell office:value-type="float" office:value="1903.8" calcext:value-type="float">
            <text:p>1903,8</text:p>
          </table:table-cell>
          <table:table-cell office:value-type="float" office:value="0.1621224951" calcext:value-type="float">
            <text:p>0,1621224951</text:p>
          </table:table-cell>
          <table:table-cell office:value-type="float" office:value="0.1627122152" calcext:value-type="float">
            <text:p>0,162712215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.1529463317" calcext:value-type="float">
            <text:p>0,1529463317</text:p>
          </table:table-cell>
          <table:table-cell office:value-type="float" office:value="0.1494700842" calcext:value-type="float">
            <text:p>0,1494700842</text:p>
          </table:table-cell>
        </table:table-row>
        <table:table-row table:style-name="ro1">
          <table:table-cell office:value-type="float" office:value="1904.2" calcext:value-type="float">
            <text:p>1904,2</text:p>
          </table:table-cell>
          <table:table-cell office:value-type="float" office:value="0.1564297453" calcext:value-type="float">
            <text:p>0,1564297453</text:p>
          </table:table-cell>
          <table:table-cell office:value-type="float" office:value="0.1320726732" calcext:value-type="float">
            <text:p>0,1320726732</text:p>
          </table:table-cell>
        </table:table-row>
        <table:table-row table:style-name="ro1">
          <table:table-cell office:value-type="float" office:value="1904.4" calcext:value-type="float">
            <text:p>1904,4</text:p>
          </table:table-cell>
          <table:table-cell office:value-type="float" office:value="0.1698206847" calcext:value-type="float">
            <text:p>0,1698206847</text:p>
          </table:table-cell>
          <table:table-cell office:value-type="float" office:value="0.1420333871" calcext:value-type="float">
            <text:p>0,1420333871</text:p>
          </table:table-cell>
        </table:table-row>
        <table:table-row table:style-name="ro1">
          <table:table-cell office:value-type="float" office:value="1904.6" calcext:value-type="float">
            <text:p>1904,6</text:p>
          </table:table-cell>
          <table:table-cell office:value-type="float" office:value="0.1489083264" calcext:value-type="float">
            <text:p>0,1489083264</text:p>
          </table:table-cell>
          <table:table-cell office:value-type="float" office:value="0.1500697459" calcext:value-type="float">
            <text:p>0,1500697459</text:p>
          </table:table-cell>
        </table:table-row>
        <table:table-row table:style-name="ro1">
          <table:table-cell office:value-type="float" office:value="1904.8" calcext:value-type="float">
            <text:p>1904,8</text:p>
          </table:table-cell>
          <table:table-cell office:value-type="float" office:value="0.1385396095" calcext:value-type="float">
            <text:p>0,1385396095</text:p>
          </table:table-cell>
          <table:table-cell office:value-type="float" office:value="0.1393289288" calcext:value-type="float">
            <text:p>0,139328928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.1342045917" calcext:value-type="float">
            <text:p>0,1342045917</text:p>
          </table:table-cell>
          <table:table-cell office:value-type="float" office:value="0.1429476545" calcext:value-type="float">
            <text:p>0,1429476545</text:p>
          </table:table-cell>
        </table:table-row>
        <table:table-row table:style-name="ro1">
          <table:table-cell office:value-type="float" office:value="1905.2" calcext:value-type="float">
            <text:p>1905,2</text:p>
          </table:table-cell>
          <table:table-cell office:value-type="float" office:value="0.1366879289" calcext:value-type="float">
            <text:p>0,1366879289</text:p>
          </table:table-cell>
          <table:table-cell office:value-type="float" office:value="0.1463464563" calcext:value-type="float">
            <text:p>0,1463464563</text:p>
          </table:table-cell>
        </table:table-row>
        <table:table-row table:style-name="ro1">
          <table:table-cell office:value-type="float" office:value="1905.4" calcext:value-type="float">
            <text:p>1905,4</text:p>
          </table:table-cell>
          <table:table-cell office:value-type="float" office:value="0.1459016714" calcext:value-type="float">
            <text:p>0,1459016714</text:p>
          </table:table-cell>
          <table:table-cell office:value-type="float" office:value="0.1399199188" calcext:value-type="float">
            <text:p>0,1399199188</text:p>
          </table:table-cell>
        </table:table-row>
        <table:table-row table:style-name="ro1">
          <table:table-cell office:value-type="float" office:value="1905.6" calcext:value-type="float">
            <text:p>1905,6</text:p>
          </table:table-cell>
          <table:table-cell office:value-type="float" office:value="0.1289112737" calcext:value-type="float">
            <text:p>0,1289112737</text:p>
          </table:table-cell>
          <table:table-cell office:value-type="float" office:value="0.1361731404" calcext:value-type="float">
            <text:p>0,1361731404</text:p>
          </table:table-cell>
        </table:table-row>
        <table:table-row table:style-name="ro1">
          <table:table-cell office:value-type="float" office:value="1905.8" calcext:value-type="float">
            <text:p>1905,8</text:p>
          </table:table-cell>
          <table:table-cell office:value-type="float" office:value="0.1468272117" calcext:value-type="float">
            <text:p>0,1468272117</text:p>
          </table:table-cell>
          <table:table-cell office:value-type="float" office:value="0.1423636011" calcext:value-type="float">
            <text:p>0,1423636011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.158032925" calcext:value-type="float">
            <text:p>0,158032925</text:p>
          </table:table-cell>
          <table:table-cell office:value-type="float" office:value="0.1557255568" calcext:value-type="float">
            <text:p>0,1557255568</text:p>
          </table:table-cell>
        </table:table-row>
        <table:table-row table:style-name="ro1">
          <table:table-cell office:value-type="float" office:value="1906.2" calcext:value-type="float">
            <text:p>1906,2</text:p>
          </table:table-cell>
          <table:table-cell office:value-type="float" office:value="0.1243459823" calcext:value-type="float">
            <text:p>0,1243459823</text:p>
          </table:table-cell>
          <table:table-cell office:value-type="float" office:value="0.1501644668" calcext:value-type="float">
            <text:p>0,1501644668</text:p>
          </table:table-cell>
        </table:table-row>
        <table:table-row table:style-name="ro1">
          <table:table-cell office:value-type="float" office:value="1906.4" calcext:value-type="float">
            <text:p>1906,4</text:p>
          </table:table-cell>
          <table:table-cell office:value-type="float" office:value="0.1270577912" calcext:value-type="float">
            <text:p>0,1270577912</text:p>
          </table:table-cell>
          <table:table-cell office:value-type="float" office:value="0.1480097106" calcext:value-type="float">
            <text:p>0,1480097106</text:p>
          </table:table-cell>
        </table:table-row>
        <table:table-row table:style-name="ro1">
          <table:table-cell office:value-type="float" office:value="1906.6" calcext:value-type="float">
            <text:p>1906,6</text:p>
          </table:table-cell>
          <table:table-cell office:value-type="float" office:value="0.1291722047" calcext:value-type="float">
            <text:p>0,1291722047</text:p>
          </table:table-cell>
          <table:table-cell office:value-type="float" office:value="0.1580476943" calcext:value-type="float">
            <text:p>0,1580476943</text:p>
          </table:table-cell>
        </table:table-row>
        <table:table-row table:style-name="ro1">
          <table:table-cell office:value-type="float" office:value="1906.8" calcext:value-type="float">
            <text:p>1906,8</text:p>
          </table:table-cell>
          <table:table-cell office:value-type="float" office:value="0.140766982" calcext:value-type="float">
            <text:p>0,140766982</text:p>
          </table:table-cell>
          <table:table-cell office:value-type="float" office:value="0.1721998669" calcext:value-type="float">
            <text:p>0,1721998669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.1317894037" calcext:value-type="float">
            <text:p>0,1317894037</text:p>
          </table:table-cell>
          <table:table-cell office:value-type="float" office:value="0.1588974171" calcext:value-type="float">
            <text:p>0,1588974171</text:p>
          </table:table-cell>
        </table:table-row>
        <table:table-row table:style-name="ro1">
          <table:table-cell office:value-type="float" office:value="1907.2" calcext:value-type="float">
            <text:p>1907,2</text:p>
          </table:table-cell>
          <table:table-cell office:value-type="float" office:value="0.132858756" calcext:value-type="float">
            <text:p>0,132858756</text:p>
          </table:table-cell>
          <table:table-cell office:value-type="float" office:value="0.1531405552" calcext:value-type="float">
            <text:p>0,1531405552</text:p>
          </table:table-cell>
        </table:table-row>
        <table:table-row table:style-name="ro1">
          <table:table-cell office:value-type="float" office:value="1907.4" calcext:value-type="float">
            <text:p>1907,4</text:p>
          </table:table-cell>
          <table:table-cell office:value-type="float" office:value="0.1388786696" calcext:value-type="float">
            <text:p>0,1388786696</text:p>
          </table:table-cell>
          <table:table-cell office:value-type="float" office:value="0.1512804686" calcext:value-type="float">
            <text:p>0,1512804686</text:p>
          </table:table-cell>
        </table:table-row>
        <table:table-row table:style-name="ro1">
          <table:table-cell office:value-type="float" office:value="1907.6" calcext:value-type="float">
            <text:p>1907,6</text:p>
          </table:table-cell>
          <table:table-cell office:value-type="float" office:value="0.1348361558" calcext:value-type="float">
            <text:p>0,1348361558</text:p>
          </table:table-cell>
          <table:table-cell office:value-type="float" office:value="0.1511156142" calcext:value-type="float">
            <text:p>0,1511156142</text:p>
          </table:table-cell>
        </table:table-row>
        <table:table-row table:style-name="ro1">
          <table:table-cell office:value-type="float" office:value="1907.8" calcext:value-type="float">
            <text:p>1907,8</text:p>
          </table:table-cell>
          <table:table-cell office:value-type="float" office:value="0.124151652" calcext:value-type="float">
            <text:p>0,124151652</text:p>
          </table:table-cell>
          <table:table-cell office:value-type="float" office:value="0.1219672092" calcext:value-type="float">
            <text:p>0,121967209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.1237684712" calcext:value-type="float">
            <text:p>0,1237684712</text:p>
          </table:table-cell>
          <table:table-cell office:value-type="float" office:value="0.1160433812" calcext:value-type="float">
            <text:p>0,1160433812</text:p>
          </table:table-cell>
        </table:table-row>
        <table:table-row table:style-name="ro1">
          <table:table-cell office:value-type="float" office:value="1908.2" calcext:value-type="float">
            <text:p>1908,2</text:p>
          </table:table-cell>
          <table:table-cell office:value-type="float" office:value="0.1342167069" calcext:value-type="float">
            <text:p>0,1342167069</text:p>
          </table:table-cell>
          <table:table-cell office:value-type="float" office:value="0.1299366522" calcext:value-type="float">
            <text:p>0,1299366522</text:p>
          </table:table-cell>
        </table:table-row>
        <table:table-row table:style-name="ro1">
          <table:table-cell office:value-type="float" office:value="1908.4" calcext:value-type="float">
            <text:p>1908,4</text:p>
          </table:table-cell>
          <table:table-cell office:value-type="float" office:value="0.1331490836" calcext:value-type="float">
            <text:p>0,1331490836</text:p>
          </table:table-cell>
          <table:table-cell office:value-type="float" office:value="0.1302506579" calcext:value-type="float">
            <text:p>0,1302506579</text:p>
          </table:table-cell>
        </table:table-row>
        <table:table-row table:style-name="ro1">
          <table:table-cell office:value-type="float" office:value="1908.6" calcext:value-type="float">
            <text:p>1908,6</text:p>
          </table:table-cell>
          <table:table-cell office:value-type="float" office:value="0.1397196351" calcext:value-type="float">
            <text:p>0,1397196351</text:p>
          </table:table-cell>
          <table:table-cell office:value-type="float" office:value="0.1511855352" calcext:value-type="float">
            <text:p>0,1511855352</text:p>
          </table:table-cell>
        </table:table-row>
        <table:table-row table:style-name="ro1">
          <table:table-cell office:value-type="float" office:value="1908.8" calcext:value-type="float">
            <text:p>1908,8</text:p>
          </table:table-cell>
          <table:table-cell office:value-type="float" office:value="0.1413071143" calcext:value-type="float">
            <text:p>0,1413071143</text:p>
          </table:table-cell>
          <table:table-cell office:value-type="float" office:value="0.1473626348" calcext:value-type="float">
            <text:p>0,147362634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.1411178404" calcext:value-type="float">
            <text:p>0,1411178404</text:p>
          </table:table-cell>
          <table:table-cell office:value-type="float" office:value="0.1499881735" calcext:value-type="float">
            <text:p>0,1499881735</text:p>
          </table:table-cell>
        </table:table-row>
        <table:table-row table:style-name="ro1">
          <table:table-cell office:value-type="float" office:value="1909.2" calcext:value-type="float">
            <text:p>1909,2</text:p>
          </table:table-cell>
          <table:table-cell office:value-type="float" office:value="0.1384610492" calcext:value-type="float">
            <text:p>0,1384610492</text:p>
          </table:table-cell>
          <table:table-cell office:value-type="float" office:value="0.1473960791" calcext:value-type="float">
            <text:p>0,1473960791</text:p>
          </table:table-cell>
        </table:table-row>
        <table:table-row table:style-name="ro1">
          <table:table-cell office:value-type="float" office:value="1909.4" calcext:value-type="float">
            <text:p>1909,4</text:p>
          </table:table-cell>
          <table:table-cell office:value-type="float" office:value="0.1484791227" calcext:value-type="float">
            <text:p>0,1484791227</text:p>
          </table:table-cell>
          <table:table-cell office:value-type="float" office:value="0.1402930088" calcext:value-type="float">
            <text:p>0,1402930088</text:p>
          </table:table-cell>
        </table:table-row>
        <table:table-row table:style-name="ro1">
          <table:table-cell office:value-type="float" office:value="1909.6" calcext:value-type="float">
            <text:p>1909,6</text:p>
          </table:table-cell>
          <table:table-cell office:value-type="float" office:value="0.1633567115" calcext:value-type="float">
            <text:p>0,1633567115</text:p>
          </table:table-cell>
          <table:table-cell office:value-type="float" office:value="0.1419463614" calcext:value-type="float">
            <text:p>0,1419463614</text:p>
          </table:table-cell>
        </table:table-row>
        <table:table-row table:style-name="ro1">
          <table:table-cell office:value-type="float" office:value="1909.8" calcext:value-type="float">
            <text:p>1909,8</text:p>
          </table:table-cell>
          <table:table-cell office:value-type="float" office:value="0.1591973195" calcext:value-type="float">
            <text:p>0,1591973195</text:p>
          </table:table-cell>
          <table:table-cell office:value-type="float" office:value="0.1394301382" calcext:value-type="float">
            <text:p>0,139430138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.1655042406" calcext:value-type="float">
            <text:p>0,1655042406</text:p>
          </table:table-cell>
          <table:table-cell office:value-type="float" office:value="0.1257894271" calcext:value-type="float">
            <text:p>0,1257894271</text:p>
          </table:table-cell>
        </table:table-row>
        <table:table-row table:style-name="ro1">
          <table:table-cell office:value-type="float" office:value="1910.2" calcext:value-type="float">
            <text:p>1910,2</text:p>
          </table:table-cell>
          <table:table-cell office:value-type="float" office:value="0.1700110929" calcext:value-type="float">
            <text:p>0,1700110929</text:p>
          </table:table-cell>
          <table:table-cell office:value-type="float" office:value="0.1300966092" calcext:value-type="float">
            <text:p>0,1300966092</text:p>
          </table:table-cell>
        </table:table-row>
        <table:table-row table:style-name="ro1">
          <table:table-cell office:value-type="float" office:value="1910.4" calcext:value-type="float">
            <text:p>1910,4</text:p>
          </table:table-cell>
          <table:table-cell office:value-type="float" office:value="0.172619161" calcext:value-type="float">
            <text:p>0,172619161</text:p>
          </table:table-cell>
          <table:table-cell office:value-type="float" office:value="0.1461805975" calcext:value-type="float">
            <text:p>0,1461805975</text:p>
          </table:table-cell>
        </table:table-row>
        <table:table-row table:style-name="ro1">
          <table:table-cell office:value-type="float" office:value="1910.6" calcext:value-type="float">
            <text:p>1910,6</text:p>
          </table:table-cell>
          <table:table-cell office:value-type="float" office:value="0.1816850356" calcext:value-type="float">
            <text:p>0,1816850356</text:p>
          </table:table-cell>
          <table:table-cell office:value-type="float" office:value="0.1463382156" calcext:value-type="float">
            <text:p>0,1463382156</text:p>
          </table:table-cell>
        </table:table-row>
        <table:table-row table:style-name="ro1">
          <table:table-cell office:value-type="float" office:value="1910.8" calcext:value-type="float">
            <text:p>1910,8</text:p>
          </table:table-cell>
          <table:table-cell office:value-type="float" office:value="0.1710893214" calcext:value-type="float">
            <text:p>0,1710893214</text:p>
          </table:table-cell>
          <table:table-cell office:value-type="float" office:value="0.1399245053" calcext:value-type="float">
            <text:p>0,139924505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.1831157352" calcext:value-type="float">
            <text:p>0,1831157352</text:p>
          </table:table-cell>
          <table:table-cell office:value-type="float" office:value="0.1611201225" calcext:value-type="float">
            <text:p>0,1611201225</text:p>
          </table:table-cell>
        </table:table-row>
        <table:table-row table:style-name="ro1">
          <table:table-cell office:value-type="float" office:value="1911.2" calcext:value-type="float">
            <text:p>1911,2</text:p>
          </table:table-cell>
          <table:table-cell office:value-type="float" office:value="0.178912923" calcext:value-type="float">
            <text:p>0,178912923</text:p>
          </table:table-cell>
          <table:table-cell office:value-type="float" office:value="0.1452452663" calcext:value-type="float">
            <text:p>0,1452452663</text:p>
          </table:table-cell>
        </table:table-row>
        <table:table-row table:style-name="ro1">
          <table:table-cell office:value-type="float" office:value="1911.4" calcext:value-type="float">
            <text:p>1911,4</text:p>
          </table:table-cell>
          <table:table-cell office:value-type="float" office:value="0.1504968994" calcext:value-type="float">
            <text:p>0,1504968994</text:p>
          </table:table-cell>
          <table:table-cell office:value-type="float" office:value="0.1137728651" calcext:value-type="float">
            <text:p>0,1137728651</text:p>
          </table:table-cell>
        </table:table-row>
        <table:table-row table:style-name="ro1">
          <table:table-cell office:value-type="float" office:value="1911.6" calcext:value-type="float">
            <text:p>1911,6</text:p>
          </table:table-cell>
          <table:table-cell office:value-type="float" office:value="0.1467842909" calcext:value-type="float">
            <text:p>0,1467842909</text:p>
          </table:table-cell>
          <table:table-cell office:value-type="float" office:value="0.105055278" calcext:value-type="float">
            <text:p>0,105055278</text:p>
          </table:table-cell>
        </table:table-row>
        <table:table-row table:style-name="ro1">
          <table:table-cell office:value-type="float" office:value="1911.8" calcext:value-type="float">
            <text:p>1911,8</text:p>
          </table:table-cell>
          <table:table-cell office:value-type="float" office:value="0.1480111742" calcext:value-type="float">
            <text:p>0,1480111742</text:p>
          </table:table-cell>
          <table:table-cell office:value-type="float" office:value="0.1166467558" calcext:value-type="float">
            <text:p>0,116646755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.1577908069" calcext:value-type="float">
            <text:p>0,1577908069</text:p>
          </table:table-cell>
          <table:table-cell office:value-type="float" office:value="0.1215672741" calcext:value-type="float">
            <text:p>0,1215672741</text:p>
          </table:table-cell>
        </table:table-row>
        <table:table-row table:style-name="ro1">
          <table:table-cell office:value-type="float" office:value="1912.2" calcext:value-type="float">
            <text:p>1912,2</text:p>
          </table:table-cell>
          <table:table-cell office:value-type="float" office:value="0.1411060627" calcext:value-type="float">
            <text:p>0,1411060627</text:p>
          </table:table-cell>
          <table:table-cell office:value-type="float" office:value="0.1219194534" calcext:value-type="float">
            <text:p>0,1219194534</text:p>
          </table:table-cell>
        </table:table-row>
        <table:table-row table:style-name="ro1">
          <table:table-cell office:value-type="float" office:value="1912.4" calcext:value-type="float">
            <text:p>1912,4</text:p>
          </table:table-cell>
          <table:table-cell office:value-type="float" office:value="0.1350227119" calcext:value-type="float">
            <text:p>0,1350227119</text:p>
          </table:table-cell>
          <table:table-cell office:value-type="float" office:value="0.1236357499" calcext:value-type="float">
            <text:p>0,1236357499</text:p>
          </table:table-cell>
        </table:table-row>
        <table:table-row table:style-name="ro1">
          <table:table-cell office:value-type="float" office:value="1912.6" calcext:value-type="float">
            <text:p>1912,6</text:p>
          </table:table-cell>
          <table:table-cell office:value-type="float" office:value="0.1108129884" calcext:value-type="float">
            <text:p>0,1108129884</text:p>
          </table:table-cell>
          <table:table-cell office:value-type="float" office:value="0.1128057292" calcext:value-type="float">
            <text:p>0,1128057292</text:p>
          </table:table-cell>
        </table:table-row>
        <table:table-row table:style-name="ro1">
          <table:table-cell office:value-type="float" office:value="1912.8" calcext:value-type="float">
            <text:p>1912,8</text:p>
          </table:table-cell>
          <table:table-cell office:value-type="float" office:value="0.089557888" calcext:value-type="float">
            <text:p>0,089557888</text:p>
          </table:table-cell>
          <table:table-cell office:value-type="float" office:value="0.1267073568" calcext:value-type="float">
            <text:p>0,1267073568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.0977111494" calcext:value-type="float">
            <text:p>0,0977111494</text:p>
          </table:table-cell>
          <table:table-cell office:value-type="float" office:value="0.110401804" calcext:value-type="float">
            <text:p>0,110401804</text:p>
          </table:table-cell>
        </table:table-row>
        <table:table-row table:style-name="ro1">
          <table:table-cell office:value-type="float" office:value="1913.2" calcext:value-type="float">
            <text:p>1913,2</text:p>
          </table:table-cell>
          <table:table-cell office:value-type="float" office:value="0.1021543991" calcext:value-type="float">
            <text:p>0,1021543991</text:p>
          </table:table-cell>
          <table:table-cell office:value-type="float" office:value="0.1101243854" calcext:value-type="float">
            <text:p>0,1101243854</text:p>
          </table:table-cell>
        </table:table-row>
        <table:table-row table:style-name="ro1">
          <table:table-cell office:value-type="float" office:value="1913.4" calcext:value-type="float">
            <text:p>1913,4</text:p>
          </table:table-cell>
          <table:table-cell office:value-type="float" office:value="0.1108998621" calcext:value-type="float">
            <text:p>0,1108998621</text:p>
          </table:table-cell>
          <table:table-cell office:value-type="float" office:value="0.1197539649" calcext:value-type="float">
            <text:p>0,1197539649</text:p>
          </table:table-cell>
        </table:table-row>
        <table:table-row table:style-name="ro1">
          <table:table-cell office:value-type="float" office:value="1913.6" calcext:value-type="float">
            <text:p>1913,6</text:p>
          </table:table-cell>
          <table:table-cell office:value-type="float" office:value="0.0941203825" calcext:value-type="float">
            <text:p>0,0941203825</text:p>
          </table:table-cell>
          <table:table-cell office:value-type="float" office:value="0.1117765319" calcext:value-type="float">
            <text:p>0,1117765319</text:p>
          </table:table-cell>
        </table:table-row>
        <table:table-row table:style-name="ro1">
          <table:table-cell office:value-type="float" office:value="1913.8" calcext:value-type="float">
            <text:p>1913,8</text:p>
          </table:table-cell>
          <table:table-cell office:value-type="float" office:value="0.0776855625" calcext:value-type="float">
            <text:p>0,0776855625</text:p>
          </table:table-cell>
          <table:table-cell office:value-type="float" office:value="0.1106277424" calcext:value-type="float">
            <text:p>0,1106277424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.0830015573" calcext:value-type="float">
            <text:p>0,0830015573</text:p>
          </table:table-cell>
          <table:table-cell office:value-type="float" office:value="0.1046468352" calcext:value-type="float">
            <text:p>0,1046468352</text:p>
          </table:table-cell>
        </table:table-row>
        <table:table-row table:style-name="ro1">
          <table:table-cell office:value-type="float" office:value="1914.2" calcext:value-type="float">
            <text:p>1914,2</text:p>
          </table:table-cell>
          <table:table-cell office:value-type="float" office:value="0.0708792972" calcext:value-type="float">
            <text:p>0,0708792972</text:p>
          </table:table-cell>
          <table:table-cell office:value-type="float" office:value="0.0788126459" calcext:value-type="float">
            <text:p>0,0788126459</text:p>
          </table:table-cell>
        </table:table-row>
        <table:table-row table:style-name="ro1">
          <table:table-cell office:value-type="float" office:value="1914.4" calcext:value-type="float">
            <text:p>1914,4</text:p>
          </table:table-cell>
          <table:table-cell office:value-type="float" office:value="0.0709812951" calcext:value-type="float">
            <text:p>0,0709812951</text:p>
          </table:table-cell>
          <table:table-cell office:value-type="float" office:value="0.0905650654" calcext:value-type="float">
            <text:p>0,0905650654</text:p>
          </table:table-cell>
        </table:table-row>
        <table:table-row table:style-name="ro1">
          <table:table-cell office:value-type="float" office:value="1914.6" calcext:value-type="float">
            <text:p>1914,6</text:p>
          </table:table-cell>
          <table:table-cell office:value-type="float" office:value="0.072173831" calcext:value-type="float">
            <text:p>0,072173831</text:p>
          </table:table-cell>
          <table:table-cell office:value-type="float" office:value="0.0843271278" calcext:value-type="float">
            <text:p>0,0843271278</text:p>
          </table:table-cell>
        </table:table-row>
        <table:table-row table:style-name="ro1">
          <table:table-cell office:value-type="float" office:value="1914.8" calcext:value-type="float">
            <text:p>1914,8</text:p>
          </table:table-cell>
          <table:table-cell office:value-type="float" office:value="0.0823280796" calcext:value-type="float">
            <text:p>0,0823280796</text:p>
          </table:table-cell>
          <table:table-cell office:value-type="float" office:value="0.0938759317" calcext:value-type="float">
            <text:p>0,093875931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.0855173649" calcext:value-type="float">
            <text:p>0,0855173649</text:p>
          </table:table-cell>
          <table:table-cell office:value-type="float" office:value="0.097065217" calcext:value-type="float">
            <text:p>0,097065217</text:p>
          </table:table-cell>
        </table:table-row>
        <table:table-row table:style-name="ro1">
          <table:table-cell office:value-type="float" office:value="1915.2" calcext:value-type="float">
            <text:p>1915,2</text:p>
          </table:table-cell>
          <table:table-cell office:value-type="float" office:value="0.0778967766" calcext:value-type="float">
            <text:p>0,0778967766</text:p>
          </table:table-cell>
          <table:table-cell office:value-type="float" office:value="0.0816014568" calcext:value-type="float">
            <text:p>0,0816014568</text:p>
          </table:table-cell>
        </table:table-row>
        <table:table-row table:style-name="ro1">
          <table:table-cell office:value-type="float" office:value="1915.4" calcext:value-type="float">
            <text:p>1915,4</text:p>
          </table:table-cell>
          <table:table-cell office:value-type="float" office:value="0.0643004808" calcext:value-type="float">
            <text:p>0,0643004808</text:p>
          </table:table-cell>
          <table:table-cell office:value-type="float" office:value="0.0625978985" calcext:value-type="float">
            <text:p>0,0625978985</text:p>
          </table:table-cell>
        </table:table-row>
        <table:table-row table:style-name="ro1">
          <table:table-cell office:value-type="float" office:value="1915.6" calcext:value-type="float">
            <text:p>1915,6</text:p>
          </table:table-cell>
          <table:table-cell office:value-type="float" office:value="0.0711827832" calcext:value-type="float">
            <text:p>0,0711827832</text:p>
          </table:table-cell>
          <table:table-cell office:value-type="float" office:value="0.056529178" calcext:value-type="float">
            <text:p>0,056529178</text:p>
          </table:table-cell>
        </table:table-row>
        <table:table-row table:style-name="ro1">
          <table:table-cell office:value-type="float" office:value="1915.8" calcext:value-type="float">
            <text:p>1915,8</text:p>
          </table:table-cell>
          <table:table-cell office:value-type="float" office:value="0.0697036879" calcext:value-type="float">
            <text:p>0,0697036879</text:p>
          </table:table-cell>
          <table:table-cell office:value-type="float" office:value="0.0763012452" calcext:value-type="float">
            <text:p>0,076301245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.076276959" calcext:value-type="float">
            <text:p>0,076276959</text:p>
          </table:table-cell>
          <table:table-cell office:value-type="float" office:value="0.0644040939" calcext:value-type="float">
            <text:p>0,0644040939</text:p>
          </table:table-cell>
        </table:table-row>
        <table:table-row table:style-name="ro1">
          <table:table-cell office:value-type="float" office:value="1916.2" calcext:value-type="float">
            <text:p>1916,2</text:p>
          </table:table-cell>
          <table:table-cell office:value-type="float" office:value="0.0726043415" calcext:value-type="float">
            <text:p>0,0726043415</text:p>
          </table:table-cell>
          <table:table-cell office:value-type="float" office:value="0.0488165765" calcext:value-type="float">
            <text:p>0,0488165765</text:p>
          </table:table-cell>
        </table:table-row>
        <table:table-row table:style-name="ro1">
          <table:table-cell office:value-type="float" office:value="1916.4" calcext:value-type="float">
            <text:p>1916,4</text:p>
          </table:table-cell>
          <table:table-cell office:value-type="float" office:value="0.0734514378" calcext:value-type="float">
            <text:p>0,0734514378</text:p>
          </table:table-cell>
          <table:table-cell office:value-type="float" office:value="0.0653649102" calcext:value-type="float">
            <text:p>0,0653649102</text:p>
          </table:table-cell>
        </table:table-row>
        <table:table-row table:style-name="ro1">
          <table:table-cell office:value-type="float" office:value="1916.6" calcext:value-type="float">
            <text:p>1916,6</text:p>
          </table:table-cell>
          <table:table-cell office:value-type="float" office:value="0.0788130834" calcext:value-type="float">
            <text:p>0,0788130834</text:p>
          </table:table-cell>
          <table:table-cell office:value-type="float" office:value="0.0764769995" calcext:value-type="float">
            <text:p>0,0764769995</text:p>
          </table:table-cell>
        </table:table-row>
        <table:table-row table:style-name="ro1">
          <table:table-cell office:value-type="float" office:value="1916.8" calcext:value-type="float">
            <text:p>1916,8</text:p>
          </table:table-cell>
          <table:table-cell office:value-type="float" office:value="0.0856274064" calcext:value-type="float">
            <text:p>0,0856274064</text:p>
          </table:table-cell>
          <table:table-cell office:value-type="float" office:value="0.0708005493" calcext:value-type="float">
            <text:p>0,0708005493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.0683411971" calcext:value-type="float">
            <text:p>0,0683411971</text:p>
          </table:table-cell>
          <table:table-cell office:value-type="float" office:value="0.0846966313" calcext:value-type="float">
            <text:p>0,0846966313</text:p>
          </table:table-cell>
        </table:table-row>
        <table:table-row table:style-name="ro1">
          <table:table-cell office:value-type="float" office:value="1917.2" calcext:value-type="float">
            <text:p>1917,2</text:p>
          </table:table-cell>
          <table:table-cell office:value-type="float" office:value="0.0808222108" calcext:value-type="float">
            <text:p>0,0808222108</text:p>
          </table:table-cell>
          <table:table-cell office:value-type="float" office:value="0.0826971111" calcext:value-type="float">
            <text:p>0,0826971111</text:p>
          </table:table-cell>
        </table:table-row>
        <table:table-row table:style-name="ro1">
          <table:table-cell office:value-type="float" office:value="1917.4" calcext:value-type="float">
            <text:p>1917,4</text:p>
          </table:table-cell>
          <table:table-cell office:value-type="float" office:value="0.0724247772" calcext:value-type="float">
            <text:p>0,0724247772</text:p>
          </table:table-cell>
          <table:table-cell office:value-type="float" office:value="0.0764156677" calcext:value-type="float">
            <text:p>0,0764156677</text:p>
          </table:table-cell>
        </table:table-row>
        <table:table-row table:style-name="ro1">
          <table:table-cell office:value-type="float" office:value="1917.6" calcext:value-type="float">
            <text:p>1917,6</text:p>
          </table:table-cell>
          <table:table-cell office:value-type="float" office:value="0.0804956079" calcext:value-type="float">
            <text:p>0,0804956079</text:p>
          </table:table-cell>
          <table:table-cell office:value-type="float" office:value="0.0664208456" calcext:value-type="float">
            <text:p>0,0664208456</text:p>
          </table:table-cell>
        </table:table-row>
        <table:table-row table:style-name="ro1">
          <table:table-cell office:value-type="float" office:value="1917.8" calcext:value-type="float">
            <text:p>1917,8</text:p>
          </table:table-cell>
          <table:table-cell office:value-type="float" office:value="0.088064667" calcext:value-type="float">
            <text:p>0,088064667</text:p>
          </table:table-cell>
          <table:table-cell office:value-type="float" office:value="0.043773232" calcext:value-type="float">
            <text:p>0,04377323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.0816545551" calcext:value-type="float">
            <text:p>0,0816545551</text:p>
          </table:table-cell>
          <table:table-cell office:value-type="float" office:value="0.0553097499" calcext:value-type="float">
            <text:p>0,0553097499</text:p>
          </table:table-cell>
        </table:table-row>
        <table:table-row table:style-name="ro1">
          <table:table-cell office:value-type="float" office:value="1918.2" calcext:value-type="float">
            <text:p>1918,2</text:p>
          </table:table-cell>
          <table:table-cell office:value-type="float" office:value="0.0802358645" calcext:value-type="float">
            <text:p>0,0802358645</text:p>
          </table:table-cell>
          <table:table-cell office:value-type="float" office:value="0.063477808" calcext:value-type="float">
            <text:p>0,063477808</text:p>
          </table:table-cell>
        </table:table-row>
        <table:table-row table:style-name="ro1">
          <table:table-cell office:value-type="float" office:value="1918.4" calcext:value-type="float">
            <text:p>1918,4</text:p>
          </table:table-cell>
          <table:table-cell office:value-type="float" office:value="0.1018078714" calcext:value-type="float">
            <text:p>0,1018078714</text:p>
          </table:table-cell>
          <table:table-cell office:value-type="float" office:value="0.0668322567" calcext:value-type="float">
            <text:p>0,0668322567</text:p>
          </table:table-cell>
        </table:table-row>
        <table:table-row table:style-name="ro1">
          <table:table-cell office:value-type="float" office:value="1918.6" calcext:value-type="float">
            <text:p>1918,6</text:p>
          </table:table-cell>
          <table:table-cell office:value-type="float" office:value="0.0924139818" calcext:value-type="float">
            <text:p>0,0924139818</text:p>
          </table:table-cell>
          <table:table-cell office:value-type="float" office:value="0.067472886" calcext:value-type="float">
            <text:p>0,067472886</text:p>
          </table:table-cell>
        </table:table-row>
        <table:table-row table:style-name="ro1">
          <table:table-cell office:value-type="float" office:value="1918.8" calcext:value-type="float">
            <text:p>1918,8</text:p>
          </table:table-cell>
          <table:table-cell office:value-type="float" office:value="0.1007505282" calcext:value-type="float">
            <text:p>0,1007505282</text:p>
          </table:table-cell>
          <table:table-cell office:value-type="float" office:value="0.0808703998" calcext:value-type="float">
            <text:p>0,080870399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.1031570654" calcext:value-type="float">
            <text:p>0,1031570654</text:p>
          </table:table-cell>
          <table:table-cell office:value-type="float" office:value="0.0705187735" calcext:value-type="float">
            <text:p>0,0705187735</text:p>
          </table:table-cell>
        </table:table-row>
        <table:table-row table:style-name="ro1">
          <table:table-cell office:value-type="float" office:value="1919.2" calcext:value-type="float">
            <text:p>1919,2</text:p>
          </table:table-cell>
          <table:table-cell office:value-type="float" office:value="0.1009077003" calcext:value-type="float">
            <text:p>0,1009077003</text:p>
          </table:table-cell>
          <table:table-cell office:value-type="float" office:value="0.0830831369" calcext:value-type="float">
            <text:p>0,0830831369</text:p>
          </table:table-cell>
        </table:table-row>
        <table:table-row table:style-name="ro1">
          <table:table-cell office:value-type="float" office:value="1919.4" calcext:value-type="float">
            <text:p>1919,4</text:p>
          </table:table-cell>
          <table:table-cell office:value-type="float" office:value="0.1089308065" calcext:value-type="float">
            <text:p>0,1089308065</text:p>
          </table:table-cell>
          <table:table-cell office:value-type="float" office:value="0.0969667777" calcext:value-type="float">
            <text:p>0,0969667777</text:p>
          </table:table-cell>
        </table:table-row>
        <table:table-row table:style-name="ro1">
          <table:table-cell office:value-type="float" office:value="1919.6" calcext:value-type="float">
            <text:p>1919,6</text:p>
          </table:table-cell>
          <table:table-cell office:value-type="float" office:value="0.0957209905" calcext:value-type="float">
            <text:p>0,0957209905</text:p>
          </table:table-cell>
          <table:table-cell office:value-type="float" office:value="0.082777285" calcext:value-type="float">
            <text:p>0,082777285</text:p>
          </table:table-cell>
        </table:table-row>
        <table:table-row table:style-name="ro1">
          <table:table-cell office:value-type="float" office:value="1919.8" calcext:value-type="float">
            <text:p>1919,8</text:p>
          </table:table-cell>
          <table:table-cell office:value-type="float" office:value="0.0985899681" calcext:value-type="float">
            <text:p>0,0985899681</text:p>
          </table:table-cell>
          <table:table-cell office:value-type="float" office:value="0.0839202695" calcext:value-type="float">
            <text:p>0,083920269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0974621484" calcext:value-type="float">
            <text:p>0,0974621484</text:p>
          </table:table-cell>
          <table:table-cell office:value-type="float" office:value="0.089860279" calcext:value-type="float">
            <text:p>0,089860279</text:p>
          </table:table-cell>
        </table:table-row>
        <table:table-row table:style-name="ro1">
          <table:table-cell office:value-type="float" office:value="1920.2" calcext:value-type="float">
            <text:p>1920,2</text:p>
          </table:table-cell>
          <table:table-cell office:value-type="float" office:value="0.0942766404" calcext:value-type="float">
            <text:p>0,0942766404</text:p>
          </table:table-cell>
          <table:table-cell office:value-type="float" office:value="0.0776468174" calcext:value-type="float">
            <text:p>0,0776468174</text:p>
          </table:table-cell>
        </table:table-row>
        <table:table-row table:style-name="ro1">
          <table:table-cell office:value-type="float" office:value="1920.4" calcext:value-type="float">
            <text:p>1920,4</text:p>
          </table:table-cell>
          <table:table-cell office:value-type="float" office:value="0.0912406978" calcext:value-type="float">
            <text:p>0,0912406978</text:p>
          </table:table-cell>
          <table:table-cell office:value-type="float" office:value="0.0706994965" calcext:value-type="float">
            <text:p>0,0706994965</text:p>
          </table:table-cell>
        </table:table-row>
        <table:table-row table:style-name="ro1">
          <table:table-cell office:value-type="float" office:value="1920.6" calcext:value-type="float">
            <text:p>1920,6</text:p>
          </table:table-cell>
          <table:table-cell office:value-type="float" office:value="0.0890284736" calcext:value-type="float">
            <text:p>0,0890284736</text:p>
          </table:table-cell>
          <table:table-cell office:value-type="float" office:value="0.0568514799" calcext:value-type="float">
            <text:p>0,0568514799</text:p>
          </table:table-cell>
        </table:table-row>
        <table:table-row table:style-name="ro1">
          <table:table-cell office:value-type="float" office:value="1920.8" calcext:value-type="float">
            <text:p>1920,8</text:p>
          </table:table-cell>
          <table:table-cell office:value-type="float" office:value="0.0892440378" calcext:value-type="float">
            <text:p>0,0892440378</text:p>
          </table:table-cell>
          <table:table-cell office:value-type="float" office:value="0.047517684" calcext:value-type="float">
            <text:p>0,047517684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.0692651878" calcext:value-type="float">
            <text:p>0,0692651878</text:p>
          </table:table-cell>
          <table:table-cell office:value-type="float" office:value="0.050632408" calcext:value-type="float">
            <text:p>0,050632408</text:p>
          </table:table-cell>
        </table:table-row>
        <table:table-row table:style-name="ro1">
          <table:table-cell office:value-type="float" office:value="1921.2" calcext:value-type="float">
            <text:p>1921,2</text:p>
          </table:table-cell>
          <table:table-cell office:value-type="float" office:value="0.0602948897" calcext:value-type="float">
            <text:p>0,0602948897</text:p>
          </table:table-cell>
          <table:table-cell office:value-type="float" office:value="0.0507707438" calcext:value-type="float">
            <text:p>0,0507707438</text:p>
          </table:table-cell>
        </table:table-row>
        <table:table-row table:style-name="ro1">
          <table:table-cell office:value-type="float" office:value="1921.4" calcext:value-type="float">
            <text:p>1921,4</text:p>
          </table:table-cell>
          <table:table-cell office:value-type="float" office:value="0.0656559772" calcext:value-type="float">
            <text:p>0,0656559772</text:p>
          </table:table-cell>
          <table:table-cell office:value-type="float" office:value="0.0460890261" calcext:value-type="float">
            <text:p>0,0460890261</text:p>
          </table:table-cell>
        </table:table-row>
        <table:table-row table:style-name="ro1">
          <table:table-cell office:value-type="float" office:value="1921.6" calcext:value-type="float">
            <text:p>1921,6</text:p>
          </table:table-cell>
          <table:table-cell office:value-type="float" office:value="0.0754073558" calcext:value-type="float">
            <text:p>0,0754073558</text:p>
          </table:table-cell>
          <table:table-cell office:value-type="float" office:value="0.0353513471" calcext:value-type="float">
            <text:p>0,0353513471</text:p>
          </table:table-cell>
        </table:table-row>
        <table:table-row table:style-name="ro1">
          <table:table-cell office:value-type="float" office:value="1921.8" calcext:value-type="float">
            <text:p>1921,8</text:p>
          </table:table-cell>
          <table:table-cell office:value-type="float" office:value="0.0599407224" calcext:value-type="float">
            <text:p>0,0599407224</text:p>
          </table:table-cell>
          <table:table-cell office:value-type="float" office:value="0.0332855486" calcext:value-type="float">
            <text:p>0,033285548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.0638227124" calcext:value-type="float">
            <text:p>0,0638227124</text:p>
          </table:table-cell>
          <table:table-cell office:value-type="float" office:value="0.0409792199" calcext:value-type="float">
            <text:p>0,0409792199</text:p>
          </table:table-cell>
        </table:table-row>
        <table:table-row table:style-name="ro1">
          <table:table-cell office:value-type="float" office:value="1922.2" calcext:value-type="float">
            <text:p>1922,2</text:p>
          </table:table-cell>
          <table:table-cell office:value-type="float" office:value="0.078739051" calcext:value-type="float">
            <text:p>0,078739051</text:p>
          </table:table-cell>
          <table:table-cell office:value-type="float" office:value="0.0388192628" calcext:value-type="float">
            <text:p>0,0388192628</text:p>
          </table:table-cell>
        </table:table-row>
        <table:table-row table:style-name="ro1">
          <table:table-cell office:value-type="float" office:value="1922.4" calcext:value-type="float">
            <text:p>1922,4</text:p>
          </table:table-cell>
          <table:table-cell office:value-type="float" office:value="0.0831212091" calcext:value-type="float">
            <text:p>0,0831212091</text:p>
          </table:table-cell>
          <table:table-cell office:value-type="float" office:value="0.0453448835" calcext:value-type="float">
            <text:p>0,0453448835</text:p>
          </table:table-cell>
        </table:table-row>
        <table:table-row table:style-name="ro1">
          <table:table-cell office:value-type="float" office:value="1922.6" calcext:value-type="float">
            <text:p>1922,6</text:p>
          </table:table-cell>
          <table:table-cell office:value-type="float" office:value="0.0746396105" calcext:value-type="float">
            <text:p>0,0746396105</text:p>
          </table:table-cell>
          <table:table-cell office:value-type="float" office:value="0.0525502868" calcext:value-type="float">
            <text:p>0,0525502868</text:p>
          </table:table-cell>
        </table:table-row>
        <table:table-row table:style-name="ro1">
          <table:table-cell office:value-type="float" office:value="1922.8" calcext:value-type="float">
            <text:p>1922,8</text:p>
          </table:table-cell>
          <table:table-cell office:value-type="float" office:value="0.0597334328" calcext:value-type="float">
            <text:p>0,0597334328</text:p>
          </table:table-cell>
          <table:table-cell office:value-type="float" office:value="0.0677385912" calcext:value-type="float">
            <text:p>0,067738591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.0616148955" calcext:value-type="float">
            <text:p>0,0616148955</text:p>
          </table:table-cell>
          <table:table-cell office:value-type="float" office:value="0.0589454288" calcext:value-type="float">
            <text:p>0,0589454288</text:p>
          </table:table-cell>
        </table:table-row>
        <table:table-row table:style-name="ro1">
          <table:table-cell office:value-type="float" office:value="1923.2" calcext:value-type="float">
            <text:p>1923,2</text:p>
          </table:table-cell>
          <table:table-cell office:value-type="float" office:value="0.0745163231" calcext:value-type="float">
            <text:p>0,0745163231</text:p>
          </table:table-cell>
          <table:table-cell office:value-type="float" office:value="0.0704248189" calcext:value-type="float">
            <text:p>0,0704248189</text:p>
          </table:table-cell>
        </table:table-row>
        <table:table-row table:style-name="ro1">
          <table:table-cell office:value-type="float" office:value="1923.4" calcext:value-type="float">
            <text:p>1923,4</text:p>
          </table:table-cell>
          <table:table-cell office:value-type="float" office:value="0.0782885817" calcext:value-type="float">
            <text:p>0,0782885817</text:p>
          </table:table-cell>
          <table:table-cell office:value-type="float" office:value="0.0677457126" calcext:value-type="float">
            <text:p>0,0677457126</text:p>
          </table:table-cell>
        </table:table-row>
        <table:table-row table:style-name="ro1">
          <table:table-cell office:value-type="float" office:value="1923.6" calcext:value-type="float">
            <text:p>1923,6</text:p>
          </table:table-cell>
          <table:table-cell office:value-type="float" office:value="0.0840154491" calcext:value-type="float">
            <text:p>0,0840154491</text:p>
          </table:table-cell>
          <table:table-cell office:value-type="float" office:value="0.079538496" calcext:value-type="float">
            <text:p>0,079538496</text:p>
          </table:table-cell>
        </table:table-row>
        <table:table-row table:style-name="ro1">
          <table:table-cell office:value-type="float" office:value="1923.8" calcext:value-type="float">
            <text:p>1923,8</text:p>
          </table:table-cell>
          <table:table-cell office:value-type="float" office:value="0.0908039805" calcext:value-type="float">
            <text:p>0,0908039805</text:p>
          </table:table-cell>
          <table:table-cell office:value-type="float" office:value="0.0638669402" calcext:value-type="float">
            <text:p>0,063866940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.0999468509" calcext:value-type="float">
            <text:p>0,0999468509</text:p>
          </table:table-cell>
          <table:table-cell office:value-type="float" office:value="0.0649799097" calcext:value-type="float">
            <text:p>0,0649799097</text:p>
          </table:table-cell>
        </table:table-row>
        <table:table-row table:style-name="ro1">
          <table:table-cell office:value-type="float" office:value="1924.2" calcext:value-type="float">
            <text:p>1924,2</text:p>
          </table:table-cell>
          <table:table-cell office:value-type="float" office:value="0.094892949" calcext:value-type="float">
            <text:p>0,094892949</text:p>
          </table:table-cell>
          <table:table-cell office:value-type="float" office:value="0.0677247749" calcext:value-type="float">
            <text:p>0,0677247749</text:p>
          </table:table-cell>
        </table:table-row>
        <table:table-row table:style-name="ro1">
          <table:table-cell office:value-type="float" office:value="1924.4" calcext:value-type="float">
            <text:p>1924,4</text:p>
          </table:table-cell>
          <table:table-cell office:value-type="float" office:value="0.0985775705" calcext:value-type="float">
            <text:p>0,0985775705</text:p>
          </table:table-cell>
          <table:table-cell office:value-type="float" office:value="0.0608489841" calcext:value-type="float">
            <text:p>0,0608489841</text:p>
          </table:table-cell>
        </table:table-row>
        <table:table-row table:style-name="ro1">
          <table:table-cell office:value-type="float" office:value="1924.6" calcext:value-type="float">
            <text:p>1924,6</text:p>
          </table:table-cell>
          <table:table-cell office:value-type="float" office:value="0.1078616698" calcext:value-type="float">
            <text:p>0,1078616698</text:p>
          </table:table-cell>
          <table:table-cell office:value-type="float" office:value="0.0664332818" calcext:value-type="float">
            <text:p>0,0664332818</text:p>
          </table:table-cell>
        </table:table-row>
        <table:table-row table:style-name="ro1">
          <table:table-cell office:value-type="float" office:value="1924.8" calcext:value-type="float">
            <text:p>1924,8</text:p>
          </table:table-cell>
          <table:table-cell office:value-type="float" office:value="0.1074454431" calcext:value-type="float">
            <text:p>0,1074454431</text:p>
          </table:table-cell>
          <table:table-cell office:value-type="float" office:value="0.078901696" calcext:value-type="float">
            <text:p>0,07890169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.1201757472" calcext:value-type="float">
            <text:p>0,1201757472</text:p>
          </table:table-cell>
          <table:table-cell office:value-type="float" office:value="0.1009496326" calcext:value-type="float">
            <text:p>0,1009496326</text:p>
          </table:table-cell>
        </table:table-row>
        <table:table-row table:style-name="ro1">
          <table:table-cell office:value-type="float" office:value="1925.2" calcext:value-type="float">
            <text:p>1925,2</text:p>
          </table:table-cell>
          <table:table-cell office:value-type="float" office:value="0.1339969591" calcext:value-type="float">
            <text:p>0,1339969591</text:p>
          </table:table-cell>
          <table:table-cell office:value-type="float" office:value="0.0934906346" calcext:value-type="float">
            <text:p>0,0934906346</text:p>
          </table:table-cell>
        </table:table-row>
        <table:table-row table:style-name="ro1">
          <table:table-cell office:value-type="float" office:value="1925.4" calcext:value-type="float">
            <text:p>1925,4</text:p>
          </table:table-cell>
          <table:table-cell office:value-type="float" office:value="0.1392400705" calcext:value-type="float">
            <text:p>0,1392400705</text:p>
          </table:table-cell>
          <table:table-cell office:value-type="float" office:value="0.0819310287" calcext:value-type="float">
            <text:p>0,0819310287</text:p>
          </table:table-cell>
        </table:table-row>
        <table:table-row table:style-name="ro1">
          <table:table-cell office:value-type="float" office:value="1925.6" calcext:value-type="float">
            <text:p>1925,6</text:p>
          </table:table-cell>
          <table:table-cell office:value-type="float" office:value="0.1462140836" calcext:value-type="float">
            <text:p>0,1462140836</text:p>
          </table:table-cell>
          <table:table-cell office:value-type="float" office:value="0.0959332205" calcext:value-type="float">
            <text:p>0,0959332205</text:p>
          </table:table-cell>
        </table:table-row>
        <table:table-row table:style-name="ro1">
          <table:table-cell office:value-type="float" office:value="1925.8" calcext:value-type="float">
            <text:p>1925,8</text:p>
          </table:table-cell>
          <table:table-cell office:value-type="float" office:value="0.1587649498" calcext:value-type="float">
            <text:p>0,1587649498</text:p>
          </table:table-cell>
          <table:table-cell office:value-type="float" office:value="0.0898899172" calcext:value-type="float">
            <text:p>0,089889917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.1584328732" calcext:value-type="float">
            <text:p>0,1584328732</text:p>
          </table:table-cell>
          <table:table-cell office:value-type="float" office:value="0.0892498332" calcext:value-type="float">
            <text:p>0,0892498332</text:p>
          </table:table-cell>
        </table:table-row>
        <table:table-row table:style-name="ro1">
          <table:table-cell office:value-type="float" office:value="1926.2" calcext:value-type="float">
            <text:p>1926,2</text:p>
          </table:table-cell>
          <table:table-cell office:value-type="float" office:value="0.1530027567" calcext:value-type="float">
            <text:p>0,1530027567</text:p>
          </table:table-cell>
          <table:table-cell office:value-type="float" office:value="0.0986609072" calcext:value-type="float">
            <text:p>0,0986609072</text:p>
          </table:table-cell>
        </table:table-row>
        <table:table-row table:style-name="ro1">
          <table:table-cell office:value-type="float" office:value="1926.4" calcext:value-type="float">
            <text:p>1926,4</text:p>
          </table:table-cell>
          <table:table-cell office:value-type="float" office:value="0.1567433606" calcext:value-type="float">
            <text:p>0,1567433606</text:p>
          </table:table-cell>
          <table:table-cell office:value-type="float" office:value="0.0889206912" calcext:value-type="float">
            <text:p>0,0889206912</text:p>
          </table:table-cell>
        </table:table-row>
        <table:table-row table:style-name="ro1">
          <table:table-cell office:value-type="float" office:value="1926.6" calcext:value-type="float">
            <text:p>1926,6</text:p>
          </table:table-cell>
          <table:table-cell office:value-type="float" office:value="0.1726288408" calcext:value-type="float">
            <text:p>0,1726288408</text:p>
          </table:table-cell>
          <table:table-cell office:value-type="float" office:value="0.0701814833" calcext:value-type="float">
            <text:p>0,0701814833</text:p>
          </table:table-cell>
        </table:table-row>
        <table:table-row table:style-name="ro1">
          <table:table-cell office:value-type="float" office:value="1926.8" calcext:value-type="float">
            <text:p>1926,8</text:p>
          </table:table-cell>
          <table:table-cell office:value-type="float" office:value="0.1788986146" calcext:value-type="float">
            <text:p>0,1788986146</text:p>
          </table:table-cell>
          <table:table-cell office:value-type="float" office:value="0.0970755082" calcext:value-type="float">
            <text:p>0,0970755082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.1846440149" calcext:value-type="float">
            <text:p>0,1846440149</text:p>
          </table:table-cell>
          <table:table-cell office:value-type="float" office:value="0.1120053304" calcext:value-type="float">
            <text:p>0,1120053304</text:p>
          </table:table-cell>
        </table:table-row>
        <table:table-row table:style-name="ro1">
          <table:table-cell office:value-type="float" office:value="1927.2" calcext:value-type="float">
            <text:p>1927,2</text:p>
          </table:table-cell>
          <table:table-cell office:value-type="float" office:value="0.1856879107" calcext:value-type="float">
            <text:p>0,1856879107</text:p>
          </table:table-cell>
          <table:table-cell office:value-type="float" office:value="0.0965741979" calcext:value-type="float">
            <text:p>0,0965741979</text:p>
          </table:table-cell>
        </table:table-row>
        <table:table-row table:style-name="ro1">
          <table:table-cell office:value-type="float" office:value="1927.4" calcext:value-type="float">
            <text:p>1927,4</text:p>
          </table:table-cell>
          <table:table-cell office:value-type="float" office:value="0.1695288655" calcext:value-type="float">
            <text:p>0,1695288655</text:p>
          </table:table-cell>
          <table:table-cell office:value-type="float" office:value="0.1035163291" calcext:value-type="float">
            <text:p>0,1035163291</text:p>
          </table:table-cell>
        </table:table-row>
        <table:table-row table:style-name="ro1">
          <table:table-cell office:value-type="float" office:value="1927.6" calcext:value-type="float">
            <text:p>1927,6</text:p>
          </table:table-cell>
          <table:table-cell office:value-type="float" office:value="0.1556380295" calcext:value-type="float">
            <text:p>0,1556380295</text:p>
          </table:table-cell>
          <table:table-cell office:value-type="float" office:value="0.1006315953" calcext:value-type="float">
            <text:p>0,1006315953</text:p>
          </table:table-cell>
        </table:table-row>
        <table:table-row table:style-name="ro1">
          <table:table-cell office:value-type="float" office:value="1927.8" calcext:value-type="float">
            <text:p>1927,8</text:p>
          </table:table-cell>
          <table:table-cell office:value-type="float" office:value="0.1572178962" calcext:value-type="float">
            <text:p>0,1572178962</text:p>
          </table:table-cell>
          <table:table-cell office:value-type="float" office:value="0.0975132762" calcext:value-type="float">
            <text:p>0,0975132762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.1600884006" calcext:value-type="float">
            <text:p>0,1600884006</text:p>
          </table:table-cell>
          <table:table-cell office:value-type="float" office:value="0.1051412215" calcext:value-type="float">
            <text:p>0,1051412215</text:p>
          </table:table-cell>
        </table:table-row>
        <table:table-row table:style-name="ro1">
          <table:table-cell office:value-type="float" office:value="1928.2" calcext:value-type="float">
            <text:p>1928,2</text:p>
          </table:table-cell>
          <table:table-cell office:value-type="float" office:value="0.1593000661" calcext:value-type="float">
            <text:p>0,1593000661</text:p>
          </table:table-cell>
          <table:table-cell office:value-type="float" office:value="0.1079327994" calcext:value-type="float">
            <text:p>0,1079327994</text:p>
          </table:table-cell>
        </table:table-row>
        <table:table-row table:style-name="ro1">
          <table:table-cell office:value-type="float" office:value="1928.4" calcext:value-type="float">
            <text:p>1928,4</text:p>
          </table:table-cell>
          <table:table-cell office:value-type="float" office:value="0.1610633872" calcext:value-type="float">
            <text:p>0,1610633872</text:p>
          </table:table-cell>
          <table:table-cell office:value-type="float" office:value="0.1007625851" calcext:value-type="float">
            <text:p>0,1007625851</text:p>
          </table:table-cell>
        </table:table-row>
        <table:table-row table:style-name="ro1">
          <table:table-cell office:value-type="float" office:value="1928.6" calcext:value-type="float">
            <text:p>1928,6</text:p>
          </table:table-cell>
          <table:table-cell office:value-type="float" office:value="0.1579589207" calcext:value-type="float">
            <text:p>0,1579589207</text:p>
          </table:table-cell>
          <table:table-cell office:value-type="float" office:value="0.104651841" calcext:value-type="float">
            <text:p>0,104651841</text:p>
          </table:table-cell>
        </table:table-row>
        <table:table-row table:style-name="ro1">
          <table:table-cell office:value-type="float" office:value="1928.8" calcext:value-type="float">
            <text:p>1928,8</text:p>
          </table:table-cell>
          <table:table-cell office:value-type="float" office:value="0.1648817665" calcext:value-type="float">
            <text:p>0,1648817665</text:p>
          </table:table-cell>
          <table:table-cell office:value-type="float" office:value="0.1042550409" calcext:value-type="float">
            <text:p>0,104255040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.1786990217" calcext:value-type="float">
            <text:p>0,1786990217</text:p>
          </table:table-cell>
          <table:table-cell office:value-type="float" office:value="0.1286097828" calcext:value-type="float">
            <text:p>0,1286097828</text:p>
          </table:table-cell>
        </table:table-row>
        <table:table-row table:style-name="ro1">
          <table:table-cell office:value-type="float" office:value="1929.2" calcext:value-type="float">
            <text:p>1929,2</text:p>
          </table:table-cell>
          <table:table-cell office:value-type="float" office:value="0.1725684582" calcext:value-type="float">
            <text:p>0,1725684582</text:p>
          </table:table-cell>
          <table:table-cell office:value-type="float" office:value="0.1294274622" calcext:value-type="float">
            <text:p>0,1294274622</text:p>
          </table:table-cell>
        </table:table-row>
        <table:table-row table:style-name="ro1">
          <table:table-cell office:value-type="float" office:value="1929.4" calcext:value-type="float">
            <text:p>1929,4</text:p>
          </table:table-cell>
          <table:table-cell office:value-type="float" office:value="0.1726321332" calcext:value-type="float">
            <text:p>0,1726321332</text:p>
          </table:table-cell>
          <table:table-cell office:value-type="float" office:value="0.1294048115" calcext:value-type="float">
            <text:p>0,1294048115</text:p>
          </table:table-cell>
        </table:table-row>
        <table:table-row table:style-name="ro1">
          <table:table-cell office:value-type="float" office:value="1929.6" calcext:value-type="float">
            <text:p>1929,6</text:p>
          </table:table-cell>
          <table:table-cell office:value-type="float" office:value="0.1530229934" calcext:value-type="float">
            <text:p>0,1530229934</text:p>
          </table:table-cell>
          <table:table-cell office:value-type="float" office:value="0.1091259085" calcext:value-type="float">
            <text:p>0,1091259085</text:p>
          </table:table-cell>
        </table:table-row>
        <table:table-row table:style-name="ro1">
          <table:table-cell office:value-type="float" office:value="1929.8" calcext:value-type="float">
            <text:p>1929,8</text:p>
          </table:table-cell>
          <table:table-cell office:value-type="float" office:value="0.1452624794" calcext:value-type="float">
            <text:p>0,1452624794</text:p>
          </table:table-cell>
          <table:table-cell office:value-type="float" office:value="0.0979360689" calcext:value-type="float">
            <text:p>0,097936068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.1478805696" calcext:value-type="float">
            <text:p>0,1478805696</text:p>
          </table:table-cell>
          <table:table-cell office:value-type="float" office:value="0.1016262182" calcext:value-type="float">
            <text:p>0,1016262182</text:p>
          </table:table-cell>
        </table:table-row>
        <table:table-row table:style-name="ro1">
          <table:table-cell office:value-type="float" office:value="1930.2" calcext:value-type="float">
            <text:p>1930,2</text:p>
          </table:table-cell>
          <table:table-cell office:value-type="float" office:value="0.1632609139" calcext:value-type="float">
            <text:p>0,1632609139</text:p>
          </table:table-cell>
          <table:table-cell office:value-type="float" office:value="0.1003344624" calcext:value-type="float">
            <text:p>0,1003344624</text:p>
          </table:table-cell>
        </table:table-row>
        <table:table-row table:style-name="ro1">
          <table:table-cell office:value-type="float" office:value="1930.4" calcext:value-type="float">
            <text:p>1930,4</text:p>
          </table:table-cell>
          <table:table-cell office:value-type="float" office:value="0.1656698297" calcext:value-type="float">
            <text:p>0,1656698297</text:p>
          </table:table-cell>
          <table:table-cell office:value-type="float" office:value="0.0944383934" calcext:value-type="float">
            <text:p>0,0944383934</text:p>
          </table:table-cell>
        </table:table-row>
        <table:table-row table:style-name="ro1">
          <table:table-cell office:value-type="float" office:value="1930.6" calcext:value-type="float">
            <text:p>1930,6</text:p>
          </table:table-cell>
          <table:table-cell office:value-type="float" office:value="0.1726354591" calcext:value-type="float">
            <text:p>0,1726354591</text:p>
          </table:table-cell>
          <table:table-cell office:value-type="float" office:value="0.0979082196" calcext:value-type="float">
            <text:p>0,0979082196</text:p>
          </table:table-cell>
        </table:table-row>
        <table:table-row table:style-name="ro1">
          <table:table-cell office:value-type="float" office:value="1930.8" calcext:value-type="float">
            <text:p>1930,8</text:p>
          </table:table-cell>
          <table:table-cell office:value-type="float" office:value="0.1749925951" calcext:value-type="float">
            <text:p>0,1749925951</text:p>
          </table:table-cell>
          <table:table-cell office:value-type="float" office:value="0.1146226925" calcext:value-type="float">
            <text:p>0,1146226925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.161466442" calcext:value-type="float">
            <text:p>0,161466442</text:p>
          </table:table-cell>
          <table:table-cell office:value-type="float" office:value="0.1362704847" calcext:value-type="float">
            <text:p>0,1362704847</text:p>
          </table:table-cell>
        </table:table-row>
        <table:table-row table:style-name="ro1">
          <table:table-cell office:value-type="float" office:value="1931.2" calcext:value-type="float">
            <text:p>1931,2</text:p>
          </table:table-cell>
          <table:table-cell office:value-type="float" office:value="0.1617136263" calcext:value-type="float">
            <text:p>0,1617136263</text:p>
          </table:table-cell>
          <table:table-cell office:value-type="float" office:value="0.115307953" calcext:value-type="float">
            <text:p>0,115307953</text:p>
          </table:table-cell>
        </table:table-row>
        <table:table-row table:style-name="ro1">
          <table:table-cell office:value-type="float" office:value="1931.4" calcext:value-type="float">
            <text:p>1931,4</text:p>
          </table:table-cell>
          <table:table-cell office:value-type="float" office:value="0.1601805954" calcext:value-type="float">
            <text:p>0,1601805954</text:p>
          </table:table-cell>
          <table:table-cell office:value-type="float" office:value="0.107184937" calcext:value-type="float">
            <text:p>0,107184937</text:p>
          </table:table-cell>
        </table:table-row>
        <table:table-row table:style-name="ro1">
          <table:table-cell office:value-type="float" office:value="1931.6" calcext:value-type="float">
            <text:p>1931,6</text:p>
          </table:table-cell>
          <table:table-cell office:value-type="float" office:value="0.1552326657" calcext:value-type="float">
            <text:p>0,1552326657</text:p>
          </table:table-cell>
          <table:table-cell office:value-type="float" office:value="0.094138309" calcext:value-type="float">
            <text:p>0,094138309</text:p>
          </table:table-cell>
        </table:table-row>
        <table:table-row table:style-name="ro1">
          <table:table-cell office:value-type="float" office:value="1931.8" calcext:value-type="float">
            <text:p>1931,8</text:p>
          </table:table-cell>
          <table:table-cell office:value-type="float" office:value="0.1562306426" calcext:value-type="float">
            <text:p>0,1562306426</text:p>
          </table:table-cell>
          <table:table-cell office:value-type="float" office:value="0.1182439204" calcext:value-type="float">
            <text:p>0,118243920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.1570234579" calcext:value-type="float">
            <text:p>0,1570234579</text:p>
          </table:table-cell>
          <table:table-cell office:value-type="float" office:value="0.1003193583" calcext:value-type="float">
            <text:p>0,1003193583</text:p>
          </table:table-cell>
        </table:table-row>
        <table:table-row table:style-name="ro1">
          <table:table-cell office:value-type="float" office:value="1932.2" calcext:value-type="float">
            <text:p>1932,2</text:p>
          </table:table-cell>
          <table:table-cell office:value-type="float" office:value="0.1724379244" calcext:value-type="float">
            <text:p>0,1724379244</text:p>
          </table:table-cell>
          <table:table-cell office:value-type="float" office:value="0.115343504" calcext:value-type="float">
            <text:p>0,115343504</text:p>
          </table:table-cell>
        </table:table-row>
        <table:table-row table:style-name="ro1">
          <table:table-cell office:value-type="float" office:value="1932.4" calcext:value-type="float">
            <text:p>1932,4</text:p>
          </table:table-cell>
          <table:table-cell office:value-type="float" office:value="0.1741268259" calcext:value-type="float">
            <text:p>0,1741268259</text:p>
          </table:table-cell>
          <table:table-cell office:value-type="float" office:value="0.1185624122" calcext:value-type="float">
            <text:p>0,1185624122</text:p>
          </table:table-cell>
        </table:table-row>
        <table:table-row table:style-name="ro1">
          <table:table-cell office:value-type="float" office:value="1932.6" calcext:value-type="float">
            <text:p>1932,6</text:p>
          </table:table-cell>
          <table:table-cell office:value-type="float" office:value="0.1773854592" calcext:value-type="float">
            <text:p>0,1773854592</text:p>
          </table:table-cell>
          <table:table-cell office:value-type="float" office:value="0.1149648018" calcext:value-type="float">
            <text:p>0,1149648018</text:p>
          </table:table-cell>
        </table:table-row>
        <table:table-row table:style-name="ro1">
          <table:table-cell office:value-type="float" office:value="1932.8" calcext:value-type="float">
            <text:p>1932,8</text:p>
          </table:table-cell>
          <table:table-cell office:value-type="float" office:value="0.178243555" calcext:value-type="float">
            <text:p>0,178243555</text:p>
          </table:table-cell>
          <table:table-cell office:value-type="float" office:value="0.1010171216" calcext:value-type="float">
            <text:p>0,101017121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.186493809" calcext:value-type="float">
            <text:p>0,186493809</text:p>
          </table:table-cell>
          <table:table-cell office:value-type="float" office:value="0.1092116005" calcext:value-type="float">
            <text:p>0,1092116005</text:p>
          </table:table-cell>
        </table:table-row>
        <table:table-row table:style-name="ro1">
          <table:table-cell office:value-type="float" office:value="1933.2" calcext:value-type="float">
            <text:p>1933,2</text:p>
          </table:table-cell>
          <table:table-cell office:value-type="float" office:value="0.1642142415" calcext:value-type="float">
            <text:p>0,1642142415</text:p>
          </table:table-cell>
          <table:table-cell office:value-type="float" office:value="0.1109671794" calcext:value-type="float">
            <text:p>0,1109671794</text:p>
          </table:table-cell>
        </table:table-row>
        <table:table-row table:style-name="ro1">
          <table:table-cell office:value-type="float" office:value="1933.4" calcext:value-type="float">
            <text:p>1933,4</text:p>
          </table:table-cell>
          <table:table-cell office:value-type="float" office:value="0.1700994688" calcext:value-type="float">
            <text:p>0,1700994688</text:p>
          </table:table-cell>
          <table:table-cell office:value-type="float" office:value="0.1245188606" calcext:value-type="float">
            <text:p>0,1245188606</text:p>
          </table:table-cell>
        </table:table-row>
        <table:table-row table:style-name="ro1">
          <table:table-cell office:value-type="float" office:value="1933.6" calcext:value-type="float">
            <text:p>1933,6</text:p>
          </table:table-cell>
          <table:table-cell office:value-type="float" office:value="0.1723717319" calcext:value-type="float">
            <text:p>0,1723717319</text:p>
          </table:table-cell>
          <table:table-cell office:value-type="float" office:value="0.1174812443" calcext:value-type="float">
            <text:p>0,1174812443</text:p>
          </table:table-cell>
        </table:table-row>
        <table:table-row table:style-name="ro1">
          <table:table-cell office:value-type="float" office:value="1933.8" calcext:value-type="float">
            <text:p>1933,8</text:p>
          </table:table-cell>
          <table:table-cell office:value-type="float" office:value="0.1627272111" calcext:value-type="float">
            <text:p>0,1627272111</text:p>
          </table:table-cell>
          <table:table-cell office:value-type="float" office:value="0.0967146749" calcext:value-type="float">
            <text:p>0,096714674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.1774384978" calcext:value-type="float">
            <text:p>0,1774384978</text:p>
          </table:table-cell>
          <table:table-cell office:value-type="float" office:value="0.0886639205" calcext:value-type="float">
            <text:p>0,0886639205</text:p>
          </table:table-cell>
        </table:table-row>
        <table:table-row table:style-name="ro1">
          <table:table-cell office:value-type="float" office:value="1934.2" calcext:value-type="float">
            <text:p>1934,2</text:p>
          </table:table-cell>
          <table:table-cell office:value-type="float" office:value="0.1599672711" calcext:value-type="float">
            <text:p>0,1599672711</text:p>
          </table:table-cell>
          <table:table-cell office:value-type="float" office:value="0.0867996605" calcext:value-type="float">
            <text:p>0,0867996605</text:p>
          </table:table-cell>
        </table:table-row>
        <table:table-row table:style-name="ro1">
          <table:table-cell office:value-type="float" office:value="1934.4" calcext:value-type="float">
            <text:p>1934,4</text:p>
          </table:table-cell>
          <table:table-cell office:value-type="float" office:value="0.1579102923" calcext:value-type="float">
            <text:p>0,1579102923</text:p>
          </table:table-cell>
          <table:table-cell office:value-type="float" office:value="0.0753729326" calcext:value-type="float">
            <text:p>0,0753729326</text:p>
          </table:table-cell>
        </table:table-row>
        <table:table-row table:style-name="ro1">
          <table:table-cell office:value-type="float" office:value="1934.6" calcext:value-type="float">
            <text:p>1934,6</text:p>
          </table:table-cell>
          <table:table-cell office:value-type="float" office:value="0.1686238471" calcext:value-type="float">
            <text:p>0,1686238471</text:p>
          </table:table-cell>
          <table:table-cell office:value-type="float" office:value="0.0999638017" calcext:value-type="float">
            <text:p>0,0999638017</text:p>
          </table:table-cell>
        </table:table-row>
        <table:table-row table:style-name="ro1">
          <table:table-cell office:value-type="float" office:value="1934.8" calcext:value-type="float">
            <text:p>1934,8</text:p>
          </table:table-cell>
          <table:table-cell office:value-type="float" office:value="0.1582445377" calcext:value-type="float">
            <text:p>0,1582445377</text:p>
          </table:table-cell>
          <table:table-cell office:value-type="float" office:value="0.0955899216" calcext:value-type="float">
            <text:p>0,095589921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.1572178962" calcext:value-type="float">
            <text:p>0,1572178962</text:p>
          </table:table-cell>
          <table:table-cell office:value-type="float" office:value="0.1020916485" calcext:value-type="float">
            <text:p>0,1020916485</text:p>
          </table:table-cell>
        </table:table-row>
        <table:table-row table:style-name="ro1">
          <table:table-cell office:value-type="float" office:value="1935.2" calcext:value-type="float">
            <text:p>1935,2</text:p>
          </table:table-cell>
          <table:table-cell office:value-type="float" office:value="0.1731491147" calcext:value-type="float">
            <text:p>0,1731491147</text:p>
          </table:table-cell>
          <table:table-cell office:value-type="float" office:value="0.1163690544" calcext:value-type="float">
            <text:p>0,1163690544</text:p>
          </table:table-cell>
        </table:table-row>
        <table:table-row table:style-name="ro1">
          <table:table-cell office:value-type="float" office:value="1935.4" calcext:value-type="float">
            <text:p>1935,4</text:p>
          </table:table-cell>
          <table:table-cell office:value-type="float" office:value="0.1677707688" calcext:value-type="float">
            <text:p>0,1677707688</text:p>
          </table:table-cell>
          <table:table-cell office:value-type="float" office:value="0.118248604" calcext:value-type="float">
            <text:p>0,118248604</text:p>
          </table:table-cell>
        </table:table-row>
        <table:table-row table:style-name="ro1">
          <table:table-cell office:value-type="float" office:value="1935.6" calcext:value-type="float">
            <text:p>1935,6</text:p>
          </table:table-cell>
          <table:table-cell office:value-type="float" office:value="0.1558562712" calcext:value-type="float">
            <text:p>0,1558562712</text:p>
          </table:table-cell>
          <table:table-cell office:value-type="float" office:value="0.1235993325" calcext:value-type="float">
            <text:p>0,1235993325</text:p>
          </table:table-cell>
        </table:table-row>
        <table:table-row table:style-name="ro1">
          <table:table-cell office:value-type="float" office:value="1935.8" calcext:value-type="float">
            <text:p>1935,8</text:p>
          </table:table-cell>
          <table:table-cell office:value-type="float" office:value="0.162358497" calcext:value-type="float">
            <text:p>0,162358497</text:p>
          </table:table-cell>
          <table:table-cell office:value-type="float" office:value="0.1225105771" calcext:value-type="float">
            <text:p>0,1225105771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.1434845357" calcext:value-type="float">
            <text:p>0,1434845357</text:p>
          </table:table-cell>
          <table:table-cell office:value-type="float" office:value="0.1140002826" calcext:value-type="float">
            <text:p>0,1140002826</text:p>
          </table:table-cell>
        </table:table-row>
        <table:table-row table:style-name="ro1">
          <table:table-cell office:value-type="float" office:value="1936.2" calcext:value-type="float">
            <text:p>1936,2</text:p>
          </table:table-cell>
          <table:table-cell office:value-type="float" office:value="0.1441422199" calcext:value-type="float">
            <text:p>0,1441422199</text:p>
          </table:table-cell>
          <table:table-cell office:value-type="float" office:value="0.1046543248" calcext:value-type="float">
            <text:p>0,1046543248</text:p>
          </table:table-cell>
        </table:table-row>
        <table:table-row table:style-name="ro1">
          <table:table-cell office:value-type="float" office:value="1936.4" calcext:value-type="float">
            <text:p>1936,4</text:p>
          </table:table-cell>
          <table:table-cell office:value-type="float" office:value="0.157142885" calcext:value-type="float">
            <text:p>0,157142885</text:p>
          </table:table-cell>
          <table:table-cell office:value-type="float" office:value="0.0804062995" calcext:value-type="float">
            <text:p>0,0804062995</text:p>
          </table:table-cell>
        </table:table-row>
        <table:table-row table:style-name="ro1">
          <table:table-cell office:value-type="float" office:value="1936.6" calcext:value-type="float">
            <text:p>1936,6</text:p>
          </table:table-cell>
          <table:table-cell office:value-type="float" office:value="0.1616078919" calcext:value-type="float">
            <text:p>0,1616078919</text:p>
          </table:table-cell>
          <table:table-cell office:value-type="float" office:value="0.0720108153" calcext:value-type="float">
            <text:p>0,0720108153</text:p>
          </table:table-cell>
        </table:table-row>
        <table:table-row table:style-name="ro1">
          <table:table-cell office:value-type="float" office:value="1936.8" calcext:value-type="float">
            <text:p>1936,8</text:p>
          </table:table-cell>
          <table:table-cell office:value-type="float" office:value="0.1424480521" calcext:value-type="float">
            <text:p>0,1424480521</text:p>
          </table:table-cell>
          <table:table-cell office:value-type="float" office:value="0.0625022803" calcext:value-type="float">
            <text:p>0,0625022803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.1426853088" calcext:value-type="float">
            <text:p>0,1426853088</text:p>
          </table:table-cell>
          <table:table-cell office:value-type="float" office:value="0.0716220033" calcext:value-type="float">
            <text:p>0,0716220033</text:p>
          </table:table-cell>
        </table:table-row>
        <table:table-row table:style-name="ro1">
          <table:table-cell office:value-type="float" office:value="1937.2" calcext:value-type="float">
            <text:p>1937,2</text:p>
          </table:table-cell>
          <table:table-cell office:value-type="float" office:value="0.1497125201" calcext:value-type="float">
            <text:p>0,1497125201</text:p>
          </table:table-cell>
          <table:table-cell office:value-type="float" office:value="0.0672551055" calcext:value-type="float">
            <text:p>0,0672551055</text:p>
          </table:table-cell>
        </table:table-row>
        <table:table-row table:style-name="ro1">
          <table:table-cell office:value-type="float" office:value="1937.4" calcext:value-type="float">
            <text:p>1937,4</text:p>
          </table:table-cell>
          <table:table-cell office:value-type="float" office:value="0.1529065345" calcext:value-type="float">
            <text:p>0,1529065345</text:p>
          </table:table-cell>
          <table:table-cell office:value-type="float" office:value="0.0751192088" calcext:value-type="float">
            <text:p>0,0751192088</text:p>
          </table:table-cell>
        </table:table-row>
        <table:table-row table:style-name="ro1">
          <table:table-cell office:value-type="float" office:value="1937.6" calcext:value-type="float">
            <text:p>1937,6</text:p>
          </table:table-cell>
          <table:table-cell office:value-type="float" office:value="0.1511930095" calcext:value-type="float">
            <text:p>0,1511930095</text:p>
          </table:table-cell>
          <table:table-cell office:value-type="float" office:value="0.0764856091" calcext:value-type="float">
            <text:p>0,0764856091</text:p>
          </table:table-cell>
        </table:table-row>
        <table:table-row table:style-name="ro1">
          <table:table-cell office:value-type="float" office:value="1937.8" calcext:value-type="float">
            <text:p>1937,8</text:p>
          </table:table-cell>
          <table:table-cell office:value-type="float" office:value="0.141190034" calcext:value-type="float">
            <text:p>0,141190034</text:p>
          </table:table-cell>
          <table:table-cell office:value-type="float" office:value="0.0644703323" calcext:value-type="float">
            <text:p>0,0644703323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.1423393809" calcext:value-type="float">
            <text:p>0,1423393809</text:p>
          </table:table-cell>
          <table:table-cell office:value-type="float" office:value="0.0575366804" calcext:value-type="float">
            <text:p>0,0575366804</text:p>
          </table:table-cell>
        </table:table-row>
        <table:table-row table:style-name="ro1">
          <table:table-cell office:value-type="float" office:value="1938.2" calcext:value-type="float">
            <text:p>1938,2</text:p>
          </table:table-cell>
          <table:table-cell office:value-type="float" office:value="0.1448320281" calcext:value-type="float">
            <text:p>0,1448320281</text:p>
          </table:table-cell>
          <table:table-cell office:value-type="float" office:value="0.0749787641" calcext:value-type="float">
            <text:p>0,0749787641</text:p>
          </table:table-cell>
        </table:table-row>
        <table:table-row table:style-name="ro1">
          <table:table-cell office:value-type="float" office:value="1938.4" calcext:value-type="float">
            <text:p>1938,4</text:p>
          </table:table-cell>
          <table:table-cell office:value-type="float" office:value="0.1407591203" calcext:value-type="float">
            <text:p>0,1407591203</text:p>
          </table:table-cell>
          <table:table-cell office:value-type="float" office:value="0.0907299618" calcext:value-type="float">
            <text:p>0,0907299618</text:p>
          </table:table-cell>
        </table:table-row>
        <table:table-row table:style-name="ro1">
          <table:table-cell office:value-type="float" office:value="1938.6" calcext:value-type="float">
            <text:p>1938,6</text:p>
          </table:table-cell>
          <table:table-cell office:value-type="float" office:value="0.1380284955" calcext:value-type="float">
            <text:p>0,1380284955</text:p>
          </table:table-cell>
          <table:table-cell office:value-type="float" office:value="0.0877593821" calcext:value-type="float">
            <text:p>0,0877593821</text:p>
          </table:table-cell>
        </table:table-row>
        <table:table-row table:style-name="ro1">
          <table:table-cell office:value-type="float" office:value="1938.8" calcext:value-type="float">
            <text:p>1938,8</text:p>
          </table:table-cell>
          <table:table-cell office:value-type="float" office:value="0.1368711582" calcext:value-type="float">
            <text:p>0,1368711582</text:p>
          </table:table-cell>
          <table:table-cell office:value-type="float" office:value="0.0944383934" calcext:value-type="float">
            <text:p>0,094438393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.1201315053" calcext:value-type="float">
            <text:p>0,1201315053</text:p>
          </table:table-cell>
          <table:table-cell office:value-type="float" office:value="0.0910740007" calcext:value-type="float">
            <text:p>0,0910740007</text:p>
          </table:table-cell>
        </table:table-row>
        <table:table-row table:style-name="ro1">
          <table:table-cell office:value-type="float" office:value="1939.2" calcext:value-type="float">
            <text:p>1939,2</text:p>
          </table:table-cell>
          <table:table-cell office:value-type="float" office:value="0.1073203214" calcext:value-type="float">
            <text:p>0,1073203214</text:p>
          </table:table-cell>
          <table:table-cell office:value-type="float" office:value="0.0849419848" calcext:value-type="float">
            <text:p>0,0849419848</text:p>
          </table:table-cell>
        </table:table-row>
        <table:table-row table:style-name="ro1">
          <table:table-cell office:value-type="float" office:value="1939.4" calcext:value-type="float">
            <text:p>1939,4</text:p>
          </table:table-cell>
          <table:table-cell office:value-type="float" office:value="0.0958774024" calcext:value-type="float">
            <text:p>0,0958774024</text:p>
          </table:table-cell>
          <table:table-cell office:value-type="float" office:value="0.066731127" calcext:value-type="float">
            <text:p>0,066731127</text:p>
          </table:table-cell>
        </table:table-row>
        <table:table-row table:style-name="ro1">
          <table:table-cell office:value-type="float" office:value="1939.6" calcext:value-type="float">
            <text:p>1939,6</text:p>
          </table:table-cell>
          <table:table-cell office:value-type="float" office:value="0.0907239108" calcext:value-type="float">
            <text:p>0,0907239108</text:p>
          </table:table-cell>
          <table:table-cell office:value-type="float" office:value="0.053513533" calcext:value-type="float">
            <text:p>0,053513533</text:p>
          </table:table-cell>
        </table:table-row>
        <table:table-row table:style-name="ro1">
          <table:table-cell office:value-type="float" office:value="1939.8" calcext:value-type="float">
            <text:p>1939,8</text:p>
          </table:table-cell>
          <table:table-cell office:value-type="float" office:value="0.0853486336" calcext:value-type="float">
            <text:p>0,0853486336</text:p>
          </table:table-cell>
          <table:table-cell office:value-type="float" office:value="0.0438291839" calcext:value-type="float">
            <text:p>0,0438291839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0970263298" calcext:value-type="float">
            <text:p>0,0970263298</text:p>
          </table:table-cell>
          <table:table-cell office:value-type="float" office:value="0.0401049542" calcext:value-type="float">
            <text:p>0,0401049542</text:p>
          </table:table-cell>
        </table:table-row>
        <table:table-row table:style-name="ro1">
          <table:table-cell office:value-type="float" office:value="1940.2" calcext:value-type="float">
            <text:p>1940,2</text:p>
          </table:table-cell>
          <table:table-cell office:value-type="float" office:value="0.0882251942" calcext:value-type="float">
            <text:p>0,0882251942</text:p>
          </table:table-cell>
          <table:table-cell office:value-type="float" office:value="0.051911075" calcext:value-type="float">
            <text:p>0,051911075</text:p>
          </table:table-cell>
        </table:table-row>
        <table:table-row table:style-name="ro1">
          <table:table-cell office:value-type="float" office:value="1940.4" calcext:value-type="float">
            <text:p>1940,4</text:p>
          </table:table-cell>
          <table:table-cell office:value-type="float" office:value="0.0895328018" calcext:value-type="float">
            <text:p>0,0895328018</text:p>
          </table:table-cell>
          <table:table-cell office:value-type="float" office:value="0.0672719888" calcext:value-type="float">
            <text:p>0,0672719888</text:p>
          </table:table-cell>
        </table:table-row>
        <table:table-row table:style-name="ro1">
          <table:table-cell office:value-type="float" office:value="1940.6" calcext:value-type="float">
            <text:p>1940,6</text:p>
          </table:table-cell>
          <table:table-cell office:value-type="float" office:value="0.0763064104" calcext:value-type="float">
            <text:p>0,0763064104</text:p>
          </table:table-cell>
          <table:table-cell office:value-type="float" office:value="0.0419979823" calcext:value-type="float">
            <text:p>0,0419979823</text:p>
          </table:table-cell>
        </table:table-row>
        <table:table-row table:style-name="ro1">
          <table:table-cell office:value-type="float" office:value="1940.8" calcext:value-type="float">
            <text:p>1940,8</text:p>
          </table:table-cell>
          <table:table-cell office:value-type="float" office:value="0.0636364386" calcext:value-type="float">
            <text:p>0,0636364386</text:p>
          </table:table-cell>
          <table:table-cell office:value-type="float" office:value="0.0450718426" calcext:value-type="float">
            <text:p>0,045071842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.0820831572" calcext:value-type="float">
            <text:p>0,0820831572</text:p>
          </table:table-cell>
          <table:table-cell office:value-type="float" office:value="0.0424295583" calcext:value-type="float">
            <text:p>0,0424295583</text:p>
          </table:table-cell>
        </table:table-row>
        <table:table-row table:style-name="ro1">
          <table:table-cell office:value-type="float" office:value="1941.2" calcext:value-type="float">
            <text:p>1941,2</text:p>
          </table:table-cell>
          <table:table-cell office:value-type="float" office:value="0.0773539652" calcext:value-type="float">
            <text:p>0,0773539652</text:p>
          </table:table-cell>
          <table:table-cell office:value-type="float" office:value="0.042251365" calcext:value-type="float">
            <text:p>0,042251365</text:p>
          </table:table-cell>
        </table:table-row>
        <table:table-row table:style-name="ro1">
          <table:table-cell office:value-type="float" office:value="1941.4" calcext:value-type="float">
            <text:p>1941,4</text:p>
          </table:table-cell>
          <table:table-cell office:value-type="float" office:value="0.0868801383" calcext:value-type="float">
            <text:p>0,0868801383</text:p>
          </table:table-cell>
          <table:table-cell office:value-type="float" office:value="0.0527286157" calcext:value-type="float">
            <text:p>0,0527286157</text:p>
          </table:table-cell>
        </table:table-row>
        <table:table-row table:style-name="ro1">
          <table:table-cell office:value-type="float" office:value="1941.6" calcext:value-type="float">
            <text:p>1941,6</text:p>
          </table:table-cell>
          <table:table-cell office:value-type="float" office:value="0.0997021899" calcext:value-type="float">
            <text:p>0,0997021899</text:p>
          </table:table-cell>
          <table:table-cell office:value-type="float" office:value="0.0318851763" calcext:value-type="float">
            <text:p>0,0318851763</text:p>
          </table:table-cell>
        </table:table-row>
        <table:table-row table:style-name="ro1">
          <table:table-cell office:value-type="float" office:value="1941.8" calcext:value-type="float">
            <text:p>1941,8</text:p>
          </table:table-cell>
          <table:table-cell office:value-type="float" office:value="0.0931293514" calcext:value-type="float">
            <text:p>0,0931293514</text:p>
          </table:table-cell>
          <table:table-cell office:value-type="float" office:value="0.045854738" calcext:value-type="float">
            <text:p>0,04585473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.0893160842" calcext:value-type="float">
            <text:p>0,0893160842</text:p>
          </table:table-cell>
          <table:table-cell office:value-type="float" office:value="0.0475398349" calcext:value-type="float">
            <text:p>0,0475398349</text:p>
          </table:table-cell>
        </table:table-row>
        <table:table-row table:style-name="ro1">
          <table:table-cell office:value-type="float" office:value="1942.2" calcext:value-type="float">
            <text:p>1942,2</text:p>
          </table:table-cell>
          <table:table-cell office:value-type="float" office:value="0.08339249" calcext:value-type="float">
            <text:p>0,08339249</text:p>
          </table:table-cell>
          <table:table-cell office:value-type="float" office:value="0.0501254853" calcext:value-type="float">
            <text:p>0,0501254853</text:p>
          </table:table-cell>
        </table:table-row>
        <table:table-row table:style-name="ro1">
          <table:table-cell office:value-type="float" office:value="1942.4" calcext:value-type="float">
            <text:p>1942,4</text:p>
          </table:table-cell>
          <table:table-cell office:value-type="float" office:value="0.0838315176" calcext:value-type="float">
            <text:p>0,0838315176</text:p>
          </table:table-cell>
          <table:table-cell office:value-type="float" office:value="0.0673602274" calcext:value-type="float">
            <text:p>0,0673602274</text:p>
          </table:table-cell>
        </table:table-row>
        <table:table-row table:style-name="ro1">
          <table:table-cell office:value-type="float" office:value="1942.6" calcext:value-type="float">
            <text:p>1942,6</text:p>
          </table:table-cell>
          <table:table-cell office:value-type="float" office:value="0.0799149383" calcext:value-type="float">
            <text:p>0,0799149383</text:p>
          </table:table-cell>
          <table:table-cell office:value-type="float" office:value="0.0792551456" calcext:value-type="float">
            <text:p>0,0792551456</text:p>
          </table:table-cell>
        </table:table-row>
        <table:table-row table:style-name="ro1">
          <table:table-cell office:value-type="float" office:value="1942.8" calcext:value-type="float">
            <text:p>1942,8</text:p>
          </table:table-cell>
          <table:table-cell office:value-type="float" office:value="0.0755527276" calcext:value-type="float">
            <text:p>0,0755527276</text:p>
          </table:table-cell>
          <table:table-cell office:value-type="float" office:value="0.0726010894" calcext:value-type="float">
            <text:p>0,072601089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.0895109961" calcext:value-type="float">
            <text:p>0,0895109961</text:p>
          </table:table-cell>
          <table:table-cell office:value-type="float" office:value="0.0561854174" calcext:value-type="float">
            <text:p>0,0561854174</text:p>
          </table:table-cell>
        </table:table-row>
        <table:table-row table:style-name="ro1">
          <table:table-cell office:value-type="float" office:value="1943.2" calcext:value-type="float">
            <text:p>1943,2</text:p>
          </table:table-cell>
          <table:table-cell office:value-type="float" office:value="0.0825829482" calcext:value-type="float">
            <text:p>0,0825829482</text:p>
          </table:table-cell>
          <table:table-cell office:value-type="float" office:value="0.0524113026" calcext:value-type="float">
            <text:p>0,0524113026</text:p>
          </table:table-cell>
        </table:table-row>
        <table:table-row table:style-name="ro1">
          <table:table-cell office:value-type="float" office:value="1943.4" calcext:value-type="float">
            <text:p>1943,4</text:p>
          </table:table-cell>
          <table:table-cell office:value-type="float" office:value="0.07919937" calcext:value-type="float">
            <text:p>0,07919937</text:p>
          </table:table-cell>
          <table:table-cell office:value-type="float" office:value="0.0528918204" calcext:value-type="float">
            <text:p>0,0528918204</text:p>
          </table:table-cell>
        </table:table-row>
        <table:table-row table:style-name="ro1">
          <table:table-cell office:value-type="float" office:value="1943.6" calcext:value-type="float">
            <text:p>1943,6</text:p>
          </table:table-cell>
          <table:table-cell office:value-type="float" office:value="0.0799802516" calcext:value-type="float">
            <text:p>0,0799802516</text:p>
          </table:table-cell>
          <table:table-cell office:value-type="float" office:value="0.046217006" calcext:value-type="float">
            <text:p>0,046217006</text:p>
          </table:table-cell>
        </table:table-row>
        <table:table-row table:style-name="ro1">
          <table:table-cell office:value-type="float" office:value="1943.8" calcext:value-type="float">
            <text:p>1943,8</text:p>
          </table:table-cell>
          <table:table-cell office:value-type="float" office:value="0.0708034985" calcext:value-type="float">
            <text:p>0,0708034985</text:p>
          </table:table-cell>
          <table:table-cell office:value-type="float" office:value="0.0339104109" calcext:value-type="float">
            <text:p>0,0339104109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.0684556337" calcext:value-type="float">
            <text:p>0,0684556337</text:p>
          </table:table-cell>
          <table:table-cell office:value-type="float" office:value="0.0447050453" calcext:value-type="float">
            <text:p>0,0447050453</text:p>
          </table:table-cell>
        </table:table-row>
        <table:table-row table:style-name="ro1">
          <table:table-cell office:value-type="float" office:value="1944.2" calcext:value-type="float">
            <text:p>1944,2</text:p>
          </table:table-cell>
          <table:table-cell office:value-type="float" office:value="0.0658902515" calcext:value-type="float">
            <text:p>0,0658902515</text:p>
          </table:table-cell>
          <table:table-cell office:value-type="float" office:value="0.0209834925" calcext:value-type="float">
            <text:p>0,0209834925</text:p>
          </table:table-cell>
        </table:table-row>
        <table:table-row table:style-name="ro1">
          <table:table-cell office:value-type="float" office:value="1944.4" calcext:value-type="float">
            <text:p>1944,4</text:p>
          </table:table-cell>
          <table:table-cell office:value-type="float" office:value="0.0725700402" calcext:value-type="float">
            <text:p>0,0725700402</text:p>
          </table:table-cell>
          <table:table-cell office:value-type="float" office:value="0.0398986267" calcext:value-type="float">
            <text:p>0,0398986267</text:p>
          </table:table-cell>
        </table:table-row>
        <table:table-row table:style-name="ro1">
          <table:table-cell office:value-type="float" office:value="1944.6" calcext:value-type="float">
            <text:p>1944,6</text:p>
          </table:table-cell>
          <table:table-cell office:value-type="float" office:value="0.0796545465" calcext:value-type="float">
            <text:p>0,0796545465</text:p>
          </table:table-cell>
          <table:table-cell office:value-type="float" office:value="0.0454130615" calcext:value-type="float">
            <text:p>0,0454130615</text:p>
          </table:table-cell>
        </table:table-row>
        <table:table-row table:style-name="ro1">
          <table:table-cell office:value-type="float" office:value="1944.8" calcext:value-type="float">
            <text:p>1944,8</text:p>
          </table:table-cell>
          <table:table-cell office:value-type="float" office:value="0.080174837" calcext:value-type="float">
            <text:p>0,080174837</text:p>
          </table:table-cell>
          <table:table-cell office:value-type="float" office:value="0.0500865737" calcext:value-type="float">
            <text:p>0,050086573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.0730582165" calcext:value-type="float">
            <text:p>0,0730582165</text:p>
          </table:table-cell>
          <table:table-cell office:value-type="float" office:value="0.050900045" calcext:value-type="float">
            <text:p>0,050900045</text:p>
          </table:table-cell>
        </table:table-row>
        <table:table-row table:style-name="ro1">
          <table:table-cell office:value-type="float" office:value="1945.2" calcext:value-type="float">
            <text:p>1945,2</text:p>
          </table:table-cell>
          <table:table-cell office:value-type="float" office:value="0.078231986" calcext:value-type="float">
            <text:p>0,078231986</text:p>
          </table:table-cell>
          <table:table-cell office:value-type="float" office:value="0.0527014714" calcext:value-type="float">
            <text:p>0,0527014714</text:p>
          </table:table-cell>
        </table:table-row>
        <table:table-row table:style-name="ro1">
          <table:table-cell office:value-type="float" office:value="1945.4" calcext:value-type="float">
            <text:p>1945,4</text:p>
          </table:table-cell>
          <table:table-cell office:value-type="float" office:value="0.0752021918" calcext:value-type="float">
            <text:p>0,0752021918</text:p>
          </table:table-cell>
          <table:table-cell office:value-type="float" office:value="0.0535815354" calcext:value-type="float">
            <text:p>0,0535815354</text:p>
          </table:table-cell>
        </table:table-row>
        <table:table-row table:style-name="ro1">
          <table:table-cell office:value-type="float" office:value="1945.6" calcext:value-type="float">
            <text:p>1945,6</text:p>
          </table:table-cell>
          <table:table-cell office:value-type="float" office:value="0.0626388103" calcext:value-type="float">
            <text:p>0,0626388103</text:p>
          </table:table-cell>
          <table:table-cell office:value-type="float" office:value="0.0521611178" calcext:value-type="float">
            <text:p>0,0521611178</text:p>
          </table:table-cell>
        </table:table-row>
        <table:table-row table:style-name="ro1">
          <table:table-cell office:value-type="float" office:value="1945.8" calcext:value-type="float">
            <text:p>1945,8</text:p>
          </table:table-cell>
          <table:table-cell office:value-type="float" office:value="0.064609433" calcext:value-type="float">
            <text:p>0,064609433</text:p>
          </table:table-cell>
          <table:table-cell office:value-type="float" office:value="0.0323315766" calcext:value-type="float">
            <text:p>0,032331576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.0776522291" calcext:value-type="float">
            <text:p>0,0776522291</text:p>
          </table:table-cell>
          <table:table-cell office:value-type="float" office:value="0.0438509778" calcext:value-type="float">
            <text:p>0,0438509778</text:p>
          </table:table-cell>
        </table:table-row>
        <table:table-row table:style-name="ro1">
          <table:table-cell office:value-type="float" office:value="1946.2" calcext:value-type="float">
            <text:p>1946,2</text:p>
          </table:table-cell>
          <table:table-cell office:value-type="float" office:value="0.0743578917" calcext:value-type="float">
            <text:p>0,0743578917</text:p>
          </table:table-cell>
          <table:table-cell office:value-type="float" office:value="0.0489806256" calcext:value-type="float">
            <text:p>0,0489806256</text:p>
          </table:table-cell>
        </table:table-row>
        <table:table-row table:style-name="ro1">
          <table:table-cell office:value-type="float" office:value="1946.4" calcext:value-type="float">
            <text:p>1946,4</text:p>
          </table:table-cell>
          <table:table-cell office:value-type="float" office:value="0.0841983526" calcext:value-type="float">
            <text:p>0,0841983526</text:p>
          </table:table-cell>
          <table:table-cell office:value-type="float" office:value="0.0365233796" calcext:value-type="float">
            <text:p>0,0365233796</text:p>
          </table:table-cell>
        </table:table-row>
        <table:table-row table:style-name="ro1">
          <table:table-cell office:value-type="float" office:value="1946.6" calcext:value-type="float">
            <text:p>1946,6</text:p>
          </table:table-cell>
          <table:table-cell office:value-type="float" office:value="0.0989007612" calcext:value-type="float">
            <text:p>0,0989007612</text:p>
          </table:table-cell>
          <table:table-cell office:value-type="float" office:value="0.026873938" calcext:value-type="float">
            <text:p>0,026873938</text:p>
          </table:table-cell>
        </table:table-row>
        <table:table-row table:style-name="ro1">
          <table:table-cell office:value-type="float" office:value="1946.8" calcext:value-type="float">
            <text:p>1946,8</text:p>
          </table:table-cell>
          <table:table-cell office:value-type="float" office:value="0.0981373872" calcext:value-type="float">
            <text:p>0,0981373872</text:p>
          </table:table-cell>
          <table:table-cell office:value-type="float" office:value="0.0424644639" calcext:value-type="float">
            <text:p>0,0424644639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.1032198165" calcext:value-type="float">
            <text:p>0,1032198165</text:p>
          </table:table-cell>
          <table:table-cell office:value-type="float" office:value="0.0431956764" calcext:value-type="float">
            <text:p>0,0431956764</text:p>
          </table:table-cell>
        </table:table-row>
        <table:table-row table:style-name="ro1">
          <table:table-cell office:value-type="float" office:value="1947.2" calcext:value-type="float">
            <text:p>1947,2</text:p>
          </table:table-cell>
          <table:table-cell office:value-type="float" office:value="0.1059365933" calcext:value-type="float">
            <text:p>0,1059365933</text:p>
          </table:table-cell>
          <table:table-cell office:value-type="float" office:value="0.0392179963" calcext:value-type="float">
            <text:p>0,0392179963</text:p>
          </table:table-cell>
        </table:table-row>
        <table:table-row table:style-name="ro1">
          <table:table-cell office:value-type="float" office:value="1947.4" calcext:value-type="float">
            <text:p>1947,4</text:p>
          </table:table-cell>
          <table:table-cell office:value-type="float" office:value="0.0807567183" calcext:value-type="float">
            <text:p>0,0807567183</text:p>
          </table:table-cell>
          <table:table-cell office:value-type="float" office:value="0.0266407665" calcext:value-type="float">
            <text:p>0,0266407665</text:p>
          </table:table-cell>
        </table:table-row>
        <table:table-row table:style-name="ro1">
          <table:table-cell office:value-type="float" office:value="1947.6" calcext:value-type="float">
            <text:p>1947,6</text:p>
          </table:table-cell>
          <table:table-cell office:value-type="float" office:value="0.0817956836" calcext:value-type="float">
            <text:p>0,0817956836</text:p>
          </table:table-cell>
          <table:table-cell office:value-type="float" office:value="0.0323859815" calcext:value-type="float">
            <text:p>0,0323859815</text:p>
          </table:table-cell>
        </table:table-row>
        <table:table-row table:style-name="ro1">
          <table:table-cell office:value-type="float" office:value="1947.8" calcext:value-type="float">
            <text:p>1947,8</text:p>
          </table:table-cell>
          <table:table-cell office:value-type="float" office:value="0.0697617354" calcext:value-type="float">
            <text:p>0,0697617354</text:p>
          </table:table-cell>
          <table:table-cell office:value-type="float" office:value="0.0347075911" calcext:value-type="float">
            <text:p>0,034707591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.0982920039" calcext:value-type="float">
            <text:p>0,0982920039</text:p>
          </table:table-cell>
          <table:table-cell office:value-type="float" office:value="0.0655831501" calcext:value-type="float">
            <text:p>0,0655831501</text:p>
          </table:table-cell>
        </table:table-row>
        <table:table-row table:style-name="ro1">
          <table:table-cell office:value-type="float" office:value="1948.2" calcext:value-type="float">
            <text:p>1948,2</text:p>
          </table:table-cell>
          <table:table-cell office:value-type="float" office:value="0.1014610752" calcext:value-type="float">
            <text:p>0,1014610752</text:p>
          </table:table-cell>
          <table:table-cell office:value-type="float" office:value="0.073932476" calcext:value-type="float">
            <text:p>0,073932476</text:p>
          </table:table-cell>
        </table:table-row>
        <table:table-row table:style-name="ro1">
          <table:table-cell office:value-type="float" office:value="1948.4" calcext:value-type="float">
            <text:p>1948,4</text:p>
          </table:table-cell>
          <table:table-cell office:value-type="float" office:value="0.105648866" calcext:value-type="float">
            <text:p>0,105648866</text:p>
          </table:table-cell>
          <table:table-cell office:value-type="float" office:value="0.0794967852" calcext:value-type="float">
            <text:p>0,0794967852</text:p>
          </table:table-cell>
        </table:table-row>
        <table:table-row table:style-name="ro1">
          <table:table-cell office:value-type="float" office:value="1948.6" calcext:value-type="float">
            <text:p>1948,6</text:p>
          </table:table-cell>
          <table:table-cell office:value-type="float" office:value="0.1036729716" calcext:value-type="float">
            <text:p>0,1036729716</text:p>
          </table:table-cell>
          <table:table-cell office:value-type="float" office:value="0.0707448508" calcext:value-type="float">
            <text:p>0,0707448508</text:p>
          </table:table-cell>
        </table:table-row>
        <table:table-row table:style-name="ro1">
          <table:table-cell office:value-type="float" office:value="1948.8" calcext:value-type="float">
            <text:p>1948,8</text:p>
          </table:table-cell>
          <table:table-cell office:value-type="float" office:value="0.1071743419" calcext:value-type="float">
            <text:p>0,1071743419</text:p>
          </table:table-cell>
          <table:table-cell office:value-type="float" office:value="0.0792809146" calcext:value-type="float">
            <text:p>0,079280914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.1220081953" calcext:value-type="float">
            <text:p>0,1220081953</text:p>
          </table:table-cell>
          <table:table-cell office:value-type="float" office:value="0.0868470999" calcext:value-type="float">
            <text:p>0,0868470999</text:p>
          </table:table-cell>
        </table:table-row>
        <table:table-row table:style-name="ro1">
          <table:table-cell office:value-type="float" office:value="1949.2" calcext:value-type="float">
            <text:p>1949,2</text:p>
          </table:table-cell>
          <table:table-cell office:value-type="float" office:value="0.1260126029" calcext:value-type="float">
            <text:p>0,1260126029</text:p>
          </table:table-cell>
          <table:table-cell office:value-type="float" office:value="0.0961756027" calcext:value-type="float">
            <text:p>0,0961756027</text:p>
          </table:table-cell>
        </table:table-row>
        <table:table-row table:style-name="ro1">
          <table:table-cell office:value-type="float" office:value="1949.4" calcext:value-type="float">
            <text:p>1949,4</text:p>
          </table:table-cell>
          <table:table-cell office:value-type="float" office:value="0.1178347442" calcext:value-type="float">
            <text:p>0,1178347442</text:p>
          </table:table-cell>
          <table:table-cell office:value-type="float" office:value="0.0801012712" calcext:value-type="float">
            <text:p>0,0801012712</text:p>
          </table:table-cell>
        </table:table-row>
        <table:table-row table:style-name="ro1">
          <table:table-cell office:value-type="float" office:value="1949.6" calcext:value-type="float">
            <text:p>1949,6</text:p>
          </table:table-cell>
          <table:table-cell office:value-type="float" office:value="0.1143763676" calcext:value-type="float">
            <text:p>0,1143763676</text:p>
          </table:table-cell>
          <table:table-cell office:value-type="float" office:value="0.0727422175" calcext:value-type="float">
            <text:p>0,0727422175</text:p>
          </table:table-cell>
        </table:table-row>
        <table:table-row table:style-name="ro1">
          <table:table-cell office:value-type="float" office:value="1949.8" calcext:value-type="float">
            <text:p>1949,8</text:p>
          </table:table-cell>
          <table:table-cell office:value-type="float" office:value="0.1260734203" calcext:value-type="float">
            <text:p>0,1260734203</text:p>
          </table:table-cell>
          <table:table-cell office:value-type="float" office:value="0.0593129949" calcext:value-type="float">
            <text:p>0,059312994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1453973301" calcext:value-type="float">
            <text:p>0,1453973301</text:p>
          </table:table-cell>
          <table:table-cell office:value-type="float" office:value="0.0890758483" calcext:value-type="float">
            <text:p>0,0890758483</text:p>
          </table:table-cell>
        </table:table-row>
        <table:table-row table:style-name="ro1">
          <table:table-cell office:value-type="float" office:value="1950.2" calcext:value-type="float">
            <text:p>1950,2</text:p>
          </table:table-cell>
          <table:table-cell office:value-type="float" office:value="0.1540257224" calcext:value-type="float">
            <text:p>0,1540257224</text:p>
          </table:table-cell>
          <table:table-cell office:value-type="float" office:value="0.0785903313" calcext:value-type="float">
            <text:p>0,0785903313</text:p>
          </table:table-cell>
        </table:table-row>
        <table:table-row table:style-name="ro1">
          <table:table-cell office:value-type="float" office:value="1950.4" calcext:value-type="float">
            <text:p>1950,4</text:p>
          </table:table-cell>
          <table:table-cell office:value-type="float" office:value="0.1510780496" calcext:value-type="float">
            <text:p>0,1510780496</text:p>
          </table:table-cell>
          <table:table-cell office:value-type="float" office:value="0.0912609097" calcext:value-type="float">
            <text:p>0,0912609097</text:p>
          </table:table-cell>
        </table:table-row>
        <table:table-row table:style-name="ro1">
          <table:table-cell office:value-type="float" office:value="1950.6" calcext:value-type="float">
            <text:p>1950,6</text:p>
          </table:table-cell>
          <table:table-cell office:value-type="float" office:value="0.1377839835" calcext:value-type="float">
            <text:p>0,1377839835</text:p>
          </table:table-cell>
          <table:table-cell office:value-type="float" office:value="0.0804501031" calcext:value-type="float">
            <text:p>0,0804501031</text:p>
          </table:table-cell>
        </table:table-row>
        <table:table-row table:style-name="ro1">
          <table:table-cell office:value-type="float" office:value="1950.8" calcext:value-type="float">
            <text:p>1950,8</text:p>
          </table:table-cell>
          <table:table-cell office:value-type="float" office:value="0.1475463671" calcext:value-type="float">
            <text:p>0,1475463671</text:p>
          </table:table-cell>
          <table:table-cell office:value-type="float" office:value="0.0951364978" calcext:value-type="float">
            <text:p>0,095136497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.1320941754" calcext:value-type="float">
            <text:p>0,1320941754</text:p>
          </table:table-cell>
          <table:table-cell office:value-type="float" office:value="0.1006636394" calcext:value-type="float">
            <text:p>0,1006636394</text:p>
          </table:table-cell>
        </table:table-row>
        <table:table-row table:style-name="ro1">
          <table:table-cell office:value-type="float" office:value="1951.2" calcext:value-type="float">
            <text:p>1951,2</text:p>
          </table:table-cell>
          <table:table-cell office:value-type="float" office:value="0.1402516361" calcext:value-type="float">
            <text:p>0,1402516361</text:p>
          </table:table-cell>
          <table:table-cell office:value-type="float" office:value="0.090730346" calcext:value-type="float">
            <text:p>0,090730346</text:p>
          </table:table-cell>
        </table:table-row>
        <table:table-row table:style-name="ro1">
          <table:table-cell office:value-type="float" office:value="1951.4" calcext:value-type="float">
            <text:p>1951,4</text:p>
          </table:table-cell>
          <table:table-cell office:value-type="float" office:value="0.1327562112" calcext:value-type="float">
            <text:p>0,1327562112</text:p>
          </table:table-cell>
          <table:table-cell office:value-type="float" office:value="0.1078253062" calcext:value-type="float">
            <text:p>0,1078253062</text:p>
          </table:table-cell>
        </table:table-row>
        <table:table-row table:style-name="ro1">
          <table:table-cell office:value-type="float" office:value="1951.6" calcext:value-type="float">
            <text:p>1951,6</text:p>
          </table:table-cell>
          <table:table-cell office:value-type="float" office:value="0.1345437197" calcext:value-type="float">
            <text:p>0,1345437197</text:p>
          </table:table-cell>
          <table:table-cell office:value-type="float" office:value="0.1052895369" calcext:value-type="float">
            <text:p>0,1052895369</text:p>
          </table:table-cell>
        </table:table-row>
        <table:table-row table:style-name="ro1">
          <table:table-cell office:value-type="float" office:value="1951.8" calcext:value-type="float">
            <text:p>1951,8</text:p>
          </table:table-cell>
          <table:table-cell office:value-type="float" office:value="0.1381754362" calcext:value-type="float">
            <text:p>0,1381754362</text:p>
          </table:table-cell>
          <table:table-cell office:value-type="float" office:value="0.1080133456" calcext:value-type="float">
            <text:p>0,108013345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.138955309" calcext:value-type="float">
            <text:p>0,138955309</text:p>
          </table:table-cell>
          <table:table-cell office:value-type="float" office:value="0.1145679523" calcext:value-type="float">
            <text:p>0,1145679523</text:p>
          </table:table-cell>
        </table:table-row>
        <table:table-row table:style-name="ro1">
          <table:table-cell office:value-type="float" office:value="1952.2" calcext:value-type="float">
            <text:p>1952,2</text:p>
          </table:table-cell>
          <table:table-cell office:value-type="float" office:value="0.1409601213" calcext:value-type="float">
            <text:p>0,1409601213</text:p>
          </table:table-cell>
          <table:table-cell office:value-type="float" office:value="0.0883834573" calcext:value-type="float">
            <text:p>0,0883834573</text:p>
          </table:table-cell>
        </table:table-row>
        <table:table-row table:style-name="ro1">
          <table:table-cell office:value-type="float" office:value="1952.4" calcext:value-type="float">
            <text:p>1952,4</text:p>
          </table:table-cell>
          <table:table-cell office:value-type="float" office:value="0.1332331816" calcext:value-type="float">
            <text:p>0,1332331816</text:p>
          </table:table-cell>
          <table:table-cell office:value-type="float" office:value="0.0954919816" calcext:value-type="float">
            <text:p>0,0954919816</text:p>
          </table:table-cell>
        </table:table-row>
        <table:table-row table:style-name="ro1">
          <table:table-cell office:value-type="float" office:value="1952.6" calcext:value-type="float">
            <text:p>1952,6</text:p>
          </table:table-cell>
          <table:table-cell office:value-type="float" office:value="0.1408257201" calcext:value-type="float">
            <text:p>0,1408257201</text:p>
          </table:table-cell>
          <table:table-cell office:value-type="float" office:value="0.0995858528" calcext:value-type="float">
            <text:p>0,0995858528</text:p>
          </table:table-cell>
        </table:table-row>
        <table:table-row table:style-name="ro1">
          <table:table-cell office:value-type="float" office:value="1952.8" calcext:value-type="float">
            <text:p>1952,8</text:p>
          </table:table-cell>
          <table:table-cell office:value-type="float" office:value="0.1526119234" calcext:value-type="float">
            <text:p>0,1526119234</text:p>
          </table:table-cell>
          <table:table-cell office:value-type="float" office:value="0.0953278182" calcext:value-type="float">
            <text:p>0,095327818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.1461379865" calcext:value-type="float">
            <text:p>0,1461379865</text:p>
          </table:table-cell>
          <table:table-cell office:value-type="float" office:value="0.1102241056" calcext:value-type="float">
            <text:p>0,1102241056</text:p>
          </table:table-cell>
        </table:table-row>
        <table:table-row table:style-name="ro1">
          <table:table-cell office:value-type="float" office:value="1953.2" calcext:value-type="float">
            <text:p>1953,2</text:p>
          </table:table-cell>
          <table:table-cell office:value-type="float" office:value="0.1308104026" calcext:value-type="float">
            <text:p>0,1308104026</text:p>
          </table:table-cell>
          <table:table-cell office:value-type="float" office:value="0.1049452597" calcext:value-type="float">
            <text:p>0,1049452597</text:p>
          </table:table-cell>
        </table:table-row>
        <table:table-row table:style-name="ro1">
          <table:table-cell office:value-type="float" office:value="1953.4" calcext:value-type="float">
            <text:p>1953,4</text:p>
          </table:table-cell>
          <table:table-cell office:value-type="float" office:value="0.1402532934" calcext:value-type="float">
            <text:p>0,1402532934</text:p>
          </table:table-cell>
          <table:table-cell office:value-type="float" office:value="0.1171252392" calcext:value-type="float">
            <text:p>0,1171252392</text:p>
          </table:table-cell>
        </table:table-row>
        <table:table-row table:style-name="ro1">
          <table:table-cell office:value-type="float" office:value="1953.6" calcext:value-type="float">
            <text:p>1953,6</text:p>
          </table:table-cell>
          <table:table-cell office:value-type="float" office:value="0.1522668338" calcext:value-type="float">
            <text:p>0,1522668338</text:p>
          </table:table-cell>
          <table:table-cell office:value-type="float" office:value="0.1304213157" calcext:value-type="float">
            <text:p>0,1304213157</text:p>
          </table:table-cell>
        </table:table-row>
        <table:table-row table:style-name="ro1">
          <table:table-cell office:value-type="float" office:value="1953.8" calcext:value-type="float">
            <text:p>1953,8</text:p>
          </table:table-cell>
          <table:table-cell office:value-type="float" office:value="0.138724041" calcext:value-type="float">
            <text:p>0,138724041</text:p>
          </table:table-cell>
          <table:table-cell office:value-type="float" office:value="0.1431885173" calcext:value-type="float">
            <text:p>0,1431885173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.1423945289" calcext:value-type="float">
            <text:p>0,1423945289</text:p>
          </table:table-cell>
          <table:table-cell office:value-type="float" office:value="0.1294069031" calcext:value-type="float">
            <text:p>0,1294069031</text:p>
          </table:table-cell>
        </table:table-row>
        <table:table-row table:style-name="ro1">
          <table:table-cell office:value-type="float" office:value="1954.2" calcext:value-type="float">
            <text:p>1954,2</text:p>
          </table:table-cell>
          <table:table-cell office:value-type="float" office:value="0.131427755" calcext:value-type="float">
            <text:p>0,131427755</text:p>
          </table:table-cell>
          <table:table-cell office:value-type="float" office:value="0.1301256962" calcext:value-type="float">
            <text:p>0,1301256962</text:p>
          </table:table-cell>
        </table:table-row>
        <table:table-row table:style-name="ro1">
          <table:table-cell office:value-type="float" office:value="1954.4" calcext:value-type="float">
            <text:p>1954,4</text:p>
          </table:table-cell>
          <table:table-cell office:value-type="float" office:value="0.1480876688" calcext:value-type="float">
            <text:p>0,1480876688</text:p>
          </table:table-cell>
          <table:table-cell office:value-type="float" office:value="0.1354443799" calcext:value-type="float">
            <text:p>0,1354443799</text:p>
          </table:table-cell>
        </table:table-row>
        <table:table-row table:style-name="ro1">
          <table:table-cell office:value-type="float" office:value="1954.6" calcext:value-type="float">
            <text:p>1954,6</text:p>
          </table:table-cell>
          <table:table-cell office:value-type="float" office:value="0.150884679" calcext:value-type="float">
            <text:p>0,150884679</text:p>
          </table:table-cell>
          <table:table-cell office:value-type="float" office:value="0.1219178534" calcext:value-type="float">
            <text:p>0,1219178534</text:p>
          </table:table-cell>
        </table:table-row>
        <table:table-row table:style-name="ro1">
          <table:table-cell office:value-type="float" office:value="1954.8" calcext:value-type="float">
            <text:p>1954,8</text:p>
          </table:table-cell>
          <table:table-cell office:value-type="float" office:value="0.1470335234" calcext:value-type="float">
            <text:p>0,1470335234</text:p>
          </table:table-cell>
          <table:table-cell office:value-type="float" office:value="0.1186136253" calcext:value-type="float">
            <text:p>0,118613625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.1342982782" calcext:value-type="float">
            <text:p>0,1342982782</text:p>
          </table:table-cell>
          <table:table-cell office:value-type="float" office:value="0.1219730389" calcext:value-type="float">
            <text:p>0,1219730389</text:p>
          </table:table-cell>
        </table:table-row>
        <table:table-row table:style-name="ro1">
          <table:table-cell office:value-type="float" office:value="1955.2" calcext:value-type="float">
            <text:p>1955,2</text:p>
          </table:table-cell>
          <table:table-cell office:value-type="float" office:value="0.1279739939" calcext:value-type="float">
            <text:p>0,1279739939</text:p>
          </table:table-cell>
          <table:table-cell office:value-type="float" office:value="0.1026135356" calcext:value-type="float">
            <text:p>0,1026135356</text:p>
          </table:table-cell>
        </table:table-row>
        <table:table-row table:style-name="ro1">
          <table:table-cell office:value-type="float" office:value="1955.4" calcext:value-type="float">
            <text:p>1955,4</text:p>
          </table:table-cell>
          <table:table-cell office:value-type="float" office:value="0.1313725365" calcext:value-type="float">
            <text:p>0,1313725365</text:p>
          </table:table-cell>
          <table:table-cell office:value-type="float" office:value="0.1343556312" calcext:value-type="float">
            <text:p>0,1343556312</text:p>
          </table:table-cell>
        </table:table-row>
        <table:table-row table:style-name="ro1">
          <table:table-cell office:value-type="float" office:value="1955.6" calcext:value-type="float">
            <text:p>1955,6</text:p>
          </table:table-cell>
          <table:table-cell office:value-type="float" office:value="0.1458379371" calcext:value-type="float">
            <text:p>0,1458379371</text:p>
          </table:table-cell>
          <table:table-cell office:value-type="float" office:value="0.1136897396" calcext:value-type="float">
            <text:p>0,1136897396</text:p>
          </table:table-cell>
        </table:table-row>
        <table:table-row table:style-name="ro1">
          <table:table-cell office:value-type="float" office:value="1955.8" calcext:value-type="float">
            <text:p>1955,8</text:p>
          </table:table-cell>
          <table:table-cell office:value-type="float" office:value="0.1391157157" calcext:value-type="float">
            <text:p>0,1391157157</text:p>
          </table:table-cell>
          <table:table-cell office:value-type="float" office:value="0.0977008144" calcext:value-type="float">
            <text:p>0,097700814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.1538511824" calcext:value-type="float">
            <text:p>0,1538511824</text:p>
          </table:table-cell>
          <table:table-cell office:value-type="float" office:value="0.0923960319" calcext:value-type="float">
            <text:p>0,0923960319</text:p>
          </table:table-cell>
        </table:table-row>
        <table:table-row table:style-name="ro1">
          <table:table-cell office:value-type="float" office:value="1956.2" calcext:value-type="float">
            <text:p>1956,2</text:p>
          </table:table-cell>
          <table:table-cell office:value-type="float" office:value="0.1363138192" calcext:value-type="float">
            <text:p>0,1363138192</text:p>
          </table:table-cell>
          <table:table-cell office:value-type="float" office:value="0.088371454" calcext:value-type="float">
            <text:p>0,088371454</text:p>
          </table:table-cell>
        </table:table-row>
        <table:table-row table:style-name="ro1">
          <table:table-cell office:value-type="float" office:value="1956.4" calcext:value-type="float">
            <text:p>1956,4</text:p>
          </table:table-cell>
          <table:table-cell office:value-type="float" office:value="0.1414551213" calcext:value-type="float">
            <text:p>0,1414551213</text:p>
          </table:table-cell>
          <table:table-cell office:value-type="float" office:value="0.1033540305" calcext:value-type="float">
            <text:p>0,1033540305</text:p>
          </table:table-cell>
        </table:table-row>
        <table:table-row table:style-name="ro1">
          <table:table-cell office:value-type="float" office:value="1956.6" calcext:value-type="float">
            <text:p>1956,6</text:p>
          </table:table-cell>
          <table:table-cell office:value-type="float" office:value="0.1199323368" calcext:value-type="float">
            <text:p>0,1199323368</text:p>
          </table:table-cell>
          <table:table-cell office:value-type="float" office:value="0.0952772082" calcext:value-type="float">
            <text:p>0,0952772082</text:p>
          </table:table-cell>
        </table:table-row>
        <table:table-row table:style-name="ro1">
          <table:table-cell office:value-type="float" office:value="1956.8" calcext:value-type="float">
            <text:p>1956,8</text:p>
          </table:table-cell>
          <table:table-cell office:value-type="float" office:value="0.1271327501" calcext:value-type="float">
            <text:p>0,1271327501</text:p>
          </table:table-cell>
          <table:table-cell office:value-type="float" office:value="0.1138269508" calcext:value-type="float">
            <text:p>0,113826950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.1161550095" calcext:value-type="float">
            <text:p>0,1161550095</text:p>
          </table:table-cell>
          <table:table-cell office:value-type="float" office:value="0.1084899111" calcext:value-type="float">
            <text:p>0,1084899111</text:p>
          </table:table-cell>
        </table:table-row>
        <table:table-row table:style-name="ro1">
          <table:table-cell office:value-type="float" office:value="1957.2" calcext:value-type="float">
            <text:p>1957,2</text:p>
          </table:table-cell>
          <table:table-cell office:value-type="float" office:value="0.1070783691" calcext:value-type="float">
            <text:p>0,1070783691</text:p>
          </table:table-cell>
          <table:table-cell office:value-type="float" office:value="0.1017103576" calcext:value-type="float">
            <text:p>0,1017103576</text:p>
          </table:table-cell>
        </table:table-row>
        <table:table-row table:style-name="ro1">
          <table:table-cell office:value-type="float" office:value="1957.4" calcext:value-type="float">
            <text:p>1957,4</text:p>
          </table:table-cell>
          <table:table-cell office:value-type="float" office:value="0.106216258" calcext:value-type="float">
            <text:p>0,106216258</text:p>
          </table:table-cell>
          <table:table-cell office:value-type="float" office:value="0.090257908" calcext:value-type="float">
            <text:p>0,090257908</text:p>
          </table:table-cell>
        </table:table-row>
        <table:table-row table:style-name="ro1">
          <table:table-cell office:value-type="float" office:value="1957.6" calcext:value-type="float">
            <text:p>1957,6</text:p>
          </table:table-cell>
          <table:table-cell office:value-type="float" office:value="0.1112281801" calcext:value-type="float">
            <text:p>0,1112281801</text:p>
          </table:table-cell>
          <table:table-cell office:value-type="float" office:value="0.0894025893" calcext:value-type="float">
            <text:p>0,0894025893</text:p>
          </table:table-cell>
        </table:table-row>
        <table:table-row table:style-name="ro1">
          <table:table-cell office:value-type="float" office:value="1957.8" calcext:value-type="float">
            <text:p>1957,8</text:p>
          </table:table-cell>
          <table:table-cell office:value-type="float" office:value="0.0996810503" calcext:value-type="float">
            <text:p>0,0996810503</text:p>
          </table:table-cell>
          <table:table-cell office:value-type="float" office:value="0.0933007066" calcext:value-type="float">
            <text:p>0,093300706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.0845385562" calcext:value-type="float">
            <text:p>0,0845385562</text:p>
          </table:table-cell>
          <table:table-cell office:value-type="float" office:value="0.0867040592" calcext:value-type="float">
            <text:p>0,0867040592</text:p>
          </table:table-cell>
        </table:table-row>
        <table:table-row table:style-name="ro1">
          <table:table-cell office:value-type="float" office:value="1958.2" calcext:value-type="float">
            <text:p>1958,2</text:p>
          </table:table-cell>
          <table:table-cell office:value-type="float" office:value="0.1022145808" calcext:value-type="float">
            <text:p>0,1022145808</text:p>
          </table:table-cell>
          <table:table-cell office:value-type="float" office:value="0.0927728402" calcext:value-type="float">
            <text:p>0,0927728402</text:p>
          </table:table-cell>
        </table:table-row>
        <table:table-row table:style-name="ro1">
          <table:table-cell office:value-type="float" office:value="1958.4" calcext:value-type="float">
            <text:p>1958,4</text:p>
          </table:table-cell>
          <table:table-cell office:value-type="float" office:value="0.1159683953" calcext:value-type="float">
            <text:p>0,1159683953</text:p>
          </table:table-cell>
          <table:table-cell office:value-type="float" office:value="0.1058456329" calcext:value-type="float">
            <text:p>0,1058456329</text:p>
          </table:table-cell>
        </table:table-row>
        <table:table-row table:style-name="ro1">
          <table:table-cell office:value-type="float" office:value="1958.6" calcext:value-type="float">
            <text:p>1958,6</text:p>
          </table:table-cell>
          <table:table-cell office:value-type="float" office:value="0.1150345733" calcext:value-type="float">
            <text:p>0,1150345733</text:p>
          </table:table-cell>
          <table:table-cell office:value-type="float" office:value="0.1161210497" calcext:value-type="float">
            <text:p>0,1161210497</text:p>
          </table:table-cell>
        </table:table-row>
        <table:table-row table:style-name="ro1">
          <table:table-cell office:value-type="float" office:value="1958.8" calcext:value-type="float">
            <text:p>1958,8</text:p>
          </table:table-cell>
          <table:table-cell office:value-type="float" office:value="0.1134426812" calcext:value-type="float">
            <text:p>0,1134426812</text:p>
          </table:table-cell>
          <table:table-cell office:value-type="float" office:value="0.1254487972" calcext:value-type="float">
            <text:p>0,125448797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.1163496378" calcext:value-type="float">
            <text:p>0,1163496378</text:p>
          </table:table-cell>
          <table:table-cell office:value-type="float" office:value="0.1245354785" calcext:value-type="float">
            <text:p>0,1245354785</text:p>
          </table:table-cell>
        </table:table-row>
        <table:table-row table:style-name="ro1">
          <table:table-cell office:value-type="float" office:value="1959.2" calcext:value-type="float">
            <text:p>1959,2</text:p>
          </table:table-cell>
          <table:table-cell office:value-type="float" office:value="0.1199139033" calcext:value-type="float">
            <text:p>0,1199139033</text:p>
          </table:table-cell>
          <table:table-cell office:value-type="float" office:value="0.1181792441" calcext:value-type="float">
            <text:p>0,1181792441</text:p>
          </table:table-cell>
        </table:table-row>
        <table:table-row table:style-name="ro1">
          <table:table-cell office:value-type="float" office:value="1959.4" calcext:value-type="float">
            <text:p>1959,4</text:p>
          </table:table-cell>
          <table:table-cell office:value-type="float" office:value="0.1309075414" calcext:value-type="float">
            <text:p>0,1309075414</text:p>
          </table:table-cell>
          <table:table-cell office:value-type="float" office:value="0.104130708" calcext:value-type="float">
            <text:p>0,104130708</text:p>
          </table:table-cell>
        </table:table-row>
        <table:table-row table:style-name="ro1">
          <table:table-cell office:value-type="float" office:value="1959.6" calcext:value-type="float">
            <text:p>1959,6</text:p>
          </table:table-cell>
          <table:table-cell office:value-type="float" office:value="0.1207548621" calcext:value-type="float">
            <text:p>0,1207548621</text:p>
          </table:table-cell>
          <table:table-cell office:value-type="float" office:value="0.1027578193" calcext:value-type="float">
            <text:p>0,1027578193</text:p>
          </table:table-cell>
        </table:table-row>
        <table:table-row table:style-name="ro1">
          <table:table-cell office:value-type="float" office:value="1959.8" calcext:value-type="float">
            <text:p>1959,8</text:p>
          </table:table-cell>
          <table:table-cell office:value-type="float" office:value="0.1161638441" calcext:value-type="float">
            <text:p>0,1161638441</text:p>
          </table:table-cell>
          <table:table-cell office:value-type="float" office:value="0.1082815852" calcext:value-type="float">
            <text:p>0,108281585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.0929252674" calcext:value-type="float">
            <text:p>0,0929252674</text:p>
          </table:table-cell>
          <table:table-cell office:value-type="float" office:value="0.1080571048" calcext:value-type="float">
            <text:p>0,1080571048</text:p>
          </table:table-cell>
        </table:table-row>
        <table:table-row table:style-name="ro1">
          <table:table-cell office:value-type="float" office:value="1960.2" calcext:value-type="float">
            <text:p>1960,2</text:p>
          </table:table-cell>
          <table:table-cell office:value-type="float" office:value="0.1079536408" calcext:value-type="float">
            <text:p>0,1079536408</text:p>
          </table:table-cell>
          <table:table-cell office:value-type="float" office:value="0.0926060818" calcext:value-type="float">
            <text:p>0,0926060818</text:p>
          </table:table-cell>
        </table:table-row>
        <table:table-row table:style-name="ro1">
          <table:table-cell office:value-type="float" office:value="1960.4" calcext:value-type="float">
            <text:p>1960,4</text:p>
          </table:table-cell>
          <table:table-cell office:value-type="float" office:value="0.1138995008" calcext:value-type="float">
            <text:p>0,1138995008</text:p>
          </table:table-cell>
          <table:table-cell office:value-type="float" office:value="0.0826689985" calcext:value-type="float">
            <text:p>0,0826689985</text:p>
          </table:table-cell>
        </table:table-row>
        <table:table-row table:style-name="ro1">
          <table:table-cell office:value-type="float" office:value="1960.6" calcext:value-type="float">
            <text:p>1960,6</text:p>
          </table:table-cell>
          <table:table-cell office:value-type="float" office:value="0.1188867635" calcext:value-type="float">
            <text:p>0,1188867635</text:p>
          </table:table-cell>
          <table:table-cell office:value-type="float" office:value="0.0934788454" calcext:value-type="float">
            <text:p>0,0934788454</text:p>
          </table:table-cell>
        </table:table-row>
        <table:table-row table:style-name="ro1">
          <table:table-cell office:value-type="float" office:value="1960.8" calcext:value-type="float">
            <text:p>1960,8</text:p>
          </table:table-cell>
          <table:table-cell office:value-type="float" office:value="0.1162526086" calcext:value-type="float">
            <text:p>0,1162526086</text:p>
          </table:table-cell>
          <table:table-cell office:value-type="float" office:value="0.0922089671" calcext:value-type="float">
            <text:p>0,0922089671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.0974553315" calcext:value-type="float">
            <text:p>0,0974553315</text:p>
          </table:table-cell>
          <table:table-cell office:value-type="float" office:value="0.0943349233" calcext:value-type="float">
            <text:p>0,0943349233</text:p>
          </table:table-cell>
        </table:table-row>
        <table:table-row table:style-name="ro1">
          <table:table-cell office:value-type="float" office:value="1961.2" calcext:value-type="float">
            <text:p>1961,2</text:p>
          </table:table-cell>
          <table:table-cell office:value-type="float" office:value="0.0964301412" calcext:value-type="float">
            <text:p>0,0964301412</text:p>
          </table:table-cell>
          <table:table-cell office:value-type="float" office:value="0.1094454399" calcext:value-type="float">
            <text:p>0,1094454399</text:p>
          </table:table-cell>
        </table:table-row>
        <table:table-row table:style-name="ro1">
          <table:table-cell office:value-type="float" office:value="1961.4" calcext:value-type="float">
            <text:p>1961,4</text:p>
          </table:table-cell>
          <table:table-cell office:value-type="float" office:value="0.0917324342" calcext:value-type="float">
            <text:p>0,0917324342</text:p>
          </table:table-cell>
          <table:table-cell office:value-type="float" office:value="0.0761927343" calcext:value-type="float">
            <text:p>0,0761927343</text:p>
          </table:table-cell>
        </table:table-row>
        <table:table-row table:style-name="ro1">
          <table:table-cell office:value-type="float" office:value="1961.6" calcext:value-type="float">
            <text:p>1961,6</text:p>
          </table:table-cell>
          <table:table-cell office:value-type="float" office:value="0.0907160191" calcext:value-type="float">
            <text:p>0,0907160191</text:p>
          </table:table-cell>
          <table:table-cell office:value-type="float" office:value="0.0843285501" calcext:value-type="float">
            <text:p>0,0843285501</text:p>
          </table:table-cell>
        </table:table-row>
        <table:table-row table:style-name="ro1">
          <table:table-cell office:value-type="float" office:value="1961.8" calcext:value-type="float">
            <text:p>1961,8</text:p>
          </table:table-cell>
          <table:table-cell office:value-type="float" office:value="0.0853600801" calcext:value-type="float">
            <text:p>0,0853600801</text:p>
          </table:table-cell>
          <table:table-cell office:value-type="float" office:value="0.0819202034" calcext:value-type="float">
            <text:p>0,081920203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.0819914783" calcext:value-type="float">
            <text:p>0,0819914783</text:p>
          </table:table-cell>
          <table:table-cell office:value-type="float" office:value="0.1007071055" calcext:value-type="float">
            <text:p>0,1007071055</text:p>
          </table:table-cell>
        </table:table-row>
        <table:table-row table:style-name="ro1">
          <table:table-cell office:value-type="float" office:value="1962.2" calcext:value-type="float">
            <text:p>1962,2</text:p>
          </table:table-cell>
          <table:table-cell office:value-type="float" office:value="0.0819914783" calcext:value-type="float">
            <text:p>0,0819914783</text:p>
          </table:table-cell>
          <table:table-cell office:value-type="float" office:value="0.092278931" calcext:value-type="float">
            <text:p>0,092278931</text:p>
          </table:table-cell>
        </table:table-row>
        <table:table-row table:style-name="ro1">
          <table:table-cell office:value-type="float" office:value="1962.4" calcext:value-type="float">
            <text:p>1962,4</text:p>
          </table:table-cell>
          <table:table-cell office:value-type="float" office:value="0.076915885" calcext:value-type="float">
            <text:p>0,076915885</text:p>
          </table:table-cell>
          <table:table-cell office:value-type="float" office:value="0.094203139" calcext:value-type="float">
            <text:p>0,094203139</text:p>
          </table:table-cell>
        </table:table-row>
        <table:table-row table:style-name="ro1">
          <table:table-cell office:value-type="float" office:value="1962.6" calcext:value-type="float">
            <text:p>1962,6</text:p>
          </table:table-cell>
          <table:table-cell office:value-type="float" office:value="0.0667747231" calcext:value-type="float">
            <text:p>0,0667747231</text:p>
          </table:table-cell>
          <table:table-cell office:value-type="float" office:value="0.0747782247" calcext:value-type="float">
            <text:p>0,0747782247</text:p>
          </table:table-cell>
        </table:table-row>
        <table:table-row table:style-name="ro1">
          <table:table-cell office:value-type="float" office:value="1962.8" calcext:value-type="float">
            <text:p>1962,8</text:p>
          </table:table-cell>
          <table:table-cell office:value-type="float" office:value="0.072110339" calcext:value-type="float">
            <text:p>0,072110339</text:p>
          </table:table-cell>
          <table:table-cell office:value-type="float" office:value="0.0722330428" calcext:value-type="float">
            <text:p>0,072233042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.0802536464" calcext:value-type="float">
            <text:p>0,0802536464</text:p>
          </table:table-cell>
          <table:table-cell office:value-type="float" office:value="0.0838435616" calcext:value-type="float">
            <text:p>0,0838435616</text:p>
          </table:table-cell>
        </table:table-row>
        <table:table-row table:style-name="ro1">
          <table:table-cell office:value-type="float" office:value="1963.2" calcext:value-type="float">
            <text:p>1963,2</text:p>
          </table:table-cell>
          <table:table-cell office:value-type="float" office:value="0.070235573" calcext:value-type="float">
            <text:p>0,070235573</text:p>
          </table:table-cell>
          <table:table-cell office:value-type="float" office:value="0.0803988477" calcext:value-type="float">
            <text:p>0,0803988477</text:p>
          </table:table-cell>
        </table:table-row>
        <table:table-row table:style-name="ro1">
          <table:table-cell office:value-type="float" office:value="1963.4" calcext:value-type="float">
            <text:p>1963,4</text:p>
          </table:table-cell>
          <table:table-cell office:value-type="float" office:value="0.0544006621" calcext:value-type="float">
            <text:p>0,0544006621</text:p>
          </table:table-cell>
          <table:table-cell office:value-type="float" office:value="0.0613894822" calcext:value-type="float">
            <text:p>0,0613894822</text:p>
          </table:table-cell>
        </table:table-row>
        <table:table-row table:style-name="ro1">
          <table:table-cell office:value-type="float" office:value="1963.6" calcext:value-type="float">
            <text:p>1963,6</text:p>
          </table:table-cell>
          <table:table-cell office:value-type="float" office:value="0.0725786463" calcext:value-type="float">
            <text:p>0,0725786463</text:p>
          </table:table-cell>
          <table:table-cell office:value-type="float" office:value="0.0724573375" calcext:value-type="float">
            <text:p>0,0724573375</text:p>
          </table:table-cell>
        </table:table-row>
        <table:table-row table:style-name="ro1">
          <table:table-cell office:value-type="float" office:value="1963.8" calcext:value-type="float">
            <text:p>1963,8</text:p>
          </table:table-cell>
          <table:table-cell office:value-type="float" office:value="0.0728266851" calcext:value-type="float">
            <text:p>0,0728266851</text:p>
          </table:table-cell>
          <table:table-cell office:value-type="float" office:value="0.0784997322" calcext:value-type="float">
            <text:p>0,078499732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.0628226622" calcext:value-type="float">
            <text:p>0,0628226622</text:p>
          </table:table-cell>
          <table:table-cell office:value-type="float" office:value="0.0682871887" calcext:value-type="float">
            <text:p>0,0682871887</text:p>
          </table:table-cell>
        </table:table-row>
        <table:table-row table:style-name="ro1">
          <table:table-cell office:value-type="float" office:value="1964.2" calcext:value-type="float">
            <text:p>1964,2</text:p>
          </table:table-cell>
          <table:table-cell office:value-type="float" office:value="0.0481509569" calcext:value-type="float">
            <text:p>0,0481509569</text:p>
          </table:table-cell>
          <table:table-cell office:value-type="float" office:value="0.0710200603" calcext:value-type="float">
            <text:p>0,0710200603</text:p>
          </table:table-cell>
        </table:table-row>
        <table:table-row table:style-name="ro1">
          <table:table-cell office:value-type="float" office:value="1964.4" calcext:value-type="float">
            <text:p>1964,4</text:p>
          </table:table-cell>
          <table:table-cell office:value-type="float" office:value="0.0624910031" calcext:value-type="float">
            <text:p>0,0624910031</text:p>
          </table:table-cell>
          <table:table-cell office:value-type="float" office:value="0.0820587764" calcext:value-type="float">
            <text:p>0,0820587764</text:p>
          </table:table-cell>
        </table:table-row>
        <table:table-row table:style-name="ro1">
          <table:table-cell office:value-type="float" office:value="1964.6" calcext:value-type="float">
            <text:p>1964,6</text:p>
          </table:table-cell>
          <table:table-cell office:value-type="float" office:value="0.0609175665" calcext:value-type="float">
            <text:p>0,0609175665</text:p>
          </table:table-cell>
          <table:table-cell office:value-type="float" office:value="0.0628958233" calcext:value-type="float">
            <text:p>0,0628958233</text:p>
          </table:table-cell>
        </table:table-row>
        <table:table-row table:style-name="ro1">
          <table:table-cell office:value-type="float" office:value="1964.8" calcext:value-type="float">
            <text:p>1964,8</text:p>
          </table:table-cell>
          <table:table-cell office:value-type="float" office:value="0.0431882292" calcext:value-type="float">
            <text:p>0,0431882292</text:p>
          </table:table-cell>
          <table:table-cell office:value-type="float" office:value="0.0556477335" calcext:value-type="float">
            <text:p>0,0556477335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.0305470974" calcext:value-type="float">
            <text:p>0,0305470974</text:p>
          </table:table-cell>
          <table:table-cell office:value-type="float" office:value="0.0559466479" calcext:value-type="float">
            <text:p>0,0559466479</text:p>
          </table:table-cell>
        </table:table-row>
        <table:table-row table:style-name="ro1">
          <table:table-cell office:value-type="float" office:value="1965.2" calcext:value-type="float">
            <text:p>1965,2</text:p>
          </table:table-cell>
          <table:table-cell office:value-type="float" office:value="0.0258023972" calcext:value-type="float">
            <text:p>0,0258023972</text:p>
          </table:table-cell>
          <table:table-cell office:value-type="float" office:value="0.0324314826" calcext:value-type="float">
            <text:p>0,0324314826</text:p>
          </table:table-cell>
        </table:table-row>
        <table:table-row table:style-name="ro1">
          <table:table-cell office:value-type="float" office:value="1965.4" calcext:value-type="float">
            <text:p>1965,4</text:p>
          </table:table-cell>
          <table:table-cell office:value-type="float" office:value="0.0286312525" calcext:value-type="float">
            <text:p>0,0286312525</text:p>
          </table:table-cell>
          <table:table-cell office:value-type="float" office:value="0.0518564381" calcext:value-type="float">
            <text:p>0,0518564381</text:p>
          </table:table-cell>
        </table:table-row>
        <table:table-row table:style-name="ro1">
          <table:table-cell office:value-type="float" office:value="1965.6" calcext:value-type="float">
            <text:p>1965,6</text:p>
          </table:table-cell>
          <table:table-cell office:value-type="float" office:value="0.0111894649" calcext:value-type="float">
            <text:p>0,0111894649</text:p>
          </table:table-cell>
          <table:table-cell office:value-type="float" office:value="0.0438748216" calcext:value-type="float">
            <text:p>0,0438748216</text:p>
          </table:table-cell>
        </table:table-row>
        <table:table-row table:style-name="ro1">
          <table:table-cell office:value-type="float" office:value="1965.8" calcext:value-type="float">
            <text:p>1965,8</text:p>
          </table:table-cell>
          <table:table-cell office:value-type="float" office:value="0.0074714092" calcext:value-type="float">
            <text:p>0,0074714092</text:p>
          </table:table-cell>
          <table:table-cell office:value-type="float" office:value="0.0522540972" calcext:value-type="float">
            <text:p>0,052254097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.0230522312" calcext:value-type="float">
            <text:p>0,0230522312</text:p>
          </table:table-cell>
          <table:table-cell office:value-type="float" office:value="0.0243675958" calcext:value-type="float">
            <text:p>0,0243675958</text:p>
          </table:table-cell>
        </table:table-row>
        <table:table-row table:style-name="ro1">
          <table:table-cell office:value-type="float" office:value="1966.2" calcext:value-type="float">
            <text:p>1966,2</text:p>
          </table:table-cell>
          <table:table-cell office:value-type="float" office:value="0.0204959484" calcext:value-type="float">
            <text:p>0,0204959484</text:p>
          </table:table-cell>
          <table:table-cell office:value-type="float" office:value="0.047852998" calcext:value-type="float">
            <text:p>0,047852998</text:p>
          </table:table-cell>
        </table:table-row>
        <table:table-row table:style-name="ro1">
          <table:table-cell office:value-type="float" office:value="1966.4" calcext:value-type="float">
            <text:p>1966,4</text:p>
          </table:table-cell>
          <table:table-cell office:value-type="float" office:value="0.0219944563" calcext:value-type="float">
            <text:p>0,0219944563</text:p>
          </table:table-cell>
          <table:table-cell office:value-type="float" office:value="0.0334282509" calcext:value-type="float">
            <text:p>0,0334282509</text:p>
          </table:table-cell>
        </table:table-row>
        <table:table-row table:style-name="ro1">
          <table:table-cell office:value-type="float" office:value="1966.6" calcext:value-type="float">
            <text:p>1966,6</text:p>
          </table:table-cell>
          <table:table-cell office:value-type="float" office:value="0.0152442426" calcext:value-type="float">
            <text:p>0,0152442426</text:p>
          </table:table-cell>
          <table:table-cell office:value-type="float" office:value="0.0406760555" calcext:value-type="float">
            <text:p>0,0406760555</text:p>
          </table:table-cell>
        </table:table-row>
        <table:table-row table:style-name="ro1">
          <table:table-cell office:value-type="float" office:value="1966.8" calcext:value-type="float">
            <text:p>1966,8</text:p>
          </table:table-cell>
          <table:table-cell office:value-type="float" office:value="0.0243858663" calcext:value-type="float">
            <text:p>0,0243858663</text:p>
          </table:table-cell>
          <table:table-cell office:value-type="float" office:value="0.0456769558" calcext:value-type="float">
            <text:p>0,045676955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.0340149746" calcext:value-type="float">
            <text:p>0,0340149746</text:p>
          </table:table-cell>
          <table:table-cell office:value-type="float" office:value="0.0302529627" calcext:value-type="float">
            <text:p>0,0302529627</text:p>
          </table:table-cell>
        </table:table-row>
        <table:table-row table:style-name="ro1">
          <table:table-cell office:value-type="float" office:value="1967.2" calcext:value-type="float">
            <text:p>1967,2</text:p>
          </table:table-cell>
          <table:table-cell office:value-type="float" office:value="0.0346295878" calcext:value-type="float">
            <text:p>0,0346295878</text:p>
          </table:table-cell>
          <table:table-cell office:value-type="float" office:value="0.0207666949" calcext:value-type="float">
            <text:p>0,0207666949</text:p>
          </table:table-cell>
        </table:table-row>
        <table:table-row table:style-name="ro1">
          <table:table-cell office:value-type="float" office:value="1967.4" calcext:value-type="float">
            <text:p>1967,4</text:p>
          </table:table-cell>
          <table:table-cell office:value-type="float" office:value="0.0098338563" calcext:value-type="float">
            <text:p>0,0098338563</text:p>
          </table:table-cell>
          <table:table-cell office:value-type="float" office:value="0.0360304919" calcext:value-type="float">
            <text:p>0,0360304919</text:p>
          </table:table-cell>
        </table:table-row>
        <table:table-row table:style-name="ro1">
          <table:table-cell office:value-type="float" office:value="1967.6" calcext:value-type="float">
            <text:p>1967,6</text:p>
          </table:table-cell>
          <table:table-cell office:value-type="float" office:value="0.0136272686" calcext:value-type="float">
            <text:p>0,0136272686</text:p>
          </table:table-cell>
          <table:table-cell office:value-type="float" office:value="0.0518692844" calcext:value-type="float">
            <text:p>0,0518692844</text:p>
          </table:table-cell>
        </table:table-row>
        <table:table-row table:style-name="ro1">
          <table:table-cell office:value-type="float" office:value="1967.8" calcext:value-type="float">
            <text:p>1967,8</text:p>
          </table:table-cell>
          <table:table-cell office:value-type="float" office:value="0.0227725399" calcext:value-type="float">
            <text:p>0,0227725399</text:p>
          </table:table-cell>
          <table:table-cell office:value-type="float" office:value="0.0436344224" calcext:value-type="float">
            <text:p>0,043634422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.0241552469" calcext:value-type="float">
            <text:p>0,0241552469</text:p>
          </table:table-cell>
          <table:table-cell office:value-type="float" office:value="0.0426246349" calcext:value-type="float">
            <text:p>0,0426246349</text:p>
          </table:table-cell>
        </table:table-row>
        <table:table-row table:style-name="ro1">
          <table:table-cell office:value-type="float" office:value="1968.2" calcext:value-type="float">
            <text:p>1968,2</text:p>
          </table:table-cell>
          <table:table-cell office:value-type="float" office:value="0.0364059085" calcext:value-type="float">
            <text:p>0,0364059085</text:p>
          </table:table-cell>
          <table:table-cell office:value-type="float" office:value="0.0278568668" calcext:value-type="float">
            <text:p>0,0278568668</text:p>
          </table:table-cell>
        </table:table-row>
        <table:table-row table:style-name="ro1">
          <table:table-cell office:value-type="float" office:value="1968.4" calcext:value-type="float">
            <text:p>1968,4</text:p>
          </table:table-cell>
          <table:table-cell office:value-type="float" office:value="0.0341572547" calcext:value-type="float">
            <text:p>0,0341572547</text:p>
          </table:table-cell>
          <table:table-cell office:value-type="float" office:value="0.0529433571" calcext:value-type="float">
            <text:p>0,0529433571</text:p>
          </table:table-cell>
        </table:table-row>
        <table:table-row table:style-name="ro1">
          <table:table-cell office:value-type="float" office:value="1968.6" calcext:value-type="float">
            <text:p>1968,6</text:p>
          </table:table-cell>
          <table:table-cell office:value-type="float" office:value="0.0234407312" calcext:value-type="float">
            <text:p>0,0234407312</text:p>
          </table:table-cell>
          <table:table-cell office:value-type="float" office:value="0.036300804" calcext:value-type="float">
            <text:p>0,036300804</text:p>
          </table:table-cell>
        </table:table-row>
        <table:table-row table:style-name="ro1">
          <table:table-cell office:value-type="float" office:value="1968.8" calcext:value-type="float">
            <text:p>1968,8</text:p>
          </table:table-cell>
          <table:table-cell office:value-type="float" office:value="0.0336494359" calcext:value-type="float">
            <text:p>0,0336494359</text:p>
          </table:table-cell>
          <table:table-cell office:value-type="float" office:value="0.0350787675" calcext:value-type="float">
            <text:p>0,0350787675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.0353550559" calcext:value-type="float">
            <text:p>0,0353550559</text:p>
          </table:table-cell>
          <table:table-cell office:value-type="float" office:value="0.0407164734" calcext:value-type="float">
            <text:p>0,0407164734</text:p>
          </table:table-cell>
        </table:table-row>
        <table:table-row table:style-name="ro1">
          <table:table-cell office:value-type="float" office:value="1969.2" calcext:value-type="float">
            <text:p>1969,2</text:p>
          </table:table-cell>
          <table:table-cell office:value-type="float" office:value="0.0481058638" calcext:value-type="float">
            <text:p>0,0481058638</text:p>
          </table:table-cell>
          <table:table-cell office:value-type="float" office:value="0.032594139" calcext:value-type="float">
            <text:p>0,032594139</text:p>
          </table:table-cell>
        </table:table-row>
        <table:table-row table:style-name="ro1">
          <table:table-cell office:value-type="float" office:value="1969.4" calcext:value-type="float">
            <text:p>1969,4</text:p>
          </table:table-cell>
          <table:table-cell office:value-type="float" office:value="0.0487122578" calcext:value-type="float">
            <text:p>0,0487122578</text:p>
          </table:table-cell>
          <table:table-cell office:value-type="float" office:value="0.0545063623" calcext:value-type="float">
            <text:p>0,0545063623</text:p>
          </table:table-cell>
        </table:table-row>
        <table:table-row table:style-name="ro1">
          <table:table-cell office:value-type="float" office:value="1969.6" calcext:value-type="float">
            <text:p>1969,6</text:p>
          </table:table-cell>
          <table:table-cell office:value-type="float" office:value="0.0589879062" calcext:value-type="float">
            <text:p>0,0589879062</text:p>
          </table:table-cell>
          <table:table-cell office:value-type="float" office:value="0.0500814698" calcext:value-type="float">
            <text:p>0,0500814698</text:p>
          </table:table-cell>
        </table:table-row>
        <table:table-row table:style-name="ro1">
          <table:table-cell office:value-type="float" office:value="1969.8" calcext:value-type="float">
            <text:p>1969,8</text:p>
          </table:table-cell>
          <table:table-cell office:value-type="float" office:value="0.0680666227" calcext:value-type="float">
            <text:p>0,0680666227</text:p>
          </table:table-cell>
          <table:table-cell office:value-type="float" office:value="0.0454997305" calcext:value-type="float">
            <text:p>0,045499730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.0559940425" calcext:value-type="float">
            <text:p>0,0559940425</text:p>
          </table:table-cell>
          <table:table-cell office:value-type="float" office:value="0.0462040896" calcext:value-type="float">
            <text:p>0,0462040896</text:p>
          </table:table-cell>
        </table:table-row>
        <table:table-row table:style-name="ro1">
          <table:table-cell office:value-type="float" office:value="1970.2" calcext:value-type="float">
            <text:p>1970,2</text:p>
          </table:table-cell>
          <table:table-cell office:value-type="float" office:value="0.0812740056" calcext:value-type="float">
            <text:p>0,0812740056</text:p>
          </table:table-cell>
          <table:table-cell office:value-type="float" office:value="0.0337018385" calcext:value-type="float">
            <text:p>0,0337018385</text:p>
          </table:table-cell>
        </table:table-row>
        <table:table-row table:style-name="ro1">
          <table:table-cell office:value-type="float" office:value="1970.4" calcext:value-type="float">
            <text:p>1970,4</text:p>
          </table:table-cell>
          <table:table-cell office:value-type="float" office:value="0.0784291894" calcext:value-type="float">
            <text:p>0,0784291894</text:p>
          </table:table-cell>
          <table:table-cell office:value-type="float" office:value="0.0523979399" calcext:value-type="float">
            <text:p>0,0523979399</text:p>
          </table:table-cell>
        </table:table-row>
        <table:table-row table:style-name="ro1">
          <table:table-cell office:value-type="float" office:value="1970.6" calcext:value-type="float">
            <text:p>1970,6</text:p>
          </table:table-cell>
          <table:table-cell office:value-type="float" office:value="0.0672371843" calcext:value-type="float">
            <text:p>0,0672371843</text:p>
          </table:table-cell>
          <table:table-cell office:value-type="float" office:value="0.0579878404" calcext:value-type="float">
            <text:p>0,0579878404</text:p>
          </table:table-cell>
        </table:table-row>
        <table:table-row table:style-name="ro1">
          <table:table-cell office:value-type="float" office:value="1970.8" calcext:value-type="float">
            <text:p>1970,8</text:p>
          </table:table-cell>
          <table:table-cell office:value-type="float" office:value="0.0599429815" calcext:value-type="float">
            <text:p>0,0599429815</text:p>
          </table:table-cell>
          <table:table-cell office:value-type="float" office:value="0.053468171" calcext:value-type="float">
            <text:p>0,053468171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0600509268" calcext:value-type="float">
            <text:p>0,0600509268</text:p>
          </table:table-cell>
          <table:table-cell office:value-type="float" office:value="0.0599053739" calcext:value-type="float">
            <text:p>0,0599053739</text:p>
          </table:table-cell>
        </table:table-row>
        <table:table-row table:style-name="ro1">
          <table:table-cell office:value-type="float" office:value="1971.2" calcext:value-type="float">
            <text:p>1971,2</text:p>
          </table:table-cell>
          <table:table-cell office:value-type="float" office:value="0.0748205881" calcext:value-type="float">
            <text:p>0,0748205881</text:p>
          </table:table-cell>
          <table:table-cell office:value-type="float" office:value="0.049156142" calcext:value-type="float">
            <text:p>0,049156142</text:p>
          </table:table-cell>
        </table:table-row>
        <table:table-row table:style-name="ro1">
          <table:table-cell office:value-type="float" office:value="1971.4" calcext:value-type="float">
            <text:p>1971,4</text:p>
          </table:table-cell>
          <table:table-cell office:value-type="float" office:value="0.0640051026" calcext:value-type="float">
            <text:p>0,0640051026</text:p>
          </table:table-cell>
          <table:table-cell office:value-type="float" office:value="0.0456244917" calcext:value-type="float">
            <text:p>0,0456244917</text:p>
          </table:table-cell>
        </table:table-row>
        <table:table-row table:style-name="ro1">
          <table:table-cell office:value-type="float" office:value="1971.6" calcext:value-type="float">
            <text:p>1971,6</text:p>
          </table:table-cell>
          <table:table-cell office:value-type="float" office:value="0.0589946063" calcext:value-type="float">
            <text:p>0,0589946063</text:p>
          </table:table-cell>
          <table:table-cell office:value-type="float" office:value="0.0594324107" calcext:value-type="float">
            <text:p>0,0594324107</text:p>
          </table:table-cell>
        </table:table-row>
        <table:table-row table:style-name="ro1">
          <table:table-cell office:value-type="float" office:value="1971.8" calcext:value-type="float">
            <text:p>1971,8</text:p>
          </table:table-cell>
          <table:table-cell office:value-type="float" office:value="0.0598529146" calcext:value-type="float">
            <text:p>0,0598529146</text:p>
          </table:table-cell>
          <table:table-cell office:value-type="float" office:value="0.0681108944" calcext:value-type="float">
            <text:p>0,068110894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.0748357037" calcext:value-type="float">
            <text:p>0,0748357037</text:p>
          </table:table-cell>
          <table:table-cell office:value-type="float" office:value="0.0754852511" calcext:value-type="float">
            <text:p>0,0754852511</text:p>
          </table:table-cell>
        </table:table-row>
        <table:table-row table:style-name="ro1">
          <table:table-cell office:value-type="float" office:value="1972.2" calcext:value-type="float">
            <text:p>1972,2</text:p>
          </table:table-cell>
          <table:table-cell office:value-type="float" office:value="0.0692780491" calcext:value-type="float">
            <text:p>0,0692780491</text:p>
          </table:table-cell>
          <table:table-cell office:value-type="float" office:value="0.047852998" calcext:value-type="float">
            <text:p>0,047852998</text:p>
          </table:table-cell>
        </table:table-row>
        <table:table-row table:style-name="ro1">
          <table:table-cell office:value-type="float" office:value="1972.4" calcext:value-type="float">
            <text:p>1972,4</text:p>
          </table:table-cell>
          <table:table-cell office:value-type="float" office:value="0.0793034889" calcext:value-type="float">
            <text:p>0,0793034889</text:p>
          </table:table-cell>
          <table:table-cell office:value-type="float" office:value="0.0554190345" calcext:value-type="float">
            <text:p>0,0554190345</text:p>
          </table:table-cell>
        </table:table-row>
        <table:table-row table:style-name="ro1">
          <table:table-cell office:value-type="float" office:value="1972.6" calcext:value-type="float">
            <text:p>1972,6</text:p>
          </table:table-cell>
          <table:table-cell office:value-type="float" office:value="0.0790268719" calcext:value-type="float">
            <text:p>0,0790268719</text:p>
          </table:table-cell>
          <table:table-cell office:value-type="float" office:value="0.0659891711" calcext:value-type="float">
            <text:p>0,0659891711</text:p>
          </table:table-cell>
        </table:table-row>
        <table:table-row table:style-name="ro1">
          <table:table-cell office:value-type="float" office:value="1972.8" calcext:value-type="float">
            <text:p>1972,8</text:p>
          </table:table-cell>
          <table:table-cell office:value-type="float" office:value="0.0969399964" calcext:value-type="float">
            <text:p>0,0969399964</text:p>
          </table:table-cell>
          <table:table-cell office:value-type="float" office:value="0.0789418571" calcext:value-type="float">
            <text:p>0,0789418571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.0938784324" calcext:value-type="float">
            <text:p>0,0938784324</text:p>
          </table:table-cell>
          <table:table-cell office:value-type="float" office:value="0.0711608218" calcext:value-type="float">
            <text:p>0,0711608218</text:p>
          </table:table-cell>
        </table:table-row>
        <table:table-row table:style-name="ro1">
          <table:table-cell office:value-type="float" office:value="1973.2" calcext:value-type="float">
            <text:p>1973,2</text:p>
          </table:table-cell>
          <table:table-cell office:value-type="float" office:value="0.0938784324" calcext:value-type="float">
            <text:p>0,0938784324</text:p>
          </table:table-cell>
          <table:table-cell office:value-type="float" office:value="0.0531470731" calcext:value-type="float">
            <text:p>0,0531470731</text:p>
          </table:table-cell>
        </table:table-row>
        <table:table-row table:style-name="ro1">
          <table:table-cell office:value-type="float" office:value="1973.4" calcext:value-type="float">
            <text:p>1973,4</text:p>
          </table:table-cell>
          <table:table-cell office:value-type="float" office:value="0.0924268778" calcext:value-type="float">
            <text:p>0,0924268778</text:p>
          </table:table-cell>
          <table:table-cell office:value-type="float" office:value="0.0666911576" calcext:value-type="float">
            <text:p>0,0666911576</text:p>
          </table:table-cell>
        </table:table-row>
        <table:table-row table:style-name="ro1">
          <table:table-cell office:value-type="float" office:value="1973.6" calcext:value-type="float">
            <text:p>1973,6</text:p>
          </table:table-cell>
          <table:table-cell office:value-type="float" office:value="0.0866058656" calcext:value-type="float">
            <text:p>0,0866058656</text:p>
          </table:table-cell>
          <table:table-cell office:value-type="float" office:value="0.0714615443" calcext:value-type="float">
            <text:p>0,0714615443</text:p>
          </table:table-cell>
        </table:table-row>
        <table:table-row table:style-name="ro1">
          <table:table-cell office:value-type="float" office:value="1973.8" calcext:value-type="float">
            <text:p>1973,8</text:p>
          </table:table-cell>
          <table:table-cell office:value-type="float" office:value="0.081382564" calcext:value-type="float">
            <text:p>0,081382564</text:p>
          </table:table-cell>
          <table:table-cell office:value-type="float" office:value="0.0964845254" calcext:value-type="float">
            <text:p>0,096484525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.0791606038" calcext:value-type="float">
            <text:p>0,0791606038</text:p>
          </table:table-cell>
          <table:table-cell office:value-type="float" office:value="0.0899523542" calcext:value-type="float">
            <text:p>0,0899523542</text:p>
          </table:table-cell>
        </table:table-row>
        <table:table-row table:style-name="ro1">
          <table:table-cell office:value-type="float" office:value="1974.2" calcext:value-type="float">
            <text:p>1974,2</text:p>
          </table:table-cell>
          <table:table-cell office:value-type="float" office:value="0.0835417738" calcext:value-type="float">
            <text:p>0,0835417738</text:p>
          </table:table-cell>
          <table:table-cell office:value-type="float" office:value="0.0737833336" calcext:value-type="float">
            <text:p>0,0737833336</text:p>
          </table:table-cell>
        </table:table-row>
        <table:table-row table:style-name="ro1">
          <table:table-cell office:value-type="float" office:value="1974.4" calcext:value-type="float">
            <text:p>1974,4</text:p>
          </table:table-cell>
          <table:table-cell office:value-type="float" office:value="0.0944367134" calcext:value-type="float">
            <text:p>0,0944367134</text:p>
          </table:table-cell>
          <table:table-cell office:value-type="float" office:value="0.0760030996" calcext:value-type="float">
            <text:p>0,0760030996</text:p>
          </table:table-cell>
        </table:table-row>
        <table:table-row table:style-name="ro1">
          <table:table-cell office:value-type="float" office:value="1974.6" calcext:value-type="float">
            <text:p>1974,6</text:p>
          </table:table-cell>
          <table:table-cell office:value-type="float" office:value="0.0985675929" calcext:value-type="float">
            <text:p>0,0985675929</text:p>
          </table:table-cell>
          <table:table-cell office:value-type="float" office:value="0.0746919152" calcext:value-type="float">
            <text:p>0,0746919152</text:p>
          </table:table-cell>
        </table:table-row>
        <table:table-row table:style-name="ro1">
          <table:table-cell office:value-type="float" office:value="1974.8" calcext:value-type="float">
            <text:p>1974,8</text:p>
          </table:table-cell>
          <table:table-cell office:value-type="float" office:value="0.0956511479" calcext:value-type="float">
            <text:p>0,0956511479</text:p>
          </table:table-cell>
          <table:table-cell office:value-type="float" office:value="0.0793986017" calcext:value-type="float">
            <text:p>0,079398601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.0891582486" calcext:value-type="float">
            <text:p>0,0891582486</text:p>
          </table:table-cell>
          <table:table-cell office:value-type="float" office:value="0.0867811244" calcext:value-type="float">
            <text:p>0,0867811244</text:p>
          </table:table-cell>
        </table:table-row>
        <table:table-row table:style-name="ro1">
          <table:table-cell office:value-type="float" office:value="1975.2" calcext:value-type="float">
            <text:p>1975,2</text:p>
          </table:table-cell>
          <table:table-cell office:value-type="float" office:value="0.0991524726" calcext:value-type="float">
            <text:p>0,0991524726</text:p>
          </table:table-cell>
          <table:table-cell office:value-type="float" office:value="0.0898403313" calcext:value-type="float">
            <text:p>0,0898403313</text:p>
          </table:table-cell>
        </table:table-row>
        <table:table-row table:style-name="ro1">
          <table:table-cell office:value-type="float" office:value="1975.4" calcext:value-type="float">
            <text:p>1975,4</text:p>
          </table:table-cell>
          <table:table-cell office:value-type="float" office:value="0.0882577769" calcext:value-type="float">
            <text:p>0,0882577769</text:p>
          </table:table-cell>
          <table:table-cell office:value-type="float" office:value="0.1070927686" calcext:value-type="float">
            <text:p>0,1070927686</text:p>
          </table:table-cell>
        </table:table-row>
        <table:table-row table:style-name="ro1">
          <table:table-cell office:value-type="float" office:value="1975.6" calcext:value-type="float">
            <text:p>1975,6</text:p>
          </table:table-cell>
          <table:table-cell office:value-type="float" office:value="0.0975310274" calcext:value-type="float">
            <text:p>0,0975310274</text:p>
          </table:table-cell>
          <table:table-cell office:value-type="float" office:value="0.0994987905" calcext:value-type="float">
            <text:p>0,0994987905</text:p>
          </table:table-cell>
        </table:table-row>
        <table:table-row table:style-name="ro1">
          <table:table-cell office:value-type="float" office:value="1975.8" calcext:value-type="float">
            <text:p>1975,8</text:p>
          </table:table-cell>
          <table:table-cell office:value-type="float" office:value="0.1037982799" calcext:value-type="float">
            <text:p>0,1037982799</text:p>
          </table:table-cell>
          <table:table-cell office:value-type="float" office:value="0.1370654087" calcext:value-type="float">
            <text:p>0,137065408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.1151381458" calcext:value-type="float">
            <text:p>0,1151381458</text:p>
          </table:table-cell>
          <table:table-cell office:value-type="float" office:value="0.1205355088" calcext:value-type="float">
            <text:p>0,1205355088</text:p>
          </table:table-cell>
        </table:table-row>
        <table:table-row table:style-name="ro1">
          <table:table-cell office:value-type="float" office:value="1976.2" calcext:value-type="float">
            <text:p>1976,2</text:p>
          </table:table-cell>
          <table:table-cell office:value-type="float" office:value="0.1369975308" calcext:value-type="float">
            <text:p>0,1369975308</text:p>
          </table:table-cell>
          <table:table-cell office:value-type="float" office:value="0.1106677381" calcext:value-type="float">
            <text:p>0,1106677381</text:p>
          </table:table-cell>
        </table:table-row>
        <table:table-row table:style-name="ro1">
          <table:table-cell office:value-type="float" office:value="1976.4" calcext:value-type="float">
            <text:p>1976,4</text:p>
          </table:table-cell>
          <table:table-cell office:value-type="float" office:value="0.1209945199" calcext:value-type="float">
            <text:p>0,1209945199</text:p>
          </table:table-cell>
          <table:table-cell office:value-type="float" office:value="0.119971939" calcext:value-type="float">
            <text:p>0,119971939</text:p>
          </table:table-cell>
        </table:table-row>
        <table:table-row table:style-name="ro1">
          <table:table-cell office:value-type="float" office:value="1976.6" calcext:value-type="float">
            <text:p>1976,6</text:p>
          </table:table-cell>
          <table:table-cell office:value-type="float" office:value="0.1227614148" calcext:value-type="float">
            <text:p>0,1227614148</text:p>
          </table:table-cell>
          <table:table-cell office:value-type="float" office:value="0.1287921651" calcext:value-type="float">
            <text:p>0,1287921651</text:p>
          </table:table-cell>
        </table:table-row>
        <table:table-row table:style-name="ro1">
          <table:table-cell office:value-type="float" office:value="1976.8" calcext:value-type="float">
            <text:p>1976,8</text:p>
          </table:table-cell>
          <table:table-cell office:value-type="float" office:value="0.108598496" calcext:value-type="float">
            <text:p>0,108598496</text:p>
          </table:table-cell>
          <table:table-cell office:value-type="float" office:value="0.1098409019" calcext:value-type="float">
            <text:p>0,109840901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.0965465178" calcext:value-type="float">
            <text:p>0,0965465178</text:p>
          </table:table-cell>
          <table:table-cell office:value-type="float" office:value="0.1066999623" calcext:value-type="float">
            <text:p>0,1066999623</text:p>
          </table:table-cell>
        </table:table-row>
        <table:table-row table:style-name="ro1">
          <table:table-cell office:value-type="float" office:value="1977.2" calcext:value-type="float">
            <text:p>1977,2</text:p>
          </table:table-cell>
          <table:table-cell office:value-type="float" office:value="0.0998937432" calcext:value-type="float">
            <text:p>0,0998937432</text:p>
          </table:table-cell>
          <table:table-cell office:value-type="float" office:value="0.1159919232" calcext:value-type="float">
            <text:p>0,1159919232</text:p>
          </table:table-cell>
        </table:table-row>
        <table:table-row table:style-name="ro1">
          <table:table-cell office:value-type="float" office:value="1977.4" calcext:value-type="float">
            <text:p>1977,4</text:p>
          </table:table-cell>
          <table:table-cell office:value-type="float" office:value="0.1000633164" calcext:value-type="float">
            <text:p>0,1000633164</text:p>
          </table:table-cell>
          <table:table-cell office:value-type="float" office:value="0.1101027127" calcext:value-type="float">
            <text:p>0,1101027127</text:p>
          </table:table-cell>
        </table:table-row>
        <table:table-row table:style-name="ro1">
          <table:table-cell office:value-type="float" office:value="1977.6" calcext:value-type="float">
            <text:p>1977,6</text:p>
          </table:table-cell>
          <table:table-cell office:value-type="float" office:value="0.0930350195" calcext:value-type="float">
            <text:p>0,0930350195</text:p>
          </table:table-cell>
          <table:table-cell office:value-type="float" office:value="0.1093957803" calcext:value-type="float">
            <text:p>0,1093957803</text:p>
          </table:table-cell>
        </table:table-row>
        <table:table-row table:style-name="ro1">
          <table:table-cell office:value-type="float" office:value="1977.8" calcext:value-type="float">
            <text:p>1977,8</text:p>
          </table:table-cell>
          <table:table-cell office:value-type="float" office:value="0.1022788916" calcext:value-type="float">
            <text:p>0,1022788916</text:p>
          </table:table-cell>
          <table:table-cell office:value-type="float" office:value="0.1143698889" calcext:value-type="float">
            <text:p>0,114369888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.108598496" calcext:value-type="float">
            <text:p>0,108598496</text:p>
          </table:table-cell>
          <table:table-cell office:value-type="float" office:value="0.1085325663" calcext:value-type="float">
            <text:p>0,1085325663</text:p>
          </table:table-cell>
        </table:table-row>
        <table:table-row table:style-name="ro1">
          <table:table-cell office:value-type="float" office:value="1978.2" calcext:value-type="float">
            <text:p>1978,2</text:p>
          </table:table-cell>
          <table:table-cell office:value-type="float" office:value="0.1184592993" calcext:value-type="float">
            <text:p>0,1184592993</text:p>
          </table:table-cell>
          <table:table-cell office:value-type="float" office:value="0.0888981884" calcext:value-type="float">
            <text:p>0,0888981884</text:p>
          </table:table-cell>
        </table:table-row>
        <table:table-row table:style-name="ro1">
          <table:table-cell office:value-type="float" office:value="1978.4" calcext:value-type="float">
            <text:p>1978,4</text:p>
          </table:table-cell>
          <table:table-cell office:value-type="float" office:value="0.1157160086" calcext:value-type="float">
            <text:p>0,1157160086</text:p>
          </table:table-cell>
          <table:table-cell office:value-type="float" office:value="0.0992386483" calcext:value-type="float">
            <text:p>0,0992386483</text:p>
          </table:table-cell>
        </table:table-row>
        <table:table-row table:style-name="ro1">
          <table:table-cell office:value-type="float" office:value="1978.6" calcext:value-type="float">
            <text:p>1978,6</text:p>
          </table:table-cell>
          <table:table-cell office:value-type="float" office:value="0.118652436" calcext:value-type="float">
            <text:p>0,118652436</text:p>
          </table:table-cell>
          <table:table-cell office:value-type="float" office:value="0.1029556447" calcext:value-type="float">
            <text:p>0,1029556447</text:p>
          </table:table-cell>
        </table:table-row>
        <table:table-row table:style-name="ro1">
          <table:table-cell office:value-type="float" office:value="1978.8" calcext:value-type="float">
            <text:p>1978,8</text:p>
          </table:table-cell>
          <table:table-cell office:value-type="float" office:value="0.122863188" calcext:value-type="float">
            <text:p>0,122863188</text:p>
          </table:table-cell>
          <table:table-cell office:value-type="float" office:value="0.1217413846" calcext:value-type="float">
            <text:p>0,121741384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.1308676658" calcext:value-type="float">
            <text:p>0,1308676658</text:p>
          </table:table-cell>
          <table:table-cell office:value-type="float" office:value="0.1117792243" calcext:value-type="float">
            <text:p>0,1117792243</text:p>
          </table:table-cell>
        </table:table-row>
        <table:table-row table:style-name="ro1">
          <table:table-cell office:value-type="float" office:value="1979.2" calcext:value-type="float">
            <text:p>1979,2</text:p>
          </table:table-cell>
          <table:table-cell office:value-type="float" office:value="0.1249193781" calcext:value-type="float">
            <text:p>0,1249193781</text:p>
          </table:table-cell>
          <table:table-cell office:value-type="float" office:value="0.1059513378" calcext:value-type="float">
            <text:p>0,1059513378</text:p>
          </table:table-cell>
        </table:table-row>
        <table:table-row table:style-name="ro1">
          <table:table-cell office:value-type="float" office:value="1979.4" calcext:value-type="float">
            <text:p>1979,4</text:p>
          </table:table-cell>
          <table:table-cell office:value-type="float" office:value="0.1339619745" calcext:value-type="float">
            <text:p>0,1339619745</text:p>
          </table:table-cell>
          <table:table-cell office:value-type="float" office:value="0.1374195493" calcext:value-type="float">
            <text:p>0,1374195493</text:p>
          </table:table-cell>
        </table:table-row>
        <table:table-row table:style-name="ro1">
          <table:table-cell office:value-type="float" office:value="1979.6" calcext:value-type="float">
            <text:p>1979,6</text:p>
          </table:table-cell>
          <table:table-cell office:value-type="float" office:value="0.121969654" calcext:value-type="float">
            <text:p>0,121969654</text:p>
          </table:table-cell>
          <table:table-cell office:value-type="float" office:value="0.118321987" calcext:value-type="float">
            <text:p>0,118321987</text:p>
          </table:table-cell>
        </table:table-row>
        <table:table-row table:style-name="ro1">
          <table:table-cell office:value-type="float" office:value="1979.8" calcext:value-type="float">
            <text:p>1979,8</text:p>
          </table:table-cell>
          <table:table-cell office:value-type="float" office:value="0.1307090589" calcext:value-type="float">
            <text:p>0,1307090589</text:p>
          </table:table-cell>
          <table:table-cell office:value-type="float" office:value="0.1302561155" calcext:value-type="float">
            <text:p>0,130256115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1225778537" calcext:value-type="float">
            <text:p>0,1225778537</text:p>
          </table:table-cell>
          <table:table-cell office:value-type="float" office:value="0.1266942901" calcext:value-type="float">
            <text:p>0,1266942901</text:p>
          </table:table-cell>
        </table:table-row>
        <table:table-row table:style-name="ro1">
          <table:table-cell office:value-type="float" office:value="1980.2" calcext:value-type="float">
            <text:p>1980,2</text:p>
          </table:table-cell>
          <table:table-cell office:value-type="float" office:value="0.1078917712" calcext:value-type="float">
            <text:p>0,1078917712</text:p>
          </table:table-cell>
          <table:table-cell office:value-type="float" office:value="0.1182775707" calcext:value-type="float">
            <text:p>0,1182775707</text:p>
          </table:table-cell>
        </table:table-row>
        <table:table-row table:style-name="ro1">
          <table:table-cell office:value-type="float" office:value="1980.4" calcext:value-type="float">
            <text:p>1980,4</text:p>
          </table:table-cell>
          <table:table-cell office:value-type="float" office:value="0.1222081494" calcext:value-type="float">
            <text:p>0,1222081494</text:p>
          </table:table-cell>
          <table:table-cell office:value-type="float" office:value="0.114274181" calcext:value-type="float">
            <text:p>0,114274181</text:p>
          </table:table-cell>
        </table:table-row>
        <table:table-row table:style-name="ro1">
          <table:table-cell office:value-type="float" office:value="1980.6" calcext:value-type="float">
            <text:p>1980,6</text:p>
          </table:table-cell>
          <table:table-cell office:value-type="float" office:value="0.1208201076" calcext:value-type="float">
            <text:p>0,1208201076</text:p>
          </table:table-cell>
          <table:table-cell office:value-type="float" office:value="0.111428423" calcext:value-type="float">
            <text:p>0,111428423</text:p>
          </table:table-cell>
        </table:table-row>
        <table:table-row table:style-name="ro1">
          <table:table-cell office:value-type="float" office:value="1980.8" calcext:value-type="float">
            <text:p>1980,8</text:p>
          </table:table-cell>
          <table:table-cell office:value-type="float" office:value="0.1196384054" calcext:value-type="float">
            <text:p>0,1196384054</text:p>
          </table:table-cell>
          <table:table-cell office:value-type="float" office:value="0.1105711802" calcext:value-type="float">
            <text:p>0,110571180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.1287567916" calcext:value-type="float">
            <text:p>0,1287567916</text:p>
          </table:table-cell>
          <table:table-cell office:value-type="float" office:value="0.1078090012" calcext:value-type="float">
            <text:p>0,1078090012</text:p>
          </table:table-cell>
        </table:table-row>
        <table:table-row table:style-name="ro1">
          <table:table-cell office:value-type="float" office:value="1981.2" calcext:value-type="float">
            <text:p>1981,2</text:p>
          </table:table-cell>
          <table:table-cell office:value-type="float" office:value="0.1230245675" calcext:value-type="float">
            <text:p>0,1230245675</text:p>
          </table:table-cell>
          <table:table-cell office:value-type="float" office:value="0.1051726771" calcext:value-type="float">
            <text:p>0,1051726771</text:p>
          </table:table-cell>
        </table:table-row>
        <table:table-row table:style-name="ro1">
          <table:table-cell office:value-type="float" office:value="1981.4" calcext:value-type="float">
            <text:p>1981,4</text:p>
          </table:table-cell>
          <table:table-cell office:value-type="float" office:value="0.1156325241" calcext:value-type="float">
            <text:p>0,1156325241</text:p>
          </table:table-cell>
          <table:table-cell office:value-type="float" office:value="0.1164212769" calcext:value-type="float">
            <text:p>0,1164212769</text:p>
          </table:table-cell>
        </table:table-row>
        <table:table-row table:style-name="ro1">
          <table:table-cell office:value-type="float" office:value="1981.6" calcext:value-type="float">
            <text:p>1981,6</text:p>
          </table:table-cell>
          <table:table-cell office:value-type="float" office:value="0.1126202732" calcext:value-type="float">
            <text:p>0,1126202732</text:p>
          </table:table-cell>
          <table:table-cell office:value-type="float" office:value="0.1009623534" calcext:value-type="float">
            <text:p>0,1009623534</text:p>
          </table:table-cell>
        </table:table-row>
        <table:table-row table:style-name="ro1">
          <table:table-cell office:value-type="float" office:value="1981.8" calcext:value-type="float">
            <text:p>1981,8</text:p>
          </table:table-cell>
          <table:table-cell office:value-type="float" office:value="0.096460555" calcext:value-type="float">
            <text:p>0,096460555</text:p>
          </table:table-cell>
          <table:table-cell office:value-type="float" office:value="0.1145233599" calcext:value-type="float">
            <text:p>0,114523359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.103189981" calcext:value-type="float">
            <text:p>0,103189981</text:p>
          </table:table-cell>
          <table:table-cell office:value-type="float" office:value="0.1396273873" calcext:value-type="float">
            <text:p>0,1396273873</text:p>
          </table:table-cell>
        </table:table-row>
        <table:table-row table:style-name="ro1">
          <table:table-cell office:value-type="float" office:value="1982.2" calcext:value-type="float">
            <text:p>1982,2</text:p>
          </table:table-cell>
          <table:table-cell office:value-type="float" office:value="0.1137956082" calcext:value-type="float">
            <text:p>0,1137956082</text:p>
          </table:table-cell>
          <table:table-cell office:value-type="float" office:value="0.1467988122" calcext:value-type="float">
            <text:p>0,1467988122</text:p>
          </table:table-cell>
        </table:table-row>
        <table:table-row table:style-name="ro1">
          <table:table-cell office:value-type="float" office:value="1982.4" calcext:value-type="float">
            <text:p>1982,4</text:p>
          </table:table-cell>
          <table:table-cell office:value-type="float" office:value="0.1202075535" calcext:value-type="float">
            <text:p>0,1202075535</text:p>
          </table:table-cell>
          <table:table-cell office:value-type="float" office:value="0.1358720184" calcext:value-type="float">
            <text:p>0,1358720184</text:p>
          </table:table-cell>
        </table:table-row>
        <table:table-row table:style-name="ro1">
          <table:table-cell office:value-type="float" office:value="1982.6" calcext:value-type="float">
            <text:p>1982,6</text:p>
          </table:table-cell>
          <table:table-cell office:value-type="float" office:value="0.1057465534" calcext:value-type="float">
            <text:p>0,1057465534</text:p>
          </table:table-cell>
          <table:table-cell office:value-type="float" office:value="0.1408750135" calcext:value-type="float">
            <text:p>0,1408750135</text:p>
          </table:table-cell>
        </table:table-row>
        <table:table-row table:style-name="ro1">
          <table:table-cell office:value-type="float" office:value="1982.8" calcext:value-type="float">
            <text:p>1982,8</text:p>
          </table:table-cell>
          <table:table-cell office:value-type="float" office:value="0.0954887085" calcext:value-type="float">
            <text:p>0,0954887085</text:p>
          </table:table-cell>
          <table:table-cell office:value-type="float" office:value="0.1455157685" calcext:value-type="float">
            <text:p>0,1455157685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.1072579444" calcext:value-type="float">
            <text:p>0,1072579444</text:p>
          </table:table-cell>
          <table:table-cell office:value-type="float" office:value="0.129892621" calcext:value-type="float">
            <text:p>0,129892621</text:p>
          </table:table-cell>
        </table:table-row>
        <table:table-row table:style-name="ro1">
          <table:table-cell office:value-type="float" office:value="1983.2" calcext:value-type="float">
            <text:p>1983,2</text:p>
          </table:table-cell>
          <table:table-cell office:value-type="float" office:value="0.1076193517" calcext:value-type="float">
            <text:p>0,1076193517</text:p>
          </table:table-cell>
          <table:table-cell office:value-type="float" office:value="0.1222756723" calcext:value-type="float">
            <text:p>0,1222756723</text:p>
          </table:table-cell>
        </table:table-row>
        <table:table-row table:style-name="ro1">
          <table:table-cell office:value-type="float" office:value="1983.4" calcext:value-type="float">
            <text:p>1983,4</text:p>
          </table:table-cell>
          <table:table-cell office:value-type="float" office:value="0.0984395744" calcext:value-type="float">
            <text:p>0,0984395744</text:p>
          </table:table-cell>
          <table:table-cell office:value-type="float" office:value="0.105265479" calcext:value-type="float">
            <text:p>0,105265479</text:p>
          </table:table-cell>
        </table:table-row>
        <table:table-row table:style-name="ro1">
          <table:table-cell office:value-type="float" office:value="1983.6" calcext:value-type="float">
            <text:p>1983,6</text:p>
          </table:table-cell>
          <table:table-cell office:value-type="float" office:value="0.1191479086" calcext:value-type="float">
            <text:p>0,1191479086</text:p>
          </table:table-cell>
          <table:table-cell office:value-type="float" office:value="0.1085067891" calcext:value-type="float">
            <text:p>0,1085067891</text:p>
          </table:table-cell>
        </table:table-row>
        <table:table-row table:style-name="ro1">
          <table:table-cell office:value-type="float" office:value="1983.8" calcext:value-type="float">
            <text:p>1983,8</text:p>
          </table:table-cell>
          <table:table-cell office:value-type="float" office:value="0.1067295395" calcext:value-type="float">
            <text:p>0,1067295395</text:p>
          </table:table-cell>
          <table:table-cell office:value-type="float" office:value="0.1264062371" calcext:value-type="float">
            <text:p>0,126406237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.0884100922" calcext:value-type="float">
            <text:p>0,0884100922</text:p>
          </table:table-cell>
          <table:table-cell office:value-type="float" office:value="0.1108884336" calcext:value-type="float">
            <text:p>0,1108884336</text:p>
          </table:table-cell>
        </table:table-row>
        <table:table-row table:style-name="ro1">
          <table:table-cell office:value-type="float" office:value="1984.2" calcext:value-type="float">
            <text:p>1984,2</text:p>
          </table:table-cell>
          <table:table-cell office:value-type="float" office:value="0.1057919911" calcext:value-type="float">
            <text:p>0,1057919911</text:p>
          </table:table-cell>
          <table:table-cell office:value-type="float" office:value="0.0941340714" calcext:value-type="float">
            <text:p>0,0941340714</text:p>
          </table:table-cell>
        </table:table-row>
        <table:table-row table:style-name="ro1">
          <table:table-cell office:value-type="float" office:value="1984.4" calcext:value-type="float">
            <text:p>1984,4</text:p>
          </table:table-cell>
          <table:table-cell office:value-type="float" office:value="0.1002333753" calcext:value-type="float">
            <text:p>0,1002333753</text:p>
          </table:table-cell>
          <table:table-cell office:value-type="float" office:value="0.0768079285" calcext:value-type="float">
            <text:p>0,0768079285</text:p>
          </table:table-cell>
        </table:table-row>
        <table:table-row table:style-name="ro1">
          <table:table-cell office:value-type="float" office:value="1984.6" calcext:value-type="float">
            <text:p>1984,6</text:p>
          </table:table-cell>
          <table:table-cell office:value-type="float" office:value="0.0936952312" calcext:value-type="float">
            <text:p>0,0936952312</text:p>
          </table:table-cell>
          <table:table-cell office:value-type="float" office:value="0.1132481925" calcext:value-type="float">
            <text:p>0,1132481925</text:p>
          </table:table-cell>
        </table:table-row>
        <table:table-row table:style-name="ro1">
          <table:table-cell office:value-type="float" office:value="1984.8" calcext:value-type="float">
            <text:p>1984,8</text:p>
          </table:table-cell>
          <table:table-cell office:value-type="float" office:value="0.0774768694" calcext:value-type="float">
            <text:p>0,0774768694</text:p>
          </table:table-cell>
          <table:table-cell office:value-type="float" office:value="0.1062791716" calcext:value-type="float">
            <text:p>0,106279171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.088746428" calcext:value-type="float">
            <text:p>0,088746428</text:p>
          </table:table-cell>
          <table:table-cell office:value-type="float" office:value="0.0971823097" calcext:value-type="float">
            <text:p>0,0971823097</text:p>
          </table:table-cell>
        </table:table-row>
        <table:table-row table:style-name="ro1">
          <table:table-cell office:value-type="float" office:value="1985.2" calcext:value-type="float">
            <text:p>1985,2</text:p>
          </table:table-cell>
          <table:table-cell office:value-type="float" office:value="0.0798543913" calcext:value-type="float">
            <text:p>0,0798543913</text:p>
          </table:table-cell>
          <table:table-cell office:value-type="float" office:value="0.0969527159" calcext:value-type="float">
            <text:p>0,0969527159</text:p>
          </table:table-cell>
        </table:table-row>
        <table:table-row table:style-name="ro1">
          <table:table-cell office:value-type="float" office:value="1985.4" calcext:value-type="float">
            <text:p>1985,4</text:p>
          </table:table-cell>
          <table:table-cell office:value-type="float" office:value="0.0851744878" calcext:value-type="float">
            <text:p>0,0851744878</text:p>
          </table:table-cell>
          <table:table-cell office:value-type="float" office:value="0.1110811864" calcext:value-type="float">
            <text:p>0,1110811864</text:p>
          </table:table-cell>
        </table:table-row>
        <table:table-row table:style-name="ro1">
          <table:table-cell office:value-type="float" office:value="1985.6" calcext:value-type="float">
            <text:p>1985,6</text:p>
          </table:table-cell>
          <table:table-cell office:value-type="float" office:value="0.0843425393" calcext:value-type="float">
            <text:p>0,0843425393</text:p>
          </table:table-cell>
          <table:table-cell office:value-type="float" office:value="0.1128645732" calcext:value-type="float">
            <text:p>0,1128645732</text:p>
          </table:table-cell>
        </table:table-row>
        <table:table-row table:style-name="ro1">
          <table:table-cell office:value-type="float" office:value="1985.8" calcext:value-type="float">
            <text:p>1985,8</text:p>
          </table:table-cell>
          <table:table-cell office:value-type="float" office:value="0.0720529427" calcext:value-type="float">
            <text:p>0,0720529427</text:p>
          </table:table-cell>
          <table:table-cell office:value-type="float" office:value="0.1081703665" calcext:value-type="float">
            <text:p>0,108170366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.0590596802" calcext:value-type="float">
            <text:p>0,0590596802</text:p>
          </table:table-cell>
          <table:table-cell office:value-type="float" office:value="0.102663894" calcext:value-type="float">
            <text:p>0,102663894</text:p>
          </table:table-cell>
        </table:table-row>
        <table:table-row table:style-name="ro1">
          <table:table-cell office:value-type="float" office:value="1986.2" calcext:value-type="float">
            <text:p>1986,2</text:p>
          </table:table-cell>
          <table:table-cell office:value-type="float" office:value="0.0696688959" calcext:value-type="float">
            <text:p>0,0696688959</text:p>
          </table:table-cell>
          <table:table-cell office:value-type="float" office:value="0.1091914764" calcext:value-type="float">
            <text:p>0,1091914764</text:p>
          </table:table-cell>
        </table:table-row>
        <table:table-row table:style-name="ro1">
          <table:table-cell office:value-type="float" office:value="1986.4" calcext:value-type="float">
            <text:p>1986,4</text:p>
          </table:table-cell>
          <table:table-cell office:value-type="float" office:value="0.092636638" calcext:value-type="float">
            <text:p>0,092636638</text:p>
          </table:table-cell>
          <table:table-cell office:value-type="float" office:value="0.1059194845" calcext:value-type="float">
            <text:p>0,1059194845</text:p>
          </table:table-cell>
        </table:table-row>
        <table:table-row table:style-name="ro1">
          <table:table-cell office:value-type="float" office:value="1986.6" calcext:value-type="float">
            <text:p>1986,6</text:p>
          </table:table-cell>
          <table:table-cell office:value-type="float" office:value="0.0730608801" calcext:value-type="float">
            <text:p>0,0730608801</text:p>
          </table:table-cell>
          <table:table-cell office:value-type="float" office:value="0.094562564" calcext:value-type="float">
            <text:p>0,094562564</text:p>
          </table:table-cell>
        </table:table-row>
        <table:table-row table:style-name="ro1">
          <table:table-cell office:value-type="float" office:value="1986.8" calcext:value-type="float">
            <text:p>1986,8</text:p>
          </table:table-cell>
          <table:table-cell office:value-type="float" office:value="0.0837065259" calcext:value-type="float">
            <text:p>0,0837065259</text:p>
          </table:table-cell>
          <table:table-cell office:value-type="float" office:value="0.0978789769" calcext:value-type="float">
            <text:p>0,097878976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692410447" calcext:value-type="float">
            <text:p>0,0692410447</text:p>
          </table:table-cell>
          <table:table-cell office:value-type="float" office:value="0.098318525" calcext:value-type="float">
            <text:p>0,098318525</text:p>
          </table:table-cell>
        </table:table-row>
        <table:table-row table:style-name="ro1">
          <table:table-cell office:value-type="float" office:value="1987.2" calcext:value-type="float">
            <text:p>1987,2</text:p>
          </table:table-cell>
          <table:table-cell office:value-type="float" office:value="0.0790846333" calcext:value-type="float">
            <text:p>0,0790846333</text:p>
          </table:table-cell>
          <table:table-cell office:value-type="float" office:value="0.0868330323" calcext:value-type="float">
            <text:p>0,0868330323</text:p>
          </table:table-cell>
        </table:table-row>
        <table:table-row table:style-name="ro1">
          <table:table-cell office:value-type="float" office:value="1987.4" calcext:value-type="float">
            <text:p>1987,4</text:p>
          </table:table-cell>
          <table:table-cell office:value-type="float" office:value="0.0902415423" calcext:value-type="float">
            <text:p>0,0902415423</text:p>
          </table:table-cell>
          <table:table-cell office:value-type="float" office:value="0.0846565966" calcext:value-type="float">
            <text:p>0,0846565966</text:p>
          </table:table-cell>
        </table:table-row>
        <table:table-row table:style-name="ro1">
          <table:table-cell office:value-type="float" office:value="1987.6" calcext:value-type="float">
            <text:p>1987,6</text:p>
          </table:table-cell>
          <table:table-cell office:value-type="float" office:value="0.0815419471" calcext:value-type="float">
            <text:p>0,0815419471</text:p>
          </table:table-cell>
          <table:table-cell office:value-type="float" office:value="0.0778024699" calcext:value-type="float">
            <text:p>0,0778024699</text:p>
          </table:table-cell>
        </table:table-row>
        <table:table-row table:style-name="ro1">
          <table:table-cell office:value-type="float" office:value="1987.8" calcext:value-type="float">
            <text:p>1987,8</text:p>
          </table:table-cell>
          <table:table-cell office:value-type="float" office:value="0.0660434819" calcext:value-type="float">
            <text:p>0,0660434819</text:p>
          </table:table-cell>
          <table:table-cell office:value-type="float" office:value="0.072320483" calcext:value-type="float">
            <text:p>0,072320483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.0707289535" calcext:value-type="float">
            <text:p>0,0707289535</text:p>
          </table:table-cell>
          <table:table-cell office:value-type="float" office:value="0.0784773525" calcext:value-type="float">
            <text:p>0,0784773525</text:p>
          </table:table-cell>
        </table:table-row>
        <table:table-row table:style-name="ro1">
          <table:table-cell office:value-type="float" office:value="1988.2" calcext:value-type="float">
            <text:p>1988,2</text:p>
          </table:table-cell>
          <table:table-cell office:value-type="float" office:value="0.0734541104" calcext:value-type="float">
            <text:p>0,0734541104</text:p>
          </table:table-cell>
          <table:table-cell office:value-type="float" office:value="0.0972614984" calcext:value-type="float">
            <text:p>0,0972614984</text:p>
          </table:table-cell>
        </table:table-row>
        <table:table-row table:style-name="ro1">
          <table:table-cell office:value-type="float" office:value="1988.4" calcext:value-type="float">
            <text:p>1988,4</text:p>
          </table:table-cell>
          <table:table-cell office:value-type="float" office:value="0.0716079907" calcext:value-type="float">
            <text:p>0,0716079907</text:p>
          </table:table-cell>
          <table:table-cell office:value-type="float" office:value="0.0751097324" calcext:value-type="float">
            <text:p>0,0751097324</text:p>
          </table:table-cell>
        </table:table-row>
        <table:table-row table:style-name="ro1">
          <table:table-cell office:value-type="float" office:value="1988.6" calcext:value-type="float">
            <text:p>1988,6</text:p>
          </table:table-cell>
          <table:table-cell office:value-type="float" office:value="0.067335527" calcext:value-type="float">
            <text:p>0,067335527</text:p>
          </table:table-cell>
          <table:table-cell office:value-type="float" office:value="0.0748079756" calcext:value-type="float">
            <text:p>0,0748079756</text:p>
          </table:table-cell>
        </table:table-row>
        <table:table-row table:style-name="ro1">
          <table:table-cell office:value-type="float" office:value="1988.8" calcext:value-type="float">
            <text:p>1988,8</text:p>
          </table:table-cell>
          <table:table-cell office:value-type="float" office:value="0.0570854887" calcext:value-type="float">
            <text:p>0,0570854887</text:p>
          </table:table-cell>
          <table:table-cell office:value-type="float" office:value="0.0742058145" calcext:value-type="float">
            <text:p>0,074205814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.0730260885" calcext:value-type="float">
            <text:p>0,0730260885</text:p>
          </table:table-cell>
          <table:table-cell office:value-type="float" office:value="0.073196844" calcext:value-type="float">
            <text:p>0,073196844</text:p>
          </table:table-cell>
        </table:table-row>
        <table:table-row table:style-name="ro1">
          <table:table-cell office:value-type="float" office:value="1989.2" calcext:value-type="float">
            <text:p>1989,2</text:p>
          </table:table-cell>
          <table:table-cell office:value-type="float" office:value="0.0745072409" calcext:value-type="float">
            <text:p>0,0745072409</text:p>
          </table:table-cell>
          <table:table-cell office:value-type="float" office:value="0.0777718178" calcext:value-type="float">
            <text:p>0,0777718178</text:p>
          </table:table-cell>
        </table:table-row>
        <table:table-row table:style-name="ro1">
          <table:table-cell office:value-type="float" office:value="1989.4" calcext:value-type="float">
            <text:p>1989,4</text:p>
          </table:table-cell>
          <table:table-cell office:value-type="float" office:value="0.0798551153" calcext:value-type="float">
            <text:p>0,0798551153</text:p>
          </table:table-cell>
          <table:table-cell office:value-type="float" office:value="0.0639376015" calcext:value-type="float">
            <text:p>0,0639376015</text:p>
          </table:table-cell>
        </table:table-row>
        <table:table-row table:style-name="ro1">
          <table:table-cell office:value-type="float" office:value="1989.6" calcext:value-type="float">
            <text:p>1989,6</text:p>
          </table:table-cell>
          <table:table-cell office:value-type="float" office:value="0.0713063767" calcext:value-type="float">
            <text:p>0,0713063767</text:p>
          </table:table-cell>
          <table:table-cell office:value-type="float" office:value="0.0356736467" calcext:value-type="float">
            <text:p>0,0356736467</text:p>
          </table:table-cell>
        </table:table-row>
        <table:table-row table:style-name="ro1">
          <table:table-cell office:value-type="float" office:value="1989.8" calcext:value-type="float">
            <text:p>1989,8</text:p>
          </table:table-cell>
          <table:table-cell office:value-type="float" office:value="0.0629950828" calcext:value-type="float">
            <text:p>0,0629950828</text:p>
          </table:table-cell>
          <table:table-cell office:value-type="float" office:value="0.0216474321" calcext:value-type="float">
            <text:p>0,021647432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349467796" calcext:value-type="float">
            <text:p>0,0349467796</text:p>
          </table:table-cell>
          <table:table-cell office:value-type="float" office:value="0.0324557957" calcext:value-type="float">
            <text:p>0,0324557957</text:p>
          </table:table-cell>
        </table:table-row>
        <table:table-row table:style-name="ro1">
          <table:table-cell office:value-type="float" office:value="1990.2" calcext:value-type="float">
            <text:p>1990,2</text:p>
          </table:table-cell>
          <table:table-cell office:value-type="float" office:value="0.0390845708" calcext:value-type="float">
            <text:p>0,0390845708</text:p>
          </table:table-cell>
          <table:table-cell office:value-type="float" office:value="0.0216589129" calcext:value-type="float">
            <text:p>0,0216589129</text:p>
          </table:table-cell>
        </table:table-row>
        <table:table-row table:style-name="ro1">
          <table:table-cell office:value-type="float" office:value="1990.4" calcext:value-type="float">
            <text:p>1990,4</text:p>
          </table:table-cell>
          <table:table-cell office:value-type="float" office:value="0.0357147443" calcext:value-type="float">
            <text:p>0,0357147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.6" calcext:value-type="float">
            <text:p>1990,6</text:p>
          </table:table-cell>
          <table:table-cell office:value-type="float" office:value="0.0327503229" calcext:value-type="float">
            <text:p>0,0327503229</text:p>
          </table:table-cell>
          <table:table-cell office:value-type="float" office:value="0.0229802587" calcext:value-type="float">
            <text:p>0,0229802587</text:p>
          </table:table-cell>
        </table:table-row>
        <table:table-row table:style-name="ro1">
          <table:table-cell office:value-type="float" office:value="1990.8" calcext:value-type="float">
            <text:p>1990,8</text:p>
          </table:table-cell>
          <table:table-cell office:value-type="float" office:value="0.0413718558" calcext:value-type="float">
            <text:p>0,0413718558</text:p>
          </table:table-cell>
          <table:table-cell office:value-type="float" office:value="0.0259615318" calcext:value-type="float">
            <text:p>0,02596153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484386551" calcext:value-type="float">
            <text:p>0,0484386551</text:p>
          </table:table-cell>
          <table:table-cell office:value-type="float" office:value="0.0509743385" calcext:value-type="float">
            <text:p>0,0509743385</text:p>
          </table:table-cell>
        </table:table-row>
        <table:table-row table:style-name="ro1">
          <table:table-cell office:value-type="float" office:value="1991.2" calcext:value-type="float">
            <text:p>1991,2</text:p>
          </table:table-cell>
          <table:table-cell office:value-type="float" office:value="0.0324575448" calcext:value-type="float">
            <text:p>0,0324575448</text:p>
          </table:table-cell>
          <table:table-cell office:value-type="float" office:value="0.0574497232" calcext:value-type="float">
            <text:p>0,0574497232</text:p>
          </table:table-cell>
        </table:table-row>
        <table:table-row table:style-name="ro1">
          <table:table-cell office:value-type="float" office:value="1991.4" calcext:value-type="float">
            <text:p>1991,4</text:p>
          </table:table-cell>
          <table:table-cell office:value-type="float" office:value="0.0262094791" calcext:value-type="float">
            <text:p>0,0262094791</text:p>
          </table:table-cell>
          <table:table-cell office:value-type="float" office:value="0.0645894685" calcext:value-type="float">
            <text:p>0,0645894685</text:p>
          </table:table-cell>
        </table:table-row>
        <table:table-row table:style-name="ro1">
          <table:table-cell office:value-type="float" office:value="1991.6" calcext:value-type="float">
            <text:p>1991,6</text:p>
          </table:table-cell>
          <table:table-cell office:value-type="float" office:value="0.040702778" calcext:value-type="float">
            <text:p>0,040702778</text:p>
          </table:table-cell>
          <table:table-cell office:value-type="float" office:value="0.0332329521" calcext:value-type="float">
            <text:p>0,0332329521</text:p>
          </table:table-cell>
        </table:table-row>
        <table:table-row table:style-name="ro1">
          <table:table-cell office:value-type="float" office:value="1991.8" calcext:value-type="float">
            <text:p>1991,8</text:p>
          </table:table-cell>
          <table:table-cell office:value-type="float" office:value="0.0345628546" calcext:value-type="float">
            <text:p>0,0345628546</text:p>
          </table:table-cell>
          <table:table-cell office:value-type="float" office:value="0.0528602124" calcext:value-type="float">
            <text:p>0,052860212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335652488" calcext:value-type="float">
            <text:p>0,0335652488</text:p>
          </table:table-cell>
          <table:table-cell office:value-type="float" office:value="0.0282241094" calcext:value-type="float">
            <text:p>0,0282241094</text:p>
          </table:table-cell>
        </table:table-row>
        <table:table-row table:style-name="ro1">
          <table:table-cell office:value-type="float" office:value="1992.2" calcext:value-type="float">
            <text:p>1992,2</text:p>
          </table:table-cell>
          <table:table-cell office:value-type="float" office:value="0.0283986195" calcext:value-type="float">
            <text:p>0,0283986195</text:p>
          </table:table-cell>
          <table:table-cell office:value-type="float" office:value="0.0079496936" calcext:value-type="float">
            <text:p>0,0079496936</text:p>
          </table:table-cell>
        </table:table-row>
        <table:table-row table:style-name="ro1">
          <table:table-cell office:value-type="float" office:value="1992.4" calcext:value-type="float">
            <text:p>1992,4</text:p>
          </table:table-cell>
          <table:table-cell office:value-type="float" office:value="0.0283986195" calcext:value-type="float">
            <text:p>0,0283986195</text:p>
          </table:table-cell>
          <table:table-cell office:value-type="float" office:value="0.0194282331" calcext:value-type="float">
            <text:p>0,0194282331</text:p>
          </table:table-cell>
        </table:table-row>
        <table:table-row table:style-name="ro1">
          <table:table-cell office:value-type="float" office:value="1992.6" calcext:value-type="float">
            <text:p>1992,6</text:p>
          </table:table-cell>
          <table:table-cell office:value-type="float" office:value="0.0201982848" calcext:value-type="float">
            <text:p>0,0201982848</text:p>
          </table:table-cell>
          <table:table-cell office:value-type="float" office:value="0.0506080348" calcext:value-type="float">
            <text:p>0,0506080348</text:p>
          </table:table-cell>
        </table:table-row>
        <table:table-row table:style-name="ro1">
          <table:table-cell office:value-type="float" office:value="1992.8" calcext:value-type="float">
            <text:p>1992,8</text:p>
          </table:table-cell>
          <table:table-cell office:value-type="float" office:value="0.0257433183" calcext:value-type="float">
            <text:p>0,0257433183</text:p>
          </table:table-cell>
          <table:table-cell office:value-type="float" office:value="0.0592331818" calcext:value-type="float">
            <text:p>0,059233181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267714373" calcext:value-type="float">
            <text:p>0,0267714373</text:p>
          </table:table-cell>
          <table:table-cell office:value-type="float" office:value="0.0332399057" calcext:value-type="float">
            <text:p>0,0332399057</text:p>
          </table:table-cell>
        </table:table-row>
        <table:table-row table:style-name="ro1">
          <table:table-cell office:value-type="float" office:value="1993.2" calcext:value-type="float">
            <text:p>1993,2</text:p>
          </table:table-cell>
          <table:table-cell office:value-type="float" office:value="0.0324211814" calcext:value-type="float">
            <text:p>0,0324211814</text:p>
          </table:table-cell>
          <table:table-cell office:value-type="float" office:value="0.0476951253" calcext:value-type="float">
            <text:p>0,0476951253</text:p>
          </table:table-cell>
        </table:table-row>
        <table:table-row table:style-name="ro1">
          <table:table-cell office:value-type="float" office:value="1993.4" calcext:value-type="float">
            <text:p>1993,4</text:p>
          </table:table-cell>
          <table:table-cell office:value-type="float" office:value="0.0332689953" calcext:value-type="float">
            <text:p>0,0332689953</text:p>
          </table:table-cell>
          <table:table-cell office:value-type="float" office:value="0.0564960981" calcext:value-type="float">
            <text:p>0,0564960981</text:p>
          </table:table-cell>
        </table:table-row>
        <table:table-row table:style-name="ro1">
          <table:table-cell office:value-type="float" office:value="1993.6" calcext:value-type="float">
            <text:p>1993,6</text:p>
          </table:table-cell>
          <table:table-cell office:value-type="float" office:value="0.0404078759" calcext:value-type="float">
            <text:p>0,0404078759</text:p>
          </table:table-cell>
          <table:table-cell office:value-type="float" office:value="0.0498122318" calcext:value-type="float">
            <text:p>0,0498122318</text:p>
          </table:table-cell>
        </table:table-row>
        <table:table-row table:style-name="ro1">
          <table:table-cell office:value-type="float" office:value="1993.8" calcext:value-type="float">
            <text:p>1993,8</text:p>
          </table:table-cell>
          <table:table-cell office:value-type="float" office:value="0.0646635327" calcext:value-type="float">
            <text:p>0,0646635327</text:p>
          </table:table-cell>
          <table:table-cell office:value-type="float" office:value="0.0274189421" calcext:value-type="float">
            <text:p>0,027418942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599552331" calcext:value-type="float">
            <text:p>0,0599552331</text:p>
          </table:table-cell>
          <table:table-cell office:value-type="float" office:value="0.0357360989" calcext:value-type="float">
            <text:p>0,0357360989</text:p>
          </table:table-cell>
        </table:table-row>
        <table:table-row table:style-name="ro1">
          <table:table-cell office:value-type="float" office:value="1994.2" calcext:value-type="float">
            <text:p>1994,2</text:p>
          </table:table-cell>
          <table:table-cell office:value-type="float" office:value="0.0427368818" calcext:value-type="float">
            <text:p>0,0427368818</text:p>
          </table:table-cell>
          <table:table-cell office:value-type="float" office:value="0.0633007256" calcext:value-type="float">
            <text:p>0,0633007256</text:p>
          </table:table-cell>
        </table:table-row>
        <table:table-row table:style-name="ro1">
          <table:table-cell office:value-type="float" office:value="1994.4" calcext:value-type="float">
            <text:p>1994,4</text:p>
          </table:table-cell>
          <table:table-cell office:value-type="float" office:value="0.0615616678" calcext:value-type="float">
            <text:p>0,0615616678</text:p>
          </table:table-cell>
          <table:table-cell office:value-type="float" office:value="0.0329668176" calcext:value-type="float">
            <text:p>0,0329668176</text:p>
          </table:table-cell>
        </table:table-row>
        <table:table-row table:style-name="ro1">
          <table:table-cell office:value-type="float" office:value="1994.6" calcext:value-type="float">
            <text:p>1994,6</text:p>
          </table:table-cell>
          <table:table-cell office:value-type="float" office:value="0.0715654083" calcext:value-type="float">
            <text:p>0,0715654083</text:p>
          </table:table-cell>
          <table:table-cell office:value-type="float" office:value="0.0456224458" calcext:value-type="float">
            <text:p>0,0456224458</text:p>
          </table:table-cell>
        </table:table-row>
        <table:table-row table:style-name="ro1">
          <table:table-cell office:value-type="float" office:value="1994.8" calcext:value-type="float">
            <text:p>1994,8</text:p>
          </table:table-cell>
          <table:table-cell office:value-type="float" office:value="0.0539216123" calcext:value-type="float">
            <text:p>0,0539216123</text:p>
          </table:table-cell>
          <table:table-cell office:value-type="float" office:value="0.039368321" calcext:value-type="float">
            <text:p>0,03936832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650843543" calcext:value-type="float">
            <text:p>0,0650843543</text:p>
          </table:table-cell>
          <table:table-cell office:value-type="float" office:value="0.0393957897" calcext:value-type="float">
            <text:p>0,0393957897</text:p>
          </table:table-cell>
        </table:table-row>
        <table:table-row table:style-name="ro1">
          <table:table-cell office:value-type="float" office:value="1995.2" calcext:value-type="float">
            <text:p>1995,2</text:p>
          </table:table-cell>
          <table:table-cell office:value-type="float" office:value="0.0566854515" calcext:value-type="float">
            <text:p>0,0566854515</text:p>
          </table:table-cell>
          <table:table-cell office:value-type="float" office:value="0.020948058" calcext:value-type="float">
            <text:p>0,020948058</text:p>
          </table:table-cell>
        </table:table-row>
        <table:table-row table:style-name="ro1">
          <table:table-cell office:value-type="float" office:value="1995.4" calcext:value-type="float">
            <text:p>1995,4</text:p>
          </table:table-cell>
          <table:table-cell office:value-type="float" office:value="0.053526059" calcext:value-type="float">
            <text:p>0,053526059</text:p>
          </table:table-cell>
          <table:table-cell office:value-type="float" office:value="0.0166817897" calcext:value-type="float">
            <text:p>0,0166817897</text:p>
          </table:table-cell>
        </table:table-row>
        <table:table-row table:style-name="ro1">
          <table:table-cell office:value-type="float" office:value="1995.6" calcext:value-type="float">
            <text:p>1995,6</text:p>
          </table:table-cell>
          <table:table-cell office:value-type="float" office:value="0.0440895895" calcext:value-type="float">
            <text:p>0,0440895895</text:p>
          </table:table-cell>
          <table:table-cell office:value-type="float" office:value="0.0116789079" calcext:value-type="float">
            <text:p>0,0116789079</text:p>
          </table:table-cell>
        </table:table-row>
        <table:table-row table:style-name="ro1">
          <table:table-cell office:value-type="float" office:value="1995.8" calcext:value-type="float">
            <text:p>1995,8</text:p>
          </table:table-cell>
          <table:table-cell office:value-type="float" office:value="0.0415872743" calcext:value-type="float">
            <text:p>0,0415872743</text:p>
          </table:table-cell>
          <table:table-cell office:value-type="float" office:value="0.0061832517" calcext:value-type="float">
            <text:p>0,006183251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371121271" calcext:value-type="float">
            <text:p>0,0371121271</text:p>
          </table:table-cell>
          <table:table-cell office:value-type="float" office:value="0.0056550725" calcext:value-type="float">
            <text:p>0,0056550725</text:p>
          </table:table-cell>
        </table:table-row>
        <table:table-row table:style-name="ro1">
          <table:table-cell office:value-type="float" office:value="1996.2" calcext:value-type="float">
            <text:p>1996,2</text:p>
          </table:table-cell>
          <table:table-cell office:value-type="float" office:value="0.0465085011" calcext:value-type="float">
            <text:p>0,0465085011</text:p>
          </table:table-cell>
          <table:table-cell office:value-type="float" office:value="0.0273135915" calcext:value-type="float">
            <text:p>0,0273135915</text:p>
          </table:table-cell>
        </table:table-row>
        <table:table-row table:style-name="ro1">
          <table:table-cell office:value-type="float" office:value="1996.4" calcext:value-type="float">
            <text:p>1996,4</text:p>
          </table:table-cell>
          <table:table-cell office:value-type="float" office:value="0.0602948897" calcext:value-type="float">
            <text:p>0,0602948897</text:p>
          </table:table-cell>
          <table:table-cell office:value-type="float" office:value="0.0426967485" calcext:value-type="float">
            <text:p>0,0426967485</text:p>
          </table:table-cell>
        </table:table-row>
        <table:table-row table:style-name="ro1">
          <table:table-cell office:value-type="float" office:value="1996.6" calcext:value-type="float">
            <text:p>1996,6</text:p>
          </table:table-cell>
          <table:table-cell office:value-type="float" office:value="0.0654020251" calcext:value-type="float">
            <text:p>0,0654020251</text:p>
          </table:table-cell>
          <table:table-cell office:value-type="float" office:value="0.0579794745" calcext:value-type="float">
            <text:p>0,0579794745</text:p>
          </table:table-cell>
        </table:table-row>
        <table:table-row table:style-name="ro1">
          <table:table-cell office:value-type="float" office:value="1996.8" calcext:value-type="float">
            <text:p>1996,8</text:p>
          </table:table-cell>
          <table:table-cell office:value-type="float" office:value="0.0684559726" calcext:value-type="float">
            <text:p>0,0684559726</text:p>
          </table:table-cell>
          <table:table-cell office:value-type="float" office:value="0.0369035198" calcext:value-type="float">
            <text:p>0,036903519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692027744" calcext:value-type="float">
            <text:p>0,0692027744</text:p>
          </table:table-cell>
          <table:table-cell office:value-type="float" office:value="0.0470013399" calcext:value-type="float">
            <text:p>0,0470013399</text:p>
          </table:table-cell>
        </table:table-row>
        <table:table-row table:style-name="ro1">
          <table:table-cell office:value-type="float" office:value="1997.2" calcext:value-type="float">
            <text:p>1997,2</text:p>
          </table:table-cell>
          <table:table-cell office:value-type="float" office:value="0.074857349" calcext:value-type="float">
            <text:p>0,074857349</text:p>
          </table:table-cell>
          <table:table-cell office:value-type="float" office:value="0.048402681" calcext:value-type="float">
            <text:p>0,048402681</text:p>
          </table:table-cell>
        </table:table-row>
        <table:table-row table:style-name="ro1">
          <table:table-cell office:value-type="float" office:value="1997.4" calcext:value-type="float">
            <text:p>1997,4</text:p>
          </table:table-cell>
          <table:table-cell office:value-type="float" office:value="0.0867449994" calcext:value-type="float">
            <text:p>0,0867449994</text:p>
          </table:table-cell>
          <table:table-cell office:value-type="float" office:value="0.0486842948" calcext:value-type="float">
            <text:p>0,0486842948</text:p>
          </table:table-cell>
        </table:table-row>
        <table:table-row table:style-name="ro1">
          <table:table-cell office:value-type="float" office:value="1997.6" calcext:value-type="float">
            <text:p>1997,6</text:p>
          </table:table-cell>
          <table:table-cell office:value-type="float" office:value="0.0698932988" calcext:value-type="float">
            <text:p>0,0698932988</text:p>
          </table:table-cell>
          <table:table-cell office:value-type="float" office:value="0.04936554" calcext:value-type="float">
            <text:p>0,04936554</text:p>
          </table:table-cell>
        </table:table-row>
        <table:table-row table:style-name="ro1">
          <table:table-cell office:value-type="float" office:value="1997.8" calcext:value-type="float">
            <text:p>1997,8</text:p>
          </table:table-cell>
          <table:table-cell office:value-type="float" office:value="0.0999922301" calcext:value-type="float">
            <text:p>0,0999922301</text:p>
          </table:table-cell>
          <table:table-cell office:value-type="float" office:value="0.0394049587" calcext:value-type="float">
            <text:p>0,039404958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1014909938" calcext:value-type="float">
            <text:p>0,1014909938</text:p>
          </table:table-cell>
          <table:table-cell office:value-type="float" office:value="0.0699569277" calcext:value-type="float">
            <text:p>0,0699569277</text:p>
          </table:table-cell>
        </table:table-row>
        <table:table-row table:style-name="ro1">
          <table:table-cell office:value-type="float" office:value="1998.2" calcext:value-type="float">
            <text:p>1998,2</text:p>
          </table:table-cell>
          <table:table-cell office:value-type="float" office:value="0.1103028995" calcext:value-type="float">
            <text:p>0,1103028995</text:p>
          </table:table-cell>
          <table:table-cell office:value-type="float" office:value="0.0640313664" calcext:value-type="float">
            <text:p>0,0640313664</text:p>
          </table:table-cell>
        </table:table-row>
        <table:table-row table:style-name="ro1">
          <table:table-cell office:value-type="float" office:value="1998.4" calcext:value-type="float">
            <text:p>1998,4</text:p>
          </table:table-cell>
          <table:table-cell office:value-type="float" office:value="0.095904024" calcext:value-type="float">
            <text:p>0,095904024</text:p>
          </table:table-cell>
          <table:table-cell office:value-type="float" office:value="0.0654559113" calcext:value-type="float">
            <text:p>0,0654559113</text:p>
          </table:table-cell>
        </table:table-row>
        <table:table-row table:style-name="ro1">
          <table:table-cell office:value-type="float" office:value="1998.6" calcext:value-type="float">
            <text:p>1998,6</text:p>
          </table:table-cell>
          <table:table-cell office:value-type="float" office:value="0.1099917182" calcext:value-type="float">
            <text:p>0,1099917182</text:p>
          </table:table-cell>
          <table:table-cell office:value-type="float" office:value="0.0617896727" calcext:value-type="float">
            <text:p>0,0617896727</text:p>
          </table:table-cell>
        </table:table-row>
        <table:table-row table:style-name="ro1">
          <table:table-cell office:value-type="float" office:value="1998.8" calcext:value-type="float">
            <text:p>1998,8</text:p>
          </table:table-cell>
          <table:table-cell office:value-type="float" office:value="0.1037923086" calcext:value-type="float">
            <text:p>0,1037923086</text:p>
          </table:table-cell>
          <table:table-cell office:value-type="float" office:value="0.0726132916" calcext:value-type="float">
            <text:p>0,072613291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848903406" calcext:value-type="float">
            <text:p>0,0848903406</text:p>
          </table:table-cell>
          <table:table-cell office:value-type="float" office:value="0.0745114163" calcext:value-type="float">
            <text:p>0,0745114163</text:p>
          </table:table-cell>
        </table:table-row>
        <table:table-row table:style-name="ro1">
          <table:table-cell office:value-type="float" office:value="1999.2" calcext:value-type="float">
            <text:p>1999,2</text:p>
          </table:table-cell>
          <table:table-cell office:value-type="float" office:value="0.0850418401" calcext:value-type="float">
            <text:p>0,0850418401</text:p>
          </table:table-cell>
          <table:table-cell office:value-type="float" office:value="0.0740742354" calcext:value-type="float">
            <text:p>0,0740742354</text:p>
          </table:table-cell>
        </table:table-row>
        <table:table-row table:style-name="ro1">
          <table:table-cell office:value-type="float" office:value="1999.4" calcext:value-type="float">
            <text:p>1999,4</text:p>
          </table:table-cell>
          <table:table-cell office:value-type="float" office:value="0.0969964825" calcext:value-type="float">
            <text:p>0,0969964825</text:p>
          </table:table-cell>
          <table:table-cell office:value-type="float" office:value="0.0830275233" calcext:value-type="float">
            <text:p>0,0830275233</text:p>
          </table:table-cell>
        </table:table-row>
        <table:table-row table:style-name="ro1">
          <table:table-cell office:value-type="float" office:value="1999.6" calcext:value-type="float">
            <text:p>1999,6</text:p>
          </table:table-cell>
          <table:table-cell office:value-type="float" office:value="0.1060733729" calcext:value-type="float">
            <text:p>0,1060733729</text:p>
          </table:table-cell>
          <table:table-cell office:value-type="float" office:value="0.0852771523" calcext:value-type="float">
            <text:p>0,0852771523</text:p>
          </table:table-cell>
        </table:table-row>
        <table:table-row table:style-name="ro1">
          <table:table-cell office:value-type="float" office:value="1999.8" calcext:value-type="float">
            <text:p>1999,8</text:p>
          </table:table-cell>
          <table:table-cell office:value-type="float" office:value="0.1067600722" calcext:value-type="float">
            <text:p>0,1067600722</text:p>
          </table:table-cell>
          <table:table-cell office:value-type="float" office:value="0.0827133751" calcext:value-type="float">
            <text:p>0,082713375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023745847" calcext:value-type="float">
            <text:p>0,1023745847</text:p>
          </table:table-cell>
          <table:table-cell office:value-type="float" office:value="0.0724575952" calcext:value-type="float">
            <text:p>0,0724575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503" meta:object-count="0"/>
    <meta:generator>LibreOffice/5.1.4.2$Linux_X86_64 LibreOffice_project/10m0$Build-2</meta:generator>
  </office:meta>
</office:document-meta>
</file>